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1.619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2.173cm"/>
    </style:style>
    <style:style style:name="co9" style:family="table-column">
      <style:table-column-properties fo:break-before="auto" style:column-width="1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zdruzeno" table:style-name="ta1">
        <table:shapes>
          <draw:frame draw:z-index="0" draw:style-name="gr1" draw:text-style-name="P1" svg:width="23.308cm" svg:height="14.396cm" svg:x="76.064cm" svg:y="1.382cm">
            <draw:object draw:notify-on-update-of-ranges="zdruzeno.AB3:zdruzeno.AB3 zdruzeno.AC3:zdruzeno.AC3 zdruzeno.AE3:zdruzeno.AE3 zdruzeno.AE3:zdruzeno.AE3 zdruzeno.AB4:zdruzeno.AB4 zdruzeno.AC4:zdruzeno.AC4 zdruzeno.AE4:zdruzeno.AE4 zdruzeno.AE4:zdruzeno.AE4 zdruzeno.AB5:zdruzeno.AB5 zdruzeno.AC5:zdruzeno.AC5 zdruzeno.AE5:zdruzeno.AE5 zdruzeno.AE5:zdruzeno.AE5 zdruzeno.AB6:zdruzeno.AB6 zdruzeno.AC6:zdruzeno.AC6 zdruzeno.AE6:zdruzeno.AE6 zdruzeno.AE6:zdruzeno.AE6 zdruzeno.AB7:zdruzeno.AB7 zdruzeno.AC7:zdruzeno.AC7 zdruzeno.AE7:zdruzeno.AE7 zdruzeno.AE7:zdruzeno.AE7 zdruzeno.AB8:zdruzeno.AB8 zdruzeno.AC8:zdruzeno.AC8 zdruzeno.AE8:zdruzeno.AE8 zdruzeno.AE8:zdruzeno.AE8 zdruzeno.AB9:zdruzeno.AB9 zdruzeno.AC9:zdruzeno.AC9 zdruzeno.AE9:zdruzeno.AE9 zdruzeno.AE9:zdruzeno.A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REPLIKA SIMULACIJE 1</text:p>
          </table:table-cell>
          <table:table-cell office:value-type="string" calcext:value-type="string">
            <text:p>REPLIKA 2</text:p>
          </table:table-cell>
          <table:table-cell office:value-type="string" calcext:value-type="string">
            <text:p>REPLIKA 3</text:p>
          </table:table-cell>
          <table:table-cell office:value-type="string" calcext:value-type="string">
            <text:p>REPLIKA 4</text:p>
          </table:table-cell>
          <table:table-cell office:value-type="string" calcext:value-type="string">
            <text:p>REPLIKA 5</text:p>
          </table:table-cell>
          <table:table-cell table:number-columns-repeated="26"/>
        </table:table-row>
        <table:table-row table:style-name="ro1">
          <table:table-cell table:number-columns-repeated="29"/>
          <table:table-cell office:value-type="string" calcext:value-type="string">
            <text:p>STDEV</text:p>
          </table:table-cell>
          <table:table-cell office:value-type="string" calcext:value-type="string">
            <text:p>STDERR</text:p>
          </table:table-cell>
        </table:table-row>
        <table:table-row table:style-name="ro1">
          <table:table-cell office:value-type="string" calcext:value-type="string">
            <text:p>4mzv</text:p>
          </table:table-cell>
          <table:table-cell table:number-columns-repeated="7"/>
          <table:table-cell office:value-type="string" calcext:value-type="string">
            <text:p>POVPREČJE VSEH SIMULACIJ</text:p>
          </table:table-cell>
          <table:table-cell office:value-type="string" calcext:value-type="string">
            <text:p>STDERR</text:p>
          </table:table-cell>
          <table:table-cell table:number-columns-repeated="17"/>
          <table:table-cell office:value-type="string" calcext:value-type="string">
            <text:p>EpCAM exp</text:p>
          </table:table-cell>
          <table:table-cell office:value-type="float" office:value="-167.98496" calcext:value-type="float">
            <text:p>-167,98496</text:p>
          </table:table-cell>
          <table:table-cell office:value-type="float" office:value="13.5819474172742" calcext:value-type="float">
            <text:p>13,5819474172742</text:p>
          </table:table-cell>
          <table:table-cell table:formula="of:=[.AD3]/SQRT(5)" office:value-type="float" office:value="6.07403153837056" calcext:value-type="float">
            <text:p>6,07403153837056</text:p>
          </table:table-cell>
        </table:table-row>
        <table:table-row table:style-name="ro1">
          <table:table-cell table:formula="of:=AVERAGE([$4mzv_nwat_mmgbsa_combined.A1:.A200])" office:value-type="float" office:value="-182.24108" calcext:value-type="float">
            <text:p>-182,24108</text:p>
          </table:table-cell>
          <table:table-cell table:formula="of:=AVERAGE([$4mzv_nwat_mmgbsa_combined.B1:.B200])" office:value-type="float" office:value="-164.16184" calcext:value-type="float">
            <text:p>-164,16184</text:p>
          </table:table-cell>
          <table:table-cell table:formula="of:=AVERAGE([$4mzv_nwat_mmgbsa_combined.C1:.C200])" office:value-type="float" office:value="-173.73639" calcext:value-type="float">
            <text:p>-173,73639</text:p>
          </table:table-cell>
          <table:table-cell table:formula="of:=AVERAGE([$4mzv_nwat_mmgbsa_combined.D1:.D200])" office:value-type="float" office:value="-173.254115" calcext:value-type="float">
            <text:p>-173,254115</text:p>
          </table:table-cell>
          <table:table-cell table:formula="of:=AVERAGE([$4mzv_nwat_mmgbsa_combined.E1:.E200])" office:value-type="float" office:value="-146.531375" calcext:value-type="float">
            <text:p>-146,531375</text:p>
          </table:table-cell>
          <table:table-cell table:number-columns-repeated="3"/>
          <table:table-cell table:formula="of:=AVERAGE([.A4:.E5])" office:value-type="float" office:value="-167.98496" calcext:value-type="float">
            <text:p>-167,98496</text:p>
          </table:table-cell>
          <table:table-cell table:formula="of:=STDEV([.A4:.E4])/SQRT(5)" office:value-type="float" office:value="6.07845562129045" calcext:value-type="float">
            <text:p>6,07845562129045</text:p>
          </table:table-cell>
          <table:table-cell table:number-columns-repeated="9"/>
          <table:table-cell office:value-type="string" calcext:value-type="string">
            <text:p>4mzv</text:p>
          </table:table-cell>
          <table:table-cell table:number-columns-repeated="7"/>
          <table:table-cell office:value-type="string" calcext:value-type="string">
            <text:p>EpCAM alphafold</text:p>
          </table:table-cell>
          <table:table-cell office:value-type="float" office:value="-183.323658" calcext:value-type="float">
            <text:p>-183,323658</text:p>
          </table:table-cell>
          <table:table-cell office:value-type="float" office:value="7.20532526251676" calcext:value-type="float">
            <text:p>7,20532526251676</text:p>
          </table:table-cell>
          <table:table-cell table:formula="of:=[.AD4]/SQRT(5)" office:value-type="float" office:value="3.2223194173968" calcext:value-type="float">
            <text:p>3,2223194173968</text:p>
          </table:table-cell>
        </table:table-row>
        <table:table-row table:style-name="ro1">
          <table:table-cell table:number-columns-repeated="20"/>
          <table:table-cell table:formula="of:=AVERAGE([$4mzv_nwat_mmgbsa_combined.A1:$4mzv_nwat_mmgbsa_combined.A200])" office:value-type="float" office:value="-182.24108" calcext:value-type="float">
            <text:p>-182,24108</text:p>
          </table:table-cell>
          <table:table-cell table:formula="of:=AVERAGE([$4mzv_nwat_mmgbsa_combined.B1:$4mzv_nwat_mmgbsa_combined.B200])" office:value-type="float" office:value="-164.16184" calcext:value-type="float">
            <text:p>-164,16184</text:p>
          </table:table-cell>
          <table:table-cell table:formula="of:=AVERAGE([$4mzv_nwat_mmgbsa_combined.C1:$4mzv_nwat_mmgbsa_combined.C200])" office:value-type="float" office:value="-173.73639" calcext:value-type="float">
            <text:p>-173,73639</text:p>
          </table:table-cell>
          <table:table-cell table:formula="of:=AVERAGE([$4mzv_nwat_mmgbsa_combined.D1:$4mzv_nwat_mmgbsa_combined.D200])" office:value-type="float" office:value="-173.254115" calcext:value-type="float">
            <text:p>-173,254115</text:p>
          </table:table-cell>
          <table:table-cell table:formula="of:=AVERAGE([$4mzv_nwat_mmgbsa_combined.E1:$4mzv_nwat_mmgbsa_combined.E200])" office:value-type="float" office:value="-146.531375" calcext:value-type="float">
            <text:p>-146,531375</text:p>
          </table:table-cell>
          <table:table-cell table:number-columns-repeated="2"/>
          <table:table-cell office:value-type="string" calcext:value-type="string">
            <text:p>Trop2 exp</text:p>
          </table:table-cell>
          <table:table-cell office:value-type="float" office:value="-204.417986" calcext:value-type="float">
            <text:p>-204,417986</text:p>
          </table:table-cell>
          <table:table-cell office:value-type="float" office:value="12.8166621746843" calcext:value-type="float">
            <text:p>12,8166621746843</text:p>
          </table:table-cell>
          <table:table-cell table:formula="of:=[.AD5]/SQRT(5)" office:value-type="float" office:value="5.73178557344888" calcext:value-type="float">
            <text:p>5,7317855734488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EpEX</text:p>
          </table:table-cell>
          <table:table-cell table:formula="of:=AVERAGE([.I4];[.I8])" office:value-type="float" office:value="-175.654309" calcext:value-type="float">
            <text:p>-175,654309</text:p>
          </table:table-cell>
          <table:table-cell table:number-columns-repeated="12"/>
          <table:table-cell office:value-type="string" calcext:value-type="string">
            <text:p>Trop2 alphafold</text:p>
          </table:table-cell>
          <table:table-cell office:value-type="float" office:value="-200.531202" calcext:value-type="float">
            <text:p>-200,531202</text:p>
          </table:table-cell>
          <table:table-cell office:value-type="float" office:value="16.3757544739226" calcext:value-type="float">
            <text:p>16,3757544739226</text:p>
          </table:table-cell>
          <table:table-cell table:formula="of:=[.AD6]/SQRT(5)" office:value-type="float" office:value="7.32346003730745" calcext:value-type="float">
            <text:p>7,32346003730745</text:p>
          </table:table-cell>
        </table:table-row>
        <table:table-row table:style-name="ro1">
          <table:table-cell office:value-type="string" calcext:value-type="string">
            <text:p>hsap_epcam_alphafold</text:p>
          </table:table-cell>
          <table:table-cell table:number-columns-repeated="18"/>
          <table:table-cell office:value-type="string" calcext:value-type="string">
            <text:p>hsap_alphafold_epcam</text:p>
          </table:table-cell>
          <table:table-cell table:number-columns-repeated="7"/>
          <table:table-cell office:value-type="string" calcext:value-type="string">
            <text:p>Heterodimer 1</text:p>
          </table:table-cell>
          <table:table-cell office:value-type="float" office:value="-202.001577" calcext:value-type="float">
            <text:p>-202,001577</text:p>
          </table:table-cell>
          <table:table-cell office:value-type="float" office:value="18.7784504624974" calcext:value-type="float">
            <text:p>18,7784504624974</text:p>
          </table:table-cell>
          <table:table-cell table:formula="of:=[.AD7]/SQRT(5)" office:value-type="float" office:value="8.39797834925131" calcext:value-type="float">
            <text:p>8,39797834925131</text:p>
          </table:table-cell>
        </table:table-row>
        <table:table-row table:style-name="ro1">
          <table:table-cell table:formula="of:=AVERAGE([$hsap_epcam_alphafold_nwat_mmgbsa_combined.A1:.A200])" office:value-type="float" office:value="-188.1477" calcext:value-type="float">
            <text:p>-188,1477</text:p>
          </table:table-cell>
          <table:table-cell table:formula="of:=AVERAGE([$hsap_epcam_alphafold_nwat_mmgbsa_combined.B1:.B200])" office:value-type="float" office:value="-185.978635" calcext:value-type="float">
            <text:p>-185,978635</text:p>
          </table:table-cell>
          <table:table-cell table:formula="of:=AVERAGE([$hsap_epcam_alphafold_nwat_mmgbsa_combined.C1:.C200])" office:value-type="float" office:value="-179.21207" calcext:value-type="float">
            <text:p>-179,21207</text:p>
          </table:table-cell>
          <table:table-cell table:formula="of:=AVERAGE([$hsap_epcam_alphafold_nwat_mmgbsa_combined.D1:.D200])" office:value-type="float" office:value="-190.67751" calcext:value-type="float">
            <text:p>-190,67751</text:p>
          </table:table-cell>
          <table:table-cell table:formula="of:=AVERAGE([$hsap_epcam_alphafold_nwat_mmgbsa_combined.E1:.E200])" office:value-type="float" office:value="-172.602375" calcext:value-type="float">
            <text:p>-172,602375</text:p>
          </table:table-cell>
          <table:table-cell table:number-columns-repeated="3"/>
          <table:table-cell table:formula="of:=AVERAGE([.A8:.E9])" office:value-type="float" office:value="-183.323658" calcext:value-type="float">
            <text:p>-183,323658</text:p>
          </table:table-cell>
          <table:table-cell table:formula="of:=STDEV([.A8:.E8])/SQRT(5)" office:value-type="float" office:value="3.28824032252838" calcext:value-type="float">
            <text:p>3,28824032252838</text:p>
          </table:table-cell>
          <table:table-cell table:number-columns-repeated="10"/>
          <table:table-cell table:formula="of:=AVERAGE([$hsap_epcam_alphafold_nwat_mmgbsa_combined.A1:$hsap_epcam_alphafold_nwat_mmgbsa_combined.A200])" office:value-type="float" office:value="-188.1477" calcext:value-type="float">
            <text:p>-188,1477</text:p>
          </table:table-cell>
          <table:table-cell table:formula="of:=AVERAGE([$hsap_epcam_alphafold_nwat_mmgbsa_combined.B1:$hsap_epcam_alphafold_nwat_mmgbsa_combined.B200])" office:value-type="float" office:value="-185.978635" calcext:value-type="float">
            <text:p>-185,978635</text:p>
          </table:table-cell>
          <table:table-cell table:formula="of:=AVERAGE([$hsap_epcam_alphafold_nwat_mmgbsa_combined.C1:$hsap_epcam_alphafold_nwat_mmgbsa_combined.C200])" office:value-type="float" office:value="-179.21207" calcext:value-type="float">
            <text:p>-179,21207</text:p>
          </table:table-cell>
          <table:table-cell table:formula="of:=AVERAGE([$hsap_epcam_alphafold_nwat_mmgbsa_combined.D1:$hsap_epcam_alphafold_nwat_mmgbsa_combined.D200])" office:value-type="float" office:value="-190.67751" calcext:value-type="float">
            <text:p>-190,67751</text:p>
          </table:table-cell>
          <table:table-cell table:formula="of:=AVERAGE([$hsap_epcam_alphafold_nwat_mmgbsa_combined.E1:$hsap_epcam_alphafold_nwat_mmgbsa_combined.E200])" office:value-type="float" office:value="-172.602375" calcext:value-type="float">
            <text:p>-172,602375</text:p>
          </table:table-cell>
          <table:table-cell table:number-columns-repeated="2"/>
          <table:table-cell office:value-type="string" calcext:value-type="string">
            <text:p>Heterodimer 2</text:p>
          </table:table-cell>
          <table:table-cell office:value-type="float" office:value="-208.643" calcext:value-type="float">
            <text:p>-208,643</text:p>
          </table:table-cell>
          <table:table-cell office:value-type="float" office:value="24.148375450939" calcext:value-type="float">
            <text:p>24,148375450939</text:p>
          </table:table-cell>
          <table:table-cell table:formula="of:=[.AD8]/SQRT(5)" office:value-type="float" office:value="10.7994818108973" calcext:value-type="float">
            <text:p>10,7994818108973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TyLoop mut</text:p>
          </table:table-cell>
          <table:table-cell office:value-type="float" office:value="-129.1199712" calcext:value-type="float">
            <text:p>-129,1199712</text:p>
          </table:table-cell>
          <table:table-cell office:value-type="float" office:value="13.5786408302031" calcext:value-type="float">
            <text:p>13,5786408302031</text:p>
          </table:table-cell>
          <table:table-cell table:formula="of:=[.AD9]/SQRT(5)" office:value-type="float" office:value="6.07255278767766" calcext:value-type="float">
            <text:p>6,07255278767766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7pee_b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7pee_BC</text:p>
          </table:table-cell>
          <table:table-cell table:number-columns-repeated="19"/>
          <table:table-cell table:formula="of:=AVERAGE([$7pee_BC_nwat_mmgbsa_combined.A1:$7pee_BC_nwat_mmgbsa_combined.A200])" office:value-type="float" office:value="-201.925745" calcext:value-type="float">
            <text:p>-201,925745</text:p>
          </table:table-cell>
          <table:table-cell table:formula="of:=AVERAGE([$7pee_BC_nwat_mmgbsa_combined.B1:$7pee_BC_nwat_mmgbsa_combined.B200])" office:value-type="float" office:value="-205.76118" calcext:value-type="float">
            <text:p>-205,76118</text:p>
          </table:table-cell>
          <table:table-cell table:formula="of:=AVERAGE([$7pee_BC_nwat_mmgbsa_combined.C1:$7pee_BC_nwat_mmgbsa_combined.C200])" office:value-type="float" office:value="-200.45532" calcext:value-type="float">
            <text:p>-200,45532</text:p>
          </table:table-cell>
          <table:table-cell table:formula="of:=AVERAGE([$7pee_BC_nwat_mmgbsa_combined.D1:$7pee_BC_nwat_mmgbsa_combined.D200])" office:value-type="float" office:value="-189.48361" calcext:value-type="float">
            <text:p>-189,48361</text:p>
          </table:table-cell>
          <table:table-cell table:formula="of:=AVERAGE([$7pee_BC_nwat_mmgbsa_combined.E1:$7pee_BC_nwat_mmgbsa_combined.E200])" office:value-type="float" office:value="-224.464075" calcext:value-type="float">
            <text:p>-224,464075</text:p>
          </table:table-cell>
          <table:table-cell table:number-columns-repeated="6"/>
        </table:table-row>
        <table:table-row table:style-name="ro1">
          <table:table-cell table:formula="of:=AVERAGE([$7pee_BC_nwat_mmgbsa_combined.A1:.A200])" office:value-type="float" office:value="-201.925745" calcext:value-type="float">
            <text:p>-201,925745</text:p>
          </table:table-cell>
          <table:table-cell table:formula="of:=AVERAGE([$7pee_BC_nwat_mmgbsa_combined.B1:.B200])" office:value-type="float" office:value="-205.76118" calcext:value-type="float">
            <text:p>-205,76118</text:p>
          </table:table-cell>
          <table:table-cell table:formula="of:=AVERAGE([$7pee_BC_nwat_mmgbsa_combined.C1:.C200])" office:value-type="float" office:value="-200.45532" calcext:value-type="float">
            <text:p>-200,45532</text:p>
          </table:table-cell>
          <table:table-cell table:formula="of:=AVERAGE([$7pee_BC_nwat_mmgbsa_combined.D1:.D200])" office:value-type="float" office:value="-189.48361" calcext:value-type="float">
            <text:p>-189,48361</text:p>
          </table:table-cell>
          <table:table-cell table:formula="of:=AVERAGE([$7pee_BC_nwat_mmgbsa_combined.E1:.E200])" office:value-type="float" office:value="-224.464075" calcext:value-type="float">
            <text:p>-224,464075</text:p>
          </table:table-cell>
          <table:table-cell table:number-columns-repeated="3"/>
          <table:table-cell table:formula="of:=AVERAGE([.A12:.E13])" office:value-type="float" office:value="-204.417986" calcext:value-type="float">
            <text:p>-204,417986</text:p>
          </table:table-cell>
          <table:table-cell table:formula="of:=STDEV([.A12:.E12])/SQRT(5)" office:value-type="float" office:value="5.69473189823968" calcext:value-type="float">
            <text:p>5,69473189823968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hsap_trop2_alphafold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 calcext:value-type="string">
            <text:p>Trop2</text:p>
          </table:table-cell>
          <table:table-cell table:formula="of:=AVERAGE([.I12];[.I16])" office:value-type="float" office:value="-202.474594" calcext:value-type="float">
            <text:p>-202,474594</text:p>
          </table:table-cell>
          <table:table-cell table:number-columns-repeated="2"/>
          <table:table-cell office:value-type="string" calcext:value-type="string">
            <text:p>deltaG</text:p>
          </table:table-cell>
          <table:table-cell table:formula="of:=[.O22]-0.5*[.O6]-0.5*[.O14]" office:value-type="float" office:value="-16.257837" calcext:value-type="float">
            <text:p>-16,257837</text:p>
          </table:table-cell>
          <table:table-cell/>
          <table:table-cell table:formula="of:=AVERAGE([$hsap_trop2_alphafold_nwat_mmgbsa_combined.A1:$hsap_trop2_alphafold_nwat_mmgbsa_combined.A200])" office:value-type="float" office:value="-216.22446" calcext:value-type="float">
            <text:p>-216,22446</text:p>
          </table:table-cell>
          <table:table-cell table:formula="of:=AVERAGE([$hsap_trop2_alphafold_nwat_mmgbsa_combined.B1:$hsap_trop2_alphafold_nwat_mmgbsa_combined.B200])" office:value-type="float" office:value="-201.36801" calcext:value-type="float">
            <text:p>-201,36801</text:p>
          </table:table-cell>
          <table:table-cell table:formula="of:=AVERAGE([$hsap_trop2_alphafold_nwat_mmgbsa_combined.C1:$hsap_trop2_alphafold_nwat_mmgbsa_combined.C200])" office:value-type="float" office:value="-218.9524" calcext:value-type="float">
            <text:p>-218,9524</text:p>
          </table:table-cell>
          <table:table-cell table:formula="of:=AVERAGE([$hsap_trop2_alphafold_nwat_mmgbsa_combined.D1:$hsap_trop2_alphafold_nwat_mmgbsa_combined.D200])" office:value-type="float" office:value="-184.34662" calcext:value-type="float">
            <text:p>-184,34662</text:p>
          </table:table-cell>
          <table:table-cell table:formula="of:=AVERAGE([$hsap_trop2_alphafold_nwat_mmgbsa_combined.E1:$hsap_trop2_alphafold_nwat_mmgbsa_combined.E200])" office:value-type="float" office:value="-181.76452" calcext:value-type="float">
            <text:p>-181,76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p_trop2_alphafold</text:p>
          </table:table-cell>
          <table:table-cell table:number-columns-repeated="16"/>
          <table:table-cell office:value-type="string" calcext:value-type="string">
            <text:p>deltaG(epcam_alphafold)</text:p>
          </table:table-cell>
          <table:table-cell table:formula="of:=[.O22]-0.5*[.I8]-0.5*[.O14]" office:value-type="float" office:value="-12.4231625" calcext:value-type="float">
            <text:p>-12,4231625</text:p>
          </table:table-cell>
          <table:table-cell table:number-columns-repeated="12"/>
        </table:table-row>
        <table:table-row table:style-name="ro1">
          <table:table-cell table:formula="of:=AVERAGE([$hsap_trop2_alphafold_nwat_mmgbsa_combined.A1:.A200])" office:value-type="float" office:value="-216.22446" calcext:value-type="float">
            <text:p>-216,22446</text:p>
          </table:table-cell>
          <table:table-cell table:formula="of:=AVERAGE([$hsap_trop2_alphafold_nwat_mmgbsa_combined.B1:.B200])" office:value-type="float" office:value="-201.36801" calcext:value-type="float">
            <text:p>-201,36801</text:p>
          </table:table-cell>
          <table:table-cell table:formula="of:=AVERAGE([$hsap_trop2_alphafold_nwat_mmgbsa_combined.C1:.C200])" office:value-type="float" office:value="-218.9524" calcext:value-type="float">
            <text:p>-218,9524</text:p>
          </table:table-cell>
          <table:table-cell table:formula="of:=AVERAGE([$hsap_trop2_alphafold_nwat_mmgbsa_combined.D1:.D200])" office:value-type="float" office:value="-184.34662" calcext:value-type="float">
            <text:p>-184,34662</text:p>
          </table:table-cell>
          <table:table-cell table:formula="of:=AVERAGE([$hsap_trop2_alphafold_nwat_mmgbsa_combined.E1:.E200])" office:value-type="float" office:value="-181.76452" calcext:value-type="float">
            <text:p>-181,76452</text:p>
          </table:table-cell>
          <table:table-cell table:number-columns-repeated="3"/>
          <table:table-cell table:formula="of:=AVERAGE([.A16:.E17])" office:value-type="float" office:value="-200.531202" calcext:value-type="float">
            <text:p>-200,531202</text:p>
          </table:table-cell>
          <table:table-cell table:formula="of:=STDEV([.A16:.E16])/SQRT(5)" office:value-type="float" office:value="7.74741304514765" calcext:value-type="float">
            <text:p>7,74741304514765</text:p>
          </table:table-cell>
          <table:table-cell table:number-columns-repeated="9"/>
          <table:table-cell office:value-type="string" calcext:value-type="string">
            <text:p>hetdim2</text:p>
          </table:table-cell>
          <table:table-cell table:number-columns-repeated="11"/>
        </table:table-row>
        <table:table-row table:style-name="ro1">
          <table:table-cell table:number-columns-repeated="20"/>
          <table:table-cell table:formula="of:=AVERAGE([$hetdim2_nwat_mmgbsa_combined.A1:$hetdim2_nwat_mmgbsa_combined.A200])" office:value-type="float" office:value="-221.13281" calcext:value-type="float">
            <text:p>-221,13281</text:p>
          </table:table-cell>
          <table:table-cell table:formula="of:=AVERAGE([$hetdim2_nwat_mmgbsa_combined.B1:$hetdim2_nwat_mmgbsa_combined.B200])" office:value-type="float" office:value="-185.733965" calcext:value-type="float">
            <text:p>-185,733965</text:p>
          </table:table-cell>
          <table:table-cell table:formula="of:=AVERAGE([$hetdim2_nwat_mmgbsa_combined.C1:$hetdim2_nwat_mmgbsa_combined.C200])" office:value-type="float" office:value="-189.36092" calcext:value-type="float">
            <text:p>-189,36092</text:p>
          </table:table-cell>
          <table:table-cell table:formula="of:=AVERAGE([$hetdim2_nwat_mmgbsa_combined.D1:$hetdim2_nwat_mmgbsa_combined.D200])" office:value-type="float" office:value="-188.770105" calcext:value-type="float">
            <text:p>-188,770105</text:p>
          </table:table-cell>
          <table:table-cell table:formula="of:=AVERAGE([$hetdim2_nwat_mmgbsa_combined.E1:$hetdim2_nwat_mmgbsa_combined.E200])" office:value-type="float" office:value="-225.010085" calcext:value-type="float">
            <text:p>-225,010085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hetdim2</text:p>
          </table:table-cell>
          <table:table-cell table:number-columns-repeated="18"/>
          <table:table-cell office:value-type="string" calcext:value-type="string">
            <text:p>hetdim3</text:p>
          </table:table-cell>
          <table:table-cell table:number-columns-repeated="11"/>
        </table:table-row>
        <table:table-row table:style-name="ro1">
          <table:table-cell table:formula="of:=AVERAGE([$hetdim2_nwat_mmgbsa_combined.A1:.A200])" office:value-type="float" office:value="-221.13281" calcext:value-type="float">
            <text:p>-221,13281</text:p>
          </table:table-cell>
          <table:table-cell table:formula="of:=AVERAGE([$hetdim2_nwat_mmgbsa_combined.B1:.B200])" office:value-type="float" office:value="-185.733965" calcext:value-type="float">
            <text:p>-185,733965</text:p>
          </table:table-cell>
          <table:table-cell table:formula="of:=AVERAGE([$hetdim2_nwat_mmgbsa_combined.C1:.C200])" office:value-type="float" office:value="-189.36092" calcext:value-type="float">
            <text:p>-189,36092</text:p>
          </table:table-cell>
          <table:table-cell table:formula="of:=AVERAGE([$hetdim2_nwat_mmgbsa_combined.D1:.D200])" office:value-type="float" office:value="-188.770105" calcext:value-type="float">
            <text:p>-188,770105</text:p>
          </table:table-cell>
          <table:table-cell table:formula="of:=AVERAGE([$hetdim2_nwat_mmgbsa_combined.E1:.E200])" office:value-type="float" office:value="-225.010085" calcext:value-type="float">
            <text:p>-225,010085</text:p>
          </table:table-cell>
          <table:table-cell table:number-columns-repeated="3"/>
          <table:table-cell table:formula="of:=AVERAGE([.A20:.E21])" office:value-type="float" office:value="-202.001577" calcext:value-type="float">
            <text:p>-202,001577</text:p>
          </table:table-cell>
          <table:table-cell table:formula="of:=STDEV([.A20:.E20])/SQRT(5)" office:value-type="float" office:value="8.64548661830938" calcext:value-type="float">
            <text:p>8,64548661830938</text:p>
          </table:table-cell>
          <table:table-cell table:number-columns-repeated="10"/>
          <table:table-cell table:formula="of:=AVERAGE([$hetdim3_nwat_mmgbsa_combined.A1:$hetdim3_nwat_mmgbsa_combined.A200])" office:value-type="float" office:value="-192.612975" calcext:value-type="float">
            <text:p>-192,612975</text:p>
          </table:table-cell>
          <table:table-cell table:formula="of:=AVERAGE([$hetdim3_nwat_mmgbsa_combined.B1:$hetdim3_nwat_mmgbsa_combined.B200])" office:value-type="float" office:value="-183.97091" calcext:value-type="float">
            <text:p>-183,97091</text:p>
          </table:table-cell>
          <table:table-cell table:formula="of:=AVERAGE([$hetdim3_nwat_mmgbsa_combined.C1:$hetdim3_nwat_mmgbsa_combined.C200])" office:value-type="float" office:value="-246.496845" calcext:value-type="float">
            <text:p>-246,496845</text:p>
          </table:table-cell>
          <table:table-cell table:formula="of:=AVERAGE([$hetdim3_nwat_mmgbsa_combined.D1:$hetdim3_nwat_mmgbsa_combined.D200])" office:value-type="float" office:value="-220.85902" calcext:value-type="float">
            <text:p>-220,85902</text:p>
          </table:table-cell>
          <table:table-cell table:formula="of:=AVERAGE([$hetdim3_nwat_mmgbsa_combined.E1:$hetdim3_nwat_mmgbsa_combined.E200])" office:value-type="float" office:value="-199.27525" calcext:value-type="float">
            <text:p>-199,27525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3"/>
          <table:table-cell office:value-type="string" calcext:value-type="string">
            <text:p>heterodimer</text:p>
          </table:table-cell>
          <table:table-cell table:formula="of:=AVERAGE([.I24];[.I20])" office:value-type="float" office:value="-205.3222885" calcext:value-type="float">
            <text:p>-205,3222885</text:p>
          </table:table-cell>
          <table:table-cell table:number-columns-repeated="4"/>
          <table:table-cell office:value-type="string" calcext:value-type="string">
            <text:p>tyloop_m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tdim3</text:p>
          </table:table-cell>
          <table:table-cell table:number-columns-repeated="19"/>
          <table:table-cell table:formula="of:=AVERAGE([$tyloop_mut_nwat_mmgbsa_combined.A1:$tyloop_mut_nwat_mmgbsa_combined.A200])" office:value-type="float" office:value="-130.788785" calcext:value-type="float">
            <text:p>-130,788785</text:p>
          </table:table-cell>
          <table:table-cell table:formula="of:=AVERAGE([$tyloop_mut_nwat_mmgbsa_combined.B1:$tyloop_mut_nwat_mmgbsa_combined.B200])" office:value-type="float" office:value="-110.625134" calcext:value-type="float">
            <text:p>-110,625134</text:p>
          </table:table-cell>
          <table:table-cell table:formula="of:=AVERAGE([$tyloop_mut_nwat_mmgbsa_combined.C1:$tyloop_mut_nwat_mmgbsa_combined.C200])" office:value-type="float" office:value="-139.18828" calcext:value-type="float">
            <text:p>-139,18828</text:p>
          </table:table-cell>
          <table:table-cell table:formula="of:=AVERAGE([$tyloop_mut_nwat_mmgbsa_combined.D1:$tyloop_mut_nwat_mmgbsa_combined.D200])" office:value-type="float" office:value="-145.435915" calcext:value-type="float">
            <text:p>-145,435915</text:p>
          </table:table-cell>
          <table:table-cell table:formula="of:=AVERAGE([$tyloop_mut_nwat_mmgbsa_combined.E1:$tyloop_mut_nwat_mmgbsa_combined.E200])" office:value-type="float" office:value="-119.561742" calcext:value-type="float">
            <text:p>-119,561742</text:p>
          </table:table-cell>
          <table:table-cell table:number-columns-repeated="6"/>
        </table:table-row>
        <table:table-row table:style-name="ro1">
          <table:table-cell table:formula="of:=AVERAGE([$hetdim3_nwat_mmgbsa_combined.A1:.A200])" office:value-type="float" office:value="-192.612975" calcext:value-type="float">
            <text:p>-192,612975</text:p>
          </table:table-cell>
          <table:table-cell table:formula="of:=AVERAGE([$hetdim3_nwat_mmgbsa_combined.B1:.B200])" office:value-type="float" office:value="-183.97091" calcext:value-type="float">
            <text:p>-183,97091</text:p>
          </table:table-cell>
          <table:table-cell table:formula="of:=AVERAGE([$hetdim3_nwat_mmgbsa_combined.C1:.C200])" office:value-type="float" office:value="-246.496845" calcext:value-type="float">
            <text:p>-246,496845</text:p>
          </table:table-cell>
          <table:table-cell table:formula="of:=AVERAGE([$hetdim3_nwat_mmgbsa_combined.D1:.D200])" office:value-type="float" office:value="-220.85902" calcext:value-type="float">
            <text:p>-220,85902</text:p>
          </table:table-cell>
          <table:table-cell table:formula="of:=AVERAGE([$hetdim3_nwat_mmgbsa_combined.E1:.E200])" office:value-type="float" office:value="-199.27525" calcext:value-type="float">
            <text:p>-199,27525</text:p>
          </table:table-cell>
          <table:table-cell table:number-columns-repeated="3"/>
          <table:table-cell table:formula="of:=AVERAGE([.A24:.E25])" office:value-type="float" office:value="-208.643" calcext:value-type="float">
            <text:p>-208,643</text:p>
          </table:table-cell>
          <table:table-cell table:formula="of:=STDEV([.A24:.E24])/SQRT(5)" office:value-type="float" office:value="11.2596029957891" calcext:value-type="float">
            <text:p>11,2596029957891</text:p>
          </table:table-cell>
          <table:table-cell table:number-columns-repeated="21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14"/>
          <table:table-cell table:formula="of:=[.O22]-0.5*([.O14]+[.O6])" office:value-type="float" office:value="-16.257837" calcext:value-type="float">
            <text:p>-16,257837</text:p>
          </table:table-cell>
          <table:table-cell table:number-columns-repeated="1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tyloop_mut</text:p>
          </table:table-cell>
          <table:table-cell table:number-columns-repeated="16"/>
          <table:table-cell office:value-type="string" calcext:value-type="string">
            <text:p>EpCAM</text:p>
          </table:table-cell>
          <table:table-cell office:value-type="float" office:value="-182.24108" calcext:value-type="float">
            <text:p>-182,24108</text:p>
          </table:table-cell>
          <table:table-cell office:value-type="float" office:value="-164.16184" calcext:value-type="float">
            <text:p>-164,16184</text:p>
          </table:table-cell>
          <table:table-cell office:value-type="float" office:value="-173.73639" calcext:value-type="float">
            <text:p>-173,73639</text:p>
          </table:table-cell>
          <table:table-cell office:value-type="float" office:value="-173.254115" calcext:value-type="float">
            <text:p>-173,254115</text:p>
          </table:table-cell>
          <table:table-cell office:value-type="float" office:value="-146.531375" calcext:value-type="float">
            <text:p>-146,531375</text:p>
          </table:table-cell>
          <table:table-cell office:value-type="float" office:value="-188.1477" calcext:value-type="float">
            <text:p>-188,1477</text:p>
          </table:table-cell>
          <table:table-cell office:value-type="float" office:value="-185.978635" calcext:value-type="float">
            <text:p>-185,978635</text:p>
          </table:table-cell>
          <table:table-cell office:value-type="float" office:value="-179.21207" calcext:value-type="float">
            <text:p>-179,21207</text:p>
          </table:table-cell>
          <table:table-cell office:value-type="float" office:value="-190.67751" calcext:value-type="float">
            <text:p>-190,67751</text:p>
          </table:table-cell>
          <table:table-cell office:value-type="float" office:value="-172.602375" calcext:value-type="float">
            <text:p>-172,602375</text:p>
          </table:table-cell>
          <table:table-cell/>
          <table:table-cell table:formula="of:=AVERAGE([.S32:.AB32])" office:value-type="float" office:value="-175.654309" calcext:value-type="float">
            <text:p>-175,654309</text:p>
          </table:table-cell>
          <table:table-cell/>
        </table:table-row>
        <table:table-row table:style-name="ro1">
          <table:table-cell table:formula="of:=AVERAGE([$tyloop_mut_nwat_mmgbsa_combined.A1:.A200])" office:value-type="float" office:value="-130.788785" calcext:value-type="float">
            <text:p>-130,788785</text:p>
          </table:table-cell>
          <table:table-cell table:formula="of:=AVERAGE([$tyloop_mut_nwat_mmgbsa_combined.B1:.B200])" office:value-type="float" office:value="-110.625134" calcext:value-type="float">
            <text:p>-110,625134</text:p>
          </table:table-cell>
          <table:table-cell table:formula="of:=AVERAGE([$tyloop_mut_nwat_mmgbsa_combined.C1:.C200])" office:value-type="float" office:value="-139.18828" calcext:value-type="float">
            <text:p>-139,18828</text:p>
          </table:table-cell>
          <table:table-cell table:formula="of:=AVERAGE([$tyloop_mut_nwat_mmgbsa_combined.D1:.D200])" office:value-type="float" office:value="-145.435915" calcext:value-type="float">
            <text:p>-145,435915</text:p>
          </table:table-cell>
          <table:table-cell table:formula="of:=AVERAGE([$tyloop_mut_nwat_mmgbsa_combined.E1:.E200])" office:value-type="float" office:value="-119.561742" calcext:value-type="float">
            <text:p>-119,561742</text:p>
          </table:table-cell>
          <table:table-cell table:number-columns-repeated="3"/>
          <table:table-cell table:formula="of:=AVERAGE([.A33:.E34])" office:value-type="float" office:value="-129.1199712" calcext:value-type="float">
            <text:p>-129,1199712</text:p>
          </table:table-cell>
          <table:table-cell table:formula="of:=STDEV([.A33:.E33])/SQRT(5)" office:value-type="float" office:value="6.33949742554653" calcext:value-type="float">
            <text:p>6,33949742554653</text:p>
          </table:table-cell>
          <table:table-cell table:number-columns-repeated="7"/>
          <table:table-cell office:value-type="string" calcext:value-type="string">
            <text:p>Trop2</text:p>
          </table:table-cell>
          <table:table-cell office:value-type="float" office:value="-201.925745" calcext:value-type="float">
            <text:p>-201,925745</text:p>
          </table:table-cell>
          <table:table-cell office:value-type="float" office:value="-205.76118" calcext:value-type="float">
            <text:p>-205,76118</text:p>
          </table:table-cell>
          <table:table-cell office:value-type="float" office:value="-200.45532" calcext:value-type="float">
            <text:p>-200,45532</text:p>
          </table:table-cell>
          <table:table-cell office:value-type="float" office:value="-189.48361" calcext:value-type="float">
            <text:p>-189,48361</text:p>
          </table:table-cell>
          <table:table-cell office:value-type="float" office:value="-224.464075" calcext:value-type="float">
            <text:p>-224,464075</text:p>
          </table:table-cell>
          <table:table-cell office:value-type="float" office:value="-216.22446" calcext:value-type="float">
            <text:p>-216,22446</text:p>
          </table:table-cell>
          <table:table-cell office:value-type="float" office:value="-201.36801" calcext:value-type="float">
            <text:p>-201,36801</text:p>
          </table:table-cell>
          <table:table-cell office:value-type="float" office:value="-218.9524" calcext:value-type="float">
            <text:p>-218,9524</text:p>
          </table:table-cell>
          <table:table-cell office:value-type="float" office:value="-184.34662" calcext:value-type="float">
            <text:p>-184,34662</text:p>
          </table:table-cell>
          <table:table-cell office:value-type="float" office:value="-181.76452" calcext:value-type="float">
            <text:p>-181,76452</text:p>
          </table:table-cell>
          <table:table-cell/>
          <table:table-cell table:formula="of:=AVERAGE([.S33:.AB33])" office:value-type="float" office:value="-202.474594" calcext:value-type="float">
            <text:p>-202,474594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Heterodimer</text:p>
          </table:table-cell>
          <table:table-cell office:value-type="float" office:value="-221.13281" calcext:value-type="float">
            <text:p>-221,13281</text:p>
          </table:table-cell>
          <table:table-cell office:value-type="float" office:value="-185.733965" calcext:value-type="float">
            <text:p>-185,733965</text:p>
          </table:table-cell>
          <table:table-cell office:value-type="float" office:value="-189.36092" calcext:value-type="float">
            <text:p>-189,36092</text:p>
          </table:table-cell>
          <table:table-cell office:value-type="float" office:value="-188.770105" calcext:value-type="float">
            <text:p>-188,770105</text:p>
          </table:table-cell>
          <table:table-cell office:value-type="float" office:value="-225.010085" calcext:value-type="float">
            <text:p>-225,010085</text:p>
          </table:table-cell>
          <table:table-cell office:value-type="float" office:value="-192.612975" calcext:value-type="float">
            <text:p>-192,612975</text:p>
          </table:table-cell>
          <table:table-cell office:value-type="float" office:value="-183.97091" calcext:value-type="float">
            <text:p>-183,97091</text:p>
          </table:table-cell>
          <table:table-cell office:value-type="float" office:value="-246.496845" calcext:value-type="float">
            <text:p>-246,496845</text:p>
          </table:table-cell>
          <table:table-cell office:value-type="float" office:value="-220.85902" calcext:value-type="float">
            <text:p>-220,85902</text:p>
          </table:table-cell>
          <table:table-cell office:value-type="float" office:value="-199.27525" calcext:value-type="float">
            <text:p>-199,27525</text:p>
          </table:table-cell>
          <table:table-cell/>
          <table:table-cell table:formula="of:=AVERAGE([.S34:.AB34])" office:value-type="float" office:value="-205.3222885" calcext:value-type="float">
            <text:p>-205,3222885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TyLoop_mut</text:p>
          </table:table-cell>
          <table:table-cell office:value-type="float" office:value="-130.788785" calcext:value-type="float">
            <text:p>-130,788785</text:p>
          </table:table-cell>
          <table:table-cell office:value-type="float" office:value="-110.625134" calcext:value-type="float">
            <text:p>-110,625134</text:p>
          </table:table-cell>
          <table:table-cell office:value-type="float" office:value="-139.18828" calcext:value-type="float">
            <text:p>-139,18828</text:p>
          </table:table-cell>
          <table:table-cell office:value-type="float" office:value="-145.435915" calcext:value-type="float">
            <text:p>-145,435915</text:p>
          </table:table-cell>
          <table:table-cell office:value-type="float" office:value="-119.561742" calcext:value-type="float">
            <text:p>-119,561742</text:p>
          </table:table-cell>
          <table:table-cell table:number-columns-repeated="6"/>
          <table:table-cell table:formula="of:=AVERAGE([.S35:.W35])" office:value-type="float" office:value="-129.1199712" calcext:value-type="float">
            <text:p>-129,1199712</text:p>
          </table:table-cell>
          <table:table-cell/>
        </table:table-row>
      </table:table>
      <table:table table:name="4mzv_nwat_mmgbsa_combined" table:style-name="ta1">
        <table:table-column table:style-name="co5" table:number-columns-repeated="5" table:default-cell-style-name="Default"/>
        <table:table-row table:style-name="ro1">
          <table:table-cell office:value-type="float" office:value="-167.658" calcext:value-type="float">
            <text:p>-167,658</text:p>
          </table:table-cell>
          <table:table-cell office:value-type="float" office:value="-171.276" calcext:value-type="float">
            <text:p>-171,276</text:p>
          </table:table-cell>
          <table:table-cell office:value-type="float" office:value="-174.385" calcext:value-type="float">
            <text:p>-174,385</text:p>
          </table:table-cell>
          <table:table-cell office:value-type="float" office:value="-175.125" calcext:value-type="float">
            <text:p>-175,125</text:p>
          </table:table-cell>
          <table:table-cell office:value-type="float" office:value="-168.05" calcext:value-type="float">
            <text:p>-168,05</text:p>
          </table:table-cell>
        </table:table-row>
        <table:table-row table:style-name="ro1">
          <table:table-cell office:value-type="float" office:value="-170.95" calcext:value-type="float">
            <text:p>-170,95</text:p>
          </table:table-cell>
          <table:table-cell office:value-type="float" office:value="-177.58" calcext:value-type="float">
            <text:p>-177,58</text:p>
          </table:table-cell>
          <table:table-cell office:value-type="float" office:value="-163.058" calcext:value-type="float">
            <text:p>-163,058</text:p>
          </table:table-cell>
          <table:table-cell office:value-type="float" office:value="-177.136" calcext:value-type="float">
            <text:p>-177,136</text:p>
          </table:table-cell>
          <table:table-cell office:value-type="float" office:value="-168.742" calcext:value-type="float">
            <text:p>-168,742</text:p>
          </table:table-cell>
        </table:table-row>
        <table:table-row table:style-name="ro1">
          <table:table-cell office:value-type="float" office:value="-173.519" calcext:value-type="float">
            <text:p>-173,519</text:p>
          </table:table-cell>
          <table:table-cell office:value-type="float" office:value="-148.587" calcext:value-type="float">
            <text:p>-148,587</text:p>
          </table:table-cell>
          <table:table-cell office:value-type="float" office:value="-151.135" calcext:value-type="float">
            <text:p>-151,135</text:p>
          </table:table-cell>
          <table:table-cell office:value-type="float" office:value="-173.776" calcext:value-type="float">
            <text:p>-173,776</text:p>
          </table:table-cell>
          <table:table-cell office:value-type="float" office:value="-162.211" calcext:value-type="float">
            <text:p>-162,211</text:p>
          </table:table-cell>
        </table:table-row>
        <table:table-row table:style-name="ro1">
          <table:table-cell office:value-type="float" office:value="-174.506" calcext:value-type="float">
            <text:p>-174,506</text:p>
          </table:table-cell>
          <table:table-cell office:value-type="float" office:value="-154.343" calcext:value-type="float">
            <text:p>-154,343</text:p>
          </table:table-cell>
          <table:table-cell office:value-type="float" office:value="-168.539" calcext:value-type="float">
            <text:p>-168,539</text:p>
          </table:table-cell>
          <table:table-cell office:value-type="float" office:value="-163.189" calcext:value-type="float">
            <text:p>-163,189</text:p>
          </table:table-cell>
          <table:table-cell office:value-type="float" office:value="-158.578" calcext:value-type="float">
            <text:p>-158,578</text:p>
          </table:table-cell>
        </table:table-row>
        <table:table-row table:style-name="ro1">
          <table:table-cell office:value-type="float" office:value="-164.421" calcext:value-type="float">
            <text:p>-164,421</text:p>
          </table:table-cell>
          <table:table-cell office:value-type="float" office:value="-156.106" calcext:value-type="float">
            <text:p>-156,106</text:p>
          </table:table-cell>
          <table:table-cell office:value-type="float" office:value="-160.29" calcext:value-type="float">
            <text:p>-160,29</text:p>
          </table:table-cell>
          <table:table-cell office:value-type="float" office:value="-169.341" calcext:value-type="float">
            <text:p>-169,341</text:p>
          </table:table-cell>
          <table:table-cell office:value-type="float" office:value="-155.823" calcext:value-type="float">
            <text:p>-155,823</text:p>
          </table:table-cell>
        </table:table-row>
        <table:table-row table:style-name="ro1">
          <table:table-cell office:value-type="float" office:value="-171.103" calcext:value-type="float">
            <text:p>-171,103</text:p>
          </table:table-cell>
          <table:table-cell office:value-type="float" office:value="-145.321" calcext:value-type="float">
            <text:p>-145,321</text:p>
          </table:table-cell>
          <table:table-cell office:value-type="float" office:value="-141.507" calcext:value-type="float">
            <text:p>-141,507</text:p>
          </table:table-cell>
          <table:table-cell office:value-type="float" office:value="-170.523" calcext:value-type="float">
            <text:p>-170,523</text:p>
          </table:table-cell>
          <table:table-cell office:value-type="float" office:value="-166.007" calcext:value-type="float">
            <text:p>-166,007</text:p>
          </table:table-cell>
        </table:table-row>
        <table:table-row table:style-name="ro1">
          <table:table-cell office:value-type="float" office:value="-163.457" calcext:value-type="float">
            <text:p>-163,457</text:p>
          </table:table-cell>
          <table:table-cell office:value-type="float" office:value="-178.132" calcext:value-type="float">
            <text:p>-178,132</text:p>
          </table:table-cell>
          <table:table-cell office:value-type="float" office:value="-158.798" calcext:value-type="float">
            <text:p>-158,798</text:p>
          </table:table-cell>
          <table:table-cell office:value-type="float" office:value="-170.167" calcext:value-type="float">
            <text:p>-170,167</text:p>
          </table:table-cell>
          <table:table-cell office:value-type="float" office:value="-167.196" calcext:value-type="float">
            <text:p>-167,196</text:p>
          </table:table-cell>
        </table:table-row>
        <table:table-row table:style-name="ro1">
          <table:table-cell office:value-type="float" office:value="-165.528" calcext:value-type="float">
            <text:p>-165,528</text:p>
          </table:table-cell>
          <table:table-cell office:value-type="float" office:value="-159.84" calcext:value-type="float">
            <text:p>-159,84</text:p>
          </table:table-cell>
          <table:table-cell office:value-type="float" office:value="-158.399" calcext:value-type="float">
            <text:p>-158,399</text:p>
          </table:table-cell>
          <table:table-cell office:value-type="float" office:value="-172.384" calcext:value-type="float">
            <text:p>-172,384</text:p>
          </table:table-cell>
          <table:table-cell office:value-type="float" office:value="-152.421" calcext:value-type="float">
            <text:p>-152,421</text:p>
          </table:table-cell>
        </table:table-row>
        <table:table-row table:style-name="ro1">
          <table:table-cell office:value-type="float" office:value="-178.329" calcext:value-type="float">
            <text:p>-178,329</text:p>
          </table:table-cell>
          <table:table-cell office:value-type="float" office:value="-158.918" calcext:value-type="float">
            <text:p>-158,918</text:p>
          </table:table-cell>
          <table:table-cell office:value-type="float" office:value="-158.276" calcext:value-type="float">
            <text:p>-158,276</text:p>
          </table:table-cell>
          <table:table-cell office:value-type="float" office:value="-173.879" calcext:value-type="float">
            <text:p>-173,879</text:p>
          </table:table-cell>
          <table:table-cell office:value-type="float" office:value="-152.804" calcext:value-type="float">
            <text:p>-152,804</text:p>
          </table:table-cell>
        </table:table-row>
        <table:table-row table:style-name="ro1">
          <table:table-cell office:value-type="float" office:value="-172.992" calcext:value-type="float">
            <text:p>-172,992</text:p>
          </table:table-cell>
          <table:table-cell office:value-type="float" office:value="-165.287" calcext:value-type="float">
            <text:p>-165,287</text:p>
          </table:table-cell>
          <table:table-cell office:value-type="float" office:value="-146.041" calcext:value-type="float">
            <text:p>-146,041</text:p>
          </table:table-cell>
          <table:table-cell office:value-type="float" office:value="-180.792" calcext:value-type="float">
            <text:p>-180,792</text:p>
          </table:table-cell>
          <table:table-cell office:value-type="float" office:value="-159.387" calcext:value-type="float">
            <text:p>-159,387</text:p>
          </table:table-cell>
        </table:table-row>
        <table:table-row table:style-name="ro1">
          <table:table-cell office:value-type="float" office:value="-180.339" calcext:value-type="float">
            <text:p>-180,339</text:p>
          </table:table-cell>
          <table:table-cell office:value-type="float" office:value="-173.12" calcext:value-type="float">
            <text:p>-173,12</text:p>
          </table:table-cell>
          <table:table-cell office:value-type="float" office:value="-161.06" calcext:value-type="float">
            <text:p>-161,06</text:p>
          </table:table-cell>
          <table:table-cell office:value-type="float" office:value="-185.405" calcext:value-type="float">
            <text:p>-185,405</text:p>
          </table:table-cell>
          <table:table-cell office:value-type="float" office:value="-163.257" calcext:value-type="float">
            <text:p>-163,257</text:p>
          </table:table-cell>
        </table:table-row>
        <table:table-row table:style-name="ro1">
          <table:table-cell office:value-type="float" office:value="-177.529" calcext:value-type="float">
            <text:p>-177,529</text:p>
          </table:table-cell>
          <table:table-cell office:value-type="float" office:value="-147.418" calcext:value-type="float">
            <text:p>-147,418</text:p>
          </table:table-cell>
          <table:table-cell office:value-type="float" office:value="-158.764" calcext:value-type="float">
            <text:p>-158,764</text:p>
          </table:table-cell>
          <table:table-cell office:value-type="float" office:value="-171.032" calcext:value-type="float">
            <text:p>-171,032</text:p>
          </table:table-cell>
          <table:table-cell office:value-type="float" office:value="-162.549" calcext:value-type="float">
            <text:p>-162,549</text:p>
          </table:table-cell>
        </table:table-row>
        <table:table-row table:style-name="ro1">
          <table:table-cell office:value-type="float" office:value="-176.404" calcext:value-type="float">
            <text:p>-176,404</text:p>
          </table:table-cell>
          <table:table-cell office:value-type="float" office:value="-157.957" calcext:value-type="float">
            <text:p>-157,957</text:p>
          </table:table-cell>
          <table:table-cell office:value-type="float" office:value="-159.25" calcext:value-type="float">
            <text:p>-159,25</text:p>
          </table:table-cell>
          <table:table-cell office:value-type="float" office:value="-190.441" calcext:value-type="float">
            <text:p>-190,441</text:p>
          </table:table-cell>
          <table:table-cell office:value-type="float" office:value="-153.498" calcext:value-type="float">
            <text:p>-153,498</text:p>
          </table:table-cell>
        </table:table-row>
        <table:table-row table:style-name="ro1">
          <table:table-cell office:value-type="float" office:value="-181.175" calcext:value-type="float">
            <text:p>-181,175</text:p>
          </table:table-cell>
          <table:table-cell office:value-type="float" office:value="-169.788" calcext:value-type="float">
            <text:p>-169,788</text:p>
          </table:table-cell>
          <table:table-cell office:value-type="float" office:value="-148.515" calcext:value-type="float">
            <text:p>-148,515</text:p>
          </table:table-cell>
          <table:table-cell office:value-type="float" office:value="-168.901" calcext:value-type="float">
            <text:p>-168,901</text:p>
          </table:table-cell>
          <table:table-cell office:value-type="float" office:value="-182.201" calcext:value-type="float">
            <text:p>-182,201</text:p>
          </table:table-cell>
        </table:table-row>
        <table:table-row table:style-name="ro1">
          <table:table-cell office:value-type="float" office:value="-170.47" calcext:value-type="float">
            <text:p>-170,47</text:p>
          </table:table-cell>
          <table:table-cell office:value-type="float" office:value="-184.992" calcext:value-type="float">
            <text:p>-184,992</text:p>
          </table:table-cell>
          <table:table-cell office:value-type="float" office:value="-145.888" calcext:value-type="float">
            <text:p>-145,888</text:p>
          </table:table-cell>
          <table:table-cell office:value-type="float" office:value="-183.953" calcext:value-type="float">
            <text:p>-183,953</text:p>
          </table:table-cell>
          <table:table-cell office:value-type="float" office:value="-158.526" calcext:value-type="float">
            <text:p>-158,526</text:p>
          </table:table-cell>
        </table:table-row>
        <table:table-row table:style-name="ro1">
          <table:table-cell office:value-type="float" office:value="-164.743" calcext:value-type="float">
            <text:p>-164,743</text:p>
          </table:table-cell>
          <table:table-cell office:value-type="float" office:value="-153.372" calcext:value-type="float">
            <text:p>-153,372</text:p>
          </table:table-cell>
          <table:table-cell office:value-type="float" office:value="-155.247" calcext:value-type="float">
            <text:p>-155,247</text:p>
          </table:table-cell>
          <table:table-cell office:value-type="float" office:value="-183.867" calcext:value-type="float">
            <text:p>-183,867</text:p>
          </table:table-cell>
          <table:table-cell office:value-type="float" office:value="-129.499" calcext:value-type="float">
            <text:p>-129,499</text:p>
          </table:table-cell>
        </table:table-row>
        <table:table-row table:style-name="ro1">
          <table:table-cell office:value-type="float" office:value="-165.214" calcext:value-type="float">
            <text:p>-165,214</text:p>
          </table:table-cell>
          <table:table-cell office:value-type="float" office:value="-179.067" calcext:value-type="float">
            <text:p>-179,067</text:p>
          </table:table-cell>
          <table:table-cell office:value-type="float" office:value="-178.293" calcext:value-type="float">
            <text:p>-178,293</text:p>
          </table:table-cell>
          <table:table-cell office:value-type="float" office:value="-179.5" calcext:value-type="float">
            <text:p>-179,5</text:p>
          </table:table-cell>
          <table:table-cell office:value-type="float" office:value="-153.379" calcext:value-type="float">
            <text:p>-153,379</text:p>
          </table:table-cell>
        </table:table-row>
        <table:table-row table:style-name="ro1">
          <table:table-cell office:value-type="float" office:value="-173.243" calcext:value-type="float">
            <text:p>-173,243</text:p>
          </table:table-cell>
          <table:table-cell office:value-type="float" office:value="-157.787" calcext:value-type="float">
            <text:p>-157,787</text:p>
          </table:table-cell>
          <table:table-cell office:value-type="float" office:value="-164.879" calcext:value-type="float">
            <text:p>-164,879</text:p>
          </table:table-cell>
          <table:table-cell office:value-type="float" office:value="-178.146" calcext:value-type="float">
            <text:p>-178,146</text:p>
          </table:table-cell>
          <table:table-cell office:value-type="float" office:value="-171.911" calcext:value-type="float">
            <text:p>-171,911</text:p>
          </table:table-cell>
        </table:table-row>
        <table:table-row table:style-name="ro1">
          <table:table-cell office:value-type="float" office:value="-184.586" calcext:value-type="float">
            <text:p>-184,586</text:p>
          </table:table-cell>
          <table:table-cell office:value-type="float" office:value="-167.414" calcext:value-type="float">
            <text:p>-167,414</text:p>
          </table:table-cell>
          <table:table-cell office:value-type="float" office:value="-167.692" calcext:value-type="float">
            <text:p>-167,692</text:p>
          </table:table-cell>
          <table:table-cell office:value-type="float" office:value="-169.527" calcext:value-type="float">
            <text:p>-169,527</text:p>
          </table:table-cell>
          <table:table-cell office:value-type="float" office:value="-159.393" calcext:value-type="float">
            <text:p>-159,393</text:p>
          </table:table-cell>
        </table:table-row>
        <table:table-row table:style-name="ro1">
          <table:table-cell office:value-type="float" office:value="-168.736" calcext:value-type="float">
            <text:p>-168,736</text:p>
          </table:table-cell>
          <table:table-cell office:value-type="float" office:value="-166.204" calcext:value-type="float">
            <text:p>-166,204</text:p>
          </table:table-cell>
          <table:table-cell office:value-type="float" office:value="-163.334" calcext:value-type="float">
            <text:p>-163,334</text:p>
          </table:table-cell>
          <table:table-cell office:value-type="float" office:value="-157.945" calcext:value-type="float">
            <text:p>-157,945</text:p>
          </table:table-cell>
          <table:table-cell office:value-type="float" office:value="-172.163" calcext:value-type="float">
            <text:p>-172,163</text:p>
          </table:table-cell>
        </table:table-row>
        <table:table-row table:style-name="ro1">
          <table:table-cell office:value-type="float" office:value="-166.456" calcext:value-type="float">
            <text:p>-166,456</text:p>
          </table:table-cell>
          <table:table-cell office:value-type="float" office:value="-178.777" calcext:value-type="float">
            <text:p>-178,777</text:p>
          </table:table-cell>
          <table:table-cell office:value-type="float" office:value="-147.435" calcext:value-type="float">
            <text:p>-147,435</text:p>
          </table:table-cell>
          <table:table-cell office:value-type="float" office:value="-164.664" calcext:value-type="float">
            <text:p>-164,664</text:p>
          </table:table-cell>
          <table:table-cell office:value-type="float" office:value="-155.211" calcext:value-type="float">
            <text:p>-155,211</text:p>
          </table:table-cell>
        </table:table-row>
        <table:table-row table:style-name="ro1">
          <table:table-cell office:value-type="float" office:value="-160.883" calcext:value-type="float">
            <text:p>-160,883</text:p>
          </table:table-cell>
          <table:table-cell office:value-type="float" office:value="-160.728" calcext:value-type="float">
            <text:p>-160,728</text:p>
          </table:table-cell>
          <table:table-cell office:value-type="float" office:value="-163.662" calcext:value-type="float">
            <text:p>-163,662</text:p>
          </table:table-cell>
          <table:table-cell office:value-type="float" office:value="-183.17" calcext:value-type="float">
            <text:p>-183,17</text:p>
          </table:table-cell>
          <table:table-cell office:value-type="float" office:value="-161.309" calcext:value-type="float">
            <text:p>-161,309</text:p>
          </table:table-cell>
        </table:table-row>
        <table:table-row table:style-name="ro1">
          <table:table-cell office:value-type="float" office:value="-171.789" calcext:value-type="float">
            <text:p>-171,789</text:p>
          </table:table-cell>
          <table:table-cell office:value-type="float" office:value="-159.043" calcext:value-type="float">
            <text:p>-159,043</text:p>
          </table:table-cell>
          <table:table-cell office:value-type="float" office:value="-153.784" calcext:value-type="float">
            <text:p>-153,784</text:p>
          </table:table-cell>
          <table:table-cell office:value-type="float" office:value="-167.18" calcext:value-type="float">
            <text:p>-167,18</text:p>
          </table:table-cell>
          <table:table-cell office:value-type="float" office:value="-146.683" calcext:value-type="float">
            <text:p>-146,683</text:p>
          </table:table-cell>
        </table:table-row>
        <table:table-row table:style-name="ro1">
          <table:table-cell office:value-type="float" office:value="-148.774" calcext:value-type="float">
            <text:p>-148,774</text:p>
          </table:table-cell>
          <table:table-cell office:value-type="float" office:value="-147.449" calcext:value-type="float">
            <text:p>-147,449</text:p>
          </table:table-cell>
          <table:table-cell office:value-type="float" office:value="-173.962" calcext:value-type="float">
            <text:p>-173,962</text:p>
          </table:table-cell>
          <table:table-cell office:value-type="float" office:value="-174.345" calcext:value-type="float">
            <text:p>-174,345</text:p>
          </table:table-cell>
          <table:table-cell office:value-type="float" office:value="-144.583" calcext:value-type="float">
            <text:p>-144,583</text:p>
          </table:table-cell>
        </table:table-row>
        <table:table-row table:style-name="ro1">
          <table:table-cell office:value-type="float" office:value="-159.468" calcext:value-type="float">
            <text:p>-159,468</text:p>
          </table:table-cell>
          <table:table-cell office:value-type="float" office:value="-158.363" calcext:value-type="float">
            <text:p>-158,363</text:p>
          </table:table-cell>
          <table:table-cell office:value-type="float" office:value="-178.341" calcext:value-type="float">
            <text:p>-178,341</text:p>
          </table:table-cell>
          <table:table-cell office:value-type="float" office:value="-170.193" calcext:value-type="float">
            <text:p>-170,193</text:p>
          </table:table-cell>
          <table:table-cell office:value-type="float" office:value="-171.67" calcext:value-type="float">
            <text:p>-171,67</text:p>
          </table:table-cell>
        </table:table-row>
        <table:table-row table:style-name="ro1">
          <table:table-cell office:value-type="float" office:value="-179.344" calcext:value-type="float">
            <text:p>-179,344</text:p>
          </table:table-cell>
          <table:table-cell office:value-type="float" office:value="-165.463" calcext:value-type="float">
            <text:p>-165,463</text:p>
          </table:table-cell>
          <table:table-cell office:value-type="float" office:value="-169.161" calcext:value-type="float">
            <text:p>-169,161</text:p>
          </table:table-cell>
          <table:table-cell office:value-type="float" office:value="-166.647" calcext:value-type="float">
            <text:p>-166,647</text:p>
          </table:table-cell>
          <table:table-cell office:value-type="float" office:value="-159.547" calcext:value-type="float">
            <text:p>-159,547</text:p>
          </table:table-cell>
        </table:table-row>
        <table:table-row table:style-name="ro1">
          <table:table-cell office:value-type="float" office:value="-165.407" calcext:value-type="float">
            <text:p>-165,407</text:p>
          </table:table-cell>
          <table:table-cell office:value-type="float" office:value="-177.287" calcext:value-type="float">
            <text:p>-177,287</text:p>
          </table:table-cell>
          <table:table-cell office:value-type="float" office:value="-174.082" calcext:value-type="float">
            <text:p>-174,082</text:p>
          </table:table-cell>
          <table:table-cell office:value-type="float" office:value="-179.674" calcext:value-type="float">
            <text:p>-179,674</text:p>
          </table:table-cell>
          <table:table-cell office:value-type="float" office:value="-162.298" calcext:value-type="float">
            <text:p>-162,298</text:p>
          </table:table-cell>
        </table:table-row>
        <table:table-row table:style-name="ro1">
          <table:table-cell office:value-type="float" office:value="-154.962" calcext:value-type="float">
            <text:p>-154,962</text:p>
          </table:table-cell>
          <table:table-cell office:value-type="float" office:value="-148.901" calcext:value-type="float">
            <text:p>-148,901</text:p>
          </table:table-cell>
          <table:table-cell office:value-type="float" office:value="-188.539" calcext:value-type="float">
            <text:p>-188,539</text:p>
          </table:table-cell>
          <table:table-cell office:value-type="float" office:value="-185.032" calcext:value-type="float">
            <text:p>-185,032</text:p>
          </table:table-cell>
          <table:table-cell office:value-type="float" office:value="-148.444" calcext:value-type="float">
            <text:p>-148,444</text:p>
          </table:table-cell>
        </table:table-row>
        <table:table-row table:style-name="ro1">
          <table:table-cell office:value-type="float" office:value="-135.724" calcext:value-type="float">
            <text:p>-135,724</text:p>
          </table:table-cell>
          <table:table-cell office:value-type="float" office:value="-171.499" calcext:value-type="float">
            <text:p>-171,499</text:p>
          </table:table-cell>
          <table:table-cell office:value-type="float" office:value="-168.674" calcext:value-type="float">
            <text:p>-168,674</text:p>
          </table:table-cell>
          <table:table-cell office:value-type="float" office:value="-173.569" calcext:value-type="float">
            <text:p>-173,569</text:p>
          </table:table-cell>
          <table:table-cell office:value-type="float" office:value="-162.78" calcext:value-type="float">
            <text:p>-162,78</text:p>
          </table:table-cell>
        </table:table-row>
        <table:table-row table:style-name="ro1">
          <table:table-cell office:value-type="float" office:value="-151.896" calcext:value-type="float">
            <text:p>-151,896</text:p>
          </table:table-cell>
          <table:table-cell office:value-type="float" office:value="-166.629" calcext:value-type="float">
            <text:p>-166,629</text:p>
          </table:table-cell>
          <table:table-cell office:value-type="float" office:value="-166.956" calcext:value-type="float">
            <text:p>-166,956</text:p>
          </table:table-cell>
          <table:table-cell office:value-type="float" office:value="-173.484" calcext:value-type="float">
            <text:p>-173,484</text:p>
          </table:table-cell>
          <table:table-cell office:value-type="float" office:value="-195.993" calcext:value-type="float">
            <text:p>-195,993</text:p>
          </table:table-cell>
        </table:table-row>
        <table:table-row table:style-name="ro1">
          <table:table-cell office:value-type="float" office:value="-169.191" calcext:value-type="float">
            <text:p>-169,191</text:p>
          </table:table-cell>
          <table:table-cell office:value-type="float" office:value="-155.09" calcext:value-type="float">
            <text:p>-155,09</text:p>
          </table:table-cell>
          <table:table-cell office:value-type="float" office:value="-173.946" calcext:value-type="float">
            <text:p>-173,946</text:p>
          </table:table-cell>
          <table:table-cell office:value-type="float" office:value="-176.452" calcext:value-type="float">
            <text:p>-176,452</text:p>
          </table:table-cell>
          <table:table-cell office:value-type="float" office:value="-156.996" calcext:value-type="float">
            <text:p>-156,996</text:p>
          </table:table-cell>
        </table:table-row>
        <table:table-row table:style-name="ro1">
          <table:table-cell office:value-type="float" office:value="-165.012" calcext:value-type="float">
            <text:p>-165,012</text:p>
          </table:table-cell>
          <table:table-cell office:value-type="float" office:value="-163.244" calcext:value-type="float">
            <text:p>-163,244</text:p>
          </table:table-cell>
          <table:table-cell office:value-type="float" office:value="-167.503" calcext:value-type="float">
            <text:p>-167,503</text:p>
          </table:table-cell>
          <table:table-cell office:value-type="float" office:value="-169.526" calcext:value-type="float">
            <text:p>-169,526</text:p>
          </table:table-cell>
          <table:table-cell office:value-type="float" office:value="-167.287" calcext:value-type="float">
            <text:p>-167,287</text:p>
          </table:table-cell>
        </table:table-row>
        <table:table-row table:style-name="ro1">
          <table:table-cell office:value-type="float" office:value="-177.559" calcext:value-type="float">
            <text:p>-177,559</text:p>
          </table:table-cell>
          <table:table-cell office:value-type="float" office:value="-165.765" calcext:value-type="float">
            <text:p>-165,765</text:p>
          </table:table-cell>
          <table:table-cell office:value-type="float" office:value="-165.518" calcext:value-type="float">
            <text:p>-165,518</text:p>
          </table:table-cell>
          <table:table-cell office:value-type="float" office:value="-164.127" calcext:value-type="float">
            <text:p>-164,127</text:p>
          </table:table-cell>
          <table:table-cell office:value-type="float" office:value="-161.39" calcext:value-type="float">
            <text:p>-161,39</text:p>
          </table:table-cell>
        </table:table-row>
        <table:table-row table:style-name="ro1">
          <table:table-cell office:value-type="float" office:value="-174.137" calcext:value-type="float">
            <text:p>-174,137</text:p>
          </table:table-cell>
          <table:table-cell office:value-type="float" office:value="-187.783" calcext:value-type="float">
            <text:p>-187,783</text:p>
          </table:table-cell>
          <table:table-cell office:value-type="float" office:value="-178.699" calcext:value-type="float">
            <text:p>-178,699</text:p>
          </table:table-cell>
          <table:table-cell office:value-type="float" office:value="-182.131" calcext:value-type="float">
            <text:p>-182,131</text:p>
          </table:table-cell>
          <table:table-cell office:value-type="float" office:value="-144.106" calcext:value-type="float">
            <text:p>-144,106</text:p>
          </table:table-cell>
        </table:table-row>
        <table:table-row table:style-name="ro1">
          <table:table-cell office:value-type="float" office:value="-177.791" calcext:value-type="float">
            <text:p>-177,791</text:p>
          </table:table-cell>
          <table:table-cell office:value-type="float" office:value="-166.505" calcext:value-type="float">
            <text:p>-166,505</text:p>
          </table:table-cell>
          <table:table-cell office:value-type="float" office:value="-180.756" calcext:value-type="float">
            <text:p>-180,756</text:p>
          </table:table-cell>
          <table:table-cell office:value-type="float" office:value="-178.96" calcext:value-type="float">
            <text:p>-178,96</text:p>
          </table:table-cell>
          <table:table-cell office:value-type="float" office:value="-162.565" calcext:value-type="float">
            <text:p>-162,565</text:p>
          </table:table-cell>
        </table:table-row>
        <table:table-row table:style-name="ro1">
          <table:table-cell office:value-type="float" office:value="-172.399" calcext:value-type="float">
            <text:p>-172,399</text:p>
          </table:table-cell>
          <table:table-cell office:value-type="float" office:value="-162.38" calcext:value-type="float">
            <text:p>-162,38</text:p>
          </table:table-cell>
          <table:table-cell office:value-type="float" office:value="-163.013" calcext:value-type="float">
            <text:p>-163,013</text:p>
          </table:table-cell>
          <table:table-cell office:value-type="float" office:value="-161.037" calcext:value-type="float">
            <text:p>-161,037</text:p>
          </table:table-cell>
          <table:table-cell office:value-type="float" office:value="-163.124" calcext:value-type="float">
            <text:p>-163,124</text:p>
          </table:table-cell>
        </table:table-row>
        <table:table-row table:style-name="ro1">
          <table:table-cell office:value-type="float" office:value="-157.759" calcext:value-type="float">
            <text:p>-157,759</text:p>
          </table:table-cell>
          <table:table-cell office:value-type="float" office:value="-152.602" calcext:value-type="float">
            <text:p>-152,602</text:p>
          </table:table-cell>
          <table:table-cell office:value-type="float" office:value="-172.487" calcext:value-type="float">
            <text:p>-172,487</text:p>
          </table:table-cell>
          <table:table-cell office:value-type="float" office:value="-183.931" calcext:value-type="float">
            <text:p>-183,931</text:p>
          </table:table-cell>
          <table:table-cell office:value-type="float" office:value="-155.837" calcext:value-type="float">
            <text:p>-155,837</text:p>
          </table:table-cell>
        </table:table-row>
        <table:table-row table:style-name="ro1">
          <table:table-cell office:value-type="float" office:value="-182.643" calcext:value-type="float">
            <text:p>-182,643</text:p>
          </table:table-cell>
          <table:table-cell office:value-type="float" office:value="-161.538" calcext:value-type="float">
            <text:p>-161,538</text:p>
          </table:table-cell>
          <table:table-cell office:value-type="float" office:value="-177.666" calcext:value-type="float">
            <text:p>-177,666</text:p>
          </table:table-cell>
          <table:table-cell office:value-type="float" office:value="-158.317" calcext:value-type="float">
            <text:p>-158,317</text:p>
          </table:table-cell>
          <table:table-cell office:value-type="float" office:value="-151.793" calcext:value-type="float">
            <text:p>-151,793</text:p>
          </table:table-cell>
        </table:table-row>
        <table:table-row table:style-name="ro1">
          <table:table-cell office:value-type="float" office:value="-167.811" calcext:value-type="float">
            <text:p>-167,811</text:p>
          </table:table-cell>
          <table:table-cell office:value-type="float" office:value="-150.831" calcext:value-type="float">
            <text:p>-150,831</text:p>
          </table:table-cell>
          <table:table-cell office:value-type="float" office:value="-158.454" calcext:value-type="float">
            <text:p>-158,454</text:p>
          </table:table-cell>
          <table:table-cell office:value-type="float" office:value="-179.792" calcext:value-type="float">
            <text:p>-179,792</text:p>
          </table:table-cell>
          <table:table-cell office:value-type="float" office:value="-154.694" calcext:value-type="float">
            <text:p>-154,694</text:p>
          </table:table-cell>
        </table:table-row>
        <table:table-row table:style-name="ro1">
          <table:table-cell office:value-type="float" office:value="-166.39" calcext:value-type="float">
            <text:p>-166,39</text:p>
          </table:table-cell>
          <table:table-cell office:value-type="float" office:value="-158.153" calcext:value-type="float">
            <text:p>-158,153</text:p>
          </table:table-cell>
          <table:table-cell office:value-type="float" office:value="-167.781" calcext:value-type="float">
            <text:p>-167,781</text:p>
          </table:table-cell>
          <table:table-cell office:value-type="float" office:value="-172.297" calcext:value-type="float">
            <text:p>-172,297</text:p>
          </table:table-cell>
          <table:table-cell office:value-type="float" office:value="-145.216" calcext:value-type="float">
            <text:p>-145,216</text:p>
          </table:table-cell>
        </table:table-row>
        <table:table-row table:style-name="ro1">
          <table:table-cell office:value-type="float" office:value="-176.608" calcext:value-type="float">
            <text:p>-176,608</text:p>
          </table:table-cell>
          <table:table-cell office:value-type="float" office:value="-153.092" calcext:value-type="float">
            <text:p>-153,092</text:p>
          </table:table-cell>
          <table:table-cell office:value-type="float" office:value="-169.835" calcext:value-type="float">
            <text:p>-169,835</text:p>
          </table:table-cell>
          <table:table-cell office:value-type="float" office:value="-173.893" calcext:value-type="float">
            <text:p>-173,893</text:p>
          </table:table-cell>
          <table:table-cell office:value-type="float" office:value="-147.872" calcext:value-type="float">
            <text:p>-147,872</text:p>
          </table:table-cell>
        </table:table-row>
        <table:table-row table:style-name="ro1">
          <table:table-cell office:value-type="float" office:value="-174.82" calcext:value-type="float">
            <text:p>-174,82</text:p>
          </table:table-cell>
          <table:table-cell office:value-type="float" office:value="-159.622" calcext:value-type="float">
            <text:p>-159,622</text:p>
          </table:table-cell>
          <table:table-cell office:value-type="float" office:value="-168.724" calcext:value-type="float">
            <text:p>-168,724</text:p>
          </table:table-cell>
          <table:table-cell office:value-type="float" office:value="-151.679" calcext:value-type="float">
            <text:p>-151,679</text:p>
          </table:table-cell>
          <table:table-cell office:value-type="float" office:value="-144.26" calcext:value-type="float">
            <text:p>-144,26</text:p>
          </table:table-cell>
        </table:table-row>
        <table:table-row table:style-name="ro1">
          <table:table-cell office:value-type="float" office:value="-142.321" calcext:value-type="float">
            <text:p>-142,321</text:p>
          </table:table-cell>
          <table:table-cell office:value-type="float" office:value="-157.158" calcext:value-type="float">
            <text:p>-157,158</text:p>
          </table:table-cell>
          <table:table-cell office:value-type="float" office:value="-169.134" calcext:value-type="float">
            <text:p>-169,134</text:p>
          </table:table-cell>
          <table:table-cell office:value-type="float" office:value="-175.912" calcext:value-type="float">
            <text:p>-175,912</text:p>
          </table:table-cell>
          <table:table-cell office:value-type="float" office:value="-143.547" calcext:value-type="float">
            <text:p>-143,547</text:p>
          </table:table-cell>
        </table:table-row>
        <table:table-row table:style-name="ro1">
          <table:table-cell office:value-type="float" office:value="-169.526" calcext:value-type="float">
            <text:p>-169,526</text:p>
          </table:table-cell>
          <table:table-cell office:value-type="float" office:value="-145.131" calcext:value-type="float">
            <text:p>-145,131</text:p>
          </table:table-cell>
          <table:table-cell office:value-type="float" office:value="-168.677" calcext:value-type="float">
            <text:p>-168,677</text:p>
          </table:table-cell>
          <table:table-cell office:value-type="float" office:value="-170.719" calcext:value-type="float">
            <text:p>-170,719</text:p>
          </table:table-cell>
          <table:table-cell office:value-type="float" office:value="-153.424" calcext:value-type="float">
            <text:p>-153,424</text:p>
          </table:table-cell>
        </table:table-row>
        <table:table-row table:style-name="ro1">
          <table:table-cell office:value-type="float" office:value="-168.944" calcext:value-type="float">
            <text:p>-168,944</text:p>
          </table:table-cell>
          <table:table-cell office:value-type="float" office:value="-137.647" calcext:value-type="float">
            <text:p>-137,647</text:p>
          </table:table-cell>
          <table:table-cell office:value-type="float" office:value="-187.995" calcext:value-type="float">
            <text:p>-187,995</text:p>
          </table:table-cell>
          <table:table-cell office:value-type="float" office:value="-170.587" calcext:value-type="float">
            <text:p>-170,587</text:p>
          </table:table-cell>
          <table:table-cell office:value-type="float" office:value="-133.136" calcext:value-type="float">
            <text:p>-133,136</text:p>
          </table:table-cell>
        </table:table-row>
        <table:table-row table:style-name="ro1">
          <table:table-cell office:value-type="float" office:value="-164.309" calcext:value-type="float">
            <text:p>-164,309</text:p>
          </table:table-cell>
          <table:table-cell office:value-type="float" office:value="-164.082" calcext:value-type="float">
            <text:p>-164,082</text:p>
          </table:table-cell>
          <table:table-cell office:value-type="float" office:value="-172.643" calcext:value-type="float">
            <text:p>-172,643</text:p>
          </table:table-cell>
          <table:table-cell office:value-type="float" office:value="-181.094" calcext:value-type="float">
            <text:p>-181,094</text:p>
          </table:table-cell>
          <table:table-cell office:value-type="float" office:value="-153.506" calcext:value-type="float">
            <text:p>-153,506</text:p>
          </table:table-cell>
        </table:table-row>
        <table:table-row table:style-name="ro1">
          <table:table-cell office:value-type="float" office:value="-170.547" calcext:value-type="float">
            <text:p>-170,547</text:p>
          </table:table-cell>
          <table:table-cell office:value-type="float" office:value="-169.53" calcext:value-type="float">
            <text:p>-169,53</text:p>
          </table:table-cell>
          <table:table-cell office:value-type="float" office:value="-163.896" calcext:value-type="float">
            <text:p>-163,896</text:p>
          </table:table-cell>
          <table:table-cell office:value-type="float" office:value="-183.986" calcext:value-type="float">
            <text:p>-183,986</text:p>
          </table:table-cell>
          <table:table-cell office:value-type="float" office:value="-131.467" calcext:value-type="float">
            <text:p>-131,467</text:p>
          </table:table-cell>
        </table:table-row>
        <table:table-row table:style-name="ro1">
          <table:table-cell office:value-type="float" office:value="-178.853" calcext:value-type="float">
            <text:p>-178,853</text:p>
          </table:table-cell>
          <table:table-cell office:value-type="float" office:value="-162.291" calcext:value-type="float">
            <text:p>-162,291</text:p>
          </table:table-cell>
          <table:table-cell office:value-type="float" office:value="-177.782" calcext:value-type="float">
            <text:p>-177,782</text:p>
          </table:table-cell>
          <table:table-cell office:value-type="float" office:value="-171.005" calcext:value-type="float">
            <text:p>-171,005</text:p>
          </table:table-cell>
          <table:table-cell office:value-type="float" office:value="-150.062" calcext:value-type="float">
            <text:p>-150,062</text:p>
          </table:table-cell>
        </table:table-row>
        <table:table-row table:style-name="ro1">
          <table:table-cell office:value-type="float" office:value="-180.284" calcext:value-type="float">
            <text:p>-180,284</text:p>
          </table:table-cell>
          <table:table-cell office:value-type="float" office:value="-161.493" calcext:value-type="float">
            <text:p>-161,493</text:p>
          </table:table-cell>
          <table:table-cell office:value-type="float" office:value="-155.792" calcext:value-type="float">
            <text:p>-155,792</text:p>
          </table:table-cell>
          <table:table-cell office:value-type="float" office:value="-169.403" calcext:value-type="float">
            <text:p>-169,403</text:p>
          </table:table-cell>
          <table:table-cell office:value-type="float" office:value="-129.365" calcext:value-type="float">
            <text:p>-129,365</text:p>
          </table:table-cell>
        </table:table-row>
        <table:table-row table:style-name="ro1">
          <table:table-cell office:value-type="float" office:value="-180.329" calcext:value-type="float">
            <text:p>-180,329</text:p>
          </table:table-cell>
          <table:table-cell office:value-type="float" office:value="-144.091" calcext:value-type="float">
            <text:p>-144,091</text:p>
          </table:table-cell>
          <table:table-cell office:value-type="float" office:value="-182.342" calcext:value-type="float">
            <text:p>-182,342</text:p>
          </table:table-cell>
          <table:table-cell office:value-type="float" office:value="-185.449" calcext:value-type="float">
            <text:p>-185,449</text:p>
          </table:table-cell>
          <table:table-cell office:value-type="float" office:value="-123.25" calcext:value-type="float">
            <text:p>-123,25</text:p>
          </table:table-cell>
        </table:table-row>
        <table:table-row table:style-name="ro1">
          <table:table-cell office:value-type="float" office:value="-191.505" calcext:value-type="float">
            <text:p>-191,505</text:p>
          </table:table-cell>
          <table:table-cell office:value-type="float" office:value="-158.771" calcext:value-type="float">
            <text:p>-158,771</text:p>
          </table:table-cell>
          <table:table-cell office:value-type="float" office:value="-170.672" calcext:value-type="float">
            <text:p>-170,672</text:p>
          </table:table-cell>
          <table:table-cell office:value-type="float" office:value="-171.445" calcext:value-type="float">
            <text:p>-171,445</text:p>
          </table:table-cell>
          <table:table-cell office:value-type="float" office:value="-142.839" calcext:value-type="float">
            <text:p>-142,839</text:p>
          </table:table-cell>
        </table:table-row>
        <table:table-row table:style-name="ro1">
          <table:table-cell office:value-type="float" office:value="-172.716" calcext:value-type="float">
            <text:p>-172,716</text:p>
          </table:table-cell>
          <table:table-cell office:value-type="float" office:value="-171.869" calcext:value-type="float">
            <text:p>-171,869</text:p>
          </table:table-cell>
          <table:table-cell office:value-type="float" office:value="-182.019" calcext:value-type="float">
            <text:p>-182,019</text:p>
          </table:table-cell>
          <table:table-cell office:value-type="float" office:value="-169.32" calcext:value-type="float">
            <text:p>-169,32</text:p>
          </table:table-cell>
          <table:table-cell office:value-type="float" office:value="-150.782" calcext:value-type="float">
            <text:p>-150,782</text:p>
          </table:table-cell>
        </table:table-row>
        <table:table-row table:style-name="ro1">
          <table:table-cell office:value-type="float" office:value="-179.608" calcext:value-type="float">
            <text:p>-179,608</text:p>
          </table:table-cell>
          <table:table-cell office:value-type="float" office:value="-172.206" calcext:value-type="float">
            <text:p>-172,206</text:p>
          </table:table-cell>
          <table:table-cell office:value-type="float" office:value="-171.334" calcext:value-type="float">
            <text:p>-171,334</text:p>
          </table:table-cell>
          <table:table-cell office:value-type="float" office:value="-170.039" calcext:value-type="float">
            <text:p>-170,039</text:p>
          </table:table-cell>
          <table:table-cell office:value-type="float" office:value="-141.707" calcext:value-type="float">
            <text:p>-141,707</text:p>
          </table:table-cell>
        </table:table-row>
        <table:table-row table:style-name="ro1">
          <table:table-cell office:value-type="float" office:value="-169.932" calcext:value-type="float">
            <text:p>-169,932</text:p>
          </table:table-cell>
          <table:table-cell office:value-type="float" office:value="-161.359" calcext:value-type="float">
            <text:p>-161,359</text:p>
          </table:table-cell>
          <table:table-cell office:value-type="float" office:value="-182.435" calcext:value-type="float">
            <text:p>-182,435</text:p>
          </table:table-cell>
          <table:table-cell office:value-type="float" office:value="-184.379" calcext:value-type="float">
            <text:p>-184,379</text:p>
          </table:table-cell>
          <table:table-cell office:value-type="float" office:value="-163.776" calcext:value-type="float">
            <text:p>-163,776</text:p>
          </table:table-cell>
        </table:table-row>
        <table:table-row table:style-name="ro1">
          <table:table-cell office:value-type="float" office:value="-178.079" calcext:value-type="float">
            <text:p>-178,079</text:p>
          </table:table-cell>
          <table:table-cell office:value-type="float" office:value="-152.033" calcext:value-type="float">
            <text:p>-152,033</text:p>
          </table:table-cell>
          <table:table-cell office:value-type="float" office:value="-172.317" calcext:value-type="float">
            <text:p>-172,317</text:p>
          </table:table-cell>
          <table:table-cell office:value-type="float" office:value="-182.408" calcext:value-type="float">
            <text:p>-182,408</text:p>
          </table:table-cell>
          <table:table-cell office:value-type="float" office:value="-146.628" calcext:value-type="float">
            <text:p>-146,628</text:p>
          </table:table-cell>
        </table:table-row>
        <table:table-row table:style-name="ro1">
          <table:table-cell office:value-type="float" office:value="-176.365" calcext:value-type="float">
            <text:p>-176,365</text:p>
          </table:table-cell>
          <table:table-cell office:value-type="float" office:value="-179.49" calcext:value-type="float">
            <text:p>-179,49</text:p>
          </table:table-cell>
          <table:table-cell office:value-type="float" office:value="-178.925" calcext:value-type="float">
            <text:p>-178,925</text:p>
          </table:table-cell>
          <table:table-cell office:value-type="float" office:value="-170.316" calcext:value-type="float">
            <text:p>-170,316</text:p>
          </table:table-cell>
          <table:table-cell office:value-type="float" office:value="-163.514" calcext:value-type="float">
            <text:p>-163,514</text:p>
          </table:table-cell>
        </table:table-row>
        <table:table-row table:style-name="ro1">
          <table:table-cell office:value-type="float" office:value="-189.641" calcext:value-type="float">
            <text:p>-189,641</text:p>
          </table:table-cell>
          <table:table-cell office:value-type="float" office:value="-175.374" calcext:value-type="float">
            <text:p>-175,374</text:p>
          </table:table-cell>
          <table:table-cell office:value-type="float" office:value="-183.525" calcext:value-type="float">
            <text:p>-183,525</text:p>
          </table:table-cell>
          <table:table-cell office:value-type="float" office:value="-173.992" calcext:value-type="float">
            <text:p>-173,992</text:p>
          </table:table-cell>
          <table:table-cell office:value-type="float" office:value="-156.929" calcext:value-type="float">
            <text:p>-156,929</text:p>
          </table:table-cell>
        </table:table-row>
        <table:table-row table:style-name="ro1">
          <table:table-cell office:value-type="float" office:value="-199.303" calcext:value-type="float">
            <text:p>-199,303</text:p>
          </table:table-cell>
          <table:table-cell office:value-type="float" office:value="-181.337" calcext:value-type="float">
            <text:p>-181,337</text:p>
          </table:table-cell>
          <table:table-cell office:value-type="float" office:value="-187.597" calcext:value-type="float">
            <text:p>-187,597</text:p>
          </table:table-cell>
          <table:table-cell office:value-type="float" office:value="-165.308" calcext:value-type="float">
            <text:p>-165,308</text:p>
          </table:table-cell>
          <table:table-cell office:value-type="float" office:value="-147.875" calcext:value-type="float">
            <text:p>-147,875</text:p>
          </table:table-cell>
        </table:table-row>
        <table:table-row table:style-name="ro1">
          <table:table-cell office:value-type="float" office:value="-189.975" calcext:value-type="float">
            <text:p>-189,975</text:p>
          </table:table-cell>
          <table:table-cell office:value-type="float" office:value="-172.013" calcext:value-type="float">
            <text:p>-172,013</text:p>
          </table:table-cell>
          <table:table-cell office:value-type="float" office:value="-174.655" calcext:value-type="float">
            <text:p>-174,655</text:p>
          </table:table-cell>
          <table:table-cell office:value-type="float" office:value="-167.558" calcext:value-type="float">
            <text:p>-167,558</text:p>
          </table:table-cell>
          <table:table-cell office:value-type="float" office:value="-138.848" calcext:value-type="float">
            <text:p>-138,848</text:p>
          </table:table-cell>
        </table:table-row>
        <table:table-row table:style-name="ro1">
          <table:table-cell office:value-type="float" office:value="-179.807" calcext:value-type="float">
            <text:p>-179,807</text:p>
          </table:table-cell>
          <table:table-cell office:value-type="float" office:value="-162.681" calcext:value-type="float">
            <text:p>-162,681</text:p>
          </table:table-cell>
          <table:table-cell office:value-type="float" office:value="-185.303" calcext:value-type="float">
            <text:p>-185,303</text:p>
          </table:table-cell>
          <table:table-cell office:value-type="float" office:value="-177.708" calcext:value-type="float">
            <text:p>-177,708</text:p>
          </table:table-cell>
          <table:table-cell office:value-type="float" office:value="-152.198" calcext:value-type="float">
            <text:p>-152,198</text:p>
          </table:table-cell>
        </table:table-row>
        <table:table-row table:style-name="ro1">
          <table:table-cell office:value-type="float" office:value="-165.889" calcext:value-type="float">
            <text:p>-165,889</text:p>
          </table:table-cell>
          <table:table-cell office:value-type="float" office:value="-160.876" calcext:value-type="float">
            <text:p>-160,876</text:p>
          </table:table-cell>
          <table:table-cell office:value-type="float" office:value="-160.735" calcext:value-type="float">
            <text:p>-160,735</text:p>
          </table:table-cell>
          <table:table-cell office:value-type="float" office:value="-169.357" calcext:value-type="float">
            <text:p>-169,357</text:p>
          </table:table-cell>
          <table:table-cell office:value-type="float" office:value="-140.292" calcext:value-type="float">
            <text:p>-140,292</text:p>
          </table:table-cell>
        </table:table-row>
        <table:table-row table:style-name="ro1">
          <table:table-cell office:value-type="float" office:value="-187.95" calcext:value-type="float">
            <text:p>-187,95</text:p>
          </table:table-cell>
          <table:table-cell office:value-type="float" office:value="-155.075" calcext:value-type="float">
            <text:p>-155,075</text:p>
          </table:table-cell>
          <table:table-cell office:value-type="float" office:value="-177.998" calcext:value-type="float">
            <text:p>-177,998</text:p>
          </table:table-cell>
          <table:table-cell office:value-type="float" office:value="-177.142" calcext:value-type="float">
            <text:p>-177,142</text:p>
          </table:table-cell>
          <table:table-cell office:value-type="float" office:value="-142.281" calcext:value-type="float">
            <text:p>-142,281</text:p>
          </table:table-cell>
        </table:table-row>
        <table:table-row table:style-name="ro1">
          <table:table-cell office:value-type="float" office:value="-193.37" calcext:value-type="float">
            <text:p>-193,37</text:p>
          </table:table-cell>
          <table:table-cell office:value-type="float" office:value="-169.181" calcext:value-type="float">
            <text:p>-169,181</text:p>
          </table:table-cell>
          <table:table-cell office:value-type="float" office:value="-168.544" calcext:value-type="float">
            <text:p>-168,544</text:p>
          </table:table-cell>
          <table:table-cell office:value-type="float" office:value="-161.139" calcext:value-type="float">
            <text:p>-161,139</text:p>
          </table:table-cell>
          <table:table-cell office:value-type="float" office:value="-132.758" calcext:value-type="float">
            <text:p>-132,758</text:p>
          </table:table-cell>
        </table:table-row>
        <table:table-row table:style-name="ro1">
          <table:table-cell office:value-type="float" office:value="-184.625" calcext:value-type="float">
            <text:p>-184,625</text:p>
          </table:table-cell>
          <table:table-cell office:value-type="float" office:value="-181.234" calcext:value-type="float">
            <text:p>-181,234</text:p>
          </table:table-cell>
          <table:table-cell office:value-type="float" office:value="-173.382" calcext:value-type="float">
            <text:p>-173,382</text:p>
          </table:table-cell>
          <table:table-cell office:value-type="float" office:value="-162.364" calcext:value-type="float">
            <text:p>-162,364</text:p>
          </table:table-cell>
          <table:table-cell office:value-type="float" office:value="-133.032" calcext:value-type="float">
            <text:p>-133,032</text:p>
          </table:table-cell>
        </table:table-row>
        <table:table-row table:style-name="ro1">
          <table:table-cell office:value-type="float" office:value="-177.145" calcext:value-type="float">
            <text:p>-177,145</text:p>
          </table:table-cell>
          <table:table-cell office:value-type="float" office:value="-175.065" calcext:value-type="float">
            <text:p>-175,065</text:p>
          </table:table-cell>
          <table:table-cell office:value-type="float" office:value="-158.763" calcext:value-type="float">
            <text:p>-158,763</text:p>
          </table:table-cell>
          <table:table-cell office:value-type="float" office:value="-166.546" calcext:value-type="float">
            <text:p>-166,546</text:p>
          </table:table-cell>
          <table:table-cell office:value-type="float" office:value="-142.139" calcext:value-type="float">
            <text:p>-142,139</text:p>
          </table:table-cell>
        </table:table-row>
        <table:table-row table:style-name="ro1">
          <table:table-cell office:value-type="float" office:value="-184.924" calcext:value-type="float">
            <text:p>-184,924</text:p>
          </table:table-cell>
          <table:table-cell office:value-type="float" office:value="-161.147" calcext:value-type="float">
            <text:p>-161,147</text:p>
          </table:table-cell>
          <table:table-cell office:value-type="float" office:value="-157.352" calcext:value-type="float">
            <text:p>-157,352</text:p>
          </table:table-cell>
          <table:table-cell office:value-type="float" office:value="-158.24" calcext:value-type="float">
            <text:p>-158,24</text:p>
          </table:table-cell>
          <table:table-cell office:value-type="float" office:value="-148.998" calcext:value-type="float">
            <text:p>-148,998</text:p>
          </table:table-cell>
        </table:table-row>
        <table:table-row table:style-name="ro1">
          <table:table-cell office:value-type="float" office:value="-192.084" calcext:value-type="float">
            <text:p>-192,084</text:p>
          </table:table-cell>
          <table:table-cell office:value-type="float" office:value="-166.502" calcext:value-type="float">
            <text:p>-166,502</text:p>
          </table:table-cell>
          <table:table-cell office:value-type="float" office:value="-163.207" calcext:value-type="float">
            <text:p>-163,207</text:p>
          </table:table-cell>
          <table:table-cell office:value-type="float" office:value="-177.967" calcext:value-type="float">
            <text:p>-177,967</text:p>
          </table:table-cell>
          <table:table-cell office:value-type="float" office:value="-147.295" calcext:value-type="float">
            <text:p>-147,295</text:p>
          </table:table-cell>
        </table:table-row>
        <table:table-row table:style-name="ro1">
          <table:table-cell office:value-type="float" office:value="-194.307" calcext:value-type="float">
            <text:p>-194,307</text:p>
          </table:table-cell>
          <table:table-cell office:value-type="float" office:value="-175.191" calcext:value-type="float">
            <text:p>-175,191</text:p>
          </table:table-cell>
          <table:table-cell office:value-type="float" office:value="-184.222" calcext:value-type="float">
            <text:p>-184,222</text:p>
          </table:table-cell>
          <table:table-cell office:value-type="float" office:value="-174.501" calcext:value-type="float">
            <text:p>-174,501</text:p>
          </table:table-cell>
          <table:table-cell office:value-type="float" office:value="-145.783" calcext:value-type="float">
            <text:p>-145,783</text:p>
          </table:table-cell>
        </table:table-row>
        <table:table-row table:style-name="ro1">
          <table:table-cell office:value-type="float" office:value="-205.17" calcext:value-type="float">
            <text:p>-205,17</text:p>
          </table:table-cell>
          <table:table-cell office:value-type="float" office:value="-181.74" calcext:value-type="float">
            <text:p>-181,74</text:p>
          </table:table-cell>
          <table:table-cell office:value-type="float" office:value="-169.359" calcext:value-type="float">
            <text:p>-169,359</text:p>
          </table:table-cell>
          <table:table-cell office:value-type="float" office:value="-164.083" calcext:value-type="float">
            <text:p>-164,083</text:p>
          </table:table-cell>
          <table:table-cell office:value-type="float" office:value="-145.738" calcext:value-type="float">
            <text:p>-145,738</text:p>
          </table:table-cell>
        </table:table-row>
        <table:table-row table:style-name="ro1">
          <table:table-cell office:value-type="float" office:value="-197.438" calcext:value-type="float">
            <text:p>-197,438</text:p>
          </table:table-cell>
          <table:table-cell office:value-type="float" office:value="-191.548" calcext:value-type="float">
            <text:p>-191,548</text:p>
          </table:table-cell>
          <table:table-cell office:value-type="float" office:value="-165.094" calcext:value-type="float">
            <text:p>-165,094</text:p>
          </table:table-cell>
          <table:table-cell office:value-type="float" office:value="-165.416" calcext:value-type="float">
            <text:p>-165,416</text:p>
          </table:table-cell>
          <table:table-cell office:value-type="float" office:value="-143.209" calcext:value-type="float">
            <text:p>-143,209</text:p>
          </table:table-cell>
        </table:table-row>
        <table:table-row table:style-name="ro1">
          <table:table-cell office:value-type="float" office:value="-188.484" calcext:value-type="float">
            <text:p>-188,484</text:p>
          </table:table-cell>
          <table:table-cell office:value-type="float" office:value="-182.467" calcext:value-type="float">
            <text:p>-182,467</text:p>
          </table:table-cell>
          <table:table-cell office:value-type="float" office:value="-167.036" calcext:value-type="float">
            <text:p>-167,036</text:p>
          </table:table-cell>
          <table:table-cell office:value-type="float" office:value="-156.608" calcext:value-type="float">
            <text:p>-156,608</text:p>
          </table:table-cell>
          <table:table-cell office:value-type="float" office:value="-159.696" calcext:value-type="float">
            <text:p>-159,696</text:p>
          </table:table-cell>
        </table:table-row>
        <table:table-row table:style-name="ro1">
          <table:table-cell office:value-type="float" office:value="-181.789" calcext:value-type="float">
            <text:p>-181,789</text:p>
          </table:table-cell>
          <table:table-cell office:value-type="float" office:value="-174.306" calcext:value-type="float">
            <text:p>-174,306</text:p>
          </table:table-cell>
          <table:table-cell office:value-type="float" office:value="-158.306" calcext:value-type="float">
            <text:p>-158,306</text:p>
          </table:table-cell>
          <table:table-cell office:value-type="float" office:value="-151.729" calcext:value-type="float">
            <text:p>-151,729</text:p>
          </table:table-cell>
          <table:table-cell office:value-type="float" office:value="-154.656" calcext:value-type="float">
            <text:p>-154,656</text:p>
          </table:table-cell>
        </table:table-row>
        <table:table-row table:style-name="ro1">
          <table:table-cell office:value-type="float" office:value="-174.79" calcext:value-type="float">
            <text:p>-174,79</text:p>
          </table:table-cell>
          <table:table-cell office:value-type="float" office:value="-164.298" calcext:value-type="float">
            <text:p>-164,298</text:p>
          </table:table-cell>
          <table:table-cell office:value-type="float" office:value="-159.792" calcext:value-type="float">
            <text:p>-159,792</text:p>
          </table:table-cell>
          <table:table-cell office:value-type="float" office:value="-159.979" calcext:value-type="float">
            <text:p>-159,979</text:p>
          </table:table-cell>
          <table:table-cell office:value-type="float" office:value="-156.552" calcext:value-type="float">
            <text:p>-156,552</text:p>
          </table:table-cell>
        </table:table-row>
        <table:table-row table:style-name="ro1">
          <table:table-cell office:value-type="float" office:value="-186.897" calcext:value-type="float">
            <text:p>-186,897</text:p>
          </table:table-cell>
          <table:table-cell office:value-type="float" office:value="-162.773" calcext:value-type="float">
            <text:p>-162,773</text:p>
          </table:table-cell>
          <table:table-cell office:value-type="float" office:value="-188.806" calcext:value-type="float">
            <text:p>-188,806</text:p>
          </table:table-cell>
          <table:table-cell office:value-type="float" office:value="-161.399" calcext:value-type="float">
            <text:p>-161,399</text:p>
          </table:table-cell>
          <table:table-cell office:value-type="float" office:value="-144.211" calcext:value-type="float">
            <text:p>-144,211</text:p>
          </table:table-cell>
        </table:table-row>
        <table:table-row table:style-name="ro1">
          <table:table-cell office:value-type="float" office:value="-191.171" calcext:value-type="float">
            <text:p>-191,171</text:p>
          </table:table-cell>
          <table:table-cell office:value-type="float" office:value="-172.024" calcext:value-type="float">
            <text:p>-172,024</text:p>
          </table:table-cell>
          <table:table-cell office:value-type="float" office:value="-177.609" calcext:value-type="float">
            <text:p>-177,609</text:p>
          </table:table-cell>
          <table:table-cell office:value-type="float" office:value="-178.836" calcext:value-type="float">
            <text:p>-178,836</text:p>
          </table:table-cell>
          <table:table-cell office:value-type="float" office:value="-145.164" calcext:value-type="float">
            <text:p>-145,164</text:p>
          </table:table-cell>
        </table:table-row>
        <table:table-row table:style-name="ro1">
          <table:table-cell office:value-type="float" office:value="-187.132" calcext:value-type="float">
            <text:p>-187,132</text:p>
          </table:table-cell>
          <table:table-cell office:value-type="float" office:value="-165.995" calcext:value-type="float">
            <text:p>-165,995</text:p>
          </table:table-cell>
          <table:table-cell office:value-type="float" office:value="-186.259" calcext:value-type="float">
            <text:p>-186,259</text:p>
          </table:table-cell>
          <table:table-cell office:value-type="float" office:value="-164.36" calcext:value-type="float">
            <text:p>-164,36</text:p>
          </table:table-cell>
          <table:table-cell office:value-type="float" office:value="-130.915" calcext:value-type="float">
            <text:p>-130,915</text:p>
          </table:table-cell>
        </table:table-row>
        <table:table-row table:style-name="ro1">
          <table:table-cell office:value-type="float" office:value="-193.08" calcext:value-type="float">
            <text:p>-193,08</text:p>
          </table:table-cell>
          <table:table-cell office:value-type="float" office:value="-157.812" calcext:value-type="float">
            <text:p>-157,812</text:p>
          </table:table-cell>
          <table:table-cell office:value-type="float" office:value="-177.682" calcext:value-type="float">
            <text:p>-177,682</text:p>
          </table:table-cell>
          <table:table-cell office:value-type="float" office:value="-162.305" calcext:value-type="float">
            <text:p>-162,305</text:p>
          </table:table-cell>
          <table:table-cell office:value-type="float" office:value="-156.704" calcext:value-type="float">
            <text:p>-156,704</text:p>
          </table:table-cell>
        </table:table-row>
        <table:table-row table:style-name="ro1">
          <table:table-cell office:value-type="float" office:value="-185.742" calcext:value-type="float">
            <text:p>-185,742</text:p>
          </table:table-cell>
          <table:table-cell office:value-type="float" office:value="-176.038" calcext:value-type="float">
            <text:p>-176,038</text:p>
          </table:table-cell>
          <table:table-cell office:value-type="float" office:value="-166.737" calcext:value-type="float">
            <text:p>-166,737</text:p>
          </table:table-cell>
          <table:table-cell office:value-type="float" office:value="-175.55" calcext:value-type="float">
            <text:p>-175,55</text:p>
          </table:table-cell>
          <table:table-cell office:value-type="float" office:value="-132.103" calcext:value-type="float">
            <text:p>-132,103</text:p>
          </table:table-cell>
        </table:table-row>
        <table:table-row table:style-name="ro1">
          <table:table-cell office:value-type="float" office:value="-181.769" calcext:value-type="float">
            <text:p>-181,769</text:p>
          </table:table-cell>
          <table:table-cell office:value-type="float" office:value="-173.641" calcext:value-type="float">
            <text:p>-173,641</text:p>
          </table:table-cell>
          <table:table-cell office:value-type="float" office:value="-184.35" calcext:value-type="float">
            <text:p>-184,35</text:p>
          </table:table-cell>
          <table:table-cell office:value-type="float" office:value="-175.395" calcext:value-type="float">
            <text:p>-175,395</text:p>
          </table:table-cell>
          <table:table-cell office:value-type="float" office:value="-145.891" calcext:value-type="float">
            <text:p>-145,891</text:p>
          </table:table-cell>
        </table:table-row>
        <table:table-row table:style-name="ro1">
          <table:table-cell office:value-type="float" office:value="-179.106" calcext:value-type="float">
            <text:p>-179,106</text:p>
          </table:table-cell>
          <table:table-cell office:value-type="float" office:value="-168.624" calcext:value-type="float">
            <text:p>-168,624</text:p>
          </table:table-cell>
          <table:table-cell office:value-type="float" office:value="-188.331" calcext:value-type="float">
            <text:p>-188,331</text:p>
          </table:table-cell>
          <table:table-cell office:value-type="float" office:value="-176.377" calcext:value-type="float">
            <text:p>-176,377</text:p>
          </table:table-cell>
          <table:table-cell office:value-type="float" office:value="-138.434" calcext:value-type="float">
            <text:p>-138,434</text:p>
          </table:table-cell>
        </table:table-row>
        <table:table-row table:style-name="ro1">
          <table:table-cell office:value-type="float" office:value="-180.406" calcext:value-type="float">
            <text:p>-180,406</text:p>
          </table:table-cell>
          <table:table-cell office:value-type="float" office:value="-154.215" calcext:value-type="float">
            <text:p>-154,215</text:p>
          </table:table-cell>
          <table:table-cell office:value-type="float" office:value="-175.151" calcext:value-type="float">
            <text:p>-175,151</text:p>
          </table:table-cell>
          <table:table-cell office:value-type="float" office:value="-160.83" calcext:value-type="float">
            <text:p>-160,83</text:p>
          </table:table-cell>
          <table:table-cell office:value-type="float" office:value="-153.799" calcext:value-type="float">
            <text:p>-153,799</text:p>
          </table:table-cell>
        </table:table-row>
        <table:table-row table:style-name="ro1">
          <table:table-cell office:value-type="float" office:value="-188.487" calcext:value-type="float">
            <text:p>-188,487</text:p>
          </table:table-cell>
          <table:table-cell office:value-type="float" office:value="-180.076" calcext:value-type="float">
            <text:p>-180,076</text:p>
          </table:table-cell>
          <table:table-cell office:value-type="float" office:value="-177.907" calcext:value-type="float">
            <text:p>-177,907</text:p>
          </table:table-cell>
          <table:table-cell office:value-type="float" office:value="-176.97" calcext:value-type="float">
            <text:p>-176,97</text:p>
          </table:table-cell>
          <table:table-cell office:value-type="float" office:value="-140.512" calcext:value-type="float">
            <text:p>-140,512</text:p>
          </table:table-cell>
        </table:table-row>
        <table:table-row table:style-name="ro1">
          <table:table-cell office:value-type="float" office:value="-173.388" calcext:value-type="float">
            <text:p>-173,388</text:p>
          </table:table-cell>
          <table:table-cell office:value-type="float" office:value="-169.908" calcext:value-type="float">
            <text:p>-169,908</text:p>
          </table:table-cell>
          <table:table-cell office:value-type="float" office:value="-176.806" calcext:value-type="float">
            <text:p>-176,806</text:p>
          </table:table-cell>
          <table:table-cell office:value-type="float" office:value="-159.518" calcext:value-type="float">
            <text:p>-159,518</text:p>
          </table:table-cell>
          <table:table-cell office:value-type="float" office:value="-133.896" calcext:value-type="float">
            <text:p>-133,896</text:p>
          </table:table-cell>
        </table:table-row>
        <table:table-row table:style-name="ro1">
          <table:table-cell office:value-type="float" office:value="-161.423" calcext:value-type="float">
            <text:p>-161,423</text:p>
          </table:table-cell>
          <table:table-cell office:value-type="float" office:value="-187.971" calcext:value-type="float">
            <text:p>-187,971</text:p>
          </table:table-cell>
          <table:table-cell office:value-type="float" office:value="-181.085" calcext:value-type="float">
            <text:p>-181,085</text:p>
          </table:table-cell>
          <table:table-cell office:value-type="float" office:value="-169.398" calcext:value-type="float">
            <text:p>-169,398</text:p>
          </table:table-cell>
          <table:table-cell office:value-type="float" office:value="-145.362" calcext:value-type="float">
            <text:p>-145,362</text:p>
          </table:table-cell>
        </table:table-row>
        <table:table-row table:style-name="ro1">
          <table:table-cell office:value-type="float" office:value="-176.951" calcext:value-type="float">
            <text:p>-176,951</text:p>
          </table:table-cell>
          <table:table-cell office:value-type="float" office:value="-168.097" calcext:value-type="float">
            <text:p>-168,097</text:p>
          </table:table-cell>
          <table:table-cell office:value-type="float" office:value="-170.538" calcext:value-type="float">
            <text:p>-170,538</text:p>
          </table:table-cell>
          <table:table-cell office:value-type="float" office:value="-165.122" calcext:value-type="float">
            <text:p>-165,122</text:p>
          </table:table-cell>
          <table:table-cell office:value-type="float" office:value="-134.092" calcext:value-type="float">
            <text:p>-134,092</text:p>
          </table:table-cell>
        </table:table-row>
        <table:table-row table:style-name="ro1">
          <table:table-cell office:value-type="float" office:value="-165.749" calcext:value-type="float">
            <text:p>-165,749</text:p>
          </table:table-cell>
          <table:table-cell office:value-type="float" office:value="-171.763" calcext:value-type="float">
            <text:p>-171,763</text:p>
          </table:table-cell>
          <table:table-cell office:value-type="float" office:value="-145.391" calcext:value-type="float">
            <text:p>-145,391</text:p>
          </table:table-cell>
          <table:table-cell office:value-type="float" office:value="-161.215" calcext:value-type="float">
            <text:p>-161,215</text:p>
          </table:table-cell>
          <table:table-cell office:value-type="float" office:value="-150.772" calcext:value-type="float">
            <text:p>-150,772</text:p>
          </table:table-cell>
        </table:table-row>
        <table:table-row table:style-name="ro1">
          <table:table-cell office:value-type="float" office:value="-182.848" calcext:value-type="float">
            <text:p>-182,848</text:p>
          </table:table-cell>
          <table:table-cell office:value-type="float" office:value="-144.164" calcext:value-type="float">
            <text:p>-144,164</text:p>
          </table:table-cell>
          <table:table-cell office:value-type="float" office:value="-170.684" calcext:value-type="float">
            <text:p>-170,684</text:p>
          </table:table-cell>
          <table:table-cell office:value-type="float" office:value="-151.132" calcext:value-type="float">
            <text:p>-151,132</text:p>
          </table:table-cell>
          <table:table-cell office:value-type="float" office:value="-153.317" calcext:value-type="float">
            <text:p>-153,317</text:p>
          </table:table-cell>
        </table:table-row>
        <table:table-row table:style-name="ro1">
          <table:table-cell office:value-type="float" office:value="-183.529" calcext:value-type="float">
            <text:p>-183,529</text:p>
          </table:table-cell>
          <table:table-cell office:value-type="float" office:value="-162.26" calcext:value-type="float">
            <text:p>-162,26</text:p>
          </table:table-cell>
          <table:table-cell office:value-type="float" office:value="-149.358" calcext:value-type="float">
            <text:p>-149,358</text:p>
          </table:table-cell>
          <table:table-cell office:value-type="float" office:value="-170.546" calcext:value-type="float">
            <text:p>-170,546</text:p>
          </table:table-cell>
          <table:table-cell office:value-type="float" office:value="-150.601" calcext:value-type="float">
            <text:p>-150,601</text:p>
          </table:table-cell>
        </table:table-row>
        <table:table-row table:style-name="ro1">
          <table:table-cell office:value-type="float" office:value="-162.561" calcext:value-type="float">
            <text:p>-162,561</text:p>
          </table:table-cell>
          <table:table-cell office:value-type="float" office:value="-170.76" calcext:value-type="float">
            <text:p>-170,76</text:p>
          </table:table-cell>
          <table:table-cell office:value-type="float" office:value="-163.092" calcext:value-type="float">
            <text:p>-163,092</text:p>
          </table:table-cell>
          <table:table-cell office:value-type="float" office:value="-186.53" calcext:value-type="float">
            <text:p>-186,53</text:p>
          </table:table-cell>
          <table:table-cell office:value-type="float" office:value="-154.875" calcext:value-type="float">
            <text:p>-154,875</text:p>
          </table:table-cell>
        </table:table-row>
        <table:table-row table:style-name="ro1">
          <table:table-cell office:value-type="float" office:value="-162.129" calcext:value-type="float">
            <text:p>-162,129</text:p>
          </table:table-cell>
          <table:table-cell office:value-type="float" office:value="-186.6" calcext:value-type="float">
            <text:p>-186,6</text:p>
          </table:table-cell>
          <table:table-cell office:value-type="float" office:value="-164.81" calcext:value-type="float">
            <text:p>-164,81</text:p>
          </table:table-cell>
          <table:table-cell office:value-type="float" office:value="-163.955" calcext:value-type="float">
            <text:p>-163,955</text:p>
          </table:table-cell>
          <table:table-cell office:value-type="float" office:value="-142.031" calcext:value-type="float">
            <text:p>-142,031</text:p>
          </table:table-cell>
        </table:table-row>
        <table:table-row table:style-name="ro1">
          <table:table-cell office:value-type="float" office:value="-174.647" calcext:value-type="float">
            <text:p>-174,647</text:p>
          </table:table-cell>
          <table:table-cell office:value-type="float" office:value="-142.155" calcext:value-type="float">
            <text:p>-142,155</text:p>
          </table:table-cell>
          <table:table-cell office:value-type="float" office:value="-171.034" calcext:value-type="float">
            <text:p>-171,034</text:p>
          </table:table-cell>
          <table:table-cell office:value-type="float" office:value="-176.17" calcext:value-type="float">
            <text:p>-176,17</text:p>
          </table:table-cell>
          <table:table-cell office:value-type="float" office:value="-157.992" calcext:value-type="float">
            <text:p>-157,992</text:p>
          </table:table-cell>
        </table:table-row>
        <table:table-row table:style-name="ro1">
          <table:table-cell office:value-type="float" office:value="-164.329" calcext:value-type="float">
            <text:p>-164,329</text:p>
          </table:table-cell>
          <table:table-cell office:value-type="float" office:value="-169.749" calcext:value-type="float">
            <text:p>-169,749</text:p>
          </table:table-cell>
          <table:table-cell office:value-type="float" office:value="-153.199" calcext:value-type="float">
            <text:p>-153,199</text:p>
          </table:table-cell>
          <table:table-cell office:value-type="float" office:value="-175.217" calcext:value-type="float">
            <text:p>-175,217</text:p>
          </table:table-cell>
          <table:table-cell office:value-type="float" office:value="-147.944" calcext:value-type="float">
            <text:p>-147,944</text:p>
          </table:table-cell>
        </table:table-row>
        <table:table-row table:style-name="ro1">
          <table:table-cell office:value-type="float" office:value="-183.075" calcext:value-type="float">
            <text:p>-183,075</text:p>
          </table:table-cell>
          <table:table-cell office:value-type="float" office:value="-154.256" calcext:value-type="float">
            <text:p>-154,256</text:p>
          </table:table-cell>
          <table:table-cell office:value-type="float" office:value="-163.578" calcext:value-type="float">
            <text:p>-163,578</text:p>
          </table:table-cell>
          <table:table-cell office:value-type="float" office:value="-151.785" calcext:value-type="float">
            <text:p>-151,785</text:p>
          </table:table-cell>
          <table:table-cell office:value-type="float" office:value="-133.608" calcext:value-type="float">
            <text:p>-133,608</text:p>
          </table:table-cell>
        </table:table-row>
        <table:table-row table:style-name="ro1">
          <table:table-cell office:value-type="float" office:value="-182.137" calcext:value-type="float">
            <text:p>-182,137</text:p>
          </table:table-cell>
          <table:table-cell office:value-type="float" office:value="-160.167" calcext:value-type="float">
            <text:p>-160,167</text:p>
          </table:table-cell>
          <table:table-cell office:value-type="float" office:value="-169.556" calcext:value-type="float">
            <text:p>-169,556</text:p>
          </table:table-cell>
          <table:table-cell office:value-type="float" office:value="-174.663" calcext:value-type="float">
            <text:p>-174,663</text:p>
          </table:table-cell>
          <table:table-cell office:value-type="float" office:value="-129.303" calcext:value-type="float">
            <text:p>-129,303</text:p>
          </table:table-cell>
        </table:table-row>
        <table:table-row table:style-name="ro1">
          <table:table-cell office:value-type="float" office:value="-169.116" calcext:value-type="float">
            <text:p>-169,116</text:p>
          </table:table-cell>
          <table:table-cell office:value-type="float" office:value="-170.821" calcext:value-type="float">
            <text:p>-170,821</text:p>
          </table:table-cell>
          <table:table-cell office:value-type="float" office:value="-162.239" calcext:value-type="float">
            <text:p>-162,239</text:p>
          </table:table-cell>
          <table:table-cell office:value-type="float" office:value="-175.805" calcext:value-type="float">
            <text:p>-175,805</text:p>
          </table:table-cell>
          <table:table-cell office:value-type="float" office:value="-133.69" calcext:value-type="float">
            <text:p>-133,69</text:p>
          </table:table-cell>
        </table:table-row>
        <table:table-row table:style-name="ro1">
          <table:table-cell office:value-type="float" office:value="-158.116" calcext:value-type="float">
            <text:p>-158,116</text:p>
          </table:table-cell>
          <table:table-cell office:value-type="float" office:value="-163.684" calcext:value-type="float">
            <text:p>-163,684</text:p>
          </table:table-cell>
          <table:table-cell office:value-type="float" office:value="-201.787" calcext:value-type="float">
            <text:p>-201,787</text:p>
          </table:table-cell>
          <table:table-cell office:value-type="float" office:value="-186.663" calcext:value-type="float">
            <text:p>-186,663</text:p>
          </table:table-cell>
          <table:table-cell office:value-type="float" office:value="-134.086" calcext:value-type="float">
            <text:p>-134,086</text:p>
          </table:table-cell>
        </table:table-row>
        <table:table-row table:style-name="ro1">
          <table:table-cell office:value-type="float" office:value="-192.888" calcext:value-type="float">
            <text:p>-192,888</text:p>
          </table:table-cell>
          <table:table-cell office:value-type="float" office:value="-158.608" calcext:value-type="float">
            <text:p>-158,608</text:p>
          </table:table-cell>
          <table:table-cell office:value-type="float" office:value="-176.785" calcext:value-type="float">
            <text:p>-176,785</text:p>
          </table:table-cell>
          <table:table-cell office:value-type="float" office:value="-160.254" calcext:value-type="float">
            <text:p>-160,254</text:p>
          </table:table-cell>
          <table:table-cell office:value-type="float" office:value="-150.371" calcext:value-type="float">
            <text:p>-150,371</text:p>
          </table:table-cell>
        </table:table-row>
        <table:table-row table:style-name="ro1">
          <table:table-cell office:value-type="float" office:value="-192.416" calcext:value-type="float">
            <text:p>-192,416</text:p>
          </table:table-cell>
          <table:table-cell office:value-type="float" office:value="-179.776" calcext:value-type="float">
            <text:p>-179,776</text:p>
          </table:table-cell>
          <table:table-cell office:value-type="float" office:value="-180.206" calcext:value-type="float">
            <text:p>-180,206</text:p>
          </table:table-cell>
          <table:table-cell office:value-type="float" office:value="-163.973" calcext:value-type="float">
            <text:p>-163,973</text:p>
          </table:table-cell>
          <table:table-cell office:value-type="float" office:value="-134.452" calcext:value-type="float">
            <text:p>-134,452</text:p>
          </table:table-cell>
        </table:table-row>
        <table:table-row table:style-name="ro1">
          <table:table-cell office:value-type="float" office:value="-203.302" calcext:value-type="float">
            <text:p>-203,302</text:p>
          </table:table-cell>
          <table:table-cell office:value-type="float" office:value="-156.169" calcext:value-type="float">
            <text:p>-156,169</text:p>
          </table:table-cell>
          <table:table-cell office:value-type="float" office:value="-165.973" calcext:value-type="float">
            <text:p>-165,973</text:p>
          </table:table-cell>
          <table:table-cell office:value-type="float" office:value="-178.176" calcext:value-type="float">
            <text:p>-178,176</text:p>
          </table:table-cell>
          <table:table-cell office:value-type="float" office:value="-172.055" calcext:value-type="float">
            <text:p>-172,055</text:p>
          </table:table-cell>
        </table:table-row>
        <table:table-row table:style-name="ro1">
          <table:table-cell office:value-type="float" office:value="-187.395" calcext:value-type="float">
            <text:p>-187,395</text:p>
          </table:table-cell>
          <table:table-cell office:value-type="float" office:value="-165.657" calcext:value-type="float">
            <text:p>-165,657</text:p>
          </table:table-cell>
          <table:table-cell office:value-type="float" office:value="-158.074" calcext:value-type="float">
            <text:p>-158,074</text:p>
          </table:table-cell>
          <table:table-cell office:value-type="float" office:value="-148.896" calcext:value-type="float">
            <text:p>-148,896</text:p>
          </table:table-cell>
          <table:table-cell office:value-type="float" office:value="-145.937" calcext:value-type="float">
            <text:p>-145,937</text:p>
          </table:table-cell>
        </table:table-row>
        <table:table-row table:style-name="ro1">
          <table:table-cell office:value-type="float" office:value="-191.114" calcext:value-type="float">
            <text:p>-191,114</text:p>
          </table:table-cell>
          <table:table-cell office:value-type="float" office:value="-177.284" calcext:value-type="float">
            <text:p>-177,284</text:p>
          </table:table-cell>
          <table:table-cell office:value-type="float" office:value="-179.821" calcext:value-type="float">
            <text:p>-179,821</text:p>
          </table:table-cell>
          <table:table-cell office:value-type="float" office:value="-168.543" calcext:value-type="float">
            <text:p>-168,543</text:p>
          </table:table-cell>
          <table:table-cell office:value-type="float" office:value="-146.777" calcext:value-type="float">
            <text:p>-146,777</text:p>
          </table:table-cell>
        </table:table-row>
        <table:table-row table:style-name="ro1">
          <table:table-cell office:value-type="float" office:value="-178.714" calcext:value-type="float">
            <text:p>-178,714</text:p>
          </table:table-cell>
          <table:table-cell office:value-type="float" office:value="-182.519" calcext:value-type="float">
            <text:p>-182,519</text:p>
          </table:table-cell>
          <table:table-cell office:value-type="float" office:value="-176.289" calcext:value-type="float">
            <text:p>-176,289</text:p>
          </table:table-cell>
          <table:table-cell office:value-type="float" office:value="-148.518" calcext:value-type="float">
            <text:p>-148,518</text:p>
          </table:table-cell>
          <table:table-cell office:value-type="float" office:value="-156.9" calcext:value-type="float">
            <text:p>-156,9</text:p>
          </table:table-cell>
        </table:table-row>
        <table:table-row table:style-name="ro1">
          <table:table-cell office:value-type="float" office:value="-185.189" calcext:value-type="float">
            <text:p>-185,189</text:p>
          </table:table-cell>
          <table:table-cell office:value-type="float" office:value="-187.472" calcext:value-type="float">
            <text:p>-187,472</text:p>
          </table:table-cell>
          <table:table-cell office:value-type="float" office:value="-171.728" calcext:value-type="float">
            <text:p>-171,728</text:p>
          </table:table-cell>
          <table:table-cell office:value-type="float" office:value="-180.854" calcext:value-type="float">
            <text:p>-180,854</text:p>
          </table:table-cell>
          <table:table-cell office:value-type="float" office:value="-145.962" calcext:value-type="float">
            <text:p>-145,962</text:p>
          </table:table-cell>
        </table:table-row>
        <table:table-row table:style-name="ro1">
          <table:table-cell office:value-type="float" office:value="-199.799" calcext:value-type="float">
            <text:p>-199,799</text:p>
          </table:table-cell>
          <table:table-cell office:value-type="float" office:value="-163.831" calcext:value-type="float">
            <text:p>-163,831</text:p>
          </table:table-cell>
          <table:table-cell office:value-type="float" office:value="-167.295" calcext:value-type="float">
            <text:p>-167,295</text:p>
          </table:table-cell>
          <table:table-cell office:value-type="float" office:value="-169.898" calcext:value-type="float">
            <text:p>-169,898</text:p>
          </table:table-cell>
          <table:table-cell office:value-type="float" office:value="-125.38" calcext:value-type="float">
            <text:p>-125,38</text:p>
          </table:table-cell>
        </table:table-row>
        <table:table-row table:style-name="ro1">
          <table:table-cell office:value-type="float" office:value="-186.098" calcext:value-type="float">
            <text:p>-186,098</text:p>
          </table:table-cell>
          <table:table-cell office:value-type="float" office:value="-162.752" calcext:value-type="float">
            <text:p>-162,752</text:p>
          </table:table-cell>
          <table:table-cell office:value-type="float" office:value="-156.153" calcext:value-type="float">
            <text:p>-156,153</text:p>
          </table:table-cell>
          <table:table-cell office:value-type="float" office:value="-189.747" calcext:value-type="float">
            <text:p>-189,747</text:p>
          </table:table-cell>
          <table:table-cell office:value-type="float" office:value="-133.31" calcext:value-type="float">
            <text:p>-133,31</text:p>
          </table:table-cell>
        </table:table-row>
        <table:table-row table:style-name="ro1">
          <table:table-cell office:value-type="float" office:value="-195.768" calcext:value-type="float">
            <text:p>-195,768</text:p>
          </table:table-cell>
          <table:table-cell office:value-type="float" office:value="-164.868" calcext:value-type="float">
            <text:p>-164,868</text:p>
          </table:table-cell>
          <table:table-cell office:value-type="float" office:value="-177.699" calcext:value-type="float">
            <text:p>-177,699</text:p>
          </table:table-cell>
          <table:table-cell office:value-type="float" office:value="-156.044" calcext:value-type="float">
            <text:p>-156,044</text:p>
          </table:table-cell>
          <table:table-cell office:value-type="float" office:value="-151.966" calcext:value-type="float">
            <text:p>-151,966</text:p>
          </table:table-cell>
        </table:table-row>
        <table:table-row table:style-name="ro1">
          <table:table-cell office:value-type="float" office:value="-193.756" calcext:value-type="float">
            <text:p>-193,756</text:p>
          </table:table-cell>
          <table:table-cell office:value-type="float" office:value="-157.866" calcext:value-type="float">
            <text:p>-157,866</text:p>
          </table:table-cell>
          <table:table-cell office:value-type="float" office:value="-179.341" calcext:value-type="float">
            <text:p>-179,341</text:p>
          </table:table-cell>
          <table:table-cell office:value-type="float" office:value="-166.395" calcext:value-type="float">
            <text:p>-166,395</text:p>
          </table:table-cell>
          <table:table-cell office:value-type="float" office:value="-151.482" calcext:value-type="float">
            <text:p>-151,482</text:p>
          </table:table-cell>
        </table:table-row>
        <table:table-row table:style-name="ro1">
          <table:table-cell office:value-type="float" office:value="-185.939" calcext:value-type="float">
            <text:p>-185,939</text:p>
          </table:table-cell>
          <table:table-cell office:value-type="float" office:value="-162.66" calcext:value-type="float">
            <text:p>-162,66</text:p>
          </table:table-cell>
          <table:table-cell office:value-type="float" office:value="-173.818" calcext:value-type="float">
            <text:p>-173,818</text:p>
          </table:table-cell>
          <table:table-cell office:value-type="float" office:value="-197.476" calcext:value-type="float">
            <text:p>-197,476</text:p>
          </table:table-cell>
          <table:table-cell office:value-type="float" office:value="-125.777" calcext:value-type="float">
            <text:p>-125,777</text:p>
          </table:table-cell>
        </table:table-row>
        <table:table-row table:style-name="ro1">
          <table:table-cell office:value-type="float" office:value="-170.081" calcext:value-type="float">
            <text:p>-170,081</text:p>
          </table:table-cell>
          <table:table-cell office:value-type="float" office:value="-164.179" calcext:value-type="float">
            <text:p>-164,179</text:p>
          </table:table-cell>
          <table:table-cell office:value-type="float" office:value="-183.668" calcext:value-type="float">
            <text:p>-183,668</text:p>
          </table:table-cell>
          <table:table-cell office:value-type="float" office:value="-176.123" calcext:value-type="float">
            <text:p>-176,123</text:p>
          </table:table-cell>
          <table:table-cell office:value-type="float" office:value="-112.53" calcext:value-type="float">
            <text:p>-112,53</text:p>
          </table:table-cell>
        </table:table-row>
        <table:table-row table:style-name="ro1">
          <table:table-cell office:value-type="float" office:value="-190.985" calcext:value-type="float">
            <text:p>-190,985</text:p>
          </table:table-cell>
          <table:table-cell office:value-type="float" office:value="-175.177" calcext:value-type="float">
            <text:p>-175,177</text:p>
          </table:table-cell>
          <table:table-cell office:value-type="float" office:value="-176.936" calcext:value-type="float">
            <text:p>-176,936</text:p>
          </table:table-cell>
          <table:table-cell office:value-type="float" office:value="-154.891" calcext:value-type="float">
            <text:p>-154,891</text:p>
          </table:table-cell>
          <table:table-cell office:value-type="float" office:value="-143.637" calcext:value-type="float">
            <text:p>-143,637</text:p>
          </table:table-cell>
        </table:table-row>
        <table:table-row table:style-name="ro1">
          <table:table-cell office:value-type="float" office:value="-187.209" calcext:value-type="float">
            <text:p>-187,209</text:p>
          </table:table-cell>
          <table:table-cell office:value-type="float" office:value="-170.106" calcext:value-type="float">
            <text:p>-170,106</text:p>
          </table:table-cell>
          <table:table-cell office:value-type="float" office:value="-161.099" calcext:value-type="float">
            <text:p>-161,099</text:p>
          </table:table-cell>
          <table:table-cell office:value-type="float" office:value="-169.302" calcext:value-type="float">
            <text:p>-169,302</text:p>
          </table:table-cell>
          <table:table-cell office:value-type="float" office:value="-133.108" calcext:value-type="float">
            <text:p>-133,108</text:p>
          </table:table-cell>
        </table:table-row>
        <table:table-row table:style-name="ro1">
          <table:table-cell office:value-type="float" office:value="-192.762" calcext:value-type="float">
            <text:p>-192,762</text:p>
          </table:table-cell>
          <table:table-cell office:value-type="float" office:value="-162.896" calcext:value-type="float">
            <text:p>-162,896</text:p>
          </table:table-cell>
          <table:table-cell office:value-type="float" office:value="-174.327" calcext:value-type="float">
            <text:p>-174,327</text:p>
          </table:table-cell>
          <table:table-cell office:value-type="float" office:value="-164.431" calcext:value-type="float">
            <text:p>-164,431</text:p>
          </table:table-cell>
          <table:table-cell office:value-type="float" office:value="-127.733" calcext:value-type="float">
            <text:p>-127,733</text:p>
          </table:table-cell>
        </table:table-row>
        <table:table-row table:style-name="ro1">
          <table:table-cell office:value-type="float" office:value="-192.972" calcext:value-type="float">
            <text:p>-192,972</text:p>
          </table:table-cell>
          <table:table-cell office:value-type="float" office:value="-160.172" calcext:value-type="float">
            <text:p>-160,172</text:p>
          </table:table-cell>
          <table:table-cell office:value-type="float" office:value="-204.456" calcext:value-type="float">
            <text:p>-204,456</text:p>
          </table:table-cell>
          <table:table-cell office:value-type="float" office:value="-160.217" calcext:value-type="float">
            <text:p>-160,217</text:p>
          </table:table-cell>
          <table:table-cell office:value-type="float" office:value="-133.996" calcext:value-type="float">
            <text:p>-133,996</text:p>
          </table:table-cell>
        </table:table-row>
        <table:table-row table:style-name="ro1">
          <table:table-cell office:value-type="float" office:value="-186.613" calcext:value-type="float">
            <text:p>-186,613</text:p>
          </table:table-cell>
          <table:table-cell office:value-type="float" office:value="-165.235" calcext:value-type="float">
            <text:p>-165,235</text:p>
          </table:table-cell>
          <table:table-cell office:value-type="float" office:value="-174.517" calcext:value-type="float">
            <text:p>-174,517</text:p>
          </table:table-cell>
          <table:table-cell office:value-type="float" office:value="-183.501" calcext:value-type="float">
            <text:p>-183,501</text:p>
          </table:table-cell>
          <table:table-cell office:value-type="float" office:value="-151.757" calcext:value-type="float">
            <text:p>-151,757</text:p>
          </table:table-cell>
        </table:table-row>
        <table:table-row table:style-name="ro1">
          <table:table-cell office:value-type="float" office:value="-179.091" calcext:value-type="float">
            <text:p>-179,091</text:p>
          </table:table-cell>
          <table:table-cell office:value-type="float" office:value="-175.163" calcext:value-type="float">
            <text:p>-175,163</text:p>
          </table:table-cell>
          <table:table-cell office:value-type="float" office:value="-179.94" calcext:value-type="float">
            <text:p>-179,94</text:p>
          </table:table-cell>
          <table:table-cell office:value-type="float" office:value="-168.174" calcext:value-type="float">
            <text:p>-168,174</text:p>
          </table:table-cell>
          <table:table-cell office:value-type="float" office:value="-141.515" calcext:value-type="float">
            <text:p>-141,515</text:p>
          </table:table-cell>
        </table:table-row>
        <table:table-row table:style-name="ro1">
          <table:table-cell office:value-type="float" office:value="-166.148" calcext:value-type="float">
            <text:p>-166,148</text:p>
          </table:table-cell>
          <table:table-cell office:value-type="float" office:value="-172.44" calcext:value-type="float">
            <text:p>-172,44</text:p>
          </table:table-cell>
          <table:table-cell office:value-type="float" office:value="-170.841" calcext:value-type="float">
            <text:p>-170,841</text:p>
          </table:table-cell>
          <table:table-cell office:value-type="float" office:value="-175.513" calcext:value-type="float">
            <text:p>-175,513</text:p>
          </table:table-cell>
          <table:table-cell office:value-type="float" office:value="-136.2" calcext:value-type="float">
            <text:p>-136,2</text:p>
          </table:table-cell>
        </table:table-row>
        <table:table-row table:style-name="ro1">
          <table:table-cell office:value-type="float" office:value="-164.772" calcext:value-type="float">
            <text:p>-164,772</text:p>
          </table:table-cell>
          <table:table-cell office:value-type="float" office:value="-178.942" calcext:value-type="float">
            <text:p>-178,942</text:p>
          </table:table-cell>
          <table:table-cell office:value-type="float" office:value="-179.712" calcext:value-type="float">
            <text:p>-179,712</text:p>
          </table:table-cell>
          <table:table-cell office:value-type="float" office:value="-184.965" calcext:value-type="float">
            <text:p>-184,965</text:p>
          </table:table-cell>
          <table:table-cell office:value-type="float" office:value="-150.769" calcext:value-type="float">
            <text:p>-150,769</text:p>
          </table:table-cell>
        </table:table-row>
        <table:table-row table:style-name="ro1">
          <table:table-cell office:value-type="float" office:value="-168.715" calcext:value-type="float">
            <text:p>-168,715</text:p>
          </table:table-cell>
          <table:table-cell office:value-type="float" office:value="-154.791" calcext:value-type="float">
            <text:p>-154,791</text:p>
          </table:table-cell>
          <table:table-cell office:value-type="float" office:value="-156.952" calcext:value-type="float">
            <text:p>-156,952</text:p>
          </table:table-cell>
          <table:table-cell office:value-type="float" office:value="-179.685" calcext:value-type="float">
            <text:p>-179,685</text:p>
          </table:table-cell>
          <table:table-cell office:value-type="float" office:value="-134.376" calcext:value-type="float">
            <text:p>-134,376</text:p>
          </table:table-cell>
        </table:table-row>
        <table:table-row table:style-name="ro1">
          <table:table-cell office:value-type="float" office:value="-168.241" calcext:value-type="float">
            <text:p>-168,241</text:p>
          </table:table-cell>
          <table:table-cell office:value-type="float" office:value="-162.671" calcext:value-type="float">
            <text:p>-162,671</text:p>
          </table:table-cell>
          <table:table-cell office:value-type="float" office:value="-168.711" calcext:value-type="float">
            <text:p>-168,711</text:p>
          </table:table-cell>
          <table:table-cell office:value-type="float" office:value="-180.71" calcext:value-type="float">
            <text:p>-180,71</text:p>
          </table:table-cell>
          <table:table-cell office:value-type="float" office:value="-149.427" calcext:value-type="float">
            <text:p>-149,427</text:p>
          </table:table-cell>
        </table:table-row>
        <table:table-row table:style-name="ro1">
          <table:table-cell office:value-type="float" office:value="-169.934" calcext:value-type="float">
            <text:p>-169,934</text:p>
          </table:table-cell>
          <table:table-cell office:value-type="float" office:value="-189.498" calcext:value-type="float">
            <text:p>-189,498</text:p>
          </table:table-cell>
          <table:table-cell office:value-type="float" office:value="-160.558" calcext:value-type="float">
            <text:p>-160,558</text:p>
          </table:table-cell>
          <table:table-cell office:value-type="float" office:value="-162.003" calcext:value-type="float">
            <text:p>-162,003</text:p>
          </table:table-cell>
          <table:table-cell office:value-type="float" office:value="-148.147" calcext:value-type="float">
            <text:p>-148,147</text:p>
          </table:table-cell>
        </table:table-row>
        <table:table-row table:style-name="ro1">
          <table:table-cell office:value-type="float" office:value="-179.61" calcext:value-type="float">
            <text:p>-179,61</text:p>
          </table:table-cell>
          <table:table-cell office:value-type="float" office:value="-156.85" calcext:value-type="float">
            <text:p>-156,85</text:p>
          </table:table-cell>
          <table:table-cell office:value-type="float" office:value="-166.204" calcext:value-type="float">
            <text:p>-166,204</text:p>
          </table:table-cell>
          <table:table-cell office:value-type="float" office:value="-167.561" calcext:value-type="float">
            <text:p>-167,561</text:p>
          </table:table-cell>
          <table:table-cell office:value-type="float" office:value="-163.587" calcext:value-type="float">
            <text:p>-163,587</text:p>
          </table:table-cell>
        </table:table-row>
        <table:table-row table:style-name="ro1">
          <table:table-cell office:value-type="float" office:value="-178.024" calcext:value-type="float">
            <text:p>-178,024</text:p>
          </table:table-cell>
          <table:table-cell office:value-type="float" office:value="-181.789" calcext:value-type="float">
            <text:p>-181,789</text:p>
          </table:table-cell>
          <table:table-cell office:value-type="float" office:value="-173.247" calcext:value-type="float">
            <text:p>-173,247</text:p>
          </table:table-cell>
          <table:table-cell office:value-type="float" office:value="-177.398" calcext:value-type="float">
            <text:p>-177,398</text:p>
          </table:table-cell>
          <table:table-cell office:value-type="float" office:value="-136.972" calcext:value-type="float">
            <text:p>-136,972</text:p>
          </table:table-cell>
        </table:table-row>
        <table:table-row table:style-name="ro1">
          <table:table-cell office:value-type="float" office:value="-166.473" calcext:value-type="float">
            <text:p>-166,473</text:p>
          </table:table-cell>
          <table:table-cell office:value-type="float" office:value="-172.208" calcext:value-type="float">
            <text:p>-172,208</text:p>
          </table:table-cell>
          <table:table-cell office:value-type="float" office:value="-151.565" calcext:value-type="float">
            <text:p>-151,565</text:p>
          </table:table-cell>
          <table:table-cell office:value-type="float" office:value="-178.366" calcext:value-type="float">
            <text:p>-178,366</text:p>
          </table:table-cell>
          <table:table-cell office:value-type="float" office:value="-132.043" calcext:value-type="float">
            <text:p>-132,043</text:p>
          </table:table-cell>
        </table:table-row>
        <table:table-row table:style-name="ro1">
          <table:table-cell office:value-type="float" office:value="-183.007" calcext:value-type="float">
            <text:p>-183,007</text:p>
          </table:table-cell>
          <table:table-cell office:value-type="float" office:value="-175.905" calcext:value-type="float">
            <text:p>-175,905</text:p>
          </table:table-cell>
          <table:table-cell office:value-type="float" office:value="-179.104" calcext:value-type="float">
            <text:p>-179,104</text:p>
          </table:table-cell>
          <table:table-cell office:value-type="float" office:value="-161.217" calcext:value-type="float">
            <text:p>-161,217</text:p>
          </table:table-cell>
          <table:table-cell office:value-type="float" office:value="-160.981" calcext:value-type="float">
            <text:p>-160,981</text:p>
          </table:table-cell>
        </table:table-row>
        <table:table-row table:style-name="ro1">
          <table:table-cell office:value-type="float" office:value="-177.151" calcext:value-type="float">
            <text:p>-177,151</text:p>
          </table:table-cell>
          <table:table-cell office:value-type="float" office:value="-152.961" calcext:value-type="float">
            <text:p>-152,961</text:p>
          </table:table-cell>
          <table:table-cell office:value-type="float" office:value="-191.095" calcext:value-type="float">
            <text:p>-191,095</text:p>
          </table:table-cell>
          <table:table-cell office:value-type="float" office:value="-169.958" calcext:value-type="float">
            <text:p>-169,958</text:p>
          </table:table-cell>
          <table:table-cell office:value-type="float" office:value="-154.14" calcext:value-type="float">
            <text:p>-154,14</text:p>
          </table:table-cell>
        </table:table-row>
        <table:table-row table:style-name="ro1">
          <table:table-cell office:value-type="float" office:value="-171.698" calcext:value-type="float">
            <text:p>-171,698</text:p>
          </table:table-cell>
          <table:table-cell office:value-type="float" office:value="-165.066" calcext:value-type="float">
            <text:p>-165,066</text:p>
          </table:table-cell>
          <table:table-cell office:value-type="float" office:value="-173" calcext:value-type="float">
            <text:p>-173</text:p>
          </table:table-cell>
          <table:table-cell office:value-type="float" office:value="-177.105" calcext:value-type="float">
            <text:p>-177,105</text:p>
          </table:table-cell>
          <table:table-cell office:value-type="float" office:value="-127.266" calcext:value-type="float">
            <text:p>-127,266</text:p>
          </table:table-cell>
        </table:table-row>
        <table:table-row table:style-name="ro1">
          <table:table-cell office:value-type="float" office:value="-170.452" calcext:value-type="float">
            <text:p>-170,452</text:p>
          </table:table-cell>
          <table:table-cell office:value-type="float" office:value="-173.185" calcext:value-type="float">
            <text:p>-173,185</text:p>
          </table:table-cell>
          <table:table-cell office:value-type="float" office:value="-172.021" calcext:value-type="float">
            <text:p>-172,021</text:p>
          </table:table-cell>
          <table:table-cell office:value-type="float" office:value="-167.869" calcext:value-type="float">
            <text:p>-167,869</text:p>
          </table:table-cell>
          <table:table-cell office:value-type="float" office:value="-137.516" calcext:value-type="float">
            <text:p>-137,516</text:p>
          </table:table-cell>
        </table:table-row>
        <table:table-row table:style-name="ro1">
          <table:table-cell office:value-type="float" office:value="-185.23" calcext:value-type="float">
            <text:p>-185,23</text:p>
          </table:table-cell>
          <table:table-cell office:value-type="float" office:value="-180.968" calcext:value-type="float">
            <text:p>-180,968</text:p>
          </table:table-cell>
          <table:table-cell office:value-type="float" office:value="-176.336" calcext:value-type="float">
            <text:p>-176,336</text:p>
          </table:table-cell>
          <table:table-cell office:value-type="float" office:value="-159.53" calcext:value-type="float">
            <text:p>-159,53</text:p>
          </table:table-cell>
          <table:table-cell office:value-type="float" office:value="-147.931" calcext:value-type="float">
            <text:p>-147,931</text:p>
          </table:table-cell>
        </table:table-row>
        <table:table-row table:style-name="ro1">
          <table:table-cell office:value-type="float" office:value="-170.308" calcext:value-type="float">
            <text:p>-170,308</text:p>
          </table:table-cell>
          <table:table-cell office:value-type="float" office:value="-176.226" calcext:value-type="float">
            <text:p>-176,226</text:p>
          </table:table-cell>
          <table:table-cell office:value-type="float" office:value="-175.788" calcext:value-type="float">
            <text:p>-175,788</text:p>
          </table:table-cell>
          <table:table-cell office:value-type="float" office:value="-161.821" calcext:value-type="float">
            <text:p>-161,821</text:p>
          </table:table-cell>
          <table:table-cell office:value-type="float" office:value="-136.179" calcext:value-type="float">
            <text:p>-136,179</text:p>
          </table:table-cell>
        </table:table-row>
        <table:table-row table:style-name="ro1">
          <table:table-cell office:value-type="float" office:value="-183.212" calcext:value-type="float">
            <text:p>-183,212</text:p>
          </table:table-cell>
          <table:table-cell office:value-type="float" office:value="-174.816" calcext:value-type="float">
            <text:p>-174,816</text:p>
          </table:table-cell>
          <table:table-cell office:value-type="float" office:value="-178.665" calcext:value-type="float">
            <text:p>-178,665</text:p>
          </table:table-cell>
          <table:table-cell office:value-type="float" office:value="-176.575" calcext:value-type="float">
            <text:p>-176,575</text:p>
          </table:table-cell>
          <table:table-cell office:value-type="float" office:value="-160.901" calcext:value-type="float">
            <text:p>-160,901</text:p>
          </table:table-cell>
        </table:table-row>
        <table:table-row table:style-name="ro1">
          <table:table-cell office:value-type="float" office:value="-175.699" calcext:value-type="float">
            <text:p>-175,699</text:p>
          </table:table-cell>
          <table:table-cell office:value-type="float" office:value="-183.967" calcext:value-type="float">
            <text:p>-183,967</text:p>
          </table:table-cell>
          <table:table-cell office:value-type="float" office:value="-185.794" calcext:value-type="float">
            <text:p>-185,794</text:p>
          </table:table-cell>
          <table:table-cell office:value-type="float" office:value="-203.081" calcext:value-type="float">
            <text:p>-203,081</text:p>
          </table:table-cell>
          <table:table-cell office:value-type="float" office:value="-130.004" calcext:value-type="float">
            <text:p>-130,004</text:p>
          </table:table-cell>
        </table:table-row>
        <table:table-row table:style-name="ro1">
          <table:table-cell office:value-type="float" office:value="-178.33" calcext:value-type="float">
            <text:p>-178,33</text:p>
          </table:table-cell>
          <table:table-cell office:value-type="float" office:value="-169.431" calcext:value-type="float">
            <text:p>-169,431</text:p>
          </table:table-cell>
          <table:table-cell office:value-type="float" office:value="-189.261" calcext:value-type="float">
            <text:p>-189,261</text:p>
          </table:table-cell>
          <table:table-cell office:value-type="float" office:value="-162.65" calcext:value-type="float">
            <text:p>-162,65</text:p>
          </table:table-cell>
          <table:table-cell office:value-type="float" office:value="-141.9" calcext:value-type="float">
            <text:p>-141,9</text:p>
          </table:table-cell>
        </table:table-row>
        <table:table-row table:style-name="ro1">
          <table:table-cell office:value-type="float" office:value="-176.26" calcext:value-type="float">
            <text:p>-176,26</text:p>
          </table:table-cell>
          <table:table-cell office:value-type="float" office:value="-160.156" calcext:value-type="float">
            <text:p>-160,156</text:p>
          </table:table-cell>
          <table:table-cell office:value-type="float" office:value="-191.077" calcext:value-type="float">
            <text:p>-191,077</text:p>
          </table:table-cell>
          <table:table-cell office:value-type="float" office:value="-158.602" calcext:value-type="float">
            <text:p>-158,602</text:p>
          </table:table-cell>
          <table:table-cell office:value-type="float" office:value="-128.902" calcext:value-type="float">
            <text:p>-128,902</text:p>
          </table:table-cell>
        </table:table-row>
        <table:table-row table:style-name="ro1">
          <table:table-cell office:value-type="float" office:value="-180.964" calcext:value-type="float">
            <text:p>-180,964</text:p>
          </table:table-cell>
          <table:table-cell office:value-type="float" office:value="-181.026" calcext:value-type="float">
            <text:p>-181,026</text:p>
          </table:table-cell>
          <table:table-cell office:value-type="float" office:value="-174.245" calcext:value-type="float">
            <text:p>-174,245</text:p>
          </table:table-cell>
          <table:table-cell office:value-type="float" office:value="-178.822" calcext:value-type="float">
            <text:p>-178,822</text:p>
          </table:table-cell>
          <table:table-cell office:value-type="float" office:value="-150.541" calcext:value-type="float">
            <text:p>-150,541</text:p>
          </table:table-cell>
        </table:table-row>
        <table:table-row table:style-name="ro1">
          <table:table-cell office:value-type="float" office:value="-195.971" calcext:value-type="float">
            <text:p>-195,971</text:p>
          </table:table-cell>
          <table:table-cell office:value-type="float" office:value="-156.091" calcext:value-type="float">
            <text:p>-156,091</text:p>
          </table:table-cell>
          <table:table-cell office:value-type="float" office:value="-181.521" calcext:value-type="float">
            <text:p>-181,521</text:p>
          </table:table-cell>
          <table:table-cell office:value-type="float" office:value="-176.424" calcext:value-type="float">
            <text:p>-176,424</text:p>
          </table:table-cell>
          <table:table-cell office:value-type="float" office:value="-143.057" calcext:value-type="float">
            <text:p>-143,057</text:p>
          </table:table-cell>
        </table:table-row>
        <table:table-row table:style-name="ro1">
          <table:table-cell office:value-type="float" office:value="-170.184" calcext:value-type="float">
            <text:p>-170,184</text:p>
          </table:table-cell>
          <table:table-cell office:value-type="float" office:value="-161.025" calcext:value-type="float">
            <text:p>-161,025</text:p>
          </table:table-cell>
          <table:table-cell office:value-type="float" office:value="-167.203" calcext:value-type="float">
            <text:p>-167,203</text:p>
          </table:table-cell>
          <table:table-cell office:value-type="float" office:value="-188.311" calcext:value-type="float">
            <text:p>-188,311</text:p>
          </table:table-cell>
          <table:table-cell office:value-type="float" office:value="-122.711" calcext:value-type="float">
            <text:p>-122,711</text:p>
          </table:table-cell>
        </table:table-row>
        <table:table-row table:style-name="ro1">
          <table:table-cell office:value-type="float" office:value="-180.349" calcext:value-type="float">
            <text:p>-180,349</text:p>
          </table:table-cell>
          <table:table-cell office:value-type="float" office:value="-176.774" calcext:value-type="float">
            <text:p>-176,774</text:p>
          </table:table-cell>
          <table:table-cell office:value-type="float" office:value="-187.795" calcext:value-type="float">
            <text:p>-187,795</text:p>
          </table:table-cell>
          <table:table-cell office:value-type="float" office:value="-175.246" calcext:value-type="float">
            <text:p>-175,246</text:p>
          </table:table-cell>
          <table:table-cell office:value-type="float" office:value="-127.869" calcext:value-type="float">
            <text:p>-127,869</text:p>
          </table:table-cell>
        </table:table-row>
        <table:table-row table:style-name="ro1">
          <table:table-cell office:value-type="float" office:value="-184.057" calcext:value-type="float">
            <text:p>-184,057</text:p>
          </table:table-cell>
          <table:table-cell office:value-type="float" office:value="-173.433" calcext:value-type="float">
            <text:p>-173,433</text:p>
          </table:table-cell>
          <table:table-cell office:value-type="float" office:value="-187.014" calcext:value-type="float">
            <text:p>-187,014</text:p>
          </table:table-cell>
          <table:table-cell office:value-type="float" office:value="-165.752" calcext:value-type="float">
            <text:p>-165,752</text:p>
          </table:table-cell>
          <table:table-cell office:value-type="float" office:value="-128.303" calcext:value-type="float">
            <text:p>-128,303</text:p>
          </table:table-cell>
        </table:table-row>
        <table:table-row table:style-name="ro1">
          <table:table-cell office:value-type="float" office:value="-187.473" calcext:value-type="float">
            <text:p>-187,473</text:p>
          </table:table-cell>
          <table:table-cell office:value-type="float" office:value="-167.669" calcext:value-type="float">
            <text:p>-167,669</text:p>
          </table:table-cell>
          <table:table-cell office:value-type="float" office:value="-153.848" calcext:value-type="float">
            <text:p>-153,848</text:p>
          </table:table-cell>
          <table:table-cell office:value-type="float" office:value="-177.825" calcext:value-type="float">
            <text:p>-177,825</text:p>
          </table:table-cell>
          <table:table-cell office:value-type="float" office:value="-148.339" calcext:value-type="float">
            <text:p>-148,339</text:p>
          </table:table-cell>
        </table:table-row>
        <table:table-row table:style-name="ro1">
          <table:table-cell office:value-type="float" office:value="-195.983" calcext:value-type="float">
            <text:p>-195,983</text:p>
          </table:table-cell>
          <table:table-cell office:value-type="float" office:value="-153.136" calcext:value-type="float">
            <text:p>-153,136</text:p>
          </table:table-cell>
          <table:table-cell office:value-type="float" office:value="-188.825" calcext:value-type="float">
            <text:p>-188,825</text:p>
          </table:table-cell>
          <table:table-cell office:value-type="float" office:value="-188.185" calcext:value-type="float">
            <text:p>-188,185</text:p>
          </table:table-cell>
          <table:table-cell office:value-type="float" office:value="-136.394" calcext:value-type="float">
            <text:p>-136,394</text:p>
          </table:table-cell>
        </table:table-row>
        <table:table-row table:style-name="ro1">
          <table:table-cell office:value-type="float" office:value="-172.966" calcext:value-type="float">
            <text:p>-172,966</text:p>
          </table:table-cell>
          <table:table-cell office:value-type="float" office:value="-171.149" calcext:value-type="float">
            <text:p>-171,149</text:p>
          </table:table-cell>
          <table:table-cell office:value-type="float" office:value="-186.002" calcext:value-type="float">
            <text:p>-186,002</text:p>
          </table:table-cell>
          <table:table-cell office:value-type="float" office:value="-168.244" calcext:value-type="float">
            <text:p>-168,244</text:p>
          </table:table-cell>
          <table:table-cell office:value-type="float" office:value="-157.145" calcext:value-type="float">
            <text:p>-157,145</text:p>
          </table:table-cell>
        </table:table-row>
        <table:table-row table:style-name="ro1">
          <table:table-cell office:value-type="float" office:value="-180.289" calcext:value-type="float">
            <text:p>-180,289</text:p>
          </table:table-cell>
          <table:table-cell office:value-type="float" office:value="-167.638" calcext:value-type="float">
            <text:p>-167,638</text:p>
          </table:table-cell>
          <table:table-cell office:value-type="float" office:value="-180.393" calcext:value-type="float">
            <text:p>-180,393</text:p>
          </table:table-cell>
          <table:table-cell office:value-type="float" office:value="-183.873" calcext:value-type="float">
            <text:p>-183,873</text:p>
          </table:table-cell>
          <table:table-cell office:value-type="float" office:value="-142.894" calcext:value-type="float">
            <text:p>-142,894</text:p>
          </table:table-cell>
        </table:table-row>
        <table:table-row table:style-name="ro1">
          <table:table-cell office:value-type="float" office:value="-184.339" calcext:value-type="float">
            <text:p>-184,339</text:p>
          </table:table-cell>
          <table:table-cell office:value-type="float" office:value="-167.28" calcext:value-type="float">
            <text:p>-167,28</text:p>
          </table:table-cell>
          <table:table-cell office:value-type="float" office:value="-164.021" calcext:value-type="float">
            <text:p>-164,021</text:p>
          </table:table-cell>
          <table:table-cell office:value-type="float" office:value="-173.057" calcext:value-type="float">
            <text:p>-173,057</text:p>
          </table:table-cell>
          <table:table-cell office:value-type="float" office:value="-131.813" calcext:value-type="float">
            <text:p>-131,813</text:p>
          </table:table-cell>
        </table:table-row>
        <table:table-row table:style-name="ro1">
          <table:table-cell office:value-type="float" office:value="-180.978" calcext:value-type="float">
            <text:p>-180,978</text:p>
          </table:table-cell>
          <table:table-cell office:value-type="float" office:value="-169.159" calcext:value-type="float">
            <text:p>-169,159</text:p>
          </table:table-cell>
          <table:table-cell office:value-type="float" office:value="-184.908" calcext:value-type="float">
            <text:p>-184,908</text:p>
          </table:table-cell>
          <table:table-cell office:value-type="float" office:value="-187.99" calcext:value-type="float">
            <text:p>-187,99</text:p>
          </table:table-cell>
          <table:table-cell office:value-type="float" office:value="-148.872" calcext:value-type="float">
            <text:p>-148,872</text:p>
          </table:table-cell>
        </table:table-row>
        <table:table-row table:style-name="ro1">
          <table:table-cell office:value-type="float" office:value="-168.415" calcext:value-type="float">
            <text:p>-168,415</text:p>
          </table:table-cell>
          <table:table-cell office:value-type="float" office:value="-157.09" calcext:value-type="float">
            <text:p>-157,09</text:p>
          </table:table-cell>
          <table:table-cell office:value-type="float" office:value="-176.7" calcext:value-type="float">
            <text:p>-176,7</text:p>
          </table:table-cell>
          <table:table-cell office:value-type="float" office:value="-169.828" calcext:value-type="float">
            <text:p>-169,828</text:p>
          </table:table-cell>
          <table:table-cell office:value-type="float" office:value="-132.17" calcext:value-type="float">
            <text:p>-132,17</text:p>
          </table:table-cell>
        </table:table-row>
        <table:table-row table:style-name="ro1">
          <table:table-cell office:value-type="float" office:value="-196.021" calcext:value-type="float">
            <text:p>-196,021</text:p>
          </table:table-cell>
          <table:table-cell office:value-type="float" office:value="-151.991" calcext:value-type="float">
            <text:p>-151,991</text:p>
          </table:table-cell>
          <table:table-cell office:value-type="float" office:value="-172.001" calcext:value-type="float">
            <text:p>-172,001</text:p>
          </table:table-cell>
          <table:table-cell office:value-type="float" office:value="-186.72" calcext:value-type="float">
            <text:p>-186,72</text:p>
          </table:table-cell>
          <table:table-cell office:value-type="float" office:value="-161.649" calcext:value-type="float">
            <text:p>-161,649</text:p>
          </table:table-cell>
        </table:table-row>
        <table:table-row table:style-name="ro1">
          <table:table-cell office:value-type="float" office:value="-187.898" calcext:value-type="float">
            <text:p>-187,898</text:p>
          </table:table-cell>
          <table:table-cell office:value-type="float" office:value="-162.793" calcext:value-type="float">
            <text:p>-162,793</text:p>
          </table:table-cell>
          <table:table-cell office:value-type="float" office:value="-191.202" calcext:value-type="float">
            <text:p>-191,202</text:p>
          </table:table-cell>
          <table:table-cell office:value-type="float" office:value="-170.305" calcext:value-type="float">
            <text:p>-170,305</text:p>
          </table:table-cell>
          <table:table-cell office:value-type="float" office:value="-145.654" calcext:value-type="float">
            <text:p>-145,654</text:p>
          </table:table-cell>
        </table:table-row>
        <table:table-row table:style-name="ro1">
          <table:table-cell office:value-type="float" office:value="-167.11" calcext:value-type="float">
            <text:p>-167,11</text:p>
          </table:table-cell>
          <table:table-cell office:value-type="float" office:value="-175.471" calcext:value-type="float">
            <text:p>-175,471</text:p>
          </table:table-cell>
          <table:table-cell office:value-type="float" office:value="-192.245" calcext:value-type="float">
            <text:p>-192,245</text:p>
          </table:table-cell>
          <table:table-cell office:value-type="float" office:value="-161.376" calcext:value-type="float">
            <text:p>-161,376</text:p>
          </table:table-cell>
          <table:table-cell office:value-type="float" office:value="-147.356" calcext:value-type="float">
            <text:p>-147,356</text:p>
          </table:table-cell>
        </table:table-row>
        <table:table-row table:style-name="ro1">
          <table:table-cell office:value-type="float" office:value="-185.095" calcext:value-type="float">
            <text:p>-185,095</text:p>
          </table:table-cell>
          <table:table-cell office:value-type="float" office:value="-188.784" calcext:value-type="float">
            <text:p>-188,784</text:p>
          </table:table-cell>
          <table:table-cell office:value-type="float" office:value="-191.505" calcext:value-type="float">
            <text:p>-191,505</text:p>
          </table:table-cell>
          <table:table-cell office:value-type="float" office:value="-183.199" calcext:value-type="float">
            <text:p>-183,199</text:p>
          </table:table-cell>
          <table:table-cell office:value-type="float" office:value="-142.656" calcext:value-type="float">
            <text:p>-142,656</text:p>
          </table:table-cell>
        </table:table-row>
        <table:table-row table:style-name="ro1">
          <table:table-cell office:value-type="float" office:value="-203.284" calcext:value-type="float">
            <text:p>-203,284</text:p>
          </table:table-cell>
          <table:table-cell office:value-type="float" office:value="-173.403" calcext:value-type="float">
            <text:p>-173,403</text:p>
          </table:table-cell>
          <table:table-cell office:value-type="float" office:value="-201.148" calcext:value-type="float">
            <text:p>-201,148</text:p>
          </table:table-cell>
          <table:table-cell office:value-type="float" office:value="-182.276" calcext:value-type="float">
            <text:p>-182,276</text:p>
          </table:table-cell>
          <table:table-cell office:value-type="float" office:value="-145.947" calcext:value-type="float">
            <text:p>-145,947</text:p>
          </table:table-cell>
        </table:table-row>
        <table:table-row table:style-name="ro1">
          <table:table-cell office:value-type="float" office:value="-165.74" calcext:value-type="float">
            <text:p>-165,74</text:p>
          </table:table-cell>
          <table:table-cell office:value-type="float" office:value="-165.971" calcext:value-type="float">
            <text:p>-165,971</text:p>
          </table:table-cell>
          <table:table-cell office:value-type="float" office:value="-173.251" calcext:value-type="float">
            <text:p>-173,251</text:p>
          </table:table-cell>
          <table:table-cell office:value-type="float" office:value="-180.51" calcext:value-type="float">
            <text:p>-180,51</text:p>
          </table:table-cell>
          <table:table-cell office:value-type="float" office:value="-138.134" calcext:value-type="float">
            <text:p>-138,134</text:p>
          </table:table-cell>
        </table:table-row>
        <table:table-row table:style-name="ro1">
          <table:table-cell office:value-type="float" office:value="-198.423" calcext:value-type="float">
            <text:p>-198,423</text:p>
          </table:table-cell>
          <table:table-cell office:value-type="float" office:value="-161.307" calcext:value-type="float">
            <text:p>-161,307</text:p>
          </table:table-cell>
          <table:table-cell office:value-type="float" office:value="-184.561" calcext:value-type="float">
            <text:p>-184,561</text:p>
          </table:table-cell>
          <table:table-cell office:value-type="float" office:value="-196.528" calcext:value-type="float">
            <text:p>-196,528</text:p>
          </table:table-cell>
          <table:table-cell office:value-type="float" office:value="-150.428" calcext:value-type="float">
            <text:p>-150,428</text:p>
          </table:table-cell>
        </table:table-row>
        <table:table-row table:style-name="ro1">
          <table:table-cell office:value-type="float" office:value="-183.834" calcext:value-type="float">
            <text:p>-183,834</text:p>
          </table:table-cell>
          <table:table-cell office:value-type="float" office:value="-162.629" calcext:value-type="float">
            <text:p>-162,629</text:p>
          </table:table-cell>
          <table:table-cell office:value-type="float" office:value="-182.356" calcext:value-type="float">
            <text:p>-182,356</text:p>
          </table:table-cell>
          <table:table-cell office:value-type="float" office:value="-176.319" calcext:value-type="float">
            <text:p>-176,319</text:p>
          </table:table-cell>
          <table:table-cell office:value-type="float" office:value="-143.793" calcext:value-type="float">
            <text:p>-143,793</text:p>
          </table:table-cell>
        </table:table-row>
        <table:table-row table:style-name="ro1">
          <table:table-cell office:value-type="float" office:value="-198.911" calcext:value-type="float">
            <text:p>-198,911</text:p>
          </table:table-cell>
          <table:table-cell office:value-type="float" office:value="-154.514" calcext:value-type="float">
            <text:p>-154,514</text:p>
          </table:table-cell>
          <table:table-cell office:value-type="float" office:value="-169.903" calcext:value-type="float">
            <text:p>-169,903</text:p>
          </table:table-cell>
          <table:table-cell office:value-type="float" office:value="-179.864" calcext:value-type="float">
            <text:p>-179,864</text:p>
          </table:table-cell>
          <table:table-cell office:value-type="float" office:value="-135.481" calcext:value-type="float">
            <text:p>-135,481</text:p>
          </table:table-cell>
        </table:table-row>
        <table:table-row table:style-name="ro1">
          <table:table-cell office:value-type="float" office:value="-220.174" calcext:value-type="float">
            <text:p>-220,174</text:p>
          </table:table-cell>
          <table:table-cell office:value-type="float" office:value="-164.093" calcext:value-type="float">
            <text:p>-164,093</text:p>
          </table:table-cell>
          <table:table-cell office:value-type="float" office:value="-192.845" calcext:value-type="float">
            <text:p>-192,845</text:p>
          </table:table-cell>
          <table:table-cell office:value-type="float" office:value="-179.999" calcext:value-type="float">
            <text:p>-179,999</text:p>
          </table:table-cell>
          <table:table-cell office:value-type="float" office:value="-150.712" calcext:value-type="float">
            <text:p>-150,712</text:p>
          </table:table-cell>
        </table:table-row>
        <table:table-row table:style-name="ro1">
          <table:table-cell office:value-type="float" office:value="-212.241" calcext:value-type="float">
            <text:p>-212,241</text:p>
          </table:table-cell>
          <table:table-cell office:value-type="float" office:value="-153.506" calcext:value-type="float">
            <text:p>-153,506</text:p>
          </table:table-cell>
          <table:table-cell office:value-type="float" office:value="-182.744" calcext:value-type="float">
            <text:p>-182,744</text:p>
          </table:table-cell>
          <table:table-cell office:value-type="float" office:value="-161.973" calcext:value-type="float">
            <text:p>-161,973</text:p>
          </table:table-cell>
          <table:table-cell office:value-type="float" office:value="-150.822" calcext:value-type="float">
            <text:p>-150,822</text:p>
          </table:table-cell>
        </table:table-row>
        <table:table-row table:style-name="ro1">
          <table:table-cell office:value-type="float" office:value="-193.827" calcext:value-type="float">
            <text:p>-193,827</text:p>
          </table:table-cell>
          <table:table-cell office:value-type="float" office:value="-162.519" calcext:value-type="float">
            <text:p>-162,519</text:p>
          </table:table-cell>
          <table:table-cell office:value-type="float" office:value="-165.695" calcext:value-type="float">
            <text:p>-165,695</text:p>
          </table:table-cell>
          <table:table-cell office:value-type="float" office:value="-172.345" calcext:value-type="float">
            <text:p>-172,345</text:p>
          </table:table-cell>
          <table:table-cell office:value-type="float" office:value="-160.372" calcext:value-type="float">
            <text:p>-160,372</text:p>
          </table:table-cell>
        </table:table-row>
        <table:table-row table:style-name="ro1">
          <table:table-cell office:value-type="float" office:value="-190.877" calcext:value-type="float">
            <text:p>-190,877</text:p>
          </table:table-cell>
          <table:table-cell office:value-type="float" office:value="-160.74" calcext:value-type="float">
            <text:p>-160,74</text:p>
          </table:table-cell>
          <table:table-cell office:value-type="float" office:value="-185.146" calcext:value-type="float">
            <text:p>-185,146</text:p>
          </table:table-cell>
          <table:table-cell office:value-type="float" office:value="-191.776" calcext:value-type="float">
            <text:p>-191,776</text:p>
          </table:table-cell>
          <table:table-cell office:value-type="float" office:value="-143.335" calcext:value-type="float">
            <text:p>-143,335</text:p>
          </table:table-cell>
        </table:table-row>
        <table:table-row table:style-name="ro1">
          <table:table-cell office:value-type="float" office:value="-209.756" calcext:value-type="float">
            <text:p>-209,756</text:p>
          </table:table-cell>
          <table:table-cell office:value-type="float" office:value="-168.693" calcext:value-type="float">
            <text:p>-168,693</text:p>
          </table:table-cell>
          <table:table-cell office:value-type="float" office:value="-199.581" calcext:value-type="float">
            <text:p>-199,581</text:p>
          </table:table-cell>
          <table:table-cell office:value-type="float" office:value="-186.568" calcext:value-type="float">
            <text:p>-186,568</text:p>
          </table:table-cell>
          <table:table-cell office:value-type="float" office:value="-139.28" calcext:value-type="float">
            <text:p>-139,28</text:p>
          </table:table-cell>
        </table:table-row>
        <table:table-row table:style-name="ro1">
          <table:table-cell office:value-type="float" office:value="-192.281" calcext:value-type="float">
            <text:p>-192,281</text:p>
          </table:table-cell>
          <table:table-cell office:value-type="float" office:value="-155.724" calcext:value-type="float">
            <text:p>-155,724</text:p>
          </table:table-cell>
          <table:table-cell office:value-type="float" office:value="-193.344" calcext:value-type="float">
            <text:p>-193,344</text:p>
          </table:table-cell>
          <table:table-cell office:value-type="float" office:value="-164.606" calcext:value-type="float">
            <text:p>-164,606</text:p>
          </table:table-cell>
          <table:table-cell office:value-type="float" office:value="-147.531" calcext:value-type="float">
            <text:p>-147,531</text:p>
          </table:table-cell>
        </table:table-row>
        <table:table-row table:style-name="ro1">
          <table:table-cell office:value-type="float" office:value="-188.947" calcext:value-type="float">
            <text:p>-188,947</text:p>
          </table:table-cell>
          <table:table-cell office:value-type="float" office:value="-160.013" calcext:value-type="float">
            <text:p>-160,013</text:p>
          </table:table-cell>
          <table:table-cell office:value-type="float" office:value="-182.779" calcext:value-type="float">
            <text:p>-182,779</text:p>
          </table:table-cell>
          <table:table-cell office:value-type="float" office:value="-176.271" calcext:value-type="float">
            <text:p>-176,271</text:p>
          </table:table-cell>
          <table:table-cell office:value-type="float" office:value="-162.634" calcext:value-type="float">
            <text:p>-162,634</text:p>
          </table:table-cell>
        </table:table-row>
        <table:table-row table:style-name="ro1">
          <table:table-cell office:value-type="float" office:value="-216.469" calcext:value-type="float">
            <text:p>-216,469</text:p>
          </table:table-cell>
          <table:table-cell office:value-type="float" office:value="-142.214" calcext:value-type="float">
            <text:p>-142,214</text:p>
          </table:table-cell>
          <table:table-cell office:value-type="float" office:value="-178.45" calcext:value-type="float">
            <text:p>-178,45</text:p>
          </table:table-cell>
          <table:table-cell office:value-type="float" office:value="-185.447" calcext:value-type="float">
            <text:p>-185,447</text:p>
          </table:table-cell>
          <table:table-cell office:value-type="float" office:value="-157.267" calcext:value-type="float">
            <text:p>-157,267</text:p>
          </table:table-cell>
        </table:table-row>
        <table:table-row table:style-name="ro1">
          <table:table-cell office:value-type="float" office:value="-216.894" calcext:value-type="float">
            <text:p>-216,894</text:p>
          </table:table-cell>
          <table:table-cell office:value-type="float" office:value="-151.252" calcext:value-type="float">
            <text:p>-151,252</text:p>
          </table:table-cell>
          <table:table-cell office:value-type="float" office:value="-183.731" calcext:value-type="float">
            <text:p>-183,731</text:p>
          </table:table-cell>
          <table:table-cell office:value-type="float" office:value="-184.69" calcext:value-type="float">
            <text:p>-184,69</text:p>
          </table:table-cell>
          <table:table-cell office:value-type="float" office:value="-148.395" calcext:value-type="float">
            <text:p>-148,395</text:p>
          </table:table-cell>
        </table:table-row>
        <table:table-row table:style-name="ro1">
          <table:table-cell office:value-type="float" office:value="-182.66" calcext:value-type="float">
            <text:p>-182,66</text:p>
          </table:table-cell>
          <table:table-cell office:value-type="float" office:value="-147.098" calcext:value-type="float">
            <text:p>-147,098</text:p>
          </table:table-cell>
          <table:table-cell office:value-type="float" office:value="-185.478" calcext:value-type="float">
            <text:p>-185,478</text:p>
          </table:table-cell>
          <table:table-cell office:value-type="float" office:value="-179.639" calcext:value-type="float">
            <text:p>-179,639</text:p>
          </table:table-cell>
          <table:table-cell office:value-type="float" office:value="-134.606" calcext:value-type="float">
            <text:p>-134,606</text:p>
          </table:table-cell>
        </table:table-row>
        <table:table-row table:style-name="ro1">
          <table:table-cell office:value-type="float" office:value="-206.439" calcext:value-type="float">
            <text:p>-206,439</text:p>
          </table:table-cell>
          <table:table-cell office:value-type="float" office:value="-172.347" calcext:value-type="float">
            <text:p>-172,347</text:p>
          </table:table-cell>
          <table:table-cell office:value-type="float" office:value="-192.551" calcext:value-type="float">
            <text:p>-192,551</text:p>
          </table:table-cell>
          <table:table-cell office:value-type="float" office:value="-185.97" calcext:value-type="float">
            <text:p>-185,97</text:p>
          </table:table-cell>
          <table:table-cell office:value-type="float" office:value="-129.614" calcext:value-type="float">
            <text:p>-129,614</text:p>
          </table:table-cell>
        </table:table-row>
        <table:table-row table:style-name="ro1">
          <table:table-cell office:value-type="float" office:value="-202.738" calcext:value-type="float">
            <text:p>-202,738</text:p>
          </table:table-cell>
          <table:table-cell office:value-type="float" office:value="-163.545" calcext:value-type="float">
            <text:p>-163,545</text:p>
          </table:table-cell>
          <table:table-cell office:value-type="float" office:value="-188.779" calcext:value-type="float">
            <text:p>-188,779</text:p>
          </table:table-cell>
          <table:table-cell office:value-type="float" office:value="-185.055" calcext:value-type="float">
            <text:p>-185,055</text:p>
          </table:table-cell>
          <table:table-cell office:value-type="float" office:value="-151.335" calcext:value-type="float">
            <text:p>-151,335</text:p>
          </table:table-cell>
        </table:table-row>
        <table:table-row table:style-name="ro1">
          <table:table-cell office:value-type="float" office:value="-202.809" calcext:value-type="float">
            <text:p>-202,809</text:p>
          </table:table-cell>
          <table:table-cell office:value-type="float" office:value="-138.08" calcext:value-type="float">
            <text:p>-138,08</text:p>
          </table:table-cell>
          <table:table-cell office:value-type="float" office:value="-168.325" calcext:value-type="float">
            <text:p>-168,325</text:p>
          </table:table-cell>
          <table:table-cell office:value-type="float" office:value="-171.045" calcext:value-type="float">
            <text:p>-171,045</text:p>
          </table:table-cell>
          <table:table-cell office:value-type="float" office:value="-155.846" calcext:value-type="float">
            <text:p>-155,846</text:p>
          </table:table-cell>
        </table:table-row>
        <table:table-row table:style-name="ro1">
          <table:table-cell office:value-type="float" office:value="-212.669" calcext:value-type="float">
            <text:p>-212,669</text:p>
          </table:table-cell>
          <table:table-cell office:value-type="float" office:value="-168.494" calcext:value-type="float">
            <text:p>-168,494</text:p>
          </table:table-cell>
          <table:table-cell office:value-type="float" office:value="-164.422" calcext:value-type="float">
            <text:p>-164,422</text:p>
          </table:table-cell>
          <table:table-cell office:value-type="float" office:value="-171.005" calcext:value-type="float">
            <text:p>-171,005</text:p>
          </table:table-cell>
          <table:table-cell office:value-type="float" office:value="-140.529" calcext:value-type="float">
            <text:p>-140,529</text:p>
          </table:table-cell>
        </table:table-row>
        <table:table-row table:style-name="ro1">
          <table:table-cell office:value-type="float" office:value="-179.984" calcext:value-type="float">
            <text:p>-179,984</text:p>
          </table:table-cell>
          <table:table-cell office:value-type="float" office:value="-154.464" calcext:value-type="float">
            <text:p>-154,464</text:p>
          </table:table-cell>
          <table:table-cell office:value-type="float" office:value="-185.208" calcext:value-type="float">
            <text:p>-185,208</text:p>
          </table:table-cell>
          <table:table-cell office:value-type="float" office:value="-171.127" calcext:value-type="float">
            <text:p>-171,127</text:p>
          </table:table-cell>
          <table:table-cell office:value-type="float" office:value="-131.965" calcext:value-type="float">
            <text:p>-131,965</text:p>
          </table:table-cell>
        </table:table-row>
        <table:table-row table:style-name="ro1">
          <table:table-cell office:value-type="float" office:value="-188.9" calcext:value-type="float">
            <text:p>-188,9</text:p>
          </table:table-cell>
          <table:table-cell office:value-type="float" office:value="-142.222" calcext:value-type="float">
            <text:p>-142,222</text:p>
          </table:table-cell>
          <table:table-cell office:value-type="float" office:value="-184.798" calcext:value-type="float">
            <text:p>-184,798</text:p>
          </table:table-cell>
          <table:table-cell office:value-type="float" office:value="-173.698" calcext:value-type="float">
            <text:p>-173,698</text:p>
          </table:table-cell>
          <table:table-cell office:value-type="float" office:value="-144.135" calcext:value-type="float">
            <text:p>-144,135</text:p>
          </table:table-cell>
        </table:table-row>
        <table:table-row table:style-name="ro1">
          <table:table-cell office:value-type="float" office:value="-214.453" calcext:value-type="float">
            <text:p>-214,453</text:p>
          </table:table-cell>
          <table:table-cell office:value-type="float" office:value="-168.482" calcext:value-type="float">
            <text:p>-168,482</text:p>
          </table:table-cell>
          <table:table-cell office:value-type="float" office:value="-171.363" calcext:value-type="float">
            <text:p>-171,363</text:p>
          </table:table-cell>
          <table:table-cell office:value-type="float" office:value="-199.979" calcext:value-type="float">
            <text:p>-199,979</text:p>
          </table:table-cell>
          <table:table-cell office:value-type="float" office:value="-133.96" calcext:value-type="float">
            <text:p>-133,96</text:p>
          </table:table-cell>
        </table:table-row>
        <table:table-row table:style-name="ro1">
          <table:table-cell office:value-type="float" office:value="-207.56" calcext:value-type="float">
            <text:p>-207,56</text:p>
          </table:table-cell>
          <table:table-cell office:value-type="float" office:value="-172.688" calcext:value-type="float">
            <text:p>-172,688</text:p>
          </table:table-cell>
          <table:table-cell office:value-type="float" office:value="-174.863" calcext:value-type="float">
            <text:p>-174,863</text:p>
          </table:table-cell>
          <table:table-cell office:value-type="float" office:value="-201.738" calcext:value-type="float">
            <text:p>-201,738</text:p>
          </table:table-cell>
          <table:table-cell office:value-type="float" office:value="-148.909" calcext:value-type="float">
            <text:p>-148,909</text:p>
          </table:table-cell>
        </table:table-row>
        <table:table-row table:style-name="ro1">
          <table:table-cell office:value-type="float" office:value="-192.595" calcext:value-type="float">
            <text:p>-192,595</text:p>
          </table:table-cell>
          <table:table-cell office:value-type="float" office:value="-163.652" calcext:value-type="float">
            <text:p>-163,652</text:p>
          </table:table-cell>
          <table:table-cell office:value-type="float" office:value="-197.009" calcext:value-type="float">
            <text:p>-197,009</text:p>
          </table:table-cell>
          <table:table-cell office:value-type="float" office:value="-171.818" calcext:value-type="float">
            <text:p>-171,818</text:p>
          </table:table-cell>
          <table:table-cell office:value-type="float" office:value="-134.638" calcext:value-type="float">
            <text:p>-134,638</text:p>
          </table:table-cell>
        </table:table-row>
        <table:table-row table:style-name="ro1">
          <table:table-cell office:value-type="float" office:value="-212.305" calcext:value-type="float">
            <text:p>-212,305</text:p>
          </table:table-cell>
          <table:table-cell office:value-type="float" office:value="-177.839" calcext:value-type="float">
            <text:p>-177,839</text:p>
          </table:table-cell>
          <table:table-cell office:value-type="float" office:value="-185.641" calcext:value-type="float">
            <text:p>-185,641</text:p>
          </table:table-cell>
          <table:table-cell office:value-type="float" office:value="-182.336" calcext:value-type="float">
            <text:p>-182,336</text:p>
          </table:table-cell>
          <table:table-cell office:value-type="float" office:value="-154.156" calcext:value-type="float">
            <text:p>-154,156</text:p>
          </table:table-cell>
        </table:table-row>
        <table:table-row table:style-name="ro1">
          <table:table-cell office:value-type="float" office:value="-187.403" calcext:value-type="float">
            <text:p>-187,403</text:p>
          </table:table-cell>
          <table:table-cell office:value-type="float" office:value="-152.944" calcext:value-type="float">
            <text:p>-152,944</text:p>
          </table:table-cell>
          <table:table-cell office:value-type="float" office:value="-181.332" calcext:value-type="float">
            <text:p>-181,332</text:p>
          </table:table-cell>
          <table:table-cell office:value-type="float" office:value="-199.225" calcext:value-type="float">
            <text:p>-199,225</text:p>
          </table:table-cell>
          <table:table-cell office:value-type="float" office:value="-153.593" calcext:value-type="float">
            <text:p>-153,593</text:p>
          </table:table-cell>
        </table:table-row>
        <table:table-row table:style-name="ro1">
          <table:table-cell office:value-type="float" office:value="-196.518" calcext:value-type="float">
            <text:p>-196,518</text:p>
          </table:table-cell>
          <table:table-cell office:value-type="float" office:value="-163.842" calcext:value-type="float">
            <text:p>-163,842</text:p>
          </table:table-cell>
          <table:table-cell office:value-type="float" office:value="-190.761" calcext:value-type="float">
            <text:p>-190,761</text:p>
          </table:table-cell>
          <table:table-cell office:value-type="float" office:value="-182.273" calcext:value-type="float">
            <text:p>-182,273</text:p>
          </table:table-cell>
          <table:table-cell office:value-type="float" office:value="-140.656" calcext:value-type="float">
            <text:p>-140,656</text:p>
          </table:table-cell>
        </table:table-row>
        <table:table-row table:style-name="ro1">
          <table:table-cell office:value-type="float" office:value="-183.572" calcext:value-type="float">
            <text:p>-183,572</text:p>
          </table:table-cell>
          <table:table-cell office:value-type="float" office:value="-172.398" calcext:value-type="float">
            <text:p>-172,398</text:p>
          </table:table-cell>
          <table:table-cell office:value-type="float" office:value="-181.479" calcext:value-type="float">
            <text:p>-181,479</text:p>
          </table:table-cell>
          <table:table-cell office:value-type="float" office:value="-168.641" calcext:value-type="float">
            <text:p>-168,641</text:p>
          </table:table-cell>
          <table:table-cell office:value-type="float" office:value="-134.636" calcext:value-type="float">
            <text:p>-134,636</text:p>
          </table:table-cell>
        </table:table-row>
        <table:table-row table:style-name="ro1">
          <table:table-cell office:value-type="float" office:value="-207.722" calcext:value-type="float">
            <text:p>-207,722</text:p>
          </table:table-cell>
          <table:table-cell office:value-type="float" office:value="-161.463" calcext:value-type="float">
            <text:p>-161,463</text:p>
          </table:table-cell>
          <table:table-cell office:value-type="float" office:value="-174.856" calcext:value-type="float">
            <text:p>-174,856</text:p>
          </table:table-cell>
          <table:table-cell office:value-type="float" office:value="-162.238" calcext:value-type="float">
            <text:p>-162,238</text:p>
          </table:table-cell>
          <table:table-cell office:value-type="float" office:value="-137.455" calcext:value-type="float">
            <text:p>-137,455</text:p>
          </table:table-cell>
        </table:table-row>
        <table:table-row table:style-name="ro1">
          <table:table-cell office:value-type="float" office:value="-203.667" calcext:value-type="float">
            <text:p>-203,667</text:p>
          </table:table-cell>
          <table:table-cell office:value-type="float" office:value="-158.151" calcext:value-type="float">
            <text:p>-158,151</text:p>
          </table:table-cell>
          <table:table-cell office:value-type="float" office:value="-181.818" calcext:value-type="float">
            <text:p>-181,818</text:p>
          </table:table-cell>
          <table:table-cell office:value-type="float" office:value="-187.493" calcext:value-type="float">
            <text:p>-187,493</text:p>
          </table:table-cell>
          <table:table-cell office:value-type="float" office:value="-147.454" calcext:value-type="float">
            <text:p>-147,454</text:p>
          </table:table-cell>
        </table:table-row>
        <table:table-row table:style-name="ro1">
          <table:table-cell office:value-type="float" office:value="-204.606" calcext:value-type="float">
            <text:p>-204,606</text:p>
          </table:table-cell>
          <table:table-cell office:value-type="float" office:value="-161.33" calcext:value-type="float">
            <text:p>-161,33</text:p>
          </table:table-cell>
          <table:table-cell office:value-type="float" office:value="-196.777" calcext:value-type="float">
            <text:p>-196,777</text:p>
          </table:table-cell>
          <table:table-cell office:value-type="float" office:value="-190.613" calcext:value-type="float">
            <text:p>-190,613</text:p>
          </table:table-cell>
          <table:table-cell office:value-type="float" office:value="-148.926" calcext:value-type="float">
            <text:p>-148,926</text:p>
          </table:table-cell>
        </table:table-row>
        <table:table-row table:style-name="ro1">
          <table:table-cell office:value-type="float" office:value="-199.748" calcext:value-type="float">
            <text:p>-199,748</text:p>
          </table:table-cell>
          <table:table-cell office:value-type="float" office:value="-167.664" calcext:value-type="float">
            <text:p>-167,664</text:p>
          </table:table-cell>
          <table:table-cell office:value-type="float" office:value="-179.036" calcext:value-type="float">
            <text:p>-179,036</text:p>
          </table:table-cell>
          <table:table-cell office:value-type="float" office:value="-167.797" calcext:value-type="float">
            <text:p>-167,797</text:p>
          </table:table-cell>
          <table:table-cell office:value-type="float" office:value="-146.024" calcext:value-type="float">
            <text:p>-146,024</text:p>
          </table:table-cell>
        </table:table-row>
        <table:table-row table:style-name="ro1">
          <table:table-cell office:value-type="float" office:value="-180.027" calcext:value-type="float">
            <text:p>-180,027</text:p>
          </table:table-cell>
          <table:table-cell office:value-type="float" office:value="-141.364" calcext:value-type="float">
            <text:p>-141,364</text:p>
          </table:table-cell>
          <table:table-cell office:value-type="float" office:value="-183.773" calcext:value-type="float">
            <text:p>-183,773</text:p>
          </table:table-cell>
          <table:table-cell office:value-type="float" office:value="-184.388" calcext:value-type="float">
            <text:p>-184,388</text:p>
          </table:table-cell>
          <table:table-cell office:value-type="float" office:value="-132.285" calcext:value-type="float">
            <text:p>-132,285</text:p>
          </table:table-cell>
        </table:table-row>
        <table:table-row table:style-name="ro1">
          <table:table-cell office:value-type="float" office:value="-182.117" calcext:value-type="float">
            <text:p>-182,117</text:p>
          </table:table-cell>
          <table:table-cell office:value-type="float" office:value="-151.25" calcext:value-type="float">
            <text:p>-151,25</text:p>
          </table:table-cell>
          <table:table-cell office:value-type="float" office:value="-185.289" calcext:value-type="float">
            <text:p>-185,289</text:p>
          </table:table-cell>
          <table:table-cell office:value-type="float" office:value="-177.115" calcext:value-type="float">
            <text:p>-177,115</text:p>
          </table:table-cell>
          <table:table-cell office:value-type="float" office:value="-131.21" calcext:value-type="float">
            <text:p>-131,21</text:p>
          </table:table-cell>
        </table:table-row>
        <table:table-row table:style-name="ro1">
          <table:table-cell office:value-type="float" office:value="-181.127" calcext:value-type="float">
            <text:p>-181,127</text:p>
          </table:table-cell>
          <table:table-cell office:value-type="float" office:value="-144.624" calcext:value-type="float">
            <text:p>-144,624</text:p>
          </table:table-cell>
          <table:table-cell office:value-type="float" office:value="-190.167" calcext:value-type="float">
            <text:p>-190,167</text:p>
          </table:table-cell>
          <table:table-cell office:value-type="float" office:value="-185.896" calcext:value-type="float">
            <text:p>-185,896</text:p>
          </table:table-cell>
          <table:table-cell office:value-type="float" office:value="-135.963" calcext:value-type="float">
            <text:p>-135,963</text:p>
          </table:table-cell>
        </table:table-row>
        <table:table-row table:style-name="ro1">
          <table:table-cell office:value-type="float" office:value="-195.273" calcext:value-type="float">
            <text:p>-195,273</text:p>
          </table:table-cell>
          <table:table-cell office:value-type="float" office:value="-141.198" calcext:value-type="float">
            <text:p>-141,198</text:p>
          </table:table-cell>
          <table:table-cell office:value-type="float" office:value="-197.576" calcext:value-type="float">
            <text:p>-197,576</text:p>
          </table:table-cell>
          <table:table-cell office:value-type="float" office:value="-153.984" calcext:value-type="float">
            <text:p>-153,984</text:p>
          </table:table-cell>
          <table:table-cell office:value-type="float" office:value="-143.858" calcext:value-type="float">
            <text:p>-143,858</text:p>
          </table:table-cell>
        </table:table-row>
        <table:table-row table:style-name="ro1">
          <table:table-cell office:value-type="float" office:value="-191.022" calcext:value-type="float">
            <text:p>-191,022</text:p>
          </table:table-cell>
          <table:table-cell office:value-type="float" office:value="-156.503" calcext:value-type="float">
            <text:p>-156,503</text:p>
          </table:table-cell>
          <table:table-cell office:value-type="float" office:value="-191.795" calcext:value-type="float">
            <text:p>-191,795</text:p>
          </table:table-cell>
          <table:table-cell office:value-type="float" office:value="-174.064" calcext:value-type="float">
            <text:p>-174,064</text:p>
          </table:table-cell>
          <table:table-cell office:value-type="float" office:value="-147.049" calcext:value-type="float">
            <text:p>-147,049</text:p>
          </table:table-cell>
        </table:table-row>
        <table:table-row table:style-name="ro1">
          <table:table-cell office:value-type="float" office:value="-192.889" calcext:value-type="float">
            <text:p>-192,889</text:p>
          </table:table-cell>
          <table:table-cell office:value-type="float" office:value="-145.235" calcext:value-type="float">
            <text:p>-145,235</text:p>
          </table:table-cell>
          <table:table-cell office:value-type="float" office:value="-176.77" calcext:value-type="float">
            <text:p>-176,77</text:p>
          </table:table-cell>
          <table:table-cell office:value-type="float" office:value="-170.835" calcext:value-type="float">
            <text:p>-170,835</text:p>
          </table:table-cell>
          <table:table-cell office:value-type="float" office:value="-152.773" calcext:value-type="float">
            <text:p>-152,773</text:p>
          </table:table-cell>
        </table:table-row>
        <table:table-row table:style-name="ro1">
          <table:table-cell office:value-type="float" office:value="-191.803" calcext:value-type="float">
            <text:p>-191,803</text:p>
          </table:table-cell>
          <table:table-cell office:value-type="float" office:value="-158.813" calcext:value-type="float">
            <text:p>-158,813</text:p>
          </table:table-cell>
          <table:table-cell office:value-type="float" office:value="-166.583" calcext:value-type="float">
            <text:p>-166,583</text:p>
          </table:table-cell>
          <table:table-cell office:value-type="float" office:value="-175.226" calcext:value-type="float">
            <text:p>-175,226</text:p>
          </table:table-cell>
          <table:table-cell office:value-type="float" office:value="-136.889" calcext:value-type="float">
            <text:p>-136,889</text:p>
          </table:table-cell>
        </table:table-row>
        <table:table-row table:style-name="ro1">
          <table:table-cell office:value-type="float" office:value="-179.145" calcext:value-type="float">
            <text:p>-179,145</text:p>
          </table:table-cell>
          <table:table-cell office:value-type="float" office:value="-137.69" calcext:value-type="float">
            <text:p>-137,69</text:p>
          </table:table-cell>
          <table:table-cell office:value-type="float" office:value="-166.758" calcext:value-type="float">
            <text:p>-166,758</text:p>
          </table:table-cell>
          <table:table-cell office:value-type="float" office:value="-144.085" calcext:value-type="float">
            <text:p>-144,085</text:p>
          </table:table-cell>
          <table:table-cell office:value-type="float" office:value="-123.387" calcext:value-type="float">
            <text:p>-123,387</text:p>
          </table:table-cell>
        </table:table-row>
        <table:table-row table:style-name="ro1">
          <table:table-cell office:value-type="float" office:value="-198.343" calcext:value-type="float">
            <text:p>-198,343</text:p>
          </table:table-cell>
          <table:table-cell office:value-type="float" office:value="-150.137" calcext:value-type="float">
            <text:p>-150,137</text:p>
          </table:table-cell>
          <table:table-cell office:value-type="float" office:value="-173" calcext:value-type="float">
            <text:p>-173</text:p>
          </table:table-cell>
          <table:table-cell office:value-type="float" office:value="-164.693" calcext:value-type="float">
            <text:p>-164,693</text:p>
          </table:table-cell>
          <table:table-cell office:value-type="float" office:value="-144.24" calcext:value-type="float">
            <text:p>-144,24</text:p>
          </table:table-cell>
        </table:table-row>
        <table:table-row table:style-name="ro1">
          <table:table-cell office:value-type="float" office:value="-184.493" calcext:value-type="float">
            <text:p>-184,493</text:p>
          </table:table-cell>
          <table:table-cell office:value-type="float" office:value="-150.609" calcext:value-type="float">
            <text:p>-150,609</text:p>
          </table:table-cell>
          <table:table-cell office:value-type="float" office:value="-162.324" calcext:value-type="float">
            <text:p>-162,324</text:p>
          </table:table-cell>
          <table:table-cell office:value-type="float" office:value="-180.397" calcext:value-type="float">
            <text:p>-180,397</text:p>
          </table:table-cell>
          <table:table-cell office:value-type="float" office:value="-150.335" calcext:value-type="float">
            <text:p>-150,335</text:p>
          </table:table-cell>
        </table:table-row>
        <table:table-row table:style-name="ro1">
          <table:table-cell office:value-type="float" office:value="-210.58" calcext:value-type="float">
            <text:p>-210,58</text:p>
          </table:table-cell>
          <table:table-cell office:value-type="float" office:value="-168.097" calcext:value-type="float">
            <text:p>-168,097</text:p>
          </table:table-cell>
          <table:table-cell office:value-type="float" office:value="-192.341" calcext:value-type="float">
            <text:p>-192,341</text:p>
          </table:table-cell>
          <table:table-cell office:value-type="float" office:value="-175.486" calcext:value-type="float">
            <text:p>-175,486</text:p>
          </table:table-cell>
          <table:table-cell office:value-type="float" office:value="-124.941" calcext:value-type="float">
            <text:p>-124,941</text:p>
          </table:table-cell>
        </table:table-row>
        <table:table-row table:style-name="ro1">
          <table:table-cell office:value-type="float" office:value="-197.395" calcext:value-type="float">
            <text:p>-197,395</text:p>
          </table:table-cell>
          <table:table-cell office:value-type="float" office:value="-156.224" calcext:value-type="float">
            <text:p>-156,224</text:p>
          </table:table-cell>
          <table:table-cell office:value-type="float" office:value="-163.024" calcext:value-type="float">
            <text:p>-163,024</text:p>
          </table:table-cell>
          <table:table-cell office:value-type="float" office:value="-171.951" calcext:value-type="float">
            <text:p>-171,951</text:p>
          </table:table-cell>
          <table:table-cell office:value-type="float" office:value="-145.924" calcext:value-type="float">
            <text:p>-145,924</text:p>
          </table:table-cell>
        </table:table-row>
        <table:table-row table:style-name="ro1">
          <table:table-cell office:value-type="float" office:value="-185.577" calcext:value-type="float">
            <text:p>-185,577</text:p>
          </table:table-cell>
          <table:table-cell office:value-type="float" office:value="-156.863" calcext:value-type="float">
            <text:p>-156,863</text:p>
          </table:table-cell>
          <table:table-cell office:value-type="float" office:value="-156.239" calcext:value-type="float">
            <text:p>-156,239</text:p>
          </table:table-cell>
          <table:table-cell office:value-type="float" office:value="-142.774" calcext:value-type="float">
            <text:p>-142,774</text:p>
          </table:table-cell>
          <table:table-cell office:value-type="float" office:value="-134.608" calcext:value-type="float">
            <text:p>-134,608</text:p>
          </table:table-cell>
        </table:table-row>
        <table:table-row table:style-name="ro1">
          <table:table-cell office:value-type="float" office:value="-195.271" calcext:value-type="float">
            <text:p>-195,271</text:p>
          </table:table-cell>
          <table:table-cell office:value-type="float" office:value="-152.59" calcext:value-type="float">
            <text:p>-152,59</text:p>
          </table:table-cell>
          <table:table-cell office:value-type="float" office:value="-152.355" calcext:value-type="float">
            <text:p>-152,355</text:p>
          </table:table-cell>
          <table:table-cell office:value-type="float" office:value="-157.653" calcext:value-type="float">
            <text:p>-157,653</text:p>
          </table:table-cell>
          <table:table-cell office:value-type="float" office:value="-124.872" calcext:value-type="float">
            <text:p>-124,872</text:p>
          </table:table-cell>
        </table:table-row>
        <table:table-row table:style-name="ro1">
          <table:table-cell office:value-type="float" office:value="-202.17" calcext:value-type="float">
            <text:p>-202,17</text:p>
          </table:table-cell>
          <table:table-cell office:value-type="float" office:value="-178.892" calcext:value-type="float">
            <text:p>-178,892</text:p>
          </table:table-cell>
          <table:table-cell office:value-type="float" office:value="-186.713" calcext:value-type="float">
            <text:p>-186,713</text:p>
          </table:table-cell>
          <table:table-cell office:value-type="float" office:value="-199.018" calcext:value-type="float">
            <text:p>-199,018</text:p>
          </table:table-cell>
          <table:table-cell office:value-type="float" office:value="-142.092" calcext:value-type="float">
            <text:p>-142,092</text:p>
          </table:table-cell>
        </table:table-row>
        <table:table-row table:style-name="ro1">
          <table:table-cell office:value-type="float" office:value="-197.804" calcext:value-type="float">
            <text:p>-197,804</text:p>
          </table:table-cell>
          <table:table-cell office:value-type="float" office:value="-157.924" calcext:value-type="float">
            <text:p>-157,924</text:p>
          </table:table-cell>
          <table:table-cell office:value-type="float" office:value="-172.107" calcext:value-type="float">
            <text:p>-172,107</text:p>
          </table:table-cell>
          <table:table-cell office:value-type="float" office:value="-169.388" calcext:value-type="float">
            <text:p>-169,388</text:p>
          </table:table-cell>
          <table:table-cell office:value-type="float" office:value="-150.687" calcext:value-type="float">
            <text:p>-150,687</text:p>
          </table:table-cell>
        </table:table-row>
        <table:table-row table:style-name="ro1">
          <table:table-cell office:value-type="float" office:value="-201.003" calcext:value-type="float">
            <text:p>-201,003</text:p>
          </table:table-cell>
          <table:table-cell office:value-type="float" office:value="-155.314" calcext:value-type="float">
            <text:p>-155,314</text:p>
          </table:table-cell>
          <table:table-cell office:value-type="float" office:value="-158.624" calcext:value-type="float">
            <text:p>-158,624</text:p>
          </table:table-cell>
          <table:table-cell office:value-type="float" office:value="-184.29" calcext:value-type="float">
            <text:p>-184,29</text:p>
          </table:table-cell>
          <table:table-cell office:value-type="float" office:value="-156.048" calcext:value-type="float">
            <text:p>-156,048</text:p>
          </table:table-cell>
        </table:table-row>
        <table:table-row table:style-name="ro1">
          <table:table-cell office:value-type="float" office:value="-195.198" calcext:value-type="float">
            <text:p>-195,198</text:p>
          </table:table-cell>
          <table:table-cell office:value-type="float" office:value="-142.376" calcext:value-type="float">
            <text:p>-142,376</text:p>
          </table:table-cell>
          <table:table-cell office:value-type="float" office:value="-173.567" calcext:value-type="float">
            <text:p>-173,567</text:p>
          </table:table-cell>
          <table:table-cell office:value-type="float" office:value="-172.078" calcext:value-type="float">
            <text:p>-172,078</text:p>
          </table:table-cell>
          <table:table-cell office:value-type="float" office:value="-142.199" calcext:value-type="float">
            <text:p>-142,199</text:p>
          </table:table-cell>
        </table:table-row>
        <table:table-row table:style-name="ro1">
          <table:table-cell office:value-type="float" office:value="-180.004" calcext:value-type="float">
            <text:p>-180,004</text:p>
          </table:table-cell>
          <table:table-cell office:value-type="float" office:value="-144.623" calcext:value-type="float">
            <text:p>-144,623</text:p>
          </table:table-cell>
          <table:table-cell office:value-type="float" office:value="-191.609" calcext:value-type="float">
            <text:p>-191,609</text:p>
          </table:table-cell>
          <table:table-cell office:value-type="float" office:value="-180.892" calcext:value-type="float">
            <text:p>-180,892</text:p>
          </table:table-cell>
          <table:table-cell office:value-type="float" office:value="-129.201" calcext:value-type="float">
            <text:p>-129,201</text:p>
          </table:table-cell>
        </table:table-row>
      </table:table>
      <table:table table:name="hsap_epcam_alphafold_nwat_mmgbsa_combined" table:style-name="ta1">
        <table:table-column table:style-name="co5" table:number-columns-repeated="5" table:default-cell-style-name="Default"/>
        <table:table-row table:style-name="ro1">
          <table:table-cell office:value-type="float" office:value="-177.044" calcext:value-type="float">
            <text:p>-177,044</text:p>
          </table:table-cell>
          <table:table-cell office:value-type="float" office:value="-203.387" calcext:value-type="float">
            <text:p>-203,387</text:p>
          </table:table-cell>
          <table:table-cell office:value-type="float" office:value="-163.537" calcext:value-type="float">
            <text:p>-163,537</text:p>
          </table:table-cell>
          <table:table-cell office:value-type="float" office:value="-195.663" calcext:value-type="float">
            <text:p>-195,663</text:p>
          </table:table-cell>
          <table:table-cell office:value-type="float" office:value="-185.15" calcext:value-type="float">
            <text:p>-185,15</text:p>
          </table:table-cell>
        </table:table-row>
        <table:table-row table:style-name="ro1">
          <table:table-cell office:value-type="float" office:value="-189.321" calcext:value-type="float">
            <text:p>-189,321</text:p>
          </table:table-cell>
          <table:table-cell office:value-type="float" office:value="-179.908" calcext:value-type="float">
            <text:p>-179,908</text:p>
          </table:table-cell>
          <table:table-cell office:value-type="float" office:value="-168.804" calcext:value-type="float">
            <text:p>-168,804</text:p>
          </table:table-cell>
          <table:table-cell office:value-type="float" office:value="-181.005" calcext:value-type="float">
            <text:p>-181,005</text:p>
          </table:table-cell>
          <table:table-cell office:value-type="float" office:value="-178.557" calcext:value-type="float">
            <text:p>-178,557</text:p>
          </table:table-cell>
        </table:table-row>
        <table:table-row table:style-name="ro1">
          <table:table-cell office:value-type="float" office:value="-176.648" calcext:value-type="float">
            <text:p>-176,648</text:p>
          </table:table-cell>
          <table:table-cell office:value-type="float" office:value="-232.128" calcext:value-type="float">
            <text:p>-232,128</text:p>
          </table:table-cell>
          <table:table-cell office:value-type="float" office:value="-154.745" calcext:value-type="float">
            <text:p>-154,745</text:p>
          </table:table-cell>
          <table:table-cell office:value-type="float" office:value="-188.699" calcext:value-type="float">
            <text:p>-188,699</text:p>
          </table:table-cell>
          <table:table-cell office:value-type="float" office:value="-178.664" calcext:value-type="float">
            <text:p>-178,664</text:p>
          </table:table-cell>
        </table:table-row>
        <table:table-row table:style-name="ro1">
          <table:table-cell office:value-type="float" office:value="-190.618" calcext:value-type="float">
            <text:p>-190,618</text:p>
          </table:table-cell>
          <table:table-cell office:value-type="float" office:value="-209.359" calcext:value-type="float">
            <text:p>-209,359</text:p>
          </table:table-cell>
          <table:table-cell office:value-type="float" office:value="-187.329" calcext:value-type="float">
            <text:p>-187,329</text:p>
          </table:table-cell>
          <table:table-cell office:value-type="float" office:value="-186.565" calcext:value-type="float">
            <text:p>-186,565</text:p>
          </table:table-cell>
          <table:table-cell office:value-type="float" office:value="-169.791" calcext:value-type="float">
            <text:p>-169,791</text:p>
          </table:table-cell>
        </table:table-row>
        <table:table-row table:style-name="ro1">
          <table:table-cell office:value-type="float" office:value="-181.105" calcext:value-type="float">
            <text:p>-181,105</text:p>
          </table:table-cell>
          <table:table-cell office:value-type="float" office:value="-191.037" calcext:value-type="float">
            <text:p>-191,037</text:p>
          </table:table-cell>
          <table:table-cell office:value-type="float" office:value="-180.115" calcext:value-type="float">
            <text:p>-180,115</text:p>
          </table:table-cell>
          <table:table-cell office:value-type="float" office:value="-187.625" calcext:value-type="float">
            <text:p>-187,625</text:p>
          </table:table-cell>
          <table:table-cell office:value-type="float" office:value="-162.615" calcext:value-type="float">
            <text:p>-162,615</text:p>
          </table:table-cell>
        </table:table-row>
        <table:table-row table:style-name="ro1">
          <table:table-cell office:value-type="float" office:value="-181.435" calcext:value-type="float">
            <text:p>-181,435</text:p>
          </table:table-cell>
          <table:table-cell office:value-type="float" office:value="-194.654" calcext:value-type="float">
            <text:p>-194,654</text:p>
          </table:table-cell>
          <table:table-cell office:value-type="float" office:value="-159.403" calcext:value-type="float">
            <text:p>-159,403</text:p>
          </table:table-cell>
          <table:table-cell office:value-type="float" office:value="-194.098" calcext:value-type="float">
            <text:p>-194,098</text:p>
          </table:table-cell>
          <table:table-cell office:value-type="float" office:value="-168.597" calcext:value-type="float">
            <text:p>-168,597</text:p>
          </table:table-cell>
        </table:table-row>
        <table:table-row table:style-name="ro1">
          <table:table-cell office:value-type="float" office:value="-184.885" calcext:value-type="float">
            <text:p>-184,885</text:p>
          </table:table-cell>
          <table:table-cell office:value-type="float" office:value="-231.204" calcext:value-type="float">
            <text:p>-231,204</text:p>
          </table:table-cell>
          <table:table-cell office:value-type="float" office:value="-173.451" calcext:value-type="float">
            <text:p>-173,451</text:p>
          </table:table-cell>
          <table:table-cell office:value-type="float" office:value="-158.338" calcext:value-type="float">
            <text:p>-158,338</text:p>
          </table:table-cell>
          <table:table-cell office:value-type="float" office:value="-194.273" calcext:value-type="float">
            <text:p>-194,273</text:p>
          </table:table-cell>
        </table:table-row>
        <table:table-row table:style-name="ro1">
          <table:table-cell office:value-type="float" office:value="-171.93" calcext:value-type="float">
            <text:p>-171,93</text:p>
          </table:table-cell>
          <table:table-cell office:value-type="float" office:value="-201.54" calcext:value-type="float">
            <text:p>-201,54</text:p>
          </table:table-cell>
          <table:table-cell office:value-type="float" office:value="-169.963" calcext:value-type="float">
            <text:p>-169,963</text:p>
          </table:table-cell>
          <table:table-cell office:value-type="float" office:value="-173.231" calcext:value-type="float">
            <text:p>-173,231</text:p>
          </table:table-cell>
          <table:table-cell office:value-type="float" office:value="-185.776" calcext:value-type="float">
            <text:p>-185,776</text:p>
          </table:table-cell>
        </table:table-row>
        <table:table-row table:style-name="ro1">
          <table:table-cell office:value-type="float" office:value="-182.262" calcext:value-type="float">
            <text:p>-182,262</text:p>
          </table:table-cell>
          <table:table-cell office:value-type="float" office:value="-194.691" calcext:value-type="float">
            <text:p>-194,691</text:p>
          </table:table-cell>
          <table:table-cell office:value-type="float" office:value="-173.203" calcext:value-type="float">
            <text:p>-173,203</text:p>
          </table:table-cell>
          <table:table-cell office:value-type="float" office:value="-186.189" calcext:value-type="float">
            <text:p>-186,189</text:p>
          </table:table-cell>
          <table:table-cell office:value-type="float" office:value="-174.833" calcext:value-type="float">
            <text:p>-174,833</text:p>
          </table:table-cell>
        </table:table-row>
        <table:table-row table:style-name="ro1">
          <table:table-cell office:value-type="float" office:value="-186.474" calcext:value-type="float">
            <text:p>-186,474</text:p>
          </table:table-cell>
          <table:table-cell office:value-type="float" office:value="-188.075" calcext:value-type="float">
            <text:p>-188,075</text:p>
          </table:table-cell>
          <table:table-cell office:value-type="float" office:value="-194.798" calcext:value-type="float">
            <text:p>-194,798</text:p>
          </table:table-cell>
          <table:table-cell office:value-type="float" office:value="-182.122" calcext:value-type="float">
            <text:p>-182,122</text:p>
          </table:table-cell>
          <table:table-cell office:value-type="float" office:value="-174.235" calcext:value-type="float">
            <text:p>-174,235</text:p>
          </table:table-cell>
        </table:table-row>
        <table:table-row table:style-name="ro1">
          <table:table-cell office:value-type="float" office:value="-170.792" calcext:value-type="float">
            <text:p>-170,792</text:p>
          </table:table-cell>
          <table:table-cell office:value-type="float" office:value="-183.609" calcext:value-type="float">
            <text:p>-183,609</text:p>
          </table:table-cell>
          <table:table-cell office:value-type="float" office:value="-178.324" calcext:value-type="float">
            <text:p>-178,324</text:p>
          </table:table-cell>
          <table:table-cell office:value-type="float" office:value="-190.696" calcext:value-type="float">
            <text:p>-190,696</text:p>
          </table:table-cell>
          <table:table-cell office:value-type="float" office:value="-166.59" calcext:value-type="float">
            <text:p>-166,59</text:p>
          </table:table-cell>
        </table:table-row>
        <table:table-row table:style-name="ro1">
          <table:table-cell office:value-type="float" office:value="-191.069" calcext:value-type="float">
            <text:p>-191,069</text:p>
          </table:table-cell>
          <table:table-cell office:value-type="float" office:value="-180.022" calcext:value-type="float">
            <text:p>-180,022</text:p>
          </table:table-cell>
          <table:table-cell office:value-type="float" office:value="-156.036" calcext:value-type="float">
            <text:p>-156,036</text:p>
          </table:table-cell>
          <table:table-cell office:value-type="float" office:value="-169.855" calcext:value-type="float">
            <text:p>-169,855</text:p>
          </table:table-cell>
          <table:table-cell office:value-type="float" office:value="-168.32" calcext:value-type="float">
            <text:p>-168,32</text:p>
          </table:table-cell>
        </table:table-row>
        <table:table-row table:style-name="ro1">
          <table:table-cell office:value-type="float" office:value="-197.832" calcext:value-type="float">
            <text:p>-197,832</text:p>
          </table:table-cell>
          <table:table-cell office:value-type="float" office:value="-177.173" calcext:value-type="float">
            <text:p>-177,173</text:p>
          </table:table-cell>
          <table:table-cell office:value-type="float" office:value="-171.417" calcext:value-type="float">
            <text:p>-171,417</text:p>
          </table:table-cell>
          <table:table-cell office:value-type="float" office:value="-207.283" calcext:value-type="float">
            <text:p>-207,283</text:p>
          </table:table-cell>
          <table:table-cell office:value-type="float" office:value="-188.815" calcext:value-type="float">
            <text:p>-188,815</text:p>
          </table:table-cell>
        </table:table-row>
        <table:table-row table:style-name="ro1">
          <table:table-cell office:value-type="float" office:value="-182.653" calcext:value-type="float">
            <text:p>-182,653</text:p>
          </table:table-cell>
          <table:table-cell office:value-type="float" office:value="-194.312" calcext:value-type="float">
            <text:p>-194,312</text:p>
          </table:table-cell>
          <table:table-cell office:value-type="float" office:value="-177.681" calcext:value-type="float">
            <text:p>-177,681</text:p>
          </table:table-cell>
          <table:table-cell office:value-type="float" office:value="-188.559" calcext:value-type="float">
            <text:p>-188,559</text:p>
          </table:table-cell>
          <table:table-cell office:value-type="float" office:value="-174.517" calcext:value-type="float">
            <text:p>-174,517</text:p>
          </table:table-cell>
        </table:table-row>
        <table:table-row table:style-name="ro1">
          <table:table-cell office:value-type="float" office:value="-189.891" calcext:value-type="float">
            <text:p>-189,891</text:p>
          </table:table-cell>
          <table:table-cell office:value-type="float" office:value="-202.738" calcext:value-type="float">
            <text:p>-202,738</text:p>
          </table:table-cell>
          <table:table-cell office:value-type="float" office:value="-176.501" calcext:value-type="float">
            <text:p>-176,501</text:p>
          </table:table-cell>
          <table:table-cell office:value-type="float" office:value="-178.188" calcext:value-type="float">
            <text:p>-178,188</text:p>
          </table:table-cell>
          <table:table-cell office:value-type="float" office:value="-174.376" calcext:value-type="float">
            <text:p>-174,376</text:p>
          </table:table-cell>
        </table:table-row>
        <table:table-row table:style-name="ro1">
          <table:table-cell office:value-type="float" office:value="-186.98" calcext:value-type="float">
            <text:p>-186,98</text:p>
          </table:table-cell>
          <table:table-cell office:value-type="float" office:value="-180.306" calcext:value-type="float">
            <text:p>-180,306</text:p>
          </table:table-cell>
          <table:table-cell office:value-type="float" office:value="-178.061" calcext:value-type="float">
            <text:p>-178,061</text:p>
          </table:table-cell>
          <table:table-cell office:value-type="float" office:value="-190.771" calcext:value-type="float">
            <text:p>-190,771</text:p>
          </table:table-cell>
          <table:table-cell office:value-type="float" office:value="-162.587" calcext:value-type="float">
            <text:p>-162,587</text:p>
          </table:table-cell>
        </table:table-row>
        <table:table-row table:style-name="ro1">
          <table:table-cell office:value-type="float" office:value="-184.211" calcext:value-type="float">
            <text:p>-184,211</text:p>
          </table:table-cell>
          <table:table-cell office:value-type="float" office:value="-161.171" calcext:value-type="float">
            <text:p>-161,171</text:p>
          </table:table-cell>
          <table:table-cell office:value-type="float" office:value="-171.456" calcext:value-type="float">
            <text:p>-171,456</text:p>
          </table:table-cell>
          <table:table-cell office:value-type="float" office:value="-190.978" calcext:value-type="float">
            <text:p>-190,978</text:p>
          </table:table-cell>
          <table:table-cell office:value-type="float" office:value="-188.289" calcext:value-type="float">
            <text:p>-188,289</text:p>
          </table:table-cell>
        </table:table-row>
        <table:table-row table:style-name="ro1">
          <table:table-cell office:value-type="float" office:value="-195.514" calcext:value-type="float">
            <text:p>-195,514</text:p>
          </table:table-cell>
          <table:table-cell office:value-type="float" office:value="-187.783" calcext:value-type="float">
            <text:p>-187,783</text:p>
          </table:table-cell>
          <table:table-cell office:value-type="float" office:value="-179.995" calcext:value-type="float">
            <text:p>-179,995</text:p>
          </table:table-cell>
          <table:table-cell office:value-type="float" office:value="-189.398" calcext:value-type="float">
            <text:p>-189,398</text:p>
          </table:table-cell>
          <table:table-cell office:value-type="float" office:value="-170.155" calcext:value-type="float">
            <text:p>-170,155</text:p>
          </table:table-cell>
        </table:table-row>
        <table:table-row table:style-name="ro1">
          <table:table-cell office:value-type="float" office:value="-181.376" calcext:value-type="float">
            <text:p>-181,376</text:p>
          </table:table-cell>
          <table:table-cell office:value-type="float" office:value="-184.268" calcext:value-type="float">
            <text:p>-184,268</text:p>
          </table:table-cell>
          <table:table-cell office:value-type="float" office:value="-165.635" calcext:value-type="float">
            <text:p>-165,635</text:p>
          </table:table-cell>
          <table:table-cell office:value-type="float" office:value="-190.934" calcext:value-type="float">
            <text:p>-190,934</text:p>
          </table:table-cell>
          <table:table-cell office:value-type="float" office:value="-169.572" calcext:value-type="float">
            <text:p>-169,572</text:p>
          </table:table-cell>
        </table:table-row>
        <table:table-row table:style-name="ro1">
          <table:table-cell office:value-type="float" office:value="-215.001" calcext:value-type="float">
            <text:p>-215,001</text:p>
          </table:table-cell>
          <table:table-cell office:value-type="float" office:value="-163.156" calcext:value-type="float">
            <text:p>-163,156</text:p>
          </table:table-cell>
          <table:table-cell office:value-type="float" office:value="-181.71" calcext:value-type="float">
            <text:p>-181,71</text:p>
          </table:table-cell>
          <table:table-cell office:value-type="float" office:value="-165.382" calcext:value-type="float">
            <text:p>-165,382</text:p>
          </table:table-cell>
          <table:table-cell office:value-type="float" office:value="-170.265" calcext:value-type="float">
            <text:p>-170,265</text:p>
          </table:table-cell>
        </table:table-row>
        <table:table-row table:style-name="ro1">
          <table:table-cell office:value-type="float" office:value="-188.634" calcext:value-type="float">
            <text:p>-188,634</text:p>
          </table:table-cell>
          <table:table-cell office:value-type="float" office:value="-182.443" calcext:value-type="float">
            <text:p>-182,443</text:p>
          </table:table-cell>
          <table:table-cell office:value-type="float" office:value="-168.773" calcext:value-type="float">
            <text:p>-168,773</text:p>
          </table:table-cell>
          <table:table-cell office:value-type="float" office:value="-189.932" calcext:value-type="float">
            <text:p>-189,932</text:p>
          </table:table-cell>
          <table:table-cell office:value-type="float" office:value="-160.648" calcext:value-type="float">
            <text:p>-160,648</text:p>
          </table:table-cell>
        </table:table-row>
        <table:table-row table:style-name="ro1">
          <table:table-cell office:value-type="float" office:value="-196.753" calcext:value-type="float">
            <text:p>-196,753</text:p>
          </table:table-cell>
          <table:table-cell office:value-type="float" office:value="-174.488" calcext:value-type="float">
            <text:p>-174,488</text:p>
          </table:table-cell>
          <table:table-cell office:value-type="float" office:value="-173.765" calcext:value-type="float">
            <text:p>-173,765</text:p>
          </table:table-cell>
          <table:table-cell office:value-type="float" office:value="-174.004" calcext:value-type="float">
            <text:p>-174,004</text:p>
          </table:table-cell>
          <table:table-cell office:value-type="float" office:value="-171.513" calcext:value-type="float">
            <text:p>-171,513</text:p>
          </table:table-cell>
        </table:table-row>
        <table:table-row table:style-name="ro1">
          <table:table-cell office:value-type="float" office:value="-182.474" calcext:value-type="float">
            <text:p>-182,474</text:p>
          </table:table-cell>
          <table:table-cell office:value-type="float" office:value="-179.21" calcext:value-type="float">
            <text:p>-179,21</text:p>
          </table:table-cell>
          <table:table-cell office:value-type="float" office:value="-187.855" calcext:value-type="float">
            <text:p>-187,855</text:p>
          </table:table-cell>
          <table:table-cell office:value-type="float" office:value="-194.069" calcext:value-type="float">
            <text:p>-194,069</text:p>
          </table:table-cell>
          <table:table-cell office:value-type="float" office:value="-186.981" calcext:value-type="float">
            <text:p>-186,981</text:p>
          </table:table-cell>
        </table:table-row>
        <table:table-row table:style-name="ro1">
          <table:table-cell office:value-type="float" office:value="-192.255" calcext:value-type="float">
            <text:p>-192,255</text:p>
          </table:table-cell>
          <table:table-cell office:value-type="float" office:value="-194.886" calcext:value-type="float">
            <text:p>-194,886</text:p>
          </table:table-cell>
          <table:table-cell office:value-type="float" office:value="-189.987" calcext:value-type="float">
            <text:p>-189,987</text:p>
          </table:table-cell>
          <table:table-cell office:value-type="float" office:value="-198.28" calcext:value-type="float">
            <text:p>-198,28</text:p>
          </table:table-cell>
          <table:table-cell office:value-type="float" office:value="-182.639" calcext:value-type="float">
            <text:p>-182,639</text:p>
          </table:table-cell>
        </table:table-row>
        <table:table-row table:style-name="ro1">
          <table:table-cell office:value-type="float" office:value="-174.283" calcext:value-type="float">
            <text:p>-174,283</text:p>
          </table:table-cell>
          <table:table-cell office:value-type="float" office:value="-188.782" calcext:value-type="float">
            <text:p>-188,782</text:p>
          </table:table-cell>
          <table:table-cell office:value-type="float" office:value="-189.564" calcext:value-type="float">
            <text:p>-189,564</text:p>
          </table:table-cell>
          <table:table-cell office:value-type="float" office:value="-203.478" calcext:value-type="float">
            <text:p>-203,478</text:p>
          </table:table-cell>
          <table:table-cell office:value-type="float" office:value="-189.501" calcext:value-type="float">
            <text:p>-189,501</text:p>
          </table:table-cell>
        </table:table-row>
        <table:table-row table:style-name="ro1">
          <table:table-cell office:value-type="float" office:value="-192.073" calcext:value-type="float">
            <text:p>-192,073</text:p>
          </table:table-cell>
          <table:table-cell office:value-type="float" office:value="-202.313" calcext:value-type="float">
            <text:p>-202,313</text:p>
          </table:table-cell>
          <table:table-cell office:value-type="float" office:value="-174.14" calcext:value-type="float">
            <text:p>-174,14</text:p>
          </table:table-cell>
          <table:table-cell office:value-type="float" office:value="-191.498" calcext:value-type="float">
            <text:p>-191,498</text:p>
          </table:table-cell>
          <table:table-cell office:value-type="float" office:value="-207.012" calcext:value-type="float">
            <text:p>-207,012</text:p>
          </table:table-cell>
        </table:table-row>
        <table:table-row table:style-name="ro1">
          <table:table-cell office:value-type="float" office:value="-190.06" calcext:value-type="float">
            <text:p>-190,06</text:p>
          </table:table-cell>
          <table:table-cell office:value-type="float" office:value="-193.59" calcext:value-type="float">
            <text:p>-193,59</text:p>
          </table:table-cell>
          <table:table-cell office:value-type="float" office:value="-192.5" calcext:value-type="float">
            <text:p>-192,5</text:p>
          </table:table-cell>
          <table:table-cell office:value-type="float" office:value="-206.116" calcext:value-type="float">
            <text:p>-206,116</text:p>
          </table:table-cell>
          <table:table-cell office:value-type="float" office:value="-178.517" calcext:value-type="float">
            <text:p>-178,517</text:p>
          </table:table-cell>
        </table:table-row>
        <table:table-row table:style-name="ro1">
          <table:table-cell office:value-type="float" office:value="-187.475" calcext:value-type="float">
            <text:p>-187,475</text:p>
          </table:table-cell>
          <table:table-cell office:value-type="float" office:value="-198.496" calcext:value-type="float">
            <text:p>-198,496</text:p>
          </table:table-cell>
          <table:table-cell office:value-type="float" office:value="-177.497" calcext:value-type="float">
            <text:p>-177,497</text:p>
          </table:table-cell>
          <table:table-cell office:value-type="float" office:value="-188.374" calcext:value-type="float">
            <text:p>-188,374</text:p>
          </table:table-cell>
          <table:table-cell office:value-type="float" office:value="-193.272" calcext:value-type="float">
            <text:p>-193,272</text:p>
          </table:table-cell>
        </table:table-row>
        <table:table-row table:style-name="ro1">
          <table:table-cell office:value-type="float" office:value="-195.155" calcext:value-type="float">
            <text:p>-195,155</text:p>
          </table:table-cell>
          <table:table-cell office:value-type="float" office:value="-198.191" calcext:value-type="float">
            <text:p>-198,191</text:p>
          </table:table-cell>
          <table:table-cell office:value-type="float" office:value="-161.644" calcext:value-type="float">
            <text:p>-161,644</text:p>
          </table:table-cell>
          <table:table-cell office:value-type="float" office:value="-194.908" calcext:value-type="float">
            <text:p>-194,908</text:p>
          </table:table-cell>
          <table:table-cell office:value-type="float" office:value="-176.213" calcext:value-type="float">
            <text:p>-176,213</text:p>
          </table:table-cell>
        </table:table-row>
        <table:table-row table:style-name="ro1">
          <table:table-cell office:value-type="float" office:value="-170.311" calcext:value-type="float">
            <text:p>-170,311</text:p>
          </table:table-cell>
          <table:table-cell office:value-type="float" office:value="-186.738" calcext:value-type="float">
            <text:p>-186,738</text:p>
          </table:table-cell>
          <table:table-cell office:value-type="float" office:value="-182.387" calcext:value-type="float">
            <text:p>-182,387</text:p>
          </table:table-cell>
          <table:table-cell office:value-type="float" office:value="-198.256" calcext:value-type="float">
            <text:p>-198,256</text:p>
          </table:table-cell>
          <table:table-cell office:value-type="float" office:value="-179.12" calcext:value-type="float">
            <text:p>-179,12</text:p>
          </table:table-cell>
        </table:table-row>
        <table:table-row table:style-name="ro1">
          <table:table-cell office:value-type="float" office:value="-183.17" calcext:value-type="float">
            <text:p>-183,17</text:p>
          </table:table-cell>
          <table:table-cell office:value-type="float" office:value="-216.308" calcext:value-type="float">
            <text:p>-216,308</text:p>
          </table:table-cell>
          <table:table-cell office:value-type="float" office:value="-168.282" calcext:value-type="float">
            <text:p>-168,282</text:p>
          </table:table-cell>
          <table:table-cell office:value-type="float" office:value="-203.377" calcext:value-type="float">
            <text:p>-203,377</text:p>
          </table:table-cell>
          <table:table-cell office:value-type="float" office:value="-196.684" calcext:value-type="float">
            <text:p>-196,684</text:p>
          </table:table-cell>
        </table:table-row>
        <table:table-row table:style-name="ro1">
          <table:table-cell office:value-type="float" office:value="-174.197" calcext:value-type="float">
            <text:p>-174,197</text:p>
          </table:table-cell>
          <table:table-cell office:value-type="float" office:value="-192.759" calcext:value-type="float">
            <text:p>-192,759</text:p>
          </table:table-cell>
          <table:table-cell office:value-type="float" office:value="-181.067" calcext:value-type="float">
            <text:p>-181,067</text:p>
          </table:table-cell>
          <table:table-cell office:value-type="float" office:value="-192.717" calcext:value-type="float">
            <text:p>-192,717</text:p>
          </table:table-cell>
          <table:table-cell office:value-type="float" office:value="-205.057" calcext:value-type="float">
            <text:p>-205,057</text:p>
          </table:table-cell>
        </table:table-row>
        <table:table-row table:style-name="ro1">
          <table:table-cell office:value-type="float" office:value="-184.765" calcext:value-type="float">
            <text:p>-184,765</text:p>
          </table:table-cell>
          <table:table-cell office:value-type="float" office:value="-195.973" calcext:value-type="float">
            <text:p>-195,973</text:p>
          </table:table-cell>
          <table:table-cell office:value-type="float" office:value="-164.058" calcext:value-type="float">
            <text:p>-164,058</text:p>
          </table:table-cell>
          <table:table-cell office:value-type="float" office:value="-194.362" calcext:value-type="float">
            <text:p>-194,362</text:p>
          </table:table-cell>
          <table:table-cell office:value-type="float" office:value="-153.682" calcext:value-type="float">
            <text:p>-153,682</text:p>
          </table:table-cell>
        </table:table-row>
        <table:table-row table:style-name="ro1">
          <table:table-cell office:value-type="float" office:value="-197.137" calcext:value-type="float">
            <text:p>-197,137</text:p>
          </table:table-cell>
          <table:table-cell office:value-type="float" office:value="-213.223" calcext:value-type="float">
            <text:p>-213,223</text:p>
          </table:table-cell>
          <table:table-cell office:value-type="float" office:value="-196.735" calcext:value-type="float">
            <text:p>-196,735</text:p>
          </table:table-cell>
          <table:table-cell office:value-type="float" office:value="-179.429" calcext:value-type="float">
            <text:p>-179,429</text:p>
          </table:table-cell>
          <table:table-cell office:value-type="float" office:value="-170.448" calcext:value-type="float">
            <text:p>-170,448</text:p>
          </table:table-cell>
        </table:table-row>
        <table:table-row table:style-name="ro1">
          <table:table-cell office:value-type="float" office:value="-194.797" calcext:value-type="float">
            <text:p>-194,797</text:p>
          </table:table-cell>
          <table:table-cell office:value-type="float" office:value="-199.889" calcext:value-type="float">
            <text:p>-199,889</text:p>
          </table:table-cell>
          <table:table-cell office:value-type="float" office:value="-171.365" calcext:value-type="float">
            <text:p>-171,365</text:p>
          </table:table-cell>
          <table:table-cell office:value-type="float" office:value="-201.261" calcext:value-type="float">
            <text:p>-201,261</text:p>
          </table:table-cell>
          <table:table-cell office:value-type="float" office:value="-183.659" calcext:value-type="float">
            <text:p>-183,659</text:p>
          </table:table-cell>
        </table:table-row>
        <table:table-row table:style-name="ro1">
          <table:table-cell office:value-type="float" office:value="-179.134" calcext:value-type="float">
            <text:p>-179,134</text:p>
          </table:table-cell>
          <table:table-cell office:value-type="float" office:value="-192.143" calcext:value-type="float">
            <text:p>-192,143</text:p>
          </table:table-cell>
          <table:table-cell office:value-type="float" office:value="-175.327" calcext:value-type="float">
            <text:p>-175,327</text:p>
          </table:table-cell>
          <table:table-cell office:value-type="float" office:value="-199.823" calcext:value-type="float">
            <text:p>-199,823</text:p>
          </table:table-cell>
          <table:table-cell office:value-type="float" office:value="-191.055" calcext:value-type="float">
            <text:p>-191,055</text:p>
          </table:table-cell>
        </table:table-row>
        <table:table-row table:style-name="ro1">
          <table:table-cell office:value-type="float" office:value="-197.878" calcext:value-type="float">
            <text:p>-197,878</text:p>
          </table:table-cell>
          <table:table-cell office:value-type="float" office:value="-202.248" calcext:value-type="float">
            <text:p>-202,248</text:p>
          </table:table-cell>
          <table:table-cell office:value-type="float" office:value="-179.888" calcext:value-type="float">
            <text:p>-179,888</text:p>
          </table:table-cell>
          <table:table-cell office:value-type="float" office:value="-197.972" calcext:value-type="float">
            <text:p>-197,972</text:p>
          </table:table-cell>
          <table:table-cell office:value-type="float" office:value="-164.947" calcext:value-type="float">
            <text:p>-164,947</text:p>
          </table:table-cell>
        </table:table-row>
        <table:table-row table:style-name="ro1">
          <table:table-cell office:value-type="float" office:value="-194.532" calcext:value-type="float">
            <text:p>-194,532</text:p>
          </table:table-cell>
          <table:table-cell office:value-type="float" office:value="-174.434" calcext:value-type="float">
            <text:p>-174,434</text:p>
          </table:table-cell>
          <table:table-cell office:value-type="float" office:value="-179.329" calcext:value-type="float">
            <text:p>-179,329</text:p>
          </table:table-cell>
          <table:table-cell office:value-type="float" office:value="-222.316" calcext:value-type="float">
            <text:p>-222,316</text:p>
          </table:table-cell>
          <table:table-cell office:value-type="float" office:value="-172.002" calcext:value-type="float">
            <text:p>-172,002</text:p>
          </table:table-cell>
        </table:table-row>
        <table:table-row table:style-name="ro1">
          <table:table-cell office:value-type="float" office:value="-184.359" calcext:value-type="float">
            <text:p>-184,359</text:p>
          </table:table-cell>
          <table:table-cell office:value-type="float" office:value="-194.818" calcext:value-type="float">
            <text:p>-194,818</text:p>
          </table:table-cell>
          <table:table-cell office:value-type="float" office:value="-177.484" calcext:value-type="float">
            <text:p>-177,484</text:p>
          </table:table-cell>
          <table:table-cell office:value-type="float" office:value="-177.741" calcext:value-type="float">
            <text:p>-177,741</text:p>
          </table:table-cell>
          <table:table-cell office:value-type="float" office:value="-172.472" calcext:value-type="float">
            <text:p>-172,472</text:p>
          </table:table-cell>
        </table:table-row>
        <table:table-row table:style-name="ro1">
          <table:table-cell office:value-type="float" office:value="-195.672" calcext:value-type="float">
            <text:p>-195,672</text:p>
          </table:table-cell>
          <table:table-cell office:value-type="float" office:value="-192.618" calcext:value-type="float">
            <text:p>-192,618</text:p>
          </table:table-cell>
          <table:table-cell office:value-type="float" office:value="-165.613" calcext:value-type="float">
            <text:p>-165,613</text:p>
          </table:table-cell>
          <table:table-cell office:value-type="float" office:value="-182.848" calcext:value-type="float">
            <text:p>-182,848</text:p>
          </table:table-cell>
          <table:table-cell office:value-type="float" office:value="-174.245" calcext:value-type="float">
            <text:p>-174,245</text:p>
          </table:table-cell>
        </table:table-row>
        <table:table-row table:style-name="ro1">
          <table:table-cell office:value-type="float" office:value="-178.976" calcext:value-type="float">
            <text:p>-178,976</text:p>
          </table:table-cell>
          <table:table-cell office:value-type="float" office:value="-209.213" calcext:value-type="float">
            <text:p>-209,213</text:p>
          </table:table-cell>
          <table:table-cell office:value-type="float" office:value="-169.86" calcext:value-type="float">
            <text:p>-169,86</text:p>
          </table:table-cell>
          <table:table-cell office:value-type="float" office:value="-199.947" calcext:value-type="float">
            <text:p>-199,947</text:p>
          </table:table-cell>
          <table:table-cell office:value-type="float" office:value="-175.759" calcext:value-type="float">
            <text:p>-175,759</text:p>
          </table:table-cell>
        </table:table-row>
        <table:table-row table:style-name="ro1">
          <table:table-cell office:value-type="float" office:value="-177.598" calcext:value-type="float">
            <text:p>-177,598</text:p>
          </table:table-cell>
          <table:table-cell office:value-type="float" office:value="-210.828" calcext:value-type="float">
            <text:p>-210,828</text:p>
          </table:table-cell>
          <table:table-cell office:value-type="float" office:value="-183" calcext:value-type="float">
            <text:p>-183</text:p>
          </table:table-cell>
          <table:table-cell office:value-type="float" office:value="-197.785" calcext:value-type="float">
            <text:p>-197,785</text:p>
          </table:table-cell>
          <table:table-cell office:value-type="float" office:value="-179.593" calcext:value-type="float">
            <text:p>-179,593</text:p>
          </table:table-cell>
        </table:table-row>
        <table:table-row table:style-name="ro1">
          <table:table-cell office:value-type="float" office:value="-176.607" calcext:value-type="float">
            <text:p>-176,607</text:p>
          </table:table-cell>
          <table:table-cell office:value-type="float" office:value="-197.425" calcext:value-type="float">
            <text:p>-197,425</text:p>
          </table:table-cell>
          <table:table-cell office:value-type="float" office:value="-170.944" calcext:value-type="float">
            <text:p>-170,944</text:p>
          </table:table-cell>
          <table:table-cell office:value-type="float" office:value="-210.777" calcext:value-type="float">
            <text:p>-210,777</text:p>
          </table:table-cell>
          <table:table-cell office:value-type="float" office:value="-190.111" calcext:value-type="float">
            <text:p>-190,111</text:p>
          </table:table-cell>
        </table:table-row>
        <table:table-row table:style-name="ro1">
          <table:table-cell office:value-type="float" office:value="-192.058" calcext:value-type="float">
            <text:p>-192,058</text:p>
          </table:table-cell>
          <table:table-cell office:value-type="float" office:value="-213.164" calcext:value-type="float">
            <text:p>-213,164</text:p>
          </table:table-cell>
          <table:table-cell office:value-type="float" office:value="-170.556" calcext:value-type="float">
            <text:p>-170,556</text:p>
          </table:table-cell>
          <table:table-cell office:value-type="float" office:value="-206.638" calcext:value-type="float">
            <text:p>-206,638</text:p>
          </table:table-cell>
          <table:table-cell office:value-type="float" office:value="-172.522" calcext:value-type="float">
            <text:p>-172,522</text:p>
          </table:table-cell>
        </table:table-row>
        <table:table-row table:style-name="ro1">
          <table:table-cell office:value-type="float" office:value="-193.761" calcext:value-type="float">
            <text:p>-193,761</text:p>
          </table:table-cell>
          <table:table-cell office:value-type="float" office:value="-194.416" calcext:value-type="float">
            <text:p>-194,416</text:p>
          </table:table-cell>
          <table:table-cell office:value-type="float" office:value="-184.449" calcext:value-type="float">
            <text:p>-184,449</text:p>
          </table:table-cell>
          <table:table-cell office:value-type="float" office:value="-211.541" calcext:value-type="float">
            <text:p>-211,541</text:p>
          </table:table-cell>
          <table:table-cell office:value-type="float" office:value="-174.411" calcext:value-type="float">
            <text:p>-174,411</text:p>
          </table:table-cell>
        </table:table-row>
        <table:table-row table:style-name="ro1">
          <table:table-cell office:value-type="float" office:value="-194.07" calcext:value-type="float">
            <text:p>-194,07</text:p>
          </table:table-cell>
          <table:table-cell office:value-type="float" office:value="-188.176" calcext:value-type="float">
            <text:p>-188,176</text:p>
          </table:table-cell>
          <table:table-cell office:value-type="float" office:value="-182.845" calcext:value-type="float">
            <text:p>-182,845</text:p>
          </table:table-cell>
          <table:table-cell office:value-type="float" office:value="-198.134" calcext:value-type="float">
            <text:p>-198,134</text:p>
          </table:table-cell>
          <table:table-cell office:value-type="float" office:value="-167.362" calcext:value-type="float">
            <text:p>-167,362</text:p>
          </table:table-cell>
        </table:table-row>
        <table:table-row table:style-name="ro1">
          <table:table-cell office:value-type="float" office:value="-193.29" calcext:value-type="float">
            <text:p>-193,29</text:p>
          </table:table-cell>
          <table:table-cell office:value-type="float" office:value="-202.809" calcext:value-type="float">
            <text:p>-202,809</text:p>
          </table:table-cell>
          <table:table-cell office:value-type="float" office:value="-188.162" calcext:value-type="float">
            <text:p>-188,162</text:p>
          </table:table-cell>
          <table:table-cell office:value-type="float" office:value="-196.944" calcext:value-type="float">
            <text:p>-196,944</text:p>
          </table:table-cell>
          <table:table-cell office:value-type="float" office:value="-169.696" calcext:value-type="float">
            <text:p>-169,696</text:p>
          </table:table-cell>
        </table:table-row>
        <table:table-row table:style-name="ro1">
          <table:table-cell office:value-type="float" office:value="-187.457" calcext:value-type="float">
            <text:p>-187,457</text:p>
          </table:table-cell>
          <table:table-cell office:value-type="float" office:value="-192.785" calcext:value-type="float">
            <text:p>-192,785</text:p>
          </table:table-cell>
          <table:table-cell office:value-type="float" office:value="-160.907" calcext:value-type="float">
            <text:p>-160,907</text:p>
          </table:table-cell>
          <table:table-cell office:value-type="float" office:value="-194.626" calcext:value-type="float">
            <text:p>-194,626</text:p>
          </table:table-cell>
          <table:table-cell office:value-type="float" office:value="-185.762" calcext:value-type="float">
            <text:p>-185,762</text:p>
          </table:table-cell>
        </table:table-row>
        <table:table-row table:style-name="ro1">
          <table:table-cell office:value-type="float" office:value="-181.546" calcext:value-type="float">
            <text:p>-181,546</text:p>
          </table:table-cell>
          <table:table-cell office:value-type="float" office:value="-192.398" calcext:value-type="float">
            <text:p>-192,398</text:p>
          </table:table-cell>
          <table:table-cell office:value-type="float" office:value="-161.832" calcext:value-type="float">
            <text:p>-161,832</text:p>
          </table:table-cell>
          <table:table-cell office:value-type="float" office:value="-178.186" calcext:value-type="float">
            <text:p>-178,186</text:p>
          </table:table-cell>
          <table:table-cell office:value-type="float" office:value="-179.416" calcext:value-type="float">
            <text:p>-179,416</text:p>
          </table:table-cell>
        </table:table-row>
        <table:table-row table:style-name="ro1">
          <table:table-cell office:value-type="float" office:value="-195.052" calcext:value-type="float">
            <text:p>-195,052</text:p>
          </table:table-cell>
          <table:table-cell office:value-type="float" office:value="-185.461" calcext:value-type="float">
            <text:p>-185,461</text:p>
          </table:table-cell>
          <table:table-cell office:value-type="float" office:value="-180.83" calcext:value-type="float">
            <text:p>-180,83</text:p>
          </table:table-cell>
          <table:table-cell office:value-type="float" office:value="-190.225" calcext:value-type="float">
            <text:p>-190,225</text:p>
          </table:table-cell>
          <table:table-cell office:value-type="float" office:value="-183.53" calcext:value-type="float">
            <text:p>-183,53</text:p>
          </table:table-cell>
        </table:table-row>
        <table:table-row table:style-name="ro1">
          <table:table-cell office:value-type="float" office:value="-184.274" calcext:value-type="float">
            <text:p>-184,274</text:p>
          </table:table-cell>
          <table:table-cell office:value-type="float" office:value="-185.587" calcext:value-type="float">
            <text:p>-185,587</text:p>
          </table:table-cell>
          <table:table-cell office:value-type="float" office:value="-170.429" calcext:value-type="float">
            <text:p>-170,429</text:p>
          </table:table-cell>
          <table:table-cell office:value-type="float" office:value="-202.114" calcext:value-type="float">
            <text:p>-202,114</text:p>
          </table:table-cell>
          <table:table-cell office:value-type="float" office:value="-194.589" calcext:value-type="float">
            <text:p>-194,589</text:p>
          </table:table-cell>
        </table:table-row>
        <table:table-row table:style-name="ro1">
          <table:table-cell office:value-type="float" office:value="-194.393" calcext:value-type="float">
            <text:p>-194,393</text:p>
          </table:table-cell>
          <table:table-cell office:value-type="float" office:value="-194.132" calcext:value-type="float">
            <text:p>-194,132</text:p>
          </table:table-cell>
          <table:table-cell office:value-type="float" office:value="-173.802" calcext:value-type="float">
            <text:p>-173,802</text:p>
          </table:table-cell>
          <table:table-cell office:value-type="float" office:value="-177.696" calcext:value-type="float">
            <text:p>-177,696</text:p>
          </table:table-cell>
          <table:table-cell office:value-type="float" office:value="-167.66" calcext:value-type="float">
            <text:p>-167,66</text:p>
          </table:table-cell>
        </table:table-row>
        <table:table-row table:style-name="ro1">
          <table:table-cell office:value-type="float" office:value="-196.745" calcext:value-type="float">
            <text:p>-196,745</text:p>
          </table:table-cell>
          <table:table-cell office:value-type="float" office:value="-203.318" calcext:value-type="float">
            <text:p>-203,318</text:p>
          </table:table-cell>
          <table:table-cell office:value-type="float" office:value="-159.234" calcext:value-type="float">
            <text:p>-159,234</text:p>
          </table:table-cell>
          <table:table-cell office:value-type="float" office:value="-197.185" calcext:value-type="float">
            <text:p>-197,185</text:p>
          </table:table-cell>
          <table:table-cell office:value-type="float" office:value="-184.638" calcext:value-type="float">
            <text:p>-184,638</text:p>
          </table:table-cell>
        </table:table-row>
        <table:table-row table:style-name="ro1">
          <table:table-cell office:value-type="float" office:value="-179.334" calcext:value-type="float">
            <text:p>-179,334</text:p>
          </table:table-cell>
          <table:table-cell office:value-type="float" office:value="-193.244" calcext:value-type="float">
            <text:p>-193,244</text:p>
          </table:table-cell>
          <table:table-cell office:value-type="float" office:value="-160.979" calcext:value-type="float">
            <text:p>-160,979</text:p>
          </table:table-cell>
          <table:table-cell office:value-type="float" office:value="-184.613" calcext:value-type="float">
            <text:p>-184,613</text:p>
          </table:table-cell>
          <table:table-cell office:value-type="float" office:value="-187.582" calcext:value-type="float">
            <text:p>-187,582</text:p>
          </table:table-cell>
        </table:table-row>
        <table:table-row table:style-name="ro1">
          <table:table-cell office:value-type="float" office:value="-194.198" calcext:value-type="float">
            <text:p>-194,198</text:p>
          </table:table-cell>
          <table:table-cell office:value-type="float" office:value="-193.66" calcext:value-type="float">
            <text:p>-193,66</text:p>
          </table:table-cell>
          <table:table-cell office:value-type="float" office:value="-182.306" calcext:value-type="float">
            <text:p>-182,306</text:p>
          </table:table-cell>
          <table:table-cell office:value-type="float" office:value="-194.663" calcext:value-type="float">
            <text:p>-194,663</text:p>
          </table:table-cell>
          <table:table-cell office:value-type="float" office:value="-177.681" calcext:value-type="float">
            <text:p>-177,681</text:p>
          </table:table-cell>
        </table:table-row>
        <table:table-row table:style-name="ro1">
          <table:table-cell office:value-type="float" office:value="-190.316" calcext:value-type="float">
            <text:p>-190,316</text:p>
          </table:table-cell>
          <table:table-cell office:value-type="float" office:value="-204.283" calcext:value-type="float">
            <text:p>-204,283</text:p>
          </table:table-cell>
          <table:table-cell office:value-type="float" office:value="-177.203" calcext:value-type="float">
            <text:p>-177,203</text:p>
          </table:table-cell>
          <table:table-cell office:value-type="float" office:value="-191.014" calcext:value-type="float">
            <text:p>-191,014</text:p>
          </table:table-cell>
          <table:table-cell office:value-type="float" office:value="-175.614" calcext:value-type="float">
            <text:p>-175,614</text:p>
          </table:table-cell>
        </table:table-row>
        <table:table-row table:style-name="ro1">
          <table:table-cell office:value-type="float" office:value="-194.71" calcext:value-type="float">
            <text:p>-194,71</text:p>
          </table:table-cell>
          <table:table-cell office:value-type="float" office:value="-169.126" calcext:value-type="float">
            <text:p>-169,126</text:p>
          </table:table-cell>
          <table:table-cell office:value-type="float" office:value="-163.995" calcext:value-type="float">
            <text:p>-163,995</text:p>
          </table:table-cell>
          <table:table-cell office:value-type="float" office:value="-231.47" calcext:value-type="float">
            <text:p>-231,47</text:p>
          </table:table-cell>
          <table:table-cell office:value-type="float" office:value="-130.673" calcext:value-type="float">
            <text:p>-130,673</text:p>
          </table:table-cell>
        </table:table-row>
        <table:table-row table:style-name="ro1">
          <table:table-cell office:value-type="float" office:value="-177.45" calcext:value-type="float">
            <text:p>-177,45</text:p>
          </table:table-cell>
          <table:table-cell office:value-type="float" office:value="-182.565" calcext:value-type="float">
            <text:p>-182,565</text:p>
          </table:table-cell>
          <table:table-cell office:value-type="float" office:value="-179.313" calcext:value-type="float">
            <text:p>-179,313</text:p>
          </table:table-cell>
          <table:table-cell office:value-type="float" office:value="-194.519" calcext:value-type="float">
            <text:p>-194,519</text:p>
          </table:table-cell>
          <table:table-cell office:value-type="float" office:value="-163.846" calcext:value-type="float">
            <text:p>-163,846</text:p>
          </table:table-cell>
        </table:table-row>
        <table:table-row table:style-name="ro1">
          <table:table-cell office:value-type="float" office:value="-202.871" calcext:value-type="float">
            <text:p>-202,871</text:p>
          </table:table-cell>
          <table:table-cell office:value-type="float" office:value="-191.394" calcext:value-type="float">
            <text:p>-191,394</text:p>
          </table:table-cell>
          <table:table-cell office:value-type="float" office:value="-196.133" calcext:value-type="float">
            <text:p>-196,133</text:p>
          </table:table-cell>
          <table:table-cell office:value-type="float" office:value="-198.122" calcext:value-type="float">
            <text:p>-198,122</text:p>
          </table:table-cell>
          <table:table-cell office:value-type="float" office:value="-186.884" calcext:value-type="float">
            <text:p>-186,884</text:p>
          </table:table-cell>
        </table:table-row>
        <table:table-row table:style-name="ro1">
          <table:table-cell office:value-type="float" office:value="-203.861" calcext:value-type="float">
            <text:p>-203,861</text:p>
          </table:table-cell>
          <table:table-cell office:value-type="float" office:value="-194.635" calcext:value-type="float">
            <text:p>-194,635</text:p>
          </table:table-cell>
          <table:table-cell office:value-type="float" office:value="-198.183" calcext:value-type="float">
            <text:p>-198,183</text:p>
          </table:table-cell>
          <table:table-cell office:value-type="float" office:value="-210.172" calcext:value-type="float">
            <text:p>-210,172</text:p>
          </table:table-cell>
          <table:table-cell office:value-type="float" office:value="-165.27" calcext:value-type="float">
            <text:p>-165,27</text:p>
          </table:table-cell>
        </table:table-row>
        <table:table-row table:style-name="ro1">
          <table:table-cell office:value-type="float" office:value="-201.029" calcext:value-type="float">
            <text:p>-201,029</text:p>
          </table:table-cell>
          <table:table-cell office:value-type="float" office:value="-175.953" calcext:value-type="float">
            <text:p>-175,953</text:p>
          </table:table-cell>
          <table:table-cell office:value-type="float" office:value="-179.176" calcext:value-type="float">
            <text:p>-179,176</text:p>
          </table:table-cell>
          <table:table-cell office:value-type="float" office:value="-201.135" calcext:value-type="float">
            <text:p>-201,135</text:p>
          </table:table-cell>
          <table:table-cell office:value-type="float" office:value="-156.914" calcext:value-type="float">
            <text:p>-156,914</text:p>
          </table:table-cell>
        </table:table-row>
        <table:table-row table:style-name="ro1">
          <table:table-cell office:value-type="float" office:value="-197.957" calcext:value-type="float">
            <text:p>-197,957</text:p>
          </table:table-cell>
          <table:table-cell office:value-type="float" office:value="-180.365" calcext:value-type="float">
            <text:p>-180,365</text:p>
          </table:table-cell>
          <table:table-cell office:value-type="float" office:value="-179.89" calcext:value-type="float">
            <text:p>-179,89</text:p>
          </table:table-cell>
          <table:table-cell office:value-type="float" office:value="-205.439" calcext:value-type="float">
            <text:p>-205,439</text:p>
          </table:table-cell>
          <table:table-cell office:value-type="float" office:value="-153.686" calcext:value-type="float">
            <text:p>-153,686</text:p>
          </table:table-cell>
        </table:table-row>
        <table:table-row table:style-name="ro1">
          <table:table-cell office:value-type="float" office:value="-203.452" calcext:value-type="float">
            <text:p>-203,452</text:p>
          </table:table-cell>
          <table:table-cell office:value-type="float" office:value="-187.009" calcext:value-type="float">
            <text:p>-187,009</text:p>
          </table:table-cell>
          <table:table-cell office:value-type="float" office:value="-197.946" calcext:value-type="float">
            <text:p>-197,946</text:p>
          </table:table-cell>
          <table:table-cell office:value-type="float" office:value="-199.344" calcext:value-type="float">
            <text:p>-199,344</text:p>
          </table:table-cell>
          <table:table-cell office:value-type="float" office:value="-169.79" calcext:value-type="float">
            <text:p>-169,79</text:p>
          </table:table-cell>
        </table:table-row>
        <table:table-row table:style-name="ro1">
          <table:table-cell office:value-type="float" office:value="-197.199" calcext:value-type="float">
            <text:p>-197,199</text:p>
          </table:table-cell>
          <table:table-cell office:value-type="float" office:value="-185.444" calcext:value-type="float">
            <text:p>-185,444</text:p>
          </table:table-cell>
          <table:table-cell office:value-type="float" office:value="-175.054" calcext:value-type="float">
            <text:p>-175,054</text:p>
          </table:table-cell>
          <table:table-cell office:value-type="float" office:value="-188.369" calcext:value-type="float">
            <text:p>-188,369</text:p>
          </table:table-cell>
          <table:table-cell office:value-type="float" office:value="-151.111" calcext:value-type="float">
            <text:p>-151,111</text:p>
          </table:table-cell>
        </table:table-row>
        <table:table-row table:style-name="ro1">
          <table:table-cell office:value-type="float" office:value="-204.331" calcext:value-type="float">
            <text:p>-204,331</text:p>
          </table:table-cell>
          <table:table-cell office:value-type="float" office:value="-203.681" calcext:value-type="float">
            <text:p>-203,681</text:p>
          </table:table-cell>
          <table:table-cell office:value-type="float" office:value="-187.649" calcext:value-type="float">
            <text:p>-187,649</text:p>
          </table:table-cell>
          <table:table-cell office:value-type="float" office:value="-195.81" calcext:value-type="float">
            <text:p>-195,81</text:p>
          </table:table-cell>
          <table:table-cell office:value-type="float" office:value="-161.573" calcext:value-type="float">
            <text:p>-161,573</text:p>
          </table:table-cell>
        </table:table-row>
        <table:table-row table:style-name="ro1">
          <table:table-cell office:value-type="float" office:value="-203.748" calcext:value-type="float">
            <text:p>-203,748</text:p>
          </table:table-cell>
          <table:table-cell office:value-type="float" office:value="-181.494" calcext:value-type="float">
            <text:p>-181,494</text:p>
          </table:table-cell>
          <table:table-cell office:value-type="float" office:value="-188.407" calcext:value-type="float">
            <text:p>-188,407</text:p>
          </table:table-cell>
          <table:table-cell office:value-type="float" office:value="-173.037" calcext:value-type="float">
            <text:p>-173,037</text:p>
          </table:table-cell>
          <table:table-cell office:value-type="float" office:value="-157.016" calcext:value-type="float">
            <text:p>-157,016</text:p>
          </table:table-cell>
        </table:table-row>
        <table:table-row table:style-name="ro1">
          <table:table-cell office:value-type="float" office:value="-184.129" calcext:value-type="float">
            <text:p>-184,129</text:p>
          </table:table-cell>
          <table:table-cell office:value-type="float" office:value="-177.193" calcext:value-type="float">
            <text:p>-177,193</text:p>
          </table:table-cell>
          <table:table-cell office:value-type="float" office:value="-162.448" calcext:value-type="float">
            <text:p>-162,448</text:p>
          </table:table-cell>
          <table:table-cell office:value-type="float" office:value="-189.124" calcext:value-type="float">
            <text:p>-189,124</text:p>
          </table:table-cell>
          <table:table-cell office:value-type="float" office:value="-148.106" calcext:value-type="float">
            <text:p>-148,106</text:p>
          </table:table-cell>
        </table:table-row>
        <table:table-row table:style-name="ro1">
          <table:table-cell office:value-type="float" office:value="-180.01" calcext:value-type="float">
            <text:p>-180,01</text:p>
          </table:table-cell>
          <table:table-cell office:value-type="float" office:value="-181.247" calcext:value-type="float">
            <text:p>-181,247</text:p>
          </table:table-cell>
          <table:table-cell office:value-type="float" office:value="-182.727" calcext:value-type="float">
            <text:p>-182,727</text:p>
          </table:table-cell>
          <table:table-cell office:value-type="float" office:value="-186.553" calcext:value-type="float">
            <text:p>-186,553</text:p>
          </table:table-cell>
          <table:table-cell office:value-type="float" office:value="-157.643" calcext:value-type="float">
            <text:p>-157,643</text:p>
          </table:table-cell>
        </table:table-row>
        <table:table-row table:style-name="ro1">
          <table:table-cell office:value-type="float" office:value="-197.885" calcext:value-type="float">
            <text:p>-197,885</text:p>
          </table:table-cell>
          <table:table-cell office:value-type="float" office:value="-177.353" calcext:value-type="float">
            <text:p>-177,353</text:p>
          </table:table-cell>
          <table:table-cell office:value-type="float" office:value="-174.971" calcext:value-type="float">
            <text:p>-174,971</text:p>
          </table:table-cell>
          <table:table-cell office:value-type="float" office:value="-216.79" calcext:value-type="float">
            <text:p>-216,79</text:p>
          </table:table-cell>
          <table:table-cell office:value-type="float" office:value="-174.983" calcext:value-type="float">
            <text:p>-174,983</text:p>
          </table:table-cell>
        </table:table-row>
        <table:table-row table:style-name="ro1">
          <table:table-cell office:value-type="float" office:value="-182.302" calcext:value-type="float">
            <text:p>-182,302</text:p>
          </table:table-cell>
          <table:table-cell office:value-type="float" office:value="-192.474" calcext:value-type="float">
            <text:p>-192,474</text:p>
          </table:table-cell>
          <table:table-cell office:value-type="float" office:value="-162.791" calcext:value-type="float">
            <text:p>-162,791</text:p>
          </table:table-cell>
          <table:table-cell office:value-type="float" office:value="-188.301" calcext:value-type="float">
            <text:p>-188,301</text:p>
          </table:table-cell>
          <table:table-cell office:value-type="float" office:value="-168.974" calcext:value-type="float">
            <text:p>-168,974</text:p>
          </table:table-cell>
        </table:table-row>
        <table:table-row table:style-name="ro1">
          <table:table-cell office:value-type="float" office:value="-178.353" calcext:value-type="float">
            <text:p>-178,353</text:p>
          </table:table-cell>
          <table:table-cell office:value-type="float" office:value="-204.412" calcext:value-type="float">
            <text:p>-204,412</text:p>
          </table:table-cell>
          <table:table-cell office:value-type="float" office:value="-177.981" calcext:value-type="float">
            <text:p>-177,981</text:p>
          </table:table-cell>
          <table:table-cell office:value-type="float" office:value="-191.096" calcext:value-type="float">
            <text:p>-191,096</text:p>
          </table:table-cell>
          <table:table-cell office:value-type="float" office:value="-159.318" calcext:value-type="float">
            <text:p>-159,318</text:p>
          </table:table-cell>
        </table:table-row>
        <table:table-row table:style-name="ro1">
          <table:table-cell office:value-type="float" office:value="-192.209" calcext:value-type="float">
            <text:p>-192,209</text:p>
          </table:table-cell>
          <table:table-cell office:value-type="float" office:value="-182.644" calcext:value-type="float">
            <text:p>-182,644</text:p>
          </table:table-cell>
          <table:table-cell office:value-type="float" office:value="-194.768" calcext:value-type="float">
            <text:p>-194,768</text:p>
          </table:table-cell>
          <table:table-cell office:value-type="float" office:value="-177.827" calcext:value-type="float">
            <text:p>-177,827</text:p>
          </table:table-cell>
          <table:table-cell office:value-type="float" office:value="-161.509" calcext:value-type="float">
            <text:p>-161,509</text:p>
          </table:table-cell>
        </table:table-row>
        <table:table-row table:style-name="ro1">
          <table:table-cell office:value-type="float" office:value="-204.081" calcext:value-type="float">
            <text:p>-204,081</text:p>
          </table:table-cell>
          <table:table-cell office:value-type="float" office:value="-192.669" calcext:value-type="float">
            <text:p>-192,669</text:p>
          </table:table-cell>
          <table:table-cell office:value-type="float" office:value="-185.519" calcext:value-type="float">
            <text:p>-185,519</text:p>
          </table:table-cell>
          <table:table-cell office:value-type="float" office:value="-185.628" calcext:value-type="float">
            <text:p>-185,628</text:p>
          </table:table-cell>
          <table:table-cell office:value-type="float" office:value="-169.484" calcext:value-type="float">
            <text:p>-169,484</text:p>
          </table:table-cell>
        </table:table-row>
        <table:table-row table:style-name="ro1">
          <table:table-cell office:value-type="float" office:value="-172.829" calcext:value-type="float">
            <text:p>-172,829</text:p>
          </table:table-cell>
          <table:table-cell office:value-type="float" office:value="-181.561" calcext:value-type="float">
            <text:p>-181,561</text:p>
          </table:table-cell>
          <table:table-cell office:value-type="float" office:value="-178.195" calcext:value-type="float">
            <text:p>-178,195</text:p>
          </table:table-cell>
          <table:table-cell office:value-type="float" office:value="-179.043" calcext:value-type="float">
            <text:p>-179,043</text:p>
          </table:table-cell>
          <table:table-cell office:value-type="float" office:value="-163.025" calcext:value-type="float">
            <text:p>-163,025</text:p>
          </table:table-cell>
        </table:table-row>
        <table:table-row table:style-name="ro1">
          <table:table-cell office:value-type="float" office:value="-187.794" calcext:value-type="float">
            <text:p>-187,794</text:p>
          </table:table-cell>
          <table:table-cell office:value-type="float" office:value="-180.578" calcext:value-type="float">
            <text:p>-180,578</text:p>
          </table:table-cell>
          <table:table-cell office:value-type="float" office:value="-172.379" calcext:value-type="float">
            <text:p>-172,379</text:p>
          </table:table-cell>
          <table:table-cell office:value-type="float" office:value="-188.33" calcext:value-type="float">
            <text:p>-188,33</text:p>
          </table:table-cell>
          <table:table-cell office:value-type="float" office:value="-161.687" calcext:value-type="float">
            <text:p>-161,687</text:p>
          </table:table-cell>
        </table:table-row>
        <table:table-row table:style-name="ro1">
          <table:table-cell office:value-type="float" office:value="-181.531" calcext:value-type="float">
            <text:p>-181,531</text:p>
          </table:table-cell>
          <table:table-cell office:value-type="float" office:value="-180.479" calcext:value-type="float">
            <text:p>-180,479</text:p>
          </table:table-cell>
          <table:table-cell office:value-type="float" office:value="-186.69" calcext:value-type="float">
            <text:p>-186,69</text:p>
          </table:table-cell>
          <table:table-cell office:value-type="float" office:value="-194.057" calcext:value-type="float">
            <text:p>-194,057</text:p>
          </table:table-cell>
          <table:table-cell office:value-type="float" office:value="-174.826" calcext:value-type="float">
            <text:p>-174,826</text:p>
          </table:table-cell>
        </table:table-row>
        <table:table-row table:style-name="ro1">
          <table:table-cell office:value-type="float" office:value="-182.452" calcext:value-type="float">
            <text:p>-182,452</text:p>
          </table:table-cell>
          <table:table-cell office:value-type="float" office:value="-206.76" calcext:value-type="float">
            <text:p>-206,76</text:p>
          </table:table-cell>
          <table:table-cell office:value-type="float" office:value="-196.882" calcext:value-type="float">
            <text:p>-196,882</text:p>
          </table:table-cell>
          <table:table-cell office:value-type="float" office:value="-186.536" calcext:value-type="float">
            <text:p>-186,536</text:p>
          </table:table-cell>
          <table:table-cell office:value-type="float" office:value="-173.339" calcext:value-type="float">
            <text:p>-173,339</text:p>
          </table:table-cell>
        </table:table-row>
        <table:table-row table:style-name="ro1">
          <table:table-cell office:value-type="float" office:value="-187.855" calcext:value-type="float">
            <text:p>-187,855</text:p>
          </table:table-cell>
          <table:table-cell office:value-type="float" office:value="-175.318" calcext:value-type="float">
            <text:p>-175,318</text:p>
          </table:table-cell>
          <table:table-cell office:value-type="float" office:value="-178.13" calcext:value-type="float">
            <text:p>-178,13</text:p>
          </table:table-cell>
          <table:table-cell office:value-type="float" office:value="-192.263" calcext:value-type="float">
            <text:p>-192,263</text:p>
          </table:table-cell>
          <table:table-cell office:value-type="float" office:value="-166.858" calcext:value-type="float">
            <text:p>-166,858</text:p>
          </table:table-cell>
        </table:table-row>
        <table:table-row table:style-name="ro1">
          <table:table-cell office:value-type="float" office:value="-193.428" calcext:value-type="float">
            <text:p>-193,428</text:p>
          </table:table-cell>
          <table:table-cell office:value-type="float" office:value="-195.023" calcext:value-type="float">
            <text:p>-195,023</text:p>
          </table:table-cell>
          <table:table-cell office:value-type="float" office:value="-181.321" calcext:value-type="float">
            <text:p>-181,321</text:p>
          </table:table-cell>
          <table:table-cell office:value-type="float" office:value="-182.289" calcext:value-type="float">
            <text:p>-182,289</text:p>
          </table:table-cell>
          <table:table-cell office:value-type="float" office:value="-168.805" calcext:value-type="float">
            <text:p>-168,805</text:p>
          </table:table-cell>
        </table:table-row>
        <table:table-row table:style-name="ro1">
          <table:table-cell office:value-type="float" office:value="-185.439" calcext:value-type="float">
            <text:p>-185,439</text:p>
          </table:table-cell>
          <table:table-cell office:value-type="float" office:value="-191.356" calcext:value-type="float">
            <text:p>-191,356</text:p>
          </table:table-cell>
          <table:table-cell office:value-type="float" office:value="-163.268" calcext:value-type="float">
            <text:p>-163,268</text:p>
          </table:table-cell>
          <table:table-cell office:value-type="float" office:value="-213.67" calcext:value-type="float">
            <text:p>-213,67</text:p>
          </table:table-cell>
          <table:table-cell office:value-type="float" office:value="-167.712" calcext:value-type="float">
            <text:p>-167,712</text:p>
          </table:table-cell>
        </table:table-row>
        <table:table-row table:style-name="ro1">
          <table:table-cell office:value-type="float" office:value="-180.186" calcext:value-type="float">
            <text:p>-180,186</text:p>
          </table:table-cell>
          <table:table-cell office:value-type="float" office:value="-179.293" calcext:value-type="float">
            <text:p>-179,293</text:p>
          </table:table-cell>
          <table:table-cell office:value-type="float" office:value="-189.429" calcext:value-type="float">
            <text:p>-189,429</text:p>
          </table:table-cell>
          <table:table-cell office:value-type="float" office:value="-186.454" calcext:value-type="float">
            <text:p>-186,454</text:p>
          </table:table-cell>
          <table:table-cell office:value-type="float" office:value="-169.985" calcext:value-type="float">
            <text:p>-169,985</text:p>
          </table:table-cell>
        </table:table-row>
        <table:table-row table:style-name="ro1">
          <table:table-cell office:value-type="float" office:value="-187.096" calcext:value-type="float">
            <text:p>-187,096</text:p>
          </table:table-cell>
          <table:table-cell office:value-type="float" office:value="-178.739" calcext:value-type="float">
            <text:p>-178,739</text:p>
          </table:table-cell>
          <table:table-cell office:value-type="float" office:value="-160.103" calcext:value-type="float">
            <text:p>-160,103</text:p>
          </table:table-cell>
          <table:table-cell office:value-type="float" office:value="-195.194" calcext:value-type="float">
            <text:p>-195,194</text:p>
          </table:table-cell>
          <table:table-cell office:value-type="float" office:value="-186.648" calcext:value-type="float">
            <text:p>-186,648</text:p>
          </table:table-cell>
        </table:table-row>
        <table:table-row table:style-name="ro1">
          <table:table-cell office:value-type="float" office:value="-176.541" calcext:value-type="float">
            <text:p>-176,541</text:p>
          </table:table-cell>
          <table:table-cell office:value-type="float" office:value="-193.254" calcext:value-type="float">
            <text:p>-193,254</text:p>
          </table:table-cell>
          <table:table-cell office:value-type="float" office:value="-197.608" calcext:value-type="float">
            <text:p>-197,608</text:p>
          </table:table-cell>
          <table:table-cell office:value-type="float" office:value="-191.332" calcext:value-type="float">
            <text:p>-191,332</text:p>
          </table:table-cell>
          <table:table-cell office:value-type="float" office:value="-185.573" calcext:value-type="float">
            <text:p>-185,573</text:p>
          </table:table-cell>
        </table:table-row>
        <table:table-row table:style-name="ro1">
          <table:table-cell office:value-type="float" office:value="-183.151" calcext:value-type="float">
            <text:p>-183,151</text:p>
          </table:table-cell>
          <table:table-cell office:value-type="float" office:value="-180.885" calcext:value-type="float">
            <text:p>-180,885</text:p>
          </table:table-cell>
          <table:table-cell office:value-type="float" office:value="-193.262" calcext:value-type="float">
            <text:p>-193,262</text:p>
          </table:table-cell>
          <table:table-cell office:value-type="float" office:value="-190.99" calcext:value-type="float">
            <text:p>-190,99</text:p>
          </table:table-cell>
          <table:table-cell office:value-type="float" office:value="-175.606" calcext:value-type="float">
            <text:p>-175,606</text:p>
          </table:table-cell>
        </table:table-row>
        <table:table-row table:style-name="ro1">
          <table:table-cell office:value-type="float" office:value="-184.853" calcext:value-type="float">
            <text:p>-184,853</text:p>
          </table:table-cell>
          <table:table-cell office:value-type="float" office:value="-178.738" calcext:value-type="float">
            <text:p>-178,738</text:p>
          </table:table-cell>
          <table:table-cell office:value-type="float" office:value="-185.235" calcext:value-type="float">
            <text:p>-185,235</text:p>
          </table:table-cell>
          <table:table-cell office:value-type="float" office:value="-204.381" calcext:value-type="float">
            <text:p>-204,381</text:p>
          </table:table-cell>
          <table:table-cell office:value-type="float" office:value="-167.485" calcext:value-type="float">
            <text:p>-167,485</text:p>
          </table:table-cell>
        </table:table-row>
        <table:table-row table:style-name="ro1">
          <table:table-cell office:value-type="float" office:value="-194.026" calcext:value-type="float">
            <text:p>-194,026</text:p>
          </table:table-cell>
          <table:table-cell office:value-type="float" office:value="-170.05" calcext:value-type="float">
            <text:p>-170,05</text:p>
          </table:table-cell>
          <table:table-cell office:value-type="float" office:value="-176.683" calcext:value-type="float">
            <text:p>-176,683</text:p>
          </table:table-cell>
          <table:table-cell office:value-type="float" office:value="-187.175" calcext:value-type="float">
            <text:p>-187,175</text:p>
          </table:table-cell>
          <table:table-cell office:value-type="float" office:value="-156.183" calcext:value-type="float">
            <text:p>-156,183</text:p>
          </table:table-cell>
        </table:table-row>
        <table:table-row table:style-name="ro1">
          <table:table-cell office:value-type="float" office:value="-200.874" calcext:value-type="float">
            <text:p>-200,874</text:p>
          </table:table-cell>
          <table:table-cell office:value-type="float" office:value="-170.04" calcext:value-type="float">
            <text:p>-170,04</text:p>
          </table:table-cell>
          <table:table-cell office:value-type="float" office:value="-197.444" calcext:value-type="float">
            <text:p>-197,444</text:p>
          </table:table-cell>
          <table:table-cell office:value-type="float" office:value="-191.122" calcext:value-type="float">
            <text:p>-191,122</text:p>
          </table:table-cell>
          <table:table-cell office:value-type="float" office:value="-180.5" calcext:value-type="float">
            <text:p>-180,5</text:p>
          </table:table-cell>
        </table:table-row>
        <table:table-row table:style-name="ro1">
          <table:table-cell office:value-type="float" office:value="-181.366" calcext:value-type="float">
            <text:p>-181,366</text:p>
          </table:table-cell>
          <table:table-cell office:value-type="float" office:value="-180.237" calcext:value-type="float">
            <text:p>-180,237</text:p>
          </table:table-cell>
          <table:table-cell office:value-type="float" office:value="-200.111" calcext:value-type="float">
            <text:p>-200,111</text:p>
          </table:table-cell>
          <table:table-cell office:value-type="float" office:value="-182.937" calcext:value-type="float">
            <text:p>-182,937</text:p>
          </table:table-cell>
          <table:table-cell office:value-type="float" office:value="-194.925" calcext:value-type="float">
            <text:p>-194,925</text:p>
          </table:table-cell>
        </table:table-row>
        <table:table-row table:style-name="ro1">
          <table:table-cell office:value-type="float" office:value="-175.012" calcext:value-type="float">
            <text:p>-175,012</text:p>
          </table:table-cell>
          <table:table-cell office:value-type="float" office:value="-186.418" calcext:value-type="float">
            <text:p>-186,418</text:p>
          </table:table-cell>
          <table:table-cell office:value-type="float" office:value="-176.28" calcext:value-type="float">
            <text:p>-176,28</text:p>
          </table:table-cell>
          <table:table-cell office:value-type="float" office:value="-191.257" calcext:value-type="float">
            <text:p>-191,257</text:p>
          </table:table-cell>
          <table:table-cell office:value-type="float" office:value="-148.367" calcext:value-type="float">
            <text:p>-148,367</text:p>
          </table:table-cell>
        </table:table-row>
        <table:table-row table:style-name="ro1">
          <table:table-cell office:value-type="float" office:value="-174.325" calcext:value-type="float">
            <text:p>-174,325</text:p>
          </table:table-cell>
          <table:table-cell office:value-type="float" office:value="-175.871" calcext:value-type="float">
            <text:p>-175,871</text:p>
          </table:table-cell>
          <table:table-cell office:value-type="float" office:value="-183.886" calcext:value-type="float">
            <text:p>-183,886</text:p>
          </table:table-cell>
          <table:table-cell office:value-type="float" office:value="-177.73" calcext:value-type="float">
            <text:p>-177,73</text:p>
          </table:table-cell>
          <table:table-cell office:value-type="float" office:value="-179.153" calcext:value-type="float">
            <text:p>-179,153</text:p>
          </table:table-cell>
        </table:table-row>
        <table:table-row table:style-name="ro1">
          <table:table-cell office:value-type="float" office:value="-195.242" calcext:value-type="float">
            <text:p>-195,242</text:p>
          </table:table-cell>
          <table:table-cell office:value-type="float" office:value="-165.664" calcext:value-type="float">
            <text:p>-165,664</text:p>
          </table:table-cell>
          <table:table-cell office:value-type="float" office:value="-157.499" calcext:value-type="float">
            <text:p>-157,499</text:p>
          </table:table-cell>
          <table:table-cell office:value-type="float" office:value="-201.26" calcext:value-type="float">
            <text:p>-201,26</text:p>
          </table:table-cell>
          <table:table-cell office:value-type="float" office:value="-173.829" calcext:value-type="float">
            <text:p>-173,829</text:p>
          </table:table-cell>
        </table:table-row>
        <table:table-row table:style-name="ro1">
          <table:table-cell office:value-type="float" office:value="-179.117" calcext:value-type="float">
            <text:p>-179,117</text:p>
          </table:table-cell>
          <table:table-cell office:value-type="float" office:value="-193.883" calcext:value-type="float">
            <text:p>-193,883</text:p>
          </table:table-cell>
          <table:table-cell office:value-type="float" office:value="-180.515" calcext:value-type="float">
            <text:p>-180,515</text:p>
          </table:table-cell>
          <table:table-cell office:value-type="float" office:value="-178.277" calcext:value-type="float">
            <text:p>-178,277</text:p>
          </table:table-cell>
          <table:table-cell office:value-type="float" office:value="-191.421" calcext:value-type="float">
            <text:p>-191,421</text:p>
          </table:table-cell>
        </table:table-row>
        <table:table-row table:style-name="ro1">
          <table:table-cell office:value-type="float" office:value="-190.535" calcext:value-type="float">
            <text:p>-190,535</text:p>
          </table:table-cell>
          <table:table-cell office:value-type="float" office:value="-188.523" calcext:value-type="float">
            <text:p>-188,523</text:p>
          </table:table-cell>
          <table:table-cell office:value-type="float" office:value="-203.409" calcext:value-type="float">
            <text:p>-203,409</text:p>
          </table:table-cell>
          <table:table-cell office:value-type="float" office:value="-178.309" calcext:value-type="float">
            <text:p>-178,309</text:p>
          </table:table-cell>
          <table:table-cell office:value-type="float" office:value="-167.461" calcext:value-type="float">
            <text:p>-167,461</text:p>
          </table:table-cell>
        </table:table-row>
        <table:table-row table:style-name="ro1">
          <table:table-cell office:value-type="float" office:value="-206.692" calcext:value-type="float">
            <text:p>-206,692</text:p>
          </table:table-cell>
          <table:table-cell office:value-type="float" office:value="-191.01" calcext:value-type="float">
            <text:p>-191,01</text:p>
          </table:table-cell>
          <table:table-cell office:value-type="float" office:value="-198.715" calcext:value-type="float">
            <text:p>-198,715</text:p>
          </table:table-cell>
          <table:table-cell office:value-type="float" office:value="-180.61" calcext:value-type="float">
            <text:p>-180,61</text:p>
          </table:table-cell>
          <table:table-cell office:value-type="float" office:value="-187.113" calcext:value-type="float">
            <text:p>-187,113</text:p>
          </table:table-cell>
        </table:table-row>
        <table:table-row table:style-name="ro1">
          <table:table-cell office:value-type="float" office:value="-189.169" calcext:value-type="float">
            <text:p>-189,169</text:p>
          </table:table-cell>
          <table:table-cell office:value-type="float" office:value="-174.548" calcext:value-type="float">
            <text:p>-174,548</text:p>
          </table:table-cell>
          <table:table-cell office:value-type="float" office:value="-186.033" calcext:value-type="float">
            <text:p>-186,033</text:p>
          </table:table-cell>
          <table:table-cell office:value-type="float" office:value="-176.354" calcext:value-type="float">
            <text:p>-176,354</text:p>
          </table:table-cell>
          <table:table-cell office:value-type="float" office:value="-165.204" calcext:value-type="float">
            <text:p>-165,204</text:p>
          </table:table-cell>
        </table:table-row>
        <table:table-row table:style-name="ro1">
          <table:table-cell office:value-type="float" office:value="-175.903" calcext:value-type="float">
            <text:p>-175,903</text:p>
          </table:table-cell>
          <table:table-cell office:value-type="float" office:value="-192.295" calcext:value-type="float">
            <text:p>-192,295</text:p>
          </table:table-cell>
          <table:table-cell office:value-type="float" office:value="-165.816" calcext:value-type="float">
            <text:p>-165,816</text:p>
          </table:table-cell>
          <table:table-cell office:value-type="float" office:value="-185.396" calcext:value-type="float">
            <text:p>-185,396</text:p>
          </table:table-cell>
          <table:table-cell office:value-type="float" office:value="-177.304" calcext:value-type="float">
            <text:p>-177,304</text:p>
          </table:table-cell>
        </table:table-row>
        <table:table-row table:style-name="ro1">
          <table:table-cell office:value-type="float" office:value="-168.024" calcext:value-type="float">
            <text:p>-168,024</text:p>
          </table:table-cell>
          <table:table-cell office:value-type="float" office:value="-167.141" calcext:value-type="float">
            <text:p>-167,141</text:p>
          </table:table-cell>
          <table:table-cell office:value-type="float" office:value="-186.654" calcext:value-type="float">
            <text:p>-186,654</text:p>
          </table:table-cell>
          <table:table-cell office:value-type="float" office:value="-197.466" calcext:value-type="float">
            <text:p>-197,466</text:p>
          </table:table-cell>
          <table:table-cell office:value-type="float" office:value="-186.197" calcext:value-type="float">
            <text:p>-186,197</text:p>
          </table:table-cell>
        </table:table-row>
        <table:table-row table:style-name="ro1">
          <table:table-cell office:value-type="float" office:value="-168.44" calcext:value-type="float">
            <text:p>-168,44</text:p>
          </table:table-cell>
          <table:table-cell office:value-type="float" office:value="-171.514" calcext:value-type="float">
            <text:p>-171,514</text:p>
          </table:table-cell>
          <table:table-cell office:value-type="float" office:value="-183.237" calcext:value-type="float">
            <text:p>-183,237</text:p>
          </table:table-cell>
          <table:table-cell office:value-type="float" office:value="-184.127" calcext:value-type="float">
            <text:p>-184,127</text:p>
          </table:table-cell>
          <table:table-cell office:value-type="float" office:value="-173.496" calcext:value-type="float">
            <text:p>-173,496</text:p>
          </table:table-cell>
        </table:table-row>
        <table:table-row table:style-name="ro1">
          <table:table-cell office:value-type="float" office:value="-175.715" calcext:value-type="float">
            <text:p>-175,715</text:p>
          </table:table-cell>
          <table:table-cell office:value-type="float" office:value="-191.445" calcext:value-type="float">
            <text:p>-191,445</text:p>
          </table:table-cell>
          <table:table-cell office:value-type="float" office:value="-178.1" calcext:value-type="float">
            <text:p>-178,1</text:p>
          </table:table-cell>
          <table:table-cell office:value-type="float" office:value="-189.103" calcext:value-type="float">
            <text:p>-189,103</text:p>
          </table:table-cell>
          <table:table-cell office:value-type="float" office:value="-167.598" calcext:value-type="float">
            <text:p>-167,598</text:p>
          </table:table-cell>
        </table:table-row>
        <table:table-row table:style-name="ro1">
          <table:table-cell office:value-type="float" office:value="-172.242" calcext:value-type="float">
            <text:p>-172,242</text:p>
          </table:table-cell>
          <table:table-cell office:value-type="float" office:value="-188.24" calcext:value-type="float">
            <text:p>-188,24</text:p>
          </table:table-cell>
          <table:table-cell office:value-type="float" office:value="-179.804" calcext:value-type="float">
            <text:p>-179,804</text:p>
          </table:table-cell>
          <table:table-cell office:value-type="float" office:value="-161.042" calcext:value-type="float">
            <text:p>-161,042</text:p>
          </table:table-cell>
          <table:table-cell office:value-type="float" office:value="-177.806" calcext:value-type="float">
            <text:p>-177,806</text:p>
          </table:table-cell>
        </table:table-row>
        <table:table-row table:style-name="ro1">
          <table:table-cell office:value-type="float" office:value="-184.121" calcext:value-type="float">
            <text:p>-184,121</text:p>
          </table:table-cell>
          <table:table-cell office:value-type="float" office:value="-209.638" calcext:value-type="float">
            <text:p>-209,638</text:p>
          </table:table-cell>
          <table:table-cell office:value-type="float" office:value="-175.958" calcext:value-type="float">
            <text:p>-175,958</text:p>
          </table:table-cell>
          <table:table-cell office:value-type="float" office:value="-177.56" calcext:value-type="float">
            <text:p>-177,56</text:p>
          </table:table-cell>
          <table:table-cell office:value-type="float" office:value="-165.33" calcext:value-type="float">
            <text:p>-165,33</text:p>
          </table:table-cell>
        </table:table-row>
        <table:table-row table:style-name="ro1">
          <table:table-cell office:value-type="float" office:value="-207.19" calcext:value-type="float">
            <text:p>-207,19</text:p>
          </table:table-cell>
          <table:table-cell office:value-type="float" office:value="-209.134" calcext:value-type="float">
            <text:p>-209,134</text:p>
          </table:table-cell>
          <table:table-cell office:value-type="float" office:value="-179.889" calcext:value-type="float">
            <text:p>-179,889</text:p>
          </table:table-cell>
          <table:table-cell office:value-type="float" office:value="-193.287" calcext:value-type="float">
            <text:p>-193,287</text:p>
          </table:table-cell>
          <table:table-cell office:value-type="float" office:value="-184.267" calcext:value-type="float">
            <text:p>-184,267</text:p>
          </table:table-cell>
        </table:table-row>
        <table:table-row table:style-name="ro1">
          <table:table-cell office:value-type="float" office:value="-198.772" calcext:value-type="float">
            <text:p>-198,772</text:p>
          </table:table-cell>
          <table:table-cell office:value-type="float" office:value="-186.479" calcext:value-type="float">
            <text:p>-186,479</text:p>
          </table:table-cell>
          <table:table-cell office:value-type="float" office:value="-206.595" calcext:value-type="float">
            <text:p>-206,595</text:p>
          </table:table-cell>
          <table:table-cell office:value-type="float" office:value="-178.199" calcext:value-type="float">
            <text:p>-178,199</text:p>
          </table:table-cell>
          <table:table-cell office:value-type="float" office:value="-164.379" calcext:value-type="float">
            <text:p>-164,379</text:p>
          </table:table-cell>
        </table:table-row>
        <table:table-row table:style-name="ro1">
          <table:table-cell office:value-type="float" office:value="-176.703" calcext:value-type="float">
            <text:p>-176,703</text:p>
          </table:table-cell>
          <table:table-cell office:value-type="float" office:value="-196.422" calcext:value-type="float">
            <text:p>-196,422</text:p>
          </table:table-cell>
          <table:table-cell office:value-type="float" office:value="-200.236" calcext:value-type="float">
            <text:p>-200,236</text:p>
          </table:table-cell>
          <table:table-cell office:value-type="float" office:value="-180.34" calcext:value-type="float">
            <text:p>-180,34</text:p>
          </table:table-cell>
          <table:table-cell office:value-type="float" office:value="-177.682" calcext:value-type="float">
            <text:p>-177,682</text:p>
          </table:table-cell>
        </table:table-row>
        <table:table-row table:style-name="ro1">
          <table:table-cell office:value-type="float" office:value="-167.246" calcext:value-type="float">
            <text:p>-167,246</text:p>
          </table:table-cell>
          <table:table-cell office:value-type="float" office:value="-196.582" calcext:value-type="float">
            <text:p>-196,582</text:p>
          </table:table-cell>
          <table:table-cell office:value-type="float" office:value="-192.355" calcext:value-type="float">
            <text:p>-192,355</text:p>
          </table:table-cell>
          <table:table-cell office:value-type="float" office:value="-203.668" calcext:value-type="float">
            <text:p>-203,668</text:p>
          </table:table-cell>
          <table:table-cell office:value-type="float" office:value="-163.97" calcext:value-type="float">
            <text:p>-163,97</text:p>
          </table:table-cell>
        </table:table-row>
        <table:table-row table:style-name="ro1">
          <table:table-cell office:value-type="float" office:value="-181.805" calcext:value-type="float">
            <text:p>-181,805</text:p>
          </table:table-cell>
          <table:table-cell office:value-type="float" office:value="-179.897" calcext:value-type="float">
            <text:p>-179,897</text:p>
          </table:table-cell>
          <table:table-cell office:value-type="float" office:value="-200.274" calcext:value-type="float">
            <text:p>-200,274</text:p>
          </table:table-cell>
          <table:table-cell office:value-type="float" office:value="-198.841" calcext:value-type="float">
            <text:p>-198,841</text:p>
          </table:table-cell>
          <table:table-cell office:value-type="float" office:value="-169.291" calcext:value-type="float">
            <text:p>-169,291</text:p>
          </table:table-cell>
        </table:table-row>
        <table:table-row table:style-name="ro1">
          <table:table-cell office:value-type="float" office:value="-180.104" calcext:value-type="float">
            <text:p>-180,104</text:p>
          </table:table-cell>
          <table:table-cell office:value-type="float" office:value="-168.433" calcext:value-type="float">
            <text:p>-168,433</text:p>
          </table:table-cell>
          <table:table-cell office:value-type="float" office:value="-194.966" calcext:value-type="float">
            <text:p>-194,966</text:p>
          </table:table-cell>
          <table:table-cell office:value-type="float" office:value="-177.664" calcext:value-type="float">
            <text:p>-177,664</text:p>
          </table:table-cell>
          <table:table-cell office:value-type="float" office:value="-171.341" calcext:value-type="float">
            <text:p>-171,341</text:p>
          </table:table-cell>
        </table:table-row>
        <table:table-row table:style-name="ro1">
          <table:table-cell office:value-type="float" office:value="-183.952" calcext:value-type="float">
            <text:p>-183,952</text:p>
          </table:table-cell>
          <table:table-cell office:value-type="float" office:value="-200.182" calcext:value-type="float">
            <text:p>-200,182</text:p>
          </table:table-cell>
          <table:table-cell office:value-type="float" office:value="-200.93" calcext:value-type="float">
            <text:p>-200,93</text:p>
          </table:table-cell>
          <table:table-cell office:value-type="float" office:value="-174.44" calcext:value-type="float">
            <text:p>-174,44</text:p>
          </table:table-cell>
          <table:table-cell office:value-type="float" office:value="-159.591" calcext:value-type="float">
            <text:p>-159,591</text:p>
          </table:table-cell>
        </table:table-row>
        <table:table-row table:style-name="ro1">
          <table:table-cell office:value-type="float" office:value="-176.247" calcext:value-type="float">
            <text:p>-176,247</text:p>
          </table:table-cell>
          <table:table-cell office:value-type="float" office:value="-180.814" calcext:value-type="float">
            <text:p>-180,814</text:p>
          </table:table-cell>
          <table:table-cell office:value-type="float" office:value="-198.507" calcext:value-type="float">
            <text:p>-198,507</text:p>
          </table:table-cell>
          <table:table-cell office:value-type="float" office:value="-191.329" calcext:value-type="float">
            <text:p>-191,329</text:p>
          </table:table-cell>
          <table:table-cell office:value-type="float" office:value="-166.038" calcext:value-type="float">
            <text:p>-166,038</text:p>
          </table:table-cell>
        </table:table-row>
        <table:table-row table:style-name="ro1">
          <table:table-cell office:value-type="float" office:value="-174.31" calcext:value-type="float">
            <text:p>-174,31</text:p>
          </table:table-cell>
          <table:table-cell office:value-type="float" office:value="-189.594" calcext:value-type="float">
            <text:p>-189,594</text:p>
          </table:table-cell>
          <table:table-cell office:value-type="float" office:value="-197.232" calcext:value-type="float">
            <text:p>-197,232</text:p>
          </table:table-cell>
          <table:table-cell office:value-type="float" office:value="-192.331" calcext:value-type="float">
            <text:p>-192,331</text:p>
          </table:table-cell>
          <table:table-cell office:value-type="float" office:value="-168.983" calcext:value-type="float">
            <text:p>-168,983</text:p>
          </table:table-cell>
        </table:table-row>
        <table:table-row table:style-name="ro1">
          <table:table-cell office:value-type="float" office:value="-193.823" calcext:value-type="float">
            <text:p>-193,823</text:p>
          </table:table-cell>
          <table:table-cell office:value-type="float" office:value="-190.382" calcext:value-type="float">
            <text:p>-190,382</text:p>
          </table:table-cell>
          <table:table-cell office:value-type="float" office:value="-196.008" calcext:value-type="float">
            <text:p>-196,008</text:p>
          </table:table-cell>
          <table:table-cell office:value-type="float" office:value="-183.616" calcext:value-type="float">
            <text:p>-183,616</text:p>
          </table:table-cell>
          <table:table-cell office:value-type="float" office:value="-160.158" calcext:value-type="float">
            <text:p>-160,158</text:p>
          </table:table-cell>
        </table:table-row>
        <table:table-row table:style-name="ro1">
          <table:table-cell office:value-type="float" office:value="-180.947" calcext:value-type="float">
            <text:p>-180,947</text:p>
          </table:table-cell>
          <table:table-cell office:value-type="float" office:value="-202.747" calcext:value-type="float">
            <text:p>-202,747</text:p>
          </table:table-cell>
          <table:table-cell office:value-type="float" office:value="-188.005" calcext:value-type="float">
            <text:p>-188,005</text:p>
          </table:table-cell>
          <table:table-cell office:value-type="float" office:value="-190.522" calcext:value-type="float">
            <text:p>-190,522</text:p>
          </table:table-cell>
          <table:table-cell office:value-type="float" office:value="-160.692" calcext:value-type="float">
            <text:p>-160,692</text:p>
          </table:table-cell>
        </table:table-row>
        <table:table-row table:style-name="ro1">
          <table:table-cell office:value-type="float" office:value="-172.138" calcext:value-type="float">
            <text:p>-172,138</text:p>
          </table:table-cell>
          <table:table-cell office:value-type="float" office:value="-193.814" calcext:value-type="float">
            <text:p>-193,814</text:p>
          </table:table-cell>
          <table:table-cell office:value-type="float" office:value="-186.803" calcext:value-type="float">
            <text:p>-186,803</text:p>
          </table:table-cell>
          <table:table-cell office:value-type="float" office:value="-192.81" calcext:value-type="float">
            <text:p>-192,81</text:p>
          </table:table-cell>
          <table:table-cell office:value-type="float" office:value="-161.729" calcext:value-type="float">
            <text:p>-161,729</text:p>
          </table:table-cell>
        </table:table-row>
        <table:table-row table:style-name="ro1">
          <table:table-cell office:value-type="float" office:value="-189.315" calcext:value-type="float">
            <text:p>-189,315</text:p>
          </table:table-cell>
          <table:table-cell office:value-type="float" office:value="-184.64" calcext:value-type="float">
            <text:p>-184,64</text:p>
          </table:table-cell>
          <table:table-cell office:value-type="float" office:value="-205.19" calcext:value-type="float">
            <text:p>-205,19</text:p>
          </table:table-cell>
          <table:table-cell office:value-type="float" office:value="-174.336" calcext:value-type="float">
            <text:p>-174,336</text:p>
          </table:table-cell>
          <table:table-cell office:value-type="float" office:value="-175.645" calcext:value-type="float">
            <text:p>-175,645</text:p>
          </table:table-cell>
        </table:table-row>
        <table:table-row table:style-name="ro1">
          <table:table-cell office:value-type="float" office:value="-180.08" calcext:value-type="float">
            <text:p>-180,08</text:p>
          </table:table-cell>
          <table:table-cell office:value-type="float" office:value="-178.314" calcext:value-type="float">
            <text:p>-178,314</text:p>
          </table:table-cell>
          <table:table-cell office:value-type="float" office:value="-169.824" calcext:value-type="float">
            <text:p>-169,824</text:p>
          </table:table-cell>
          <table:table-cell office:value-type="float" office:value="-206.65" calcext:value-type="float">
            <text:p>-206,65</text:p>
          </table:table-cell>
          <table:table-cell office:value-type="float" office:value="-175.191" calcext:value-type="float">
            <text:p>-175,191</text:p>
          </table:table-cell>
        </table:table-row>
        <table:table-row table:style-name="ro1">
          <table:table-cell office:value-type="float" office:value="-202.816" calcext:value-type="float">
            <text:p>-202,816</text:p>
          </table:table-cell>
          <table:table-cell office:value-type="float" office:value="-201.827" calcext:value-type="float">
            <text:p>-201,827</text:p>
          </table:table-cell>
          <table:table-cell office:value-type="float" office:value="-183.794" calcext:value-type="float">
            <text:p>-183,794</text:p>
          </table:table-cell>
          <table:table-cell office:value-type="float" office:value="-214.781" calcext:value-type="float">
            <text:p>-214,781</text:p>
          </table:table-cell>
          <table:table-cell office:value-type="float" office:value="-162.832" calcext:value-type="float">
            <text:p>-162,832</text:p>
          </table:table-cell>
        </table:table-row>
        <table:table-row table:style-name="ro1">
          <table:table-cell office:value-type="float" office:value="-166.446" calcext:value-type="float">
            <text:p>-166,446</text:p>
          </table:table-cell>
          <table:table-cell office:value-type="float" office:value="-192.584" calcext:value-type="float">
            <text:p>-192,584</text:p>
          </table:table-cell>
          <table:table-cell office:value-type="float" office:value="-184.7" calcext:value-type="float">
            <text:p>-184,7</text:p>
          </table:table-cell>
          <table:table-cell office:value-type="float" office:value="-213.843" calcext:value-type="float">
            <text:p>-213,843</text:p>
          </table:table-cell>
          <table:table-cell office:value-type="float" office:value="-177.407" calcext:value-type="float">
            <text:p>-177,407</text:p>
          </table:table-cell>
        </table:table-row>
        <table:table-row table:style-name="ro1">
          <table:table-cell office:value-type="float" office:value="-173.36" calcext:value-type="float">
            <text:p>-173,36</text:p>
          </table:table-cell>
          <table:table-cell office:value-type="float" office:value="-159.802" calcext:value-type="float">
            <text:p>-159,802</text:p>
          </table:table-cell>
          <table:table-cell office:value-type="float" office:value="-189.756" calcext:value-type="float">
            <text:p>-189,756</text:p>
          </table:table-cell>
          <table:table-cell office:value-type="float" office:value="-204.589" calcext:value-type="float">
            <text:p>-204,589</text:p>
          </table:table-cell>
          <table:table-cell office:value-type="float" office:value="-173.141" calcext:value-type="float">
            <text:p>-173,141</text:p>
          </table:table-cell>
        </table:table-row>
        <table:table-row table:style-name="ro1">
          <table:table-cell office:value-type="float" office:value="-185.335" calcext:value-type="float">
            <text:p>-185,335</text:p>
          </table:table-cell>
          <table:table-cell office:value-type="float" office:value="-191.813" calcext:value-type="float">
            <text:p>-191,813</text:p>
          </table:table-cell>
          <table:table-cell office:value-type="float" office:value="-186.98" calcext:value-type="float">
            <text:p>-186,98</text:p>
          </table:table-cell>
          <table:table-cell office:value-type="float" office:value="-173.943" calcext:value-type="float">
            <text:p>-173,943</text:p>
          </table:table-cell>
          <table:table-cell office:value-type="float" office:value="-184.639" calcext:value-type="float">
            <text:p>-184,639</text:p>
          </table:table-cell>
        </table:table-row>
        <table:table-row table:style-name="ro1">
          <table:table-cell office:value-type="float" office:value="-169.391" calcext:value-type="float">
            <text:p>-169,391</text:p>
          </table:table-cell>
          <table:table-cell office:value-type="float" office:value="-176.033" calcext:value-type="float">
            <text:p>-176,033</text:p>
          </table:table-cell>
          <table:table-cell office:value-type="float" office:value="-187.032" calcext:value-type="float">
            <text:p>-187,032</text:p>
          </table:table-cell>
          <table:table-cell office:value-type="float" office:value="-188.515" calcext:value-type="float">
            <text:p>-188,515</text:p>
          </table:table-cell>
          <table:table-cell office:value-type="float" office:value="-171.966" calcext:value-type="float">
            <text:p>-171,966</text:p>
          </table:table-cell>
        </table:table-row>
        <table:table-row table:style-name="ro1">
          <table:table-cell office:value-type="float" office:value="-213.558" calcext:value-type="float">
            <text:p>-213,558</text:p>
          </table:table-cell>
          <table:table-cell office:value-type="float" office:value="-185.041" calcext:value-type="float">
            <text:p>-185,041</text:p>
          </table:table-cell>
          <table:table-cell office:value-type="float" office:value="-168.019" calcext:value-type="float">
            <text:p>-168,019</text:p>
          </table:table-cell>
          <table:table-cell office:value-type="float" office:value="-185.225" calcext:value-type="float">
            <text:p>-185,225</text:p>
          </table:table-cell>
          <table:table-cell office:value-type="float" office:value="-158.742" calcext:value-type="float">
            <text:p>-158,742</text:p>
          </table:table-cell>
        </table:table-row>
        <table:table-row table:style-name="ro1">
          <table:table-cell office:value-type="float" office:value="-185.965" calcext:value-type="float">
            <text:p>-185,965</text:p>
          </table:table-cell>
          <table:table-cell office:value-type="float" office:value="-192.568" calcext:value-type="float">
            <text:p>-192,568</text:p>
          </table:table-cell>
          <table:table-cell office:value-type="float" office:value="-187.793" calcext:value-type="float">
            <text:p>-187,793</text:p>
          </table:table-cell>
          <table:table-cell office:value-type="float" office:value="-205.345" calcext:value-type="float">
            <text:p>-205,345</text:p>
          </table:table-cell>
          <table:table-cell office:value-type="float" office:value="-153.694" calcext:value-type="float">
            <text:p>-153,694</text:p>
          </table:table-cell>
        </table:table-row>
        <table:table-row table:style-name="ro1">
          <table:table-cell office:value-type="float" office:value="-189.056" calcext:value-type="float">
            <text:p>-189,056</text:p>
          </table:table-cell>
          <table:table-cell office:value-type="float" office:value="-206.352" calcext:value-type="float">
            <text:p>-206,352</text:p>
          </table:table-cell>
          <table:table-cell office:value-type="float" office:value="-202.097" calcext:value-type="float">
            <text:p>-202,097</text:p>
          </table:table-cell>
          <table:table-cell office:value-type="float" office:value="-177.243" calcext:value-type="float">
            <text:p>-177,243</text:p>
          </table:table-cell>
          <table:table-cell office:value-type="float" office:value="-180.708" calcext:value-type="float">
            <text:p>-180,708</text:p>
          </table:table-cell>
        </table:table-row>
        <table:table-row table:style-name="ro1">
          <table:table-cell office:value-type="float" office:value="-201.839" calcext:value-type="float">
            <text:p>-201,839</text:p>
          </table:table-cell>
          <table:table-cell office:value-type="float" office:value="-186.441" calcext:value-type="float">
            <text:p>-186,441</text:p>
          </table:table-cell>
          <table:table-cell office:value-type="float" office:value="-178.06" calcext:value-type="float">
            <text:p>-178,06</text:p>
          </table:table-cell>
          <table:table-cell office:value-type="float" office:value="-184.658" calcext:value-type="float">
            <text:p>-184,658</text:p>
          </table:table-cell>
          <table:table-cell office:value-type="float" office:value="-168.331" calcext:value-type="float">
            <text:p>-168,331</text:p>
          </table:table-cell>
        </table:table-row>
        <table:table-row table:style-name="ro1">
          <table:table-cell office:value-type="float" office:value="-182.967" calcext:value-type="float">
            <text:p>-182,967</text:p>
          </table:table-cell>
          <table:table-cell office:value-type="float" office:value="-179.458" calcext:value-type="float">
            <text:p>-179,458</text:p>
          </table:table-cell>
          <table:table-cell office:value-type="float" office:value="-180.764" calcext:value-type="float">
            <text:p>-180,764</text:p>
          </table:table-cell>
          <table:table-cell office:value-type="float" office:value="-165.462" calcext:value-type="float">
            <text:p>-165,462</text:p>
          </table:table-cell>
          <table:table-cell office:value-type="float" office:value="-170.189" calcext:value-type="float">
            <text:p>-170,189</text:p>
          </table:table-cell>
        </table:table-row>
        <table:table-row table:style-name="ro1">
          <table:table-cell office:value-type="float" office:value="-170.878" calcext:value-type="float">
            <text:p>-170,878</text:p>
          </table:table-cell>
          <table:table-cell office:value-type="float" office:value="-195.472" calcext:value-type="float">
            <text:p>-195,472</text:p>
          </table:table-cell>
          <table:table-cell office:value-type="float" office:value="-194.432" calcext:value-type="float">
            <text:p>-194,432</text:p>
          </table:table-cell>
          <table:table-cell office:value-type="float" office:value="-189.015" calcext:value-type="float">
            <text:p>-189,015</text:p>
          </table:table-cell>
          <table:table-cell office:value-type="float" office:value="-179.806" calcext:value-type="float">
            <text:p>-179,806</text:p>
          </table:table-cell>
        </table:table-row>
        <table:table-row table:style-name="ro1">
          <table:table-cell office:value-type="float" office:value="-181.864" calcext:value-type="float">
            <text:p>-181,864</text:p>
          </table:table-cell>
          <table:table-cell office:value-type="float" office:value="-189.249" calcext:value-type="float">
            <text:p>-189,249</text:p>
          </table:table-cell>
          <table:table-cell office:value-type="float" office:value="-179.05" calcext:value-type="float">
            <text:p>-179,05</text:p>
          </table:table-cell>
          <table:table-cell office:value-type="float" office:value="-194.455" calcext:value-type="float">
            <text:p>-194,455</text:p>
          </table:table-cell>
          <table:table-cell office:value-type="float" office:value="-183.342" calcext:value-type="float">
            <text:p>-183,342</text:p>
          </table:table-cell>
        </table:table-row>
        <table:table-row table:style-name="ro1">
          <table:table-cell office:value-type="float" office:value="-185.418" calcext:value-type="float">
            <text:p>-185,418</text:p>
          </table:table-cell>
          <table:table-cell office:value-type="float" office:value="-175.889" calcext:value-type="float">
            <text:p>-175,889</text:p>
          </table:table-cell>
          <table:table-cell office:value-type="float" office:value="-186.885" calcext:value-type="float">
            <text:p>-186,885</text:p>
          </table:table-cell>
          <table:table-cell office:value-type="float" office:value="-186.233" calcext:value-type="float">
            <text:p>-186,233</text:p>
          </table:table-cell>
          <table:table-cell office:value-type="float" office:value="-165.2" calcext:value-type="float">
            <text:p>-165,2</text:p>
          </table:table-cell>
        </table:table-row>
        <table:table-row table:style-name="ro1">
          <table:table-cell office:value-type="float" office:value="-175.787" calcext:value-type="float">
            <text:p>-175,787</text:p>
          </table:table-cell>
          <table:table-cell office:value-type="float" office:value="-178.193" calcext:value-type="float">
            <text:p>-178,193</text:p>
          </table:table-cell>
          <table:table-cell office:value-type="float" office:value="-185.339" calcext:value-type="float">
            <text:p>-185,339</text:p>
          </table:table-cell>
          <table:table-cell office:value-type="float" office:value="-174.843" calcext:value-type="float">
            <text:p>-174,843</text:p>
          </table:table-cell>
          <table:table-cell office:value-type="float" office:value="-172.733" calcext:value-type="float">
            <text:p>-172,733</text:p>
          </table:table-cell>
        </table:table-row>
        <table:table-row table:style-name="ro1">
          <table:table-cell office:value-type="float" office:value="-182.623" calcext:value-type="float">
            <text:p>-182,623</text:p>
          </table:table-cell>
          <table:table-cell office:value-type="float" office:value="-163.923" calcext:value-type="float">
            <text:p>-163,923</text:p>
          </table:table-cell>
          <table:table-cell office:value-type="float" office:value="-184.736" calcext:value-type="float">
            <text:p>-184,736</text:p>
          </table:table-cell>
          <table:table-cell office:value-type="float" office:value="-170.342" calcext:value-type="float">
            <text:p>-170,342</text:p>
          </table:table-cell>
          <table:table-cell office:value-type="float" office:value="-173.358" calcext:value-type="float">
            <text:p>-173,358</text:p>
          </table:table-cell>
        </table:table-row>
        <table:table-row table:style-name="ro1">
          <table:table-cell office:value-type="float" office:value="-192.707" calcext:value-type="float">
            <text:p>-192,707</text:p>
          </table:table-cell>
          <table:table-cell office:value-type="float" office:value="-164.642" calcext:value-type="float">
            <text:p>-164,642</text:p>
          </table:table-cell>
          <table:table-cell office:value-type="float" office:value="-167.969" calcext:value-type="float">
            <text:p>-167,969</text:p>
          </table:table-cell>
          <table:table-cell office:value-type="float" office:value="-205.15" calcext:value-type="float">
            <text:p>-205,15</text:p>
          </table:table-cell>
          <table:table-cell office:value-type="float" office:value="-160.806" calcext:value-type="float">
            <text:p>-160,806</text:p>
          </table:table-cell>
        </table:table-row>
        <table:table-row table:style-name="ro1">
          <table:table-cell office:value-type="float" office:value="-176.344" calcext:value-type="float">
            <text:p>-176,344</text:p>
          </table:table-cell>
          <table:table-cell office:value-type="float" office:value="-190.28" calcext:value-type="float">
            <text:p>-190,28</text:p>
          </table:table-cell>
          <table:table-cell office:value-type="float" office:value="-165.995" calcext:value-type="float">
            <text:p>-165,995</text:p>
          </table:table-cell>
          <table:table-cell office:value-type="float" office:value="-189.253" calcext:value-type="float">
            <text:p>-189,253</text:p>
          </table:table-cell>
          <table:table-cell office:value-type="float" office:value="-184.448" calcext:value-type="float">
            <text:p>-184,448</text:p>
          </table:table-cell>
        </table:table-row>
        <table:table-row table:style-name="ro1">
          <table:table-cell office:value-type="float" office:value="-192.653" calcext:value-type="float">
            <text:p>-192,653</text:p>
          </table:table-cell>
          <table:table-cell office:value-type="float" office:value="-202.99" calcext:value-type="float">
            <text:p>-202,99</text:p>
          </table:table-cell>
          <table:table-cell office:value-type="float" office:value="-183.688" calcext:value-type="float">
            <text:p>-183,688</text:p>
          </table:table-cell>
          <table:table-cell office:value-type="float" office:value="-182.768" calcext:value-type="float">
            <text:p>-182,768</text:p>
          </table:table-cell>
          <table:table-cell office:value-type="float" office:value="-161.133" calcext:value-type="float">
            <text:p>-161,133</text:p>
          </table:table-cell>
        </table:table-row>
        <table:table-row table:style-name="ro1">
          <table:table-cell office:value-type="float" office:value="-177.269" calcext:value-type="float">
            <text:p>-177,269</text:p>
          </table:table-cell>
          <table:table-cell office:value-type="float" office:value="-185.372" calcext:value-type="float">
            <text:p>-185,372</text:p>
          </table:table-cell>
          <table:table-cell office:value-type="float" office:value="-181.22" calcext:value-type="float">
            <text:p>-181,22</text:p>
          </table:table-cell>
          <table:table-cell office:value-type="float" office:value="-166.488" calcext:value-type="float">
            <text:p>-166,488</text:p>
          </table:table-cell>
          <table:table-cell office:value-type="float" office:value="-169.089" calcext:value-type="float">
            <text:p>-169,089</text:p>
          </table:table-cell>
        </table:table-row>
        <table:table-row table:style-name="ro1">
          <table:table-cell office:value-type="float" office:value="-186.595" calcext:value-type="float">
            <text:p>-186,595</text:p>
          </table:table-cell>
          <table:table-cell office:value-type="float" office:value="-196.954" calcext:value-type="float">
            <text:p>-196,954</text:p>
          </table:table-cell>
          <table:table-cell office:value-type="float" office:value="-184.485" calcext:value-type="float">
            <text:p>-184,485</text:p>
          </table:table-cell>
          <table:table-cell office:value-type="float" office:value="-212.225" calcext:value-type="float">
            <text:p>-212,225</text:p>
          </table:table-cell>
          <table:table-cell office:value-type="float" office:value="-177.697" calcext:value-type="float">
            <text:p>-177,697</text:p>
          </table:table-cell>
        </table:table-row>
        <table:table-row table:style-name="ro1">
          <table:table-cell office:value-type="float" office:value="-198.826" calcext:value-type="float">
            <text:p>-198,826</text:p>
          </table:table-cell>
          <table:table-cell office:value-type="float" office:value="-180.159" calcext:value-type="float">
            <text:p>-180,159</text:p>
          </table:table-cell>
          <table:table-cell office:value-type="float" office:value="-166.39" calcext:value-type="float">
            <text:p>-166,39</text:p>
          </table:table-cell>
          <table:table-cell office:value-type="float" office:value="-156.192" calcext:value-type="float">
            <text:p>-156,192</text:p>
          </table:table-cell>
          <table:table-cell office:value-type="float" office:value="-176.904" calcext:value-type="float">
            <text:p>-176,904</text:p>
          </table:table-cell>
        </table:table-row>
        <table:table-row table:style-name="ro1">
          <table:table-cell office:value-type="float" office:value="-203.189" calcext:value-type="float">
            <text:p>-203,189</text:p>
          </table:table-cell>
          <table:table-cell office:value-type="float" office:value="-181.725" calcext:value-type="float">
            <text:p>-181,725</text:p>
          </table:table-cell>
          <table:table-cell office:value-type="float" office:value="-170.301" calcext:value-type="float">
            <text:p>-170,301</text:p>
          </table:table-cell>
          <table:table-cell office:value-type="float" office:value="-186.845" calcext:value-type="float">
            <text:p>-186,845</text:p>
          </table:table-cell>
          <table:table-cell office:value-type="float" office:value="-151.612" calcext:value-type="float">
            <text:p>-151,612</text:p>
          </table:table-cell>
        </table:table-row>
        <table:table-row table:style-name="ro1">
          <table:table-cell office:value-type="float" office:value="-178.791" calcext:value-type="float">
            <text:p>-178,791</text:p>
          </table:table-cell>
          <table:table-cell office:value-type="float" office:value="-180.471" calcext:value-type="float">
            <text:p>-180,471</text:p>
          </table:table-cell>
          <table:table-cell office:value-type="float" office:value="-185.569" calcext:value-type="float">
            <text:p>-185,569</text:p>
          </table:table-cell>
          <table:table-cell office:value-type="float" office:value="-202.457" calcext:value-type="float">
            <text:p>-202,457</text:p>
          </table:table-cell>
          <table:table-cell office:value-type="float" office:value="-165.647" calcext:value-type="float">
            <text:p>-165,647</text:p>
          </table:table-cell>
        </table:table-row>
        <table:table-row table:style-name="ro1">
          <table:table-cell office:value-type="float" office:value="-192.172" calcext:value-type="float">
            <text:p>-192,172</text:p>
          </table:table-cell>
          <table:table-cell office:value-type="float" office:value="-182.058" calcext:value-type="float">
            <text:p>-182,058</text:p>
          </table:table-cell>
          <table:table-cell office:value-type="float" office:value="-193.755" calcext:value-type="float">
            <text:p>-193,755</text:p>
          </table:table-cell>
          <table:table-cell office:value-type="float" office:value="-195.349" calcext:value-type="float">
            <text:p>-195,349</text:p>
          </table:table-cell>
          <table:table-cell office:value-type="float" office:value="-182.85" calcext:value-type="float">
            <text:p>-182,85</text:p>
          </table:table-cell>
        </table:table-row>
        <table:table-row table:style-name="ro1">
          <table:table-cell office:value-type="float" office:value="-188.276" calcext:value-type="float">
            <text:p>-188,276</text:p>
          </table:table-cell>
          <table:table-cell office:value-type="float" office:value="-197.821" calcext:value-type="float">
            <text:p>-197,821</text:p>
          </table:table-cell>
          <table:table-cell office:value-type="float" office:value="-150.23" calcext:value-type="float">
            <text:p>-150,23</text:p>
          </table:table-cell>
          <table:table-cell office:value-type="float" office:value="-174.69" calcext:value-type="float">
            <text:p>-174,69</text:p>
          </table:table-cell>
          <table:table-cell office:value-type="float" office:value="-163.212" calcext:value-type="float">
            <text:p>-163,212</text:p>
          </table:table-cell>
        </table:table-row>
        <table:table-row table:style-name="ro1">
          <table:table-cell office:value-type="float" office:value="-184.939" calcext:value-type="float">
            <text:p>-184,939</text:p>
          </table:table-cell>
          <table:table-cell office:value-type="float" office:value="-190.389" calcext:value-type="float">
            <text:p>-190,389</text:p>
          </table:table-cell>
          <table:table-cell office:value-type="float" office:value="-170.829" calcext:value-type="float">
            <text:p>-170,829</text:p>
          </table:table-cell>
          <table:table-cell office:value-type="float" office:value="-178.361" calcext:value-type="float">
            <text:p>-178,361</text:p>
          </table:table-cell>
          <table:table-cell office:value-type="float" office:value="-170.651" calcext:value-type="float">
            <text:p>-170,651</text:p>
          </table:table-cell>
        </table:table-row>
        <table:table-row table:style-name="ro1">
          <table:table-cell office:value-type="float" office:value="-201.39" calcext:value-type="float">
            <text:p>-201,39</text:p>
          </table:table-cell>
          <table:table-cell office:value-type="float" office:value="-186.419" calcext:value-type="float">
            <text:p>-186,419</text:p>
          </table:table-cell>
          <table:table-cell office:value-type="float" office:value="-174.376" calcext:value-type="float">
            <text:p>-174,376</text:p>
          </table:table-cell>
          <table:table-cell office:value-type="float" office:value="-188.061" calcext:value-type="float">
            <text:p>-188,061</text:p>
          </table:table-cell>
          <table:table-cell office:value-type="float" office:value="-182.067" calcext:value-type="float">
            <text:p>-182,067</text:p>
          </table:table-cell>
        </table:table-row>
        <table:table-row table:style-name="ro1">
          <table:table-cell office:value-type="float" office:value="-167.02" calcext:value-type="float">
            <text:p>-167,02</text:p>
          </table:table-cell>
          <table:table-cell office:value-type="float" office:value="-179.394" calcext:value-type="float">
            <text:p>-179,394</text:p>
          </table:table-cell>
          <table:table-cell office:value-type="float" office:value="-152.198" calcext:value-type="float">
            <text:p>-152,198</text:p>
          </table:table-cell>
          <table:table-cell office:value-type="float" office:value="-165.357" calcext:value-type="float">
            <text:p>-165,357</text:p>
          </table:table-cell>
          <table:table-cell office:value-type="float" office:value="-156.941" calcext:value-type="float">
            <text:p>-156,941</text:p>
          </table:table-cell>
        </table:table-row>
        <table:table-row table:style-name="ro1">
          <table:table-cell office:value-type="float" office:value="-194.572" calcext:value-type="float">
            <text:p>-194,572</text:p>
          </table:table-cell>
          <table:table-cell office:value-type="float" office:value="-174.668" calcext:value-type="float">
            <text:p>-174,668</text:p>
          </table:table-cell>
          <table:table-cell office:value-type="float" office:value="-176.51" calcext:value-type="float">
            <text:p>-176,51</text:p>
          </table:table-cell>
          <table:table-cell office:value-type="float" office:value="-171.271" calcext:value-type="float">
            <text:p>-171,271</text:p>
          </table:table-cell>
          <table:table-cell office:value-type="float" office:value="-153.646" calcext:value-type="float">
            <text:p>-153,646</text:p>
          </table:table-cell>
        </table:table-row>
        <table:table-row table:style-name="ro1">
          <table:table-cell office:value-type="float" office:value="-197.25" calcext:value-type="float">
            <text:p>-197,25</text:p>
          </table:table-cell>
          <table:table-cell office:value-type="float" office:value="-153.063" calcext:value-type="float">
            <text:p>-153,063</text:p>
          </table:table-cell>
          <table:table-cell office:value-type="float" office:value="-184.104" calcext:value-type="float">
            <text:p>-184,104</text:p>
          </table:table-cell>
          <table:table-cell office:value-type="float" office:value="-183.598" calcext:value-type="float">
            <text:p>-183,598</text:p>
          </table:table-cell>
          <table:table-cell office:value-type="float" office:value="-162.393" calcext:value-type="float">
            <text:p>-162,393</text:p>
          </table:table-cell>
        </table:table-row>
        <table:table-row table:style-name="ro1">
          <table:table-cell office:value-type="float" office:value="-190.731" calcext:value-type="float">
            <text:p>-190,731</text:p>
          </table:table-cell>
          <table:table-cell office:value-type="float" office:value="-190.535" calcext:value-type="float">
            <text:p>-190,535</text:p>
          </table:table-cell>
          <table:table-cell office:value-type="float" office:value="-161.689" calcext:value-type="float">
            <text:p>-161,689</text:p>
          </table:table-cell>
          <table:table-cell office:value-type="float" office:value="-178.201" calcext:value-type="float">
            <text:p>-178,201</text:p>
          </table:table-cell>
          <table:table-cell office:value-type="float" office:value="-175.204" calcext:value-type="float">
            <text:p>-175,204</text:p>
          </table:table-cell>
        </table:table-row>
        <table:table-row table:style-name="ro1">
          <table:table-cell office:value-type="float" office:value="-185.98" calcext:value-type="float">
            <text:p>-185,98</text:p>
          </table:table-cell>
          <table:table-cell office:value-type="float" office:value="-183.369" calcext:value-type="float">
            <text:p>-183,369</text:p>
          </table:table-cell>
          <table:table-cell office:value-type="float" office:value="-181.923" calcext:value-type="float">
            <text:p>-181,923</text:p>
          </table:table-cell>
          <table:table-cell office:value-type="float" office:value="-198.502" calcext:value-type="float">
            <text:p>-198,502</text:p>
          </table:table-cell>
          <table:table-cell office:value-type="float" office:value="-183.405" calcext:value-type="float">
            <text:p>-183,405</text:p>
          </table:table-cell>
        </table:table-row>
        <table:table-row table:style-name="ro1">
          <table:table-cell office:value-type="float" office:value="-180.876" calcext:value-type="float">
            <text:p>-180,876</text:p>
          </table:table-cell>
          <table:table-cell office:value-type="float" office:value="-185.539" calcext:value-type="float">
            <text:p>-185,539</text:p>
          </table:table-cell>
          <table:table-cell office:value-type="float" office:value="-172.87" calcext:value-type="float">
            <text:p>-172,87</text:p>
          </table:table-cell>
          <table:table-cell office:value-type="float" office:value="-179.207" calcext:value-type="float">
            <text:p>-179,207</text:p>
          </table:table-cell>
          <table:table-cell office:value-type="float" office:value="-197.207" calcext:value-type="float">
            <text:p>-197,207</text:p>
          </table:table-cell>
        </table:table-row>
        <table:table-row table:style-name="ro1">
          <table:table-cell office:value-type="float" office:value="-187.308" calcext:value-type="float">
            <text:p>-187,308</text:p>
          </table:table-cell>
          <table:table-cell office:value-type="float" office:value="-176.816" calcext:value-type="float">
            <text:p>-176,816</text:p>
          </table:table-cell>
          <table:table-cell office:value-type="float" office:value="-173.562" calcext:value-type="float">
            <text:p>-173,562</text:p>
          </table:table-cell>
          <table:table-cell office:value-type="float" office:value="-174.431" calcext:value-type="float">
            <text:p>-174,431</text:p>
          </table:table-cell>
          <table:table-cell office:value-type="float" office:value="-163.013" calcext:value-type="float">
            <text:p>-163,013</text:p>
          </table:table-cell>
        </table:table-row>
        <table:table-row table:style-name="ro1">
          <table:table-cell office:value-type="float" office:value="-186.456" calcext:value-type="float">
            <text:p>-186,456</text:p>
          </table:table-cell>
          <table:table-cell office:value-type="float" office:value="-163.942" calcext:value-type="float">
            <text:p>-163,942</text:p>
          </table:table-cell>
          <table:table-cell office:value-type="float" office:value="-168.596" calcext:value-type="float">
            <text:p>-168,596</text:p>
          </table:table-cell>
          <table:table-cell office:value-type="float" office:value="-195.992" calcext:value-type="float">
            <text:p>-195,992</text:p>
          </table:table-cell>
          <table:table-cell office:value-type="float" office:value="-166.76" calcext:value-type="float">
            <text:p>-166,76</text:p>
          </table:table-cell>
        </table:table-row>
        <table:table-row table:style-name="ro1">
          <table:table-cell office:value-type="float" office:value="-172.455" calcext:value-type="float">
            <text:p>-172,455</text:p>
          </table:table-cell>
          <table:table-cell office:value-type="float" office:value="-171.003" calcext:value-type="float">
            <text:p>-171,003</text:p>
          </table:table-cell>
          <table:table-cell office:value-type="float" office:value="-174.794" calcext:value-type="float">
            <text:p>-174,794</text:p>
          </table:table-cell>
          <table:table-cell office:value-type="float" office:value="-201.152" calcext:value-type="float">
            <text:p>-201,152</text:p>
          </table:table-cell>
          <table:table-cell office:value-type="float" office:value="-192.518" calcext:value-type="float">
            <text:p>-192,518</text:p>
          </table:table-cell>
        </table:table-row>
        <table:table-row table:style-name="ro1">
          <table:table-cell office:value-type="float" office:value="-175.784" calcext:value-type="float">
            <text:p>-175,784</text:p>
          </table:table-cell>
          <table:table-cell office:value-type="float" office:value="-196.386" calcext:value-type="float">
            <text:p>-196,386</text:p>
          </table:table-cell>
          <table:table-cell office:value-type="float" office:value="-154.718" calcext:value-type="float">
            <text:p>-154,718</text:p>
          </table:table-cell>
          <table:table-cell office:value-type="float" office:value="-193.587" calcext:value-type="float">
            <text:p>-193,587</text:p>
          </table:table-cell>
          <table:table-cell office:value-type="float" office:value="-178.823" calcext:value-type="float">
            <text:p>-178,823</text:p>
          </table:table-cell>
        </table:table-row>
        <table:table-row table:style-name="ro1">
          <table:table-cell office:value-type="float" office:value="-187.807" calcext:value-type="float">
            <text:p>-187,807</text:p>
          </table:table-cell>
          <table:table-cell office:value-type="float" office:value="-183.027" calcext:value-type="float">
            <text:p>-183,027</text:p>
          </table:table-cell>
          <table:table-cell office:value-type="float" office:value="-153.873" calcext:value-type="float">
            <text:p>-153,873</text:p>
          </table:table-cell>
          <table:table-cell office:value-type="float" office:value="-195.811" calcext:value-type="float">
            <text:p>-195,811</text:p>
          </table:table-cell>
          <table:table-cell office:value-type="float" office:value="-171.771" calcext:value-type="float">
            <text:p>-171,771</text:p>
          </table:table-cell>
        </table:table-row>
        <table:table-row table:style-name="ro1">
          <table:table-cell office:value-type="float" office:value="-182.868" calcext:value-type="float">
            <text:p>-182,868</text:p>
          </table:table-cell>
          <table:table-cell office:value-type="float" office:value="-185.629" calcext:value-type="float">
            <text:p>-185,629</text:p>
          </table:table-cell>
          <table:table-cell office:value-type="float" office:value="-166.548" calcext:value-type="float">
            <text:p>-166,548</text:p>
          </table:table-cell>
          <table:table-cell office:value-type="float" office:value="-187.872" calcext:value-type="float">
            <text:p>-187,872</text:p>
          </table:table-cell>
          <table:table-cell office:value-type="float" office:value="-160.204" calcext:value-type="float">
            <text:p>-160,204</text:p>
          </table:table-cell>
        </table:table-row>
        <table:table-row table:style-name="ro1">
          <table:table-cell office:value-type="float" office:value="-203.763" calcext:value-type="float">
            <text:p>-203,763</text:p>
          </table:table-cell>
          <table:table-cell office:value-type="float" office:value="-173.728" calcext:value-type="float">
            <text:p>-173,728</text:p>
          </table:table-cell>
          <table:table-cell office:value-type="float" office:value="-169.523" calcext:value-type="float">
            <text:p>-169,523</text:p>
          </table:table-cell>
          <table:table-cell office:value-type="float" office:value="-190.775" calcext:value-type="float">
            <text:p>-190,775</text:p>
          </table:table-cell>
          <table:table-cell office:value-type="float" office:value="-162.908" calcext:value-type="float">
            <text:p>-162,908</text:p>
          </table:table-cell>
        </table:table-row>
        <table:table-row table:style-name="ro1">
          <table:table-cell office:value-type="float" office:value="-190.155" calcext:value-type="float">
            <text:p>-190,155</text:p>
          </table:table-cell>
          <table:table-cell office:value-type="float" office:value="-190.91" calcext:value-type="float">
            <text:p>-190,91</text:p>
          </table:table-cell>
          <table:table-cell office:value-type="float" office:value="-165.125" calcext:value-type="float">
            <text:p>-165,125</text:p>
          </table:table-cell>
          <table:table-cell office:value-type="float" office:value="-189.842" calcext:value-type="float">
            <text:p>-189,842</text:p>
          </table:table-cell>
          <table:table-cell office:value-type="float" office:value="-178.53" calcext:value-type="float">
            <text:p>-178,53</text:p>
          </table:table-cell>
        </table:table-row>
        <table:table-row table:style-name="ro1">
          <table:table-cell office:value-type="float" office:value="-183.077" calcext:value-type="float">
            <text:p>-183,077</text:p>
          </table:table-cell>
          <table:table-cell office:value-type="float" office:value="-190.804" calcext:value-type="float">
            <text:p>-190,804</text:p>
          </table:table-cell>
          <table:table-cell office:value-type="float" office:value="-180.741" calcext:value-type="float">
            <text:p>-180,741</text:p>
          </table:table-cell>
          <table:table-cell office:value-type="float" office:value="-179.783" calcext:value-type="float">
            <text:p>-179,783</text:p>
          </table:table-cell>
          <table:table-cell office:value-type="float" office:value="-179.681" calcext:value-type="float">
            <text:p>-179,681</text:p>
          </table:table-cell>
        </table:table-row>
        <table:table-row table:style-name="ro1">
          <table:table-cell office:value-type="float" office:value="-190.372" calcext:value-type="float">
            <text:p>-190,372</text:p>
          </table:table-cell>
          <table:table-cell office:value-type="float" office:value="-171.889" calcext:value-type="float">
            <text:p>-171,889</text:p>
          </table:table-cell>
          <table:table-cell office:value-type="float" office:value="-169.263" calcext:value-type="float">
            <text:p>-169,263</text:p>
          </table:table-cell>
          <table:table-cell office:value-type="float" office:value="-186.898" calcext:value-type="float">
            <text:p>-186,898</text:p>
          </table:table-cell>
          <table:table-cell office:value-type="float" office:value="-157.685" calcext:value-type="float">
            <text:p>-157,685</text:p>
          </table:table-cell>
        </table:table-row>
        <table:table-row table:style-name="ro1">
          <table:table-cell office:value-type="float" office:value="-185.562" calcext:value-type="float">
            <text:p>-185,562</text:p>
          </table:table-cell>
          <table:table-cell office:value-type="float" office:value="-174.762" calcext:value-type="float">
            <text:p>-174,762</text:p>
          </table:table-cell>
          <table:table-cell office:value-type="float" office:value="-169.842" calcext:value-type="float">
            <text:p>-169,842</text:p>
          </table:table-cell>
          <table:table-cell office:value-type="float" office:value="-193.679" calcext:value-type="float">
            <text:p>-193,679</text:p>
          </table:table-cell>
          <table:table-cell office:value-type="float" office:value="-169.044" calcext:value-type="float">
            <text:p>-169,044</text:p>
          </table:table-cell>
        </table:table-row>
        <table:table-row table:style-name="ro1">
          <table:table-cell office:value-type="float" office:value="-174.025" calcext:value-type="float">
            <text:p>-174,025</text:p>
          </table:table-cell>
          <table:table-cell office:value-type="float" office:value="-194.493" calcext:value-type="float">
            <text:p>-194,493</text:p>
          </table:table-cell>
          <table:table-cell office:value-type="float" office:value="-177.451" calcext:value-type="float">
            <text:p>-177,451</text:p>
          </table:table-cell>
          <table:table-cell office:value-type="float" office:value="-169.778" calcext:value-type="float">
            <text:p>-169,778</text:p>
          </table:table-cell>
          <table:table-cell office:value-type="float" office:value="-164.419" calcext:value-type="float">
            <text:p>-164,419</text:p>
          </table:table-cell>
        </table:table-row>
        <table:table-row table:style-name="ro1">
          <table:table-cell office:value-type="float" office:value="-192.32" calcext:value-type="float">
            <text:p>-192,32</text:p>
          </table:table-cell>
          <table:table-cell office:value-type="float" office:value="-175.403" calcext:value-type="float">
            <text:p>-175,403</text:p>
          </table:table-cell>
          <table:table-cell office:value-type="float" office:value="-162.349" calcext:value-type="float">
            <text:p>-162,349</text:p>
          </table:table-cell>
          <table:table-cell office:value-type="float" office:value="-181.674" calcext:value-type="float">
            <text:p>-181,674</text:p>
          </table:table-cell>
          <table:table-cell office:value-type="float" office:value="-161.002" calcext:value-type="float">
            <text:p>-161,002</text:p>
          </table:table-cell>
        </table:table-row>
        <table:table-row table:style-name="ro1">
          <table:table-cell office:value-type="float" office:value="-201.05" calcext:value-type="float">
            <text:p>-201,05</text:p>
          </table:table-cell>
          <table:table-cell office:value-type="float" office:value="-201.497" calcext:value-type="float">
            <text:p>-201,497</text:p>
          </table:table-cell>
          <table:table-cell office:value-type="float" office:value="-176.13" calcext:value-type="float">
            <text:p>-176,13</text:p>
          </table:table-cell>
          <table:table-cell office:value-type="float" office:value="-198.427" calcext:value-type="float">
            <text:p>-198,427</text:p>
          </table:table-cell>
          <table:table-cell office:value-type="float" office:value="-174.62" calcext:value-type="float">
            <text:p>-174,62</text:p>
          </table:table-cell>
        </table:table-row>
        <table:table-row table:style-name="ro1">
          <table:table-cell office:value-type="float" office:value="-211.491" calcext:value-type="float">
            <text:p>-211,491</text:p>
          </table:table-cell>
          <table:table-cell office:value-type="float" office:value="-192.826" calcext:value-type="float">
            <text:p>-192,826</text:p>
          </table:table-cell>
          <table:table-cell office:value-type="float" office:value="-170.503" calcext:value-type="float">
            <text:p>-170,503</text:p>
          </table:table-cell>
          <table:table-cell office:value-type="float" office:value="-197.086" calcext:value-type="float">
            <text:p>-197,086</text:p>
          </table:table-cell>
          <table:table-cell office:value-type="float" office:value="-180.391" calcext:value-type="float">
            <text:p>-180,391</text:p>
          </table:table-cell>
        </table:table-row>
        <table:table-row table:style-name="ro1">
          <table:table-cell office:value-type="float" office:value="-197.033" calcext:value-type="float">
            <text:p>-197,033</text:p>
          </table:table-cell>
          <table:table-cell office:value-type="float" office:value="-186.735" calcext:value-type="float">
            <text:p>-186,735</text:p>
          </table:table-cell>
          <table:table-cell office:value-type="float" office:value="-162.667" calcext:value-type="float">
            <text:p>-162,667</text:p>
          </table:table-cell>
          <table:table-cell office:value-type="float" office:value="-198.577" calcext:value-type="float">
            <text:p>-198,577</text:p>
          </table:table-cell>
          <table:table-cell office:value-type="float" office:value="-171.891" calcext:value-type="float">
            <text:p>-171,891</text:p>
          </table:table-cell>
        </table:table-row>
        <table:table-row table:style-name="ro1">
          <table:table-cell office:value-type="float" office:value="-193.532" calcext:value-type="float">
            <text:p>-193,532</text:p>
          </table:table-cell>
          <table:table-cell office:value-type="float" office:value="-155.254" calcext:value-type="float">
            <text:p>-155,254</text:p>
          </table:table-cell>
          <table:table-cell office:value-type="float" office:value="-183.37" calcext:value-type="float">
            <text:p>-183,37</text:p>
          </table:table-cell>
          <table:table-cell office:value-type="float" office:value="-194.822" calcext:value-type="float">
            <text:p>-194,822</text:p>
          </table:table-cell>
          <table:table-cell office:value-type="float" office:value="-171.486" calcext:value-type="float">
            <text:p>-171,486</text:p>
          </table:table-cell>
        </table:table-row>
        <table:table-row table:style-name="ro1">
          <table:table-cell office:value-type="float" office:value="-173.719" calcext:value-type="float">
            <text:p>-173,719</text:p>
          </table:table-cell>
          <table:table-cell office:value-type="float" office:value="-181.711" calcext:value-type="float">
            <text:p>-181,711</text:p>
          </table:table-cell>
          <table:table-cell office:value-type="float" office:value="-165.93" calcext:value-type="float">
            <text:p>-165,93</text:p>
          </table:table-cell>
          <table:table-cell office:value-type="float" office:value="-189.096" calcext:value-type="float">
            <text:p>-189,096</text:p>
          </table:table-cell>
          <table:table-cell office:value-type="float" office:value="-166.161" calcext:value-type="float">
            <text:p>-166,161</text:p>
          </table:table-cell>
        </table:table-row>
        <table:table-row table:style-name="ro1">
          <table:table-cell office:value-type="float" office:value="-189.206" calcext:value-type="float">
            <text:p>-189,206</text:p>
          </table:table-cell>
          <table:table-cell office:value-type="float" office:value="-180.096" calcext:value-type="float">
            <text:p>-180,096</text:p>
          </table:table-cell>
          <table:table-cell office:value-type="float" office:value="-161.835" calcext:value-type="float">
            <text:p>-161,835</text:p>
          </table:table-cell>
          <table:table-cell office:value-type="float" office:value="-178.843" calcext:value-type="float">
            <text:p>-178,843</text:p>
          </table:table-cell>
          <table:table-cell office:value-type="float" office:value="-166.045" calcext:value-type="float">
            <text:p>-166,045</text:p>
          </table:table-cell>
        </table:table-row>
        <table:table-row table:style-name="ro1">
          <table:table-cell office:value-type="float" office:value="-224.577" calcext:value-type="float">
            <text:p>-224,577</text:p>
          </table:table-cell>
          <table:table-cell office:value-type="float" office:value="-180.179" calcext:value-type="float">
            <text:p>-180,179</text:p>
          </table:table-cell>
          <table:table-cell office:value-type="float" office:value="-160.233" calcext:value-type="float">
            <text:p>-160,233</text:p>
          </table:table-cell>
          <table:table-cell office:value-type="float" office:value="-196.192" calcext:value-type="float">
            <text:p>-196,192</text:p>
          </table:table-cell>
          <table:table-cell office:value-type="float" office:value="-170.186" calcext:value-type="float">
            <text:p>-170,186</text:p>
          </table:table-cell>
        </table:table-row>
        <table:table-row table:style-name="ro1">
          <table:table-cell office:value-type="float" office:value="-205.884" calcext:value-type="float">
            <text:p>-205,884</text:p>
          </table:table-cell>
          <table:table-cell office:value-type="float" office:value="-178.089" calcext:value-type="float">
            <text:p>-178,089</text:p>
          </table:table-cell>
          <table:table-cell office:value-type="float" office:value="-177.116" calcext:value-type="float">
            <text:p>-177,116</text:p>
          </table:table-cell>
          <table:table-cell office:value-type="float" office:value="-190.167" calcext:value-type="float">
            <text:p>-190,167</text:p>
          </table:table-cell>
          <table:table-cell office:value-type="float" office:value="-166.118" calcext:value-type="float">
            <text:p>-166,118</text:p>
          </table:table-cell>
        </table:table-row>
        <table:table-row table:style-name="ro1">
          <table:table-cell office:value-type="float" office:value="-193.304" calcext:value-type="float">
            <text:p>-193,304</text:p>
          </table:table-cell>
          <table:table-cell office:value-type="float" office:value="-184.88" calcext:value-type="float">
            <text:p>-184,88</text:p>
          </table:table-cell>
          <table:table-cell office:value-type="float" office:value="-177.592" calcext:value-type="float">
            <text:p>-177,592</text:p>
          </table:table-cell>
          <table:table-cell office:value-type="float" office:value="-197.728" calcext:value-type="float">
            <text:p>-197,728</text:p>
          </table:table-cell>
          <table:table-cell office:value-type="float" office:value="-177.544" calcext:value-type="float">
            <text:p>-177,544</text:p>
          </table:table-cell>
        </table:table-row>
        <table:table-row table:style-name="ro1">
          <table:table-cell office:value-type="float" office:value="-180.994" calcext:value-type="float">
            <text:p>-180,994</text:p>
          </table:table-cell>
          <table:table-cell office:value-type="float" office:value="-166.945" calcext:value-type="float">
            <text:p>-166,945</text:p>
          </table:table-cell>
          <table:table-cell office:value-type="float" office:value="-181.169" calcext:value-type="float">
            <text:p>-181,169</text:p>
          </table:table-cell>
          <table:table-cell office:value-type="float" office:value="-191.538" calcext:value-type="float">
            <text:p>-191,538</text:p>
          </table:table-cell>
          <table:table-cell office:value-type="float" office:value="-170.627" calcext:value-type="float">
            <text:p>-170,627</text:p>
          </table:table-cell>
        </table:table-row>
        <table:table-row table:style-name="ro1">
          <table:table-cell office:value-type="float" office:value="-189.709" calcext:value-type="float">
            <text:p>-189,709</text:p>
          </table:table-cell>
          <table:table-cell office:value-type="float" office:value="-180.061" calcext:value-type="float">
            <text:p>-180,061</text:p>
          </table:table-cell>
          <table:table-cell office:value-type="float" office:value="-158.951" calcext:value-type="float">
            <text:p>-158,951</text:p>
          </table:table-cell>
          <table:table-cell office:value-type="float" office:value="-205.312" calcext:value-type="float">
            <text:p>-205,312</text:p>
          </table:table-cell>
          <table:table-cell office:value-type="float" office:value="-169.797" calcext:value-type="float">
            <text:p>-169,797</text:p>
          </table:table-cell>
        </table:table-row>
        <table:table-row table:style-name="ro1">
          <table:table-cell office:value-type="float" office:value="-188.279" calcext:value-type="float">
            <text:p>-188,279</text:p>
          </table:table-cell>
          <table:table-cell office:value-type="float" office:value="-158.059" calcext:value-type="float">
            <text:p>-158,059</text:p>
          </table:table-cell>
          <table:table-cell office:value-type="float" office:value="-175.154" calcext:value-type="float">
            <text:p>-175,154</text:p>
          </table:table-cell>
          <table:table-cell office:value-type="float" office:value="-207.512" calcext:value-type="float">
            <text:p>-207,512</text:p>
          </table:table-cell>
          <table:table-cell office:value-type="float" office:value="-168.279" calcext:value-type="float">
            <text:p>-168,279</text:p>
          </table:table-cell>
        </table:table-row>
        <table:table-row table:style-name="ro1">
          <table:table-cell office:value-type="float" office:value="-198.645" calcext:value-type="float">
            <text:p>-198,645</text:p>
          </table:table-cell>
          <table:table-cell office:value-type="float" office:value="-174.101" calcext:value-type="float">
            <text:p>-174,101</text:p>
          </table:table-cell>
          <table:table-cell office:value-type="float" office:value="-196.521" calcext:value-type="float">
            <text:p>-196,521</text:p>
          </table:table-cell>
          <table:table-cell office:value-type="float" office:value="-197.422" calcext:value-type="float">
            <text:p>-197,422</text:p>
          </table:table-cell>
          <table:table-cell office:value-type="float" office:value="-165.07" calcext:value-type="float">
            <text:p>-165,07</text:p>
          </table:table-cell>
        </table:table-row>
        <table:table-row table:style-name="ro1">
          <table:table-cell office:value-type="float" office:value="-196.256" calcext:value-type="float">
            <text:p>-196,256</text:p>
          </table:table-cell>
          <table:table-cell office:value-type="float" office:value="-178.506" calcext:value-type="float">
            <text:p>-178,506</text:p>
          </table:table-cell>
          <table:table-cell office:value-type="float" office:value="-174.541" calcext:value-type="float">
            <text:p>-174,541</text:p>
          </table:table-cell>
          <table:table-cell office:value-type="float" office:value="-224.339" calcext:value-type="float">
            <text:p>-224,339</text:p>
          </table:table-cell>
          <table:table-cell office:value-type="float" office:value="-169.081" calcext:value-type="float">
            <text:p>-169,081</text:p>
          </table:table-cell>
        </table:table-row>
        <table:table-row table:style-name="ro1">
          <table:table-cell office:value-type="float" office:value="-192.013" calcext:value-type="float">
            <text:p>-192,013</text:p>
          </table:table-cell>
          <table:table-cell office:value-type="float" office:value="-152.194" calcext:value-type="float">
            <text:p>-152,194</text:p>
          </table:table-cell>
          <table:table-cell office:value-type="float" office:value="-174.9" calcext:value-type="float">
            <text:p>-174,9</text:p>
          </table:table-cell>
          <table:table-cell office:value-type="float" office:value="-207.063" calcext:value-type="float">
            <text:p>-207,063</text:p>
          </table:table-cell>
          <table:table-cell office:value-type="float" office:value="-177.11" calcext:value-type="float">
            <text:p>-177,11</text:p>
          </table:table-cell>
        </table:table-row>
        <table:table-row table:style-name="ro1">
          <table:table-cell office:value-type="float" office:value="-183.975" calcext:value-type="float">
            <text:p>-183,975</text:p>
          </table:table-cell>
          <table:table-cell office:value-type="float" office:value="-193.538" calcext:value-type="float">
            <text:p>-193,538</text:p>
          </table:table-cell>
          <table:table-cell office:value-type="float" office:value="-185.622" calcext:value-type="float">
            <text:p>-185,622</text:p>
          </table:table-cell>
          <table:table-cell office:value-type="float" office:value="-201.443" calcext:value-type="float">
            <text:p>-201,443</text:p>
          </table:table-cell>
          <table:table-cell office:value-type="float" office:value="-174.136" calcext:value-type="float">
            <text:p>-174,136</text:p>
          </table:table-cell>
        </table:table-row>
        <table:table-row table:style-name="ro1">
          <table:table-cell office:value-type="float" office:value="-223.463" calcext:value-type="float">
            <text:p>-223,463</text:p>
          </table:table-cell>
          <table:table-cell office:value-type="float" office:value="-173.522" calcext:value-type="float">
            <text:p>-173,522</text:p>
          </table:table-cell>
          <table:table-cell office:value-type="float" office:value="-206.215" calcext:value-type="float">
            <text:p>-206,215</text:p>
          </table:table-cell>
          <table:table-cell office:value-type="float" office:value="-195.604" calcext:value-type="float">
            <text:p>-195,604</text:p>
          </table:table-cell>
          <table:table-cell office:value-type="float" office:value="-171.907" calcext:value-type="float">
            <text:p>-171,907</text:p>
          </table:table-cell>
        </table:table-row>
        <table:table-row table:style-name="ro1">
          <table:table-cell office:value-type="float" office:value="-194.849" calcext:value-type="float">
            <text:p>-194,849</text:p>
          </table:table-cell>
          <table:table-cell office:value-type="float" office:value="-173.86" calcext:value-type="float">
            <text:p>-173,86</text:p>
          </table:table-cell>
          <table:table-cell office:value-type="float" office:value="-188.772" calcext:value-type="float">
            <text:p>-188,772</text:p>
          </table:table-cell>
          <table:table-cell office:value-type="float" office:value="-193.911" calcext:value-type="float">
            <text:p>-193,911</text:p>
          </table:table-cell>
          <table:table-cell office:value-type="float" office:value="-164.289" calcext:value-type="float">
            <text:p>-164,289</text:p>
          </table:table-cell>
        </table:table-row>
        <table:table-row table:style-name="ro1">
          <table:table-cell office:value-type="float" office:value="-196.324" calcext:value-type="float">
            <text:p>-196,324</text:p>
          </table:table-cell>
          <table:table-cell office:value-type="float" office:value="-190.747" calcext:value-type="float">
            <text:p>-190,747</text:p>
          </table:table-cell>
          <table:table-cell office:value-type="float" office:value="-184.274" calcext:value-type="float">
            <text:p>-184,274</text:p>
          </table:table-cell>
          <table:table-cell office:value-type="float" office:value="-188.039" calcext:value-type="float">
            <text:p>-188,039</text:p>
          </table:table-cell>
          <table:table-cell office:value-type="float" office:value="-164.66" calcext:value-type="float">
            <text:p>-164,66</text:p>
          </table:table-cell>
        </table:table-row>
        <table:table-row table:style-name="ro1">
          <table:table-cell office:value-type="float" office:value="-185.379" calcext:value-type="float">
            <text:p>-185,379</text:p>
          </table:table-cell>
          <table:table-cell office:value-type="float" office:value="-169.177" calcext:value-type="float">
            <text:p>-169,177</text:p>
          </table:table-cell>
          <table:table-cell office:value-type="float" office:value="-186.957" calcext:value-type="float">
            <text:p>-186,957</text:p>
          </table:table-cell>
          <table:table-cell office:value-type="float" office:value="-196.625" calcext:value-type="float">
            <text:p>-196,625</text:p>
          </table:table-cell>
          <table:table-cell office:value-type="float" office:value="-173.132" calcext:value-type="float">
            <text:p>-173,132</text:p>
          </table:table-cell>
        </table:table-row>
        <table:table-row table:style-name="ro1">
          <table:table-cell office:value-type="float" office:value="-187.568" calcext:value-type="float">
            <text:p>-187,568</text:p>
          </table:table-cell>
          <table:table-cell office:value-type="float" office:value="-173.264" calcext:value-type="float">
            <text:p>-173,264</text:p>
          </table:table-cell>
          <table:table-cell office:value-type="float" office:value="-198.508" calcext:value-type="float">
            <text:p>-198,508</text:p>
          </table:table-cell>
          <table:table-cell office:value-type="float" office:value="-200.062" calcext:value-type="float">
            <text:p>-200,062</text:p>
          </table:table-cell>
          <table:table-cell office:value-type="float" office:value="-157.749" calcext:value-type="float">
            <text:p>-157,749</text:p>
          </table:table-cell>
        </table:table-row>
        <table:table-row table:style-name="ro1">
          <table:table-cell office:value-type="float" office:value="-209.587" calcext:value-type="float">
            <text:p>-209,587</text:p>
          </table:table-cell>
          <table:table-cell office:value-type="float" office:value="-171.27" calcext:value-type="float">
            <text:p>-171,27</text:p>
          </table:table-cell>
          <table:table-cell office:value-type="float" office:value="-185.998" calcext:value-type="float">
            <text:p>-185,998</text:p>
          </table:table-cell>
          <table:table-cell office:value-type="float" office:value="-200.941" calcext:value-type="float">
            <text:p>-200,941</text:p>
          </table:table-cell>
          <table:table-cell office:value-type="float" office:value="-166.275" calcext:value-type="float">
            <text:p>-166,275</text:p>
          </table:table-cell>
        </table:table-row>
        <table:table-row table:style-name="ro1">
          <table:table-cell office:value-type="float" office:value="-198.583" calcext:value-type="float">
            <text:p>-198,583</text:p>
          </table:table-cell>
          <table:table-cell office:value-type="float" office:value="-181.189" calcext:value-type="float">
            <text:p>-181,189</text:p>
          </table:table-cell>
          <table:table-cell office:value-type="float" office:value="-183.312" calcext:value-type="float">
            <text:p>-183,312</text:p>
          </table:table-cell>
          <table:table-cell office:value-type="float" office:value="-202.977" calcext:value-type="float">
            <text:p>-202,977</text:p>
          </table:table-cell>
          <table:table-cell office:value-type="float" office:value="-162.289" calcext:value-type="float">
            <text:p>-162,289</text:p>
          </table:table-cell>
        </table:table-row>
        <table:table-row table:style-name="ro1">
          <table:table-cell office:value-type="float" office:value="-189.624" calcext:value-type="float">
            <text:p>-189,624</text:p>
          </table:table-cell>
          <table:table-cell office:value-type="float" office:value="-169.769" calcext:value-type="float">
            <text:p>-169,769</text:p>
          </table:table-cell>
          <table:table-cell office:value-type="float" office:value="-190.621" calcext:value-type="float">
            <text:p>-190,621</text:p>
          </table:table-cell>
          <table:table-cell office:value-type="float" office:value="-210.685" calcext:value-type="float">
            <text:p>-210,685</text:p>
          </table:table-cell>
          <table:table-cell office:value-type="float" office:value="-173.098" calcext:value-type="float">
            <text:p>-173,098</text:p>
          </table:table-cell>
        </table:table-row>
        <table:table-row table:style-name="ro1">
          <table:table-cell office:value-type="float" office:value="-202.161" calcext:value-type="float">
            <text:p>-202,161</text:p>
          </table:table-cell>
          <table:table-cell office:value-type="float" office:value="-176.453" calcext:value-type="float">
            <text:p>-176,453</text:p>
          </table:table-cell>
          <table:table-cell office:value-type="float" office:value="-175.945" calcext:value-type="float">
            <text:p>-175,945</text:p>
          </table:table-cell>
          <table:table-cell office:value-type="float" office:value="-200.537" calcext:value-type="float">
            <text:p>-200,537</text:p>
          </table:table-cell>
          <table:table-cell office:value-type="float" office:value="-156.59" calcext:value-type="float">
            <text:p>-156,59</text:p>
          </table:table-cell>
        </table:table-row>
        <table:table-row table:style-name="ro1">
          <table:table-cell office:value-type="float" office:value="-183.377" calcext:value-type="float">
            <text:p>-183,377</text:p>
          </table:table-cell>
          <table:table-cell office:value-type="float" office:value="-172.413" calcext:value-type="float">
            <text:p>-172,413</text:p>
          </table:table-cell>
          <table:table-cell office:value-type="float" office:value="-172.794" calcext:value-type="float">
            <text:p>-172,794</text:p>
          </table:table-cell>
          <table:table-cell office:value-type="float" office:value="-189.407" calcext:value-type="float">
            <text:p>-189,407</text:p>
          </table:table-cell>
          <table:table-cell office:value-type="float" office:value="-163.691" calcext:value-type="float">
            <text:p>-163,691</text:p>
          </table:table-cell>
        </table:table-row>
        <table:table-row table:style-name="ro1">
          <table:table-cell office:value-type="float" office:value="-184.671" calcext:value-type="float">
            <text:p>-184,671</text:p>
          </table:table-cell>
          <table:table-cell office:value-type="float" office:value="-189.621" calcext:value-type="float">
            <text:p>-189,621</text:p>
          </table:table-cell>
          <table:table-cell office:value-type="float" office:value="-194.824" calcext:value-type="float">
            <text:p>-194,824</text:p>
          </table:table-cell>
          <table:table-cell office:value-type="float" office:value="-174.558" calcext:value-type="float">
            <text:p>-174,558</text:p>
          </table:table-cell>
          <table:table-cell office:value-type="float" office:value="-188.277" calcext:value-type="float">
            <text:p>-188,277</text:p>
          </table:table-cell>
        </table:table-row>
        <table:table-row table:style-name="ro1">
          <table:table-cell office:value-type="float" office:value="-189.354" calcext:value-type="float">
            <text:p>-189,354</text:p>
          </table:table-cell>
          <table:table-cell office:value-type="float" office:value="-167.719" calcext:value-type="float">
            <text:p>-167,719</text:p>
          </table:table-cell>
          <table:table-cell office:value-type="float" office:value="-165.816" calcext:value-type="float">
            <text:p>-165,816</text:p>
          </table:table-cell>
          <table:table-cell office:value-type="float" office:value="-197.343" calcext:value-type="float">
            <text:p>-197,343</text:p>
          </table:table-cell>
          <table:table-cell office:value-type="float" office:value="-196.207" calcext:value-type="float">
            <text:p>-196,207</text:p>
          </table:table-cell>
        </table:table-row>
        <table:table-row table:style-name="ro1">
          <table:table-cell office:value-type="float" office:value="-197.13" calcext:value-type="float">
            <text:p>-197,13</text:p>
          </table:table-cell>
          <table:table-cell office:value-type="float" office:value="-184.664" calcext:value-type="float">
            <text:p>-184,664</text:p>
          </table:table-cell>
          <table:table-cell office:value-type="float" office:value="-191.245" calcext:value-type="float">
            <text:p>-191,245</text:p>
          </table:table-cell>
          <table:table-cell office:value-type="float" office:value="-174.227" calcext:value-type="float">
            <text:p>-174,227</text:p>
          </table:table-cell>
          <table:table-cell office:value-type="float" office:value="-190.585" calcext:value-type="float">
            <text:p>-190,585</text:p>
          </table:table-cell>
        </table:table-row>
        <table:table-row table:style-name="ro1">
          <table:table-cell office:value-type="float" office:value="-182.842" calcext:value-type="float">
            <text:p>-182,842</text:p>
          </table:table-cell>
          <table:table-cell office:value-type="float" office:value="-182.922" calcext:value-type="float">
            <text:p>-182,922</text:p>
          </table:table-cell>
          <table:table-cell office:value-type="float" office:value="-172.305" calcext:value-type="float">
            <text:p>-172,305</text:p>
          </table:table-cell>
          <table:table-cell office:value-type="float" office:value="-183.816" calcext:value-type="float">
            <text:p>-183,816</text:p>
          </table:table-cell>
          <table:table-cell office:value-type="float" office:value="-184.84" calcext:value-type="float">
            <text:p>-184,84</text:p>
          </table:table-cell>
        </table:table-row>
        <table:table-row table:style-name="ro1">
          <table:table-cell office:value-type="float" office:value="-197.316" calcext:value-type="float">
            <text:p>-197,316</text:p>
          </table:table-cell>
          <table:table-cell office:value-type="float" office:value="-172.398" calcext:value-type="float">
            <text:p>-172,398</text:p>
          </table:table-cell>
          <table:table-cell office:value-type="float" office:value="-177.989" calcext:value-type="float">
            <text:p>-177,989</text:p>
          </table:table-cell>
          <table:table-cell office:value-type="float" office:value="-192.535" calcext:value-type="float">
            <text:p>-192,535</text:p>
          </table:table-cell>
          <table:table-cell office:value-type="float" office:value="-173.768" calcext:value-type="float">
            <text:p>-173,768</text:p>
          </table:table-cell>
        </table:table-row>
        <table:table-row table:style-name="ro1">
          <table:table-cell office:value-type="float" office:value="-184.549" calcext:value-type="float">
            <text:p>-184,549</text:p>
          </table:table-cell>
          <table:table-cell office:value-type="float" office:value="-168.899" calcext:value-type="float">
            <text:p>-168,899</text:p>
          </table:table-cell>
          <table:table-cell office:value-type="float" office:value="-181.939" calcext:value-type="float">
            <text:p>-181,939</text:p>
          </table:table-cell>
          <table:table-cell office:value-type="float" office:value="-205.01" calcext:value-type="float">
            <text:p>-205,01</text:p>
          </table:table-cell>
          <table:table-cell office:value-type="float" office:value="-168.279" calcext:value-type="float">
            <text:p>-168,279</text:p>
          </table:table-cell>
        </table:table-row>
        <table:table-row table:style-name="ro1">
          <table:table-cell office:value-type="float" office:value="-193.111" calcext:value-type="float">
            <text:p>-193,111</text:p>
          </table:table-cell>
          <table:table-cell office:value-type="float" office:value="-187.059" calcext:value-type="float">
            <text:p>-187,059</text:p>
          </table:table-cell>
          <table:table-cell office:value-type="float" office:value="-172.017" calcext:value-type="float">
            <text:p>-172,017</text:p>
          </table:table-cell>
          <table:table-cell office:value-type="float" office:value="-189.032" calcext:value-type="float">
            <text:p>-189,032</text:p>
          </table:table-cell>
          <table:table-cell office:value-type="float" office:value="-195.751" calcext:value-type="float">
            <text:p>-195,751</text:p>
          </table:table-cell>
        </table:table-row>
        <table:table-row table:style-name="ro1">
          <table:table-cell office:value-type="float" office:value="-182.096" calcext:value-type="float">
            <text:p>-182,096</text:p>
          </table:table-cell>
          <table:table-cell office:value-type="float" office:value="-174.392" calcext:value-type="float">
            <text:p>-174,392</text:p>
          </table:table-cell>
          <table:table-cell office:value-type="float" office:value="-192.257" calcext:value-type="float">
            <text:p>-192,257</text:p>
          </table:table-cell>
          <table:table-cell office:value-type="float" office:value="-186.992" calcext:value-type="float">
            <text:p>-186,992</text:p>
          </table:table-cell>
          <table:table-cell office:value-type="float" office:value="-164.524" calcext:value-type="float">
            <text:p>-164,524</text:p>
          </table:table-cell>
        </table:table-row>
        <table:table-row table:style-name="ro1">
          <table:table-cell office:value-type="float" office:value="-182.076" calcext:value-type="float">
            <text:p>-182,076</text:p>
          </table:table-cell>
          <table:table-cell office:value-type="float" office:value="-192.16" calcext:value-type="float">
            <text:p>-192,16</text:p>
          </table:table-cell>
          <table:table-cell office:value-type="float" office:value="-195.719" calcext:value-type="float">
            <text:p>-195,719</text:p>
          </table:table-cell>
          <table:table-cell office:value-type="float" office:value="-196.524" calcext:value-type="float">
            <text:p>-196,524</text:p>
          </table:table-cell>
          <table:table-cell office:value-type="float" office:value="-185.705" calcext:value-type="float">
            <text:p>-185,705</text:p>
          </table:table-cell>
        </table:table-row>
        <table:table-row table:style-name="ro1">
          <table:table-cell office:value-type="float" office:value="-201.791" calcext:value-type="float">
            <text:p>-201,791</text:p>
          </table:table-cell>
          <table:table-cell office:value-type="float" office:value="-167.8" calcext:value-type="float">
            <text:p>-167,8</text:p>
          </table:table-cell>
          <table:table-cell office:value-type="float" office:value="-182.756" calcext:value-type="float">
            <text:p>-182,756</text:p>
          </table:table-cell>
          <table:table-cell office:value-type="float" office:value="-192.624" calcext:value-type="float">
            <text:p>-192,624</text:p>
          </table:table-cell>
          <table:table-cell office:value-type="float" office:value="-168.748" calcext:value-type="float">
            <text:p>-168,748</text:p>
          </table:table-cell>
        </table:table-row>
        <table:table-row table:style-name="ro1">
          <table:table-cell office:value-type="float" office:value="-196.347" calcext:value-type="float">
            <text:p>-196,347</text:p>
          </table:table-cell>
          <table:table-cell office:value-type="float" office:value="-195.024" calcext:value-type="float">
            <text:p>-195,024</text:p>
          </table:table-cell>
          <table:table-cell office:value-type="float" office:value="-186.209" calcext:value-type="float">
            <text:p>-186,209</text:p>
          </table:table-cell>
          <table:table-cell office:value-type="float" office:value="-198.374" calcext:value-type="float">
            <text:p>-198,374</text:p>
          </table:table-cell>
          <table:table-cell office:value-type="float" office:value="-176.663" calcext:value-type="float">
            <text:p>-176,663</text:p>
          </table:table-cell>
        </table:table-row>
        <table:table-row table:style-name="ro1">
          <table:table-cell office:value-type="float" office:value="-193.475" calcext:value-type="float">
            <text:p>-193,475</text:p>
          </table:table-cell>
          <table:table-cell office:value-type="float" office:value="-180.489" calcext:value-type="float">
            <text:p>-180,489</text:p>
          </table:table-cell>
          <table:table-cell office:value-type="float" office:value="-182.783" calcext:value-type="float">
            <text:p>-182,783</text:p>
          </table:table-cell>
          <table:table-cell office:value-type="float" office:value="-192.98" calcext:value-type="float">
            <text:p>-192,98</text:p>
          </table:table-cell>
          <table:table-cell office:value-type="float" office:value="-176.264" calcext:value-type="float">
            <text:p>-176,264</text:p>
          </table:table-cell>
        </table:table-row>
        <table:table-row table:style-name="ro1">
          <table:table-cell office:value-type="float" office:value="-201.368" calcext:value-type="float">
            <text:p>-201,368</text:p>
          </table:table-cell>
          <table:table-cell office:value-type="float" office:value="-176.397" calcext:value-type="float">
            <text:p>-176,397</text:p>
          </table:table-cell>
          <table:table-cell office:value-type="float" office:value="-187.829" calcext:value-type="float">
            <text:p>-187,829</text:p>
          </table:table-cell>
          <table:table-cell office:value-type="float" office:value="-179.93" calcext:value-type="float">
            <text:p>-179,93</text:p>
          </table:table-cell>
          <table:table-cell office:value-type="float" office:value="-170.541" calcext:value-type="float">
            <text:p>-170,541</text:p>
          </table:table-cell>
        </table:table-row>
      </table:table>
      <table:table table:name="7pee_BC_nwat_mmgbsa_combined" table:style-name="ta1">
        <table:table-column table:style-name="co5" table:number-columns-repeated="5" table:default-cell-style-name="Default"/>
        <table:table-row table:style-name="ro1">
          <table:table-cell office:value-type="float" office:value="-203.418" calcext:value-type="float">
            <text:p>-203,418</text:p>
          </table:table-cell>
          <table:table-cell office:value-type="float" office:value="-210.705" calcext:value-type="float">
            <text:p>-210,705</text:p>
          </table:table-cell>
          <table:table-cell office:value-type="float" office:value="-217.51" calcext:value-type="float">
            <text:p>-217,51</text:p>
          </table:table-cell>
          <table:table-cell office:value-type="float" office:value="-164.822" calcext:value-type="float">
            <text:p>-164,822</text:p>
          </table:table-cell>
          <table:table-cell office:value-type="float" office:value="-229.624" calcext:value-type="float">
            <text:p>-229,624</text:p>
          </table:table-cell>
        </table:table-row>
        <table:table-row table:style-name="ro1">
          <table:table-cell office:value-type="float" office:value="-203.42" calcext:value-type="float">
            <text:p>-203,42</text:p>
          </table:table-cell>
          <table:table-cell office:value-type="float" office:value="-208.572" calcext:value-type="float">
            <text:p>-208,572</text:p>
          </table:table-cell>
          <table:table-cell office:value-type="float" office:value="-219.777" calcext:value-type="float">
            <text:p>-219,777</text:p>
          </table:table-cell>
          <table:table-cell office:value-type="float" office:value="-183.54" calcext:value-type="float">
            <text:p>-183,54</text:p>
          </table:table-cell>
          <table:table-cell office:value-type="float" office:value="-212.039" calcext:value-type="float">
            <text:p>-212,039</text:p>
          </table:table-cell>
        </table:table-row>
        <table:table-row table:style-name="ro1">
          <table:table-cell office:value-type="float" office:value="-212.377" calcext:value-type="float">
            <text:p>-212,377</text:p>
          </table:table-cell>
          <table:table-cell office:value-type="float" office:value="-213.517" calcext:value-type="float">
            <text:p>-213,517</text:p>
          </table:table-cell>
          <table:table-cell office:value-type="float" office:value="-239.117" calcext:value-type="float">
            <text:p>-239,117</text:p>
          </table:table-cell>
          <table:table-cell office:value-type="float" office:value="-173.641" calcext:value-type="float">
            <text:p>-173,641</text:p>
          </table:table-cell>
          <table:table-cell office:value-type="float" office:value="-221.942" calcext:value-type="float">
            <text:p>-221,942</text:p>
          </table:table-cell>
        </table:table-row>
        <table:table-row table:style-name="ro1">
          <table:table-cell office:value-type="float" office:value="-212.632" calcext:value-type="float">
            <text:p>-212,632</text:p>
          </table:table-cell>
          <table:table-cell office:value-type="float" office:value="-197.447" calcext:value-type="float">
            <text:p>-197,447</text:p>
          </table:table-cell>
          <table:table-cell office:value-type="float" office:value="-208.712" calcext:value-type="float">
            <text:p>-208,712</text:p>
          </table:table-cell>
          <table:table-cell office:value-type="float" office:value="-207.585" calcext:value-type="float">
            <text:p>-207,585</text:p>
          </table:table-cell>
          <table:table-cell office:value-type="float" office:value="-230.521" calcext:value-type="float">
            <text:p>-230,521</text:p>
          </table:table-cell>
        </table:table-row>
        <table:table-row table:style-name="ro1">
          <table:table-cell office:value-type="float" office:value="-217.283" calcext:value-type="float">
            <text:p>-217,283</text:p>
          </table:table-cell>
          <table:table-cell office:value-type="float" office:value="-189.804" calcext:value-type="float">
            <text:p>-189,804</text:p>
          </table:table-cell>
          <table:table-cell office:value-type="float" office:value="-202.009" calcext:value-type="float">
            <text:p>-202,009</text:p>
          </table:table-cell>
          <table:table-cell office:value-type="float" office:value="-191.635" calcext:value-type="float">
            <text:p>-191,635</text:p>
          </table:table-cell>
          <table:table-cell office:value-type="float" office:value="-226.581" calcext:value-type="float">
            <text:p>-226,581</text:p>
          </table:table-cell>
        </table:table-row>
        <table:table-row table:style-name="ro1">
          <table:table-cell office:value-type="float" office:value="-216.856" calcext:value-type="float">
            <text:p>-216,856</text:p>
          </table:table-cell>
          <table:table-cell office:value-type="float" office:value="-215.016" calcext:value-type="float">
            <text:p>-215,016</text:p>
          </table:table-cell>
          <table:table-cell office:value-type="float" office:value="-194.676" calcext:value-type="float">
            <text:p>-194,676</text:p>
          </table:table-cell>
          <table:table-cell office:value-type="float" office:value="-173.641" calcext:value-type="float">
            <text:p>-173,641</text:p>
          </table:table-cell>
          <table:table-cell office:value-type="float" office:value="-205.692" calcext:value-type="float">
            <text:p>-205,692</text:p>
          </table:table-cell>
        </table:table-row>
        <table:table-row table:style-name="ro1">
          <table:table-cell office:value-type="float" office:value="-212.762" calcext:value-type="float">
            <text:p>-212,762</text:p>
          </table:table-cell>
          <table:table-cell office:value-type="float" office:value="-216.864" calcext:value-type="float">
            <text:p>-216,864</text:p>
          </table:table-cell>
          <table:table-cell office:value-type="float" office:value="-216.314" calcext:value-type="float">
            <text:p>-216,314</text:p>
          </table:table-cell>
          <table:table-cell office:value-type="float" office:value="-181.382" calcext:value-type="float">
            <text:p>-181,382</text:p>
          </table:table-cell>
          <table:table-cell office:value-type="float" office:value="-241.313" calcext:value-type="float">
            <text:p>-241,313</text:p>
          </table:table-cell>
        </table:table-row>
        <table:table-row table:style-name="ro1">
          <table:table-cell office:value-type="float" office:value="-203.265" calcext:value-type="float">
            <text:p>-203,265</text:p>
          </table:table-cell>
          <table:table-cell office:value-type="float" office:value="-226.335" calcext:value-type="float">
            <text:p>-226,335</text:p>
          </table:table-cell>
          <table:table-cell office:value-type="float" office:value="-221.698" calcext:value-type="float">
            <text:p>-221,698</text:p>
          </table:table-cell>
          <table:table-cell office:value-type="float" office:value="-181.96" calcext:value-type="float">
            <text:p>-181,96</text:p>
          </table:table-cell>
          <table:table-cell office:value-type="float" office:value="-201.58" calcext:value-type="float">
            <text:p>-201,58</text:p>
          </table:table-cell>
        </table:table-row>
        <table:table-row table:style-name="ro1">
          <table:table-cell office:value-type="float" office:value="-186.128" calcext:value-type="float">
            <text:p>-186,128</text:p>
          </table:table-cell>
          <table:table-cell office:value-type="float" office:value="-199.364" calcext:value-type="float">
            <text:p>-199,364</text:p>
          </table:table-cell>
          <table:table-cell office:value-type="float" office:value="-183.679" calcext:value-type="float">
            <text:p>-183,679</text:p>
          </table:table-cell>
          <table:table-cell office:value-type="float" office:value="-148.393" calcext:value-type="float">
            <text:p>-148,393</text:p>
          </table:table-cell>
          <table:table-cell office:value-type="float" office:value="-213.751" calcext:value-type="float">
            <text:p>-213,751</text:p>
          </table:table-cell>
        </table:table-row>
        <table:table-row table:style-name="ro1">
          <table:table-cell office:value-type="float" office:value="-208.984" calcext:value-type="float">
            <text:p>-208,984</text:p>
          </table:table-cell>
          <table:table-cell office:value-type="float" office:value="-226.531" calcext:value-type="float">
            <text:p>-226,531</text:p>
          </table:table-cell>
          <table:table-cell office:value-type="float" office:value="-221.772" calcext:value-type="float">
            <text:p>-221,772</text:p>
          </table:table-cell>
          <table:table-cell office:value-type="float" office:value="-182.862" calcext:value-type="float">
            <text:p>-182,862</text:p>
          </table:table-cell>
          <table:table-cell office:value-type="float" office:value="-230.877" calcext:value-type="float">
            <text:p>-230,877</text:p>
          </table:table-cell>
        </table:table-row>
        <table:table-row table:style-name="ro1">
          <table:table-cell office:value-type="float" office:value="-195.349" calcext:value-type="float">
            <text:p>-195,349</text:p>
          </table:table-cell>
          <table:table-cell office:value-type="float" office:value="-190.597" calcext:value-type="float">
            <text:p>-190,597</text:p>
          </table:table-cell>
          <table:table-cell office:value-type="float" office:value="-203.27" calcext:value-type="float">
            <text:p>-203,27</text:p>
          </table:table-cell>
          <table:table-cell office:value-type="float" office:value="-195.621" calcext:value-type="float">
            <text:p>-195,621</text:p>
          </table:table-cell>
          <table:table-cell office:value-type="float" office:value="-235.582" calcext:value-type="float">
            <text:p>-235,582</text:p>
          </table:table-cell>
        </table:table-row>
        <table:table-row table:style-name="ro1">
          <table:table-cell office:value-type="float" office:value="-198.883" calcext:value-type="float">
            <text:p>-198,883</text:p>
          </table:table-cell>
          <table:table-cell office:value-type="float" office:value="-205.476" calcext:value-type="float">
            <text:p>-205,476</text:p>
          </table:table-cell>
          <table:table-cell office:value-type="float" office:value="-204.698" calcext:value-type="float">
            <text:p>-204,698</text:p>
          </table:table-cell>
          <table:table-cell office:value-type="float" office:value="-196.648" calcext:value-type="float">
            <text:p>-196,648</text:p>
          </table:table-cell>
          <table:table-cell office:value-type="float" office:value="-243.03" calcext:value-type="float">
            <text:p>-243,03</text:p>
          </table:table-cell>
        </table:table-row>
        <table:table-row table:style-name="ro1">
          <table:table-cell office:value-type="float" office:value="-194.872" calcext:value-type="float">
            <text:p>-194,872</text:p>
          </table:table-cell>
          <table:table-cell office:value-type="float" office:value="-200.662" calcext:value-type="float">
            <text:p>-200,662</text:p>
          </table:table-cell>
          <table:table-cell office:value-type="float" office:value="-206.345" calcext:value-type="float">
            <text:p>-206,345</text:p>
          </table:table-cell>
          <table:table-cell office:value-type="float" office:value="-190.32" calcext:value-type="float">
            <text:p>-190,32</text:p>
          </table:table-cell>
          <table:table-cell office:value-type="float" office:value="-210.404" calcext:value-type="float">
            <text:p>-210,404</text:p>
          </table:table-cell>
        </table:table-row>
        <table:table-row table:style-name="ro1">
          <table:table-cell office:value-type="float" office:value="-197.351" calcext:value-type="float">
            <text:p>-197,351</text:p>
          </table:table-cell>
          <table:table-cell office:value-type="float" office:value="-216.359" calcext:value-type="float">
            <text:p>-216,359</text:p>
          </table:table-cell>
          <table:table-cell office:value-type="float" office:value="-192.372" calcext:value-type="float">
            <text:p>-192,372</text:p>
          </table:table-cell>
          <table:table-cell office:value-type="float" office:value="-201.994" calcext:value-type="float">
            <text:p>-201,994</text:p>
          </table:table-cell>
          <table:table-cell office:value-type="float" office:value="-236.029" calcext:value-type="float">
            <text:p>-236,029</text:p>
          </table:table-cell>
        </table:table-row>
        <table:table-row table:style-name="ro1">
          <table:table-cell office:value-type="float" office:value="-206.05" calcext:value-type="float">
            <text:p>-206,05</text:p>
          </table:table-cell>
          <table:table-cell office:value-type="float" office:value="-216.931" calcext:value-type="float">
            <text:p>-216,931</text:p>
          </table:table-cell>
          <table:table-cell office:value-type="float" office:value="-182.602" calcext:value-type="float">
            <text:p>-182,602</text:p>
          </table:table-cell>
          <table:table-cell office:value-type="float" office:value="-194.136" calcext:value-type="float">
            <text:p>-194,136</text:p>
          </table:table-cell>
          <table:table-cell office:value-type="float" office:value="-236.39" calcext:value-type="float">
            <text:p>-236,39</text:p>
          </table:table-cell>
        </table:table-row>
        <table:table-row table:style-name="ro1">
          <table:table-cell office:value-type="float" office:value="-191.923" calcext:value-type="float">
            <text:p>-191,923</text:p>
          </table:table-cell>
          <table:table-cell office:value-type="float" office:value="-203.708" calcext:value-type="float">
            <text:p>-203,708</text:p>
          </table:table-cell>
          <table:table-cell office:value-type="float" office:value="-206.689" calcext:value-type="float">
            <text:p>-206,689</text:p>
          </table:table-cell>
          <table:table-cell office:value-type="float" office:value="-165.49" calcext:value-type="float">
            <text:p>-165,49</text:p>
          </table:table-cell>
          <table:table-cell office:value-type="float" office:value="-206.272" calcext:value-type="float">
            <text:p>-206,272</text:p>
          </table:table-cell>
        </table:table-row>
        <table:table-row table:style-name="ro1">
          <table:table-cell office:value-type="float" office:value="-211.387" calcext:value-type="float">
            <text:p>-211,387</text:p>
          </table:table-cell>
          <table:table-cell office:value-type="float" office:value="-205.557" calcext:value-type="float">
            <text:p>-205,557</text:p>
          </table:table-cell>
          <table:table-cell office:value-type="float" office:value="-206.556" calcext:value-type="float">
            <text:p>-206,556</text:p>
          </table:table-cell>
          <table:table-cell office:value-type="float" office:value="-182.789" calcext:value-type="float">
            <text:p>-182,789</text:p>
          </table:table-cell>
          <table:table-cell office:value-type="float" office:value="-245.33" calcext:value-type="float">
            <text:p>-245,33</text:p>
          </table:table-cell>
        </table:table-row>
        <table:table-row table:style-name="ro1">
          <table:table-cell office:value-type="float" office:value="-215.713" calcext:value-type="float">
            <text:p>-215,713</text:p>
          </table:table-cell>
          <table:table-cell office:value-type="float" office:value="-216.752" calcext:value-type="float">
            <text:p>-216,752</text:p>
          </table:table-cell>
          <table:table-cell office:value-type="float" office:value="-214.682" calcext:value-type="float">
            <text:p>-214,682</text:p>
          </table:table-cell>
          <table:table-cell office:value-type="float" office:value="-176.428" calcext:value-type="float">
            <text:p>-176,428</text:p>
          </table:table-cell>
          <table:table-cell office:value-type="float" office:value="-226.857" calcext:value-type="float">
            <text:p>-226,857</text:p>
          </table:table-cell>
        </table:table-row>
        <table:table-row table:style-name="ro1">
          <table:table-cell office:value-type="float" office:value="-218.167" calcext:value-type="float">
            <text:p>-218,167</text:p>
          </table:table-cell>
          <table:table-cell office:value-type="float" office:value="-197.688" calcext:value-type="float">
            <text:p>-197,688</text:p>
          </table:table-cell>
          <table:table-cell office:value-type="float" office:value="-216.381" calcext:value-type="float">
            <text:p>-216,381</text:p>
          </table:table-cell>
          <table:table-cell office:value-type="float" office:value="-205.562" calcext:value-type="float">
            <text:p>-205,562</text:p>
          </table:table-cell>
          <table:table-cell office:value-type="float" office:value="-206.098" calcext:value-type="float">
            <text:p>-206,098</text:p>
          </table:table-cell>
        </table:table-row>
        <table:table-row table:style-name="ro1">
          <table:table-cell office:value-type="float" office:value="-240.448" calcext:value-type="float">
            <text:p>-240,448</text:p>
          </table:table-cell>
          <table:table-cell office:value-type="float" office:value="-206.836" calcext:value-type="float">
            <text:p>-206,836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78.747" calcext:value-type="float">
            <text:p>-178,747</text:p>
          </table:table-cell>
          <table:table-cell office:value-type="float" office:value="-193.783" calcext:value-type="float">
            <text:p>-193,783</text:p>
          </table:table-cell>
        </table:table-row>
        <table:table-row table:style-name="ro1">
          <table:table-cell office:value-type="float" office:value="-205.735" calcext:value-type="float">
            <text:p>-205,735</text:p>
          </table:table-cell>
          <table:table-cell office:value-type="float" office:value="-200.143" calcext:value-type="float">
            <text:p>-200,143</text:p>
          </table:table-cell>
          <table:table-cell office:value-type="float" office:value="-199.688" calcext:value-type="float">
            <text:p>-199,688</text:p>
          </table:table-cell>
          <table:table-cell office:value-type="float" office:value="-181.434" calcext:value-type="float">
            <text:p>-181,434</text:p>
          </table:table-cell>
          <table:table-cell office:value-type="float" office:value="-238.054" calcext:value-type="float">
            <text:p>-238,054</text:p>
          </table:table-cell>
        </table:table-row>
        <table:table-row table:style-name="ro1">
          <table:table-cell office:value-type="float" office:value="-202.574" calcext:value-type="float">
            <text:p>-202,574</text:p>
          </table:table-cell>
          <table:table-cell office:value-type="float" office:value="-212.866" calcext:value-type="float">
            <text:p>-212,866</text:p>
          </table:table-cell>
          <table:table-cell office:value-type="float" office:value="-225.029" calcext:value-type="float">
            <text:p>-225,029</text:p>
          </table:table-cell>
          <table:table-cell office:value-type="float" office:value="-193.516" calcext:value-type="float">
            <text:p>-193,516</text:p>
          </table:table-cell>
          <table:table-cell office:value-type="float" office:value="-234.397" calcext:value-type="float">
            <text:p>-234,397</text:p>
          </table:table-cell>
        </table:table-row>
        <table:table-row table:style-name="ro1">
          <table:table-cell office:value-type="float" office:value="-203.251" calcext:value-type="float">
            <text:p>-203,251</text:p>
          </table:table-cell>
          <table:table-cell office:value-type="float" office:value="-217.745" calcext:value-type="float">
            <text:p>-217,745</text:p>
          </table:table-cell>
          <table:table-cell office:value-type="float" office:value="-201.735" calcext:value-type="float">
            <text:p>-201,735</text:p>
          </table:table-cell>
          <table:table-cell office:value-type="float" office:value="-193.579" calcext:value-type="float">
            <text:p>-193,579</text:p>
          </table:table-cell>
          <table:table-cell office:value-type="float" office:value="-229.929" calcext:value-type="float">
            <text:p>-229,929</text:p>
          </table:table-cell>
        </table:table-row>
        <table:table-row table:style-name="ro1">
          <table:table-cell office:value-type="float" office:value="-195.742" calcext:value-type="float">
            <text:p>-195,742</text:p>
          </table:table-cell>
          <table:table-cell office:value-type="float" office:value="-212.549" calcext:value-type="float">
            <text:p>-212,549</text:p>
          </table:table-cell>
          <table:table-cell office:value-type="float" office:value="-214.046" calcext:value-type="float">
            <text:p>-214,046</text:p>
          </table:table-cell>
          <table:table-cell office:value-type="float" office:value="-191.065" calcext:value-type="float">
            <text:p>-191,065</text:p>
          </table:table-cell>
          <table:table-cell office:value-type="float" office:value="-225.145" calcext:value-type="float">
            <text:p>-225,145</text:p>
          </table:table-cell>
        </table:table-row>
        <table:table-row table:style-name="ro1">
          <table:table-cell office:value-type="float" office:value="-208.902" calcext:value-type="float">
            <text:p>-208,902</text:p>
          </table:table-cell>
          <table:table-cell office:value-type="float" office:value="-214.029" calcext:value-type="float">
            <text:p>-214,029</text:p>
          </table:table-cell>
          <table:table-cell office:value-type="float" office:value="-192.6" calcext:value-type="float">
            <text:p>-192,6</text:p>
          </table:table-cell>
          <table:table-cell office:value-type="float" office:value="-183.511" calcext:value-type="float">
            <text:p>-183,511</text:p>
          </table:table-cell>
          <table:table-cell office:value-type="float" office:value="-236.947" calcext:value-type="float">
            <text:p>-236,947</text:p>
          </table:table-cell>
        </table:table-row>
        <table:table-row table:style-name="ro1">
          <table:table-cell office:value-type="float" office:value="-213.277" calcext:value-type="float">
            <text:p>-213,277</text:p>
          </table:table-cell>
          <table:table-cell office:value-type="float" office:value="-190.443" calcext:value-type="float">
            <text:p>-190,443</text:p>
          </table:table-cell>
          <table:table-cell office:value-type="float" office:value="-204.002" calcext:value-type="float">
            <text:p>-204,002</text:p>
          </table:table-cell>
          <table:table-cell office:value-type="float" office:value="-183.954" calcext:value-type="float">
            <text:p>-183,954</text:p>
          </table:table-cell>
          <table:table-cell office:value-type="float" office:value="-240.989" calcext:value-type="float">
            <text:p>-240,989</text:p>
          </table:table-cell>
        </table:table-row>
        <table:table-row table:style-name="ro1">
          <table:table-cell office:value-type="float" office:value="-213.958" calcext:value-type="float">
            <text:p>-213,958</text:p>
          </table:table-cell>
          <table:table-cell office:value-type="float" office:value="-210.268" calcext:value-type="float">
            <text:p>-210,268</text:p>
          </table:table-cell>
          <table:table-cell office:value-type="float" office:value="-198.23" calcext:value-type="float">
            <text:p>-198,23</text:p>
          </table:table-cell>
          <table:table-cell office:value-type="float" office:value="-203.886" calcext:value-type="float">
            <text:p>-203,886</text:p>
          </table:table-cell>
          <table:table-cell office:value-type="float" office:value="-246.48" calcext:value-type="float">
            <text:p>-246,48</text:p>
          </table:table-cell>
        </table:table-row>
        <table:table-row table:style-name="ro1">
          <table:table-cell office:value-type="float" office:value="-195.653" calcext:value-type="float">
            <text:p>-195,653</text:p>
          </table:table-cell>
          <table:table-cell office:value-type="float" office:value="-204.616" calcext:value-type="float">
            <text:p>-204,616</text:p>
          </table:table-cell>
          <table:table-cell office:value-type="float" office:value="-181.293" calcext:value-type="float">
            <text:p>-181,293</text:p>
          </table:table-cell>
          <table:table-cell office:value-type="float" office:value="-207.762" calcext:value-type="float">
            <text:p>-207,762</text:p>
          </table:table-cell>
          <table:table-cell office:value-type="float" office:value="-239.571" calcext:value-type="float">
            <text:p>-239,571</text:p>
          </table:table-cell>
        </table:table-row>
        <table:table-row table:style-name="ro1">
          <table:table-cell office:value-type="float" office:value="-216.26" calcext:value-type="float">
            <text:p>-216,26</text:p>
          </table:table-cell>
          <table:table-cell office:value-type="float" office:value="-190.691" calcext:value-type="float">
            <text:p>-190,691</text:p>
          </table:table-cell>
          <table:table-cell office:value-type="float" office:value="-227.701" calcext:value-type="float">
            <text:p>-227,701</text:p>
          </table:table-cell>
          <table:table-cell office:value-type="float" office:value="-194.644" calcext:value-type="float">
            <text:p>-194,644</text:p>
          </table:table-cell>
          <table:table-cell office:value-type="float" office:value="-243.805" calcext:value-type="float">
            <text:p>-243,805</text:p>
          </table:table-cell>
        </table:table-row>
        <table:table-row table:style-name="ro1">
          <table:table-cell office:value-type="float" office:value="-211.26" calcext:value-type="float">
            <text:p>-211,26</text:p>
          </table:table-cell>
          <table:table-cell office:value-type="float" office:value="-178.485" calcext:value-type="float">
            <text:p>-178,485</text:p>
          </table:table-cell>
          <table:table-cell office:value-type="float" office:value="-227.771" calcext:value-type="float">
            <text:p>-227,771</text:p>
          </table:table-cell>
          <table:table-cell office:value-type="float" office:value="-194.785" calcext:value-type="float">
            <text:p>-194,785</text:p>
          </table:table-cell>
          <table:table-cell office:value-type="float" office:value="-238.68" calcext:value-type="float">
            <text:p>-238,68</text:p>
          </table:table-cell>
        </table:table-row>
        <table:table-row table:style-name="ro1">
          <table:table-cell office:value-type="float" office:value="-211.409" calcext:value-type="float">
            <text:p>-211,409</text:p>
          </table:table-cell>
          <table:table-cell office:value-type="float" office:value="-198.41" calcext:value-type="float">
            <text:p>-198,41</text:p>
          </table:table-cell>
          <table:table-cell office:value-type="float" office:value="-211.281" calcext:value-type="float">
            <text:p>-211,281</text:p>
          </table:table-cell>
          <table:table-cell office:value-type="float" office:value="-191.711" calcext:value-type="float">
            <text:p>-191,711</text:p>
          </table:table-cell>
          <table:table-cell office:value-type="float" office:value="-230.558" calcext:value-type="float">
            <text:p>-230,558</text:p>
          </table:table-cell>
        </table:table-row>
        <table:table-row table:style-name="ro1">
          <table:table-cell office:value-type="float" office:value="-211.97" calcext:value-type="float">
            <text:p>-211,97</text:p>
          </table:table-cell>
          <table:table-cell office:value-type="float" office:value="-182.717" calcext:value-type="float">
            <text:p>-182,717</text:p>
          </table:table-cell>
          <table:table-cell office:value-type="float" office:value="-222.25" calcext:value-type="float">
            <text:p>-222,25</text:p>
          </table:table-cell>
          <table:table-cell office:value-type="float" office:value="-214.927" calcext:value-type="float">
            <text:p>-214,927</text:p>
          </table:table-cell>
          <table:table-cell office:value-type="float" office:value="-232.552" calcext:value-type="float">
            <text:p>-232,552</text:p>
          </table:table-cell>
        </table:table-row>
        <table:table-row table:style-name="ro1">
          <table:table-cell office:value-type="float" office:value="-197.725" calcext:value-type="float">
            <text:p>-197,725</text:p>
          </table:table-cell>
          <table:table-cell office:value-type="float" office:value="-188.492" calcext:value-type="float">
            <text:p>-188,492</text:p>
          </table:table-cell>
          <table:table-cell office:value-type="float" office:value="-213.135" calcext:value-type="float">
            <text:p>-213,135</text:p>
          </table:table-cell>
          <table:table-cell office:value-type="float" office:value="-201.988" calcext:value-type="float">
            <text:p>-201,988</text:p>
          </table:table-cell>
          <table:table-cell office:value-type="float" office:value="-205.369" calcext:value-type="float">
            <text:p>-205,369</text:p>
          </table:table-cell>
        </table:table-row>
        <table:table-row table:style-name="ro1">
          <table:table-cell office:value-type="float" office:value="-210.361" calcext:value-type="float">
            <text:p>-210,361</text:p>
          </table:table-cell>
          <table:table-cell office:value-type="float" office:value="-202.545" calcext:value-type="float">
            <text:p>-202,545</text:p>
          </table:table-cell>
          <table:table-cell office:value-type="float" office:value="-204.219" calcext:value-type="float">
            <text:p>-204,219</text:p>
          </table:table-cell>
          <table:table-cell office:value-type="float" office:value="-196.755" calcext:value-type="float">
            <text:p>-196,755</text:p>
          </table:table-cell>
          <table:table-cell office:value-type="float" office:value="-206.143" calcext:value-type="float">
            <text:p>-206,143</text:p>
          </table:table-cell>
        </table:table-row>
        <table:table-row table:style-name="ro1">
          <table:table-cell office:value-type="float" office:value="-205.763" calcext:value-type="float">
            <text:p>-205,763</text:p>
          </table:table-cell>
          <table:table-cell office:value-type="float" office:value="-204.204" calcext:value-type="float">
            <text:p>-204,204</text:p>
          </table:table-cell>
          <table:table-cell office:value-type="float" office:value="-213.992" calcext:value-type="float">
            <text:p>-213,992</text:p>
          </table:table-cell>
          <table:table-cell office:value-type="float" office:value="-188.599" calcext:value-type="float">
            <text:p>-188,599</text:p>
          </table:table-cell>
          <table:table-cell office:value-type="float" office:value="-231.391" calcext:value-type="float">
            <text:p>-231,391</text:p>
          </table:table-cell>
        </table:table-row>
        <table:table-row table:style-name="ro1">
          <table:table-cell office:value-type="float" office:value="-222.939" calcext:value-type="float">
            <text:p>-222,939</text:p>
          </table:table-cell>
          <table:table-cell office:value-type="float" office:value="-202.959" calcext:value-type="float">
            <text:p>-202,959</text:p>
          </table:table-cell>
          <table:table-cell office:value-type="float" office:value="-220.737" calcext:value-type="float">
            <text:p>-220,737</text:p>
          </table:table-cell>
          <table:table-cell office:value-type="float" office:value="-201.782" calcext:value-type="float">
            <text:p>-201,782</text:p>
          </table:table-cell>
          <table:table-cell office:value-type="float" office:value="-230.838" calcext:value-type="float">
            <text:p>-230,838</text:p>
          </table:table-cell>
        </table:table-row>
        <table:table-row table:style-name="ro1">
          <table:table-cell office:value-type="float" office:value="-203.317" calcext:value-type="float">
            <text:p>-203,317</text:p>
          </table:table-cell>
          <table:table-cell office:value-type="float" office:value="-189.621" calcext:value-type="float">
            <text:p>-189,621</text:p>
          </table:table-cell>
          <table:table-cell office:value-type="float" office:value="-218.543" calcext:value-type="float">
            <text:p>-218,543</text:p>
          </table:table-cell>
          <table:table-cell office:value-type="float" office:value="-204.298" calcext:value-type="float">
            <text:p>-204,298</text:p>
          </table:table-cell>
          <table:table-cell office:value-type="float" office:value="-238.242" calcext:value-type="float">
            <text:p>-238,242</text:p>
          </table:table-cell>
        </table:table-row>
        <table:table-row table:style-name="ro1">
          <table:table-cell office:value-type="float" office:value="-185.503" calcext:value-type="float">
            <text:p>-185,503</text:p>
          </table:table-cell>
          <table:table-cell office:value-type="float" office:value="-208.02" calcext:value-type="float">
            <text:p>-208,02</text:p>
          </table:table-cell>
          <table:table-cell office:value-type="float" office:value="-244.959" calcext:value-type="float">
            <text:p>-244,959</text:p>
          </table:table-cell>
          <table:table-cell office:value-type="float" office:value="-179.167" calcext:value-type="float">
            <text:p>-179,167</text:p>
          </table:table-cell>
          <table:table-cell office:value-type="float" office:value="-260.486" calcext:value-type="float">
            <text:p>-260,486</text:p>
          </table:table-cell>
        </table:table-row>
        <table:table-row table:style-name="ro1">
          <table:table-cell office:value-type="float" office:value="-212.282" calcext:value-type="float">
            <text:p>-212,282</text:p>
          </table:table-cell>
          <table:table-cell office:value-type="float" office:value="-219.602" calcext:value-type="float">
            <text:p>-219,602</text:p>
          </table:table-cell>
          <table:table-cell office:value-type="float" office:value="-217.216" calcext:value-type="float">
            <text:p>-217,216</text:p>
          </table:table-cell>
          <table:table-cell office:value-type="float" office:value="-189.091" calcext:value-type="float">
            <text:p>-189,091</text:p>
          </table:table-cell>
          <table:table-cell office:value-type="float" office:value="-225.213" calcext:value-type="float">
            <text:p>-225,213</text:p>
          </table:table-cell>
        </table:table-row>
        <table:table-row table:style-name="ro1">
          <table:table-cell office:value-type="float" office:value="-213.901" calcext:value-type="float">
            <text:p>-213,901</text:p>
          </table:table-cell>
          <table:table-cell office:value-type="float" office:value="-184.744" calcext:value-type="float">
            <text:p>-184,744</text:p>
          </table:table-cell>
          <table:table-cell office:value-type="float" office:value="-218.318" calcext:value-type="float">
            <text:p>-218,318</text:p>
          </table:table-cell>
          <table:table-cell office:value-type="float" office:value="-196.505" calcext:value-type="float">
            <text:p>-196,505</text:p>
          </table:table-cell>
          <table:table-cell office:value-type="float" office:value="-216.265" calcext:value-type="float">
            <text:p>-216,265</text:p>
          </table:table-cell>
        </table:table-row>
        <table:table-row table:style-name="ro1">
          <table:table-cell office:value-type="float" office:value="-201.887" calcext:value-type="float">
            <text:p>-201,887</text:p>
          </table:table-cell>
          <table:table-cell office:value-type="float" office:value="-204.957" calcext:value-type="float">
            <text:p>-204,957</text:p>
          </table:table-cell>
          <table:table-cell office:value-type="float" office:value="-222.89" calcext:value-type="float">
            <text:p>-222,89</text:p>
          </table:table-cell>
          <table:table-cell office:value-type="float" office:value="-189.763" calcext:value-type="float">
            <text:p>-189,763</text:p>
          </table:table-cell>
          <table:table-cell office:value-type="float" office:value="-226.191" calcext:value-type="float">
            <text:p>-226,191</text:p>
          </table:table-cell>
        </table:table-row>
        <table:table-row table:style-name="ro1">
          <table:table-cell office:value-type="float" office:value="-211.293" calcext:value-type="float">
            <text:p>-211,293</text:p>
          </table:table-cell>
          <table:table-cell office:value-type="float" office:value="-205.009" calcext:value-type="float">
            <text:p>-205,009</text:p>
          </table:table-cell>
          <table:table-cell office:value-type="float" office:value="-192.476" calcext:value-type="float">
            <text:p>-192,476</text:p>
          </table:table-cell>
          <table:table-cell office:value-type="float" office:value="-205.16" calcext:value-type="float">
            <text:p>-205,16</text:p>
          </table:table-cell>
          <table:table-cell office:value-type="float" office:value="-218.988" calcext:value-type="float">
            <text:p>-218,988</text:p>
          </table:table-cell>
        </table:table-row>
        <table:table-row table:style-name="ro1">
          <table:table-cell office:value-type="float" office:value="-215.161" calcext:value-type="float">
            <text:p>-215,161</text:p>
          </table:table-cell>
          <table:table-cell office:value-type="float" office:value="-208.555" calcext:value-type="float">
            <text:p>-208,555</text:p>
          </table:table-cell>
          <table:table-cell office:value-type="float" office:value="-201.779" calcext:value-type="float">
            <text:p>-201,779</text:p>
          </table:table-cell>
          <table:table-cell office:value-type="float" office:value="-198.688" calcext:value-type="float">
            <text:p>-198,688</text:p>
          </table:table-cell>
          <table:table-cell office:value-type="float" office:value="-217.585" calcext:value-type="float">
            <text:p>-217,585</text:p>
          </table:table-cell>
        </table:table-row>
        <table:table-row table:style-name="ro1">
          <table:table-cell office:value-type="float" office:value="-218.481" calcext:value-type="float">
            <text:p>-218,481</text:p>
          </table:table-cell>
          <table:table-cell office:value-type="float" office:value="-194.517" calcext:value-type="float">
            <text:p>-194,517</text:p>
          </table:table-cell>
          <table:table-cell office:value-type="float" office:value="-202.913" calcext:value-type="float">
            <text:p>-202,913</text:p>
          </table:table-cell>
          <table:table-cell office:value-type="float" office:value="-183.236" calcext:value-type="float">
            <text:p>-183,236</text:p>
          </table:table-cell>
          <table:table-cell office:value-type="float" office:value="-231.57" calcext:value-type="float">
            <text:p>-231,57</text:p>
          </table:table-cell>
        </table:table-row>
        <table:table-row table:style-name="ro1">
          <table:table-cell office:value-type="float" office:value="-196.08" calcext:value-type="float">
            <text:p>-196,08</text:p>
          </table:table-cell>
          <table:table-cell office:value-type="float" office:value="-208.154" calcext:value-type="float">
            <text:p>-208,154</text:p>
          </table:table-cell>
          <table:table-cell office:value-type="float" office:value="-225.941" calcext:value-type="float">
            <text:p>-225,941</text:p>
          </table:table-cell>
          <table:table-cell office:value-type="float" office:value="-169.561" calcext:value-type="float">
            <text:p>-169,561</text:p>
          </table:table-cell>
          <table:table-cell office:value-type="float" office:value="-209.63" calcext:value-type="float">
            <text:p>-209,63</text:p>
          </table:table-cell>
        </table:table-row>
        <table:table-row table:style-name="ro1">
          <table:table-cell office:value-type="float" office:value="-197.665" calcext:value-type="float">
            <text:p>-197,665</text:p>
          </table:table-cell>
          <table:table-cell office:value-type="float" office:value="-189.688" calcext:value-type="float">
            <text:p>-189,688</text:p>
          </table:table-cell>
          <table:table-cell office:value-type="float" office:value="-206.773" calcext:value-type="float">
            <text:p>-206,773</text:p>
          </table:table-cell>
          <table:table-cell office:value-type="float" office:value="-185.591" calcext:value-type="float">
            <text:p>-185,591</text:p>
          </table:table-cell>
          <table:table-cell office:value-type="float" office:value="-191.751" calcext:value-type="float">
            <text:p>-191,751</text:p>
          </table:table-cell>
        </table:table-row>
        <table:table-row table:style-name="ro1">
          <table:table-cell office:value-type="float" office:value="-222.253" calcext:value-type="float">
            <text:p>-222,253</text:p>
          </table:table-cell>
          <table:table-cell office:value-type="float" office:value="-200.848" calcext:value-type="float">
            <text:p>-200,848</text:p>
          </table:table-cell>
          <table:table-cell office:value-type="float" office:value="-217.297" calcext:value-type="float">
            <text:p>-217,297</text:p>
          </table:table-cell>
          <table:table-cell office:value-type="float" office:value="-173.485" calcext:value-type="float">
            <text:p>-173,485</text:p>
          </table:table-cell>
          <table:table-cell office:value-type="float" office:value="-222.588" calcext:value-type="float">
            <text:p>-222,588</text:p>
          </table:table-cell>
        </table:table-row>
        <table:table-row table:style-name="ro1">
          <table:table-cell office:value-type="float" office:value="-195.344" calcext:value-type="float">
            <text:p>-195,344</text:p>
          </table:table-cell>
          <table:table-cell office:value-type="float" office:value="-193.204" calcext:value-type="float">
            <text:p>-193,204</text:p>
          </table:table-cell>
          <table:table-cell office:value-type="float" office:value="-219.944" calcext:value-type="float">
            <text:p>-219,944</text:p>
          </table:table-cell>
          <table:table-cell office:value-type="float" office:value="-165.296" calcext:value-type="float">
            <text:p>-165,296</text:p>
          </table:table-cell>
          <table:table-cell office:value-type="float" office:value="-229.288" calcext:value-type="float">
            <text:p>-229,288</text:p>
          </table:table-cell>
        </table:table-row>
        <table:table-row table:style-name="ro1">
          <table:table-cell office:value-type="float" office:value="-189.839" calcext:value-type="float">
            <text:p>-189,839</text:p>
          </table:table-cell>
          <table:table-cell office:value-type="float" office:value="-196.667" calcext:value-type="float">
            <text:p>-196,667</text:p>
          </table:table-cell>
          <table:table-cell office:value-type="float" office:value="-207.479" calcext:value-type="float">
            <text:p>-207,479</text:p>
          </table:table-cell>
          <table:table-cell office:value-type="float" office:value="-178.199" calcext:value-type="float">
            <text:p>-178,199</text:p>
          </table:table-cell>
          <table:table-cell office:value-type="float" office:value="-214.36" calcext:value-type="float">
            <text:p>-214,36</text:p>
          </table:table-cell>
        </table:table-row>
        <table:table-row table:style-name="ro1">
          <table:table-cell office:value-type="float" office:value="-205.764" calcext:value-type="float">
            <text:p>-205,764</text:p>
          </table:table-cell>
          <table:table-cell office:value-type="float" office:value="-177.344" calcext:value-type="float">
            <text:p>-177,344</text:p>
          </table:table-cell>
          <table:table-cell office:value-type="float" office:value="-198.563" calcext:value-type="float">
            <text:p>-198,563</text:p>
          </table:table-cell>
          <table:table-cell office:value-type="float" office:value="-171.409" calcext:value-type="float">
            <text:p>-171,409</text:p>
          </table:table-cell>
          <table:table-cell office:value-type="float" office:value="-231.755" calcext:value-type="float">
            <text:p>-231,755</text:p>
          </table:table-cell>
        </table:table-row>
        <table:table-row table:style-name="ro1">
          <table:table-cell office:value-type="float" office:value="-212.4" calcext:value-type="float">
            <text:p>-212,4</text:p>
          </table:table-cell>
          <table:table-cell office:value-type="float" office:value="-206.373" calcext:value-type="float">
            <text:p>-206,373</text:p>
          </table:table-cell>
          <table:table-cell office:value-type="float" office:value="-181.1" calcext:value-type="float">
            <text:p>-181,1</text:p>
          </table:table-cell>
          <table:table-cell office:value-type="float" office:value="-164.365" calcext:value-type="float">
            <text:p>-164,365</text:p>
          </table:table-cell>
          <table:table-cell office:value-type="float" office:value="-245.492" calcext:value-type="float">
            <text:p>-245,492</text:p>
          </table:table-cell>
        </table:table-row>
        <table:table-row table:style-name="ro1">
          <table:table-cell office:value-type="float" office:value="-209.486" calcext:value-type="float">
            <text:p>-209,486</text:p>
          </table:table-cell>
          <table:table-cell office:value-type="float" office:value="-225.066" calcext:value-type="float">
            <text:p>-225,066</text:p>
          </table:table-cell>
          <table:table-cell office:value-type="float" office:value="-186.196" calcext:value-type="float">
            <text:p>-186,196</text:p>
          </table:table-cell>
          <table:table-cell office:value-type="float" office:value="-168.34" calcext:value-type="float">
            <text:p>-168,34</text:p>
          </table:table-cell>
          <table:table-cell office:value-type="float" office:value="-245.223" calcext:value-type="float">
            <text:p>-245,223</text:p>
          </table:table-cell>
        </table:table-row>
        <table:table-row table:style-name="ro1">
          <table:table-cell office:value-type="float" office:value="-199.909" calcext:value-type="float">
            <text:p>-199,909</text:p>
          </table:table-cell>
          <table:table-cell office:value-type="float" office:value="-213.498" calcext:value-type="float">
            <text:p>-213,498</text:p>
          </table:table-cell>
          <table:table-cell office:value-type="float" office:value="-205.286" calcext:value-type="float">
            <text:p>-205,286</text:p>
          </table:table-cell>
          <table:table-cell office:value-type="float" office:value="-178.773" calcext:value-type="float">
            <text:p>-178,773</text:p>
          </table:table-cell>
          <table:table-cell office:value-type="float" office:value="-218.566" calcext:value-type="float">
            <text:p>-218,566</text:p>
          </table:table-cell>
        </table:table-row>
        <table:table-row table:style-name="ro1">
          <table:table-cell office:value-type="float" office:value="-203.062" calcext:value-type="float">
            <text:p>-203,062</text:p>
          </table:table-cell>
          <table:table-cell office:value-type="float" office:value="-218.009" calcext:value-type="float">
            <text:p>-218,009</text:p>
          </table:table-cell>
          <table:table-cell office:value-type="float" office:value="-190.795" calcext:value-type="float">
            <text:p>-190,795</text:p>
          </table:table-cell>
          <table:table-cell office:value-type="float" office:value="-188.475" calcext:value-type="float">
            <text:p>-188,475</text:p>
          </table:table-cell>
          <table:table-cell office:value-type="float" office:value="-216.493" calcext:value-type="float">
            <text:p>-216,493</text:p>
          </table:table-cell>
        </table:table-row>
        <table:table-row table:style-name="ro1">
          <table:table-cell office:value-type="float" office:value="-219.745" calcext:value-type="float">
            <text:p>-219,745</text:p>
          </table:table-cell>
          <table:table-cell office:value-type="float" office:value="-210.971" calcext:value-type="float">
            <text:p>-210,971</text:p>
          </table:table-cell>
          <table:table-cell office:value-type="float" office:value="-199.415" calcext:value-type="float">
            <text:p>-199,415</text:p>
          </table:table-cell>
          <table:table-cell office:value-type="float" office:value="-172.494" calcext:value-type="float">
            <text:p>-172,494</text:p>
          </table:table-cell>
          <table:table-cell office:value-type="float" office:value="-226.148" calcext:value-type="float">
            <text:p>-226,148</text:p>
          </table:table-cell>
        </table:table-row>
        <table:table-row table:style-name="ro1">
          <table:table-cell office:value-type="float" office:value="-215.429" calcext:value-type="float">
            <text:p>-215,429</text:p>
          </table:table-cell>
          <table:table-cell office:value-type="float" office:value="-199.045" calcext:value-type="float">
            <text:p>-199,045</text:p>
          </table:table-cell>
          <table:table-cell office:value-type="float" office:value="-192.238" calcext:value-type="float">
            <text:p>-192,238</text:p>
          </table:table-cell>
          <table:table-cell office:value-type="float" office:value="-166.668" calcext:value-type="float">
            <text:p>-166,668</text:p>
          </table:table-cell>
          <table:table-cell office:value-type="float" office:value="-227.99" calcext:value-type="float">
            <text:p>-227,99</text:p>
          </table:table-cell>
        </table:table-row>
        <table:table-row table:style-name="ro1">
          <table:table-cell office:value-type="float" office:value="-181.914" calcext:value-type="float">
            <text:p>-181,914</text:p>
          </table:table-cell>
          <table:table-cell office:value-type="float" office:value="-220.185" calcext:value-type="float">
            <text:p>-220,185</text:p>
          </table:table-cell>
          <table:table-cell office:value-type="float" office:value="-200.362" calcext:value-type="float">
            <text:p>-200,362</text:p>
          </table:table-cell>
          <table:table-cell office:value-type="float" office:value="-169.432" calcext:value-type="float">
            <text:p>-169,432</text:p>
          </table:table-cell>
          <table:table-cell office:value-type="float" office:value="-225.315" calcext:value-type="float">
            <text:p>-225,315</text:p>
          </table:table-cell>
        </table:table-row>
        <table:table-row table:style-name="ro1">
          <table:table-cell office:value-type="float" office:value="-200.105" calcext:value-type="float">
            <text:p>-200,105</text:p>
          </table:table-cell>
          <table:table-cell office:value-type="float" office:value="-212.371" calcext:value-type="float">
            <text:p>-212,371</text:p>
          </table:table-cell>
          <table:table-cell office:value-type="float" office:value="-206.506" calcext:value-type="float">
            <text:p>-206,506</text:p>
          </table:table-cell>
          <table:table-cell office:value-type="float" office:value="-189.334" calcext:value-type="float">
            <text:p>-189,334</text:p>
          </table:table-cell>
          <table:table-cell office:value-type="float" office:value="-260.912" calcext:value-type="float">
            <text:p>-260,912</text:p>
          </table:table-cell>
        </table:table-row>
        <table:table-row table:style-name="ro1">
          <table:table-cell office:value-type="float" office:value="-202.695" calcext:value-type="float">
            <text:p>-202,695</text:p>
          </table:table-cell>
          <table:table-cell office:value-type="float" office:value="-193.869" calcext:value-type="float">
            <text:p>-193,869</text:p>
          </table:table-cell>
          <table:table-cell office:value-type="float" office:value="-190.717" calcext:value-type="float">
            <text:p>-190,717</text:p>
          </table:table-cell>
          <table:table-cell office:value-type="float" office:value="-165.793" calcext:value-type="float">
            <text:p>-165,793</text:p>
          </table:table-cell>
          <table:table-cell office:value-type="float" office:value="-217.457" calcext:value-type="float">
            <text:p>-217,457</text:p>
          </table:table-cell>
        </table:table-row>
        <table:table-row table:style-name="ro1">
          <table:table-cell office:value-type="float" office:value="-211.227" calcext:value-type="float">
            <text:p>-211,227</text:p>
          </table:table-cell>
          <table:table-cell office:value-type="float" office:value="-185.789" calcext:value-type="float">
            <text:p>-185,789</text:p>
          </table:table-cell>
          <table:table-cell office:value-type="float" office:value="-220.227" calcext:value-type="float">
            <text:p>-220,227</text:p>
          </table:table-cell>
          <table:table-cell office:value-type="float" office:value="-169.036" calcext:value-type="float">
            <text:p>-169,036</text:p>
          </table:table-cell>
          <table:table-cell office:value-type="float" office:value="-210.624" calcext:value-type="float">
            <text:p>-210,624</text:p>
          </table:table-cell>
        </table:table-row>
        <table:table-row table:style-name="ro1">
          <table:table-cell office:value-type="float" office:value="-209.512" calcext:value-type="float">
            <text:p>-209,512</text:p>
          </table:table-cell>
          <table:table-cell office:value-type="float" office:value="-181.989" calcext:value-type="float">
            <text:p>-181,989</text:p>
          </table:table-cell>
          <table:table-cell office:value-type="float" office:value="-193.271" calcext:value-type="float">
            <text:p>-193,271</text:p>
          </table:table-cell>
          <table:table-cell office:value-type="float" office:value="-167.384" calcext:value-type="float">
            <text:p>-167,384</text:p>
          </table:table-cell>
          <table:table-cell office:value-type="float" office:value="-235.697" calcext:value-type="float">
            <text:p>-235,697</text:p>
          </table:table-cell>
        </table:table-row>
        <table:table-row table:style-name="ro1">
          <table:table-cell office:value-type="float" office:value="-187.106" calcext:value-type="float">
            <text:p>-187,106</text:p>
          </table:table-cell>
          <table:table-cell office:value-type="float" office:value="-183.959" calcext:value-type="float">
            <text:p>-183,959</text:p>
          </table:table-cell>
          <table:table-cell office:value-type="float" office:value="-216.778" calcext:value-type="float">
            <text:p>-216,778</text:p>
          </table:table-cell>
          <table:table-cell office:value-type="float" office:value="-180.847" calcext:value-type="float">
            <text:p>-180,847</text:p>
          </table:table-cell>
          <table:table-cell office:value-type="float" office:value="-222.788" calcext:value-type="float">
            <text:p>-222,788</text:p>
          </table:table-cell>
        </table:table-row>
        <table:table-row table:style-name="ro1">
          <table:table-cell office:value-type="float" office:value="-209.029" calcext:value-type="float">
            <text:p>-209,029</text:p>
          </table:table-cell>
          <table:table-cell office:value-type="float" office:value="-191.293" calcext:value-type="float">
            <text:p>-191,293</text:p>
          </table:table-cell>
          <table:table-cell office:value-type="float" office:value="-199.44" calcext:value-type="float">
            <text:p>-199,44</text:p>
          </table:table-cell>
          <table:table-cell office:value-type="float" office:value="-181.373" calcext:value-type="float">
            <text:p>-181,373</text:p>
          </table:table-cell>
          <table:table-cell office:value-type="float" office:value="-224.635" calcext:value-type="float">
            <text:p>-224,635</text:p>
          </table:table-cell>
        </table:table-row>
        <table:table-row table:style-name="ro1">
          <table:table-cell office:value-type="float" office:value="-205.854" calcext:value-type="float">
            <text:p>-205,854</text:p>
          </table:table-cell>
          <table:table-cell office:value-type="float" office:value="-212.784" calcext:value-type="float">
            <text:p>-212,784</text:p>
          </table:table-cell>
          <table:table-cell office:value-type="float" office:value="-227.724" calcext:value-type="float">
            <text:p>-227,724</text:p>
          </table:table-cell>
          <table:table-cell office:value-type="float" office:value="-180.345" calcext:value-type="float">
            <text:p>-180,345</text:p>
          </table:table-cell>
          <table:table-cell office:value-type="float" office:value="-197.202" calcext:value-type="float">
            <text:p>-197,202</text:p>
          </table:table-cell>
        </table:table-row>
        <table:table-row table:style-name="ro1">
          <table:table-cell office:value-type="float" office:value="-206.363" calcext:value-type="float">
            <text:p>-206,363</text:p>
          </table:table-cell>
          <table:table-cell office:value-type="float" office:value="-212.334" calcext:value-type="float">
            <text:p>-212,334</text:p>
          </table:table-cell>
          <table:table-cell office:value-type="float" office:value="-211.936" calcext:value-type="float">
            <text:p>-211,936</text:p>
          </table:table-cell>
          <table:table-cell office:value-type="float" office:value="-189.367" calcext:value-type="float">
            <text:p>-189,367</text:p>
          </table:table-cell>
          <table:table-cell office:value-type="float" office:value="-221.291" calcext:value-type="float">
            <text:p>-221,291</text:p>
          </table:table-cell>
        </table:table-row>
        <table:table-row table:style-name="ro1">
          <table:table-cell office:value-type="float" office:value="-212.696" calcext:value-type="float">
            <text:p>-212,696</text:p>
          </table:table-cell>
          <table:table-cell office:value-type="float" office:value="-202.182" calcext:value-type="float">
            <text:p>-202,182</text:p>
          </table:table-cell>
          <table:table-cell office:value-type="float" office:value="-206.983" calcext:value-type="float">
            <text:p>-206,983</text:p>
          </table:table-cell>
          <table:table-cell office:value-type="float" office:value="-153.117" calcext:value-type="float">
            <text:p>-153,117</text:p>
          </table:table-cell>
          <table:table-cell office:value-type="float" office:value="-229.304" calcext:value-type="float">
            <text:p>-229,304</text:p>
          </table:table-cell>
        </table:table-row>
        <table:table-row table:style-name="ro1">
          <table:table-cell office:value-type="float" office:value="-209.812" calcext:value-type="float">
            <text:p>-209,812</text:p>
          </table:table-cell>
          <table:table-cell office:value-type="float" office:value="-223.171" calcext:value-type="float">
            <text:p>-223,171</text:p>
          </table:table-cell>
          <table:table-cell office:value-type="float" office:value="-203.845" calcext:value-type="float">
            <text:p>-203,845</text:p>
          </table:table-cell>
          <table:table-cell office:value-type="float" office:value="-181.895" calcext:value-type="float">
            <text:p>-181,895</text:p>
          </table:table-cell>
          <table:table-cell office:value-type="float" office:value="-223.529" calcext:value-type="float">
            <text:p>-223,529</text:p>
          </table:table-cell>
        </table:table-row>
        <table:table-row table:style-name="ro1">
          <table:table-cell office:value-type="float" office:value="-203.254" calcext:value-type="float">
            <text:p>-203,254</text:p>
          </table:table-cell>
          <table:table-cell office:value-type="float" office:value="-188.069" calcext:value-type="float">
            <text:p>-188,069</text:p>
          </table:table-cell>
          <table:table-cell office:value-type="float" office:value="-218.715" calcext:value-type="float">
            <text:p>-218,715</text:p>
          </table:table-cell>
          <table:table-cell office:value-type="float" office:value="-192.201" calcext:value-type="float">
            <text:p>-192,201</text:p>
          </table:table-cell>
          <table:table-cell office:value-type="float" office:value="-197.089" calcext:value-type="float">
            <text:p>-197,089</text:p>
          </table:table-cell>
        </table:table-row>
        <table:table-row table:style-name="ro1">
          <table:table-cell office:value-type="float" office:value="-214.604" calcext:value-type="float">
            <text:p>-214,604</text:p>
          </table:table-cell>
          <table:table-cell office:value-type="float" office:value="-210.737" calcext:value-type="float">
            <text:p>-210,737</text:p>
          </table:table-cell>
          <table:table-cell office:value-type="float" office:value="-205.318" calcext:value-type="float">
            <text:p>-205,318</text:p>
          </table:table-cell>
          <table:table-cell office:value-type="float" office:value="-194.322" calcext:value-type="float">
            <text:p>-194,322</text:p>
          </table:table-cell>
          <table:table-cell office:value-type="float" office:value="-214.603" calcext:value-type="float">
            <text:p>-214,603</text:p>
          </table:table-cell>
        </table:table-row>
        <table:table-row table:style-name="ro1">
          <table:table-cell office:value-type="float" office:value="-220.619" calcext:value-type="float">
            <text:p>-220,619</text:p>
          </table:table-cell>
          <table:table-cell office:value-type="float" office:value="-203.035" calcext:value-type="float">
            <text:p>-203,035</text:p>
          </table:table-cell>
          <table:table-cell office:value-type="float" office:value="-214.841" calcext:value-type="float">
            <text:p>-214,841</text:p>
          </table:table-cell>
          <table:table-cell office:value-type="float" office:value="-196.725" calcext:value-type="float">
            <text:p>-196,725</text:p>
          </table:table-cell>
          <table:table-cell office:value-type="float" office:value="-219.079" calcext:value-type="float">
            <text:p>-219,079</text:p>
          </table:table-cell>
        </table:table-row>
        <table:table-row table:style-name="ro1">
          <table:table-cell office:value-type="float" office:value="-193.68" calcext:value-type="float">
            <text:p>-193,68</text:p>
          </table:table-cell>
          <table:table-cell office:value-type="float" office:value="-211.293" calcext:value-type="float">
            <text:p>-211,293</text:p>
          </table:table-cell>
          <table:table-cell office:value-type="float" office:value="-203.173" calcext:value-type="float">
            <text:p>-203,173</text:p>
          </table:table-cell>
          <table:table-cell office:value-type="float" office:value="-183.302" calcext:value-type="float">
            <text:p>-183,302</text:p>
          </table:table-cell>
          <table:table-cell office:value-type="float" office:value="-214.268" calcext:value-type="float">
            <text:p>-214,268</text:p>
          </table:table-cell>
        </table:table-row>
        <table:table-row table:style-name="ro1">
          <table:table-cell office:value-type="float" office:value="-199.546" calcext:value-type="float">
            <text:p>-199,546</text:p>
          </table:table-cell>
          <table:table-cell office:value-type="float" office:value="-221.953" calcext:value-type="float">
            <text:p>-221,953</text:p>
          </table:table-cell>
          <table:table-cell office:value-type="float" office:value="-202.625" calcext:value-type="float">
            <text:p>-202,625</text:p>
          </table:table-cell>
          <table:table-cell office:value-type="float" office:value="-181.59" calcext:value-type="float">
            <text:p>-181,59</text:p>
          </table:table-cell>
          <table:table-cell office:value-type="float" office:value="-207.997" calcext:value-type="float">
            <text:p>-207,997</text:p>
          </table:table-cell>
        </table:table-row>
        <table:table-row table:style-name="ro1">
          <table:table-cell office:value-type="float" office:value="-220.427" calcext:value-type="float">
            <text:p>-220,427</text:p>
          </table:table-cell>
          <table:table-cell office:value-type="float" office:value="-210.721" calcext:value-type="float">
            <text:p>-210,721</text:p>
          </table:table-cell>
          <table:table-cell office:value-type="float" office:value="-188.636" calcext:value-type="float">
            <text:p>-188,636</text:p>
          </table:table-cell>
          <table:table-cell office:value-type="float" office:value="-159.796" calcext:value-type="float">
            <text:p>-159,796</text:p>
          </table:table-cell>
          <table:table-cell office:value-type="float" office:value="-218.173" calcext:value-type="float">
            <text:p>-218,173</text:p>
          </table:table-cell>
        </table:table-row>
        <table:table-row table:style-name="ro1">
          <table:table-cell office:value-type="float" office:value="-213.048" calcext:value-type="float">
            <text:p>-213,048</text:p>
          </table:table-cell>
          <table:table-cell office:value-type="float" office:value="-221.925" calcext:value-type="float">
            <text:p>-221,925</text:p>
          </table:table-cell>
          <table:table-cell office:value-type="float" office:value="-204.093" calcext:value-type="float">
            <text:p>-204,093</text:p>
          </table:table-cell>
          <table:table-cell office:value-type="float" office:value="-176.323" calcext:value-type="float">
            <text:p>-176,323</text:p>
          </table:table-cell>
          <table:table-cell office:value-type="float" office:value="-211.96" calcext:value-type="float">
            <text:p>-211,96</text:p>
          </table:table-cell>
        </table:table-row>
        <table:table-row table:style-name="ro1">
          <table:table-cell office:value-type="float" office:value="-215.646" calcext:value-type="float">
            <text:p>-215,646</text:p>
          </table:table-cell>
          <table:table-cell office:value-type="float" office:value="-228.299" calcext:value-type="float">
            <text:p>-228,299</text:p>
          </table:table-cell>
          <table:table-cell office:value-type="float" office:value="-196.513" calcext:value-type="float">
            <text:p>-196,513</text:p>
          </table:table-cell>
          <table:table-cell office:value-type="float" office:value="-156.065" calcext:value-type="float">
            <text:p>-156,065</text:p>
          </table:table-cell>
          <table:table-cell office:value-type="float" office:value="-220.006" calcext:value-type="float">
            <text:p>-220,006</text:p>
          </table:table-cell>
        </table:table-row>
        <table:table-row table:style-name="ro1">
          <table:table-cell office:value-type="float" office:value="-205.869" calcext:value-type="float">
            <text:p>-205,869</text:p>
          </table:table-cell>
          <table:table-cell office:value-type="float" office:value="-205.72" calcext:value-type="float">
            <text:p>-205,72</text:p>
          </table:table-cell>
          <table:table-cell office:value-type="float" office:value="-193.422" calcext:value-type="float">
            <text:p>-193,422</text:p>
          </table:table-cell>
          <table:table-cell office:value-type="float" office:value="-180.838" calcext:value-type="float">
            <text:p>-180,838</text:p>
          </table:table-cell>
          <table:table-cell office:value-type="float" office:value="-259.783" calcext:value-type="float">
            <text:p>-259,783</text:p>
          </table:table-cell>
        </table:table-row>
        <table:table-row table:style-name="ro1">
          <table:table-cell office:value-type="float" office:value="-200.245" calcext:value-type="float">
            <text:p>-200,245</text:p>
          </table:table-cell>
          <table:table-cell office:value-type="float" office:value="-200.374" calcext:value-type="float">
            <text:p>-200,374</text:p>
          </table:table-cell>
          <table:table-cell office:value-type="float" office:value="-198.023" calcext:value-type="float">
            <text:p>-198,023</text:p>
          </table:table-cell>
          <table:table-cell office:value-type="float" office:value="-166.272" calcext:value-type="float">
            <text:p>-166,272</text:p>
          </table:table-cell>
          <table:table-cell office:value-type="float" office:value="-205.776" calcext:value-type="float">
            <text:p>-205,776</text:p>
          </table:table-cell>
        </table:table-row>
        <table:table-row table:style-name="ro1">
          <table:table-cell office:value-type="float" office:value="-227.425" calcext:value-type="float">
            <text:p>-227,425</text:p>
          </table:table-cell>
          <table:table-cell office:value-type="float" office:value="-201.75" calcext:value-type="float">
            <text:p>-201,75</text:p>
          </table:table-cell>
          <table:table-cell office:value-type="float" office:value="-188.854" calcext:value-type="float">
            <text:p>-188,854</text:p>
          </table:table-cell>
          <table:table-cell office:value-type="float" office:value="-153.133" calcext:value-type="float">
            <text:p>-153,133</text:p>
          </table:table-cell>
          <table:table-cell office:value-type="float" office:value="-203.08" calcext:value-type="float">
            <text:p>-203,08</text:p>
          </table:table-cell>
        </table:table-row>
        <table:table-row table:style-name="ro1">
          <table:table-cell office:value-type="float" office:value="-182.473" calcext:value-type="float">
            <text:p>-182,473</text:p>
          </table:table-cell>
          <table:table-cell office:value-type="float" office:value="-201.372" calcext:value-type="float">
            <text:p>-201,372</text:p>
          </table:table-cell>
          <table:table-cell office:value-type="float" office:value="-206.498" calcext:value-type="float">
            <text:p>-206,498</text:p>
          </table:table-cell>
          <table:table-cell office:value-type="float" office:value="-170.135" calcext:value-type="float">
            <text:p>-170,135</text:p>
          </table:table-cell>
          <table:table-cell office:value-type="float" office:value="-222.251" calcext:value-type="float">
            <text:p>-222,251</text:p>
          </table:table-cell>
        </table:table-row>
        <table:table-row table:style-name="ro1">
          <table:table-cell office:value-type="float" office:value="-173.315" calcext:value-type="float">
            <text:p>-173,315</text:p>
          </table:table-cell>
          <table:table-cell office:value-type="float" office:value="-230.118" calcext:value-type="float">
            <text:p>-230,118</text:p>
          </table:table-cell>
          <table:table-cell office:value-type="float" office:value="-196.268" calcext:value-type="float">
            <text:p>-196,268</text:p>
          </table:table-cell>
          <table:table-cell office:value-type="float" office:value="-202.461" calcext:value-type="float">
            <text:p>-202,461</text:p>
          </table:table-cell>
          <table:table-cell office:value-type="float" office:value="-205.376" calcext:value-type="float">
            <text:p>-205,376</text:p>
          </table:table-cell>
        </table:table-row>
        <table:table-row table:style-name="ro1">
          <table:table-cell office:value-type="float" office:value="-208.243" calcext:value-type="float">
            <text:p>-208,243</text:p>
          </table:table-cell>
          <table:table-cell office:value-type="float" office:value="-209.229" calcext:value-type="float">
            <text:p>-209,229</text:p>
          </table:table-cell>
          <table:table-cell office:value-type="float" office:value="-211.725" calcext:value-type="float">
            <text:p>-211,725</text:p>
          </table:table-cell>
          <table:table-cell office:value-type="float" office:value="-180.527" calcext:value-type="float">
            <text:p>-180,527</text:p>
          </table:table-cell>
          <table:table-cell office:value-type="float" office:value="-210.425" calcext:value-type="float">
            <text:p>-210,425</text:p>
          </table:table-cell>
        </table:table-row>
        <table:table-row table:style-name="ro1">
          <table:table-cell office:value-type="float" office:value="-197.503" calcext:value-type="float">
            <text:p>-197,503</text:p>
          </table:table-cell>
          <table:table-cell office:value-type="float" office:value="-231.901" calcext:value-type="float">
            <text:p>-231,901</text:p>
          </table:table-cell>
          <table:table-cell office:value-type="float" office:value="-193.498" calcext:value-type="float">
            <text:p>-193,498</text:p>
          </table:table-cell>
          <table:table-cell office:value-type="float" office:value="-181.536" calcext:value-type="float">
            <text:p>-181,536</text:p>
          </table:table-cell>
          <table:table-cell office:value-type="float" office:value="-228.298" calcext:value-type="float">
            <text:p>-228,298</text:p>
          </table:table-cell>
        </table:table-row>
        <table:table-row table:style-name="ro1">
          <table:table-cell office:value-type="float" office:value="-194.501" calcext:value-type="float">
            <text:p>-194,501</text:p>
          </table:table-cell>
          <table:table-cell office:value-type="float" office:value="-202.861" calcext:value-type="float">
            <text:p>-202,861</text:p>
          </table:table-cell>
          <table:table-cell office:value-type="float" office:value="-187.992" calcext:value-type="float">
            <text:p>-187,992</text:p>
          </table:table-cell>
          <table:table-cell office:value-type="float" office:value="-188.911" calcext:value-type="float">
            <text:p>-188,911</text:p>
          </table:table-cell>
          <table:table-cell office:value-type="float" office:value="-243.049" calcext:value-type="float">
            <text:p>-243,049</text:p>
          </table:table-cell>
        </table:table-row>
        <table:table-row table:style-name="ro1">
          <table:table-cell office:value-type="float" office:value="-190.89" calcext:value-type="float">
            <text:p>-190,89</text:p>
          </table:table-cell>
          <table:table-cell office:value-type="float" office:value="-179.127" calcext:value-type="float">
            <text:p>-179,127</text:p>
          </table:table-cell>
          <table:table-cell office:value-type="float" office:value="-206.226" calcext:value-type="float">
            <text:p>-206,226</text:p>
          </table:table-cell>
          <table:table-cell office:value-type="float" office:value="-177.263" calcext:value-type="float">
            <text:p>-177,263</text:p>
          </table:table-cell>
          <table:table-cell office:value-type="float" office:value="-234.768" calcext:value-type="float">
            <text:p>-234,768</text:p>
          </table:table-cell>
        </table:table-row>
        <table:table-row table:style-name="ro1">
          <table:table-cell office:value-type="float" office:value="-196.471" calcext:value-type="float">
            <text:p>-196,471</text:p>
          </table:table-cell>
          <table:table-cell office:value-type="float" office:value="-209.154" calcext:value-type="float">
            <text:p>-209,154</text:p>
          </table:table-cell>
          <table:table-cell office:value-type="float" office:value="-195.781" calcext:value-type="float">
            <text:p>-195,781</text:p>
          </table:table-cell>
          <table:table-cell office:value-type="float" office:value="-174.918" calcext:value-type="float">
            <text:p>-174,918</text:p>
          </table:table-cell>
          <table:table-cell office:value-type="float" office:value="-238.897" calcext:value-type="float">
            <text:p>-238,897</text:p>
          </table:table-cell>
        </table:table-row>
        <table:table-row table:style-name="ro1">
          <table:table-cell office:value-type="float" office:value="-200.579" calcext:value-type="float">
            <text:p>-200,579</text:p>
          </table:table-cell>
          <table:table-cell office:value-type="float" office:value="-206.373" calcext:value-type="float">
            <text:p>-206,373</text:p>
          </table:table-cell>
          <table:table-cell office:value-type="float" office:value="-190.03" calcext:value-type="float">
            <text:p>-190,03</text:p>
          </table:table-cell>
          <table:table-cell office:value-type="float" office:value="-180.431" calcext:value-type="float">
            <text:p>-180,431</text:p>
          </table:table-cell>
          <table:table-cell office:value-type="float" office:value="-214.727" calcext:value-type="float">
            <text:p>-214,727</text:p>
          </table:table-cell>
        </table:table-row>
        <table:table-row table:style-name="ro1">
          <table:table-cell office:value-type="float" office:value="-222.08" calcext:value-type="float">
            <text:p>-222,08</text:p>
          </table:table-cell>
          <table:table-cell office:value-type="float" office:value="-225.352" calcext:value-type="float">
            <text:p>-225,352</text:p>
          </table:table-cell>
          <table:table-cell office:value-type="float" office:value="-196.68" calcext:value-type="float">
            <text:p>-196,68</text:p>
          </table:table-cell>
          <table:table-cell office:value-type="float" office:value="-168.796" calcext:value-type="float">
            <text:p>-168,796</text:p>
          </table:table-cell>
          <table:table-cell office:value-type="float" office:value="-237.601" calcext:value-type="float">
            <text:p>-237,601</text:p>
          </table:table-cell>
        </table:table-row>
        <table:table-row table:style-name="ro1">
          <table:table-cell office:value-type="float" office:value="-187.942" calcext:value-type="float">
            <text:p>-187,942</text:p>
          </table:table-cell>
          <table:table-cell office:value-type="float" office:value="-191.822" calcext:value-type="float">
            <text:p>-191,822</text:p>
          </table:table-cell>
          <table:table-cell office:value-type="float" office:value="-191.333" calcext:value-type="float">
            <text:p>-191,333</text:p>
          </table:table-cell>
          <table:table-cell office:value-type="float" office:value="-176.075" calcext:value-type="float">
            <text:p>-176,075</text:p>
          </table:table-cell>
          <table:table-cell office:value-type="float" office:value="-208.085" calcext:value-type="float">
            <text:p>-208,085</text:p>
          </table:table-cell>
        </table:table-row>
        <table:table-row table:style-name="ro1">
          <table:table-cell office:value-type="float" office:value="-191.675" calcext:value-type="float">
            <text:p>-191,675</text:p>
          </table:table-cell>
          <table:table-cell office:value-type="float" office:value="-223.957" calcext:value-type="float">
            <text:p>-223,957</text:p>
          </table:table-cell>
          <table:table-cell office:value-type="float" office:value="-190.976" calcext:value-type="float">
            <text:p>-190,976</text:p>
          </table:table-cell>
          <table:table-cell office:value-type="float" office:value="-175.668" calcext:value-type="float">
            <text:p>-175,668</text:p>
          </table:table-cell>
          <table:table-cell office:value-type="float" office:value="-222.321" calcext:value-type="float">
            <text:p>-222,321</text:p>
          </table:table-cell>
        </table:table-row>
        <table:table-row table:style-name="ro1">
          <table:table-cell office:value-type="float" office:value="-207.73" calcext:value-type="float">
            <text:p>-207,73</text:p>
          </table:table-cell>
          <table:table-cell office:value-type="float" office:value="-211.806" calcext:value-type="float">
            <text:p>-211,806</text:p>
          </table:table-cell>
          <table:table-cell office:value-type="float" office:value="-212.962" calcext:value-type="float">
            <text:p>-212,962</text:p>
          </table:table-cell>
          <table:table-cell office:value-type="float" office:value="-163.326" calcext:value-type="float">
            <text:p>-163,326</text:p>
          </table:table-cell>
          <table:table-cell office:value-type="float" office:value="-227.352" calcext:value-type="float">
            <text:p>-227,352</text:p>
          </table:table-cell>
        </table:table-row>
        <table:table-row table:style-name="ro1">
          <table:table-cell office:value-type="float" office:value="-196.218" calcext:value-type="float">
            <text:p>-196,218</text:p>
          </table:table-cell>
          <table:table-cell office:value-type="float" office:value="-217.516" calcext:value-type="float">
            <text:p>-217,516</text:p>
          </table:table-cell>
          <table:table-cell office:value-type="float" office:value="-199.684" calcext:value-type="float">
            <text:p>-199,684</text:p>
          </table:table-cell>
          <table:table-cell office:value-type="float" office:value="-200.485" calcext:value-type="float">
            <text:p>-200,485</text:p>
          </table:table-cell>
          <table:table-cell office:value-type="float" office:value="-226.494" calcext:value-type="float">
            <text:p>-226,494</text:p>
          </table:table-cell>
        </table:table-row>
        <table:table-row table:style-name="ro1">
          <table:table-cell office:value-type="float" office:value="-199.34" calcext:value-type="float">
            <text:p>-199,34</text:p>
          </table:table-cell>
          <table:table-cell office:value-type="float" office:value="-235.803" calcext:value-type="float">
            <text:p>-235,803</text:p>
          </table:table-cell>
          <table:table-cell office:value-type="float" office:value="-192.011" calcext:value-type="float">
            <text:p>-192,011</text:p>
          </table:table-cell>
          <table:table-cell office:value-type="float" office:value="-185.958" calcext:value-type="float">
            <text:p>-185,958</text:p>
          </table:table-cell>
          <table:table-cell office:value-type="float" office:value="-205.355" calcext:value-type="float">
            <text:p>-205,355</text:p>
          </table:table-cell>
        </table:table-row>
        <table:table-row table:style-name="ro1">
          <table:table-cell office:value-type="float" office:value="-215.345" calcext:value-type="float">
            <text:p>-215,345</text:p>
          </table:table-cell>
          <table:table-cell office:value-type="float" office:value="-219.301" calcext:value-type="float">
            <text:p>-219,301</text:p>
          </table:table-cell>
          <table:table-cell office:value-type="float" office:value="-203.126" calcext:value-type="float">
            <text:p>-203,126</text:p>
          </table:table-cell>
          <table:table-cell office:value-type="float" office:value="-169.84" calcext:value-type="float">
            <text:p>-169,84</text:p>
          </table:table-cell>
          <table:table-cell office:value-type="float" office:value="-226.234" calcext:value-type="float">
            <text:p>-226,234</text:p>
          </table:table-cell>
        </table:table-row>
        <table:table-row table:style-name="ro1">
          <table:table-cell office:value-type="float" office:value="-218.165" calcext:value-type="float">
            <text:p>-218,165</text:p>
          </table:table-cell>
          <table:table-cell office:value-type="float" office:value="-211.095" calcext:value-type="float">
            <text:p>-211,095</text:p>
          </table:table-cell>
          <table:table-cell office:value-type="float" office:value="-213.819" calcext:value-type="float">
            <text:p>-213,819</text:p>
          </table:table-cell>
          <table:table-cell office:value-type="float" office:value="-193.07" calcext:value-type="float">
            <text:p>-193,07</text:p>
          </table:table-cell>
          <table:table-cell office:value-type="float" office:value="-216.96" calcext:value-type="float">
            <text:p>-216,96</text:p>
          </table:table-cell>
        </table:table-row>
        <table:table-row table:style-name="ro1">
          <table:table-cell office:value-type="float" office:value="-209.346" calcext:value-type="float">
            <text:p>-209,346</text:p>
          </table:table-cell>
          <table:table-cell office:value-type="float" office:value="-232.773" calcext:value-type="float">
            <text:p>-232,773</text:p>
          </table:table-cell>
          <table:table-cell office:value-type="float" office:value="-217.315" calcext:value-type="float">
            <text:p>-217,315</text:p>
          </table:table-cell>
          <table:table-cell office:value-type="float" office:value="-174.48" calcext:value-type="float">
            <text:p>-174,48</text:p>
          </table:table-cell>
          <table:table-cell office:value-type="float" office:value="-206.378" calcext:value-type="float">
            <text:p>-206,378</text:p>
          </table:table-cell>
        </table:table-row>
        <table:table-row table:style-name="ro1">
          <table:table-cell office:value-type="float" office:value="-190.989" calcext:value-type="float">
            <text:p>-190,989</text:p>
          </table:table-cell>
          <table:table-cell office:value-type="float" office:value="-226.963" calcext:value-type="float">
            <text:p>-226,963</text:p>
          </table:table-cell>
          <table:table-cell office:value-type="float" office:value="-197.256" calcext:value-type="float">
            <text:p>-197,256</text:p>
          </table:table-cell>
          <table:table-cell office:value-type="float" office:value="-183.57" calcext:value-type="float">
            <text:p>-183,57</text:p>
          </table:table-cell>
          <table:table-cell office:value-type="float" office:value="-220.308" calcext:value-type="float">
            <text:p>-220,308</text:p>
          </table:table-cell>
        </table:table-row>
        <table:table-row table:style-name="ro1">
          <table:table-cell office:value-type="float" office:value="-198.631" calcext:value-type="float">
            <text:p>-198,631</text:p>
          </table:table-cell>
          <table:table-cell office:value-type="float" office:value="-216.076" calcext:value-type="float">
            <text:p>-216,076</text:p>
          </table:table-cell>
          <table:table-cell office:value-type="float" office:value="-180.538" calcext:value-type="float">
            <text:p>-180,538</text:p>
          </table:table-cell>
          <table:table-cell office:value-type="float" office:value="-188.397" calcext:value-type="float">
            <text:p>-188,397</text:p>
          </table:table-cell>
          <table:table-cell office:value-type="float" office:value="-225.795" calcext:value-type="float">
            <text:p>-225,795</text:p>
          </table:table-cell>
        </table:table-row>
        <table:table-row table:style-name="ro1">
          <table:table-cell office:value-type="float" office:value="-192.834" calcext:value-type="float">
            <text:p>-192,834</text:p>
          </table:table-cell>
          <table:table-cell office:value-type="float" office:value="-217.736" calcext:value-type="float">
            <text:p>-217,736</text:p>
          </table:table-cell>
          <table:table-cell office:value-type="float" office:value="-198.566" calcext:value-type="float">
            <text:p>-198,566</text:p>
          </table:table-cell>
          <table:table-cell office:value-type="float" office:value="-184.404" calcext:value-type="float">
            <text:p>-184,404</text:p>
          </table:table-cell>
          <table:table-cell office:value-type="float" office:value="-240.153" calcext:value-type="float">
            <text:p>-240,153</text:p>
          </table:table-cell>
        </table:table-row>
        <table:table-row table:style-name="ro1">
          <table:table-cell office:value-type="float" office:value="-206.272" calcext:value-type="float">
            <text:p>-206,272</text:p>
          </table:table-cell>
          <table:table-cell office:value-type="float" office:value="-226.157" calcext:value-type="float">
            <text:p>-226,157</text:p>
          </table:table-cell>
          <table:table-cell office:value-type="float" office:value="-206.773" calcext:value-type="float">
            <text:p>-206,773</text:p>
          </table:table-cell>
          <table:table-cell office:value-type="float" office:value="-180.447" calcext:value-type="float">
            <text:p>-180,447</text:p>
          </table:table-cell>
          <table:table-cell office:value-type="float" office:value="-225.431" calcext:value-type="float">
            <text:p>-225,431</text:p>
          </table:table-cell>
        </table:table-row>
        <table:table-row table:style-name="ro1">
          <table:table-cell office:value-type="float" office:value="-202.292" calcext:value-type="float">
            <text:p>-202,292</text:p>
          </table:table-cell>
          <table:table-cell office:value-type="float" office:value="-228.993" calcext:value-type="float">
            <text:p>-228,993</text:p>
          </table:table-cell>
          <table:table-cell office:value-type="float" office:value="-215.482" calcext:value-type="float">
            <text:p>-215,482</text:p>
          </table:table-cell>
          <table:table-cell office:value-type="float" office:value="-164.432" calcext:value-type="float">
            <text:p>-164,432</text:p>
          </table:table-cell>
          <table:table-cell office:value-type="float" office:value="-178.683" calcext:value-type="float">
            <text:p>-178,683</text:p>
          </table:table-cell>
        </table:table-row>
        <table:table-row table:style-name="ro1">
          <table:table-cell office:value-type="float" office:value="-193.681" calcext:value-type="float">
            <text:p>-193,681</text:p>
          </table:table-cell>
          <table:table-cell office:value-type="float" office:value="-221.582" calcext:value-type="float">
            <text:p>-221,582</text:p>
          </table:table-cell>
          <table:table-cell office:value-type="float" office:value="-200.349" calcext:value-type="float">
            <text:p>-200,349</text:p>
          </table:table-cell>
          <table:table-cell office:value-type="float" office:value="-169.092" calcext:value-type="float">
            <text:p>-169,092</text:p>
          </table:table-cell>
          <table:table-cell office:value-type="float" office:value="-240.137" calcext:value-type="float">
            <text:p>-240,137</text:p>
          </table:table-cell>
        </table:table-row>
        <table:table-row table:style-name="ro1">
          <table:table-cell office:value-type="float" office:value="-194.628" calcext:value-type="float">
            <text:p>-194,628</text:p>
          </table:table-cell>
          <table:table-cell office:value-type="float" office:value="-235.06" calcext:value-type="float">
            <text:p>-235,06</text:p>
          </table:table-cell>
          <table:table-cell office:value-type="float" office:value="-190.641" calcext:value-type="float">
            <text:p>-190,641</text:p>
          </table:table-cell>
          <table:table-cell office:value-type="float" office:value="-211.25" calcext:value-type="float">
            <text:p>-211,25</text:p>
          </table:table-cell>
          <table:table-cell office:value-type="float" office:value="-246.727" calcext:value-type="float">
            <text:p>-246,727</text:p>
          </table:table-cell>
        </table:table-row>
        <table:table-row table:style-name="ro1">
          <table:table-cell office:value-type="float" office:value="-209.406" calcext:value-type="float">
            <text:p>-209,406</text:p>
          </table:table-cell>
          <table:table-cell office:value-type="float" office:value="-216.087" calcext:value-type="float">
            <text:p>-216,087</text:p>
          </table:table-cell>
          <table:table-cell office:value-type="float" office:value="-205.152" calcext:value-type="float">
            <text:p>-205,152</text:p>
          </table:table-cell>
          <table:table-cell office:value-type="float" office:value="-189.14" calcext:value-type="float">
            <text:p>-189,14</text:p>
          </table:table-cell>
          <table:table-cell office:value-type="float" office:value="-250.591" calcext:value-type="float">
            <text:p>-250,591</text:p>
          </table:table-cell>
        </table:table-row>
        <table:table-row table:style-name="ro1">
          <table:table-cell office:value-type="float" office:value="-194.248" calcext:value-type="float">
            <text:p>-194,248</text:p>
          </table:table-cell>
          <table:table-cell office:value-type="float" office:value="-252.398" calcext:value-type="float">
            <text:p>-252,398</text:p>
          </table:table-cell>
          <table:table-cell office:value-type="float" office:value="-205.661" calcext:value-type="float">
            <text:p>-205,661</text:p>
          </table:table-cell>
          <table:table-cell office:value-type="float" office:value="-189.03" calcext:value-type="float">
            <text:p>-189,03</text:p>
          </table:table-cell>
          <table:table-cell office:value-type="float" office:value="-222.994" calcext:value-type="float">
            <text:p>-222,994</text:p>
          </table:table-cell>
        </table:table-row>
        <table:table-row table:style-name="ro1">
          <table:table-cell office:value-type="float" office:value="-191.92" calcext:value-type="float">
            <text:p>-191,92</text:p>
          </table:table-cell>
          <table:table-cell office:value-type="float" office:value="-222.148" calcext:value-type="float">
            <text:p>-222,148</text:p>
          </table:table-cell>
          <table:table-cell office:value-type="float" office:value="-217.087" calcext:value-type="float">
            <text:p>-217,087</text:p>
          </table:table-cell>
          <table:table-cell office:value-type="float" office:value="-185.941" calcext:value-type="float">
            <text:p>-185,941</text:p>
          </table:table-cell>
          <table:table-cell office:value-type="float" office:value="-236.85" calcext:value-type="float">
            <text:p>-236,85</text:p>
          </table:table-cell>
        </table:table-row>
        <table:table-row table:style-name="ro1">
          <table:table-cell office:value-type="float" office:value="-192.7" calcext:value-type="float">
            <text:p>-192,7</text:p>
          </table:table-cell>
          <table:table-cell office:value-type="float" office:value="-224.497" calcext:value-type="float">
            <text:p>-224,497</text:p>
          </table:table-cell>
          <table:table-cell office:value-type="float" office:value="-215.593" calcext:value-type="float">
            <text:p>-215,593</text:p>
          </table:table-cell>
          <table:table-cell office:value-type="float" office:value="-190.122" calcext:value-type="float">
            <text:p>-190,122</text:p>
          </table:table-cell>
          <table:table-cell office:value-type="float" office:value="-210.298" calcext:value-type="float">
            <text:p>-210,298</text:p>
          </table:table-cell>
        </table:table-row>
        <table:table-row table:style-name="ro1">
          <table:table-cell office:value-type="float" office:value="-205.896" calcext:value-type="float">
            <text:p>-205,896</text:p>
          </table:table-cell>
          <table:table-cell office:value-type="float" office:value="-225.281" calcext:value-type="float">
            <text:p>-225,281</text:p>
          </table:table-cell>
          <table:table-cell office:value-type="float" office:value="-216.671" calcext:value-type="float">
            <text:p>-216,671</text:p>
          </table:table-cell>
          <table:table-cell office:value-type="float" office:value="-188.146" calcext:value-type="float">
            <text:p>-188,146</text:p>
          </table:table-cell>
          <table:table-cell office:value-type="float" office:value="-219.412" calcext:value-type="float">
            <text:p>-219,412</text:p>
          </table:table-cell>
        </table:table-row>
        <table:table-row table:style-name="ro1">
          <table:table-cell office:value-type="float" office:value="-193.256" calcext:value-type="float">
            <text:p>-193,256</text:p>
          </table:table-cell>
          <table:table-cell office:value-type="float" office:value="-241.119" calcext:value-type="float">
            <text:p>-241,119</text:p>
          </table:table-cell>
          <table:table-cell office:value-type="float" office:value="-211.712" calcext:value-type="float">
            <text:p>-211,712</text:p>
          </table:table-cell>
          <table:table-cell office:value-type="float" office:value="-168.698" calcext:value-type="float">
            <text:p>-168,698</text:p>
          </table:table-cell>
          <table:table-cell office:value-type="float" office:value="-220.644" calcext:value-type="float">
            <text:p>-220,644</text:p>
          </table:table-cell>
        </table:table-row>
        <table:table-row table:style-name="ro1">
          <table:table-cell office:value-type="float" office:value="-199.025" calcext:value-type="float">
            <text:p>-199,025</text:p>
          </table:table-cell>
          <table:table-cell office:value-type="float" office:value="-228.892" calcext:value-type="float">
            <text:p>-228,892</text:p>
          </table:table-cell>
          <table:table-cell office:value-type="float" office:value="-191.51" calcext:value-type="float">
            <text:p>-191,51</text:p>
          </table:table-cell>
          <table:table-cell office:value-type="float" office:value="-190.315" calcext:value-type="float">
            <text:p>-190,315</text:p>
          </table:table-cell>
          <table:table-cell office:value-type="float" office:value="-207.647" calcext:value-type="float">
            <text:p>-207,647</text:p>
          </table:table-cell>
        </table:table-row>
        <table:table-row table:style-name="ro1">
          <table:table-cell office:value-type="float" office:value="-209.952" calcext:value-type="float">
            <text:p>-209,952</text:p>
          </table:table-cell>
          <table:table-cell office:value-type="float" office:value="-231.793" calcext:value-type="float">
            <text:p>-231,793</text:p>
          </table:table-cell>
          <table:table-cell office:value-type="float" office:value="-185.544" calcext:value-type="float">
            <text:p>-185,544</text:p>
          </table:table-cell>
          <table:table-cell office:value-type="float" office:value="-168.241" calcext:value-type="float">
            <text:p>-168,241</text:p>
          </table:table-cell>
          <table:table-cell office:value-type="float" office:value="-242.548" calcext:value-type="float">
            <text:p>-242,548</text:p>
          </table:table-cell>
        </table:table-row>
        <table:table-row table:style-name="ro1">
          <table:table-cell office:value-type="float" office:value="-206.032" calcext:value-type="float">
            <text:p>-206,032</text:p>
          </table:table-cell>
          <table:table-cell office:value-type="float" office:value="-216.169" calcext:value-type="float">
            <text:p>-216,169</text:p>
          </table:table-cell>
          <table:table-cell office:value-type="float" office:value="-200.514" calcext:value-type="float">
            <text:p>-200,514</text:p>
          </table:table-cell>
          <table:table-cell office:value-type="float" office:value="-185.868" calcext:value-type="float">
            <text:p>-185,868</text:p>
          </table:table-cell>
          <table:table-cell office:value-type="float" office:value="-216.459" calcext:value-type="float">
            <text:p>-216,459</text:p>
          </table:table-cell>
        </table:table-row>
        <table:table-row table:style-name="ro1">
          <table:table-cell office:value-type="float" office:value="-203.657" calcext:value-type="float">
            <text:p>-203,657</text:p>
          </table:table-cell>
          <table:table-cell office:value-type="float" office:value="-209.613" calcext:value-type="float">
            <text:p>-209,613</text:p>
          </table:table-cell>
          <table:table-cell office:value-type="float" office:value="-193.116" calcext:value-type="float">
            <text:p>-193,116</text:p>
          </table:table-cell>
          <table:table-cell office:value-type="float" office:value="-190.322" calcext:value-type="float">
            <text:p>-190,322</text:p>
          </table:table-cell>
          <table:table-cell office:value-type="float" office:value="-234.45" calcext:value-type="float">
            <text:p>-234,45</text:p>
          </table:table-cell>
        </table:table-row>
        <table:table-row table:style-name="ro1">
          <table:table-cell office:value-type="float" office:value="-198.216" calcext:value-type="float">
            <text:p>-198,216</text:p>
          </table:table-cell>
          <table:table-cell office:value-type="float" office:value="-232.211" calcext:value-type="float">
            <text:p>-232,211</text:p>
          </table:table-cell>
          <table:table-cell office:value-type="float" office:value="-211.535" calcext:value-type="float">
            <text:p>-211,535</text:p>
          </table:table-cell>
          <table:table-cell office:value-type="float" office:value="-181.146" calcext:value-type="float">
            <text:p>-181,146</text:p>
          </table:table-cell>
          <table:table-cell office:value-type="float" office:value="-234.031" calcext:value-type="float">
            <text:p>-234,031</text:p>
          </table:table-cell>
        </table:table-row>
        <table:table-row table:style-name="ro1">
          <table:table-cell office:value-type="float" office:value="-209.344" calcext:value-type="float">
            <text:p>-209,344</text:p>
          </table:table-cell>
          <table:table-cell office:value-type="float" office:value="-205.154" calcext:value-type="float">
            <text:p>-205,154</text:p>
          </table:table-cell>
          <table:table-cell office:value-type="float" office:value="-224.96" calcext:value-type="float">
            <text:p>-224,96</text:p>
          </table:table-cell>
          <table:table-cell office:value-type="float" office:value="-176.28" calcext:value-type="float">
            <text:p>-176,28</text:p>
          </table:table-cell>
          <table:table-cell office:value-type="float" office:value="-237.205" calcext:value-type="float">
            <text:p>-237,205</text:p>
          </table:table-cell>
        </table:table-row>
        <table:table-row table:style-name="ro1">
          <table:table-cell office:value-type="float" office:value="-210.622" calcext:value-type="float">
            <text:p>-210,622</text:p>
          </table:table-cell>
          <table:table-cell office:value-type="float" office:value="-214.2" calcext:value-type="float">
            <text:p>-214,2</text:p>
          </table:table-cell>
          <table:table-cell office:value-type="float" office:value="-211.534" calcext:value-type="float">
            <text:p>-211,534</text:p>
          </table:table-cell>
          <table:table-cell office:value-type="float" office:value="-173.833" calcext:value-type="float">
            <text:p>-173,833</text:p>
          </table:table-cell>
          <table:table-cell office:value-type="float" office:value="-212.667" calcext:value-type="float">
            <text:p>-212,667</text:p>
          </table:table-cell>
        </table:table-row>
        <table:table-row table:style-name="ro1">
          <table:table-cell office:value-type="float" office:value="-216.103" calcext:value-type="float">
            <text:p>-216,103</text:p>
          </table:table-cell>
          <table:table-cell office:value-type="float" office:value="-226.602" calcext:value-type="float">
            <text:p>-226,602</text:p>
          </table:table-cell>
          <table:table-cell office:value-type="float" office:value="-189.459" calcext:value-type="float">
            <text:p>-189,459</text:p>
          </table:table-cell>
          <table:table-cell office:value-type="float" office:value="-183.309" calcext:value-type="float">
            <text:p>-183,309</text:p>
          </table:table-cell>
          <table:table-cell office:value-type="float" office:value="-231.704" calcext:value-type="float">
            <text:p>-231,704</text:p>
          </table:table-cell>
        </table:table-row>
        <table:table-row table:style-name="ro1">
          <table:table-cell office:value-type="float" office:value="-207.635" calcext:value-type="float">
            <text:p>-207,635</text:p>
          </table:table-cell>
          <table:table-cell office:value-type="float" office:value="-213.217" calcext:value-type="float">
            <text:p>-213,217</text:p>
          </table:table-cell>
          <table:table-cell office:value-type="float" office:value="-221.958" calcext:value-type="float">
            <text:p>-221,958</text:p>
          </table:table-cell>
          <table:table-cell office:value-type="float" office:value="-185.367" calcext:value-type="float">
            <text:p>-185,367</text:p>
          </table:table-cell>
          <table:table-cell office:value-type="float" office:value="-227.973" calcext:value-type="float">
            <text:p>-227,973</text:p>
          </table:table-cell>
        </table:table-row>
        <table:table-row table:style-name="ro1">
          <table:table-cell office:value-type="float" office:value="-194.352" calcext:value-type="float">
            <text:p>-194,352</text:p>
          </table:table-cell>
          <table:table-cell office:value-type="float" office:value="-238.24" calcext:value-type="float">
            <text:p>-238,24</text:p>
          </table:table-cell>
          <table:table-cell office:value-type="float" office:value="-200.489" calcext:value-type="float">
            <text:p>-200,489</text:p>
          </table:table-cell>
          <table:table-cell office:value-type="float" office:value="-182.456" calcext:value-type="float">
            <text:p>-182,456</text:p>
          </table:table-cell>
          <table:table-cell office:value-type="float" office:value="-225.832" calcext:value-type="float">
            <text:p>-225,832</text:p>
          </table:table-cell>
        </table:table-row>
        <table:table-row table:style-name="ro1">
          <table:table-cell office:value-type="float" office:value="-194.735" calcext:value-type="float">
            <text:p>-194,735</text:p>
          </table:table-cell>
          <table:table-cell office:value-type="float" office:value="-211.06" calcext:value-type="float">
            <text:p>-211,06</text:p>
          </table:table-cell>
          <table:table-cell office:value-type="float" office:value="-213.835" calcext:value-type="float">
            <text:p>-213,835</text:p>
          </table:table-cell>
          <table:table-cell office:value-type="float" office:value="-182.716" calcext:value-type="float">
            <text:p>-182,716</text:p>
          </table:table-cell>
          <table:table-cell office:value-type="float" office:value="-251.527" calcext:value-type="float">
            <text:p>-251,527</text:p>
          </table:table-cell>
        </table:table-row>
        <table:table-row table:style-name="ro1">
          <table:table-cell office:value-type="float" office:value="-202.995" calcext:value-type="float">
            <text:p>-202,995</text:p>
          </table:table-cell>
          <table:table-cell office:value-type="float" office:value="-225.302" calcext:value-type="float">
            <text:p>-225,302</text:p>
          </table:table-cell>
          <table:table-cell office:value-type="float" office:value="-209.513" calcext:value-type="float">
            <text:p>-209,513</text:p>
          </table:table-cell>
          <table:table-cell office:value-type="float" office:value="-187.346" calcext:value-type="float">
            <text:p>-187,346</text:p>
          </table:table-cell>
          <table:table-cell office:value-type="float" office:value="-225.568" calcext:value-type="float">
            <text:p>-225,568</text:p>
          </table:table-cell>
        </table:table-row>
        <table:table-row table:style-name="ro1">
          <table:table-cell office:value-type="float" office:value="-200.24" calcext:value-type="float">
            <text:p>-200,24</text:p>
          </table:table-cell>
          <table:table-cell office:value-type="float" office:value="-206.197" calcext:value-type="float">
            <text:p>-206,197</text:p>
          </table:table-cell>
          <table:table-cell office:value-type="float" office:value="-214.889" calcext:value-type="float">
            <text:p>-214,889</text:p>
          </table:table-cell>
          <table:table-cell office:value-type="float" office:value="-174.088" calcext:value-type="float">
            <text:p>-174,088</text:p>
          </table:table-cell>
          <table:table-cell office:value-type="float" office:value="-231.838" calcext:value-type="float">
            <text:p>-231,838</text:p>
          </table:table-cell>
        </table:table-row>
        <table:table-row table:style-name="ro1">
          <table:table-cell office:value-type="float" office:value="-213.574" calcext:value-type="float">
            <text:p>-213,574</text:p>
          </table:table-cell>
          <table:table-cell office:value-type="float" office:value="-202.215" calcext:value-type="float">
            <text:p>-202,215</text:p>
          </table:table-cell>
          <table:table-cell office:value-type="float" office:value="-203.677" calcext:value-type="float">
            <text:p>-203,677</text:p>
          </table:table-cell>
          <table:table-cell office:value-type="float" office:value="-168.784" calcext:value-type="float">
            <text:p>-168,784</text:p>
          </table:table-cell>
          <table:table-cell office:value-type="float" office:value="-234.464" calcext:value-type="float">
            <text:p>-234,464</text:p>
          </table:table-cell>
        </table:table-row>
        <table:table-row table:style-name="ro1">
          <table:table-cell office:value-type="float" office:value="-186.593" calcext:value-type="float">
            <text:p>-186,593</text:p>
          </table:table-cell>
          <table:table-cell office:value-type="float" office:value="-212.187" calcext:value-type="float">
            <text:p>-212,187</text:p>
          </table:table-cell>
          <table:table-cell office:value-type="float" office:value="-200.011" calcext:value-type="float">
            <text:p>-200,011</text:p>
          </table:table-cell>
          <table:table-cell office:value-type="float" office:value="-178.891" calcext:value-type="float">
            <text:p>-178,891</text:p>
          </table:table-cell>
          <table:table-cell office:value-type="float" office:value="-209.945" calcext:value-type="float">
            <text:p>-209,945</text:p>
          </table:table-cell>
        </table:table-row>
        <table:table-row table:style-name="ro1">
          <table:table-cell office:value-type="float" office:value="-200.796" calcext:value-type="float">
            <text:p>-200,796</text:p>
          </table:table-cell>
          <table:table-cell office:value-type="float" office:value="-236.433" calcext:value-type="float">
            <text:p>-236,433</text:p>
          </table:table-cell>
          <table:table-cell office:value-type="float" office:value="-206.071" calcext:value-type="float">
            <text:p>-206,071</text:p>
          </table:table-cell>
          <table:table-cell office:value-type="float" office:value="-191.491" calcext:value-type="float">
            <text:p>-191,491</text:p>
          </table:table-cell>
          <table:table-cell office:value-type="float" office:value="-225.86" calcext:value-type="float">
            <text:p>-225,86</text:p>
          </table:table-cell>
        </table:table-row>
        <table:table-row table:style-name="ro1">
          <table:table-cell office:value-type="float" office:value="-209.085" calcext:value-type="float">
            <text:p>-209,085</text:p>
          </table:table-cell>
          <table:table-cell office:value-type="float" office:value="-207.677" calcext:value-type="float">
            <text:p>-207,677</text:p>
          </table:table-cell>
          <table:table-cell office:value-type="float" office:value="-201.167" calcext:value-type="float">
            <text:p>-201,167</text:p>
          </table:table-cell>
          <table:table-cell office:value-type="float" office:value="-186.627" calcext:value-type="float">
            <text:p>-186,627</text:p>
          </table:table-cell>
          <table:table-cell office:value-type="float" office:value="-239.136" calcext:value-type="float">
            <text:p>-239,136</text:p>
          </table:table-cell>
        </table:table-row>
        <table:table-row table:style-name="ro1">
          <table:table-cell office:value-type="float" office:value="-216.383" calcext:value-type="float">
            <text:p>-216,383</text:p>
          </table:table-cell>
          <table:table-cell office:value-type="float" office:value="-213.722" calcext:value-type="float">
            <text:p>-213,722</text:p>
          </table:table-cell>
          <table:table-cell office:value-type="float" office:value="-208.929" calcext:value-type="float">
            <text:p>-208,929</text:p>
          </table:table-cell>
          <table:table-cell office:value-type="float" office:value="-191.499" calcext:value-type="float">
            <text:p>-191,499</text:p>
          </table:table-cell>
          <table:table-cell office:value-type="float" office:value="-207.36" calcext:value-type="float">
            <text:p>-207,36</text:p>
          </table:table-cell>
        </table:table-row>
        <table:table-row table:style-name="ro1">
          <table:table-cell office:value-type="float" office:value="-208.892" calcext:value-type="float">
            <text:p>-208,892</text:p>
          </table:table-cell>
          <table:table-cell office:value-type="float" office:value="-198.914" calcext:value-type="float">
            <text:p>-198,914</text:p>
          </table:table-cell>
          <table:table-cell office:value-type="float" office:value="-191.153" calcext:value-type="float">
            <text:p>-191,153</text:p>
          </table:table-cell>
          <table:table-cell office:value-type="float" office:value="-194.169" calcext:value-type="float">
            <text:p>-194,169</text:p>
          </table:table-cell>
          <table:table-cell office:value-type="float" office:value="-206.14" calcext:value-type="float">
            <text:p>-206,14</text:p>
          </table:table-cell>
        </table:table-row>
        <table:table-row table:style-name="ro1">
          <table:table-cell office:value-type="float" office:value="-207.219" calcext:value-type="float">
            <text:p>-207,219</text:p>
          </table:table-cell>
          <table:table-cell office:value-type="float" office:value="-225.049" calcext:value-type="float">
            <text:p>-225,049</text:p>
          </table:table-cell>
          <table:table-cell office:value-type="float" office:value="-195.568" calcext:value-type="float">
            <text:p>-195,568</text:p>
          </table:table-cell>
          <table:table-cell office:value-type="float" office:value="-185.549" calcext:value-type="float">
            <text:p>-185,549</text:p>
          </table:table-cell>
          <table:table-cell office:value-type="float" office:value="-232.208" calcext:value-type="float">
            <text:p>-232,208</text:p>
          </table:table-cell>
        </table:table-row>
        <table:table-row table:style-name="ro1">
          <table:table-cell office:value-type="float" office:value="-195.115" calcext:value-type="float">
            <text:p>-195,115</text:p>
          </table:table-cell>
          <table:table-cell office:value-type="float" office:value="-182.817" calcext:value-type="float">
            <text:p>-182,817</text:p>
          </table:table-cell>
          <table:table-cell office:value-type="float" office:value="-182.196" calcext:value-type="float">
            <text:p>-182,196</text:p>
          </table:table-cell>
          <table:table-cell office:value-type="float" office:value="-210.622" calcext:value-type="float">
            <text:p>-210,622</text:p>
          </table:table-cell>
          <table:table-cell office:value-type="float" office:value="-207.63" calcext:value-type="float">
            <text:p>-207,63</text:p>
          </table:table-cell>
        </table:table-row>
        <table:table-row table:style-name="ro1">
          <table:table-cell office:value-type="float" office:value="-204.821" calcext:value-type="float">
            <text:p>-204,821</text:p>
          </table:table-cell>
          <table:table-cell office:value-type="float" office:value="-201.001" calcext:value-type="float">
            <text:p>-201,001</text:p>
          </table:table-cell>
          <table:table-cell office:value-type="float" office:value="-200.845" calcext:value-type="float">
            <text:p>-200,845</text:p>
          </table:table-cell>
          <table:table-cell office:value-type="float" office:value="-203.33" calcext:value-type="float">
            <text:p>-203,33</text:p>
          </table:table-cell>
          <table:table-cell office:value-type="float" office:value="-242.847" calcext:value-type="float">
            <text:p>-242,847</text:p>
          </table:table-cell>
        </table:table-row>
        <table:table-row table:style-name="ro1">
          <table:table-cell office:value-type="float" office:value="-188.919" calcext:value-type="float">
            <text:p>-188,919</text:p>
          </table:table-cell>
          <table:table-cell office:value-type="float" office:value="-229.206" calcext:value-type="float">
            <text:p>-229,206</text:p>
          </table:table-cell>
          <table:table-cell office:value-type="float" office:value="-191.171" calcext:value-type="float">
            <text:p>-191,171</text:p>
          </table:table-cell>
          <table:table-cell office:value-type="float" office:value="-202.678" calcext:value-type="float">
            <text:p>-202,678</text:p>
          </table:table-cell>
          <table:table-cell office:value-type="float" office:value="-233.837" calcext:value-type="float">
            <text:p>-233,837</text:p>
          </table:table-cell>
        </table:table-row>
        <table:table-row table:style-name="ro1">
          <table:table-cell office:value-type="float" office:value="-195.177" calcext:value-type="float">
            <text:p>-195,177</text:p>
          </table:table-cell>
          <table:table-cell office:value-type="float" office:value="-214.237" calcext:value-type="float">
            <text:p>-214,237</text:p>
          </table:table-cell>
          <table:table-cell office:value-type="float" office:value="-177.646" calcext:value-type="float">
            <text:p>-177,646</text:p>
          </table:table-cell>
          <table:table-cell office:value-type="float" office:value="-201.362" calcext:value-type="float">
            <text:p>-201,362</text:p>
          </table:table-cell>
          <table:table-cell office:value-type="float" office:value="-234.869" calcext:value-type="float">
            <text:p>-234,869</text:p>
          </table:table-cell>
        </table:table-row>
        <table:table-row table:style-name="ro1">
          <table:table-cell office:value-type="float" office:value="-187.701" calcext:value-type="float">
            <text:p>-187,701</text:p>
          </table:table-cell>
          <table:table-cell office:value-type="float" office:value="-200.023" calcext:value-type="float">
            <text:p>-200,023</text:p>
          </table:table-cell>
          <table:table-cell office:value-type="float" office:value="-195.364" calcext:value-type="float">
            <text:p>-195,364</text:p>
          </table:table-cell>
          <table:table-cell office:value-type="float" office:value="-202.285" calcext:value-type="float">
            <text:p>-202,285</text:p>
          </table:table-cell>
          <table:table-cell office:value-type="float" office:value="-221.66" calcext:value-type="float">
            <text:p>-221,66</text:p>
          </table:table-cell>
        </table:table-row>
        <table:table-row table:style-name="ro1">
          <table:table-cell office:value-type="float" office:value="-203.58" calcext:value-type="float">
            <text:p>-203,58</text:p>
          </table:table-cell>
          <table:table-cell office:value-type="float" office:value="-191.077" calcext:value-type="float">
            <text:p>-191,077</text:p>
          </table:table-cell>
          <table:table-cell office:value-type="float" office:value="-196.553" calcext:value-type="float">
            <text:p>-196,553</text:p>
          </table:table-cell>
          <table:table-cell office:value-type="float" office:value="-198.519" calcext:value-type="float">
            <text:p>-198,519</text:p>
          </table:table-cell>
          <table:table-cell office:value-type="float" office:value="-208.492" calcext:value-type="float">
            <text:p>-208,492</text:p>
          </table:table-cell>
        </table:table-row>
        <table:table-row table:style-name="ro1">
          <table:table-cell office:value-type="float" office:value="-200.69" calcext:value-type="float">
            <text:p>-200,69</text:p>
          </table:table-cell>
          <table:table-cell office:value-type="float" office:value="-195.817" calcext:value-type="float">
            <text:p>-195,817</text:p>
          </table:table-cell>
          <table:table-cell office:value-type="float" office:value="-203.217" calcext:value-type="float">
            <text:p>-203,217</text:p>
          </table:table-cell>
          <table:table-cell office:value-type="float" office:value="-207.211" calcext:value-type="float">
            <text:p>-207,211</text:p>
          </table:table-cell>
          <table:table-cell office:value-type="float" office:value="-223.692" calcext:value-type="float">
            <text:p>-223,692</text:p>
          </table:table-cell>
        </table:table-row>
        <table:table-row table:style-name="ro1">
          <table:table-cell office:value-type="float" office:value="-208.63" calcext:value-type="float">
            <text:p>-208,63</text:p>
          </table:table-cell>
          <table:table-cell office:value-type="float" office:value="-191.579" calcext:value-type="float">
            <text:p>-191,579</text:p>
          </table:table-cell>
          <table:table-cell office:value-type="float" office:value="-211.785" calcext:value-type="float">
            <text:p>-211,785</text:p>
          </table:table-cell>
          <table:table-cell office:value-type="float" office:value="-206.658" calcext:value-type="float">
            <text:p>-206,658</text:p>
          </table:table-cell>
          <table:table-cell office:value-type="float" office:value="-200.641" calcext:value-type="float">
            <text:p>-200,641</text:p>
          </table:table-cell>
        </table:table-row>
        <table:table-row table:style-name="ro1">
          <table:table-cell office:value-type="float" office:value="-187.864" calcext:value-type="float">
            <text:p>-187,864</text:p>
          </table:table-cell>
          <table:table-cell office:value-type="float" office:value="-191.835" calcext:value-type="float">
            <text:p>-191,835</text:p>
          </table:table-cell>
          <table:table-cell office:value-type="float" office:value="-216.147" calcext:value-type="float">
            <text:p>-216,147</text:p>
          </table:table-cell>
          <table:table-cell office:value-type="float" office:value="-213.149" calcext:value-type="float">
            <text:p>-213,149</text:p>
          </table:table-cell>
          <table:table-cell office:value-type="float" office:value="-229.364" calcext:value-type="float">
            <text:p>-229,364</text:p>
          </table:table-cell>
        </table:table-row>
        <table:table-row table:style-name="ro1">
          <table:table-cell office:value-type="float" office:value="-190.984" calcext:value-type="float">
            <text:p>-190,984</text:p>
          </table:table-cell>
          <table:table-cell office:value-type="float" office:value="-184.211" calcext:value-type="float">
            <text:p>-184,211</text:p>
          </table:table-cell>
          <table:table-cell office:value-type="float" office:value="-229.409" calcext:value-type="float">
            <text:p>-229,409</text:p>
          </table:table-cell>
          <table:table-cell office:value-type="float" office:value="-189.743" calcext:value-type="float">
            <text:p>-189,743</text:p>
          </table:table-cell>
          <table:table-cell office:value-type="float" office:value="-228.139" calcext:value-type="float">
            <text:p>-228,139</text:p>
          </table:table-cell>
        </table:table-row>
        <table:table-row table:style-name="ro1">
          <table:table-cell office:value-type="float" office:value="-181.694" calcext:value-type="float">
            <text:p>-181,694</text:p>
          </table:table-cell>
          <table:table-cell office:value-type="float" office:value="-190.845" calcext:value-type="float">
            <text:p>-190,845</text:p>
          </table:table-cell>
          <table:table-cell office:value-type="float" office:value="-209.325" calcext:value-type="float">
            <text:p>-209,325</text:p>
          </table:table-cell>
          <table:table-cell office:value-type="float" office:value="-179.289" calcext:value-type="float">
            <text:p>-179,289</text:p>
          </table:table-cell>
          <table:table-cell office:value-type="float" office:value="-235.89" calcext:value-type="float">
            <text:p>-235,89</text:p>
          </table:table-cell>
        </table:table-row>
        <table:table-row table:style-name="ro1">
          <table:table-cell office:value-type="float" office:value="-197.822" calcext:value-type="float">
            <text:p>-197,822</text:p>
          </table:table-cell>
          <table:table-cell office:value-type="float" office:value="-176.044" calcext:value-type="float">
            <text:p>-176,044</text:p>
          </table:table-cell>
          <table:table-cell office:value-type="float" office:value="-205.718" calcext:value-type="float">
            <text:p>-205,718</text:p>
          </table:table-cell>
          <table:table-cell office:value-type="float" office:value="-190.218" calcext:value-type="float">
            <text:p>-190,218</text:p>
          </table:table-cell>
          <table:table-cell office:value-type="float" office:value="-219.285" calcext:value-type="float">
            <text:p>-219,285</text:p>
          </table:table-cell>
        </table:table-row>
        <table:table-row table:style-name="ro1">
          <table:table-cell office:value-type="float" office:value="-196.466" calcext:value-type="float">
            <text:p>-196,466</text:p>
          </table:table-cell>
          <table:table-cell office:value-type="float" office:value="-175.421" calcext:value-type="float">
            <text:p>-175,421</text:p>
          </table:table-cell>
          <table:table-cell office:value-type="float" office:value="-193.423" calcext:value-type="float">
            <text:p>-193,423</text:p>
          </table:table-cell>
          <table:table-cell office:value-type="float" office:value="-195.658" calcext:value-type="float">
            <text:p>-195,658</text:p>
          </table:table-cell>
          <table:table-cell office:value-type="float" office:value="-238.115" calcext:value-type="float">
            <text:p>-238,115</text:p>
          </table:table-cell>
        </table:table-row>
        <table:table-row table:style-name="ro1">
          <table:table-cell office:value-type="float" office:value="-201.56" calcext:value-type="float">
            <text:p>-201,56</text:p>
          </table:table-cell>
          <table:table-cell office:value-type="float" office:value="-214.771" calcext:value-type="float">
            <text:p>-214,771</text:p>
          </table:table-cell>
          <table:table-cell office:value-type="float" office:value="-190.355" calcext:value-type="float">
            <text:p>-190,355</text:p>
          </table:table-cell>
          <table:table-cell office:value-type="float" office:value="-205.049" calcext:value-type="float">
            <text:p>-205,049</text:p>
          </table:table-cell>
          <table:table-cell office:value-type="float" office:value="-236.727" calcext:value-type="float">
            <text:p>-236,727</text:p>
          </table:table-cell>
        </table:table-row>
        <table:table-row table:style-name="ro1">
          <table:table-cell office:value-type="float" office:value="-200.781" calcext:value-type="float">
            <text:p>-200,781</text:p>
          </table:table-cell>
          <table:table-cell office:value-type="float" office:value="-200.903" calcext:value-type="float">
            <text:p>-200,903</text:p>
          </table:table-cell>
          <table:table-cell office:value-type="float" office:value="-206.388" calcext:value-type="float">
            <text:p>-206,388</text:p>
          </table:table-cell>
          <table:table-cell office:value-type="float" office:value="-204.412" calcext:value-type="float">
            <text:p>-204,412</text:p>
          </table:table-cell>
          <table:table-cell office:value-type="float" office:value="-236.272" calcext:value-type="float">
            <text:p>-236,272</text:p>
          </table:table-cell>
        </table:table-row>
        <table:table-row table:style-name="ro1">
          <table:table-cell office:value-type="float" office:value="-198.15" calcext:value-type="float">
            <text:p>-198,15</text:p>
          </table:table-cell>
          <table:table-cell office:value-type="float" office:value="-218.661" calcext:value-type="float">
            <text:p>-218,661</text:p>
          </table:table-cell>
          <table:table-cell office:value-type="float" office:value="-209.708" calcext:value-type="float">
            <text:p>-209,708</text:p>
          </table:table-cell>
          <table:table-cell office:value-type="float" office:value="-218.456" calcext:value-type="float">
            <text:p>-218,456</text:p>
          </table:table-cell>
          <table:table-cell office:value-type="float" office:value="-208.467" calcext:value-type="float">
            <text:p>-208,467</text:p>
          </table:table-cell>
        </table:table-row>
        <table:table-row table:style-name="ro1">
          <table:table-cell office:value-type="float" office:value="-205.609" calcext:value-type="float">
            <text:p>-205,609</text:p>
          </table:table-cell>
          <table:table-cell office:value-type="float" office:value="-219.374" calcext:value-type="float">
            <text:p>-219,374</text:p>
          </table:table-cell>
          <table:table-cell office:value-type="float" office:value="-206.985" calcext:value-type="float">
            <text:p>-206,985</text:p>
          </table:table-cell>
          <table:table-cell office:value-type="float" office:value="-190.138" calcext:value-type="float">
            <text:p>-190,138</text:p>
          </table:table-cell>
          <table:table-cell office:value-type="float" office:value="-233.533" calcext:value-type="float">
            <text:p>-233,533</text:p>
          </table:table-cell>
        </table:table-row>
        <table:table-row table:style-name="ro1">
          <table:table-cell office:value-type="float" office:value="-189.668" calcext:value-type="float">
            <text:p>-189,668</text:p>
          </table:table-cell>
          <table:table-cell office:value-type="float" office:value="-197.216" calcext:value-type="float">
            <text:p>-197,216</text:p>
          </table:table-cell>
          <table:table-cell office:value-type="float" office:value="-189.062" calcext:value-type="float">
            <text:p>-189,062</text:p>
          </table:table-cell>
          <table:table-cell office:value-type="float" office:value="-210.207" calcext:value-type="float">
            <text:p>-210,207</text:p>
          </table:table-cell>
          <table:table-cell office:value-type="float" office:value="-240.937" calcext:value-type="float">
            <text:p>-240,937</text:p>
          </table:table-cell>
        </table:table-row>
        <table:table-row table:style-name="ro1">
          <table:table-cell office:value-type="float" office:value="-192.56" calcext:value-type="float">
            <text:p>-192,56</text:p>
          </table:table-cell>
          <table:table-cell office:value-type="float" office:value="-185.712" calcext:value-type="float">
            <text:p>-185,712</text:p>
          </table:table-cell>
          <table:table-cell office:value-type="float" office:value="-185.923" calcext:value-type="float">
            <text:p>-185,923</text:p>
          </table:table-cell>
          <table:table-cell office:value-type="float" office:value="-198.655" calcext:value-type="float">
            <text:p>-198,655</text:p>
          </table:table-cell>
          <table:table-cell office:value-type="float" office:value="-232.122" calcext:value-type="float">
            <text:p>-232,122</text:p>
          </table:table-cell>
        </table:table-row>
        <table:table-row table:style-name="ro1">
          <table:table-cell office:value-type="float" office:value="-193.683" calcext:value-type="float">
            <text:p>-193,683</text:p>
          </table:table-cell>
          <table:table-cell office:value-type="float" office:value="-199.914" calcext:value-type="float">
            <text:p>-199,914</text:p>
          </table:table-cell>
          <table:table-cell office:value-type="float" office:value="-195.269" calcext:value-type="float">
            <text:p>-195,269</text:p>
          </table:table-cell>
          <table:table-cell office:value-type="float" office:value="-198.398" calcext:value-type="float">
            <text:p>-198,398</text:p>
          </table:table-cell>
          <table:table-cell office:value-type="float" office:value="-225.715" calcext:value-type="float">
            <text:p>-225,715</text:p>
          </table:table-cell>
        </table:table-row>
        <table:table-row table:style-name="ro1">
          <table:table-cell office:value-type="float" office:value="-194.806" calcext:value-type="float">
            <text:p>-194,806</text:p>
          </table:table-cell>
          <table:table-cell office:value-type="float" office:value="-179.515" calcext:value-type="float">
            <text:p>-179,515</text:p>
          </table:table-cell>
          <table:table-cell office:value-type="float" office:value="-216.917" calcext:value-type="float">
            <text:p>-216,917</text:p>
          </table:table-cell>
          <table:table-cell office:value-type="float" office:value="-197.253" calcext:value-type="float">
            <text:p>-197,253</text:p>
          </table:table-cell>
          <table:table-cell office:value-type="float" office:value="-211.074" calcext:value-type="float">
            <text:p>-211,074</text:p>
          </table:table-cell>
        </table:table-row>
        <table:table-row table:style-name="ro1">
          <table:table-cell office:value-type="float" office:value="-182.072" calcext:value-type="float">
            <text:p>-182,072</text:p>
          </table:table-cell>
          <table:table-cell office:value-type="float" office:value="-201.912" calcext:value-type="float">
            <text:p>-201,912</text:p>
          </table:table-cell>
          <table:table-cell office:value-type="float" office:value="-198.23" calcext:value-type="float">
            <text:p>-198,23</text:p>
          </table:table-cell>
          <table:table-cell office:value-type="float" office:value="-185.878" calcext:value-type="float">
            <text:p>-185,878</text:p>
          </table:table-cell>
          <table:table-cell office:value-type="float" office:value="-248.801" calcext:value-type="float">
            <text:p>-248,801</text:p>
          </table:table-cell>
        </table:table-row>
        <table:table-row table:style-name="ro1">
          <table:table-cell office:value-type="float" office:value="-193.223" calcext:value-type="float">
            <text:p>-193,223</text:p>
          </table:table-cell>
          <table:table-cell office:value-type="float" office:value="-182.835" calcext:value-type="float">
            <text:p>-182,835</text:p>
          </table:table-cell>
          <table:table-cell office:value-type="float" office:value="-177.927" calcext:value-type="float">
            <text:p>-177,927</text:p>
          </table:table-cell>
          <table:table-cell office:value-type="float" office:value="-197.109" calcext:value-type="float">
            <text:p>-197,109</text:p>
          </table:table-cell>
          <table:table-cell office:value-type="float" office:value="-203.349" calcext:value-type="float">
            <text:p>-203,349</text:p>
          </table:table-cell>
        </table:table-row>
        <table:table-row table:style-name="ro1">
          <table:table-cell office:value-type="float" office:value="-219.008" calcext:value-type="float">
            <text:p>-219,008</text:p>
          </table:table-cell>
          <table:table-cell office:value-type="float" office:value="-173.395" calcext:value-type="float">
            <text:p>-173,395</text:p>
          </table:table-cell>
          <table:table-cell office:value-type="float" office:value="-182.645" calcext:value-type="float">
            <text:p>-182,645</text:p>
          </table:table-cell>
          <table:table-cell office:value-type="float" office:value="-197.089" calcext:value-type="float">
            <text:p>-197,089</text:p>
          </table:table-cell>
          <table:table-cell office:value-type="float" office:value="-215.177" calcext:value-type="float">
            <text:p>-215,177</text:p>
          </table:table-cell>
        </table:table-row>
        <table:table-row table:style-name="ro1">
          <table:table-cell office:value-type="float" office:value="-196.058" calcext:value-type="float">
            <text:p>-196,058</text:p>
          </table:table-cell>
          <table:table-cell office:value-type="float" office:value="-222.869" calcext:value-type="float">
            <text:p>-222,869</text:p>
          </table:table-cell>
          <table:table-cell office:value-type="float" office:value="-198.399" calcext:value-type="float">
            <text:p>-198,399</text:p>
          </table:table-cell>
          <table:table-cell office:value-type="float" office:value="-185.487" calcext:value-type="float">
            <text:p>-185,487</text:p>
          </table:table-cell>
          <table:table-cell office:value-type="float" office:value="-242.41" calcext:value-type="float">
            <text:p>-242,41</text:p>
          </table:table-cell>
        </table:table-row>
        <table:table-row table:style-name="ro1">
          <table:table-cell office:value-type="float" office:value="-193.973" calcext:value-type="float">
            <text:p>-193,973</text:p>
          </table:table-cell>
          <table:table-cell office:value-type="float" office:value="-197.615" calcext:value-type="float">
            <text:p>-197,615</text:p>
          </table:table-cell>
          <table:table-cell office:value-type="float" office:value="-199.411" calcext:value-type="float">
            <text:p>-199,411</text:p>
          </table:table-cell>
          <table:table-cell office:value-type="float" office:value="-213.251" calcext:value-type="float">
            <text:p>-213,251</text:p>
          </table:table-cell>
          <table:table-cell office:value-type="float" office:value="-215.364" calcext:value-type="float">
            <text:p>-215,364</text:p>
          </table:table-cell>
        </table:table-row>
        <table:table-row table:style-name="ro1">
          <table:table-cell office:value-type="float" office:value="-183.633" calcext:value-type="float">
            <text:p>-183,633</text:p>
          </table:table-cell>
          <table:table-cell office:value-type="float" office:value="-207.369" calcext:value-type="float">
            <text:p>-207,369</text:p>
          </table:table-cell>
          <table:table-cell office:value-type="float" office:value="-203.91" calcext:value-type="float">
            <text:p>-203,91</text:p>
          </table:table-cell>
          <table:table-cell office:value-type="float" office:value="-196.693" calcext:value-type="float">
            <text:p>-196,693</text:p>
          </table:table-cell>
          <table:table-cell office:value-type="float" office:value="-227.293" calcext:value-type="float">
            <text:p>-227,293</text:p>
          </table:table-cell>
        </table:table-row>
        <table:table-row table:style-name="ro1">
          <table:table-cell office:value-type="float" office:value="-207.569" calcext:value-type="float">
            <text:p>-207,569</text:p>
          </table:table-cell>
          <table:table-cell office:value-type="float" office:value="-197" calcext:value-type="float">
            <text:p>-197</text:p>
          </table:table-cell>
          <table:table-cell office:value-type="float" office:value="-189.769" calcext:value-type="float">
            <text:p>-189,769</text:p>
          </table:table-cell>
          <table:table-cell office:value-type="float" office:value="-190.81" calcext:value-type="float">
            <text:p>-190,81</text:p>
          </table:table-cell>
          <table:table-cell office:value-type="float" office:value="-196.551" calcext:value-type="float">
            <text:p>-196,551</text:p>
          </table:table-cell>
        </table:table-row>
        <table:table-row table:style-name="ro1">
          <table:table-cell office:value-type="float" office:value="-197.528" calcext:value-type="float">
            <text:p>-197,528</text:p>
          </table:table-cell>
          <table:table-cell office:value-type="float" office:value="-180.666" calcext:value-type="float">
            <text:p>-180,666</text:p>
          </table:table-cell>
          <table:table-cell office:value-type="float" office:value="-195.907" calcext:value-type="float">
            <text:p>-195,907</text:p>
          </table:table-cell>
          <table:table-cell office:value-type="float" office:value="-205.406" calcext:value-type="float">
            <text:p>-205,406</text:p>
          </table:table-cell>
          <table:table-cell office:value-type="float" office:value="-212.696" calcext:value-type="float">
            <text:p>-212,696</text:p>
          </table:table-cell>
        </table:table-row>
        <table:table-row table:style-name="ro1">
          <table:table-cell office:value-type="float" office:value="-199.84" calcext:value-type="float">
            <text:p>-199,84</text:p>
          </table:table-cell>
          <table:table-cell office:value-type="float" office:value="-195.026" calcext:value-type="float">
            <text:p>-195,026</text:p>
          </table:table-cell>
          <table:table-cell office:value-type="float" office:value="-206.72" calcext:value-type="float">
            <text:p>-206,72</text:p>
          </table:table-cell>
          <table:table-cell office:value-type="float" office:value="-209.518" calcext:value-type="float">
            <text:p>-209,518</text:p>
          </table:table-cell>
          <table:table-cell office:value-type="float" office:value="-222.142" calcext:value-type="float">
            <text:p>-222,142</text:p>
          </table:table-cell>
        </table:table-row>
        <table:table-row table:style-name="ro1">
          <table:table-cell office:value-type="float" office:value="-188.399" calcext:value-type="float">
            <text:p>-188,399</text:p>
          </table:table-cell>
          <table:table-cell office:value-type="float" office:value="-202.093" calcext:value-type="float">
            <text:p>-202,093</text:p>
          </table:table-cell>
          <table:table-cell office:value-type="float" office:value="-189.519" calcext:value-type="float">
            <text:p>-189,519</text:p>
          </table:table-cell>
          <table:table-cell office:value-type="float" office:value="-191.681" calcext:value-type="float">
            <text:p>-191,681</text:p>
          </table:table-cell>
          <table:table-cell office:value-type="float" office:value="-216.833" calcext:value-type="float">
            <text:p>-216,833</text:p>
          </table:table-cell>
        </table:table-row>
        <table:table-row table:style-name="ro1">
          <table:table-cell office:value-type="float" office:value="-179.697" calcext:value-type="float">
            <text:p>-179,697</text:p>
          </table:table-cell>
          <table:table-cell office:value-type="float" office:value="-195.536" calcext:value-type="float">
            <text:p>-195,536</text:p>
          </table:table-cell>
          <table:table-cell office:value-type="float" office:value="-188.936" calcext:value-type="float">
            <text:p>-188,936</text:p>
          </table:table-cell>
          <table:table-cell office:value-type="float" office:value="-206.945" calcext:value-type="float">
            <text:p>-206,945</text:p>
          </table:table-cell>
          <table:table-cell office:value-type="float" office:value="-231.266" calcext:value-type="float">
            <text:p>-231,266</text:p>
          </table:table-cell>
        </table:table-row>
        <table:table-row table:style-name="ro1">
          <table:table-cell office:value-type="float" office:value="-198.188" calcext:value-type="float">
            <text:p>-198,188</text:p>
          </table:table-cell>
          <table:table-cell office:value-type="float" office:value="-186.347" calcext:value-type="float">
            <text:p>-186,347</text:p>
          </table:table-cell>
          <table:table-cell office:value-type="float" office:value="-179.284" calcext:value-type="float">
            <text:p>-179,284</text:p>
          </table:table-cell>
          <table:table-cell office:value-type="float" office:value="-182.854" calcext:value-type="float">
            <text:p>-182,854</text:p>
          </table:table-cell>
          <table:table-cell office:value-type="float" office:value="-219.342" calcext:value-type="float">
            <text:p>-219,342</text:p>
          </table:table-cell>
        </table:table-row>
        <table:table-row table:style-name="ro1">
          <table:table-cell office:value-type="float" office:value="-183.125" calcext:value-type="float">
            <text:p>-183,125</text:p>
          </table:table-cell>
          <table:table-cell office:value-type="float" office:value="-201.54" calcext:value-type="float">
            <text:p>-201,54</text:p>
          </table:table-cell>
          <table:table-cell office:value-type="float" office:value="-201.08" calcext:value-type="float">
            <text:p>-201,08</text:p>
          </table:table-cell>
          <table:table-cell office:value-type="float" office:value="-212.638" calcext:value-type="float">
            <text:p>-212,638</text:p>
          </table:table-cell>
          <table:table-cell office:value-type="float" office:value="-197.234" calcext:value-type="float">
            <text:p>-197,234</text:p>
          </table:table-cell>
        </table:table-row>
        <table:table-row table:style-name="ro1">
          <table:table-cell office:value-type="float" office:value="-187.362" calcext:value-type="float">
            <text:p>-187,362</text:p>
          </table:table-cell>
          <table:table-cell office:value-type="float" office:value="-193.448" calcext:value-type="float">
            <text:p>-193,448</text:p>
          </table:table-cell>
          <table:table-cell office:value-type="float" office:value="-184.814" calcext:value-type="float">
            <text:p>-184,814</text:p>
          </table:table-cell>
          <table:table-cell office:value-type="float" office:value="-197.914" calcext:value-type="float">
            <text:p>-197,914</text:p>
          </table:table-cell>
          <table:table-cell office:value-type="float" office:value="-233.476" calcext:value-type="float">
            <text:p>-233,476</text:p>
          </table:table-cell>
        </table:table-row>
        <table:table-row table:style-name="ro1">
          <table:table-cell office:value-type="float" office:value="-197.162" calcext:value-type="float">
            <text:p>-197,162</text:p>
          </table:table-cell>
          <table:table-cell office:value-type="float" office:value="-181.071" calcext:value-type="float">
            <text:p>-181,071</text:p>
          </table:table-cell>
          <table:table-cell office:value-type="float" office:value="-180.317" calcext:value-type="float">
            <text:p>-180,317</text:p>
          </table:table-cell>
          <table:table-cell office:value-type="float" office:value="-218.217" calcext:value-type="float">
            <text:p>-218,217</text:p>
          </table:table-cell>
          <table:table-cell office:value-type="float" office:value="-210.383" calcext:value-type="float">
            <text:p>-210,383</text:p>
          </table:table-cell>
        </table:table-row>
        <table:table-row table:style-name="ro1">
          <table:table-cell office:value-type="float" office:value="-209.302" calcext:value-type="float">
            <text:p>-209,302</text:p>
          </table:table-cell>
          <table:table-cell office:value-type="float" office:value="-186.333" calcext:value-type="float">
            <text:p>-186,333</text:p>
          </table:table-cell>
          <table:table-cell office:value-type="float" office:value="-224.275" calcext:value-type="float">
            <text:p>-224,275</text:p>
          </table:table-cell>
          <table:table-cell office:value-type="float" office:value="-196.127" calcext:value-type="float">
            <text:p>-196,127</text:p>
          </table:table-cell>
          <table:table-cell office:value-type="float" office:value="-231.742" calcext:value-type="float">
            <text:p>-231,742</text:p>
          </table:table-cell>
        </table:table-row>
        <table:table-row table:style-name="ro1">
          <table:table-cell office:value-type="float" office:value="-185.666" calcext:value-type="float">
            <text:p>-185,666</text:p>
          </table:table-cell>
          <table:table-cell office:value-type="float" office:value="-220.346" calcext:value-type="float">
            <text:p>-220,346</text:p>
          </table:table-cell>
          <table:table-cell office:value-type="float" office:value="-177.579" calcext:value-type="float">
            <text:p>-177,579</text:p>
          </table:table-cell>
          <table:table-cell office:value-type="float" office:value="-203.162" calcext:value-type="float">
            <text:p>-203,162</text:p>
          </table:table-cell>
          <table:table-cell office:value-type="float" office:value="-230.059" calcext:value-type="float">
            <text:p>-230,059</text:p>
          </table:table-cell>
        </table:table-row>
        <table:table-row table:style-name="ro1">
          <table:table-cell office:value-type="float" office:value="-192.111" calcext:value-type="float">
            <text:p>-192,111</text:p>
          </table:table-cell>
          <table:table-cell office:value-type="float" office:value="-196.94" calcext:value-type="float">
            <text:p>-196,94</text:p>
          </table:table-cell>
          <table:table-cell office:value-type="float" office:value="-203.925" calcext:value-type="float">
            <text:p>-203,925</text:p>
          </table:table-cell>
          <table:table-cell office:value-type="float" office:value="-196.38" calcext:value-type="float">
            <text:p>-196,38</text:p>
          </table:table-cell>
          <table:table-cell office:value-type="float" office:value="-200.136" calcext:value-type="float">
            <text:p>-200,136</text:p>
          </table:table-cell>
        </table:table-row>
        <table:table-row table:style-name="ro1">
          <table:table-cell office:value-type="float" office:value="-192.355" calcext:value-type="float">
            <text:p>-192,355</text:p>
          </table:table-cell>
          <table:table-cell office:value-type="float" office:value="-218.333" calcext:value-type="float">
            <text:p>-218,333</text:p>
          </table:table-cell>
          <table:table-cell office:value-type="float" office:value="-197.613" calcext:value-type="float">
            <text:p>-197,613</text:p>
          </table:table-cell>
          <table:table-cell office:value-type="float" office:value="-195.6" calcext:value-type="float">
            <text:p>-195,6</text:p>
          </table:table-cell>
          <table:table-cell office:value-type="float" office:value="-202.068" calcext:value-type="float">
            <text:p>-202,068</text:p>
          </table:table-cell>
        </table:table-row>
        <table:table-row table:style-name="ro1">
          <table:table-cell office:value-type="float" office:value="-207.609" calcext:value-type="float">
            <text:p>-207,609</text:p>
          </table:table-cell>
          <table:table-cell office:value-type="float" office:value="-195.302" calcext:value-type="float">
            <text:p>-195,302</text:p>
          </table:table-cell>
          <table:table-cell office:value-type="float" office:value="-179.681" calcext:value-type="float">
            <text:p>-179,681</text:p>
          </table:table-cell>
          <table:table-cell office:value-type="float" office:value="-214.181" calcext:value-type="float">
            <text:p>-214,181</text:p>
          </table:table-cell>
          <table:table-cell office:value-type="float" office:value="-210.907" calcext:value-type="float">
            <text:p>-210,907</text:p>
          </table:table-cell>
        </table:table-row>
        <table:table-row table:style-name="ro1">
          <table:table-cell office:value-type="float" office:value="-194.722" calcext:value-type="float">
            <text:p>-194,722</text:p>
          </table:table-cell>
          <table:table-cell office:value-type="float" office:value="-219.344" calcext:value-type="float">
            <text:p>-219,344</text:p>
          </table:table-cell>
          <table:table-cell office:value-type="float" office:value="-169.692" calcext:value-type="float">
            <text:p>-169,692</text:p>
          </table:table-cell>
          <table:table-cell office:value-type="float" office:value="-218.209" calcext:value-type="float">
            <text:p>-218,209</text:p>
          </table:table-cell>
          <table:table-cell office:value-type="float" office:value="-221.8" calcext:value-type="float">
            <text:p>-221,8</text:p>
          </table:table-cell>
        </table:table-row>
        <table:table-row table:style-name="ro1">
          <table:table-cell office:value-type="float" office:value="-187.207" calcext:value-type="float">
            <text:p>-187,207</text:p>
          </table:table-cell>
          <table:table-cell office:value-type="float" office:value="-180.387" calcext:value-type="float">
            <text:p>-180,387</text:p>
          </table:table-cell>
          <table:table-cell office:value-type="float" office:value="-181.835" calcext:value-type="float">
            <text:p>-181,835</text:p>
          </table:table-cell>
          <table:table-cell office:value-type="float" office:value="-202.331" calcext:value-type="float">
            <text:p>-202,331</text:p>
          </table:table-cell>
          <table:table-cell office:value-type="float" office:value="-220.785" calcext:value-type="float">
            <text:p>-220,785</text:p>
          </table:table-cell>
        </table:table-row>
        <table:table-row table:style-name="ro1">
          <table:table-cell office:value-type="float" office:value="-203.795" calcext:value-type="float">
            <text:p>-203,795</text:p>
          </table:table-cell>
          <table:table-cell office:value-type="float" office:value="-166.109" calcext:value-type="float">
            <text:p>-166,109</text:p>
          </table:table-cell>
          <table:table-cell office:value-type="float" office:value="-155.965" calcext:value-type="float">
            <text:p>-155,965</text:p>
          </table:table-cell>
          <table:table-cell office:value-type="float" office:value="-209.934" calcext:value-type="float">
            <text:p>-209,934</text:p>
          </table:table-cell>
          <table:table-cell office:value-type="float" office:value="-204.494" calcext:value-type="float">
            <text:p>-204,494</text:p>
          </table:table-cell>
        </table:table-row>
        <table:table-row table:style-name="ro1">
          <table:table-cell office:value-type="float" office:value="-176.446" calcext:value-type="float">
            <text:p>-176,446</text:p>
          </table:table-cell>
          <table:table-cell office:value-type="float" office:value="-194.36" calcext:value-type="float">
            <text:p>-194,36</text:p>
          </table:table-cell>
          <table:table-cell office:value-type="float" office:value="-177.422" calcext:value-type="float">
            <text:p>-177,422</text:p>
          </table:table-cell>
          <table:table-cell office:value-type="float" office:value="-208.084" calcext:value-type="float">
            <text:p>-208,084</text:p>
          </table:table-cell>
          <table:table-cell office:value-type="float" office:value="-205.18" calcext:value-type="float">
            <text:p>-205,18</text:p>
          </table:table-cell>
        </table:table-row>
        <table:table-row table:style-name="ro1">
          <table:table-cell office:value-type="float" office:value="-201.621" calcext:value-type="float">
            <text:p>-201,621</text:p>
          </table:table-cell>
          <table:table-cell office:value-type="float" office:value="-189.131" calcext:value-type="float">
            <text:p>-189,131</text:p>
          </table:table-cell>
          <table:table-cell office:value-type="float" office:value="-186.337" calcext:value-type="float">
            <text:p>-186,337</text:p>
          </table:table-cell>
          <table:table-cell office:value-type="float" office:value="-196.757" calcext:value-type="float">
            <text:p>-196,757</text:p>
          </table:table-cell>
          <table:table-cell office:value-type="float" office:value="-229.989" calcext:value-type="float">
            <text:p>-229,989</text:p>
          </table:table-cell>
        </table:table-row>
        <table:table-row table:style-name="ro1">
          <table:table-cell office:value-type="float" office:value="-196.393" calcext:value-type="float">
            <text:p>-196,393</text:p>
          </table:table-cell>
          <table:table-cell office:value-type="float" office:value="-198.411" calcext:value-type="float">
            <text:p>-198,411</text:p>
          </table:table-cell>
          <table:table-cell office:value-type="float" office:value="-197.446" calcext:value-type="float">
            <text:p>-197,446</text:p>
          </table:table-cell>
          <table:table-cell office:value-type="float" office:value="-218.284" calcext:value-type="float">
            <text:p>-218,284</text:p>
          </table:table-cell>
          <table:table-cell office:value-type="float" office:value="-209.127" calcext:value-type="float">
            <text:p>-209,127</text:p>
          </table:table-cell>
        </table:table-row>
        <table:table-row table:style-name="ro1">
          <table:table-cell office:value-type="float" office:value="-201.185" calcext:value-type="float">
            <text:p>-201,185</text:p>
          </table:table-cell>
          <table:table-cell office:value-type="float" office:value="-197.406" calcext:value-type="float">
            <text:p>-197,406</text:p>
          </table:table-cell>
          <table:table-cell office:value-type="float" office:value="-172.849" calcext:value-type="float">
            <text:p>-172,849</text:p>
          </table:table-cell>
          <table:table-cell office:value-type="float" office:value="-197.013" calcext:value-type="float">
            <text:p>-197,013</text:p>
          </table:table-cell>
          <table:table-cell office:value-type="float" office:value="-208.81" calcext:value-type="float">
            <text:p>-208,81</text:p>
          </table:table-cell>
        </table:table-row>
        <table:table-row table:style-name="ro1">
          <table:table-cell office:value-type="float" office:value="-213.827" calcext:value-type="float">
            <text:p>-213,827</text:p>
          </table:table-cell>
          <table:table-cell office:value-type="float" office:value="-209.808" calcext:value-type="float">
            <text:p>-209,808</text:p>
          </table:table-cell>
          <table:table-cell office:value-type="float" office:value="-195.913" calcext:value-type="float">
            <text:p>-195,913</text:p>
          </table:table-cell>
          <table:table-cell office:value-type="float" office:value="-193.493" calcext:value-type="float">
            <text:p>-193,493</text:p>
          </table:table-cell>
          <table:table-cell office:value-type="float" office:value="-220.129" calcext:value-type="float">
            <text:p>-220,129</text:p>
          </table:table-cell>
        </table:table-row>
        <table:table-row table:style-name="ro1">
          <table:table-cell office:value-type="float" office:value="-194.171" calcext:value-type="float">
            <text:p>-194,171</text:p>
          </table:table-cell>
          <table:table-cell office:value-type="float" office:value="-206.061" calcext:value-type="float">
            <text:p>-206,061</text:p>
          </table:table-cell>
          <table:table-cell office:value-type="float" office:value="-180.628" calcext:value-type="float">
            <text:p>-180,628</text:p>
          </table:table-cell>
          <table:table-cell office:value-type="float" office:value="-217.386" calcext:value-type="float">
            <text:p>-217,386</text:p>
          </table:table-cell>
          <table:table-cell office:value-type="float" office:value="-214.918" calcext:value-type="float">
            <text:p>-214,918</text:p>
          </table:table-cell>
        </table:table-row>
        <table:table-row table:style-name="ro1">
          <table:table-cell office:value-type="float" office:value="-201.637" calcext:value-type="float">
            <text:p>-201,637</text:p>
          </table:table-cell>
          <table:table-cell office:value-type="float" office:value="-189.851" calcext:value-type="float">
            <text:p>-189,851</text:p>
          </table:table-cell>
          <table:table-cell office:value-type="float" office:value="-174.11" calcext:value-type="float">
            <text:p>-174,11</text:p>
          </table:table-cell>
          <table:table-cell office:value-type="float" office:value="-212.175" calcext:value-type="float">
            <text:p>-212,175</text:p>
          </table:table-cell>
          <table:table-cell office:value-type="float" office:value="-236.075" calcext:value-type="float">
            <text:p>-236,075</text:p>
          </table:table-cell>
        </table:table-row>
        <table:table-row table:style-name="ro1">
          <table:table-cell office:value-type="float" office:value="-183.897" calcext:value-type="float">
            <text:p>-183,897</text:p>
          </table:table-cell>
          <table:table-cell office:value-type="float" office:value="-209.835" calcext:value-type="float">
            <text:p>-209,835</text:p>
          </table:table-cell>
          <table:table-cell office:value-type="float" office:value="-171.127" calcext:value-type="float">
            <text:p>-171,127</text:p>
          </table:table-cell>
          <table:table-cell office:value-type="float" office:value="-189.939" calcext:value-type="float">
            <text:p>-189,939</text:p>
          </table:table-cell>
          <table:table-cell office:value-type="float" office:value="-231.614" calcext:value-type="float">
            <text:p>-231,614</text:p>
          </table:table-cell>
        </table:table-row>
        <table:table-row table:style-name="ro1">
          <table:table-cell office:value-type="float" office:value="-193.092" calcext:value-type="float">
            <text:p>-193,092</text:p>
          </table:table-cell>
          <table:table-cell office:value-type="float" office:value="-198.933" calcext:value-type="float">
            <text:p>-198,933</text:p>
          </table:table-cell>
          <table:table-cell office:value-type="float" office:value="-200.896" calcext:value-type="float">
            <text:p>-200,896</text:p>
          </table:table-cell>
          <table:table-cell office:value-type="float" office:value="-184.631" calcext:value-type="float">
            <text:p>-184,631</text:p>
          </table:table-cell>
          <table:table-cell office:value-type="float" office:value="-211.871" calcext:value-type="float">
            <text:p>-211,871</text:p>
          </table:table-cell>
        </table:table-row>
        <table:table-row table:style-name="ro1">
          <table:table-cell office:value-type="float" office:value="-206.646" calcext:value-type="float">
            <text:p>-206,646</text:p>
          </table:table-cell>
          <table:table-cell office:value-type="float" office:value="-206.598" calcext:value-type="float">
            <text:p>-206,598</text:p>
          </table:table-cell>
          <table:table-cell office:value-type="float" office:value="-175.551" calcext:value-type="float">
            <text:p>-175,551</text:p>
          </table:table-cell>
          <table:table-cell office:value-type="float" office:value="-195.592" calcext:value-type="float">
            <text:p>-195,592</text:p>
          </table:table-cell>
          <table:table-cell office:value-type="float" office:value="-211.631" calcext:value-type="float">
            <text:p>-211,631</text:p>
          </table:table-cell>
        </table:table-row>
        <table:table-row table:style-name="ro1">
          <table:table-cell office:value-type="float" office:value="-180.248" calcext:value-type="float">
            <text:p>-180,248</text:p>
          </table:table-cell>
          <table:table-cell office:value-type="float" office:value="-194.654" calcext:value-type="float">
            <text:p>-194,654</text:p>
          </table:table-cell>
          <table:table-cell office:value-type="float" office:value="-164.304" calcext:value-type="float">
            <text:p>-164,304</text:p>
          </table:table-cell>
          <table:table-cell office:value-type="float" office:value="-213.698" calcext:value-type="float">
            <text:p>-213,698</text:p>
          </table:table-cell>
          <table:table-cell office:value-type="float" office:value="-218.691" calcext:value-type="float">
            <text:p>-218,691</text:p>
          </table:table-cell>
        </table:table-row>
        <table:table-row table:style-name="ro1">
          <table:table-cell office:value-type="float" office:value="-191.245" calcext:value-type="float">
            <text:p>-191,245</text:p>
          </table:table-cell>
          <table:table-cell office:value-type="float" office:value="-207.182" calcext:value-type="float">
            <text:p>-207,182</text:p>
          </table:table-cell>
          <table:table-cell office:value-type="float" office:value="-170.583" calcext:value-type="float">
            <text:p>-170,583</text:p>
          </table:table-cell>
          <table:table-cell office:value-type="float" office:value="-201.275" calcext:value-type="float">
            <text:p>-201,275</text:p>
          </table:table-cell>
          <table:table-cell office:value-type="float" office:value="-219.081" calcext:value-type="float">
            <text:p>-219,081</text:p>
          </table:table-cell>
        </table:table-row>
        <table:table-row table:style-name="ro1">
          <table:table-cell office:value-type="float" office:value="-206.179" calcext:value-type="float">
            <text:p>-206,179</text:p>
          </table:table-cell>
          <table:table-cell office:value-type="float" office:value="-210.1" calcext:value-type="float">
            <text:p>-210,1</text:p>
          </table:table-cell>
          <table:table-cell office:value-type="float" office:value="-171.932" calcext:value-type="float">
            <text:p>-171,932</text:p>
          </table:table-cell>
          <table:table-cell office:value-type="float" office:value="-195.409" calcext:value-type="float">
            <text:p>-195,409</text:p>
          </table:table-cell>
          <table:table-cell office:value-type="float" office:value="-247.467" calcext:value-type="float">
            <text:p>-247,467</text:p>
          </table:table-cell>
        </table:table-row>
        <table:table-row table:style-name="ro1">
          <table:table-cell office:value-type="float" office:value="-193.06" calcext:value-type="float">
            <text:p>-193,06</text:p>
          </table:table-cell>
          <table:table-cell office:value-type="float" office:value="-196.73" calcext:value-type="float">
            <text:p>-196,73</text:p>
          </table:table-cell>
          <table:table-cell office:value-type="float" office:value="-171.442" calcext:value-type="float">
            <text:p>-171,442</text:p>
          </table:table-cell>
          <table:table-cell office:value-type="float" office:value="-187.656" calcext:value-type="float">
            <text:p>-187,656</text:p>
          </table:table-cell>
          <table:table-cell office:value-type="float" office:value="-225.837" calcext:value-type="float">
            <text:p>-225,837</text:p>
          </table:table-cell>
        </table:table-row>
        <table:table-row table:style-name="ro1">
          <table:table-cell office:value-type="float" office:value="-223.4" calcext:value-type="float">
            <text:p>-223,4</text:p>
          </table:table-cell>
          <table:table-cell office:value-type="float" office:value="-187.052" calcext:value-type="float">
            <text:p>-187,052</text:p>
          </table:table-cell>
          <table:table-cell office:value-type="float" office:value="-178.576" calcext:value-type="float">
            <text:p>-178,576</text:p>
          </table:table-cell>
          <table:table-cell office:value-type="float" office:value="-194.651" calcext:value-type="float">
            <text:p>-194,651</text:p>
          </table:table-cell>
          <table:table-cell office:value-type="float" office:value="-231.93" calcext:value-type="float">
            <text:p>-231,93</text:p>
          </table:table-cell>
        </table:table-row>
        <table:table-row table:style-name="ro1">
          <table:table-cell office:value-type="float" office:value="-198.674" calcext:value-type="float">
            <text:p>-198,674</text:p>
          </table:table-cell>
          <table:table-cell office:value-type="float" office:value="-203.282" calcext:value-type="float">
            <text:p>-203,282</text:p>
          </table:table-cell>
          <table:table-cell office:value-type="float" office:value="-179.328" calcext:value-type="float">
            <text:p>-179,328</text:p>
          </table:table-cell>
          <table:table-cell office:value-type="float" office:value="-190.211" calcext:value-type="float">
            <text:p>-190,211</text:p>
          </table:table-cell>
          <table:table-cell office:value-type="float" office:value="-260.77" calcext:value-type="float">
            <text:p>-260,77</text:p>
          </table:table-cell>
        </table:table-row>
        <table:table-row table:style-name="ro1">
          <table:table-cell office:value-type="float" office:value="-205.62" calcext:value-type="float">
            <text:p>-205,62</text:p>
          </table:table-cell>
          <table:table-cell office:value-type="float" office:value="-222.473" calcext:value-type="float">
            <text:p>-222,473</text:p>
          </table:table-cell>
          <table:table-cell office:value-type="float" office:value="-182.935" calcext:value-type="float">
            <text:p>-182,935</text:p>
          </table:table-cell>
          <table:table-cell office:value-type="float" office:value="-207.23" calcext:value-type="float">
            <text:p>-207,23</text:p>
          </table:table-cell>
          <table:table-cell office:value-type="float" office:value="-228.105" calcext:value-type="float">
            <text:p>-228,105</text:p>
          </table:table-cell>
        </table:table-row>
        <table:table-row table:style-name="ro1">
          <table:table-cell office:value-type="float" office:value="-207.378" calcext:value-type="float">
            <text:p>-207,378</text:p>
          </table:table-cell>
          <table:table-cell office:value-type="float" office:value="-194.295" calcext:value-type="float">
            <text:p>-194,295</text:p>
          </table:table-cell>
          <table:table-cell office:value-type="float" office:value="-204.112" calcext:value-type="float">
            <text:p>-204,112</text:p>
          </table:table-cell>
          <table:table-cell office:value-type="float" office:value="-213.984" calcext:value-type="float">
            <text:p>-213,984</text:p>
          </table:table-cell>
          <table:table-cell office:value-type="float" office:value="-235.3" calcext:value-type="float">
            <text:p>-235,3</text:p>
          </table:table-cell>
        </table:table-row>
        <table:table-row table:style-name="ro1">
          <table:table-cell office:value-type="float" office:value="-193.049" calcext:value-type="float">
            <text:p>-193,049</text:p>
          </table:table-cell>
          <table:table-cell office:value-type="float" office:value="-181.545" calcext:value-type="float">
            <text:p>-181,545</text:p>
          </table:table-cell>
          <table:table-cell office:value-type="float" office:value="-207.004" calcext:value-type="float">
            <text:p>-207,004</text:p>
          </table:table-cell>
          <table:table-cell office:value-type="float" office:value="-200.679" calcext:value-type="float">
            <text:p>-200,679</text:p>
          </table:table-cell>
          <table:table-cell office:value-type="float" office:value="-230.115" calcext:value-type="float">
            <text:p>-230,115</text:p>
          </table:table-cell>
        </table:table-row>
        <table:table-row table:style-name="ro1">
          <table:table-cell office:value-type="float" office:value="-205.606" calcext:value-type="float">
            <text:p>-205,606</text:p>
          </table:table-cell>
          <table:table-cell office:value-type="float" office:value="-198.255" calcext:value-type="float">
            <text:p>-198,255</text:p>
          </table:table-cell>
          <table:table-cell office:value-type="float" office:value="-204.07" calcext:value-type="float">
            <text:p>-204,07</text:p>
          </table:table-cell>
          <table:table-cell office:value-type="float" office:value="-200.708" calcext:value-type="float">
            <text:p>-200,708</text:p>
          </table:table-cell>
          <table:table-cell office:value-type="float" office:value="-241.284" calcext:value-type="float">
            <text:p>-241,284</text:p>
          </table:table-cell>
        </table:table-row>
        <table:table-row table:style-name="ro1">
          <table:table-cell office:value-type="float" office:value="-197.32" calcext:value-type="float">
            <text:p>-197,32</text:p>
          </table:table-cell>
          <table:table-cell office:value-type="float" office:value="-203.971" calcext:value-type="float">
            <text:p>-203,971</text:p>
          </table:table-cell>
          <table:table-cell office:value-type="float" office:value="-185.516" calcext:value-type="float">
            <text:p>-185,516</text:p>
          </table:table-cell>
          <table:table-cell office:value-type="float" office:value="-209.676" calcext:value-type="float">
            <text:p>-209,676</text:p>
          </table:table-cell>
          <table:table-cell office:value-type="float" office:value="-236.511" calcext:value-type="float">
            <text:p>-236,511</text:p>
          </table:table-cell>
        </table:table-row>
        <table:table-row table:style-name="ro1">
          <table:table-cell office:value-type="float" office:value="-192.912" calcext:value-type="float">
            <text:p>-192,912</text:p>
          </table:table-cell>
          <table:table-cell office:value-type="float" office:value="-199.582" calcext:value-type="float">
            <text:p>-199,582</text:p>
          </table:table-cell>
          <table:table-cell office:value-type="float" office:value="-187.9" calcext:value-type="float">
            <text:p>-187,9</text:p>
          </table:table-cell>
          <table:table-cell office:value-type="float" office:value="-207.707" calcext:value-type="float">
            <text:p>-207,707</text:p>
          </table:table-cell>
          <table:table-cell office:value-type="float" office:value="-233.934" calcext:value-type="float">
            <text:p>-233,934</text:p>
          </table:table-cell>
        </table:table-row>
        <table:table-row table:style-name="ro1">
          <table:table-cell office:value-type="float" office:value="-204.336" calcext:value-type="float">
            <text:p>-204,336</text:p>
          </table:table-cell>
          <table:table-cell office:value-type="float" office:value="-207.753" calcext:value-type="float">
            <text:p>-207,753</text:p>
          </table:table-cell>
          <table:table-cell office:value-type="float" office:value="-191.135" calcext:value-type="float">
            <text:p>-191,135</text:p>
          </table:table-cell>
          <table:table-cell office:value-type="float" office:value="-196.004" calcext:value-type="float">
            <text:p>-196,004</text:p>
          </table:table-cell>
          <table:table-cell office:value-type="float" office:value="-222.468" calcext:value-type="float">
            <text:p>-222,468</text:p>
          </table:table-cell>
        </table:table-row>
        <table:table-row table:style-name="ro1">
          <table:table-cell office:value-type="float" office:value="-199.725" calcext:value-type="float">
            <text:p>-199,725</text:p>
          </table:table-cell>
          <table:table-cell office:value-type="float" office:value="-195.115" calcext:value-type="float">
            <text:p>-195,115</text:p>
          </table:table-cell>
          <table:table-cell office:value-type="float" office:value="-178.721" calcext:value-type="float">
            <text:p>-178,721</text:p>
          </table:table-cell>
          <table:table-cell office:value-type="float" office:value="-181.555" calcext:value-type="float">
            <text:p>-181,555</text:p>
          </table:table-cell>
          <table:table-cell office:value-type="float" office:value="-228.567" calcext:value-type="float">
            <text:p>-228,567</text:p>
          </table:table-cell>
        </table:table-row>
        <table:table-row table:style-name="ro1">
          <table:table-cell office:value-type="float" office:value="-198.96" calcext:value-type="float">
            <text:p>-198,96</text:p>
          </table:table-cell>
          <table:table-cell office:value-type="float" office:value="-206.807" calcext:value-type="float">
            <text:p>-206,807</text:p>
          </table:table-cell>
          <table:table-cell office:value-type="float" office:value="-199.9" calcext:value-type="float">
            <text:p>-199,9</text:p>
          </table:table-cell>
          <table:table-cell office:value-type="float" office:value="-204.157" calcext:value-type="float">
            <text:p>-204,157</text:p>
          </table:table-cell>
          <table:table-cell office:value-type="float" office:value="-252.993" calcext:value-type="float">
            <text:p>-252,993</text:p>
          </table:table-cell>
        </table:table-row>
        <table:table-row table:style-name="ro1">
          <table:table-cell office:value-type="float" office:value="-208.378" calcext:value-type="float">
            <text:p>-208,378</text:p>
          </table:table-cell>
          <table:table-cell office:value-type="float" office:value="-178.31" calcext:value-type="float">
            <text:p>-178,31</text:p>
          </table:table-cell>
          <table:table-cell office:value-type="float" office:value="-198.145" calcext:value-type="float">
            <text:p>-198,145</text:p>
          </table:table-cell>
          <table:table-cell office:value-type="float" office:value="-207.859" calcext:value-type="float">
            <text:p>-207,859</text:p>
          </table:table-cell>
          <table:table-cell office:value-type="float" office:value="-218.126" calcext:value-type="float">
            <text:p>-218,126</text:p>
          </table:table-cell>
        </table:table-row>
        <table:table-row table:style-name="ro1">
          <table:table-cell office:value-type="float" office:value="-206.928" calcext:value-type="float">
            <text:p>-206,928</text:p>
          </table:table-cell>
          <table:table-cell office:value-type="float" office:value="-215.766" calcext:value-type="float">
            <text:p>-215,766</text:p>
          </table:table-cell>
          <table:table-cell office:value-type="float" office:value="-192.45" calcext:value-type="float">
            <text:p>-192,45</text:p>
          </table:table-cell>
          <table:table-cell office:value-type="float" office:value="-204.38" calcext:value-type="float">
            <text:p>-204,38</text:p>
          </table:table-cell>
          <table:table-cell office:value-type="float" office:value="-223.608" calcext:value-type="float">
            <text:p>-223,608</text:p>
          </table:table-cell>
        </table:table-row>
        <table:table-row table:style-name="ro1">
          <table:table-cell office:value-type="float" office:value="-199.789" calcext:value-type="float">
            <text:p>-199,789</text:p>
          </table:table-cell>
          <table:table-cell office:value-type="float" office:value="-204.894" calcext:value-type="float">
            <text:p>-204,894</text:p>
          </table:table-cell>
          <table:table-cell office:value-type="float" office:value="-181.175" calcext:value-type="float">
            <text:p>-181,175</text:p>
          </table:table-cell>
          <table:table-cell office:value-type="float" office:value="-202.831" calcext:value-type="float">
            <text:p>-202,831</text:p>
          </table:table-cell>
          <table:table-cell office:value-type="float" office:value="-228.977" calcext:value-type="float">
            <text:p>-228,977</text:p>
          </table:table-cell>
        </table:table-row>
      </table:table>
      <table:table table:name="hsap_trop2_alphafold_nwat_mmgbsa_combined" table:style-name="ta1">
        <table:table-column table:style-name="co5" table:number-columns-repeated="5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float" office:value="-213.182" calcext:value-type="float">
            <text:p>-213,182</text:p>
          </table:table-cell>
          <table:table-cell office:value-type="float" office:value="-187.78" calcext:value-type="float">
            <text:p>-187,78</text:p>
          </table:table-cell>
          <table:table-cell office:value-type="float" office:value="-264.24" calcext:value-type="float">
            <text:p>-264,24</text:p>
          </table:table-cell>
          <table:table-cell office:value-type="float" office:value="-178.332" calcext:value-type="float">
            <text:p>-178,332</text:p>
          </table:table-cell>
          <table:table-cell office:value-type="float" office:value="-176.678" calcext:value-type="float">
            <text:p>-176,678</text:p>
          </table:table-cell>
          <table:table-cell table:number-columns-repeated="9"/>
        </table:table-row>
        <table:table-row table:style-name="ro1">
          <table:table-cell office:value-type="float" office:value="-226.15" calcext:value-type="float">
            <text:p>-226,15</text:p>
          </table:table-cell>
          <table:table-cell office:value-type="float" office:value="-203.718" calcext:value-type="float">
            <text:p>-203,718</text:p>
          </table:table-cell>
          <table:table-cell office:value-type="float" office:value="-226.136" calcext:value-type="float">
            <text:p>-226,136</text:p>
          </table:table-cell>
          <table:table-cell office:value-type="float" office:value="-172.379" calcext:value-type="float">
            <text:p>-172,379</text:p>
          </table:table-cell>
          <table:table-cell office:value-type="float" office:value="-193.529" calcext:value-type="float">
            <text:p>-193,529</text:p>
          </table:table-cell>
          <table:table-cell table:number-columns-repeated="9"/>
        </table:table-row>
        <table:table-row table:style-name="ro1">
          <table:table-cell office:value-type="float" office:value="-215.66" calcext:value-type="float">
            <text:p>-215,66</text:p>
          </table:table-cell>
          <table:table-cell office:value-type="float" office:value="-201.8" calcext:value-type="float">
            <text:p>-201,8</text:p>
          </table:table-cell>
          <table:table-cell office:value-type="float" office:value="-227.059" calcext:value-type="float">
            <text:p>-227,059</text:p>
          </table:table-cell>
          <table:table-cell office:value-type="float" office:value="-164.337" calcext:value-type="float">
            <text:p>-164,337</text:p>
          </table:table-cell>
          <table:table-cell office:value-type="float" office:value="-190.249" calcext:value-type="float">
            <text:p>-190,249</text:p>
          </table:table-cell>
          <table:table-cell table:number-columns-repeated="9"/>
        </table:table-row>
        <table:table-row table:style-name="ro1">
          <table:table-cell office:value-type="float" office:value="-220.457" calcext:value-type="float">
            <text:p>-220,457</text:p>
          </table:table-cell>
          <table:table-cell office:value-type="float" office:value="-197.182" calcext:value-type="float">
            <text:p>-197,182</text:p>
          </table:table-cell>
          <table:table-cell office:value-type="float" office:value="-228.374" calcext:value-type="float">
            <text:p>-228,374</text:p>
          </table:table-cell>
          <table:table-cell office:value-type="float" office:value="-183.837" calcext:value-type="float">
            <text:p>-183,837</text:p>
          </table:table-cell>
          <table:table-cell office:value-type="float" office:value="-194.637" calcext:value-type="float">
            <text:p>-194,637</text:p>
          </table:table-cell>
          <table:table-cell table:number-columns-repeated="9"/>
        </table:table-row>
        <table:table-row table:style-name="ro1">
          <table:table-cell office:value-type="float" office:value="-207.177" calcext:value-type="float">
            <text:p>-207,177</text:p>
          </table:table-cell>
          <table:table-cell office:value-type="float" office:value="-210.15" calcext:value-type="float">
            <text:p>-210,15</text:p>
          </table:table-cell>
          <table:table-cell office:value-type="float" office:value="-209.552" calcext:value-type="float">
            <text:p>-209,552</text:p>
          </table:table-cell>
          <table:table-cell office:value-type="float" office:value="-189.735" calcext:value-type="float">
            <text:p>-189,735</text:p>
          </table:table-cell>
          <table:table-cell office:value-type="float" office:value="-199.18" calcext:value-type="float">
            <text:p>-199,18</text:p>
          </table:table-cell>
          <table:table-cell table:number-columns-repeated="9"/>
        </table:table-row>
        <table:table-row table:style-name="ro1">
          <table:table-cell office:value-type="float" office:value="-220.587" calcext:value-type="float">
            <text:p>-220,587</text:p>
          </table:table-cell>
          <table:table-cell office:value-type="float" office:value="-199.768" calcext:value-type="float">
            <text:p>-199,768</text:p>
          </table:table-cell>
          <table:table-cell office:value-type="float" office:value="-206.41" calcext:value-type="float">
            <text:p>-206,41</text:p>
          </table:table-cell>
          <table:table-cell office:value-type="float" office:value="-168.925" calcext:value-type="float">
            <text:p>-168,925</text:p>
          </table:table-cell>
          <table:table-cell office:value-type="float" office:value="-189.002" calcext:value-type="float">
            <text:p>-189,002</text:p>
          </table:table-cell>
          <table:table-cell table:number-columns-repeated="9"/>
        </table:table-row>
        <table:table-row table:style-name="ro1">
          <table:table-cell office:value-type="float" office:value="-220.796" calcext:value-type="float">
            <text:p>-220,796</text:p>
          </table:table-cell>
          <table:table-cell office:value-type="float" office:value="-202.719" calcext:value-type="float">
            <text:p>-202,719</text:p>
          </table:table-cell>
          <table:table-cell office:value-type="float" office:value="-224.062" calcext:value-type="float">
            <text:p>-224,062</text:p>
          </table:table-cell>
          <table:table-cell office:value-type="float" office:value="-194.655" calcext:value-type="float">
            <text:p>-194,655</text:p>
          </table:table-cell>
          <table:table-cell office:value-type="float" office:value="-176.65" calcext:value-type="float">
            <text:p>-176,65</text:p>
          </table:table-cell>
          <table:table-cell table:number-columns-repeated="9"/>
        </table:table-row>
        <table:table-row table:style-name="ro1">
          <table:table-cell office:value-type="float" office:value="-218.192" calcext:value-type="float">
            <text:p>-218,192</text:p>
          </table:table-cell>
          <table:table-cell office:value-type="float" office:value="-195.269" calcext:value-type="float">
            <text:p>-195,269</text:p>
          </table:table-cell>
          <table:table-cell office:value-type="float" office:value="-187.574" calcext:value-type="float">
            <text:p>-187,574</text:p>
          </table:table-cell>
          <table:table-cell office:value-type="float" office:value="-180.924" calcext:value-type="float">
            <text:p>-180,924</text:p>
          </table:table-cell>
          <table:table-cell office:value-type="float" office:value="-190.035" calcext:value-type="float">
            <text:p>-190,035</text:p>
          </table:table-cell>
          <table:table-cell table:number-columns-repeated="9"/>
        </table:table-row>
        <table:table-row table:style-name="ro1">
          <table:table-cell office:value-type="float" office:value="-204.305" calcext:value-type="float">
            <text:p>-204,305</text:p>
          </table:table-cell>
          <table:table-cell office:value-type="float" office:value="-213.713" calcext:value-type="float">
            <text:p>-213,713</text:p>
          </table:table-cell>
          <table:table-cell office:value-type="float" office:value="-209.44" calcext:value-type="float">
            <text:p>-209,44</text:p>
          </table:table-cell>
          <table:table-cell office:value-type="float" office:value="-174.297" calcext:value-type="float">
            <text:p>-174,297</text:p>
          </table:table-cell>
          <table:table-cell office:value-type="float" office:value="-185.295" calcext:value-type="float">
            <text:p>-185,295</text:p>
          </table:table-cell>
          <table:table-cell table:number-columns-repeated="9"/>
        </table:table-row>
        <table:table-row table:style-name="ro1">
          <table:table-cell office:value-type="float" office:value="-204.669" calcext:value-type="float">
            <text:p>-204,669</text:p>
          </table:table-cell>
          <table:table-cell office:value-type="float" office:value="-217.809" calcext:value-type="float">
            <text:p>-217,809</text:p>
          </table:table-cell>
          <table:table-cell office:value-type="float" office:value="-230.703" calcext:value-type="float">
            <text:p>-230,703</text:p>
          </table:table-cell>
          <table:table-cell office:value-type="float" office:value="-169.817" calcext:value-type="float">
            <text:p>-169,817</text:p>
          </table:table-cell>
          <table:table-cell office:value-type="float" office:value="-173.703" calcext:value-type="float">
            <text:p>-173,703</text:p>
          </table:table-cell>
          <table:table-cell table:number-columns-repeated="9"/>
        </table:table-row>
        <table:table-row table:style-name="ro1">
          <table:table-cell office:value-type="float" office:value="-207.736" calcext:value-type="float">
            <text:p>-207,736</text:p>
          </table:table-cell>
          <table:table-cell office:value-type="float" office:value="-171.174" calcext:value-type="float">
            <text:p>-171,174</text:p>
          </table:table-cell>
          <table:table-cell office:value-type="float" office:value="-234.455" calcext:value-type="float">
            <text:p>-234,455</text:p>
          </table:table-cell>
          <table:table-cell office:value-type="float" office:value="-194.078" calcext:value-type="float">
            <text:p>-194,078</text:p>
          </table:table-cell>
          <table:table-cell office:value-type="float" office:value="-172.504" calcext:value-type="float">
            <text:p>-172,504</text:p>
          </table:table-cell>
          <table:table-cell table:number-columns-repeated="9"/>
        </table:table-row>
        <table:table-row table:style-name="ro1">
          <table:table-cell office:value-type="float" office:value="-233.805" calcext:value-type="float">
            <text:p>-233,805</text:p>
          </table:table-cell>
          <table:table-cell office:value-type="float" office:value="-206.921" calcext:value-type="float">
            <text:p>-206,921</text:p>
          </table:table-cell>
          <table:table-cell office:value-type="float" office:value="-236.588" calcext:value-type="float">
            <text:p>-236,588</text:p>
          </table:table-cell>
          <table:table-cell office:value-type="float" office:value="-168.009" calcext:value-type="float">
            <text:p>-168,009</text:p>
          </table:table-cell>
          <table:table-cell office:value-type="float" office:value="-173.819" calcext:value-type="float">
            <text:p>-173,819</text:p>
          </table:table-cell>
          <table:table-cell table:number-columns-repeated="9"/>
        </table:table-row>
        <table:table-row table:style-name="ro1">
          <table:table-cell office:value-type="float" office:value="-215.345" calcext:value-type="float">
            <text:p>-215,345</text:p>
          </table:table-cell>
          <table:table-cell office:value-type="float" office:value="-205.827" calcext:value-type="float">
            <text:p>-205,827</text:p>
          </table:table-cell>
          <table:table-cell office:value-type="float" office:value="-238.24" calcext:value-type="float">
            <text:p>-238,24</text:p>
          </table:table-cell>
          <table:table-cell office:value-type="float" office:value="-182.159" calcext:value-type="float">
            <text:p>-182,159</text:p>
          </table:table-cell>
          <table:table-cell office:value-type="float" office:value="-156.305" calcext:value-type="float">
            <text:p>-156,305</text:p>
          </table:table-cell>
          <table:table-cell table:number-columns-repeated="9"/>
        </table:table-row>
        <table:table-row table:style-name="ro1">
          <table:table-cell office:value-type="float" office:value="-215.917" calcext:value-type="float">
            <text:p>-215,917</text:p>
          </table:table-cell>
          <table:table-cell office:value-type="float" office:value="-211.891" calcext:value-type="float">
            <text:p>-211,891</text:p>
          </table:table-cell>
          <table:table-cell office:value-type="float" office:value="-203.588" calcext:value-type="float">
            <text:p>-203,588</text:p>
          </table:table-cell>
          <table:table-cell office:value-type="float" office:value="-151.676" calcext:value-type="float">
            <text:p>-151,676</text:p>
          </table:table-cell>
          <table:table-cell office:value-type="float" office:value="-146.125" calcext:value-type="float">
            <text:p>-146,125</text:p>
          </table:table-cell>
          <table:table-cell table:number-columns-repeated="9"/>
        </table:table-row>
        <table:table-row table:style-name="ro1">
          <table:table-cell office:value-type="float" office:value="-238.004" calcext:value-type="float">
            <text:p>-238,004</text:p>
          </table:table-cell>
          <table:table-cell office:value-type="float" office:value="-185.694" calcext:value-type="float">
            <text:p>-185,694</text:p>
          </table:table-cell>
          <table:table-cell office:value-type="float" office:value="-228.113" calcext:value-type="float">
            <text:p>-228,113</text:p>
          </table:table-cell>
          <table:table-cell office:value-type="float" office:value="-178.11" calcext:value-type="float">
            <text:p>-178,11</text:p>
          </table:table-cell>
          <table:table-cell office:value-type="float" office:value="-170.581" calcext:value-type="float">
            <text:p>-170,581</text:p>
          </table:table-cell>
          <table:table-cell table:number-columns-repeated="9"/>
        </table:table-row>
        <table:table-row table:style-name="ro1">
          <table:table-cell office:value-type="float" office:value="-219.035" calcext:value-type="float">
            <text:p>-219,035</text:p>
          </table:table-cell>
          <table:table-cell office:value-type="float" office:value="-216.625" calcext:value-type="float">
            <text:p>-216,625</text:p>
          </table:table-cell>
          <table:table-cell office:value-type="float" office:value="-237.848" calcext:value-type="float">
            <text:p>-237,848</text:p>
          </table:table-cell>
          <table:table-cell office:value-type="float" office:value="-185.289" calcext:value-type="float">
            <text:p>-185,289</text:p>
          </table:table-cell>
          <table:table-cell office:value-type="float" office:value="-177.44" calcext:value-type="float">
            <text:p>-177,44</text:p>
          </table:table-cell>
          <table:table-cell table:number-columns-repeated="9"/>
        </table:table-row>
        <table:table-row table:style-name="ro1">
          <table:table-cell office:value-type="float" office:value="-229.855" calcext:value-type="float">
            <text:p>-229,855</text:p>
          </table:table-cell>
          <table:table-cell office:value-type="float" office:value="-215.258" calcext:value-type="float">
            <text:p>-215,258</text:p>
          </table:table-cell>
          <table:table-cell office:value-type="float" office:value="-205.861" calcext:value-type="float">
            <text:p>-205,861</text:p>
          </table:table-cell>
          <table:table-cell office:value-type="float" office:value="-168.355" calcext:value-type="float">
            <text:p>-168,355</text:p>
          </table:table-cell>
          <table:table-cell office:value-type="float" office:value="-177.247" calcext:value-type="float">
            <text:p>-177,247</text:p>
          </table:table-cell>
          <table:table-cell table:number-columns-repeated="9"/>
        </table:table-row>
        <table:table-row table:style-name="ro1">
          <table:table-cell office:value-type="float" office:value="-215.057" calcext:value-type="float">
            <text:p>-215,057</text:p>
          </table:table-cell>
          <table:table-cell office:value-type="float" office:value="-192.887" calcext:value-type="float">
            <text:p>-192,887</text:p>
          </table:table-cell>
          <table:table-cell office:value-type="float" office:value="-231.354" calcext:value-type="float">
            <text:p>-231,354</text:p>
          </table:table-cell>
          <table:table-cell office:value-type="float" office:value="-178.131" calcext:value-type="float">
            <text:p>-178,131</text:p>
          </table:table-cell>
          <table:table-cell office:value-type="float" office:value="-173.786" calcext:value-type="float">
            <text:p>-173,786</text:p>
          </table:table-cell>
          <table:table-cell table:number-columns-repeated="9"/>
        </table:table-row>
        <table:table-row table:style-name="ro1">
          <table:table-cell office:value-type="float" office:value="-223.038" calcext:value-type="float">
            <text:p>-223,038</text:p>
          </table:table-cell>
          <table:table-cell office:value-type="float" office:value="-192.96" calcext:value-type="float">
            <text:p>-192,96</text:p>
          </table:table-cell>
          <table:table-cell office:value-type="float" office:value="-228.586" calcext:value-type="float">
            <text:p>-228,586</text:p>
          </table:table-cell>
          <table:table-cell office:value-type="float" office:value="-179.758" calcext:value-type="float">
            <text:p>-179,758</text:p>
          </table:table-cell>
          <table:table-cell office:value-type="float" office:value="-173.136" calcext:value-type="float">
            <text:p>-173,136</text:p>
          </table:table-cell>
          <table:table-cell table:number-columns-repeated="9"/>
        </table:table-row>
        <table:table-row table:style-name="ro1">
          <table:table-cell office:value-type="float" office:value="-221.963" calcext:value-type="float">
            <text:p>-221,963</text:p>
          </table:table-cell>
          <table:table-cell office:value-type="float" office:value="-225.311" calcext:value-type="float">
            <text:p>-225,311</text:p>
          </table:table-cell>
          <table:table-cell office:value-type="float" office:value="-219.942" calcext:value-type="float">
            <text:p>-219,942</text:p>
          </table:table-cell>
          <table:table-cell office:value-type="float" office:value="-189.141" calcext:value-type="float">
            <text:p>-189,141</text:p>
          </table:table-cell>
          <table:table-cell office:value-type="float" office:value="-193.649" calcext:value-type="float">
            <text:p>-193,649</text:p>
          </table:table-cell>
          <table:table-cell table:number-columns-repeated="9"/>
        </table:table-row>
        <table:table-row table:style-name="ro1">
          <table:table-cell office:value-type="float" office:value="-235.529" calcext:value-type="float">
            <text:p>-235,529</text:p>
          </table:table-cell>
          <table:table-cell office:value-type="float" office:value="-193.115" calcext:value-type="float">
            <text:p>-193,115</text:p>
          </table:table-cell>
          <table:table-cell office:value-type="float" office:value="-225.889" calcext:value-type="float">
            <text:p>-225,889</text:p>
          </table:table-cell>
          <table:table-cell office:value-type="float" office:value="-164.54" calcext:value-type="float">
            <text:p>-164,54</text:p>
          </table:table-cell>
          <table:table-cell office:value-type="float" office:value="-175.044" calcext:value-type="float">
            <text:p>-175,044</text:p>
          </table:table-cell>
          <table:table-cell table:number-columns-repeated="9"/>
        </table:table-row>
        <table:table-row table:style-name="ro1">
          <table:table-cell office:value-type="float" office:value="-214.156" calcext:value-type="float">
            <text:p>-214,156</text:p>
          </table:table-cell>
          <table:table-cell office:value-type="float" office:value="-206.361" calcext:value-type="float">
            <text:p>-206,361</text:p>
          </table:table-cell>
          <table:table-cell office:value-type="float" office:value="-231.781" calcext:value-type="float">
            <text:p>-231,781</text:p>
          </table:table-cell>
          <table:table-cell office:value-type="float" office:value="-179.187" calcext:value-type="float">
            <text:p>-179,187</text:p>
          </table:table-cell>
          <table:table-cell office:value-type="float" office:value="-176.76" calcext:value-type="float">
            <text:p>-176,76</text:p>
          </table:table-cell>
          <table:table-cell table:number-columns-repeated="9"/>
        </table:table-row>
        <table:table-row table:style-name="ro1">
          <table:table-cell office:value-type="float" office:value="-217.454" calcext:value-type="float">
            <text:p>-217,454</text:p>
          </table:table-cell>
          <table:table-cell office:value-type="float" office:value="-190.572" calcext:value-type="float">
            <text:p>-190,572</text:p>
          </table:table-cell>
          <table:table-cell office:value-type="float" office:value="-236.056" calcext:value-type="float">
            <text:p>-236,056</text:p>
          </table:table-cell>
          <table:table-cell office:value-type="float" office:value="-173.627" calcext:value-type="float">
            <text:p>-173,627</text:p>
          </table:table-cell>
          <table:table-cell office:value-type="float" office:value="-183.312" calcext:value-type="float">
            <text:p>-183,312</text:p>
          </table:table-cell>
          <table:table-cell table:number-columns-repeated="9"/>
        </table:table-row>
        <table:table-row table:style-name="ro1">
          <table:table-cell office:value-type="float" office:value="-200.21" calcext:value-type="float">
            <text:p>-200,21</text:p>
          </table:table-cell>
          <table:table-cell office:value-type="float" office:value="-179.53" calcext:value-type="float">
            <text:p>-179,53</text:p>
          </table:table-cell>
          <table:table-cell office:value-type="float" office:value="-236.351" calcext:value-type="float">
            <text:p>-236,351</text:p>
          </table:table-cell>
          <table:table-cell office:value-type="float" office:value="-164.72" calcext:value-type="float">
            <text:p>-164,72</text:p>
          </table:table-cell>
          <table:table-cell office:value-type="float" office:value="-181.374" calcext:value-type="float">
            <text:p>-181,374</text:p>
          </table:table-cell>
          <table:table-cell table:number-columns-repeated="9"/>
        </table:table-row>
        <table:table-row table:style-name="ro1">
          <table:table-cell office:value-type="float" office:value="-221.689" calcext:value-type="float">
            <text:p>-221,689</text:p>
          </table:table-cell>
          <table:table-cell office:value-type="float" office:value="-192.655" calcext:value-type="float">
            <text:p>-192,655</text:p>
          </table:table-cell>
          <table:table-cell office:value-type="float" office:value="-242.514" calcext:value-type="float">
            <text:p>-242,514</text:p>
          </table:table-cell>
          <table:table-cell office:value-type="float" office:value="-178.714" calcext:value-type="float">
            <text:p>-178,714</text:p>
          </table:table-cell>
          <table:table-cell office:value-type="float" office:value="-199.378" calcext:value-type="float">
            <text:p>-199,378</text:p>
          </table:table-cell>
          <table:table-cell table:number-columns-repeated="9"/>
        </table:table-row>
        <table:table-row table:style-name="ro1">
          <table:table-cell office:value-type="float" office:value="-220.149" calcext:value-type="float">
            <text:p>-220,149</text:p>
          </table:table-cell>
          <table:table-cell office:value-type="float" office:value="-201.264" calcext:value-type="float">
            <text:p>-201,264</text:p>
          </table:table-cell>
          <table:table-cell office:value-type="float" office:value="-240.99" calcext:value-type="float">
            <text:p>-240,99</text:p>
          </table:table-cell>
          <table:table-cell office:value-type="float" office:value="-158.501" calcext:value-type="float">
            <text:p>-158,501</text:p>
          </table:table-cell>
          <table:table-cell office:value-type="float" office:value="-200.2" calcext:value-type="float">
            <text:p>-200,2</text:p>
          </table:table-cell>
          <table:table-cell table:number-columns-repeated="9"/>
        </table:table-row>
        <table:table-row table:style-name="ro1">
          <table:table-cell office:value-type="float" office:value="-211.158" calcext:value-type="float">
            <text:p>-211,158</text:p>
          </table:table-cell>
          <table:table-cell office:value-type="float" office:value="-196.283" calcext:value-type="float">
            <text:p>-196,283</text:p>
          </table:table-cell>
          <table:table-cell office:value-type="float" office:value="-238.345" calcext:value-type="float">
            <text:p>-238,345</text:p>
          </table:table-cell>
          <table:table-cell office:value-type="float" office:value="-168.996" calcext:value-type="float">
            <text:p>-168,996</text:p>
          </table:table-cell>
          <table:table-cell office:value-type="float" office:value="-195.3" calcext:value-type="float">
            <text:p>-195,3</text:p>
          </table:table-cell>
          <table:table-cell table:number-columns-repeated="9"/>
        </table:table-row>
        <table:table-row table:style-name="ro1">
          <table:table-cell office:value-type="float" office:value="-219.548" calcext:value-type="float">
            <text:p>-219,548</text:p>
          </table:table-cell>
          <table:table-cell office:value-type="float" office:value="-196.626" calcext:value-type="float">
            <text:p>-196,626</text:p>
          </table:table-cell>
          <table:table-cell office:value-type="float" office:value="-221.319" calcext:value-type="float">
            <text:p>-221,319</text:p>
          </table:table-cell>
          <table:table-cell office:value-type="float" office:value="-200.306" calcext:value-type="float">
            <text:p>-200,306</text:p>
          </table:table-cell>
          <table:table-cell office:value-type="float" office:value="-178.284" calcext:value-type="float">
            <text:p>-178,284</text:p>
          </table:table-cell>
          <table:table-cell table:number-columns-repeated="9"/>
        </table:table-row>
        <table:table-row table:style-name="ro1">
          <table:table-cell office:value-type="float" office:value="-201.438" calcext:value-type="float">
            <text:p>-201,438</text:p>
          </table:table-cell>
          <table:table-cell office:value-type="float" office:value="-201.32" calcext:value-type="float">
            <text:p>-201,32</text:p>
          </table:table-cell>
          <table:table-cell office:value-type="float" office:value="-241.477" calcext:value-type="float">
            <text:p>-241,477</text:p>
          </table:table-cell>
          <table:table-cell office:value-type="float" office:value="-170.121" calcext:value-type="float">
            <text:p>-170,121</text:p>
          </table:table-cell>
          <table:table-cell office:value-type="float" office:value="-177.344" calcext:value-type="float">
            <text:p>-177,344</text:p>
          </table:table-cell>
          <table:table-cell table:number-columns-repeated="9"/>
        </table:table-row>
        <table:table-row table:style-name="ro1">
          <table:table-cell office:value-type="float" office:value="-199.167" calcext:value-type="float">
            <text:p>-199,167</text:p>
          </table:table-cell>
          <table:table-cell office:value-type="float" office:value="-201.636" calcext:value-type="float">
            <text:p>-201,636</text:p>
          </table:table-cell>
          <table:table-cell office:value-type="float" office:value="-230.585" calcext:value-type="float">
            <text:p>-230,585</text:p>
          </table:table-cell>
          <table:table-cell office:value-type="float" office:value="-177.119" calcext:value-type="float">
            <text:p>-177,119</text:p>
          </table:table-cell>
          <table:table-cell office:value-type="float" office:value="-178.221" calcext:value-type="float">
            <text:p>-178,221</text:p>
          </table:table-cell>
          <table:table-cell table:number-columns-repeated="9"/>
        </table:table-row>
        <table:table-row table:style-name="ro1">
          <table:table-cell office:value-type="float" office:value="-227.571" calcext:value-type="float">
            <text:p>-227,571</text:p>
          </table:table-cell>
          <table:table-cell office:value-type="float" office:value="-198.257" calcext:value-type="float">
            <text:p>-198,257</text:p>
          </table:table-cell>
          <table:table-cell office:value-type="float" office:value="-209.375" calcext:value-type="float">
            <text:p>-209,375</text:p>
          </table:table-cell>
          <table:table-cell office:value-type="float" office:value="-173.223" calcext:value-type="float">
            <text:p>-173,223</text:p>
          </table:table-cell>
          <table:table-cell office:value-type="float" office:value="-161.246" calcext:value-type="float">
            <text:p>-161,246</text:p>
          </table:table-cell>
          <table:table-cell table:number-columns-repeated="9"/>
        </table:table-row>
        <table:table-row table:style-name="ro1">
          <table:table-cell office:value-type="float" office:value="-216.141" calcext:value-type="float">
            <text:p>-216,141</text:p>
          </table:table-cell>
          <table:table-cell office:value-type="float" office:value="-197.406" calcext:value-type="float">
            <text:p>-197,406</text:p>
          </table:table-cell>
          <table:table-cell office:value-type="float" office:value="-200.615" calcext:value-type="float">
            <text:p>-200,615</text:p>
          </table:table-cell>
          <table:table-cell office:value-type="float" office:value="-174.663" calcext:value-type="float">
            <text:p>-174,663</text:p>
          </table:table-cell>
          <table:table-cell office:value-type="float" office:value="-193.646" calcext:value-type="float">
            <text:p>-193,646</text:p>
          </table:table-cell>
          <table:table-cell table:number-columns-repeated="9"/>
        </table:table-row>
        <table:table-row table:style-name="ro1">
          <table:table-cell office:value-type="float" office:value="-214.899" calcext:value-type="float">
            <text:p>-214,899</text:p>
          </table:table-cell>
          <table:table-cell office:value-type="float" office:value="-191.802" calcext:value-type="float">
            <text:p>-191,802</text:p>
          </table:table-cell>
          <table:table-cell office:value-type="float" office:value="-192.459" calcext:value-type="float">
            <text:p>-192,459</text:p>
          </table:table-cell>
          <table:table-cell office:value-type="float" office:value="-165.861" calcext:value-type="float">
            <text:p>-165,861</text:p>
          </table:table-cell>
          <table:table-cell office:value-type="float" office:value="-173.169" calcext:value-type="float">
            <text:p>-173,169</text:p>
          </table:table-cell>
          <table:table-cell table:number-columns-repeated="9"/>
        </table:table-row>
        <table:table-row table:style-name="ro1">
          <table:table-cell office:value-type="float" office:value="-210.822" calcext:value-type="float">
            <text:p>-210,822</text:p>
          </table:table-cell>
          <table:table-cell office:value-type="float" office:value="-200.323" calcext:value-type="float">
            <text:p>-200,323</text:p>
          </table:table-cell>
          <table:table-cell office:value-type="float" office:value="-227.88" calcext:value-type="float">
            <text:p>-227,88</text:p>
          </table:table-cell>
          <table:table-cell office:value-type="float" office:value="-180.221" calcext:value-type="float">
            <text:p>-180,221</text:p>
          </table:table-cell>
          <table:table-cell office:value-type="float" office:value="-195.203" calcext:value-type="float">
            <text:p>-195,203</text:p>
          </table:table-cell>
          <table:table-cell table:number-columns-repeated="9"/>
        </table:table-row>
        <table:table-row table:style-name="ro1">
          <table:table-cell office:value-type="float" office:value="-227.533" calcext:value-type="float">
            <text:p>-227,533</text:p>
          </table:table-cell>
          <table:table-cell office:value-type="float" office:value="-193.732" calcext:value-type="float">
            <text:p>-193,732</text:p>
          </table:table-cell>
          <table:table-cell office:value-type="float" office:value="-224.804" calcext:value-type="float">
            <text:p>-224,804</text:p>
          </table:table-cell>
          <table:table-cell office:value-type="float" office:value="-180.376" calcext:value-type="float">
            <text:p>-180,376</text:p>
          </table:table-cell>
          <table:table-cell office:value-type="float" office:value="-184.416" calcext:value-type="float">
            <text:p>-184,416</text:p>
          </table:table-cell>
          <table:table-cell table:number-columns-repeated="9"/>
        </table:table-row>
        <table:table-row table:style-name="ro1">
          <table:table-cell office:value-type="float" office:value="-219.521" calcext:value-type="float">
            <text:p>-219,521</text:p>
          </table:table-cell>
          <table:table-cell office:value-type="float" office:value="-221.887" calcext:value-type="float">
            <text:p>-221,887</text:p>
          </table:table-cell>
          <table:table-cell office:value-type="float" office:value="-211.973" calcext:value-type="float">
            <text:p>-211,973</text:p>
          </table:table-cell>
          <table:table-cell office:value-type="float" office:value="-189.597" calcext:value-type="float">
            <text:p>-189,597</text:p>
          </table:table-cell>
          <table:table-cell office:value-type="float" office:value="-178.687" calcext:value-type="float">
            <text:p>-178,687</text:p>
          </table:table-cell>
          <table:table-cell table:number-columns-repeated="9"/>
        </table:table-row>
        <table:table-row table:style-name="ro1">
          <table:table-cell office:value-type="float" office:value="-228.042" calcext:value-type="float">
            <text:p>-228,042</text:p>
          </table:table-cell>
          <table:table-cell office:value-type="float" office:value="-218.451" calcext:value-type="float">
            <text:p>-218,451</text:p>
          </table:table-cell>
          <table:table-cell office:value-type="float" office:value="-211.808" calcext:value-type="float">
            <text:p>-211,808</text:p>
          </table:table-cell>
          <table:table-cell office:value-type="float" office:value="-187.82" calcext:value-type="float">
            <text:p>-187,82</text:p>
          </table:table-cell>
          <table:table-cell office:value-type="float" office:value="-188.915" calcext:value-type="float">
            <text:p>-188,915</text:p>
          </table:table-cell>
          <table:table-cell table:number-columns-repeated="9"/>
        </table:table-row>
        <table:table-row table:style-name="ro1">
          <table:table-cell office:value-type="float" office:value="-219.631" calcext:value-type="float">
            <text:p>-219,631</text:p>
          </table:table-cell>
          <table:table-cell office:value-type="float" office:value="-232.919" calcext:value-type="float">
            <text:p>-232,919</text:p>
          </table:table-cell>
          <table:table-cell office:value-type="float" office:value="-212.257" calcext:value-type="float">
            <text:p>-212,257</text:p>
          </table:table-cell>
          <table:table-cell office:value-type="float" office:value="-180.96" calcext:value-type="float">
            <text:p>-180,96</text:p>
          </table:table-cell>
          <table:table-cell office:value-type="float" office:value="-182.407" calcext:value-type="float">
            <text:p>-182,407</text:p>
          </table:table-cell>
          <table:table-cell table:number-columns-repeated="9"/>
        </table:table-row>
        <table:table-row table:style-name="ro1">
          <table:table-cell office:value-type="float" office:value="-214.399" calcext:value-type="float">
            <text:p>-214,399</text:p>
          </table:table-cell>
          <table:table-cell office:value-type="float" office:value="-214.687" calcext:value-type="float">
            <text:p>-214,687</text:p>
          </table:table-cell>
          <table:table-cell office:value-type="float" office:value="-230.353" calcext:value-type="float">
            <text:p>-230,353</text:p>
          </table:table-cell>
          <table:table-cell office:value-type="float" office:value="-178.351" calcext:value-type="float">
            <text:p>-178,351</text:p>
          </table:table-cell>
          <table:table-cell office:value-type="float" office:value="-193.591" calcext:value-type="float">
            <text:p>-193,591</text:p>
          </table:table-cell>
          <table:table-cell table:number-columns-repeated="9"/>
        </table:table-row>
        <table:table-row table:style-name="ro1">
          <table:table-cell office:value-type="float" office:value="-225.303" calcext:value-type="float">
            <text:p>-225,303</text:p>
          </table:table-cell>
          <table:table-cell office:value-type="float" office:value="-216.837" calcext:value-type="float">
            <text:p>-216,837</text:p>
          </table:table-cell>
          <table:table-cell office:value-type="float" office:value="-226.978" calcext:value-type="float">
            <text:p>-226,978</text:p>
          </table:table-cell>
          <table:table-cell office:value-type="float" office:value="-191.804" calcext:value-type="float">
            <text:p>-191,804</text:p>
          </table:table-cell>
          <table:table-cell office:value-type="float" office:value="-178.708" calcext:value-type="float">
            <text:p>-178,708</text:p>
          </table:table-cell>
          <table:table-cell table:number-columns-repeated="9"/>
        </table:table-row>
        <table:table-row table:style-name="ro1">
          <table:table-cell office:value-type="float" office:value="-220.109" calcext:value-type="float">
            <text:p>-220,109</text:p>
          </table:table-cell>
          <table:table-cell office:value-type="float" office:value="-200.294" calcext:value-type="float">
            <text:p>-200,294</text:p>
          </table:table-cell>
          <table:table-cell office:value-type="float" office:value="-206.171" calcext:value-type="float">
            <text:p>-206,171</text:p>
          </table:table-cell>
          <table:table-cell office:value-type="float" office:value="-199.293" calcext:value-type="float">
            <text:p>-199,293</text:p>
          </table:table-cell>
          <table:table-cell office:value-type="float" office:value="-182.047" calcext:value-type="float">
            <text:p>-182,047</text:p>
          </table:table-cell>
          <table:table-cell table:number-columns-repeated="9"/>
        </table:table-row>
        <table:table-row table:style-name="ro1">
          <table:table-cell office:value-type="float" office:value="-214.337" calcext:value-type="float">
            <text:p>-214,337</text:p>
          </table:table-cell>
          <table:table-cell office:value-type="float" office:value="-205.842" calcext:value-type="float">
            <text:p>-205,842</text:p>
          </table:table-cell>
          <table:table-cell office:value-type="float" office:value="-221.573" calcext:value-type="float">
            <text:p>-221,573</text:p>
          </table:table-cell>
          <table:table-cell office:value-type="float" office:value="-177.144" calcext:value-type="float">
            <text:p>-177,144</text:p>
          </table:table-cell>
          <table:table-cell office:value-type="float" office:value="-200.632" calcext:value-type="float">
            <text:p>-200,632</text:p>
          </table:table-cell>
          <table:table-cell table:number-columns-repeated="9"/>
        </table:table-row>
        <table:table-row table:style-name="ro1">
          <table:table-cell office:value-type="float" office:value="-223.916" calcext:value-type="float">
            <text:p>-223,916</text:p>
          </table:table-cell>
          <table:table-cell office:value-type="float" office:value="-199.614" calcext:value-type="float">
            <text:p>-199,614</text:p>
          </table:table-cell>
          <table:table-cell office:value-type="float" office:value="-230.658" calcext:value-type="float">
            <text:p>-230,658</text:p>
          </table:table-cell>
          <table:table-cell office:value-type="float" office:value="-165.575" calcext:value-type="float">
            <text:p>-165,575</text:p>
          </table:table-cell>
          <table:table-cell office:value-type="float" office:value="-192.113" calcext:value-type="float">
            <text:p>-192,113</text:p>
          </table:table-cell>
          <table:table-cell table:number-columns-repeated="9"/>
        </table:table-row>
        <table:table-row table:style-name="ro1">
          <table:table-cell office:value-type="float" office:value="-204.222" calcext:value-type="float">
            <text:p>-204,222</text:p>
          </table:table-cell>
          <table:table-cell office:value-type="float" office:value="-230.932" calcext:value-type="float">
            <text:p>-230,932</text:p>
          </table:table-cell>
          <table:table-cell office:value-type="float" office:value="-209.839" calcext:value-type="float">
            <text:p>-209,839</text:p>
          </table:table-cell>
          <table:table-cell office:value-type="float" office:value="-185.031" calcext:value-type="float">
            <text:p>-185,031</text:p>
          </table:table-cell>
          <table:table-cell office:value-type="float" office:value="-184.093" calcext:value-type="float">
            <text:p>-184,093</text:p>
          </table:table-cell>
          <table:table-cell table:number-columns-repeated="9"/>
        </table:table-row>
        <table:table-row table:style-name="ro1">
          <table:table-cell office:value-type="float" office:value="-210.229" calcext:value-type="float">
            <text:p>-210,229</text:p>
          </table:table-cell>
          <table:table-cell office:value-type="float" office:value="-223.98" calcext:value-type="float">
            <text:p>-223,98</text:p>
          </table:table-cell>
          <table:table-cell office:value-type="float" office:value="-217.51" calcext:value-type="float">
            <text:p>-217,51</text:p>
          </table:table-cell>
          <table:table-cell office:value-type="float" office:value="-181.761" calcext:value-type="float">
            <text:p>-181,761</text:p>
          </table:table-cell>
          <table:table-cell office:value-type="float" office:value="-200.801" calcext:value-type="float">
            <text:p>-200,801</text:p>
          </table:table-cell>
          <table:table-cell table:number-columns-repeated="9"/>
        </table:table-row>
        <table:table-row table:style-name="ro1">
          <table:table-cell office:value-type="float" office:value="-189.941" calcext:value-type="float">
            <text:p>-189,941</text:p>
          </table:table-cell>
          <table:table-cell office:value-type="float" office:value="-214.164" calcext:value-type="float">
            <text:p>-214,164</text:p>
          </table:table-cell>
          <table:table-cell office:value-type="float" office:value="-207.314" calcext:value-type="float">
            <text:p>-207,314</text:p>
          </table:table-cell>
          <table:table-cell office:value-type="float" office:value="-178.818" calcext:value-type="float">
            <text:p>-178,818</text:p>
          </table:table-cell>
          <table:table-cell office:value-type="float" office:value="-194.177" calcext:value-type="float">
            <text:p>-194,177</text:p>
          </table:table-cell>
          <table:table-cell table:number-columns-repeated="9"/>
        </table:table-row>
        <table:table-row table:style-name="ro1">
          <table:table-cell office:value-type="float" office:value="-222.814" calcext:value-type="float">
            <text:p>-222,814</text:p>
          </table:table-cell>
          <table:table-cell office:value-type="float" office:value="-193.834" calcext:value-type="float">
            <text:p>-193,834</text:p>
          </table:table-cell>
          <table:table-cell office:value-type="float" office:value="-236.506" calcext:value-type="float">
            <text:p>-236,506</text:p>
          </table:table-cell>
          <table:table-cell office:value-type="float" office:value="-161.041" calcext:value-type="float">
            <text:p>-161,041</text:p>
          </table:table-cell>
          <table:table-cell office:value-type="float" office:value="-189.623" calcext:value-type="float">
            <text:p>-189,623</text:p>
          </table:table-cell>
          <table:table-cell table:number-columns-repeated="9"/>
        </table:table-row>
        <table:table-row table:style-name="ro1">
          <table:table-cell office:value-type="float" office:value="-221.487" calcext:value-type="float">
            <text:p>-221,487</text:p>
          </table:table-cell>
          <table:table-cell office:value-type="float" office:value="-230.347" calcext:value-type="float">
            <text:p>-230,347</text:p>
          </table:table-cell>
          <table:table-cell office:value-type="float" office:value="-222.649" calcext:value-type="float">
            <text:p>-222,649</text:p>
          </table:table-cell>
          <table:table-cell office:value-type="float" office:value="-173.375" calcext:value-type="float">
            <text:p>-173,375</text:p>
          </table:table-cell>
          <table:table-cell office:value-type="float" office:value="-180.787" calcext:value-type="float">
            <text:p>-180,787</text:p>
          </table:table-cell>
          <table:table-cell table:number-columns-repeated="9"/>
        </table:table-row>
        <table:table-row table:style-name="ro1">
          <table:table-cell office:value-type="float" office:value="-206.326" calcext:value-type="float">
            <text:p>-206,326</text:p>
          </table:table-cell>
          <table:table-cell office:value-type="float" office:value="-190.116" calcext:value-type="float">
            <text:p>-190,116</text:p>
          </table:table-cell>
          <table:table-cell office:value-type="float" office:value="-222.122" calcext:value-type="float">
            <text:p>-222,122</text:p>
          </table:table-cell>
          <table:table-cell office:value-type="float" office:value="-183.705" calcext:value-type="float">
            <text:p>-183,705</text:p>
          </table:table-cell>
          <table:table-cell office:value-type="float" office:value="-200.919" calcext:value-type="float">
            <text:p>-200,919</text:p>
          </table:table-cell>
          <table:table-cell table:number-columns-repeated="9"/>
        </table:table-row>
        <table:table-row table:style-name="ro1">
          <table:table-cell office:value-type="float" office:value="-198.674" calcext:value-type="float">
            <text:p>-198,674</text:p>
          </table:table-cell>
          <table:table-cell office:value-type="float" office:value="-215.191" calcext:value-type="float">
            <text:p>-215,191</text:p>
          </table:table-cell>
          <table:table-cell office:value-type="float" office:value="-211.608" calcext:value-type="float">
            <text:p>-211,608</text:p>
          </table:table-cell>
          <table:table-cell office:value-type="float" office:value="-175.479" calcext:value-type="float">
            <text:p>-175,479</text:p>
          </table:table-cell>
          <table:table-cell office:value-type="float" office:value="-202.545" calcext:value-type="float">
            <text:p>-202,545</text:p>
          </table:table-cell>
          <table:table-cell table:number-columns-repeated="9"/>
        </table:table-row>
        <table:table-row table:style-name="ro1">
          <table:table-cell office:value-type="float" office:value="-230.632" calcext:value-type="float">
            <text:p>-230,632</text:p>
          </table:table-cell>
          <table:table-cell office:value-type="float" office:value="-210.088" calcext:value-type="float">
            <text:p>-210,088</text:p>
          </table:table-cell>
          <table:table-cell office:value-type="float" office:value="-231.624" calcext:value-type="float">
            <text:p>-231,624</text:p>
          </table:table-cell>
          <table:table-cell office:value-type="float" office:value="-182.23" calcext:value-type="float">
            <text:p>-182,23</text:p>
          </table:table-cell>
          <table:table-cell office:value-type="float" office:value="-209.785" calcext:value-type="float">
            <text:p>-209,785</text:p>
          </table:table-cell>
          <table:table-cell table:number-columns-repeated="9"/>
        </table:table-row>
        <table:table-row table:style-name="ro1">
          <table:table-cell office:value-type="float" office:value="-221.051" calcext:value-type="float">
            <text:p>-221,051</text:p>
          </table:table-cell>
          <table:table-cell office:value-type="float" office:value="-203.127" calcext:value-type="float">
            <text:p>-203,127</text:p>
          </table:table-cell>
          <table:table-cell office:value-type="float" office:value="-203.857" calcext:value-type="float">
            <text:p>-203,857</text:p>
          </table:table-cell>
          <table:table-cell office:value-type="float" office:value="-169.732" calcext:value-type="float">
            <text:p>-169,732</text:p>
          </table:table-cell>
          <table:table-cell office:value-type="float" office:value="-173.336" calcext:value-type="float">
            <text:p>-173,336</text:p>
          </table:table-cell>
          <table:table-cell table:number-columns-repeated="9"/>
        </table:table-row>
        <table:table-row table:style-name="ro1">
          <table:table-cell office:value-type="float" office:value="-225.427" calcext:value-type="float">
            <text:p>-225,427</text:p>
          </table:table-cell>
          <table:table-cell office:value-type="float" office:value="-184.673" calcext:value-type="float">
            <text:p>-184,673</text:p>
          </table:table-cell>
          <table:table-cell office:value-type="float" office:value="-213.69" calcext:value-type="float">
            <text:p>-213,69</text:p>
          </table:table-cell>
          <table:table-cell office:value-type="float" office:value="-197.886" calcext:value-type="float">
            <text:p>-197,886</text:p>
          </table:table-cell>
          <table:table-cell office:value-type="float" office:value="-189.412" calcext:value-type="float">
            <text:p>-189,412</text:p>
          </table:table-cell>
          <table:table-cell table:number-columns-repeated="9"/>
        </table:table-row>
        <table:table-row table:style-name="ro1">
          <table:table-cell office:value-type="float" office:value="-208.266" calcext:value-type="float">
            <text:p>-208,266</text:p>
          </table:table-cell>
          <table:table-cell office:value-type="float" office:value="-201.987" calcext:value-type="float">
            <text:p>-201,987</text:p>
          </table:table-cell>
          <table:table-cell office:value-type="float" office:value="-224.701" calcext:value-type="float">
            <text:p>-224,701</text:p>
          </table:table-cell>
          <table:table-cell office:value-type="float" office:value="-187.153" calcext:value-type="float">
            <text:p>-187,153</text:p>
          </table:table-cell>
          <table:table-cell office:value-type="float" office:value="-194.714" calcext:value-type="float">
            <text:p>-194,714</text:p>
          </table:table-cell>
          <table:table-cell table:number-columns-repeated="9"/>
        </table:table-row>
        <table:table-row table:style-name="ro1">
          <table:table-cell office:value-type="float" office:value="-208.757" calcext:value-type="float">
            <text:p>-208,757</text:p>
          </table:table-cell>
          <table:table-cell office:value-type="float" office:value="-205.828" calcext:value-type="float">
            <text:p>-205,828</text:p>
          </table:table-cell>
          <table:table-cell office:value-type="float" office:value="-212.73" calcext:value-type="float">
            <text:p>-212,73</text:p>
          </table:table-cell>
          <table:table-cell office:value-type="float" office:value="-181.333" calcext:value-type="float">
            <text:p>-181,333</text:p>
          </table:table-cell>
          <table:table-cell office:value-type="float" office:value="-189.419" calcext:value-type="float">
            <text:p>-189,419</text:p>
          </table:table-cell>
          <table:table-cell table:number-columns-repeated="9"/>
        </table:table-row>
        <table:table-row table:style-name="ro1">
          <table:table-cell office:value-type="float" office:value="-198.43" calcext:value-type="float">
            <text:p>-198,43</text:p>
          </table:table-cell>
          <table:table-cell office:value-type="float" office:value="-189.132" calcext:value-type="float">
            <text:p>-189,132</text:p>
          </table:table-cell>
          <table:table-cell office:value-type="float" office:value="-231.686" calcext:value-type="float">
            <text:p>-231,686</text:p>
          </table:table-cell>
          <table:table-cell office:value-type="float" office:value="-184.36" calcext:value-type="float">
            <text:p>-184,36</text:p>
          </table:table-cell>
          <table:table-cell office:value-type="float" office:value="-197.06" calcext:value-type="float">
            <text:p>-197,06</text:p>
          </table:table-cell>
          <table:table-cell table:number-columns-repeated="9"/>
        </table:table-row>
        <table:table-row table:style-name="ro1">
          <table:table-cell office:value-type="float" office:value="-212.718" calcext:value-type="float">
            <text:p>-212,718</text:p>
          </table:table-cell>
          <table:table-cell office:value-type="float" office:value="-210.52" calcext:value-type="float">
            <text:p>-210,52</text:p>
          </table:table-cell>
          <table:table-cell office:value-type="float" office:value="-217.991" calcext:value-type="float">
            <text:p>-217,991</text:p>
          </table:table-cell>
          <table:table-cell office:value-type="float" office:value="-178.854" calcext:value-type="float">
            <text:p>-178,854</text:p>
          </table:table-cell>
          <table:table-cell office:value-type="float" office:value="-174.593" calcext:value-type="float">
            <text:p>-174,593</text:p>
          </table:table-cell>
          <table:table-cell table:number-columns-repeated="9"/>
        </table:table-row>
        <table:table-row table:style-name="ro1">
          <table:table-cell office:value-type="float" office:value="-222.811" calcext:value-type="float">
            <text:p>-222,811</text:p>
          </table:table-cell>
          <table:table-cell office:value-type="float" office:value="-217.054" calcext:value-type="float">
            <text:p>-217,054</text:p>
          </table:table-cell>
          <table:table-cell office:value-type="float" office:value="-212.978" calcext:value-type="float">
            <text:p>-212,978</text:p>
          </table:table-cell>
          <table:table-cell office:value-type="float" office:value="-205.947" calcext:value-type="float">
            <text:p>-205,947</text:p>
          </table:table-cell>
          <table:table-cell office:value-type="float" office:value="-180.862" calcext:value-type="float">
            <text:p>-180,862</text:p>
          </table:table-cell>
          <table:table-cell table:number-columns-repeated="9"/>
        </table:table-row>
        <table:table-row table:style-name="ro1">
          <table:table-cell office:value-type="float" office:value="-205.284" calcext:value-type="float">
            <text:p>-205,284</text:p>
          </table:table-cell>
          <table:table-cell office:value-type="float" office:value="-204.369" calcext:value-type="float">
            <text:p>-204,369</text:p>
          </table:table-cell>
          <table:table-cell office:value-type="float" office:value="-201.07" calcext:value-type="float">
            <text:p>-201,07</text:p>
          </table:table-cell>
          <table:table-cell office:value-type="float" office:value="-176.323" calcext:value-type="float">
            <text:p>-176,323</text:p>
          </table:table-cell>
          <table:table-cell office:value-type="float" office:value="-205.572" calcext:value-type="float">
            <text:p>-205,572</text:p>
          </table:table-cell>
          <table:table-cell table:number-columns-repeated="9"/>
        </table:table-row>
        <table:table-row table:style-name="ro1">
          <table:table-cell office:value-type="float" office:value="-219.474" calcext:value-type="float">
            <text:p>-219,474</text:p>
          </table:table-cell>
          <table:table-cell office:value-type="float" office:value="-204.22" calcext:value-type="float">
            <text:p>-204,22</text:p>
          </table:table-cell>
          <table:table-cell office:value-type="float" office:value="-234.798" calcext:value-type="float">
            <text:p>-234,798</text:p>
          </table:table-cell>
          <table:table-cell office:value-type="float" office:value="-181.587" calcext:value-type="float">
            <text:p>-181,587</text:p>
          </table:table-cell>
          <table:table-cell office:value-type="float" office:value="-177.512" calcext:value-type="float">
            <text:p>-177,512</text:p>
          </table:table-cell>
          <table:table-cell table:number-columns-repeated="9"/>
        </table:table-row>
        <table:table-row table:style-name="ro1">
          <table:table-cell office:value-type="float" office:value="-220.444" calcext:value-type="float">
            <text:p>-220,444</text:p>
          </table:table-cell>
          <table:table-cell office:value-type="float" office:value="-191.494" calcext:value-type="float">
            <text:p>-191,494</text:p>
          </table:table-cell>
          <table:table-cell office:value-type="float" office:value="-229.698" calcext:value-type="float">
            <text:p>-229,698</text:p>
          </table:table-cell>
          <table:table-cell office:value-type="float" office:value="-203.635" calcext:value-type="float">
            <text:p>-203,635</text:p>
          </table:table-cell>
          <table:table-cell office:value-type="float" office:value="-201.921" calcext:value-type="float">
            <text:p>-201,921</text:p>
          </table:table-cell>
          <table:table-cell table:number-columns-repeated="9"/>
        </table:table-row>
        <table:table-row table:style-name="ro1">
          <table:table-cell office:value-type="float" office:value="-198.418" calcext:value-type="float">
            <text:p>-198,418</text:p>
          </table:table-cell>
          <table:table-cell office:value-type="float" office:value="-207.562" calcext:value-type="float">
            <text:p>-207,562</text:p>
          </table:table-cell>
          <table:table-cell office:value-type="float" office:value="-214.495" calcext:value-type="float">
            <text:p>-214,495</text:p>
          </table:table-cell>
          <table:table-cell office:value-type="float" office:value="-176.37" calcext:value-type="float">
            <text:p>-176,37</text:p>
          </table:table-cell>
          <table:table-cell office:value-type="float" office:value="-177.701" calcext:value-type="float">
            <text:p>-177,701</text:p>
          </table:table-cell>
          <table:table-cell table:number-columns-repeated="9"/>
        </table:table-row>
        <table:table-row table:style-name="ro1">
          <table:table-cell office:value-type="float" office:value="-222.56" calcext:value-type="float">
            <text:p>-222,56</text:p>
          </table:table-cell>
          <table:table-cell office:value-type="float" office:value="-224.373" calcext:value-type="float">
            <text:p>-224,373</text:p>
          </table:table-cell>
          <table:table-cell office:value-type="float" office:value="-229.502" calcext:value-type="float">
            <text:p>-229,502</text:p>
          </table:table-cell>
          <table:table-cell office:value-type="float" office:value="-199.473" calcext:value-type="float">
            <text:p>-199,473</text:p>
          </table:table-cell>
          <table:table-cell office:value-type="float" office:value="-187.811" calcext:value-type="float">
            <text:p>-187,811</text:p>
          </table:table-cell>
          <table:table-cell table:number-columns-repeated="9"/>
        </table:table-row>
        <table:table-row table:style-name="ro1">
          <table:table-cell office:value-type="float" office:value="-193.884" calcext:value-type="float">
            <text:p>-193,884</text:p>
          </table:table-cell>
          <table:table-cell office:value-type="float" office:value="-182.798" calcext:value-type="float">
            <text:p>-182,798</text:p>
          </table:table-cell>
          <table:table-cell office:value-type="float" office:value="-231.064" calcext:value-type="float">
            <text:p>-231,064</text:p>
          </table:table-cell>
          <table:table-cell office:value-type="float" office:value="-182.423" calcext:value-type="float">
            <text:p>-182,423</text:p>
          </table:table-cell>
          <table:table-cell office:value-type="float" office:value="-178.231" calcext:value-type="float">
            <text:p>-178,231</text:p>
          </table:table-cell>
          <table:table-cell table:number-columns-repeated="9"/>
        </table:table-row>
        <table:table-row table:style-name="ro1">
          <table:table-cell office:value-type="float" office:value="-215.09" calcext:value-type="float">
            <text:p>-215,09</text:p>
          </table:table-cell>
          <table:table-cell office:value-type="float" office:value="-228.791" calcext:value-type="float">
            <text:p>-228,791</text:p>
          </table:table-cell>
          <table:table-cell office:value-type="float" office:value="-223.335" calcext:value-type="float">
            <text:p>-223,335</text:p>
          </table:table-cell>
          <table:table-cell office:value-type="float" office:value="-198.434" calcext:value-type="float">
            <text:p>-198,434</text:p>
          </table:table-cell>
          <table:table-cell office:value-type="float" office:value="-186.042" calcext:value-type="float">
            <text:p>-186,042</text:p>
          </table:table-cell>
          <table:table-cell table:number-columns-repeated="9"/>
        </table:table-row>
        <table:table-row table:style-name="ro1">
          <table:table-cell office:value-type="float" office:value="-219.661" calcext:value-type="float">
            <text:p>-219,661</text:p>
          </table:table-cell>
          <table:table-cell office:value-type="float" office:value="-190.85" calcext:value-type="float">
            <text:p>-190,85</text:p>
          </table:table-cell>
          <table:table-cell office:value-type="float" office:value="-216.936" calcext:value-type="float">
            <text:p>-216,936</text:p>
          </table:table-cell>
          <table:table-cell office:value-type="float" office:value="-192.92" calcext:value-type="float">
            <text:p>-192,92</text:p>
          </table:table-cell>
          <table:table-cell office:value-type="float" office:value="-185.229" calcext:value-type="float">
            <text:p>-185,229</text:p>
          </table:table-cell>
          <table:table-cell table:number-columns-repeated="9"/>
        </table:table-row>
        <table:table-row table:style-name="ro1">
          <table:table-cell office:value-type="float" office:value="-224.443" calcext:value-type="float">
            <text:p>-224,443</text:p>
          </table:table-cell>
          <table:table-cell office:value-type="float" office:value="-194.957" calcext:value-type="float">
            <text:p>-194,957</text:p>
          </table:table-cell>
          <table:table-cell office:value-type="float" office:value="-224.664" calcext:value-type="float">
            <text:p>-224,664</text:p>
          </table:table-cell>
          <table:table-cell office:value-type="float" office:value="-194.651" calcext:value-type="float">
            <text:p>-194,651</text:p>
          </table:table-cell>
          <table:table-cell office:value-type="float" office:value="-180.379" calcext:value-type="float">
            <text:p>-180,379</text:p>
          </table:table-cell>
          <table:table-cell table:number-columns-repeated="9"/>
        </table:table-row>
        <table:table-row table:style-name="ro1">
          <table:table-cell office:value-type="float" office:value="-208.791" calcext:value-type="float">
            <text:p>-208,791</text:p>
          </table:table-cell>
          <table:table-cell office:value-type="float" office:value="-189.257" calcext:value-type="float">
            <text:p>-189,257</text:p>
          </table:table-cell>
          <table:table-cell office:value-type="float" office:value="-218.451" calcext:value-type="float">
            <text:p>-218,451</text:p>
          </table:table-cell>
          <table:table-cell office:value-type="float" office:value="-203.257" calcext:value-type="float">
            <text:p>-203,257</text:p>
          </table:table-cell>
          <table:table-cell office:value-type="float" office:value="-187.746" calcext:value-type="float">
            <text:p>-187,746</text:p>
          </table:table-cell>
          <table:table-cell table:number-columns-repeated="9"/>
        </table:table-row>
        <table:table-row table:style-name="ro1">
          <table:table-cell office:value-type="float" office:value="-229.209" calcext:value-type="float">
            <text:p>-229,209</text:p>
          </table:table-cell>
          <table:table-cell office:value-type="float" office:value="-188.368" calcext:value-type="float">
            <text:p>-188,368</text:p>
          </table:table-cell>
          <table:table-cell office:value-type="float" office:value="-213.406" calcext:value-type="float">
            <text:p>-213,406</text:p>
          </table:table-cell>
          <table:table-cell office:value-type="float" office:value="-178.926" calcext:value-type="float">
            <text:p>-178,926</text:p>
          </table:table-cell>
          <table:table-cell office:value-type="float" office:value="-180.472" calcext:value-type="float">
            <text:p>-180,472</text:p>
          </table:table-cell>
          <table:table-cell table:number-columns-repeated="9"/>
        </table:table-row>
        <table:table-row table:style-name="ro1">
          <table:table-cell office:value-type="float" office:value="-211.111" calcext:value-type="float">
            <text:p>-211,111</text:p>
          </table:table-cell>
          <table:table-cell office:value-type="float" office:value="-189.741" calcext:value-type="float">
            <text:p>-189,741</text:p>
          </table:table-cell>
          <table:table-cell office:value-type="float" office:value="-209.899" calcext:value-type="float">
            <text:p>-209,899</text:p>
          </table:table-cell>
          <table:table-cell office:value-type="float" office:value="-181.78" calcext:value-type="float">
            <text:p>-181,78</text:p>
          </table:table-cell>
          <table:table-cell office:value-type="float" office:value="-198.435" calcext:value-type="float">
            <text:p>-198,435</text:p>
          </table:table-cell>
          <table:table-cell table:number-columns-repeated="9"/>
        </table:table-row>
        <table:table-row table:style-name="ro1">
          <table:table-cell office:value-type="float" office:value="-220.249" calcext:value-type="float">
            <text:p>-220,249</text:p>
          </table:table-cell>
          <table:table-cell office:value-type="float" office:value="-197.146" calcext:value-type="float">
            <text:p>-197,146</text:p>
          </table:table-cell>
          <table:table-cell office:value-type="float" office:value="-228.031" calcext:value-type="float">
            <text:p>-228,031</text:p>
          </table:table-cell>
          <table:table-cell office:value-type="float" office:value="-202.233" calcext:value-type="float">
            <text:p>-202,233</text:p>
          </table:table-cell>
          <table:table-cell office:value-type="float" office:value="-193.083" calcext:value-type="float">
            <text:p>-193,083</text:p>
          </table:table-cell>
          <table:table-cell table:number-columns-repeated="9"/>
        </table:table-row>
        <table:table-row table:style-name="ro1">
          <table:table-cell office:value-type="float" office:value="-233.055" calcext:value-type="float">
            <text:p>-233,055</text:p>
          </table:table-cell>
          <table:table-cell office:value-type="float" office:value="-195.148" calcext:value-type="float">
            <text:p>-195,148</text:p>
          </table:table-cell>
          <table:table-cell office:value-type="float" office:value="-214.558" calcext:value-type="float">
            <text:p>-214,558</text:p>
          </table:table-cell>
          <table:table-cell office:value-type="float" office:value="-189.288" calcext:value-type="float">
            <text:p>-189,288</text:p>
          </table:table-cell>
          <table:table-cell office:value-type="float" office:value="-187.103" calcext:value-type="float">
            <text:p>-187,103</text:p>
          </table:table-cell>
          <table:table-cell table:number-columns-repeated="9"/>
        </table:table-row>
        <table:table-row table:style-name="ro1">
          <table:table-cell office:value-type="float" office:value="-229.483" calcext:value-type="float">
            <text:p>-229,483</text:p>
          </table:table-cell>
          <table:table-cell office:value-type="float" office:value="-189.6" calcext:value-type="float">
            <text:p>-189,6</text:p>
          </table:table-cell>
          <table:table-cell office:value-type="float" office:value="-230.503" calcext:value-type="float">
            <text:p>-230,503</text:p>
          </table:table-cell>
          <table:table-cell office:value-type="float" office:value="-184.783" calcext:value-type="float">
            <text:p>-184,783</text:p>
          </table:table-cell>
          <table:table-cell office:value-type="float" office:value="-180.274" calcext:value-type="float">
            <text:p>-180,274</text:p>
          </table:table-cell>
          <table:table-cell table:number-columns-repeated="9"/>
        </table:table-row>
        <table:table-row table:style-name="ro1">
          <table:table-cell office:value-type="float" office:value="-228.652" calcext:value-type="float">
            <text:p>-228,652</text:p>
          </table:table-cell>
          <table:table-cell office:value-type="float" office:value="-194.001" calcext:value-type="float">
            <text:p>-194,001</text:p>
          </table:table-cell>
          <table:table-cell office:value-type="float" office:value="-221.995" calcext:value-type="float">
            <text:p>-221,995</text:p>
          </table:table-cell>
          <table:table-cell office:value-type="float" office:value="-197.618" calcext:value-type="float">
            <text:p>-197,618</text:p>
          </table:table-cell>
          <table:table-cell office:value-type="float" office:value="-189.485" calcext:value-type="float">
            <text:p>-189,485</text:p>
          </table:table-cell>
          <table:table-cell table:number-columns-repeated="9"/>
        </table:table-row>
        <table:table-row table:style-name="ro1">
          <table:table-cell office:value-type="float" office:value="-217.308" calcext:value-type="float">
            <text:p>-217,308</text:p>
          </table:table-cell>
          <table:table-cell office:value-type="float" office:value="-194.903" calcext:value-type="float">
            <text:p>-194,903</text:p>
          </table:table-cell>
          <table:table-cell office:value-type="float" office:value="-203.217" calcext:value-type="float">
            <text:p>-203,217</text:p>
          </table:table-cell>
          <table:table-cell office:value-type="float" office:value="-179.143" calcext:value-type="float">
            <text:p>-179,143</text:p>
          </table:table-cell>
          <table:table-cell office:value-type="float" office:value="-170.726" calcext:value-type="float">
            <text:p>-170,726</text:p>
          </table:table-cell>
          <table:table-cell table:number-columns-repeated="9"/>
        </table:table-row>
        <table:table-row table:style-name="ro1">
          <table:table-cell office:value-type="float" office:value="-232.818" calcext:value-type="float">
            <text:p>-232,818</text:p>
          </table:table-cell>
          <table:table-cell office:value-type="float" office:value="-210.916" calcext:value-type="float">
            <text:p>-210,916</text:p>
          </table:table-cell>
          <table:table-cell office:value-type="float" office:value="-208.022" calcext:value-type="float">
            <text:p>-208,022</text:p>
          </table:table-cell>
          <table:table-cell office:value-type="float" office:value="-170.079" calcext:value-type="float">
            <text:p>-170,079</text:p>
          </table:table-cell>
          <table:table-cell office:value-type="float" office:value="-174.328" calcext:value-type="float">
            <text:p>-174,328</text:p>
          </table:table-cell>
          <table:table-cell table:number-columns-repeated="9"/>
        </table:table-row>
        <table:table-row table:style-name="ro1">
          <table:table-cell office:value-type="float" office:value="-239.77" calcext:value-type="float">
            <text:p>-239,77</text:p>
          </table:table-cell>
          <table:table-cell office:value-type="float" office:value="-201.345" calcext:value-type="float">
            <text:p>-201,345</text:p>
          </table:table-cell>
          <table:table-cell office:value-type="float" office:value="-245.814" calcext:value-type="float">
            <text:p>-245,814</text:p>
          </table:table-cell>
          <table:table-cell office:value-type="float" office:value="-192.597" calcext:value-type="float">
            <text:p>-192,597</text:p>
          </table:table-cell>
          <table:table-cell office:value-type="float" office:value="-179.191" calcext:value-type="float">
            <text:p>-179,191</text:p>
          </table:table-cell>
          <table:table-cell table:number-columns-repeated="9"/>
        </table:table-row>
        <table:table-row table:style-name="ro1">
          <table:table-cell office:value-type="float" office:value="-233.278" calcext:value-type="float">
            <text:p>-233,278</text:p>
          </table:table-cell>
          <table:table-cell office:value-type="float" office:value="-192.569" calcext:value-type="float">
            <text:p>-192,569</text:p>
          </table:table-cell>
          <table:table-cell office:value-type="float" office:value="-213.519" calcext:value-type="float">
            <text:p>-213,519</text:p>
          </table:table-cell>
          <table:table-cell office:value-type="float" office:value="-149.97" calcext:value-type="float">
            <text:p>-149,97</text:p>
          </table:table-cell>
          <table:table-cell office:value-type="float" office:value="-185.481" calcext:value-type="float">
            <text:p>-185,481</text:p>
          </table:table-cell>
          <table:table-cell table:number-columns-repeated="9"/>
        </table:table-row>
        <table:table-row table:style-name="ro1">
          <table:table-cell office:value-type="float" office:value="-249.155" calcext:value-type="float">
            <text:p>-249,155</text:p>
          </table:table-cell>
          <table:table-cell office:value-type="float" office:value="-200.858" calcext:value-type="float">
            <text:p>-200,858</text:p>
          </table:table-cell>
          <table:table-cell office:value-type="float" office:value="-220.578" calcext:value-type="float">
            <text:p>-220,578</text:p>
          </table:table-cell>
          <table:table-cell office:value-type="float" office:value="-190.788" calcext:value-type="float">
            <text:p>-190,788</text:p>
          </table:table-cell>
          <table:table-cell office:value-type="float" office:value="-170.696" calcext:value-type="float">
            <text:p>-170,696</text:p>
          </table:table-cell>
          <table:table-cell table:number-columns-repeated="9"/>
        </table:table-row>
        <table:table-row table:style-name="ro1">
          <table:table-cell office:value-type="float" office:value="-216.066" calcext:value-type="float">
            <text:p>-216,066</text:p>
          </table:table-cell>
          <table:table-cell office:value-type="float" office:value="-198.373" calcext:value-type="float">
            <text:p>-198,373</text:p>
          </table:table-cell>
          <table:table-cell office:value-type="float" office:value="-225.318" calcext:value-type="float">
            <text:p>-225,318</text:p>
          </table:table-cell>
          <table:table-cell office:value-type="float" office:value="-178.285" calcext:value-type="float">
            <text:p>-178,285</text:p>
          </table:table-cell>
          <table:table-cell office:value-type="float" office:value="-197.142" calcext:value-type="float">
            <text:p>-197,142</text:p>
          </table:table-cell>
          <table:table-cell table:number-columns-repeated="9"/>
        </table:table-row>
        <table:table-row table:style-name="ro1">
          <table:table-cell office:value-type="float" office:value="-216.934" calcext:value-type="float">
            <text:p>-216,934</text:p>
          </table:table-cell>
          <table:table-cell office:value-type="float" office:value="-221.067" calcext:value-type="float">
            <text:p>-221,067</text:p>
          </table:table-cell>
          <table:table-cell office:value-type="float" office:value="-220.52" calcext:value-type="float">
            <text:p>-220,52</text:p>
          </table:table-cell>
          <table:table-cell office:value-type="float" office:value="-182.161" calcext:value-type="float">
            <text:p>-182,161</text:p>
          </table:table-cell>
          <table:table-cell office:value-type="float" office:value="-162.569" calcext:value-type="float">
            <text:p>-162,569</text:p>
          </table:table-cell>
          <table:table-cell table:number-columns-repeated="9"/>
        </table:table-row>
        <table:table-row table:style-name="ro1">
          <table:table-cell office:value-type="float" office:value="-202.659" calcext:value-type="float">
            <text:p>-202,659</text:p>
          </table:table-cell>
          <table:table-cell office:value-type="float" office:value="-204.515" calcext:value-type="float">
            <text:p>-204,515</text:p>
          </table:table-cell>
          <table:table-cell office:value-type="float" office:value="-225.872" calcext:value-type="float">
            <text:p>-225,872</text:p>
          </table:table-cell>
          <table:table-cell office:value-type="float" office:value="-197.641" calcext:value-type="float">
            <text:p>-197,641</text:p>
          </table:table-cell>
          <table:table-cell office:value-type="float" office:value="-189.831" calcext:value-type="float">
            <text:p>-189,831</text:p>
          </table:table-cell>
          <table:table-cell table:number-columns-repeated="9"/>
        </table:table-row>
        <table:table-row table:style-name="ro1">
          <table:table-cell office:value-type="float" office:value="-209.805" calcext:value-type="float">
            <text:p>-209,805</text:p>
          </table:table-cell>
          <table:table-cell office:value-type="float" office:value="-228.602" calcext:value-type="float">
            <text:p>-228,602</text:p>
          </table:table-cell>
          <table:table-cell office:value-type="float" office:value="-203.835" calcext:value-type="float">
            <text:p>-203,835</text:p>
          </table:table-cell>
          <table:table-cell office:value-type="float" office:value="-193.145" calcext:value-type="float">
            <text:p>-193,145</text:p>
          </table:table-cell>
          <table:table-cell office:value-type="float" office:value="-172.565" calcext:value-type="float">
            <text:p>-172,565</text:p>
          </table:table-cell>
          <table:table-cell table:number-columns-repeated="9"/>
        </table:table-row>
        <table:table-row table:style-name="ro1">
          <table:table-cell office:value-type="float" office:value="-223.972" calcext:value-type="float">
            <text:p>-223,972</text:p>
          </table:table-cell>
          <table:table-cell office:value-type="float" office:value="-208.532" calcext:value-type="float">
            <text:p>-208,532</text:p>
          </table:table-cell>
          <table:table-cell office:value-type="float" office:value="-210.299" calcext:value-type="float">
            <text:p>-210,299</text:p>
          </table:table-cell>
          <table:table-cell office:value-type="float" office:value="-224.304" calcext:value-type="float">
            <text:p>-224,304</text:p>
          </table:table-cell>
          <table:table-cell office:value-type="float" office:value="-173.752" calcext:value-type="float">
            <text:p>-173,752</text:p>
          </table:table-cell>
          <table:table-cell table:number-columns-repeated="9"/>
        </table:table-row>
        <table:table-row table:style-name="ro1">
          <table:table-cell office:value-type="float" office:value="-207.223" calcext:value-type="float">
            <text:p>-207,223</text:p>
          </table:table-cell>
          <table:table-cell office:value-type="float" office:value="-199.61" calcext:value-type="float">
            <text:p>-199,61</text:p>
          </table:table-cell>
          <table:table-cell office:value-type="float" office:value="-221.177" calcext:value-type="float">
            <text:p>-221,177</text:p>
          </table:table-cell>
          <table:table-cell office:value-type="float" office:value="-201.35" calcext:value-type="float">
            <text:p>-201,35</text:p>
          </table:table-cell>
          <table:table-cell office:value-type="float" office:value="-189.097" calcext:value-type="float">
            <text:p>-189,097</text:p>
          </table:table-cell>
          <table:table-cell table:number-columns-repeated="9"/>
        </table:table-row>
        <table:table-row table:style-name="ro1">
          <table:table-cell office:value-type="float" office:value="-209.163" calcext:value-type="float">
            <text:p>-209,163</text:p>
          </table:table-cell>
          <table:table-cell office:value-type="float" office:value="-229.166" calcext:value-type="float">
            <text:p>-229,166</text:p>
          </table:table-cell>
          <table:table-cell office:value-type="float" office:value="-182.838" calcext:value-type="float">
            <text:p>-182,838</text:p>
          </table:table-cell>
          <table:table-cell office:value-type="float" office:value="-199.085" calcext:value-type="float">
            <text:p>-199,085</text:p>
          </table:table-cell>
          <table:table-cell office:value-type="float" office:value="-164.338" calcext:value-type="float">
            <text:p>-164,338</text:p>
          </table:table-cell>
          <table:table-cell table:number-columns-repeated="9"/>
        </table:table-row>
        <table:table-row table:style-name="ro1">
          <table:table-cell office:value-type="float" office:value="-205.48" calcext:value-type="float">
            <text:p>-205,48</text:p>
          </table:table-cell>
          <table:table-cell office:value-type="float" office:value="-208.214" calcext:value-type="float">
            <text:p>-208,214</text:p>
          </table:table-cell>
          <table:table-cell office:value-type="float" office:value="-205.151" calcext:value-type="float">
            <text:p>-205,151</text:p>
          </table:table-cell>
          <table:table-cell office:value-type="float" office:value="-206.07" calcext:value-type="float">
            <text:p>-206,07</text:p>
          </table:table-cell>
          <table:table-cell office:value-type="float" office:value="-169.194" calcext:value-type="float">
            <text:p>-169,194</text:p>
          </table:table-cell>
          <table:table-cell table:number-columns-repeated="9"/>
        </table:table-row>
        <table:table-row table:style-name="ro1">
          <table:table-cell office:value-type="float" office:value="-222.737" calcext:value-type="float">
            <text:p>-222,737</text:p>
          </table:table-cell>
          <table:table-cell office:value-type="float" office:value="-183.296" calcext:value-type="float">
            <text:p>-183,296</text:p>
          </table:table-cell>
          <table:table-cell office:value-type="float" office:value="-208.591" calcext:value-type="float">
            <text:p>-208,591</text:p>
          </table:table-cell>
          <table:table-cell office:value-type="float" office:value="-192.975" calcext:value-type="float">
            <text:p>-192,975</text:p>
          </table:table-cell>
          <table:table-cell office:value-type="float" office:value="-179.802" calcext:value-type="float">
            <text:p>-179,802</text:p>
          </table:table-cell>
          <table:table-cell table:number-columns-repeated="9"/>
        </table:table-row>
        <table:table-row table:style-name="ro1">
          <table:table-cell office:value-type="float" office:value="-212.138" calcext:value-type="float">
            <text:p>-212,138</text:p>
          </table:table-cell>
          <table:table-cell office:value-type="float" office:value="-193.304" calcext:value-type="float">
            <text:p>-193,304</text:p>
          </table:table-cell>
          <table:table-cell office:value-type="float" office:value="-195.192" calcext:value-type="float">
            <text:p>-195,192</text:p>
          </table:table-cell>
          <table:table-cell office:value-type="float" office:value="-196.745" calcext:value-type="float">
            <text:p>-196,745</text:p>
          </table:table-cell>
          <table:table-cell office:value-type="float" office:value="-170.773" calcext:value-type="float">
            <text:p>-170,773</text:p>
          </table:table-cell>
          <table:table-cell table:number-columns-repeated="9"/>
        </table:table-row>
        <table:table-row table:style-name="ro1">
          <table:table-cell office:value-type="float" office:value="-220.222" calcext:value-type="float">
            <text:p>-220,222</text:p>
          </table:table-cell>
          <table:table-cell office:value-type="float" office:value="-210.39" calcext:value-type="float">
            <text:p>-210,39</text:p>
          </table:table-cell>
          <table:table-cell office:value-type="float" office:value="-214.361" calcext:value-type="float">
            <text:p>-214,361</text:p>
          </table:table-cell>
          <table:table-cell office:value-type="float" office:value="-195.78" calcext:value-type="float">
            <text:p>-195,78</text:p>
          </table:table-cell>
          <table:table-cell office:value-type="float" office:value="-186.644" calcext:value-type="float">
            <text:p>-186,644</text:p>
          </table:table-cell>
          <table:table-cell table:number-columns-repeated="9"/>
        </table:table-row>
        <table:table-row table:style-name="ro1">
          <table:table-cell office:value-type="float" office:value="-225.583" calcext:value-type="float">
            <text:p>-225,583</text:p>
          </table:table-cell>
          <table:table-cell office:value-type="float" office:value="-217.92" calcext:value-type="float">
            <text:p>-217,92</text:p>
          </table:table-cell>
          <table:table-cell office:value-type="float" office:value="-194.546" calcext:value-type="float">
            <text:p>-194,546</text:p>
          </table:table-cell>
          <table:table-cell office:value-type="float" office:value="-209.905" calcext:value-type="float">
            <text:p>-209,905</text:p>
          </table:table-cell>
          <table:table-cell office:value-type="float" office:value="-175.767" calcext:value-type="float">
            <text:p>-175,767</text:p>
          </table:table-cell>
          <table:table-cell table:number-columns-repeated="9"/>
        </table:table-row>
        <table:table-row table:style-name="ro1">
          <table:table-cell office:value-type="float" office:value="-211.154" calcext:value-type="float">
            <text:p>-211,154</text:p>
          </table:table-cell>
          <table:table-cell office:value-type="float" office:value="-207.557" calcext:value-type="float">
            <text:p>-207,557</text:p>
          </table:table-cell>
          <table:table-cell office:value-type="float" office:value="-210.361" calcext:value-type="float">
            <text:p>-210,361</text:p>
          </table:table-cell>
          <table:table-cell office:value-type="float" office:value="-200.259" calcext:value-type="float">
            <text:p>-200,259</text:p>
          </table:table-cell>
          <table:table-cell office:value-type="float" office:value="-185.47" calcext:value-type="float">
            <text:p>-185,47</text:p>
          </table:table-cell>
          <table:table-cell table:number-columns-repeated="9"/>
        </table:table-row>
        <table:table-row table:style-name="ro1">
          <table:table-cell office:value-type="float" office:value="-213.589" calcext:value-type="float">
            <text:p>-213,589</text:p>
          </table:table-cell>
          <table:table-cell office:value-type="float" office:value="-194.237" calcext:value-type="float">
            <text:p>-194,237</text:p>
          </table:table-cell>
          <table:table-cell office:value-type="float" office:value="-210.186" calcext:value-type="float">
            <text:p>-210,186</text:p>
          </table:table-cell>
          <table:table-cell office:value-type="float" office:value="-198.38" calcext:value-type="float">
            <text:p>-198,38</text:p>
          </table:table-cell>
          <table:table-cell office:value-type="float" office:value="-183.418" calcext:value-type="float">
            <text:p>-183,418</text:p>
          </table:table-cell>
          <table:table-cell table:number-columns-repeated="9"/>
        </table:table-row>
        <table:table-row table:style-name="ro1">
          <table:table-cell office:value-type="float" office:value="-218.836" calcext:value-type="float">
            <text:p>-218,836</text:p>
          </table:table-cell>
          <table:table-cell office:value-type="float" office:value="-184.564" calcext:value-type="float">
            <text:p>-184,564</text:p>
          </table:table-cell>
          <table:table-cell office:value-type="float" office:value="-197.896" calcext:value-type="float">
            <text:p>-197,896</text:p>
          </table:table-cell>
          <table:table-cell office:value-type="float" office:value="-205.663" calcext:value-type="float">
            <text:p>-205,663</text:p>
          </table:table-cell>
          <table:table-cell office:value-type="float" office:value="-194.574" calcext:value-type="float">
            <text:p>-194,574</text:p>
          </table:table-cell>
          <table:table-cell table:number-columns-repeated="9"/>
        </table:table-row>
        <table:table-row table:style-name="ro1">
          <table:table-cell office:value-type="float" office:value="-210.958" calcext:value-type="float">
            <text:p>-210,958</text:p>
          </table:table-cell>
          <table:table-cell office:value-type="float" office:value="-228.279" calcext:value-type="float">
            <text:p>-228,279</text:p>
          </table:table-cell>
          <table:table-cell office:value-type="float" office:value="-225.311" calcext:value-type="float">
            <text:p>-225,311</text:p>
          </table:table-cell>
          <table:table-cell office:value-type="float" office:value="-209.188" calcext:value-type="float">
            <text:p>-209,188</text:p>
          </table:table-cell>
          <table:table-cell office:value-type="float" office:value="-166.481" calcext:value-type="float">
            <text:p>-166,481</text:p>
          </table:table-cell>
          <table:table-cell table:number-columns-repeated="9"/>
        </table:table-row>
        <table:table-row table:style-name="ro1">
          <table:table-cell office:value-type="float" office:value="-213.92" calcext:value-type="float">
            <text:p>-213,92</text:p>
          </table:table-cell>
          <table:table-cell office:value-type="float" office:value="-187.666" calcext:value-type="float">
            <text:p>-187,666</text:p>
          </table:table-cell>
          <table:table-cell office:value-type="float" office:value="-199.973" calcext:value-type="float">
            <text:p>-199,973</text:p>
          </table:table-cell>
          <table:table-cell office:value-type="float" office:value="-196.871" calcext:value-type="float">
            <text:p>-196,871</text:p>
          </table:table-cell>
          <table:table-cell office:value-type="float" office:value="-184.336" calcext:value-type="float">
            <text:p>-184,336</text:p>
          </table:table-cell>
          <table:table-cell table:number-columns-repeated="9"/>
        </table:table-row>
        <table:table-row table:style-name="ro1">
          <table:table-cell office:value-type="float" office:value="-220.492" calcext:value-type="float">
            <text:p>-220,492</text:p>
          </table:table-cell>
          <table:table-cell office:value-type="float" office:value="-204.961" calcext:value-type="float">
            <text:p>-204,961</text:p>
          </table:table-cell>
          <table:table-cell office:value-type="float" office:value="-210.269" calcext:value-type="float">
            <text:p>-210,269</text:p>
          </table:table-cell>
          <table:table-cell office:value-type="float" office:value="-204.01" calcext:value-type="float">
            <text:p>-204,01</text:p>
          </table:table-cell>
          <table:table-cell office:value-type="float" office:value="-175.694" calcext:value-type="float">
            <text:p>-175,694</text:p>
          </table:table-cell>
          <table:table-cell table:number-columns-repeated="9"/>
        </table:table-row>
        <table:table-row table:style-name="ro1">
          <table:table-cell office:value-type="float" office:value="-217.025" calcext:value-type="float">
            <text:p>-217,025</text:p>
          </table:table-cell>
          <table:table-cell office:value-type="float" office:value="-202.146" calcext:value-type="float">
            <text:p>-202,146</text:p>
          </table:table-cell>
          <table:table-cell office:value-type="float" office:value="-220.601" calcext:value-type="float">
            <text:p>-220,601</text:p>
          </table:table-cell>
          <table:table-cell office:value-type="float" office:value="-187.93" calcext:value-type="float">
            <text:p>-187,93</text:p>
          </table:table-cell>
          <table:table-cell office:value-type="float" office:value="-178.01" calcext:value-type="float">
            <text:p>-178,01</text:p>
          </table:table-cell>
          <table:table-cell table:number-columns-repeated="9"/>
        </table:table-row>
        <table:table-row table:style-name="ro1">
          <table:table-cell office:value-type="float" office:value="-230.189" calcext:value-type="float">
            <text:p>-230,189</text:p>
          </table:table-cell>
          <table:table-cell office:value-type="float" office:value="-186.402" calcext:value-type="float">
            <text:p>-186,402</text:p>
          </table:table-cell>
          <table:table-cell office:value-type="float" office:value="-216.232" calcext:value-type="float">
            <text:p>-216,232</text:p>
          </table:table-cell>
          <table:table-cell office:value-type="float" office:value="-179.584" calcext:value-type="float">
            <text:p>-179,584</text:p>
          </table:table-cell>
          <table:table-cell office:value-type="float" office:value="-166.905" calcext:value-type="float">
            <text:p>-166,905</text:p>
          </table:table-cell>
          <table:table-cell table:number-columns-repeated="9"/>
        </table:table-row>
        <table:table-row table:style-name="ro1">
          <table:table-cell office:value-type="float" office:value="-217.947" calcext:value-type="float">
            <text:p>-217,947</text:p>
          </table:table-cell>
          <table:table-cell office:value-type="float" office:value="-202.263" calcext:value-type="float">
            <text:p>-202,263</text:p>
          </table:table-cell>
          <table:table-cell office:value-type="float" office:value="-213.746" calcext:value-type="float">
            <text:p>-213,746</text:p>
          </table:table-cell>
          <table:table-cell office:value-type="float" office:value="-200.011" calcext:value-type="float">
            <text:p>-200,011</text:p>
          </table:table-cell>
          <table:table-cell office:value-type="float" office:value="-178.883" calcext:value-type="float">
            <text:p>-178,883</text:p>
          </table:table-cell>
          <table:table-cell table:number-columns-repeated="9"/>
        </table:table-row>
        <table:table-row table:style-name="ro1">
          <table:table-cell office:value-type="float" office:value="-220.899" calcext:value-type="float">
            <text:p>-220,899</text:p>
          </table:table-cell>
          <table:table-cell office:value-type="float" office:value="-213.368" calcext:value-type="float">
            <text:p>-213,368</text:p>
          </table:table-cell>
          <table:table-cell office:value-type="float" office:value="-210.744" calcext:value-type="float">
            <text:p>-210,744</text:p>
          </table:table-cell>
          <table:table-cell office:value-type="float" office:value="-195.067" calcext:value-type="float">
            <text:p>-195,067</text:p>
          </table:table-cell>
          <table:table-cell office:value-type="float" office:value="-184.802" calcext:value-type="float">
            <text:p>-184,802</text:p>
          </table:table-cell>
          <table:table-cell table:number-columns-repeated="9"/>
        </table:table-row>
        <table:table-row table:style-name="ro1">
          <table:table-cell office:value-type="float" office:value="-217.527" calcext:value-type="float">
            <text:p>-217,527</text:p>
          </table:table-cell>
          <table:table-cell office:value-type="float" office:value="-217.812" calcext:value-type="float">
            <text:p>-217,812</text:p>
          </table:table-cell>
          <table:table-cell office:value-type="float" office:value="-222.36" calcext:value-type="float">
            <text:p>-222,36</text:p>
          </table:table-cell>
          <table:table-cell office:value-type="float" office:value="-206.177" calcext:value-type="float">
            <text:p>-206,177</text:p>
          </table:table-cell>
          <table:table-cell office:value-type="float" office:value="-178.491" calcext:value-type="float">
            <text:p>-178,491</text:p>
          </table:table-cell>
          <table:table-cell table:number-columns-repeated="9"/>
        </table:table-row>
        <table:table-row table:style-name="ro1">
          <table:table-cell office:value-type="float" office:value="-240.726" calcext:value-type="float">
            <text:p>-240,726</text:p>
          </table:table-cell>
          <table:table-cell office:value-type="float" office:value="-211.122" calcext:value-type="float">
            <text:p>-211,122</text:p>
          </table:table-cell>
          <table:table-cell office:value-type="float" office:value="-197.53" calcext:value-type="float">
            <text:p>-197,53</text:p>
          </table:table-cell>
          <table:table-cell office:value-type="float" office:value="-190.774" calcext:value-type="float">
            <text:p>-190,774</text:p>
          </table:table-cell>
          <table:table-cell office:value-type="float" office:value="-207.958" calcext:value-type="float">
            <text:p>-207,958</text:p>
          </table:table-cell>
          <table:table-cell table:number-columns-repeated="9"/>
        </table:table-row>
        <table:table-row table:style-name="ro1">
          <table:table-cell office:value-type="float" office:value="-219.42" calcext:value-type="float">
            <text:p>-219,42</text:p>
          </table:table-cell>
          <table:table-cell office:value-type="float" office:value="-210.236" calcext:value-type="float">
            <text:p>-210,236</text:p>
          </table:table-cell>
          <table:table-cell office:value-type="float" office:value="-189.072" calcext:value-type="float">
            <text:p>-189,072</text:p>
          </table:table-cell>
          <table:table-cell office:value-type="float" office:value="-200.741" calcext:value-type="float">
            <text:p>-200,741</text:p>
          </table:table-cell>
          <table:table-cell office:value-type="float" office:value="-203.662" calcext:value-type="float">
            <text:p>-203,662</text:p>
          </table:table-cell>
          <table:table-cell table:number-columns-repeated="9"/>
        </table:table-row>
        <table:table-row table:style-name="ro1">
          <table:table-cell office:value-type="float" office:value="-206.969" calcext:value-type="float">
            <text:p>-206,969</text:p>
          </table:table-cell>
          <table:table-cell office:value-type="float" office:value="-209.454" calcext:value-type="float">
            <text:p>-209,454</text:p>
          </table:table-cell>
          <table:table-cell office:value-type="float" office:value="-216.751" calcext:value-type="float">
            <text:p>-216,751</text:p>
          </table:table-cell>
          <table:table-cell office:value-type="float" office:value="-175.607" calcext:value-type="float">
            <text:p>-175,607</text:p>
          </table:table-cell>
          <table:table-cell office:value-type="float" office:value="-190.59" calcext:value-type="float">
            <text:p>-190,59</text:p>
          </table:table-cell>
          <table:table-cell table:number-columns-repeated="9"/>
        </table:table-row>
        <table:table-row table:style-name="ro1">
          <table:table-cell office:value-type="float" office:value="-228.437" calcext:value-type="float">
            <text:p>-228,437</text:p>
          </table:table-cell>
          <table:table-cell office:value-type="float" office:value="-207.127" calcext:value-type="float">
            <text:p>-207,127</text:p>
          </table:table-cell>
          <table:table-cell office:value-type="float" office:value="-202.114" calcext:value-type="float">
            <text:p>-202,114</text:p>
          </table:table-cell>
          <table:table-cell office:value-type="float" office:value="-191.145" calcext:value-type="float">
            <text:p>-191,145</text:p>
          </table:table-cell>
          <table:table-cell office:value-type="float" office:value="-179.93" calcext:value-type="float">
            <text:p>-179,93</text:p>
          </table:table-cell>
          <table:table-cell table:number-columns-repeated="9"/>
        </table:table-row>
        <table:table-row table:style-name="ro1">
          <table:table-cell office:value-type="float" office:value="-235.58" calcext:value-type="float">
            <text:p>-235,58</text:p>
          </table:table-cell>
          <table:table-cell office:value-type="float" office:value="-215.707" calcext:value-type="float">
            <text:p>-215,707</text:p>
          </table:table-cell>
          <table:table-cell office:value-type="float" office:value="-195.859" calcext:value-type="float">
            <text:p>-195,859</text:p>
          </table:table-cell>
          <table:table-cell office:value-type="float" office:value="-198.137" calcext:value-type="float">
            <text:p>-198,137</text:p>
          </table:table-cell>
          <table:table-cell office:value-type="float" office:value="-194.908" calcext:value-type="float">
            <text:p>-194,908</text:p>
          </table:table-cell>
          <table:table-cell table:number-columns-repeated="9"/>
        </table:table-row>
        <table:table-row table:style-name="ro1">
          <table:table-cell office:value-type="float" office:value="-196.594" calcext:value-type="float">
            <text:p>-196,594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198.505" calcext:value-type="float">
            <text:p>-198,505</text:p>
          </table:table-cell>
          <table:table-cell office:value-type="float" office:value="-203.588" calcext:value-type="float">
            <text:p>-203,588</text:p>
          </table:table-cell>
          <table:table-cell office:value-type="float" office:value="-180.575" calcext:value-type="float">
            <text:p>-180,575</text:p>
          </table:table-cell>
          <table:table-cell table:number-columns-repeated="9"/>
        </table:table-row>
        <table:table-row table:style-name="ro1">
          <table:table-cell office:value-type="float" office:value="-188.708" calcext:value-type="float">
            <text:p>-188,708</text:p>
          </table:table-cell>
          <table:table-cell office:value-type="float" office:value="-206.173" calcext:value-type="float">
            <text:p>-206,173</text:p>
          </table:table-cell>
          <table:table-cell office:value-type="float" office:value="-210.429" calcext:value-type="float">
            <text:p>-210,429</text:p>
          </table:table-cell>
          <table:table-cell office:value-type="float" office:value="-194.554" calcext:value-type="float">
            <text:p>-194,554</text:p>
          </table:table-cell>
          <table:table-cell office:value-type="float" office:value="-197.466" calcext:value-type="float">
            <text:p>-197,466</text:p>
          </table:table-cell>
          <table:table-cell table:number-columns-repeated="9"/>
        </table:table-row>
        <table:table-row table:style-name="ro1">
          <table:table-cell office:value-type="float" office:value="-217.445" calcext:value-type="float">
            <text:p>-217,445</text:p>
          </table:table-cell>
          <table:table-cell office:value-type="float" office:value="-188.886" calcext:value-type="float">
            <text:p>-188,886</text:p>
          </table:table-cell>
          <table:table-cell office:value-type="float" office:value="-206.414" calcext:value-type="float">
            <text:p>-206,414</text:p>
          </table:table-cell>
          <table:table-cell office:value-type="float" office:value="-190.529" calcext:value-type="float">
            <text:p>-190,529</text:p>
          </table:table-cell>
          <table:table-cell office:value-type="float" office:value="-192.143" calcext:value-type="float">
            <text:p>-192,143</text:p>
          </table:table-cell>
          <table:table-cell table:number-columns-repeated="9"/>
        </table:table-row>
        <table:table-row table:style-name="ro1">
          <table:table-cell office:value-type="float" office:value="-198.197" calcext:value-type="float">
            <text:p>-198,197</text:p>
          </table:table-cell>
          <table:table-cell office:value-type="float" office:value="-200.513" calcext:value-type="float">
            <text:p>-200,513</text:p>
          </table:table-cell>
          <table:table-cell office:value-type="float" office:value="-187.675" calcext:value-type="float">
            <text:p>-187,675</text:p>
          </table:table-cell>
          <table:table-cell office:value-type="float" office:value="-194.266" calcext:value-type="float">
            <text:p>-194,266</text:p>
          </table:table-cell>
          <table:table-cell office:value-type="float" office:value="-195.054" calcext:value-type="float">
            <text:p>-195,054</text:p>
          </table:table-cell>
          <table:table-cell table:number-columns-repeated="9"/>
        </table:table-row>
        <table:table-row table:style-name="ro1">
          <table:table-cell office:value-type="float" office:value="-221.823" calcext:value-type="float">
            <text:p>-221,823</text:p>
          </table:table-cell>
          <table:table-cell office:value-type="float" office:value="-213.318" calcext:value-type="float">
            <text:p>-213,318</text:p>
          </table:table-cell>
          <table:table-cell office:value-type="float" office:value="-212.07" calcext:value-type="float">
            <text:p>-212,07</text:p>
          </table:table-cell>
          <table:table-cell office:value-type="float" office:value="-187.872" calcext:value-type="float">
            <text:p>-187,872</text:p>
          </table:table-cell>
          <table:table-cell office:value-type="float" office:value="-181.707" calcext:value-type="float">
            <text:p>-181,707</text:p>
          </table:table-cell>
          <table:table-cell table:number-columns-repeated="9"/>
        </table:table-row>
        <table:table-row table:style-name="ro1">
          <table:table-cell office:value-type="float" office:value="-224.361" calcext:value-type="float">
            <text:p>-224,361</text:p>
          </table:table-cell>
          <table:table-cell office:value-type="float" office:value="-210.465" calcext:value-type="float">
            <text:p>-210,465</text:p>
          </table:table-cell>
          <table:table-cell office:value-type="float" office:value="-200.472" calcext:value-type="float">
            <text:p>-200,472</text:p>
          </table:table-cell>
          <table:table-cell office:value-type="float" office:value="-195.346" calcext:value-type="float">
            <text:p>-195,346</text:p>
          </table:table-cell>
          <table:table-cell office:value-type="float" office:value="-191.437" calcext:value-type="float">
            <text:p>-191,437</text:p>
          </table:table-cell>
          <table:table-cell table:number-columns-repeated="9"/>
        </table:table-row>
        <table:table-row table:style-name="ro1">
          <table:table-cell office:value-type="float" office:value="-231.421" calcext:value-type="float">
            <text:p>-231,421</text:p>
          </table:table-cell>
          <table:table-cell office:value-type="float" office:value="-209.859" calcext:value-type="float">
            <text:p>-209,859</text:p>
          </table:table-cell>
          <table:table-cell office:value-type="float" office:value="-191.066" calcext:value-type="float">
            <text:p>-191,066</text:p>
          </table:table-cell>
          <table:table-cell office:value-type="float" office:value="-185.115" calcext:value-type="float">
            <text:p>-185,115</text:p>
          </table:table-cell>
          <table:table-cell office:value-type="float" office:value="-165.778" calcext:value-type="float">
            <text:p>-165,778</text:p>
          </table:table-cell>
          <table:table-cell table:number-columns-repeated="9"/>
        </table:table-row>
        <table:table-row table:style-name="ro1">
          <table:table-cell office:value-type="float" office:value="-202.037" calcext:value-type="float">
            <text:p>-202,037</text:p>
          </table:table-cell>
          <table:table-cell office:value-type="float" office:value="-199.128" calcext:value-type="float">
            <text:p>-199,128</text:p>
          </table:table-cell>
          <table:table-cell office:value-type="float" office:value="-200.729" calcext:value-type="float">
            <text:p>-200,729</text:p>
          </table:table-cell>
          <table:table-cell office:value-type="float" office:value="-195.589" calcext:value-type="float">
            <text:p>-195,589</text:p>
          </table:table-cell>
          <table:table-cell office:value-type="float" office:value="-188.693" calcext:value-type="float">
            <text:p>-188,693</text:p>
          </table:table-cell>
          <table:table-cell table:number-columns-repeated="9"/>
        </table:table-row>
        <table:table-row table:style-name="ro1">
          <table:table-cell office:value-type="float" office:value="-214.552" calcext:value-type="float">
            <text:p>-214,552</text:p>
          </table:table-cell>
          <table:table-cell office:value-type="float" office:value="-194.235" calcext:value-type="float">
            <text:p>-194,235</text:p>
          </table:table-cell>
          <table:table-cell office:value-type="float" office:value="-212.344" calcext:value-type="float">
            <text:p>-212,344</text:p>
          </table:table-cell>
          <table:table-cell office:value-type="float" office:value="-204.653" calcext:value-type="float">
            <text:p>-204,653</text:p>
          </table:table-cell>
          <table:table-cell office:value-type="float" office:value="-167.973" calcext:value-type="float">
            <text:p>-167,973</text:p>
          </table:table-cell>
          <table:table-cell table:number-columns-repeated="9"/>
        </table:table-row>
        <table:table-row table:style-name="ro1">
          <table:table-cell office:value-type="float" office:value="-226.723" calcext:value-type="float">
            <text:p>-226,723</text:p>
          </table:table-cell>
          <table:table-cell office:value-type="float" office:value="-214.954" calcext:value-type="float">
            <text:p>-214,954</text:p>
          </table:table-cell>
          <table:table-cell office:value-type="float" office:value="-216.18" calcext:value-type="float">
            <text:p>-216,18</text:p>
          </table:table-cell>
          <table:table-cell office:value-type="float" office:value="-181.236" calcext:value-type="float">
            <text:p>-181,236</text:p>
          </table:table-cell>
          <table:table-cell office:value-type="float" office:value="-180.59" calcext:value-type="float">
            <text:p>-180,59</text:p>
          </table:table-cell>
          <table:table-cell table:number-columns-repeated="9"/>
        </table:table-row>
        <table:table-row table:style-name="ro1">
          <table:table-cell office:value-type="float" office:value="-210.897" calcext:value-type="float">
            <text:p>-210,897</text:p>
          </table:table-cell>
          <table:table-cell office:value-type="float" office:value="-201.391" calcext:value-type="float">
            <text:p>-201,391</text:p>
          </table:table-cell>
          <table:table-cell office:value-type="float" office:value="-217.974" calcext:value-type="float">
            <text:p>-217,974</text:p>
          </table:table-cell>
          <table:table-cell office:value-type="float" office:value="-167.104" calcext:value-type="float">
            <text:p>-167,104</text:p>
          </table:table-cell>
          <table:table-cell office:value-type="float" office:value="-181.544" calcext:value-type="float">
            <text:p>-181,544</text:p>
          </table:table-cell>
          <table:table-cell table:number-columns-repeated="9"/>
        </table:table-row>
        <table:table-row table:style-name="ro1">
          <table:table-cell office:value-type="float" office:value="-232.041" calcext:value-type="float">
            <text:p>-232,041</text:p>
          </table:table-cell>
          <table:table-cell office:value-type="float" office:value="-197.819" calcext:value-type="float">
            <text:p>-197,819</text:p>
          </table:table-cell>
          <table:table-cell office:value-type="float" office:value="-209.706" calcext:value-type="float">
            <text:p>-209,706</text:p>
          </table:table-cell>
          <table:table-cell office:value-type="float" office:value="-162.073" calcext:value-type="float">
            <text:p>-162,073</text:p>
          </table:table-cell>
          <table:table-cell office:value-type="float" office:value="-168.8" calcext:value-type="float">
            <text:p>-168,8</text:p>
          </table:table-cell>
          <table:table-cell table:number-columns-repeated="9"/>
        </table:table-row>
        <table:table-row table:style-name="ro1">
          <table:table-cell office:value-type="float" office:value="-202.851" calcext:value-type="float">
            <text:p>-202,851</text:p>
          </table:table-cell>
          <table:table-cell office:value-type="float" office:value="-202.151" calcext:value-type="float">
            <text:p>-202,151</text:p>
          </table:table-cell>
          <table:table-cell office:value-type="float" office:value="-216.378" calcext:value-type="float">
            <text:p>-216,378</text:p>
          </table:table-cell>
          <table:table-cell office:value-type="float" office:value="-173.324" calcext:value-type="float">
            <text:p>-173,324</text:p>
          </table:table-cell>
          <table:table-cell office:value-type="float" office:value="-180.056" calcext:value-type="float">
            <text:p>-180,056</text:p>
          </table:table-cell>
          <table:table-cell table:number-columns-repeated="9"/>
        </table:table-row>
        <table:table-row table:style-name="ro1">
          <table:table-cell office:value-type="float" office:value="-203.135" calcext:value-type="float">
            <text:p>-203,135</text:p>
          </table:table-cell>
          <table:table-cell office:value-type="float" office:value="-216.659" calcext:value-type="float">
            <text:p>-216,659</text:p>
          </table:table-cell>
          <table:table-cell office:value-type="float" office:value="-222.984" calcext:value-type="float">
            <text:p>-222,984</text:p>
          </table:table-cell>
          <table:table-cell office:value-type="float" office:value="-175.653" calcext:value-type="float">
            <text:p>-175,653</text:p>
          </table:table-cell>
          <table:table-cell office:value-type="float" office:value="-189.732" calcext:value-type="float">
            <text:p>-189,732</text:p>
          </table:table-cell>
          <table:table-cell table:number-columns-repeated="9"/>
        </table:table-row>
        <table:table-row table:style-name="ro1">
          <table:table-cell office:value-type="float" office:value="-207.011" calcext:value-type="float">
            <text:p>-207,011</text:p>
          </table:table-cell>
          <table:table-cell office:value-type="float" office:value="-212.601" calcext:value-type="float">
            <text:p>-212,601</text:p>
          </table:table-cell>
          <table:table-cell office:value-type="float" office:value="-222.374" calcext:value-type="float">
            <text:p>-222,374</text:p>
          </table:table-cell>
          <table:table-cell office:value-type="float" office:value="-191.285" calcext:value-type="float">
            <text:p>-191,285</text:p>
          </table:table-cell>
          <table:table-cell office:value-type="float" office:value="-179.829" calcext:value-type="float">
            <text:p>-179,829</text:p>
          </table:table-cell>
          <table:table-cell table:number-columns-repeated="9"/>
        </table:table-row>
        <table:table-row table:style-name="ro1">
          <table:table-cell office:value-type="float" office:value="-220.458" calcext:value-type="float">
            <text:p>-220,458</text:p>
          </table:table-cell>
          <table:table-cell office:value-type="float" office:value="-216.969" calcext:value-type="float">
            <text:p>-216,969</text:p>
          </table:table-cell>
          <table:table-cell office:value-type="float" office:value="-235.116" calcext:value-type="float">
            <text:p>-235,116</text:p>
          </table:table-cell>
          <table:table-cell office:value-type="float" office:value="-193.273" calcext:value-type="float">
            <text:p>-193,273</text:p>
          </table:table-cell>
          <table:table-cell office:value-type="float" office:value="-179.381" calcext:value-type="float">
            <text:p>-179,381</text:p>
          </table:table-cell>
          <table:table-cell table:number-columns-repeated="9"/>
        </table:table-row>
        <table:table-row table:style-name="ro1">
          <table:table-cell office:value-type="float" office:value="-196.615" calcext:value-type="float">
            <text:p>-196,615</text:p>
          </table:table-cell>
          <table:table-cell office:value-type="float" office:value="-200.042" calcext:value-type="float">
            <text:p>-200,042</text:p>
          </table:table-cell>
          <table:table-cell office:value-type="float" office:value="-215.929" calcext:value-type="float">
            <text:p>-215,929</text:p>
          </table:table-cell>
          <table:table-cell office:value-type="float" office:value="-158.46" calcext:value-type="float">
            <text:p>-158,46</text:p>
          </table:table-cell>
          <table:table-cell office:value-type="float" office:value="-172.519" calcext:value-type="float">
            <text:p>-172,519</text:p>
          </table:table-cell>
          <table:table-cell table:number-columns-repeated="9"/>
        </table:table-row>
        <table:table-row table:style-name="ro1">
          <table:table-cell office:value-type="float" office:value="-196.46" calcext:value-type="float">
            <text:p>-196,46</text:p>
          </table:table-cell>
          <table:table-cell office:value-type="float" office:value="-211.054" calcext:value-type="float">
            <text:p>-211,054</text:p>
          </table:table-cell>
          <table:table-cell office:value-type="float" office:value="-213.629" calcext:value-type="float">
            <text:p>-213,629</text:p>
          </table:table-cell>
          <table:table-cell office:value-type="float" office:value="-170.624" calcext:value-type="float">
            <text:p>-170,624</text:p>
          </table:table-cell>
          <table:table-cell office:value-type="float" office:value="-176.309" calcext:value-type="float">
            <text:p>-176,309</text:p>
          </table:table-cell>
          <table:table-cell table:number-columns-repeated="9"/>
        </table:table-row>
        <table:table-row table:style-name="ro1">
          <table:table-cell office:value-type="float" office:value="-214.471" calcext:value-type="float">
            <text:p>-214,471</text:p>
          </table:table-cell>
          <table:table-cell office:value-type="float" office:value="-211.025" calcext:value-type="float">
            <text:p>-211,025</text:p>
          </table:table-cell>
          <table:table-cell office:value-type="float" office:value="-209.669" calcext:value-type="float">
            <text:p>-209,669</text:p>
          </table:table-cell>
          <table:table-cell office:value-type="float" office:value="-177.083" calcext:value-type="float">
            <text:p>-177,083</text:p>
          </table:table-cell>
          <table:table-cell office:value-type="float" office:value="-187.689" calcext:value-type="float">
            <text:p>-187,689</text:p>
          </table:table-cell>
          <table:table-cell table:number-columns-repeated="9"/>
        </table:table-row>
        <table:table-row table:style-name="ro1">
          <table:table-cell office:value-type="float" office:value="-203.44" calcext:value-type="float">
            <text:p>-203,44</text:p>
          </table:table-cell>
          <table:table-cell office:value-type="float" office:value="-191.283" calcext:value-type="float">
            <text:p>-191,283</text:p>
          </table:table-cell>
          <table:table-cell office:value-type="float" office:value="-230.675" calcext:value-type="float">
            <text:p>-230,675</text:p>
          </table:table-cell>
          <table:table-cell office:value-type="float" office:value="-172.191" calcext:value-type="float">
            <text:p>-172,191</text:p>
          </table:table-cell>
          <table:table-cell office:value-type="float" office:value="-188.507" calcext:value-type="float">
            <text:p>-188,507</text:p>
          </table:table-cell>
          <table:table-cell table:number-columns-repeated="9"/>
        </table:table-row>
        <table:table-row table:style-name="ro1">
          <table:table-cell office:value-type="float" office:value="-198.245" calcext:value-type="float">
            <text:p>-198,245</text:p>
          </table:table-cell>
          <table:table-cell office:value-type="float" office:value="-201.944" calcext:value-type="float">
            <text:p>-201,944</text:p>
          </table:table-cell>
          <table:table-cell office:value-type="float" office:value="-223.979" calcext:value-type="float">
            <text:p>-223,979</text:p>
          </table:table-cell>
          <table:table-cell office:value-type="float" office:value="-188.415" calcext:value-type="float">
            <text:p>-188,415</text:p>
          </table:table-cell>
          <table:table-cell office:value-type="float" office:value="-192.388" calcext:value-type="float">
            <text:p>-192,388</text:p>
          </table:table-cell>
          <table:table-cell table:number-columns-repeated="9"/>
        </table:table-row>
        <table:table-row table:style-name="ro1">
          <table:table-cell office:value-type="float" office:value="-216.181" calcext:value-type="float">
            <text:p>-216,181</text:p>
          </table:table-cell>
          <table:table-cell office:value-type="float" office:value="-195.523" calcext:value-type="float">
            <text:p>-195,523</text:p>
          </table:table-cell>
          <table:table-cell office:value-type="float" office:value="-229.035" calcext:value-type="float">
            <text:p>-229,035</text:p>
          </table:table-cell>
          <table:table-cell office:value-type="float" office:value="-171.075" calcext:value-type="float">
            <text:p>-171,075</text:p>
          </table:table-cell>
          <table:table-cell office:value-type="float" office:value="-203.692" calcext:value-type="float">
            <text:p>-203,692</text:p>
          </table:table-cell>
          <table:table-cell table:number-columns-repeated="9"/>
        </table:table-row>
        <table:table-row table:style-name="ro1">
          <table:table-cell office:value-type="float" office:value="-206.348" calcext:value-type="float">
            <text:p>-206,348</text:p>
          </table:table-cell>
          <table:table-cell office:value-type="float" office:value="-193.679" calcext:value-type="float">
            <text:p>-193,679</text:p>
          </table:table-cell>
          <table:table-cell office:value-type="float" office:value="-206.067" calcext:value-type="float">
            <text:p>-206,067</text:p>
          </table:table-cell>
          <table:table-cell office:value-type="float" office:value="-175.76" calcext:value-type="float">
            <text:p>-175,76</text:p>
          </table:table-cell>
          <table:table-cell office:value-type="float" office:value="-188.553" calcext:value-type="float">
            <text:p>-188,553</text:p>
          </table:table-cell>
          <table:table-cell table:number-columns-repeated="9"/>
        </table:table-row>
        <table:table-row table:style-name="ro1">
          <table:table-cell office:value-type="float" office:value="-218.104" calcext:value-type="float">
            <text:p>-218,104</text:p>
          </table:table-cell>
          <table:table-cell office:value-type="float" office:value="-210.825" calcext:value-type="float">
            <text:p>-210,825</text:p>
          </table:table-cell>
          <table:table-cell office:value-type="float" office:value="-229.345" calcext:value-type="float">
            <text:p>-229,345</text:p>
          </table:table-cell>
          <table:table-cell office:value-type="float" office:value="-176.654" calcext:value-type="float">
            <text:p>-176,654</text:p>
          </table:table-cell>
          <table:table-cell office:value-type="float" office:value="-189.607" calcext:value-type="float">
            <text:p>-189,607</text:p>
          </table:table-cell>
          <table:table-cell table:number-columns-repeated="9"/>
        </table:table-row>
        <table:table-row table:style-name="ro1">
          <table:table-cell office:value-type="float" office:value="-207.413" calcext:value-type="float">
            <text:p>-207,413</text:p>
          </table:table-cell>
          <table:table-cell office:value-type="float" office:value="-211.192" calcext:value-type="float">
            <text:p>-211,192</text:p>
          </table:table-cell>
          <table:table-cell office:value-type="float" office:value="-225.359" calcext:value-type="float">
            <text:p>-225,359</text:p>
          </table:table-cell>
          <table:table-cell office:value-type="float" office:value="-176.841" calcext:value-type="float">
            <text:p>-176,841</text:p>
          </table:table-cell>
          <table:table-cell office:value-type="float" office:value="-177.668" calcext:value-type="float">
            <text:p>-177,668</text:p>
          </table:table-cell>
          <table:table-cell table:number-columns-repeated="9"/>
        </table:table-row>
        <table:table-row table:style-name="ro1">
          <table:table-cell office:value-type="float" office:value="-213.73" calcext:value-type="float">
            <text:p>-213,73</text:p>
          </table:table-cell>
          <table:table-cell office:value-type="float" office:value="-207.574" calcext:value-type="float">
            <text:p>-207,574</text:p>
          </table:table-cell>
          <table:table-cell office:value-type="float" office:value="-215.091" calcext:value-type="float">
            <text:p>-215,091</text:p>
          </table:table-cell>
          <table:table-cell office:value-type="float" office:value="-177.33" calcext:value-type="float">
            <text:p>-177,33</text:p>
          </table:table-cell>
          <table:table-cell office:value-type="float" office:value="-159.233" calcext:value-type="float">
            <text:p>-159,233</text:p>
          </table:table-cell>
          <table:table-cell table:number-columns-repeated="9"/>
        </table:table-row>
        <table:table-row table:style-name="ro1">
          <table:table-cell office:value-type="float" office:value="-223.322" calcext:value-type="float">
            <text:p>-223,322</text:p>
          </table:table-cell>
          <table:table-cell office:value-type="float" office:value="-181.722" calcext:value-type="float">
            <text:p>-181,722</text:p>
          </table:table-cell>
          <table:table-cell office:value-type="float" office:value="-227.441" calcext:value-type="float">
            <text:p>-227,441</text:p>
          </table:table-cell>
          <table:table-cell office:value-type="float" office:value="-204.586" calcext:value-type="float">
            <text:p>-204,586</text:p>
          </table:table-cell>
          <table:table-cell office:value-type="float" office:value="-185.362" calcext:value-type="float">
            <text:p>-185,362</text:p>
          </table:table-cell>
          <table:table-cell table:number-columns-repeated="9"/>
        </table:table-row>
        <table:table-row table:style-name="ro1">
          <table:table-cell office:value-type="float" office:value="-222.508" calcext:value-type="float">
            <text:p>-222,508</text:p>
          </table:table-cell>
          <table:table-cell office:value-type="float" office:value="-175.064" calcext:value-type="float">
            <text:p>-175,064</text:p>
          </table:table-cell>
          <table:table-cell office:value-type="float" office:value="-216.189" calcext:value-type="float">
            <text:p>-216,189</text:p>
          </table:table-cell>
          <table:table-cell office:value-type="float" office:value="-191.956" calcext:value-type="float">
            <text:p>-191,956</text:p>
          </table:table-cell>
          <table:table-cell office:value-type="float" office:value="-175.831" calcext:value-type="float">
            <text:p>-175,831</text:p>
          </table:table-cell>
          <table:table-cell table:number-columns-repeated="9"/>
        </table:table-row>
        <table:table-row table:style-name="ro1">
          <table:table-cell office:value-type="float" office:value="-206.327" calcext:value-type="float">
            <text:p>-206,327</text:p>
          </table:table-cell>
          <table:table-cell office:value-type="float" office:value="-188.387" calcext:value-type="float">
            <text:p>-188,387</text:p>
          </table:table-cell>
          <table:table-cell office:value-type="float" office:value="-227.898" calcext:value-type="float">
            <text:p>-227,898</text:p>
          </table:table-cell>
          <table:table-cell office:value-type="float" office:value="-183.064" calcext:value-type="float">
            <text:p>-183,064</text:p>
          </table:table-cell>
          <table:table-cell office:value-type="float" office:value="-178.669" calcext:value-type="float">
            <text:p>-178,669</text:p>
          </table:table-cell>
          <table:table-cell table:number-columns-repeated="9"/>
        </table:table-row>
        <table:table-row table:style-name="ro1">
          <table:table-cell office:value-type="float" office:value="-204.944" calcext:value-type="float">
            <text:p>-204,944</text:p>
          </table:table-cell>
          <table:table-cell office:value-type="float" office:value="-209.735" calcext:value-type="float">
            <text:p>-209,735</text:p>
          </table:table-cell>
          <table:table-cell office:value-type="float" office:value="-245.049" calcext:value-type="float">
            <text:p>-245,049</text:p>
          </table:table-cell>
          <table:table-cell office:value-type="float" office:value="-205.116" calcext:value-type="float">
            <text:p>-205,116</text:p>
          </table:table-cell>
          <table:table-cell office:value-type="float" office:value="-178.64" calcext:value-type="float">
            <text:p>-178,64</text:p>
          </table:table-cell>
          <table:table-cell table:number-columns-repeated="9"/>
        </table:table-row>
        <table:table-row table:style-name="ro1">
          <table:table-cell office:value-type="float" office:value="-217.586" calcext:value-type="float">
            <text:p>-217,586</text:p>
          </table:table-cell>
          <table:table-cell office:value-type="float" office:value="-197.27" calcext:value-type="float">
            <text:p>-197,27</text:p>
          </table:table-cell>
          <table:table-cell office:value-type="float" office:value="-201.679" calcext:value-type="float">
            <text:p>-201,679</text:p>
          </table:table-cell>
          <table:table-cell office:value-type="float" office:value="-189.827" calcext:value-type="float">
            <text:p>-189,827</text:p>
          </table:table-cell>
          <table:table-cell office:value-type="float" office:value="-182.176" calcext:value-type="float">
            <text:p>-182,176</text:p>
          </table:table-cell>
          <table:table-cell table:number-columns-repeated="9"/>
        </table:table-row>
        <table:table-row table:style-name="ro1">
          <table:table-cell office:value-type="float" office:value="-201.907" calcext:value-type="float">
            <text:p>-201,907</text:p>
          </table:table-cell>
          <table:table-cell office:value-type="float" office:value="-201.074" calcext:value-type="float">
            <text:p>-201,074</text:p>
          </table:table-cell>
          <table:table-cell office:value-type="float" office:value="-229.333" calcext:value-type="float">
            <text:p>-229,333</text:p>
          </table:table-cell>
          <table:table-cell office:value-type="float" office:value="-186.494" calcext:value-type="float">
            <text:p>-186,494</text:p>
          </table:table-cell>
          <table:table-cell office:value-type="float" office:value="-170.691" calcext:value-type="float">
            <text:p>-170,691</text:p>
          </table:table-cell>
          <table:table-cell table:number-columns-repeated="9"/>
        </table:table-row>
        <table:table-row table:style-name="ro1">
          <table:table-cell office:value-type="float" office:value="-218.41" calcext:value-type="float">
            <text:p>-218,41</text:p>
          </table:table-cell>
          <table:table-cell office:value-type="float" office:value="-201.67" calcext:value-type="float">
            <text:p>-201,67</text:p>
          </table:table-cell>
          <table:table-cell office:value-type="float" office:value="-224.451" calcext:value-type="float">
            <text:p>-224,451</text:p>
          </table:table-cell>
          <table:table-cell office:value-type="float" office:value="-192.001" calcext:value-type="float">
            <text:p>-192,001</text:p>
          </table:table-cell>
          <table:table-cell office:value-type="float" office:value="-187.619" calcext:value-type="float">
            <text:p>-187,619</text:p>
          </table:table-cell>
          <table:table-cell table:number-columns-repeated="9"/>
        </table:table-row>
        <table:table-row table:style-name="ro1">
          <table:table-cell office:value-type="float" office:value="-224.564" calcext:value-type="float">
            <text:p>-224,564</text:p>
          </table:table-cell>
          <table:table-cell office:value-type="float" office:value="-184.76" calcext:value-type="float">
            <text:p>-184,76</text:p>
          </table:table-cell>
          <table:table-cell office:value-type="float" office:value="-207.573" calcext:value-type="float">
            <text:p>-207,573</text:p>
          </table:table-cell>
          <table:table-cell office:value-type="float" office:value="-188.199" calcext:value-type="float">
            <text:p>-188,199</text:p>
          </table:table-cell>
          <table:table-cell office:value-type="float" office:value="-178.515" calcext:value-type="float">
            <text:p>-178,515</text:p>
          </table:table-cell>
          <table:table-cell table:number-columns-repeated="9"/>
        </table:table-row>
        <table:table-row table:style-name="ro1">
          <table:table-cell office:value-type="float" office:value="-212.442" calcext:value-type="float">
            <text:p>-212,442</text:p>
          </table:table-cell>
          <table:table-cell office:value-type="float" office:value="-222.061" calcext:value-type="float">
            <text:p>-222,061</text:p>
          </table:table-cell>
          <table:table-cell office:value-type="float" office:value="-216.46" calcext:value-type="float">
            <text:p>-216,46</text:p>
          </table:table-cell>
          <table:table-cell office:value-type="float" office:value="-191.488" calcext:value-type="float">
            <text:p>-191,488</text:p>
          </table:table-cell>
          <table:table-cell office:value-type="float" office:value="-184.504" calcext:value-type="float">
            <text:p>-184,504</text:p>
          </table:table-cell>
          <table:table-cell table:number-columns-repeated="9"/>
        </table:table-row>
        <table:table-row table:style-name="ro1">
          <table:table-cell office:value-type="float" office:value="-181.153" calcext:value-type="float">
            <text:p>-181,153</text:p>
          </table:table-cell>
          <table:table-cell office:value-type="float" office:value="-210.426" calcext:value-type="float">
            <text:p>-210,426</text:p>
          </table:table-cell>
          <table:table-cell office:value-type="float" office:value="-217.619" calcext:value-type="float">
            <text:p>-217,619</text:p>
          </table:table-cell>
          <table:table-cell office:value-type="float" office:value="-177.243" calcext:value-type="float">
            <text:p>-177,243</text:p>
          </table:table-cell>
          <table:table-cell office:value-type="float" office:value="-193.701" calcext:value-type="float">
            <text:p>-193,701</text:p>
          </table:table-cell>
          <table:table-cell table:number-columns-repeated="9"/>
        </table:table-row>
        <table:table-row table:style-name="ro1">
          <table:table-cell office:value-type="float" office:value="-212.223" calcext:value-type="float">
            <text:p>-212,223</text:p>
          </table:table-cell>
          <table:table-cell office:value-type="float" office:value="-215.858" calcext:value-type="float">
            <text:p>-215,858</text:p>
          </table:table-cell>
          <table:table-cell office:value-type="float" office:value="-227.159" calcext:value-type="float">
            <text:p>-227,159</text:p>
          </table:table-cell>
          <table:table-cell office:value-type="float" office:value="-167.972" calcext:value-type="float">
            <text:p>-167,972</text:p>
          </table:table-cell>
          <table:table-cell office:value-type="float" office:value="-175.951" calcext:value-type="float">
            <text:p>-175,951</text:p>
          </table:table-cell>
          <table:table-cell table:number-columns-repeated="9"/>
        </table:table-row>
        <table:table-row table:style-name="ro1">
          <table:table-cell office:value-type="float" office:value="-210.603" calcext:value-type="float">
            <text:p>-210,603</text:p>
          </table:table-cell>
          <table:table-cell office:value-type="float" office:value="-217.928" calcext:value-type="float">
            <text:p>-217,928</text:p>
          </table:table-cell>
          <table:table-cell office:value-type="float" office:value="-207.965" calcext:value-type="float">
            <text:p>-207,965</text:p>
          </table:table-cell>
          <table:table-cell office:value-type="float" office:value="-174.676" calcext:value-type="float">
            <text:p>-174,676</text:p>
          </table:table-cell>
          <table:table-cell office:value-type="float" office:value="-186.262" calcext:value-type="float">
            <text:p>-186,262</text:p>
          </table:table-cell>
          <table:table-cell table:number-columns-repeated="9"/>
        </table:table-row>
        <table:table-row table:style-name="ro1">
          <table:table-cell office:value-type="float" office:value="-198.53" calcext:value-type="float">
            <text:p>-198,53</text:p>
          </table:table-cell>
          <table:table-cell office:value-type="float" office:value="-193.423" calcext:value-type="float">
            <text:p>-193,423</text:p>
          </table:table-cell>
          <table:table-cell office:value-type="float" office:value="-224.827" calcext:value-type="float">
            <text:p>-224,827</text:p>
          </table:table-cell>
          <table:table-cell office:value-type="float" office:value="-187.42" calcext:value-type="float">
            <text:p>-187,42</text:p>
          </table:table-cell>
          <table:table-cell office:value-type="float" office:value="-192.075" calcext:value-type="float">
            <text:p>-192,075</text:p>
          </table:table-cell>
          <table:table-cell table:number-columns-repeated="9"/>
        </table:table-row>
        <table:table-row table:style-name="ro1">
          <table:table-cell office:value-type="float" office:value="-208.197" calcext:value-type="float">
            <text:p>-208,197</text:p>
          </table:table-cell>
          <table:table-cell office:value-type="float" office:value="-198.213" calcext:value-type="float">
            <text:p>-198,213</text:p>
          </table:table-cell>
          <table:table-cell office:value-type="float" office:value="-219.748" calcext:value-type="float">
            <text:p>-219,748</text:p>
          </table:table-cell>
          <table:table-cell office:value-type="float" office:value="-183.043" calcext:value-type="float">
            <text:p>-183,043</text:p>
          </table:table-cell>
          <table:table-cell office:value-type="float" office:value="-203.819" calcext:value-type="float">
            <text:p>-203,819</text:p>
          </table:table-cell>
          <table:table-cell table:number-columns-repeated="9"/>
        </table:table-row>
        <table:table-row table:style-name="ro1">
          <table:table-cell office:value-type="float" office:value="-233.023" calcext:value-type="float">
            <text:p>-233,023</text:p>
          </table:table-cell>
          <table:table-cell office:value-type="float" office:value="-203.319" calcext:value-type="float">
            <text:p>-203,319</text:p>
          </table:table-cell>
          <table:table-cell office:value-type="float" office:value="-199.277" calcext:value-type="float">
            <text:p>-199,277</text:p>
          </table:table-cell>
          <table:table-cell office:value-type="float" office:value="-175.331" calcext:value-type="float">
            <text:p>-175,331</text:p>
          </table:table-cell>
          <table:table-cell office:value-type="float" office:value="-192.788" calcext:value-type="float">
            <text:p>-192,788</text:p>
          </table:table-cell>
          <table:table-cell table:number-columns-repeated="9"/>
        </table:table-row>
        <table:table-row table:style-name="ro1">
          <table:table-cell office:value-type="float" office:value="-219.393" calcext:value-type="float">
            <text:p>-219,393</text:p>
          </table:table-cell>
          <table:table-cell office:value-type="float" office:value="-218.985" calcext:value-type="float">
            <text:p>-218,985</text:p>
          </table:table-cell>
          <table:table-cell office:value-type="float" office:value="-214.65" calcext:value-type="float">
            <text:p>-214,65</text:p>
          </table:table-cell>
          <table:table-cell office:value-type="float" office:value="-166.386" calcext:value-type="float">
            <text:p>-166,386</text:p>
          </table:table-cell>
          <table:table-cell office:value-type="float" office:value="-198.4" calcext:value-type="float">
            <text:p>-198,4</text:p>
          </table:table-cell>
          <table:table-cell table:number-columns-repeated="9"/>
        </table:table-row>
        <table:table-row table:style-name="ro1">
          <table:table-cell office:value-type="float" office:value="-234.956" calcext:value-type="float">
            <text:p>-234,956</text:p>
          </table:table-cell>
          <table:table-cell office:value-type="float" office:value="-198.704" calcext:value-type="float">
            <text:p>-198,704</text:p>
          </table:table-cell>
          <table:table-cell office:value-type="float" office:value="-200.987" calcext:value-type="float">
            <text:p>-200,987</text:p>
          </table:table-cell>
          <table:table-cell office:value-type="float" office:value="-182.494" calcext:value-type="float">
            <text:p>-182,494</text:p>
          </table:table-cell>
          <table:table-cell office:value-type="float" office:value="-197.419" calcext:value-type="float">
            <text:p>-197,419</text:p>
          </table:table-cell>
          <table:table-cell table:number-columns-repeated="9"/>
        </table:table-row>
        <table:table-row table:style-name="ro1">
          <table:table-cell office:value-type="float" office:value="-219.667" calcext:value-type="float">
            <text:p>-219,667</text:p>
          </table:table-cell>
          <table:table-cell office:value-type="float" office:value="-208.103" calcext:value-type="float">
            <text:p>-208,103</text:p>
          </table:table-cell>
          <table:table-cell office:value-type="float" office:value="-219.089" calcext:value-type="float">
            <text:p>-219,089</text:p>
          </table:table-cell>
          <table:table-cell office:value-type="float" office:value="-190.799" calcext:value-type="float">
            <text:p>-190,799</text:p>
          </table:table-cell>
          <table:table-cell office:value-type="float" office:value="-177.56" calcext:value-type="float">
            <text:p>-177,56</text:p>
          </table:table-cell>
          <table:table-cell table:number-columns-repeated="9"/>
        </table:table-row>
        <table:table-row table:style-name="ro1">
          <table:table-cell office:value-type="float" office:value="-200.042" calcext:value-type="float">
            <text:p>-200,042</text:p>
          </table:table-cell>
          <table:table-cell office:value-type="float" office:value="-213.988" calcext:value-type="float">
            <text:p>-213,988</text:p>
          </table:table-cell>
          <table:table-cell office:value-type="float" office:value="-214.178" calcext:value-type="float">
            <text:p>-214,178</text:p>
          </table:table-cell>
          <table:table-cell office:value-type="float" office:value="-180.3" calcext:value-type="float">
            <text:p>-180,3</text:p>
          </table:table-cell>
          <table:table-cell office:value-type="float" office:value="-171.336" calcext:value-type="float">
            <text:p>-171,336</text:p>
          </table:table-cell>
          <table:table-cell table:number-columns-repeated="9"/>
        </table:table-row>
        <table:table-row table:style-name="ro1">
          <table:table-cell office:value-type="float" office:value="-226.953" calcext:value-type="float">
            <text:p>-226,953</text:p>
          </table:table-cell>
          <table:table-cell office:value-type="float" office:value="-201.375" calcext:value-type="float">
            <text:p>-201,375</text:p>
          </table:table-cell>
          <table:table-cell office:value-type="float" office:value="-234.999" calcext:value-type="float">
            <text:p>-234,999</text:p>
          </table:table-cell>
          <table:table-cell office:value-type="float" office:value="-167.934" calcext:value-type="float">
            <text:p>-167,934</text:p>
          </table:table-cell>
          <table:table-cell office:value-type="float" office:value="-172.065" calcext:value-type="float">
            <text:p>-172,065</text:p>
          </table:table-cell>
          <table:table-cell table:number-columns-repeated="9"/>
        </table:table-row>
        <table:table-row table:style-name="ro1">
          <table:table-cell office:value-type="float" office:value="-217.407" calcext:value-type="float">
            <text:p>-217,407</text:p>
          </table:table-cell>
          <table:table-cell office:value-type="float" office:value="-208.923" calcext:value-type="float">
            <text:p>-208,923</text:p>
          </table:table-cell>
          <table:table-cell office:value-type="float" office:value="-232.834" calcext:value-type="float">
            <text:p>-232,834</text:p>
          </table:table-cell>
          <table:table-cell office:value-type="float" office:value="-166.16" calcext:value-type="float">
            <text:p>-166,16</text:p>
          </table:table-cell>
          <table:table-cell office:value-type="float" office:value="-194.106" calcext:value-type="float">
            <text:p>-194,106</text:p>
          </table:table-cell>
          <table:table-cell table:number-columns-repeated="9"/>
        </table:table-row>
        <table:table-row table:style-name="ro1">
          <table:table-cell office:value-type="float" office:value="-216.55" calcext:value-type="float">
            <text:p>-216,55</text:p>
          </table:table-cell>
          <table:table-cell office:value-type="float" office:value="-205.475" calcext:value-type="float">
            <text:p>-205,475</text:p>
          </table:table-cell>
          <table:table-cell office:value-type="float" office:value="-222.778" calcext:value-type="float">
            <text:p>-222,778</text:p>
          </table:table-cell>
          <table:table-cell office:value-type="float" office:value="-185.57" calcext:value-type="float">
            <text:p>-185,57</text:p>
          </table:table-cell>
          <table:table-cell office:value-type="float" office:value="-190.366" calcext:value-type="float">
            <text:p>-190,366</text:p>
          </table:table-cell>
          <table:table-cell table:number-columns-repeated="9"/>
        </table:table-row>
        <table:table-row table:style-name="ro1">
          <table:table-cell office:value-type="float" office:value="-221.969" calcext:value-type="float">
            <text:p>-221,969</text:p>
          </table:table-cell>
          <table:table-cell office:value-type="float" office:value="-193.816" calcext:value-type="float">
            <text:p>-193,816</text:p>
          </table:table-cell>
          <table:table-cell office:value-type="float" office:value="-214.449" calcext:value-type="float">
            <text:p>-214,449</text:p>
          </table:table-cell>
          <table:table-cell office:value-type="float" office:value="-178.752" calcext:value-type="float">
            <text:p>-178,752</text:p>
          </table:table-cell>
          <table:table-cell office:value-type="float" office:value="-181.332" calcext:value-type="float">
            <text:p>-181,332</text:p>
          </table:table-cell>
          <table:table-cell table:number-columns-repeated="9"/>
        </table:table-row>
        <table:table-row table:style-name="ro1">
          <table:table-cell office:value-type="float" office:value="-223.351" calcext:value-type="float">
            <text:p>-223,351</text:p>
          </table:table-cell>
          <table:table-cell office:value-type="float" office:value="-214.003" calcext:value-type="float">
            <text:p>-214,003</text:p>
          </table:table-cell>
          <table:table-cell office:value-type="float" office:value="-219.995" calcext:value-type="float">
            <text:p>-219,995</text:p>
          </table:table-cell>
          <table:table-cell office:value-type="float" office:value="-165.162" calcext:value-type="float">
            <text:p>-165,162</text:p>
          </table:table-cell>
          <table:table-cell office:value-type="float" office:value="-187.228" calcext:value-type="float">
            <text:p>-187,228</text:p>
          </table:table-cell>
          <table:table-cell table:number-columns-repeated="9"/>
        </table:table-row>
        <table:table-row table:style-name="ro1">
          <table:table-cell office:value-type="float" office:value="-220.195" calcext:value-type="float">
            <text:p>-220,195</text:p>
          </table:table-cell>
          <table:table-cell office:value-type="float" office:value="-199.176" calcext:value-type="float">
            <text:p>-199,176</text:p>
          </table:table-cell>
          <table:table-cell office:value-type="float" office:value="-209.549" calcext:value-type="float">
            <text:p>-209,549</text:p>
          </table:table-cell>
          <table:table-cell office:value-type="float" office:value="-181.358" calcext:value-type="float">
            <text:p>-181,358</text:p>
          </table:table-cell>
          <table:table-cell office:value-type="float" office:value="-182.579" calcext:value-type="float">
            <text:p>-182,579</text:p>
          </table:table-cell>
          <table:table-cell table:number-columns-repeated="9"/>
        </table:table-row>
        <table:table-row table:style-name="ro1">
          <table:table-cell office:value-type="float" office:value="-239.527" calcext:value-type="float">
            <text:p>-239,527</text:p>
          </table:table-cell>
          <table:table-cell office:value-type="float" office:value="-198.322" calcext:value-type="float">
            <text:p>-198,322</text:p>
          </table:table-cell>
          <table:table-cell office:value-type="float" office:value="-216.819" calcext:value-type="float">
            <text:p>-216,819</text:p>
          </table:table-cell>
          <table:table-cell office:value-type="float" office:value="-170.752" calcext:value-type="float">
            <text:p>-170,752</text:p>
          </table:table-cell>
          <table:table-cell office:value-type="float" office:value="-193.863" calcext:value-type="float">
            <text:p>-193,863</text:p>
          </table:table-cell>
          <table:table-cell table:number-columns-repeated="9"/>
        </table:table-row>
        <table:table-row table:style-name="ro1">
          <table:table-cell office:value-type="float" office:value="-209.829" calcext:value-type="float">
            <text:p>-209,829</text:p>
          </table:table-cell>
          <table:table-cell office:value-type="float" office:value="-185.184" calcext:value-type="float">
            <text:p>-185,184</text:p>
          </table:table-cell>
          <table:table-cell office:value-type="float" office:value="-228.942" calcext:value-type="float">
            <text:p>-228,942</text:p>
          </table:table-cell>
          <table:table-cell office:value-type="float" office:value="-188.654" calcext:value-type="float">
            <text:p>-188,654</text:p>
          </table:table-cell>
          <table:table-cell office:value-type="float" office:value="-166.946" calcext:value-type="float">
            <text:p>-166,946</text:p>
          </table:table-cell>
          <table:table-cell table:number-columns-repeated="9"/>
        </table:table-row>
        <table:table-row table:style-name="ro1">
          <table:table-cell office:value-type="float" office:value="-232.192" calcext:value-type="float">
            <text:p>-232,192</text:p>
          </table:table-cell>
          <table:table-cell office:value-type="float" office:value="-221.43" calcext:value-type="float">
            <text:p>-221,43</text:p>
          </table:table-cell>
          <table:table-cell office:value-type="float" office:value="-227.95" calcext:value-type="float">
            <text:p>-227,95</text:p>
          </table:table-cell>
          <table:table-cell office:value-type="float" office:value="-185.388" calcext:value-type="float">
            <text:p>-185,388</text:p>
          </table:table-cell>
          <table:table-cell office:value-type="float" office:value="-167.426" calcext:value-type="float">
            <text:p>-167,426</text:p>
          </table:table-cell>
          <table:table-cell table:number-columns-repeated="9"/>
        </table:table-row>
        <table:table-row table:style-name="ro1">
          <table:table-cell office:value-type="float" office:value="-249.251" calcext:value-type="float">
            <text:p>-249,251</text:p>
          </table:table-cell>
          <table:table-cell office:value-type="float" office:value="-204.698" calcext:value-type="float">
            <text:p>-204,698</text:p>
          </table:table-cell>
          <table:table-cell office:value-type="float" office:value="-228.922" calcext:value-type="float">
            <text:p>-228,922</text:p>
          </table:table-cell>
          <table:table-cell office:value-type="float" office:value="-199.216" calcext:value-type="float">
            <text:p>-199,216</text:p>
          </table:table-cell>
          <table:table-cell office:value-type="float" office:value="-179.808" calcext:value-type="float">
            <text:p>-179,808</text:p>
          </table:table-cell>
          <table:table-cell table:number-columns-repeated="9"/>
        </table:table-row>
        <table:table-row table:style-name="ro1">
          <table:table-cell office:value-type="float" office:value="-219.307" calcext:value-type="float">
            <text:p>-219,307</text:p>
          </table:table-cell>
          <table:table-cell office:value-type="float" office:value="-200.875" calcext:value-type="float">
            <text:p>-200,875</text:p>
          </table:table-cell>
          <table:table-cell office:value-type="float" office:value="-225.819" calcext:value-type="float">
            <text:p>-225,819</text:p>
          </table:table-cell>
          <table:table-cell office:value-type="float" office:value="-191.366" calcext:value-type="float">
            <text:p>-191,366</text:p>
          </table:table-cell>
          <table:table-cell office:value-type="float" office:value="-167.585" calcext:value-type="float">
            <text:p>-167,585</text:p>
          </table:table-cell>
          <table:table-cell table:number-columns-repeated="9"/>
        </table:table-row>
        <table:table-row table:style-name="ro1">
          <table:table-cell office:value-type="float" office:value="-235.896" calcext:value-type="float">
            <text:p>-235,896</text:p>
          </table:table-cell>
          <table:table-cell office:value-type="float" office:value="-176.158" calcext:value-type="float">
            <text:p>-176,158</text:p>
          </table:table-cell>
          <table:table-cell office:value-type="float" office:value="-230.856" calcext:value-type="float">
            <text:p>-230,856</text:p>
          </table:table-cell>
          <table:table-cell office:value-type="float" office:value="-191.511" calcext:value-type="float">
            <text:p>-191,511</text:p>
          </table:table-cell>
          <table:table-cell office:value-type="float" office:value="-160.441" calcext:value-type="float">
            <text:p>-160,441</text:p>
          </table:table-cell>
          <table:table-cell table:number-columns-repeated="9"/>
        </table:table-row>
        <table:table-row table:style-name="ro1">
          <table:table-cell office:value-type="float" office:value="-199.133" calcext:value-type="float">
            <text:p>-199,133</text:p>
          </table:table-cell>
          <table:table-cell office:value-type="float" office:value="-198.053" calcext:value-type="float">
            <text:p>-198,053</text:p>
          </table:table-cell>
          <table:table-cell office:value-type="float" office:value="-250.449" calcext:value-type="float">
            <text:p>-250,449</text:p>
          </table:table-cell>
          <table:table-cell office:value-type="float" office:value="-214.948" calcext:value-type="float">
            <text:p>-214,948</text:p>
          </table:table-cell>
          <table:table-cell office:value-type="float" office:value="-180.942" calcext:value-type="float">
            <text:p>-180,942</text:p>
          </table:table-cell>
          <table:table-cell table:number-columns-repeated="9"/>
        </table:table-row>
        <table:table-row table:style-name="ro1">
          <table:table-cell office:value-type="float" office:value="-214.148" calcext:value-type="float">
            <text:p>-214,148</text:p>
          </table:table-cell>
          <table:table-cell office:value-type="float" office:value="-211.936" calcext:value-type="float">
            <text:p>-211,936</text:p>
          </table:table-cell>
          <table:table-cell office:value-type="float" office:value="-221.513" calcext:value-type="float">
            <text:p>-221,513</text:p>
          </table:table-cell>
          <table:table-cell office:value-type="float" office:value="-173.341" calcext:value-type="float">
            <text:p>-173,341</text:p>
          </table:table-cell>
          <table:table-cell office:value-type="float" office:value="-154.667" calcext:value-type="float">
            <text:p>-154,667</text:p>
          </table:table-cell>
          <table:table-cell table:number-columns-repeated="9"/>
        </table:table-row>
        <table:table-row table:style-name="ro1">
          <table:table-cell office:value-type="float" office:value="-213.611" calcext:value-type="float">
            <text:p>-213,611</text:p>
          </table:table-cell>
          <table:table-cell office:value-type="float" office:value="-191.623" calcext:value-type="float">
            <text:p>-191,623</text:p>
          </table:table-cell>
          <table:table-cell office:value-type="float" office:value="-203.983" calcext:value-type="float">
            <text:p>-203,983</text:p>
          </table:table-cell>
          <table:table-cell office:value-type="float" office:value="-203.798" calcext:value-type="float">
            <text:p>-203,798</text:p>
          </table:table-cell>
          <table:table-cell office:value-type="float" office:value="-166.77" calcext:value-type="float">
            <text:p>-166,77</text:p>
          </table:table-cell>
          <table:table-cell table:number-columns-repeated="9"/>
        </table:table-row>
        <table:table-row table:style-name="ro1">
          <table:table-cell office:value-type="float" office:value="-227.032" calcext:value-type="float">
            <text:p>-227,032</text:p>
          </table:table-cell>
          <table:table-cell office:value-type="float" office:value="-180.673" calcext:value-type="float">
            <text:p>-180,673</text:p>
          </table:table-cell>
          <table:table-cell office:value-type="float" office:value="-226.609" calcext:value-type="float">
            <text:p>-226,609</text:p>
          </table:table-cell>
          <table:table-cell office:value-type="float" office:value="-191.58" calcext:value-type="float">
            <text:p>-191,58</text:p>
          </table:table-cell>
          <table:table-cell office:value-type="float" office:value="-162.94" calcext:value-type="float">
            <text:p>-162,94</text:p>
          </table:table-cell>
          <table:table-cell table:number-columns-repeated="9"/>
        </table:table-row>
        <table:table-row table:style-name="ro1">
          <table:table-cell office:value-type="float" office:value="-223.475" calcext:value-type="float">
            <text:p>-223,475</text:p>
          </table:table-cell>
          <table:table-cell office:value-type="float" office:value="-194.567" calcext:value-type="float">
            <text:p>-194,567</text:p>
          </table:table-cell>
          <table:table-cell office:value-type="float" office:value="-228.89" calcext:value-type="float">
            <text:p>-228,89</text:p>
          </table:table-cell>
          <table:table-cell office:value-type="float" office:value="-178.63" calcext:value-type="float">
            <text:p>-178,63</text:p>
          </table:table-cell>
          <table:table-cell office:value-type="float" office:value="-158.92" calcext:value-type="float">
            <text:p>-158,92</text:p>
          </table:table-cell>
          <table:table-cell table:number-columns-repeated="9"/>
        </table:table-row>
        <table:table-row table:style-name="ro1">
          <table:table-cell office:value-type="float" office:value="-223.895" calcext:value-type="float">
            <text:p>-223,895</text:p>
          </table:table-cell>
          <table:table-cell office:value-type="float" office:value="-205.861" calcext:value-type="float">
            <text:p>-205,861</text:p>
          </table:table-cell>
          <table:table-cell office:value-type="float" office:value="-235.766" calcext:value-type="float">
            <text:p>-235,766</text:p>
          </table:table-cell>
          <table:table-cell office:value-type="float" office:value="-192.367" calcext:value-type="float">
            <text:p>-192,367</text:p>
          </table:table-cell>
          <table:table-cell office:value-type="float" office:value="-172.373" calcext:value-type="float">
            <text:p>-172,373</text:p>
          </table:table-cell>
          <table:table-cell table:number-columns-repeated="9"/>
        </table:table-row>
        <table:table-row table:style-name="ro1">
          <table:table-cell office:value-type="float" office:value="-219.522" calcext:value-type="float">
            <text:p>-219,522</text:p>
          </table:table-cell>
          <table:table-cell office:value-type="float" office:value="-208.998" calcext:value-type="float">
            <text:p>-208,998</text:p>
          </table:table-cell>
          <table:table-cell office:value-type="float" office:value="-208.955" calcext:value-type="float">
            <text:p>-208,955</text:p>
          </table:table-cell>
          <table:table-cell office:value-type="float" office:value="-181.083" calcext:value-type="float">
            <text:p>-181,083</text:p>
          </table:table-cell>
          <table:table-cell office:value-type="float" office:value="-171.172" calcext:value-type="float">
            <text:p>-171,172</text:p>
          </table:table-cell>
          <table:table-cell table:number-columns-repeated="9"/>
        </table:table-row>
        <table:table-row table:style-name="ro1">
          <table:table-cell office:value-type="float" office:value="-228.797" calcext:value-type="float">
            <text:p>-228,797</text:p>
          </table:table-cell>
          <table:table-cell office:value-type="float" office:value="-203.781" calcext:value-type="float">
            <text:p>-203,781</text:p>
          </table:table-cell>
          <table:table-cell office:value-type="float" office:value="-207.851" calcext:value-type="float">
            <text:p>-207,851</text:p>
          </table:table-cell>
          <table:table-cell office:value-type="float" office:value="-174.284" calcext:value-type="float">
            <text:p>-174,284</text:p>
          </table:table-cell>
          <table:table-cell office:value-type="float" office:value="-155.371" calcext:value-type="float">
            <text:p>-155,371</text:p>
          </table:table-cell>
          <table:table-cell table:number-columns-repeated="9"/>
        </table:table-row>
        <table:table-row table:style-name="ro1">
          <table:table-cell office:value-type="float" office:value="-231.303" calcext:value-type="float">
            <text:p>-231,303</text:p>
          </table:table-cell>
          <table:table-cell office:value-type="float" office:value="-201.389" calcext:value-type="float">
            <text:p>-201,389</text:p>
          </table:table-cell>
          <table:table-cell office:value-type="float" office:value="-211.831" calcext:value-type="float">
            <text:p>-211,831</text:p>
          </table:table-cell>
          <table:table-cell office:value-type="float" office:value="-188.044" calcext:value-type="float">
            <text:p>-188,044</text:p>
          </table:table-cell>
          <table:table-cell office:value-type="float" office:value="-180.205" calcext:value-type="float">
            <text:p>-180,205</text:p>
          </table:table-cell>
          <table:table-cell table:number-columns-repeated="9"/>
        </table:table-row>
        <table:table-row table:style-name="ro1">
          <table:table-cell office:value-type="float" office:value="-235.221" calcext:value-type="float">
            <text:p>-235,221</text:p>
          </table:table-cell>
          <table:table-cell office:value-type="float" office:value="-178.128" calcext:value-type="float">
            <text:p>-178,128</text:p>
          </table:table-cell>
          <table:table-cell office:value-type="float" office:value="-230.806" calcext:value-type="float">
            <text:p>-230,806</text:p>
          </table:table-cell>
          <table:table-cell office:value-type="float" office:value="-201.958" calcext:value-type="float">
            <text:p>-201,958</text:p>
          </table:table-cell>
          <table:table-cell office:value-type="float" office:value="-162.966" calcext:value-type="float">
            <text:p>-162,966</text:p>
          </table:table-cell>
          <table:table-cell table:number-columns-repeated="9"/>
        </table:table-row>
        <table:table-row table:style-name="ro1">
          <table:table-cell office:value-type="float" office:value="-231.611" calcext:value-type="float">
            <text:p>-231,611</text:p>
          </table:table-cell>
          <table:table-cell office:value-type="float" office:value="-199.708" calcext:value-type="float">
            <text:p>-199,708</text:p>
          </table:table-cell>
          <table:table-cell office:value-type="float" office:value="-218.319" calcext:value-type="float">
            <text:p>-218,319</text:p>
          </table:table-cell>
          <table:table-cell office:value-type="float" office:value="-183.8" calcext:value-type="float">
            <text:p>-183,8</text:p>
          </table:table-cell>
          <table:table-cell office:value-type="float" office:value="-186.143" calcext:value-type="float">
            <text:p>-186,143</text:p>
          </table:table-cell>
          <table:table-cell table:number-columns-repeated="9"/>
        </table:table-row>
        <table:table-row table:style-name="ro1">
          <table:table-cell office:value-type="float" office:value="-228.05" calcext:value-type="float">
            <text:p>-228,05</text:p>
          </table:table-cell>
          <table:table-cell office:value-type="float" office:value="-208.114" calcext:value-type="float">
            <text:p>-208,114</text:p>
          </table:table-cell>
          <table:table-cell office:value-type="float" office:value="-224.674" calcext:value-type="float">
            <text:p>-224,674</text:p>
          </table:table-cell>
          <table:table-cell office:value-type="float" office:value="-177.224" calcext:value-type="float">
            <text:p>-177,224</text:p>
          </table:table-cell>
          <table:table-cell office:value-type="float" office:value="-173.284" calcext:value-type="float">
            <text:p>-173,284</text:p>
          </table:table-cell>
          <table:table-cell table:number-columns-repeated="9"/>
        </table:table-row>
        <table:table-row table:style-name="ro1">
          <table:table-cell office:value-type="float" office:value="-233.281" calcext:value-type="float">
            <text:p>-233,281</text:p>
          </table:table-cell>
          <table:table-cell office:value-type="float" office:value="-209.501" calcext:value-type="float">
            <text:p>-209,501</text:p>
          </table:table-cell>
          <table:table-cell office:value-type="float" office:value="-228.37" calcext:value-type="float">
            <text:p>-228,37</text:p>
          </table:table-cell>
          <table:table-cell office:value-type="float" office:value="-186.129" calcext:value-type="float">
            <text:p>-186,129</text:p>
          </table:table-cell>
          <table:table-cell office:value-type="float" office:value="-168.151" calcext:value-type="float">
            <text:p>-168,151</text:p>
          </table:table-cell>
          <table:table-cell table:number-columns-repeated="9"/>
        </table:table-row>
        <table:table-row table:style-name="ro1">
          <table:table-cell office:value-type="float" office:value="-195.164" calcext:value-type="float">
            <text:p>-195,164</text:p>
          </table:table-cell>
          <table:table-cell office:value-type="float" office:value="-184.372" calcext:value-type="float">
            <text:p>-184,372</text:p>
          </table:table-cell>
          <table:table-cell office:value-type="float" office:value="-219.265" calcext:value-type="float">
            <text:p>-219,265</text:p>
          </table:table-cell>
          <table:table-cell office:value-type="float" office:value="-198.154" calcext:value-type="float">
            <text:p>-198,154</text:p>
          </table:table-cell>
          <table:table-cell office:value-type="float" office:value="-175.271" calcext:value-type="float">
            <text:p>-175,271</text:p>
          </table:table-cell>
          <table:table-cell table:number-columns-repeated="9"/>
        </table:table-row>
        <table:table-row table:style-name="ro1">
          <table:table-cell office:value-type="float" office:value="-213.414" calcext:value-type="float">
            <text:p>-213,414</text:p>
          </table:table-cell>
          <table:table-cell office:value-type="float" office:value="-216.94" calcext:value-type="float">
            <text:p>-216,94</text:p>
          </table:table-cell>
          <table:table-cell office:value-type="float" office:value="-192.388" calcext:value-type="float">
            <text:p>-192,388</text:p>
          </table:table-cell>
          <table:table-cell office:value-type="float" office:value="-182.475" calcext:value-type="float">
            <text:p>-182,475</text:p>
          </table:table-cell>
          <table:table-cell office:value-type="float" office:value="-170.625" calcext:value-type="float">
            <text:p>-170,625</text:p>
          </table:table-cell>
          <table:table-cell table:number-columns-repeated="9"/>
        </table:table-row>
        <table:table-row table:style-name="ro1">
          <table:table-cell office:value-type="float" office:value="-204.904" calcext:value-type="float">
            <text:p>-204,904</text:p>
          </table:table-cell>
          <table:table-cell office:value-type="float" office:value="-193.637" calcext:value-type="float">
            <text:p>-193,637</text:p>
          </table:table-cell>
          <table:table-cell office:value-type="float" office:value="-225.09" calcext:value-type="float">
            <text:p>-225,09</text:p>
          </table:table-cell>
          <table:table-cell office:value-type="float" office:value="-162.991" calcext:value-type="float">
            <text:p>-162,991</text:p>
          </table:table-cell>
          <table:table-cell office:value-type="float" office:value="-177.381" calcext:value-type="float">
            <text:p>-177,381</text:p>
          </table:table-cell>
          <table:table-cell table:number-columns-repeated="9"/>
        </table:table-row>
        <table:table-row table:style-name="ro1">
          <table:table-cell office:value-type="float" office:value="-230.285" calcext:value-type="float">
            <text:p>-230,285</text:p>
          </table:table-cell>
          <table:table-cell office:value-type="float" office:value="-203.683" calcext:value-type="float">
            <text:p>-203,683</text:p>
          </table:table-cell>
          <table:table-cell office:value-type="float" office:value="-236.86" calcext:value-type="float">
            <text:p>-236,86</text:p>
          </table:table-cell>
          <table:table-cell office:value-type="float" office:value="-182.688" calcext:value-type="float">
            <text:p>-182,688</text:p>
          </table:table-cell>
          <table:table-cell office:value-type="float" office:value="-195.906" calcext:value-type="float">
            <text:p>-195,906</text:p>
          </table:table-cell>
          <table:table-cell table:number-columns-repeated="9"/>
        </table:table-row>
        <table:table-row table:style-name="ro1">
          <table:table-cell office:value-type="float" office:value="-214.044" calcext:value-type="float">
            <text:p>-214,044</text:p>
          </table:table-cell>
          <table:table-cell office:value-type="float" office:value="-185.739" calcext:value-type="float">
            <text:p>-185,739</text:p>
          </table:table-cell>
          <table:table-cell office:value-type="float" office:value="-220.268" calcext:value-type="float">
            <text:p>-220,268</text:p>
          </table:table-cell>
          <table:table-cell office:value-type="float" office:value="-202.49" calcext:value-type="float">
            <text:p>-202,49</text:p>
          </table:table-cell>
          <table:table-cell office:value-type="float" office:value="-178.445" calcext:value-type="float">
            <text:p>-178,445</text:p>
          </table:table-cell>
          <table:table-cell table:number-columns-repeated="9"/>
        </table:table-row>
        <table:table-row table:style-name="ro1">
          <table:table-cell office:value-type="float" office:value="-201.797" calcext:value-type="float">
            <text:p>-201,797</text:p>
          </table:table-cell>
          <table:table-cell office:value-type="float" office:value="-192.614" calcext:value-type="float">
            <text:p>-192,614</text:p>
          </table:table-cell>
          <table:table-cell office:value-type="float" office:value="-204.972" calcext:value-type="float">
            <text:p>-204,972</text:p>
          </table:table-cell>
          <table:table-cell office:value-type="float" office:value="-168.962" calcext:value-type="float">
            <text:p>-168,962</text:p>
          </table:table-cell>
          <table:table-cell office:value-type="float" office:value="-168.075" calcext:value-type="float">
            <text:p>-168,075</text:p>
          </table:table-cell>
          <table:table-cell table:number-columns-repeated="9"/>
        </table:table-row>
        <table:table-row table:style-name="ro1">
          <table:table-cell office:value-type="float" office:value="-213.873" calcext:value-type="float">
            <text:p>-213,873</text:p>
          </table:table-cell>
          <table:table-cell office:value-type="float" office:value="-202.013" calcext:value-type="float">
            <text:p>-202,013</text:p>
          </table:table-cell>
          <table:table-cell office:value-type="float" office:value="-233" calcext:value-type="float">
            <text:p>-233</text:p>
          </table:table-cell>
          <table:table-cell office:value-type="float" office:value="-180.615" calcext:value-type="float">
            <text:p>-180,615</text:p>
          </table:table-cell>
          <table:table-cell office:value-type="float" office:value="-181.902" calcext:value-type="float">
            <text:p>-181,902</text:p>
          </table:table-cell>
          <table:table-cell table:number-columns-repeated="9"/>
        </table:table-row>
        <table:table-row table:style-name="ro1">
          <table:table-cell office:value-type="float" office:value="-199.626" calcext:value-type="float">
            <text:p>-199,626</text:p>
          </table:table-cell>
          <table:table-cell office:value-type="float" office:value="-189.07" calcext:value-type="float">
            <text:p>-189,07</text:p>
          </table:table-cell>
          <table:table-cell office:value-type="float" office:value="-226.814" calcext:value-type="float">
            <text:p>-226,814</text:p>
          </table:table-cell>
          <table:table-cell office:value-type="float" office:value="-173.97" calcext:value-type="float">
            <text:p>-173,97</text:p>
          </table:table-cell>
          <table:table-cell office:value-type="float" office:value="-168.213" calcext:value-type="float">
            <text:p>-168,213</text:p>
          </table:table-cell>
          <table:table-cell table:number-columns-repeated="9"/>
        </table:table-row>
        <table:table-row table:style-name="ro1">
          <table:table-cell office:value-type="float" office:value="-215.36" calcext:value-type="float">
            <text:p>-215,36</text:p>
          </table:table-cell>
          <table:table-cell office:value-type="float" office:value="-195" calcext:value-type="float">
            <text:p>-195</text:p>
          </table:table-cell>
          <table:table-cell office:value-type="float" office:value="-217.921" calcext:value-type="float">
            <text:p>-217,921</text:p>
          </table:table-cell>
          <table:table-cell office:value-type="float" office:value="-140.56" calcext:value-type="float">
            <text:p>-140,56</text:p>
          </table:table-cell>
          <table:table-cell office:value-type="float" office:value="-182.639" calcext:value-type="float">
            <text:p>-182,639</text:p>
          </table:table-cell>
          <table:table-cell table:number-columns-repeated="9"/>
        </table:table-row>
        <table:table-row table:style-name="ro1">
          <table:table-cell office:value-type="float" office:value="-208.567" calcext:value-type="float">
            <text:p>-208,567</text:p>
          </table:table-cell>
          <table:table-cell office:value-type="float" office:value="-181.283" calcext:value-type="float">
            <text:p>-181,283</text:p>
          </table:table-cell>
          <table:table-cell office:value-type="float" office:value="-211.62" calcext:value-type="float">
            <text:p>-211,62</text:p>
          </table:table-cell>
          <table:table-cell office:value-type="float" office:value="-160.022" calcext:value-type="float">
            <text:p>-160,022</text:p>
          </table:table-cell>
          <table:table-cell office:value-type="float" office:value="-183.268" calcext:value-type="float">
            <text:p>-183,268</text:p>
          </table:table-cell>
          <table:table-cell table:number-columns-repeated="9"/>
        </table:table-row>
        <table:table-row table:style-name="ro1">
          <table:table-cell office:value-type="float" office:value="-217.658" calcext:value-type="float">
            <text:p>-217,658</text:p>
          </table:table-cell>
          <table:table-cell office:value-type="float" office:value="-188.94" calcext:value-type="float">
            <text:p>-188,94</text:p>
          </table:table-cell>
          <table:table-cell office:value-type="float" office:value="-229.293" calcext:value-type="float">
            <text:p>-229,293</text:p>
          </table:table-cell>
          <table:table-cell office:value-type="float" office:value="-187.999" calcext:value-type="float">
            <text:p>-187,999</text:p>
          </table:table-cell>
          <table:table-cell office:value-type="float" office:value="-185.727" calcext:value-type="float">
            <text:p>-185,727</text:p>
          </table:table-cell>
          <table:table-cell table:number-columns-repeated="9"/>
        </table:table-row>
        <table:table-row table:style-name="ro1">
          <table:table-cell office:value-type="float" office:value="-207.526" calcext:value-type="float">
            <text:p>-207,526</text:p>
          </table:table-cell>
          <table:table-cell office:value-type="float" office:value="-189.727" calcext:value-type="float">
            <text:p>-189,727</text:p>
          </table:table-cell>
          <table:table-cell office:value-type="float" office:value="-237.79" calcext:value-type="float">
            <text:p>-237,79</text:p>
          </table:table-cell>
          <table:table-cell office:value-type="float" office:value="-183.427" calcext:value-type="float">
            <text:p>-183,427</text:p>
          </table:table-cell>
          <table:table-cell office:value-type="float" office:value="-183.223" calcext:value-type="float">
            <text:p>-183,223</text:p>
          </table:table-cell>
          <table:table-cell table:number-columns-repeated="9"/>
        </table:table-row>
        <table:table-row table:style-name="ro1">
          <table:table-cell office:value-type="float" office:value="-228.207" calcext:value-type="float">
            <text:p>-228,207</text:p>
          </table:table-cell>
          <table:table-cell office:value-type="float" office:value="-195.887" calcext:value-type="float">
            <text:p>-195,887</text:p>
          </table:table-cell>
          <table:table-cell office:value-type="float" office:value="-211.172" calcext:value-type="float">
            <text:p>-211,172</text:p>
          </table:table-cell>
          <table:table-cell office:value-type="float" office:value="-168.363" calcext:value-type="float">
            <text:p>-168,363</text:p>
          </table:table-cell>
          <table:table-cell office:value-type="float" office:value="-178.538" calcext:value-type="float">
            <text:p>-178,538</text:p>
          </table:table-cell>
          <table:table-cell table:number-columns-repeated="9"/>
        </table:table-row>
        <table:table-row table:style-name="ro1">
          <table:table-cell office:value-type="float" office:value="-200.043" calcext:value-type="float">
            <text:p>-200,043</text:p>
          </table:table-cell>
          <table:table-cell office:value-type="float" office:value="-189.285" calcext:value-type="float">
            <text:p>-189,285</text:p>
          </table:table-cell>
          <table:table-cell office:value-type="float" office:value="-232.769" calcext:value-type="float">
            <text:p>-232,769</text:p>
          </table:table-cell>
          <table:table-cell office:value-type="float" office:value="-195.757" calcext:value-type="float">
            <text:p>-195,757</text:p>
          </table:table-cell>
          <table:table-cell office:value-type="float" office:value="-166.691" calcext:value-type="float">
            <text:p>-166,691</text:p>
          </table:table-cell>
          <table:table-cell table:number-columns-repeated="9"/>
        </table:table-row>
        <table:table-row table:style-name="ro1">
          <table:table-cell office:value-type="float" office:value="-209.919" calcext:value-type="float">
            <text:p>-209,919</text:p>
          </table:table-cell>
          <table:table-cell office:value-type="float" office:value="-193.24" calcext:value-type="float">
            <text:p>-193,24</text:p>
          </table:table-cell>
          <table:table-cell office:value-type="float" office:value="-222.442" calcext:value-type="float">
            <text:p>-222,442</text:p>
          </table:table-cell>
          <table:table-cell office:value-type="float" office:value="-202.355" calcext:value-type="float">
            <text:p>-202,355</text:p>
          </table:table-cell>
          <table:table-cell office:value-type="float" office:value="-186.246" calcext:value-type="float">
            <text:p>-186,246</text:p>
          </table:table-cell>
          <table:table-cell table:number-columns-repeated="9"/>
        </table:table-row>
        <table:table-row table:style-name="ro1">
          <table:table-cell office:value-type="float" office:value="-208.84" calcext:value-type="float">
            <text:p>-208,84</text:p>
          </table:table-cell>
          <table:table-cell office:value-type="float" office:value="-172.273" calcext:value-type="float">
            <text:p>-172,273</text:p>
          </table:table-cell>
          <table:table-cell office:value-type="float" office:value="-224.826" calcext:value-type="float">
            <text:p>-224,826</text:p>
          </table:table-cell>
          <table:table-cell office:value-type="float" office:value="-197.243" calcext:value-type="float">
            <text:p>-197,243</text:p>
          </table:table-cell>
          <table:table-cell office:value-type="float" office:value="-176.565" calcext:value-type="float">
            <text:p>-176,565</text:p>
          </table:table-cell>
          <table:table-cell table:number-columns-repeated="9"/>
        </table:table-row>
        <table:table-row table:style-name="ro1">
          <table:table-cell office:value-type="float" office:value="-198.816" calcext:value-type="float">
            <text:p>-198,816</text:p>
          </table:table-cell>
          <table:table-cell office:value-type="float" office:value="-183.959" calcext:value-type="float">
            <text:p>-183,959</text:p>
          </table:table-cell>
          <table:table-cell office:value-type="float" office:value="-219.251" calcext:value-type="float">
            <text:p>-219,251</text:p>
          </table:table-cell>
          <table:table-cell office:value-type="float" office:value="-209.386" calcext:value-type="float">
            <text:p>-209,386</text:p>
          </table:table-cell>
          <table:table-cell office:value-type="float" office:value="-160.585" calcext:value-type="float">
            <text:p>-160,585</text:p>
          </table:table-cell>
          <table:table-cell table:number-columns-repeated="9"/>
        </table:table-row>
        <table:table-row table:style-name="ro1">
          <table:table-cell office:value-type="float" office:value="-190.695" calcext:value-type="float">
            <text:p>-190,695</text:p>
          </table:table-cell>
          <table:table-cell office:value-type="float" office:value="-166.101" calcext:value-type="float">
            <text:p>-166,101</text:p>
          </table:table-cell>
          <table:table-cell office:value-type="float" office:value="-239.096" calcext:value-type="float">
            <text:p>-239,096</text:p>
          </table:table-cell>
          <table:table-cell office:value-type="float" office:value="-188.259" calcext:value-type="float">
            <text:p>-188,259</text:p>
          </table:table-cell>
          <table:table-cell office:value-type="float" office:value="-164.525" calcext:value-type="float">
            <text:p>-164,525</text:p>
          </table:table-cell>
          <table:table-cell table:number-columns-repeated="9"/>
        </table:table-row>
        <table:table-row table:style-name="ro1">
          <table:table-cell office:value-type="float" office:value="-204.775" calcext:value-type="float">
            <text:p>-204,775</text:p>
          </table:table-cell>
          <table:table-cell office:value-type="float" office:value="-175.739" calcext:value-type="float">
            <text:p>-175,739</text:p>
          </table:table-cell>
          <table:table-cell office:value-type="float" office:value="-198.733" calcext:value-type="float">
            <text:p>-198,733</text:p>
          </table:table-cell>
          <table:table-cell office:value-type="float" office:value="-193.859" calcext:value-type="float">
            <text:p>-193,859</text:p>
          </table:table-cell>
          <table:table-cell office:value-type="float" office:value="-195.743" calcext:value-type="float">
            <text:p>-195,743</text:p>
          </table:table-cell>
          <table:table-cell table:number-columns-repeated="9"/>
        </table:table-row>
        <table:table-row table:style-name="ro1">
          <table:table-cell office:value-type="float" office:value="-214.367" calcext:value-type="float">
            <text:p>-214,367</text:p>
          </table:table-cell>
          <table:table-cell office:value-type="float" office:value="-178.183" calcext:value-type="float">
            <text:p>-178,183</text:p>
          </table:table-cell>
          <table:table-cell office:value-type="float" office:value="-234.261" calcext:value-type="float">
            <text:p>-234,261</text:p>
          </table:table-cell>
          <table:table-cell office:value-type="float" office:value="-178.727" calcext:value-type="float">
            <text:p>-178,727</text:p>
          </table:table-cell>
          <table:table-cell office:value-type="float" office:value="-213.395" calcext:value-type="float">
            <text:p>-213,395</text:p>
          </table:table-cell>
          <table:table-cell table:number-columns-repeated="9"/>
        </table:table-row>
        <table:table-row table:style-name="ro1">
          <table:table-cell office:value-type="float" office:value="-203.357" calcext:value-type="float">
            <text:p>-203,357</text:p>
          </table:table-cell>
          <table:table-cell office:value-type="float" office:value="-172.289" calcext:value-type="float">
            <text:p>-172,289</text:p>
          </table:table-cell>
          <table:table-cell office:value-type="float" office:value="-227.516" calcext:value-type="float">
            <text:p>-227,516</text:p>
          </table:table-cell>
          <table:table-cell office:value-type="float" office:value="-182.452" calcext:value-type="float">
            <text:p>-182,452</text:p>
          </table:table-cell>
          <table:table-cell office:value-type="float" office:value="-160.779" calcext:value-type="float">
            <text:p>-160,779</text:p>
          </table:table-cell>
          <table:table-cell table:number-columns-repeated="9"/>
        </table:table-row>
        <table:table-row table:style-name="ro1">
          <table:table-cell office:value-type="float" office:value="-193.551" calcext:value-type="float">
            <text:p>-193,551</text:p>
          </table:table-cell>
          <table:table-cell office:value-type="float" office:value="-168.38" calcext:value-type="float">
            <text:p>-168,38</text:p>
          </table:table-cell>
          <table:table-cell office:value-type="float" office:value="-227.321" calcext:value-type="float">
            <text:p>-227,321</text:p>
          </table:table-cell>
          <table:table-cell office:value-type="float" office:value="-165.091" calcext:value-type="float">
            <text:p>-165,091</text:p>
          </table:table-cell>
          <table:table-cell office:value-type="float" office:value="-189.523" calcext:value-type="float">
            <text:p>-189,523</text:p>
          </table:table-cell>
          <table:table-cell table:number-columns-repeated="9"/>
        </table:table-row>
        <table:table-row table:style-name="ro1">
          <table:table-cell office:value-type="float" office:value="-226.316" calcext:value-type="float">
            <text:p>-226,316</text:p>
          </table:table-cell>
          <table:table-cell office:value-type="float" office:value="-180.421" calcext:value-type="float">
            <text:p>-180,421</text:p>
          </table:table-cell>
          <table:table-cell office:value-type="float" office:value="-217.717" calcext:value-type="float">
            <text:p>-217,717</text:p>
          </table:table-cell>
          <table:table-cell office:value-type="float" office:value="-183.546" calcext:value-type="float">
            <text:p>-183,546</text:p>
          </table:table-cell>
          <table:table-cell office:value-type="float" office:value="-145.072" calcext:value-type="float">
            <text:p>-145,072</text:p>
          </table:table-cell>
          <table:table-cell table:number-columns-repeated="9"/>
        </table:table-row>
      </table:table>
      <table:table table:name="hetdim2_nwat_mmgbsa_combined" table:style-name="ta1"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-232.105" calcext:value-type="float">
            <text:p>-232,105</text:p>
          </table:table-cell>
          <table:table-cell office:value-type="float" office:value="-192.383" calcext:value-type="float">
            <text:p>-192,383</text:p>
          </table:table-cell>
          <table:table-cell office:value-type="float" office:value="-204.111" calcext:value-type="float">
            <text:p>-204,111</text:p>
          </table:table-cell>
          <table:table-cell office:value-type="float" office:value="-220.854" calcext:value-type="float">
            <text:p>-220,854</text:p>
          </table:table-cell>
          <table:table-cell office:value-type="float" office:value="-226.308" calcext:value-type="float">
            <text:p>-226,308</text:p>
          </table:table-cell>
        </table:table-row>
        <table:table-row table:style-name="ro1">
          <table:table-cell office:value-type="float" office:value="-232.431" calcext:value-type="float">
            <text:p>-232,431</text:p>
          </table:table-cell>
          <table:table-cell office:value-type="float" office:value="-199.968" calcext:value-type="float">
            <text:p>-199,968</text:p>
          </table:table-cell>
          <table:table-cell office:value-type="float" office:value="-199.798" calcext:value-type="float">
            <text:p>-199,798</text:p>
          </table:table-cell>
          <table:table-cell office:value-type="float" office:value="-198.322" calcext:value-type="float">
            <text:p>-198,322</text:p>
          </table:table-cell>
          <table:table-cell office:value-type="float" office:value="-207.507" calcext:value-type="float">
            <text:p>-207,507</text:p>
          </table:table-cell>
        </table:table-row>
        <table:table-row table:style-name="ro1">
          <table:table-cell office:value-type="float" office:value="-224.726" calcext:value-type="float">
            <text:p>-224,726</text:p>
          </table:table-cell>
          <table:table-cell office:value-type="float" office:value="-208.423" calcext:value-type="float">
            <text:p>-208,423</text:p>
          </table:table-cell>
          <table:table-cell office:value-type="float" office:value="-192.889" calcext:value-type="float">
            <text:p>-192,889</text:p>
          </table:table-cell>
          <table:table-cell office:value-type="float" office:value="-190.003" calcext:value-type="float">
            <text:p>-190,003</text:p>
          </table:table-cell>
          <table:table-cell office:value-type="float" office:value="-201.632" calcext:value-type="float">
            <text:p>-201,632</text:p>
          </table:table-cell>
        </table:table-row>
        <table:table-row table:style-name="ro1">
          <table:table-cell office:value-type="float" office:value="-232.973" calcext:value-type="float">
            <text:p>-232,973</text:p>
          </table:table-cell>
          <table:table-cell office:value-type="float" office:value="-176.355" calcext:value-type="float">
            <text:p>-176,355</text:p>
          </table:table-cell>
          <table:table-cell office:value-type="float" office:value="-182.602" calcext:value-type="float">
            <text:p>-182,602</text:p>
          </table:table-cell>
          <table:table-cell office:value-type="float" office:value="-212.397" calcext:value-type="float">
            <text:p>-212,397</text:p>
          </table:table-cell>
          <table:table-cell office:value-type="float" office:value="-221.767" calcext:value-type="float">
            <text:p>-221,767</text:p>
          </table:table-cell>
        </table:table-row>
        <table:table-row table:style-name="ro1">
          <table:table-cell office:value-type="float" office:value="-220.839" calcext:value-type="float">
            <text:p>-220,839</text:p>
          </table:table-cell>
          <table:table-cell office:value-type="float" office:value="-201.443" calcext:value-type="float">
            <text:p>-201,443</text:p>
          </table:table-cell>
          <table:table-cell office:value-type="float" office:value="-185.698" calcext:value-type="float">
            <text:p>-185,698</text:p>
          </table:table-cell>
          <table:table-cell office:value-type="float" office:value="-208.719" calcext:value-type="float">
            <text:p>-208,719</text:p>
          </table:table-cell>
          <table:table-cell office:value-type="float" office:value="-209.069" calcext:value-type="float">
            <text:p>-209,069</text:p>
          </table:table-cell>
        </table:table-row>
        <table:table-row table:style-name="ro1">
          <table:table-cell office:value-type="float" office:value="-217.562" calcext:value-type="float">
            <text:p>-217,562</text:p>
          </table:table-cell>
          <table:table-cell office:value-type="float" office:value="-181.958" calcext:value-type="float">
            <text:p>-181,958</text:p>
          </table:table-cell>
          <table:table-cell office:value-type="float" office:value="-180.656" calcext:value-type="float">
            <text:p>-180,656</text:p>
          </table:table-cell>
          <table:table-cell office:value-type="float" office:value="-207.14" calcext:value-type="float">
            <text:p>-207,14</text:p>
          </table:table-cell>
          <table:table-cell office:value-type="float" office:value="-204.736" calcext:value-type="float">
            <text:p>-204,736</text:p>
          </table:table-cell>
        </table:table-row>
        <table:table-row table:style-name="ro1">
          <table:table-cell office:value-type="float" office:value="-233.224" calcext:value-type="float">
            <text:p>-233,224</text:p>
          </table:table-cell>
          <table:table-cell office:value-type="float" office:value="-186.587" calcext:value-type="float">
            <text:p>-186,587</text:p>
          </table:table-cell>
          <table:table-cell office:value-type="float" office:value="-196.001" calcext:value-type="float">
            <text:p>-196,001</text:p>
          </table:table-cell>
          <table:table-cell office:value-type="float" office:value="-220.758" calcext:value-type="float">
            <text:p>-220,758</text:p>
          </table:table-cell>
          <table:table-cell office:value-type="float" office:value="-204.717" calcext:value-type="float">
            <text:p>-204,717</text:p>
          </table:table-cell>
        </table:table-row>
        <table:table-row table:style-name="ro1">
          <table:table-cell office:value-type="float" office:value="-225.673" calcext:value-type="float">
            <text:p>-225,673</text:p>
          </table:table-cell>
          <table:table-cell office:value-type="float" office:value="-186.491" calcext:value-type="float">
            <text:p>-186,491</text:p>
          </table:table-cell>
          <table:table-cell office:value-type="float" office:value="-186.057" calcext:value-type="float">
            <text:p>-186,057</text:p>
          </table:table-cell>
          <table:table-cell office:value-type="float" office:value="-202.699" calcext:value-type="float">
            <text:p>-202,699</text:p>
          </table:table-cell>
          <table:table-cell office:value-type="float" office:value="-218.656" calcext:value-type="float">
            <text:p>-218,656</text:p>
          </table:table-cell>
        </table:table-row>
        <table:table-row table:style-name="ro1">
          <table:table-cell office:value-type="float" office:value="-216.124" calcext:value-type="float">
            <text:p>-216,124</text:p>
          </table:table-cell>
          <table:table-cell office:value-type="float" office:value="-187.469" calcext:value-type="float">
            <text:p>-187,469</text:p>
          </table:table-cell>
          <table:table-cell office:value-type="float" office:value="-183.881" calcext:value-type="float">
            <text:p>-183,881</text:p>
          </table:table-cell>
          <table:table-cell office:value-type="float" office:value="-205.886" calcext:value-type="float">
            <text:p>-205,886</text:p>
          </table:table-cell>
          <table:table-cell office:value-type="float" office:value="-214.634" calcext:value-type="float">
            <text:p>-214,634</text:p>
          </table:table-cell>
        </table:table-row>
        <table:table-row table:style-name="ro1">
          <table:table-cell office:value-type="float" office:value="-224.769" calcext:value-type="float">
            <text:p>-224,769</text:p>
          </table:table-cell>
          <table:table-cell office:value-type="float" office:value="-187.136" calcext:value-type="float">
            <text:p>-187,136</text:p>
          </table:table-cell>
          <table:table-cell office:value-type="float" office:value="-183.858" calcext:value-type="float">
            <text:p>-183,858</text:p>
          </table:table-cell>
          <table:table-cell office:value-type="float" office:value="-207.446" calcext:value-type="float">
            <text:p>-207,446</text:p>
          </table:table-cell>
          <table:table-cell office:value-type="float" office:value="-229.423" calcext:value-type="float">
            <text:p>-229,423</text:p>
          </table:table-cell>
        </table:table-row>
        <table:table-row table:style-name="ro1">
          <table:table-cell office:value-type="float" office:value="-218.866" calcext:value-type="float">
            <text:p>-218,866</text:p>
          </table:table-cell>
          <table:table-cell office:value-type="float" office:value="-210.591" calcext:value-type="float">
            <text:p>-210,591</text:p>
          </table:table-cell>
          <table:table-cell office:value-type="float" office:value="-181.984" calcext:value-type="float">
            <text:p>-181,984</text:p>
          </table:table-cell>
          <table:table-cell office:value-type="float" office:value="-209.963" calcext:value-type="float">
            <text:p>-209,963</text:p>
          </table:table-cell>
          <table:table-cell office:value-type="float" office:value="-225.351" calcext:value-type="float">
            <text:p>-225,351</text:p>
          </table:table-cell>
        </table:table-row>
        <table:table-row table:style-name="ro1">
          <table:table-cell office:value-type="float" office:value="-237.649" calcext:value-type="float">
            <text:p>-237,649</text:p>
          </table:table-cell>
          <table:table-cell office:value-type="float" office:value="-193.369" calcext:value-type="float">
            <text:p>-193,369</text:p>
          </table:table-cell>
          <table:table-cell office:value-type="float" office:value="-197.155" calcext:value-type="float">
            <text:p>-197,155</text:p>
          </table:table-cell>
          <table:table-cell office:value-type="float" office:value="-206.525" calcext:value-type="float">
            <text:p>-206,525</text:p>
          </table:table-cell>
          <table:table-cell office:value-type="float" office:value="-220.391" calcext:value-type="float">
            <text:p>-220,391</text:p>
          </table:table-cell>
        </table:table-row>
        <table:table-row table:style-name="ro1">
          <table:table-cell office:value-type="float" office:value="-230.729" calcext:value-type="float">
            <text:p>-230,729</text:p>
          </table:table-cell>
          <table:table-cell office:value-type="float" office:value="-191.214" calcext:value-type="float">
            <text:p>-191,214</text:p>
          </table:table-cell>
          <table:table-cell office:value-type="float" office:value="-189.067" calcext:value-type="float">
            <text:p>-189,067</text:p>
          </table:table-cell>
          <table:table-cell office:value-type="float" office:value="-222.121" calcext:value-type="float">
            <text:p>-222,121</text:p>
          </table:table-cell>
          <table:table-cell office:value-type="float" office:value="-210.804" calcext:value-type="float">
            <text:p>-210,804</text:p>
          </table:table-cell>
        </table:table-row>
        <table:table-row table:style-name="ro1">
          <table:table-cell office:value-type="float" office:value="-210.188" calcext:value-type="float">
            <text:p>-210,188</text:p>
          </table:table-cell>
          <table:table-cell office:value-type="float" office:value="-206.467" calcext:value-type="float">
            <text:p>-206,467</text:p>
          </table:table-cell>
          <table:table-cell office:value-type="float" office:value="-176.048" calcext:value-type="float">
            <text:p>-176,048</text:p>
          </table:table-cell>
          <table:table-cell office:value-type="float" office:value="-217.547" calcext:value-type="float">
            <text:p>-217,547</text:p>
          </table:table-cell>
          <table:table-cell office:value-type="float" office:value="-227.403" calcext:value-type="float">
            <text:p>-227,403</text:p>
          </table:table-cell>
        </table:table-row>
        <table:table-row table:style-name="ro1">
          <table:table-cell office:value-type="float" office:value="-222.707" calcext:value-type="float">
            <text:p>-222,707</text:p>
          </table:table-cell>
          <table:table-cell office:value-type="float" office:value="-169.219" calcext:value-type="float">
            <text:p>-169,219</text:p>
          </table:table-cell>
          <table:table-cell office:value-type="float" office:value="-186.039" calcext:value-type="float">
            <text:p>-186,039</text:p>
          </table:table-cell>
          <table:table-cell office:value-type="float" office:value="-211.335" calcext:value-type="float">
            <text:p>-211,335</text:p>
          </table:table-cell>
          <table:table-cell office:value-type="float" office:value="-224.357" calcext:value-type="float">
            <text:p>-224,357</text:p>
          </table:table-cell>
        </table:table-row>
        <table:table-row table:style-name="ro1">
          <table:table-cell office:value-type="float" office:value="-223.592" calcext:value-type="float">
            <text:p>-223,592</text:p>
          </table:table-cell>
          <table:table-cell office:value-type="float" office:value="-188.333" calcext:value-type="float">
            <text:p>-188,333</text:p>
          </table:table-cell>
          <table:table-cell office:value-type="float" office:value="-189.426" calcext:value-type="float">
            <text:p>-189,426</text:p>
          </table:table-cell>
          <table:table-cell office:value-type="float" office:value="-206.49" calcext:value-type="float">
            <text:p>-206,49</text:p>
          </table:table-cell>
          <table:table-cell office:value-type="float" office:value="-213.299" calcext:value-type="float">
            <text:p>-213,299</text:p>
          </table:table-cell>
        </table:table-row>
        <table:table-row table:style-name="ro1">
          <table:table-cell office:value-type="float" office:value="-246.013" calcext:value-type="float">
            <text:p>-246,013</text:p>
          </table:table-cell>
          <table:table-cell office:value-type="float" office:value="-169.46" calcext:value-type="float">
            <text:p>-169,46</text:p>
          </table:table-cell>
          <table:table-cell office:value-type="float" office:value="-196.289" calcext:value-type="float">
            <text:p>-196,289</text:p>
          </table:table-cell>
          <table:table-cell office:value-type="float" office:value="-209.755" calcext:value-type="float">
            <text:p>-209,755</text:p>
          </table:table-cell>
          <table:table-cell office:value-type="float" office:value="-226.686" calcext:value-type="float">
            <text:p>-226,686</text:p>
          </table:table-cell>
        </table:table-row>
        <table:table-row table:style-name="ro1">
          <table:table-cell office:value-type="float" office:value="-211.68" calcext:value-type="float">
            <text:p>-211,68</text:p>
          </table:table-cell>
          <table:table-cell office:value-type="float" office:value="-182.101" calcext:value-type="float">
            <text:p>-182,101</text:p>
          </table:table-cell>
          <table:table-cell office:value-type="float" office:value="-196.539" calcext:value-type="float">
            <text:p>-196,539</text:p>
          </table:table-cell>
          <table:table-cell office:value-type="float" office:value="-205.275" calcext:value-type="float">
            <text:p>-205,275</text:p>
          </table:table-cell>
          <table:table-cell office:value-type="float" office:value="-233.932" calcext:value-type="float">
            <text:p>-233,932</text:p>
          </table:table-cell>
        </table:table-row>
        <table:table-row table:style-name="ro1">
          <table:table-cell office:value-type="float" office:value="-226.934" calcext:value-type="float">
            <text:p>-226,934</text:p>
          </table:table-cell>
          <table:table-cell office:value-type="float" office:value="-192.377" calcext:value-type="float">
            <text:p>-192,377</text:p>
          </table:table-cell>
          <table:table-cell office:value-type="float" office:value="-187.036" calcext:value-type="float">
            <text:p>-187,036</text:p>
          </table:table-cell>
          <table:table-cell office:value-type="float" office:value="-209.608" calcext:value-type="float">
            <text:p>-209,608</text:p>
          </table:table-cell>
          <table:table-cell office:value-type="float" office:value="-251.552" calcext:value-type="float">
            <text:p>-251,552</text:p>
          </table:table-cell>
        </table:table-row>
        <table:table-row table:style-name="ro1">
          <table:table-cell office:value-type="float" office:value="-205.02" calcext:value-type="float">
            <text:p>-205,02</text:p>
          </table:table-cell>
          <table:table-cell office:value-type="float" office:value="-176.864" calcext:value-type="float">
            <text:p>-176,864</text:p>
          </table:table-cell>
          <table:table-cell office:value-type="float" office:value="-187.347" calcext:value-type="float">
            <text:p>-187,347</text:p>
          </table:table-cell>
          <table:table-cell office:value-type="float" office:value="-194.605" calcext:value-type="float">
            <text:p>-194,605</text:p>
          </table:table-cell>
          <table:table-cell office:value-type="float" office:value="-233.81" calcext:value-type="float">
            <text:p>-233,81</text:p>
          </table:table-cell>
        </table:table-row>
        <table:table-row table:style-name="ro1">
          <table:table-cell office:value-type="float" office:value="-227.26" calcext:value-type="float">
            <text:p>-227,26</text:p>
          </table:table-cell>
          <table:table-cell office:value-type="float" office:value="-200.375" calcext:value-type="float">
            <text:p>-200,375</text:p>
          </table:table-cell>
          <table:table-cell office:value-type="float" office:value="-205.922" calcext:value-type="float">
            <text:p>-205,922</text:p>
          </table:table-cell>
          <table:table-cell office:value-type="float" office:value="-191.377" calcext:value-type="float">
            <text:p>-191,377</text:p>
          </table:table-cell>
          <table:table-cell office:value-type="float" office:value="-215.799" calcext:value-type="float">
            <text:p>-215,799</text:p>
          </table:table-cell>
        </table:table-row>
        <table:table-row table:style-name="ro1">
          <table:table-cell office:value-type="float" office:value="-207.611" calcext:value-type="float">
            <text:p>-207,611</text:p>
          </table:table-cell>
          <table:table-cell office:value-type="float" office:value="-185.5" calcext:value-type="float">
            <text:p>-185,5</text:p>
          </table:table-cell>
          <table:table-cell office:value-type="float" office:value="-194.091" calcext:value-type="float">
            <text:p>-194,091</text:p>
          </table:table-cell>
          <table:table-cell office:value-type="float" office:value="-200.602" calcext:value-type="float">
            <text:p>-200,602</text:p>
          </table:table-cell>
          <table:table-cell office:value-type="float" office:value="-207.664" calcext:value-type="float">
            <text:p>-207,664</text:p>
          </table:table-cell>
        </table:table-row>
        <table:table-row table:style-name="ro1">
          <table:table-cell office:value-type="float" office:value="-229.921" calcext:value-type="float">
            <text:p>-229,921</text:p>
          </table:table-cell>
          <table:table-cell office:value-type="float" office:value="-197.995" calcext:value-type="float">
            <text:p>-197,995</text:p>
          </table:table-cell>
          <table:table-cell office:value-type="float" office:value="-192.139" calcext:value-type="float">
            <text:p>-192,139</text:p>
          </table:table-cell>
          <table:table-cell office:value-type="float" office:value="-186.611" calcext:value-type="float">
            <text:p>-186,611</text:p>
          </table:table-cell>
          <table:table-cell office:value-type="float" office:value="-229.893" calcext:value-type="float">
            <text:p>-229,893</text:p>
          </table:table-cell>
        </table:table-row>
        <table:table-row table:style-name="ro1">
          <table:table-cell office:value-type="float" office:value="-213.283" calcext:value-type="float">
            <text:p>-213,283</text:p>
          </table:table-cell>
          <table:table-cell office:value-type="float" office:value="-191.654" calcext:value-type="float">
            <text:p>-191,654</text:p>
          </table:table-cell>
          <table:table-cell office:value-type="float" office:value="-174.33" calcext:value-type="float">
            <text:p>-174,33</text:p>
          </table:table-cell>
          <table:table-cell office:value-type="float" office:value="-174.081" calcext:value-type="float">
            <text:p>-174,081</text:p>
          </table:table-cell>
          <table:table-cell office:value-type="float" office:value="-214.829" calcext:value-type="float">
            <text:p>-214,829</text:p>
          </table:table-cell>
        </table:table-row>
        <table:table-row table:style-name="ro1">
          <table:table-cell office:value-type="float" office:value="-212.55" calcext:value-type="float">
            <text:p>-212,55</text:p>
          </table:table-cell>
          <table:table-cell office:value-type="float" office:value="-191.972" calcext:value-type="float">
            <text:p>-191,972</text:p>
          </table:table-cell>
          <table:table-cell office:value-type="float" office:value="-187.251" calcext:value-type="float">
            <text:p>-187,251</text:p>
          </table:table-cell>
          <table:table-cell office:value-type="float" office:value="-208.223" calcext:value-type="float">
            <text:p>-208,223</text:p>
          </table:table-cell>
          <table:table-cell office:value-type="float" office:value="-225.141" calcext:value-type="float">
            <text:p>-225,141</text:p>
          </table:table-cell>
        </table:table-row>
        <table:table-row table:style-name="ro1">
          <table:table-cell office:value-type="float" office:value="-186.583" calcext:value-type="float">
            <text:p>-186,583</text:p>
          </table:table-cell>
          <table:table-cell office:value-type="float" office:value="-184.725" calcext:value-type="float">
            <text:p>-184,725</text:p>
          </table:table-cell>
          <table:table-cell office:value-type="float" office:value="-189.398" calcext:value-type="float">
            <text:p>-189,398</text:p>
          </table:table-cell>
          <table:table-cell office:value-type="float" office:value="-188.621" calcext:value-type="float">
            <text:p>-188,621</text:p>
          </table:table-cell>
          <table:table-cell office:value-type="float" office:value="-208.627" calcext:value-type="float">
            <text:p>-208,627</text:p>
          </table:table-cell>
        </table:table-row>
        <table:table-row table:style-name="ro1">
          <table:table-cell office:value-type="float" office:value="-221.057" calcext:value-type="float">
            <text:p>-221,057</text:p>
          </table:table-cell>
          <table:table-cell office:value-type="float" office:value="-180.908" calcext:value-type="float">
            <text:p>-180,908</text:p>
          </table:table-cell>
          <table:table-cell office:value-type="float" office:value="-200.302" calcext:value-type="float">
            <text:p>-200,302</text:p>
          </table:table-cell>
          <table:table-cell office:value-type="float" office:value="-194.202" calcext:value-type="float">
            <text:p>-194,202</text:p>
          </table:table-cell>
          <table:table-cell office:value-type="float" office:value="-201.188" calcext:value-type="float">
            <text:p>-201,188</text:p>
          </table:table-cell>
        </table:table-row>
        <table:table-row table:style-name="ro1">
          <table:table-cell office:value-type="float" office:value="-205.434" calcext:value-type="float">
            <text:p>-205,434</text:p>
          </table:table-cell>
          <table:table-cell office:value-type="float" office:value="-186.07" calcext:value-type="float">
            <text:p>-186,07</text:p>
          </table:table-cell>
          <table:table-cell office:value-type="float" office:value="-188.683" calcext:value-type="float">
            <text:p>-188,683</text:p>
          </table:table-cell>
          <table:table-cell office:value-type="float" office:value="-185.243" calcext:value-type="float">
            <text:p>-185,243</text:p>
          </table:table-cell>
          <table:table-cell office:value-type="float" office:value="-225.078" calcext:value-type="float">
            <text:p>-225,078</text:p>
          </table:table-cell>
        </table:table-row>
        <table:table-row table:style-name="ro1">
          <table:table-cell office:value-type="float" office:value="-218.667" calcext:value-type="float">
            <text:p>-218,667</text:p>
          </table:table-cell>
          <table:table-cell office:value-type="float" office:value="-173.602" calcext:value-type="float">
            <text:p>-173,602</text:p>
          </table:table-cell>
          <table:table-cell office:value-type="float" office:value="-180.654" calcext:value-type="float">
            <text:p>-180,654</text:p>
          </table:table-cell>
          <table:table-cell office:value-type="float" office:value="-157.128" calcext:value-type="float">
            <text:p>-157,128</text:p>
          </table:table-cell>
          <table:table-cell office:value-type="float" office:value="-235.301" calcext:value-type="float">
            <text:p>-235,301</text:p>
          </table:table-cell>
        </table:table-row>
        <table:table-row table:style-name="ro1">
          <table:table-cell office:value-type="float" office:value="-211.154" calcext:value-type="float">
            <text:p>-211,154</text:p>
          </table:table-cell>
          <table:table-cell office:value-type="float" office:value="-169.503" calcext:value-type="float">
            <text:p>-169,503</text:p>
          </table:table-cell>
          <table:table-cell office:value-type="float" office:value="-188.089" calcext:value-type="float">
            <text:p>-188,089</text:p>
          </table:table-cell>
          <table:table-cell office:value-type="float" office:value="-191.143" calcext:value-type="float">
            <text:p>-191,143</text:p>
          </table:table-cell>
          <table:table-cell office:value-type="float" office:value="-224.137" calcext:value-type="float">
            <text:p>-224,137</text:p>
          </table:table-cell>
        </table:table-row>
        <table:table-row table:style-name="ro1">
          <table:table-cell office:value-type="float" office:value="-210.218" calcext:value-type="float">
            <text:p>-210,218</text:p>
          </table:table-cell>
          <table:table-cell office:value-type="float" office:value="-175.547" calcext:value-type="float">
            <text:p>-175,547</text:p>
          </table:table-cell>
          <table:table-cell office:value-type="float" office:value="-178.039" calcext:value-type="float">
            <text:p>-178,039</text:p>
          </table:table-cell>
          <table:table-cell office:value-type="float" office:value="-190.685" calcext:value-type="float">
            <text:p>-190,685</text:p>
          </table:table-cell>
          <table:table-cell office:value-type="float" office:value="-223.888" calcext:value-type="float">
            <text:p>-223,888</text:p>
          </table:table-cell>
        </table:table-row>
        <table:table-row table:style-name="ro1">
          <table:table-cell office:value-type="float" office:value="-227.485" calcext:value-type="float">
            <text:p>-227,485</text:p>
          </table:table-cell>
          <table:table-cell office:value-type="float" office:value="-175.388" calcext:value-type="float">
            <text:p>-175,388</text:p>
          </table:table-cell>
          <table:table-cell office:value-type="float" office:value="-197.304" calcext:value-type="float">
            <text:p>-197,304</text:p>
          </table:table-cell>
          <table:table-cell office:value-type="float" office:value="-178.003" calcext:value-type="float">
            <text:p>-178,003</text:p>
          </table:table-cell>
          <table:table-cell office:value-type="float" office:value="-224.914" calcext:value-type="float">
            <text:p>-224,914</text:p>
          </table:table-cell>
        </table:table-row>
        <table:table-row table:style-name="ro1">
          <table:table-cell office:value-type="float" office:value="-227.352" calcext:value-type="float">
            <text:p>-227,352</text:p>
          </table:table-cell>
          <table:table-cell office:value-type="float" office:value="-171.696" calcext:value-type="float">
            <text:p>-171,696</text:p>
          </table:table-cell>
          <table:table-cell office:value-type="float" office:value="-164.6" calcext:value-type="float">
            <text:p>-164,6</text:p>
          </table:table-cell>
          <table:table-cell office:value-type="float" office:value="-175.359" calcext:value-type="float">
            <text:p>-175,359</text:p>
          </table:table-cell>
          <table:table-cell office:value-type="float" office:value="-229.278" calcext:value-type="float">
            <text:p>-229,278</text:p>
          </table:table-cell>
        </table:table-row>
        <table:table-row table:style-name="ro1">
          <table:table-cell office:value-type="float" office:value="-212.045" calcext:value-type="float">
            <text:p>-212,045</text:p>
          </table:table-cell>
          <table:table-cell office:value-type="float" office:value="-199.192" calcext:value-type="float">
            <text:p>-199,192</text:p>
          </table:table-cell>
          <table:table-cell office:value-type="float" office:value="-174.145" calcext:value-type="float">
            <text:p>-174,145</text:p>
          </table:table-cell>
          <table:table-cell office:value-type="float" office:value="-192.981" calcext:value-type="float">
            <text:p>-192,981</text:p>
          </table:table-cell>
          <table:table-cell office:value-type="float" office:value="-224.136" calcext:value-type="float">
            <text:p>-224,136</text:p>
          </table:table-cell>
        </table:table-row>
        <table:table-row table:style-name="ro1">
          <table:table-cell office:value-type="float" office:value="-196.105" calcext:value-type="float">
            <text:p>-196,105</text:p>
          </table:table-cell>
          <table:table-cell office:value-type="float" office:value="-176.776" calcext:value-type="float">
            <text:p>-176,776</text:p>
          </table:table-cell>
          <table:table-cell office:value-type="float" office:value="-166.662" calcext:value-type="float">
            <text:p>-166,662</text:p>
          </table:table-cell>
          <table:table-cell office:value-type="float" office:value="-204.119" calcext:value-type="float">
            <text:p>-204,119</text:p>
          </table:table-cell>
          <table:table-cell office:value-type="float" office:value="-210.083" calcext:value-type="float">
            <text:p>-210,083</text:p>
          </table:table-cell>
        </table:table-row>
        <table:table-row table:style-name="ro1">
          <table:table-cell office:value-type="float" office:value="-211.815" calcext:value-type="float">
            <text:p>-211,815</text:p>
          </table:table-cell>
          <table:table-cell office:value-type="float" office:value="-178.08" calcext:value-type="float">
            <text:p>-178,08</text:p>
          </table:table-cell>
          <table:table-cell office:value-type="float" office:value="-187.173" calcext:value-type="float">
            <text:p>-187,173</text:p>
          </table:table-cell>
          <table:table-cell office:value-type="float" office:value="-200.18" calcext:value-type="float">
            <text:p>-200,18</text:p>
          </table:table-cell>
          <table:table-cell office:value-type="float" office:value="-205.441" calcext:value-type="float">
            <text:p>-205,441</text:p>
          </table:table-cell>
        </table:table-row>
        <table:table-row table:style-name="ro1">
          <table:table-cell office:value-type="float" office:value="-206.538" calcext:value-type="float">
            <text:p>-206,538</text:p>
          </table:table-cell>
          <table:table-cell office:value-type="float" office:value="-174.33" calcext:value-type="float">
            <text:p>-174,33</text:p>
          </table:table-cell>
          <table:table-cell office:value-type="float" office:value="-198.13" calcext:value-type="float">
            <text:p>-198,13</text:p>
          </table:table-cell>
          <table:table-cell office:value-type="float" office:value="-183.369" calcext:value-type="float">
            <text:p>-183,369</text:p>
          </table:table-cell>
          <table:table-cell office:value-type="float" office:value="-228.837" calcext:value-type="float">
            <text:p>-228,837</text:p>
          </table:table-cell>
        </table:table-row>
        <table:table-row table:style-name="ro1">
          <table:table-cell office:value-type="float" office:value="-209.606" calcext:value-type="float">
            <text:p>-209,606</text:p>
          </table:table-cell>
          <table:table-cell office:value-type="float" office:value="-174.724" calcext:value-type="float">
            <text:p>-174,724</text:p>
          </table:table-cell>
          <table:table-cell office:value-type="float" office:value="-178.759" calcext:value-type="float">
            <text:p>-178,759</text:p>
          </table:table-cell>
          <table:table-cell office:value-type="float" office:value="-184.597" calcext:value-type="float">
            <text:p>-184,597</text:p>
          </table:table-cell>
          <table:table-cell office:value-type="float" office:value="-235.862" calcext:value-type="float">
            <text:p>-235,862</text:p>
          </table:table-cell>
        </table:table-row>
        <table:table-row table:style-name="ro1">
          <table:table-cell office:value-type="float" office:value="-224.549" calcext:value-type="float">
            <text:p>-224,549</text:p>
          </table:table-cell>
          <table:table-cell office:value-type="float" office:value="-172.062" calcext:value-type="float">
            <text:p>-172,062</text:p>
          </table:table-cell>
          <table:table-cell office:value-type="float" office:value="-186.011" calcext:value-type="float">
            <text:p>-186,011</text:p>
          </table:table-cell>
          <table:table-cell office:value-type="float" office:value="-191.88" calcext:value-type="float">
            <text:p>-191,88</text:p>
          </table:table-cell>
          <table:table-cell office:value-type="float" office:value="-231.505" calcext:value-type="float">
            <text:p>-231,505</text:p>
          </table:table-cell>
        </table:table-row>
        <table:table-row table:style-name="ro1">
          <table:table-cell office:value-type="float" office:value="-206.827" calcext:value-type="float">
            <text:p>-206,827</text:p>
          </table:table-cell>
          <table:table-cell office:value-type="float" office:value="-191.822" calcext:value-type="float">
            <text:p>-191,822</text:p>
          </table:table-cell>
          <table:table-cell office:value-type="float" office:value="-181.053" calcext:value-type="float">
            <text:p>-181,053</text:p>
          </table:table-cell>
          <table:table-cell office:value-type="float" office:value="-198.349" calcext:value-type="float">
            <text:p>-198,349</text:p>
          </table:table-cell>
          <table:table-cell office:value-type="float" office:value="-241.477" calcext:value-type="float">
            <text:p>-241,477</text:p>
          </table:table-cell>
        </table:table-row>
        <table:table-row table:style-name="ro1">
          <table:table-cell office:value-type="float" office:value="-216.084" calcext:value-type="float">
            <text:p>-216,084</text:p>
          </table:table-cell>
          <table:table-cell office:value-type="float" office:value="-186.425" calcext:value-type="float">
            <text:p>-186,425</text:p>
          </table:table-cell>
          <table:table-cell office:value-type="float" office:value="-159.755" calcext:value-type="float">
            <text:p>-159,755</text:p>
          </table:table-cell>
          <table:table-cell office:value-type="float" office:value="-198.412" calcext:value-type="float">
            <text:p>-198,412</text:p>
          </table:table-cell>
          <table:table-cell office:value-type="float" office:value="-229.832" calcext:value-type="float">
            <text:p>-229,832</text:p>
          </table:table-cell>
        </table:table-row>
        <table:table-row table:style-name="ro1">
          <table:table-cell office:value-type="float" office:value="-216.493" calcext:value-type="float">
            <text:p>-216,493</text:p>
          </table:table-cell>
          <table:table-cell office:value-type="float" office:value="-185.88" calcext:value-type="float">
            <text:p>-185,88</text:p>
          </table:table-cell>
          <table:table-cell office:value-type="float" office:value="-179.679" calcext:value-type="float">
            <text:p>-179,679</text:p>
          </table:table-cell>
          <table:table-cell office:value-type="float" office:value="-192.953" calcext:value-type="float">
            <text:p>-192,953</text:p>
          </table:table-cell>
          <table:table-cell office:value-type="float" office:value="-221.736" calcext:value-type="float">
            <text:p>-221,736</text:p>
          </table:table-cell>
        </table:table-row>
        <table:table-row table:style-name="ro1">
          <table:table-cell office:value-type="float" office:value="-201.833" calcext:value-type="float">
            <text:p>-201,833</text:p>
          </table:table-cell>
          <table:table-cell office:value-type="float" office:value="-185.968" calcext:value-type="float">
            <text:p>-185,968</text:p>
          </table:table-cell>
          <table:table-cell office:value-type="float" office:value="-173.423" calcext:value-type="float">
            <text:p>-173,423</text:p>
          </table:table-cell>
          <table:table-cell office:value-type="float" office:value="-201.305" calcext:value-type="float">
            <text:p>-201,305</text:p>
          </table:table-cell>
          <table:table-cell office:value-type="float" office:value="-233.878" calcext:value-type="float">
            <text:p>-233,878</text:p>
          </table:table-cell>
        </table:table-row>
        <table:table-row table:style-name="ro1">
          <table:table-cell office:value-type="float" office:value="-195.073" calcext:value-type="float">
            <text:p>-195,073</text:p>
          </table:table-cell>
          <table:table-cell office:value-type="float" office:value="-165.378" calcext:value-type="float">
            <text:p>-165,378</text:p>
          </table:table-cell>
          <table:table-cell office:value-type="float" office:value="-182.887" calcext:value-type="float">
            <text:p>-182,887</text:p>
          </table:table-cell>
          <table:table-cell office:value-type="float" office:value="-211.265" calcext:value-type="float">
            <text:p>-211,265</text:p>
          </table:table-cell>
          <table:table-cell office:value-type="float" office:value="-227.832" calcext:value-type="float">
            <text:p>-227,832</text:p>
          </table:table-cell>
        </table:table-row>
        <table:table-row table:style-name="ro1">
          <table:table-cell office:value-type="float" office:value="-208.506" calcext:value-type="float">
            <text:p>-208,506</text:p>
          </table:table-cell>
          <table:table-cell office:value-type="float" office:value="-175.66" calcext:value-type="float">
            <text:p>-175,66</text:p>
          </table:table-cell>
          <table:table-cell office:value-type="float" office:value="-178.425" calcext:value-type="float">
            <text:p>-178,425</text:p>
          </table:table-cell>
          <table:table-cell office:value-type="float" office:value="-199.067" calcext:value-type="float">
            <text:p>-199,067</text:p>
          </table:table-cell>
          <table:table-cell office:value-type="float" office:value="-216.622" calcext:value-type="float">
            <text:p>-216,622</text:p>
          </table:table-cell>
        </table:table-row>
        <table:table-row table:style-name="ro1">
          <table:table-cell office:value-type="float" office:value="-203.547" calcext:value-type="float">
            <text:p>-203,547</text:p>
          </table:table-cell>
          <table:table-cell office:value-type="float" office:value="-180.762" calcext:value-type="float">
            <text:p>-180,762</text:p>
          </table:table-cell>
          <table:table-cell office:value-type="float" office:value="-168.915" calcext:value-type="float">
            <text:p>-168,915</text:p>
          </table:table-cell>
          <table:table-cell office:value-type="float" office:value="-184.421" calcext:value-type="float">
            <text:p>-184,421</text:p>
          </table:table-cell>
          <table:table-cell office:value-type="float" office:value="-230.732" calcext:value-type="float">
            <text:p>-230,732</text:p>
          </table:table-cell>
        </table:table-row>
        <table:table-row table:style-name="ro1">
          <table:table-cell office:value-type="float" office:value="-203.385" calcext:value-type="float">
            <text:p>-203,385</text:p>
          </table:table-cell>
          <table:table-cell office:value-type="float" office:value="-192.118" calcext:value-type="float">
            <text:p>-192,118</text:p>
          </table:table-cell>
          <table:table-cell office:value-type="float" office:value="-174.705" calcext:value-type="float">
            <text:p>-174,705</text:p>
          </table:table-cell>
          <table:table-cell office:value-type="float" office:value="-208.773" calcext:value-type="float">
            <text:p>-208,773</text:p>
          </table:table-cell>
          <table:table-cell office:value-type="float" office:value="-209.347" calcext:value-type="float">
            <text:p>-209,347</text:p>
          </table:table-cell>
        </table:table-row>
        <table:table-row table:style-name="ro1">
          <table:table-cell office:value-type="float" office:value="-223.165" calcext:value-type="float">
            <text:p>-223,165</text:p>
          </table:table-cell>
          <table:table-cell office:value-type="float" office:value="-179.606" calcext:value-type="float">
            <text:p>-179,606</text:p>
          </table:table-cell>
          <table:table-cell office:value-type="float" office:value="-173.925" calcext:value-type="float">
            <text:p>-173,925</text:p>
          </table:table-cell>
          <table:table-cell office:value-type="float" office:value="-186.329" calcext:value-type="float">
            <text:p>-186,329</text:p>
          </table:table-cell>
          <table:table-cell office:value-type="float" office:value="-197.044" calcext:value-type="float">
            <text:p>-197,044</text:p>
          </table:table-cell>
        </table:table-row>
        <table:table-row table:style-name="ro1">
          <table:table-cell office:value-type="float" office:value="-235.329" calcext:value-type="float">
            <text:p>-235,329</text:p>
          </table:table-cell>
          <table:table-cell office:value-type="float" office:value="-168.956" calcext:value-type="float">
            <text:p>-168,956</text:p>
          </table:table-cell>
          <table:table-cell office:value-type="float" office:value="-193.577" calcext:value-type="float">
            <text:p>-193,577</text:p>
          </table:table-cell>
          <table:table-cell office:value-type="float" office:value="-184.326" calcext:value-type="float">
            <text:p>-184,326</text:p>
          </table:table-cell>
          <table:table-cell office:value-type="float" office:value="-214.037" calcext:value-type="float">
            <text:p>-214,037</text:p>
          </table:table-cell>
        </table:table-row>
        <table:table-row table:style-name="ro1">
          <table:table-cell office:value-type="float" office:value="-208.453" calcext:value-type="float">
            <text:p>-208,453</text:p>
          </table:table-cell>
          <table:table-cell office:value-type="float" office:value="-174.358" calcext:value-type="float">
            <text:p>-174,358</text:p>
          </table:table-cell>
          <table:table-cell office:value-type="float" office:value="-174.305" calcext:value-type="float">
            <text:p>-174,305</text:p>
          </table:table-cell>
          <table:table-cell office:value-type="float" office:value="-203.803" calcext:value-type="float">
            <text:p>-203,803</text:p>
          </table:table-cell>
          <table:table-cell office:value-type="float" office:value="-219.578" calcext:value-type="float">
            <text:p>-219,578</text:p>
          </table:table-cell>
        </table:table-row>
        <table:table-row table:style-name="ro1">
          <table:table-cell office:value-type="float" office:value="-241.043" calcext:value-type="float">
            <text:p>-241,043</text:p>
          </table:table-cell>
          <table:table-cell office:value-type="float" office:value="-177.219" calcext:value-type="float">
            <text:p>-177,219</text:p>
          </table:table-cell>
          <table:table-cell office:value-type="float" office:value="-178.085" calcext:value-type="float">
            <text:p>-178,085</text:p>
          </table:table-cell>
          <table:table-cell office:value-type="float" office:value="-197.018" calcext:value-type="float">
            <text:p>-197,018</text:p>
          </table:table-cell>
          <table:table-cell office:value-type="float" office:value="-220.868" calcext:value-type="float">
            <text:p>-220,868</text:p>
          </table:table-cell>
        </table:table-row>
        <table:table-row table:style-name="ro1">
          <table:table-cell office:value-type="float" office:value="-229.751" calcext:value-type="float">
            <text:p>-229,751</text:p>
          </table:table-cell>
          <table:table-cell office:value-type="float" office:value="-164.883" calcext:value-type="float">
            <text:p>-164,883</text:p>
          </table:table-cell>
          <table:table-cell office:value-type="float" office:value="-185.123" calcext:value-type="float">
            <text:p>-185,123</text:p>
          </table:table-cell>
          <table:table-cell office:value-type="float" office:value="-188.625" calcext:value-type="float">
            <text:p>-188,625</text:p>
          </table:table-cell>
          <table:table-cell office:value-type="float" office:value="-217.64" calcext:value-type="float">
            <text:p>-217,64</text:p>
          </table:table-cell>
        </table:table-row>
        <table:table-row table:style-name="ro1">
          <table:table-cell office:value-type="float" office:value="-199.327" calcext:value-type="float">
            <text:p>-199,327</text:p>
          </table:table-cell>
          <table:table-cell office:value-type="float" office:value="-165.059" calcext:value-type="float">
            <text:p>-165,059</text:p>
          </table:table-cell>
          <table:table-cell office:value-type="float" office:value="-187.209" calcext:value-type="float">
            <text:p>-187,209</text:p>
          </table:table-cell>
          <table:table-cell office:value-type="float" office:value="-219.327" calcext:value-type="float">
            <text:p>-219,327</text:p>
          </table:table-cell>
          <table:table-cell office:value-type="float" office:value="-194.585" calcext:value-type="float">
            <text:p>-194,585</text:p>
          </table:table-cell>
        </table:table-row>
        <table:table-row table:style-name="ro1">
          <table:table-cell office:value-type="float" office:value="-239.923" calcext:value-type="float">
            <text:p>-239,923</text:p>
          </table:table-cell>
          <table:table-cell office:value-type="float" office:value="-172.554" calcext:value-type="float">
            <text:p>-172,554</text:p>
          </table:table-cell>
          <table:table-cell office:value-type="float" office:value="-192.013" calcext:value-type="float">
            <text:p>-192,013</text:p>
          </table:table-cell>
          <table:table-cell office:value-type="float" office:value="-211.098" calcext:value-type="float">
            <text:p>-211,098</text:p>
          </table:table-cell>
          <table:table-cell office:value-type="float" office:value="-223.23" calcext:value-type="float">
            <text:p>-223,23</text:p>
          </table:table-cell>
        </table:table-row>
        <table:table-row table:style-name="ro1">
          <table:table-cell office:value-type="float" office:value="-203.376" calcext:value-type="float">
            <text:p>-203,376</text:p>
          </table:table-cell>
          <table:table-cell office:value-type="float" office:value="-193.674" calcext:value-type="float">
            <text:p>-193,674</text:p>
          </table:table-cell>
          <table:table-cell office:value-type="float" office:value="-175.77" calcext:value-type="float">
            <text:p>-175,77</text:p>
          </table:table-cell>
          <table:table-cell office:value-type="float" office:value="-213.437" calcext:value-type="float">
            <text:p>-213,437</text:p>
          </table:table-cell>
          <table:table-cell office:value-type="float" office:value="-215.089" calcext:value-type="float">
            <text:p>-215,089</text:p>
          </table:table-cell>
        </table:table-row>
        <table:table-row table:style-name="ro1">
          <table:table-cell office:value-type="float" office:value="-213.585" calcext:value-type="float">
            <text:p>-213,585</text:p>
          </table:table-cell>
          <table:table-cell office:value-type="float" office:value="-170.049" calcext:value-type="float">
            <text:p>-170,049</text:p>
          </table:table-cell>
          <table:table-cell office:value-type="float" office:value="-169.717" calcext:value-type="float">
            <text:p>-169,717</text:p>
          </table:table-cell>
          <table:table-cell office:value-type="float" office:value="-194.683" calcext:value-type="float">
            <text:p>-194,683</text:p>
          </table:table-cell>
          <table:table-cell office:value-type="float" office:value="-214.858" calcext:value-type="float">
            <text:p>-214,858</text:p>
          </table:table-cell>
        </table:table-row>
        <table:table-row table:style-name="ro1">
          <table:table-cell office:value-type="float" office:value="-223.315" calcext:value-type="float">
            <text:p>-223,315</text:p>
          </table:table-cell>
          <table:table-cell office:value-type="float" office:value="-182.397" calcext:value-type="float">
            <text:p>-182,397</text:p>
          </table:table-cell>
          <table:table-cell office:value-type="float" office:value="-184.274" calcext:value-type="float">
            <text:p>-184,274</text:p>
          </table:table-cell>
          <table:table-cell office:value-type="float" office:value="-197.53" calcext:value-type="float">
            <text:p>-197,53</text:p>
          </table:table-cell>
          <table:table-cell office:value-type="float" office:value="-223.19" calcext:value-type="float">
            <text:p>-223,19</text:p>
          </table:table-cell>
        </table:table-row>
        <table:table-row table:style-name="ro1">
          <table:table-cell office:value-type="float" office:value="-219.774" calcext:value-type="float">
            <text:p>-219,774</text:p>
          </table:table-cell>
          <table:table-cell office:value-type="float" office:value="-176.765" calcext:value-type="float">
            <text:p>-176,765</text:p>
          </table:table-cell>
          <table:table-cell office:value-type="float" office:value="-178.421" calcext:value-type="float">
            <text:p>-178,421</text:p>
          </table:table-cell>
          <table:table-cell office:value-type="float" office:value="-177.086" calcext:value-type="float">
            <text:p>-177,086</text:p>
          </table:table-cell>
          <table:table-cell office:value-type="float" office:value="-205.897" calcext:value-type="float">
            <text:p>-205,897</text:p>
          </table:table-cell>
        </table:table-row>
        <table:table-row table:style-name="ro1">
          <table:table-cell office:value-type="float" office:value="-214.593" calcext:value-type="float">
            <text:p>-214,593</text:p>
          </table:table-cell>
          <table:table-cell office:value-type="float" office:value="-175.664" calcext:value-type="float">
            <text:p>-175,664</text:p>
          </table:table-cell>
          <table:table-cell office:value-type="float" office:value="-204.749" calcext:value-type="float">
            <text:p>-204,749</text:p>
          </table:table-cell>
          <table:table-cell office:value-type="float" office:value="-201.659" calcext:value-type="float">
            <text:p>-201,659</text:p>
          </table:table-cell>
          <table:table-cell office:value-type="float" office:value="-250.541" calcext:value-type="float">
            <text:p>-250,541</text:p>
          </table:table-cell>
        </table:table-row>
        <table:table-row table:style-name="ro1">
          <table:table-cell office:value-type="float" office:value="-218.342" calcext:value-type="float">
            <text:p>-218,342</text:p>
          </table:table-cell>
          <table:table-cell office:value-type="float" office:value="-161.369" calcext:value-type="float">
            <text:p>-161,369</text:p>
          </table:table-cell>
          <table:table-cell office:value-type="float" office:value="-167.636" calcext:value-type="float">
            <text:p>-167,636</text:p>
          </table:table-cell>
          <table:table-cell office:value-type="float" office:value="-192.392" calcext:value-type="float">
            <text:p>-192,392</text:p>
          </table:table-cell>
          <table:table-cell office:value-type="float" office:value="-238.107" calcext:value-type="float">
            <text:p>-238,107</text:p>
          </table:table-cell>
        </table:table-row>
        <table:table-row table:style-name="ro1">
          <table:table-cell office:value-type="float" office:value="-206.972" calcext:value-type="float">
            <text:p>-206,972</text:p>
          </table:table-cell>
          <table:table-cell office:value-type="float" office:value="-162.458" calcext:value-type="float">
            <text:p>-162,458</text:p>
          </table:table-cell>
          <table:table-cell office:value-type="float" office:value="-188.932" calcext:value-type="float">
            <text:p>-188,932</text:p>
          </table:table-cell>
          <table:table-cell office:value-type="float" office:value="-198.839" calcext:value-type="float">
            <text:p>-198,839</text:p>
          </table:table-cell>
          <table:table-cell office:value-type="float" office:value="-230.377" calcext:value-type="float">
            <text:p>-230,377</text:p>
          </table:table-cell>
        </table:table-row>
        <table:table-row table:style-name="ro1">
          <table:table-cell office:value-type="float" office:value="-216.67" calcext:value-type="float">
            <text:p>-216,67</text:p>
          </table:table-cell>
          <table:table-cell office:value-type="float" office:value="-175.411" calcext:value-type="float">
            <text:p>-175,411</text:p>
          </table:table-cell>
          <table:table-cell office:value-type="float" office:value="-209.741" calcext:value-type="float">
            <text:p>-209,741</text:p>
          </table:table-cell>
          <table:table-cell office:value-type="float" office:value="-204.793" calcext:value-type="float">
            <text:p>-204,793</text:p>
          </table:table-cell>
          <table:table-cell office:value-type="float" office:value="-222.551" calcext:value-type="float">
            <text:p>-222,551</text:p>
          </table:table-cell>
        </table:table-row>
        <table:table-row table:style-name="ro1">
          <table:table-cell office:value-type="float" office:value="-225.279" calcext:value-type="float">
            <text:p>-225,279</text:p>
          </table:table-cell>
          <table:table-cell office:value-type="float" office:value="-155.251" calcext:value-type="float">
            <text:p>-155,251</text:p>
          </table:table-cell>
          <table:table-cell office:value-type="float" office:value="-185.917" calcext:value-type="float">
            <text:p>-185,917</text:p>
          </table:table-cell>
          <table:table-cell office:value-type="float" office:value="-212.923" calcext:value-type="float">
            <text:p>-212,923</text:p>
          </table:table-cell>
          <table:table-cell office:value-type="float" office:value="-232.626" calcext:value-type="float">
            <text:p>-232,626</text:p>
          </table:table-cell>
        </table:table-row>
        <table:table-row table:style-name="ro1">
          <table:table-cell office:value-type="float" office:value="-225.178" calcext:value-type="float">
            <text:p>-225,178</text:p>
          </table:table-cell>
          <table:table-cell office:value-type="float" office:value="-174.413" calcext:value-type="float">
            <text:p>-174,413</text:p>
          </table:table-cell>
          <table:table-cell office:value-type="float" office:value="-188.968" calcext:value-type="float">
            <text:p>-188,968</text:p>
          </table:table-cell>
          <table:table-cell office:value-type="float" office:value="-220.24" calcext:value-type="float">
            <text:p>-220,24</text:p>
          </table:table-cell>
          <table:table-cell office:value-type="float" office:value="-211.351" calcext:value-type="float">
            <text:p>-211,351</text:p>
          </table:table-cell>
        </table:table-row>
        <table:table-row table:style-name="ro1">
          <table:table-cell office:value-type="float" office:value="-226.964" calcext:value-type="float">
            <text:p>-226,964</text:p>
          </table:table-cell>
          <table:table-cell office:value-type="float" office:value="-164.189" calcext:value-type="float">
            <text:p>-164,189</text:p>
          </table:table-cell>
          <table:table-cell office:value-type="float" office:value="-171.997" calcext:value-type="float">
            <text:p>-171,997</text:p>
          </table:table-cell>
          <table:table-cell office:value-type="float" office:value="-217.426" calcext:value-type="float">
            <text:p>-217,426</text:p>
          </table:table-cell>
          <table:table-cell office:value-type="float" office:value="-219.701" calcext:value-type="float">
            <text:p>-219,701</text:p>
          </table:table-cell>
        </table:table-row>
        <table:table-row table:style-name="ro1">
          <table:table-cell office:value-type="float" office:value="-211.559" calcext:value-type="float">
            <text:p>-211,559</text:p>
          </table:table-cell>
          <table:table-cell office:value-type="float" office:value="-166.862" calcext:value-type="float">
            <text:p>-166,862</text:p>
          </table:table-cell>
          <table:table-cell office:value-type="float" office:value="-192.05" calcext:value-type="float">
            <text:p>-192,05</text:p>
          </table:table-cell>
          <table:table-cell office:value-type="float" office:value="-220.411" calcext:value-type="float">
            <text:p>-220,411</text:p>
          </table:table-cell>
          <table:table-cell office:value-type="float" office:value="-225.189" calcext:value-type="float">
            <text:p>-225,189</text:p>
          </table:table-cell>
        </table:table-row>
        <table:table-row table:style-name="ro1">
          <table:table-cell office:value-type="float" office:value="-209.464" calcext:value-type="float">
            <text:p>-209,464</text:p>
          </table:table-cell>
          <table:table-cell office:value-type="float" office:value="-166.148" calcext:value-type="float">
            <text:p>-166,148</text:p>
          </table:table-cell>
          <table:table-cell office:value-type="float" office:value="-167.735" calcext:value-type="float">
            <text:p>-167,735</text:p>
          </table:table-cell>
          <table:table-cell office:value-type="float" office:value="-202.813" calcext:value-type="float">
            <text:p>-202,813</text:p>
          </table:table-cell>
          <table:table-cell office:value-type="float" office:value="-234.78" calcext:value-type="float">
            <text:p>-234,78</text:p>
          </table:table-cell>
        </table:table-row>
        <table:table-row table:style-name="ro1">
          <table:table-cell office:value-type="float" office:value="-241.957" calcext:value-type="float">
            <text:p>-241,957</text:p>
          </table:table-cell>
          <table:table-cell office:value-type="float" office:value="-175.656" calcext:value-type="float">
            <text:p>-175,656</text:p>
          </table:table-cell>
          <table:table-cell office:value-type="float" office:value="-196.62" calcext:value-type="float">
            <text:p>-196,62</text:p>
          </table:table-cell>
          <table:table-cell office:value-type="float" office:value="-200.344" calcext:value-type="float">
            <text:p>-200,344</text:p>
          </table:table-cell>
          <table:table-cell office:value-type="float" office:value="-243.958" calcext:value-type="float">
            <text:p>-243,958</text:p>
          </table:table-cell>
        </table:table-row>
        <table:table-row table:style-name="ro1">
          <table:table-cell office:value-type="float" office:value="-217.21" calcext:value-type="float">
            <text:p>-217,21</text:p>
          </table:table-cell>
          <table:table-cell office:value-type="float" office:value="-175.601" calcext:value-type="float">
            <text:p>-175,601</text:p>
          </table:table-cell>
          <table:table-cell office:value-type="float" office:value="-190.36" calcext:value-type="float">
            <text:p>-190,36</text:p>
          </table:table-cell>
          <table:table-cell office:value-type="float" office:value="-191.489" calcext:value-type="float">
            <text:p>-191,489</text:p>
          </table:table-cell>
          <table:table-cell office:value-type="float" office:value="-204.926" calcext:value-type="float">
            <text:p>-204,926</text:p>
          </table:table-cell>
        </table:table-row>
        <table:table-row table:style-name="ro1">
          <table:table-cell office:value-type="float" office:value="-226.01" calcext:value-type="float">
            <text:p>-226,01</text:p>
          </table:table-cell>
          <table:table-cell office:value-type="float" office:value="-183.357" calcext:value-type="float">
            <text:p>-183,357</text:p>
          </table:table-cell>
          <table:table-cell office:value-type="float" office:value="-201.506" calcext:value-type="float">
            <text:p>-201,506</text:p>
          </table:table-cell>
          <table:table-cell office:value-type="float" office:value="-209.916" calcext:value-type="float">
            <text:p>-209,916</text:p>
          </table:table-cell>
          <table:table-cell office:value-type="float" office:value="-211.321" calcext:value-type="float">
            <text:p>-211,321</text:p>
          </table:table-cell>
        </table:table-row>
        <table:table-row table:style-name="ro1">
          <table:table-cell office:value-type="float" office:value="-215.278" calcext:value-type="float">
            <text:p>-215,278</text:p>
          </table:table-cell>
          <table:table-cell office:value-type="float" office:value="-182.347" calcext:value-type="float">
            <text:p>-182,347</text:p>
          </table:table-cell>
          <table:table-cell office:value-type="float" office:value="-184.993" calcext:value-type="float">
            <text:p>-184,993</text:p>
          </table:table-cell>
          <table:table-cell office:value-type="float" office:value="-193.351" calcext:value-type="float">
            <text:p>-193,351</text:p>
          </table:table-cell>
          <table:table-cell office:value-type="float" office:value="-216.838" calcext:value-type="float">
            <text:p>-216,838</text:p>
          </table:table-cell>
        </table:table-row>
        <table:table-row table:style-name="ro1">
          <table:table-cell office:value-type="float" office:value="-238.973" calcext:value-type="float">
            <text:p>-238,973</text:p>
          </table:table-cell>
          <table:table-cell office:value-type="float" office:value="-190.18" calcext:value-type="float">
            <text:p>-190,18</text:p>
          </table:table-cell>
          <table:table-cell office:value-type="float" office:value="-211.624" calcext:value-type="float">
            <text:p>-211,624</text:p>
          </table:table-cell>
          <table:table-cell office:value-type="float" office:value="-187.829" calcext:value-type="float">
            <text:p>-187,829</text:p>
          </table:table-cell>
          <table:table-cell office:value-type="float" office:value="-205.268" calcext:value-type="float">
            <text:p>-205,268</text:p>
          </table:table-cell>
        </table:table-row>
        <table:table-row table:style-name="ro1">
          <table:table-cell office:value-type="float" office:value="-238.636" calcext:value-type="float">
            <text:p>-238,636</text:p>
          </table:table-cell>
          <table:table-cell office:value-type="float" office:value="-183.261" calcext:value-type="float">
            <text:p>-183,261</text:p>
          </table:table-cell>
          <table:table-cell office:value-type="float" office:value="-188.087" calcext:value-type="float">
            <text:p>-188,087</text:p>
          </table:table-cell>
          <table:table-cell office:value-type="float" office:value="-195.129" calcext:value-type="float">
            <text:p>-195,129</text:p>
          </table:table-cell>
          <table:table-cell office:value-type="float" office:value="-201.142" calcext:value-type="float">
            <text:p>-201,142</text:p>
          </table:table-cell>
        </table:table-row>
        <table:table-row table:style-name="ro1">
          <table:table-cell office:value-type="float" office:value="-216.451" calcext:value-type="float">
            <text:p>-216,451</text:p>
          </table:table-cell>
          <table:table-cell office:value-type="float" office:value="-190.301" calcext:value-type="float">
            <text:p>-190,301</text:p>
          </table:table-cell>
          <table:table-cell office:value-type="float" office:value="-201.806" calcext:value-type="float">
            <text:p>-201,806</text:p>
          </table:table-cell>
          <table:table-cell office:value-type="float" office:value="-192.834" calcext:value-type="float">
            <text:p>-192,834</text:p>
          </table:table-cell>
          <table:table-cell office:value-type="float" office:value="-241.448" calcext:value-type="float">
            <text:p>-241,448</text:p>
          </table:table-cell>
        </table:table-row>
        <table:table-row table:style-name="ro1">
          <table:table-cell office:value-type="float" office:value="-216.029" calcext:value-type="float">
            <text:p>-216,029</text:p>
          </table:table-cell>
          <table:table-cell office:value-type="float" office:value="-185.492" calcext:value-type="float">
            <text:p>-185,492</text:p>
          </table:table-cell>
          <table:table-cell office:value-type="float" office:value="-181.402" calcext:value-type="float">
            <text:p>-181,402</text:p>
          </table:table-cell>
          <table:table-cell office:value-type="float" office:value="-197.562" calcext:value-type="float">
            <text:p>-197,562</text:p>
          </table:table-cell>
          <table:table-cell office:value-type="float" office:value="-220.258" calcext:value-type="float">
            <text:p>-220,258</text:p>
          </table:table-cell>
        </table:table-row>
        <table:table-row table:style-name="ro1">
          <table:table-cell office:value-type="float" office:value="-208.878" calcext:value-type="float">
            <text:p>-208,878</text:p>
          </table:table-cell>
          <table:table-cell office:value-type="float" office:value="-206.093" calcext:value-type="float">
            <text:p>-206,093</text:p>
          </table:table-cell>
          <table:table-cell office:value-type="float" office:value="-209.154" calcext:value-type="float">
            <text:p>-209,154</text:p>
          </table:table-cell>
          <table:table-cell office:value-type="float" office:value="-171.688" calcext:value-type="float">
            <text:p>-171,688</text:p>
          </table:table-cell>
          <table:table-cell office:value-type="float" office:value="-245.53" calcext:value-type="float">
            <text:p>-245,53</text:p>
          </table:table-cell>
        </table:table-row>
        <table:table-row table:style-name="ro1">
          <table:table-cell office:value-type="float" office:value="-223.525" calcext:value-type="float">
            <text:p>-223,525</text:p>
          </table:table-cell>
          <table:table-cell office:value-type="float" office:value="-177.456" calcext:value-type="float">
            <text:p>-177,456</text:p>
          </table:table-cell>
          <table:table-cell office:value-type="float" office:value="-188.843" calcext:value-type="float">
            <text:p>-188,843</text:p>
          </table:table-cell>
          <table:table-cell office:value-type="float" office:value="-191.929" calcext:value-type="float">
            <text:p>-191,929</text:p>
          </table:table-cell>
          <table:table-cell office:value-type="float" office:value="-222.908" calcext:value-type="float">
            <text:p>-222,908</text:p>
          </table:table-cell>
        </table:table-row>
        <table:table-row table:style-name="ro1">
          <table:table-cell office:value-type="float" office:value="-248.484" calcext:value-type="float">
            <text:p>-248,484</text:p>
          </table:table-cell>
          <table:table-cell office:value-type="float" office:value="-158.969" calcext:value-type="float">
            <text:p>-158,969</text:p>
          </table:table-cell>
          <table:table-cell office:value-type="float" office:value="-185.525" calcext:value-type="float">
            <text:p>-185,525</text:p>
          </table:table-cell>
          <table:table-cell office:value-type="float" office:value="-166.389" calcext:value-type="float">
            <text:p>-166,389</text:p>
          </table:table-cell>
          <table:table-cell office:value-type="float" office:value="-217.886" calcext:value-type="float">
            <text:p>-217,886</text:p>
          </table:table-cell>
        </table:table-row>
        <table:table-row table:style-name="ro1">
          <table:table-cell office:value-type="float" office:value="-223.825" calcext:value-type="float">
            <text:p>-223,825</text:p>
          </table:table-cell>
          <table:table-cell office:value-type="float" office:value="-185.768" calcext:value-type="float">
            <text:p>-185,768</text:p>
          </table:table-cell>
          <table:table-cell office:value-type="float" office:value="-184.594" calcext:value-type="float">
            <text:p>-184,594</text:p>
          </table:table-cell>
          <table:table-cell office:value-type="float" office:value="-188.575" calcext:value-type="float">
            <text:p>-188,575</text:p>
          </table:table-cell>
          <table:table-cell office:value-type="float" office:value="-210.446" calcext:value-type="float">
            <text:p>-210,446</text:p>
          </table:table-cell>
        </table:table-row>
        <table:table-row table:style-name="ro1">
          <table:table-cell office:value-type="float" office:value="-223.96" calcext:value-type="float">
            <text:p>-223,96</text:p>
          </table:table-cell>
          <table:table-cell office:value-type="float" office:value="-181.673" calcext:value-type="float">
            <text:p>-181,673</text:p>
          </table:table-cell>
          <table:table-cell office:value-type="float" office:value="-185.833" calcext:value-type="float">
            <text:p>-185,833</text:p>
          </table:table-cell>
          <table:table-cell office:value-type="float" office:value="-188.848" calcext:value-type="float">
            <text:p>-188,848</text:p>
          </table:table-cell>
          <table:table-cell office:value-type="float" office:value="-208.497" calcext:value-type="float">
            <text:p>-208,497</text:p>
          </table:table-cell>
        </table:table-row>
        <table:table-row table:style-name="ro1">
          <table:table-cell office:value-type="float" office:value="-204.286" calcext:value-type="float">
            <text:p>-204,286</text:p>
          </table:table-cell>
          <table:table-cell office:value-type="float" office:value="-181.201" calcext:value-type="float">
            <text:p>-181,201</text:p>
          </table:table-cell>
          <table:table-cell office:value-type="float" office:value="-204.869" calcext:value-type="float">
            <text:p>-204,869</text:p>
          </table:table-cell>
          <table:table-cell office:value-type="float" office:value="-182.771" calcext:value-type="float">
            <text:p>-182,771</text:p>
          </table:table-cell>
          <table:table-cell office:value-type="float" office:value="-206.533" calcext:value-type="float">
            <text:p>-206,533</text:p>
          </table:table-cell>
        </table:table-row>
        <table:table-row table:style-name="ro1">
          <table:table-cell office:value-type="float" office:value="-219.903" calcext:value-type="float">
            <text:p>-219,903</text:p>
          </table:table-cell>
          <table:table-cell office:value-type="float" office:value="-191.281" calcext:value-type="float">
            <text:p>-191,281</text:p>
          </table:table-cell>
          <table:table-cell office:value-type="float" office:value="-175.684" calcext:value-type="float">
            <text:p>-175,684</text:p>
          </table:table-cell>
          <table:table-cell office:value-type="float" office:value="-188.092" calcext:value-type="float">
            <text:p>-188,092</text:p>
          </table:table-cell>
          <table:table-cell office:value-type="float" office:value="-217.245" calcext:value-type="float">
            <text:p>-217,245</text:p>
          </table:table-cell>
        </table:table-row>
        <table:table-row table:style-name="ro1">
          <table:table-cell office:value-type="float" office:value="-237.464" calcext:value-type="float">
            <text:p>-237,464</text:p>
          </table:table-cell>
          <table:table-cell office:value-type="float" office:value="-186.086" calcext:value-type="float">
            <text:p>-186,086</text:p>
          </table:table-cell>
          <table:table-cell office:value-type="float" office:value="-171.779" calcext:value-type="float">
            <text:p>-171,779</text:p>
          </table:table-cell>
          <table:table-cell office:value-type="float" office:value="-188.004" calcext:value-type="float">
            <text:p>-188,004</text:p>
          </table:table-cell>
          <table:table-cell office:value-type="float" office:value="-224.824" calcext:value-type="float">
            <text:p>-224,824</text:p>
          </table:table-cell>
        </table:table-row>
        <table:table-row table:style-name="ro1">
          <table:table-cell office:value-type="float" office:value="-221.461" calcext:value-type="float">
            <text:p>-221,461</text:p>
          </table:table-cell>
          <table:table-cell office:value-type="float" office:value="-182.506" calcext:value-type="float">
            <text:p>-182,506</text:p>
          </table:table-cell>
          <table:table-cell office:value-type="float" office:value="-180.202" calcext:value-type="float">
            <text:p>-180,202</text:p>
          </table:table-cell>
          <table:table-cell office:value-type="float" office:value="-186.589" calcext:value-type="float">
            <text:p>-186,589</text:p>
          </table:table-cell>
          <table:table-cell office:value-type="float" office:value="-224.33" calcext:value-type="float">
            <text:p>-224,33</text:p>
          </table:table-cell>
        </table:table-row>
        <table:table-row table:style-name="ro1">
          <table:table-cell office:value-type="float" office:value="-237.386" calcext:value-type="float">
            <text:p>-237,386</text:p>
          </table:table-cell>
          <table:table-cell office:value-type="float" office:value="-161.323" calcext:value-type="float">
            <text:p>-161,323</text:p>
          </table:table-cell>
          <table:table-cell office:value-type="float" office:value="-167.862" calcext:value-type="float">
            <text:p>-167,862</text:p>
          </table:table-cell>
          <table:table-cell office:value-type="float" office:value="-199.239" calcext:value-type="float">
            <text:p>-199,239</text:p>
          </table:table-cell>
          <table:table-cell office:value-type="float" office:value="-240.017" calcext:value-type="float">
            <text:p>-240,017</text:p>
          </table:table-cell>
        </table:table-row>
        <table:table-row table:style-name="ro1">
          <table:table-cell office:value-type="float" office:value="-219.765" calcext:value-type="float">
            <text:p>-219,765</text:p>
          </table:table-cell>
          <table:table-cell office:value-type="float" office:value="-193.262" calcext:value-type="float">
            <text:p>-193,262</text:p>
          </table:table-cell>
          <table:table-cell office:value-type="float" office:value="-185.371" calcext:value-type="float">
            <text:p>-185,371</text:p>
          </table:table-cell>
          <table:table-cell office:value-type="float" office:value="-167.988" calcext:value-type="float">
            <text:p>-167,988</text:p>
          </table:table-cell>
          <table:table-cell office:value-type="float" office:value="-219.96" calcext:value-type="float">
            <text:p>-219,96</text:p>
          </table:table-cell>
        </table:table-row>
        <table:table-row table:style-name="ro1">
          <table:table-cell office:value-type="float" office:value="-217.508" calcext:value-type="float">
            <text:p>-217,508</text:p>
          </table:table-cell>
          <table:table-cell office:value-type="float" office:value="-202.549" calcext:value-type="float">
            <text:p>-202,549</text:p>
          </table:table-cell>
          <table:table-cell office:value-type="float" office:value="-185.234" calcext:value-type="float">
            <text:p>-185,234</text:p>
          </table:table-cell>
          <table:table-cell office:value-type="float" office:value="-193.682" calcext:value-type="float">
            <text:p>-193,682</text:p>
          </table:table-cell>
          <table:table-cell office:value-type="float" office:value="-198.891" calcext:value-type="float">
            <text:p>-198,891</text:p>
          </table:table-cell>
        </table:table-row>
        <table:table-row table:style-name="ro1">
          <table:table-cell office:value-type="float" office:value="-235.233" calcext:value-type="float">
            <text:p>-235,233</text:p>
          </table:table-cell>
          <table:table-cell office:value-type="float" office:value="-183.435" calcext:value-type="float">
            <text:p>-183,435</text:p>
          </table:table-cell>
          <table:table-cell office:value-type="float" office:value="-198.426" calcext:value-type="float">
            <text:p>-198,426</text:p>
          </table:table-cell>
          <table:table-cell office:value-type="float" office:value="-183.933" calcext:value-type="float">
            <text:p>-183,933</text:p>
          </table:table-cell>
          <table:table-cell office:value-type="float" office:value="-224.414" calcext:value-type="float">
            <text:p>-224,414</text:p>
          </table:table-cell>
        </table:table-row>
        <table:table-row table:style-name="ro1">
          <table:table-cell office:value-type="float" office:value="-233.95" calcext:value-type="float">
            <text:p>-233,95</text:p>
          </table:table-cell>
          <table:table-cell office:value-type="float" office:value="-174.612" calcext:value-type="float">
            <text:p>-174,612</text:p>
          </table:table-cell>
          <table:table-cell office:value-type="float" office:value="-194.18" calcext:value-type="float">
            <text:p>-194,18</text:p>
          </table:table-cell>
          <table:table-cell office:value-type="float" office:value="-167.791" calcext:value-type="float">
            <text:p>-167,791</text:p>
          </table:table-cell>
          <table:table-cell office:value-type="float" office:value="-243.492" calcext:value-type="float">
            <text:p>-243,492</text:p>
          </table:table-cell>
        </table:table-row>
        <table:table-row table:style-name="ro1">
          <table:table-cell office:value-type="float" office:value="-237.276" calcext:value-type="float">
            <text:p>-237,276</text:p>
          </table:table-cell>
          <table:table-cell office:value-type="float" office:value="-169.244" calcext:value-type="float">
            <text:p>-169,244</text:p>
          </table:table-cell>
          <table:table-cell office:value-type="float" office:value="-177.609" calcext:value-type="float">
            <text:p>-177,609</text:p>
          </table:table-cell>
          <table:table-cell office:value-type="float" office:value="-182.697" calcext:value-type="float">
            <text:p>-182,697</text:p>
          </table:table-cell>
          <table:table-cell office:value-type="float" office:value="-241.454" calcext:value-type="float">
            <text:p>-241,454</text:p>
          </table:table-cell>
        </table:table-row>
        <table:table-row table:style-name="ro1">
          <table:table-cell office:value-type="float" office:value="-209.19" calcext:value-type="float">
            <text:p>-209,19</text:p>
          </table:table-cell>
          <table:table-cell office:value-type="float" office:value="-186.885" calcext:value-type="float">
            <text:p>-186,885</text:p>
          </table:table-cell>
          <table:table-cell office:value-type="float" office:value="-186.342" calcext:value-type="float">
            <text:p>-186,342</text:p>
          </table:table-cell>
          <table:table-cell office:value-type="float" office:value="-184.638" calcext:value-type="float">
            <text:p>-184,638</text:p>
          </table:table-cell>
          <table:table-cell office:value-type="float" office:value="-208.414" calcext:value-type="float">
            <text:p>-208,414</text:p>
          </table:table-cell>
        </table:table-row>
        <table:table-row table:style-name="ro1">
          <table:table-cell office:value-type="float" office:value="-230.039" calcext:value-type="float">
            <text:p>-230,039</text:p>
          </table:table-cell>
          <table:table-cell office:value-type="float" office:value="-163.04" calcext:value-type="float">
            <text:p>-163,04</text:p>
          </table:table-cell>
          <table:table-cell office:value-type="float" office:value="-192.886" calcext:value-type="float">
            <text:p>-192,886</text:p>
          </table:table-cell>
          <table:table-cell office:value-type="float" office:value="-181.838" calcext:value-type="float">
            <text:p>-181,838</text:p>
          </table:table-cell>
          <table:table-cell office:value-type="float" office:value="-232.32" calcext:value-type="float">
            <text:p>-232,32</text:p>
          </table:table-cell>
        </table:table-row>
        <table:table-row table:style-name="ro1">
          <table:table-cell office:value-type="float" office:value="-239.736" calcext:value-type="float">
            <text:p>-239,736</text:p>
          </table:table-cell>
          <table:table-cell office:value-type="float" office:value="-163.514" calcext:value-type="float">
            <text:p>-163,514</text:p>
          </table:table-cell>
          <table:table-cell office:value-type="float" office:value="-182.45" calcext:value-type="float">
            <text:p>-182,45</text:p>
          </table:table-cell>
          <table:table-cell office:value-type="float" office:value="-187.399" calcext:value-type="float">
            <text:p>-187,399</text:p>
          </table:table-cell>
          <table:table-cell office:value-type="float" office:value="-166.675" calcext:value-type="float">
            <text:p>-166,675</text:p>
          </table:table-cell>
        </table:table-row>
        <table:table-row table:style-name="ro1">
          <table:table-cell office:value-type="float" office:value="-223.685" calcext:value-type="float">
            <text:p>-223,685</text:p>
          </table:table-cell>
          <table:table-cell office:value-type="float" office:value="-183.872" calcext:value-type="float">
            <text:p>-183,872</text:p>
          </table:table-cell>
          <table:table-cell office:value-type="float" office:value="-180.335" calcext:value-type="float">
            <text:p>-180,335</text:p>
          </table:table-cell>
          <table:table-cell office:value-type="float" office:value="-177.134" calcext:value-type="float">
            <text:p>-177,134</text:p>
          </table:table-cell>
          <table:table-cell office:value-type="float" office:value="-218.551" calcext:value-type="float">
            <text:p>-218,551</text:p>
          </table:table-cell>
        </table:table-row>
        <table:table-row table:style-name="ro1">
          <table:table-cell office:value-type="float" office:value="-230.074" calcext:value-type="float">
            <text:p>-230,074</text:p>
          </table:table-cell>
          <table:table-cell office:value-type="float" office:value="-171.207" calcext:value-type="float">
            <text:p>-171,207</text:p>
          </table:table-cell>
          <table:table-cell office:value-type="float" office:value="-205.072" calcext:value-type="float">
            <text:p>-205,072</text:p>
          </table:table-cell>
          <table:table-cell office:value-type="float" office:value="-167.888" calcext:value-type="float">
            <text:p>-167,888</text:p>
          </table:table-cell>
          <table:table-cell office:value-type="float" office:value="-222.979" calcext:value-type="float">
            <text:p>-222,979</text:p>
          </table:table-cell>
        </table:table-row>
        <table:table-row table:style-name="ro1">
          <table:table-cell office:value-type="float" office:value="-235.955" calcext:value-type="float">
            <text:p>-235,955</text:p>
          </table:table-cell>
          <table:table-cell office:value-type="float" office:value="-181.16" calcext:value-type="float">
            <text:p>-181,16</text:p>
          </table:table-cell>
          <table:table-cell office:value-type="float" office:value="-195.523" calcext:value-type="float">
            <text:p>-195,523</text:p>
          </table:table-cell>
          <table:table-cell office:value-type="float" office:value="-189.537" calcext:value-type="float">
            <text:p>-189,537</text:p>
          </table:table-cell>
          <table:table-cell office:value-type="float" office:value="-231.204" calcext:value-type="float">
            <text:p>-231,204</text:p>
          </table:table-cell>
        </table:table-row>
        <table:table-row table:style-name="ro1">
          <table:table-cell office:value-type="float" office:value="-204.417" calcext:value-type="float">
            <text:p>-204,417</text:p>
          </table:table-cell>
          <table:table-cell office:value-type="float" office:value="-183.584" calcext:value-type="float">
            <text:p>-183,584</text:p>
          </table:table-cell>
          <table:table-cell office:value-type="float" office:value="-206.74" calcext:value-type="float">
            <text:p>-206,74</text:p>
          </table:table-cell>
          <table:table-cell office:value-type="float" office:value="-170.924" calcext:value-type="float">
            <text:p>-170,924</text:p>
          </table:table-cell>
          <table:table-cell office:value-type="float" office:value="-208.949" calcext:value-type="float">
            <text:p>-208,949</text:p>
          </table:table-cell>
        </table:table-row>
        <table:table-row table:style-name="ro1">
          <table:table-cell office:value-type="float" office:value="-219.239" calcext:value-type="float">
            <text:p>-219,239</text:p>
          </table:table-cell>
          <table:table-cell office:value-type="float" office:value="-150.619" calcext:value-type="float">
            <text:p>-150,619</text:p>
          </table:table-cell>
          <table:table-cell office:value-type="float" office:value="-189.373" calcext:value-type="float">
            <text:p>-189,373</text:p>
          </table:table-cell>
          <table:table-cell office:value-type="float" office:value="-188.099" calcext:value-type="float">
            <text:p>-188,099</text:p>
          </table:table-cell>
          <table:table-cell office:value-type="float" office:value="-234.209" calcext:value-type="float">
            <text:p>-234,209</text:p>
          </table:table-cell>
        </table:table-row>
        <table:table-row table:style-name="ro1">
          <table:table-cell office:value-type="float" office:value="-232.025" calcext:value-type="float">
            <text:p>-232,025</text:p>
          </table:table-cell>
          <table:table-cell office:value-type="float" office:value="-166.749" calcext:value-type="float">
            <text:p>-166,749</text:p>
          </table:table-cell>
          <table:table-cell office:value-type="float" office:value="-185.901" calcext:value-type="float">
            <text:p>-185,901</text:p>
          </table:table-cell>
          <table:table-cell office:value-type="float" office:value="-189.961" calcext:value-type="float">
            <text:p>-189,961</text:p>
          </table:table-cell>
          <table:table-cell office:value-type="float" office:value="-219.445" calcext:value-type="float">
            <text:p>-219,445</text:p>
          </table:table-cell>
        </table:table-row>
        <table:table-row table:style-name="ro1">
          <table:table-cell office:value-type="float" office:value="-226.229" calcext:value-type="float">
            <text:p>-226,229</text:p>
          </table:table-cell>
          <table:table-cell office:value-type="float" office:value="-183.998" calcext:value-type="float">
            <text:p>-183,998</text:p>
          </table:table-cell>
          <table:table-cell office:value-type="float" office:value="-182.082" calcext:value-type="float">
            <text:p>-182,082</text:p>
          </table:table-cell>
          <table:table-cell office:value-type="float" office:value="-176.707" calcext:value-type="float">
            <text:p>-176,707</text:p>
          </table:table-cell>
          <table:table-cell office:value-type="float" office:value="-220.432" calcext:value-type="float">
            <text:p>-220,432</text:p>
          </table:table-cell>
        </table:table-row>
        <table:table-row table:style-name="ro1">
          <table:table-cell office:value-type="float" office:value="-230.62" calcext:value-type="float">
            <text:p>-230,62</text:p>
          </table:table-cell>
          <table:table-cell office:value-type="float" office:value="-153.432" calcext:value-type="float">
            <text:p>-153,432</text:p>
          </table:table-cell>
          <table:table-cell office:value-type="float" office:value="-209.738" calcext:value-type="float">
            <text:p>-209,738</text:p>
          </table:table-cell>
          <table:table-cell office:value-type="float" office:value="-195.919" calcext:value-type="float">
            <text:p>-195,919</text:p>
          </table:table-cell>
          <table:table-cell office:value-type="float" office:value="-226.762" calcext:value-type="float">
            <text:p>-226,762</text:p>
          </table:table-cell>
        </table:table-row>
        <table:table-row table:style-name="ro1">
          <table:table-cell office:value-type="float" office:value="-225.779" calcext:value-type="float">
            <text:p>-225,779</text:p>
          </table:table-cell>
          <table:table-cell office:value-type="float" office:value="-176.953" calcext:value-type="float">
            <text:p>-176,953</text:p>
          </table:table-cell>
          <table:table-cell office:value-type="float" office:value="-204.534" calcext:value-type="float">
            <text:p>-204,534</text:p>
          </table:table-cell>
          <table:table-cell office:value-type="float" office:value="-189.139" calcext:value-type="float">
            <text:p>-189,139</text:p>
          </table:table-cell>
          <table:table-cell office:value-type="float" office:value="-217.649" calcext:value-type="float">
            <text:p>-217,649</text:p>
          </table:table-cell>
        </table:table-row>
        <table:table-row table:style-name="ro1">
          <table:table-cell office:value-type="float" office:value="-219.847" calcext:value-type="float">
            <text:p>-219,847</text:p>
          </table:table-cell>
          <table:table-cell office:value-type="float" office:value="-201.749" calcext:value-type="float">
            <text:p>-201,749</text:p>
          </table:table-cell>
          <table:table-cell office:value-type="float" office:value="-191.792" calcext:value-type="float">
            <text:p>-191,792</text:p>
          </table:table-cell>
          <table:table-cell office:value-type="float" office:value="-186.701" calcext:value-type="float">
            <text:p>-186,701</text:p>
          </table:table-cell>
          <table:table-cell office:value-type="float" office:value="-208.954" calcext:value-type="float">
            <text:p>-208,954</text:p>
          </table:table-cell>
        </table:table-row>
        <table:table-row table:style-name="ro1">
          <table:table-cell office:value-type="float" office:value="-234.842" calcext:value-type="float">
            <text:p>-234,842</text:p>
          </table:table-cell>
          <table:table-cell office:value-type="float" office:value="-180.986" calcext:value-type="float">
            <text:p>-180,986</text:p>
          </table:table-cell>
          <table:table-cell office:value-type="float" office:value="-190.542" calcext:value-type="float">
            <text:p>-190,542</text:p>
          </table:table-cell>
          <table:table-cell office:value-type="float" office:value="-175.478" calcext:value-type="float">
            <text:p>-175,478</text:p>
          </table:table-cell>
          <table:table-cell office:value-type="float" office:value="-208.205" calcext:value-type="float">
            <text:p>-208,205</text:p>
          </table:table-cell>
        </table:table-row>
        <table:table-row table:style-name="ro1">
          <table:table-cell office:value-type="float" office:value="-223.956" calcext:value-type="float">
            <text:p>-223,956</text:p>
          </table:table-cell>
          <table:table-cell office:value-type="float" office:value="-184.023" calcext:value-type="float">
            <text:p>-184,023</text:p>
          </table:table-cell>
          <table:table-cell office:value-type="float" office:value="-203.904" calcext:value-type="float">
            <text:p>-203,904</text:p>
          </table:table-cell>
          <table:table-cell office:value-type="float" office:value="-192.5" calcext:value-type="float">
            <text:p>-192,5</text:p>
          </table:table-cell>
          <table:table-cell office:value-type="float" office:value="-223.648" calcext:value-type="float">
            <text:p>-223,648</text:p>
          </table:table-cell>
        </table:table-row>
        <table:table-row table:style-name="ro1">
          <table:table-cell office:value-type="float" office:value="-241.632" calcext:value-type="float">
            <text:p>-241,632</text:p>
          </table:table-cell>
          <table:table-cell office:value-type="float" office:value="-190.978" calcext:value-type="float">
            <text:p>-190,978</text:p>
          </table:table-cell>
          <table:table-cell office:value-type="float" office:value="-182.137" calcext:value-type="float">
            <text:p>-182,137</text:p>
          </table:table-cell>
          <table:table-cell office:value-type="float" office:value="-184.435" calcext:value-type="float">
            <text:p>-184,435</text:p>
          </table:table-cell>
          <table:table-cell office:value-type="float" office:value="-211.076" calcext:value-type="float">
            <text:p>-211,076</text:p>
          </table:table-cell>
        </table:table-row>
        <table:table-row table:style-name="ro1">
          <table:table-cell office:value-type="float" office:value="-246.806" calcext:value-type="float">
            <text:p>-246,806</text:p>
          </table:table-cell>
          <table:table-cell office:value-type="float" office:value="-189.502" calcext:value-type="float">
            <text:p>-189,502</text:p>
          </table:table-cell>
          <table:table-cell office:value-type="float" office:value="-212.435" calcext:value-type="float">
            <text:p>-212,435</text:p>
          </table:table-cell>
          <table:table-cell office:value-type="float" office:value="-184.313" calcext:value-type="float">
            <text:p>-184,313</text:p>
          </table:table-cell>
          <table:table-cell office:value-type="float" office:value="-209.848" calcext:value-type="float">
            <text:p>-209,848</text:p>
          </table:table-cell>
        </table:table-row>
        <table:table-row table:style-name="ro1">
          <table:table-cell office:value-type="float" office:value="-224.685" calcext:value-type="float">
            <text:p>-224,685</text:p>
          </table:table-cell>
          <table:table-cell office:value-type="float" office:value="-170.323" calcext:value-type="float">
            <text:p>-170,323</text:p>
          </table:table-cell>
          <table:table-cell office:value-type="float" office:value="-206.79" calcext:value-type="float">
            <text:p>-206,79</text:p>
          </table:table-cell>
          <table:table-cell office:value-type="float" office:value="-182.596" calcext:value-type="float">
            <text:p>-182,596</text:p>
          </table:table-cell>
          <table:table-cell office:value-type="float" office:value="-213.843" calcext:value-type="float">
            <text:p>-213,843</text:p>
          </table:table-cell>
        </table:table-row>
        <table:table-row table:style-name="ro1">
          <table:table-cell office:value-type="float" office:value="-214.766" calcext:value-type="float">
            <text:p>-214,766</text:p>
          </table:table-cell>
          <table:table-cell office:value-type="float" office:value="-182.61" calcext:value-type="float">
            <text:p>-182,61</text:p>
          </table:table-cell>
          <table:table-cell office:value-type="float" office:value="-213.615" calcext:value-type="float">
            <text:p>-213,615</text:p>
          </table:table-cell>
          <table:table-cell office:value-type="float" office:value="-195.87" calcext:value-type="float">
            <text:p>-195,87</text:p>
          </table:table-cell>
          <table:table-cell office:value-type="float" office:value="-204.813" calcext:value-type="float">
            <text:p>-204,813</text:p>
          </table:table-cell>
        </table:table-row>
        <table:table-row table:style-name="ro1">
          <table:table-cell office:value-type="float" office:value="-234.605" calcext:value-type="float">
            <text:p>-234,605</text:p>
          </table:table-cell>
          <table:table-cell office:value-type="float" office:value="-192.192" calcext:value-type="float">
            <text:p>-192,192</text:p>
          </table:table-cell>
          <table:table-cell office:value-type="float" office:value="-198.405" calcext:value-type="float">
            <text:p>-198,405</text:p>
          </table:table-cell>
          <table:table-cell office:value-type="float" office:value="-168.078" calcext:value-type="float">
            <text:p>-168,078</text:p>
          </table:table-cell>
          <table:table-cell office:value-type="float" office:value="-211.848" calcext:value-type="float">
            <text:p>-211,848</text:p>
          </table:table-cell>
        </table:table-row>
        <table:table-row table:style-name="ro1">
          <table:table-cell office:value-type="float" office:value="-234.805" calcext:value-type="float">
            <text:p>-234,805</text:p>
          </table:table-cell>
          <table:table-cell office:value-type="float" office:value="-205.295" calcext:value-type="float">
            <text:p>-205,295</text:p>
          </table:table-cell>
          <table:table-cell office:value-type="float" office:value="-184.44" calcext:value-type="float">
            <text:p>-184,44</text:p>
          </table:table-cell>
          <table:table-cell office:value-type="float" office:value="-186.745" calcext:value-type="float">
            <text:p>-186,745</text:p>
          </table:table-cell>
          <table:table-cell office:value-type="float" office:value="-234.134" calcext:value-type="float">
            <text:p>-234,134</text:p>
          </table:table-cell>
        </table:table-row>
        <table:table-row table:style-name="ro1">
          <table:table-cell office:value-type="float" office:value="-239.372" calcext:value-type="float">
            <text:p>-239,372</text:p>
          </table:table-cell>
          <table:table-cell office:value-type="float" office:value="-211.387" calcext:value-type="float">
            <text:p>-211,387</text:p>
          </table:table-cell>
          <table:table-cell office:value-type="float" office:value="-212.292" calcext:value-type="float">
            <text:p>-212,292</text:p>
          </table:table-cell>
          <table:table-cell office:value-type="float" office:value="-200.739" calcext:value-type="float">
            <text:p>-200,739</text:p>
          </table:table-cell>
          <table:table-cell office:value-type="float" office:value="-212.056" calcext:value-type="float">
            <text:p>-212,056</text:p>
          </table:table-cell>
        </table:table-row>
        <table:table-row table:style-name="ro1">
          <table:table-cell office:value-type="float" office:value="-216.941" calcext:value-type="float">
            <text:p>-216,941</text:p>
          </table:table-cell>
          <table:table-cell office:value-type="float" office:value="-185.17" calcext:value-type="float">
            <text:p>-185,17</text:p>
          </table:table-cell>
          <table:table-cell office:value-type="float" office:value="-221.801" calcext:value-type="float">
            <text:p>-221,801</text:p>
          </table:table-cell>
          <table:table-cell office:value-type="float" office:value="-182.244" calcext:value-type="float">
            <text:p>-182,244</text:p>
          </table:table-cell>
          <table:table-cell office:value-type="float" office:value="-220.093" calcext:value-type="float">
            <text:p>-220,093</text:p>
          </table:table-cell>
        </table:table-row>
        <table:table-row table:style-name="ro1">
          <table:table-cell office:value-type="float" office:value="-217.834" calcext:value-type="float">
            <text:p>-217,834</text:p>
          </table:table-cell>
          <table:table-cell office:value-type="float" office:value="-183.211" calcext:value-type="float">
            <text:p>-183,211</text:p>
          </table:table-cell>
          <table:table-cell office:value-type="float" office:value="-228.521" calcext:value-type="float">
            <text:p>-228,521</text:p>
          </table:table-cell>
          <table:table-cell office:value-type="float" office:value="-178.384" calcext:value-type="float">
            <text:p>-178,384</text:p>
          </table:table-cell>
          <table:table-cell office:value-type="float" office:value="-236.218" calcext:value-type="float">
            <text:p>-236,218</text:p>
          </table:table-cell>
        </table:table-row>
        <table:table-row table:style-name="ro1">
          <table:table-cell office:value-type="float" office:value="-230.852" calcext:value-type="float">
            <text:p>-230,852</text:p>
          </table:table-cell>
          <table:table-cell office:value-type="float" office:value="-195.721" calcext:value-type="float">
            <text:p>-195,721</text:p>
          </table:table-cell>
          <table:table-cell office:value-type="float" office:value="-198.635" calcext:value-type="float">
            <text:p>-198,635</text:p>
          </table:table-cell>
          <table:table-cell office:value-type="float" office:value="-186.093" calcext:value-type="float">
            <text:p>-186,093</text:p>
          </table:table-cell>
          <table:table-cell office:value-type="float" office:value="-234.146" calcext:value-type="float">
            <text:p>-234,146</text:p>
          </table:table-cell>
        </table:table-row>
        <table:table-row table:style-name="ro1">
          <table:table-cell office:value-type="float" office:value="-205.449" calcext:value-type="float">
            <text:p>-205,449</text:p>
          </table:table-cell>
          <table:table-cell office:value-type="float" office:value="-180.208" calcext:value-type="float">
            <text:p>-180,208</text:p>
          </table:table-cell>
          <table:table-cell office:value-type="float" office:value="-196.684" calcext:value-type="float">
            <text:p>-196,684</text:p>
          </table:table-cell>
          <table:table-cell office:value-type="float" office:value="-181.622" calcext:value-type="float">
            <text:p>-181,622</text:p>
          </table:table-cell>
          <table:table-cell office:value-type="float" office:value="-215.686" calcext:value-type="float">
            <text:p>-215,686</text:p>
          </table:table-cell>
        </table:table-row>
        <table:table-row table:style-name="ro1">
          <table:table-cell office:value-type="float" office:value="-236.089" calcext:value-type="float">
            <text:p>-236,089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-204.67" calcext:value-type="float">
            <text:p>-204,67</text:p>
          </table:table-cell>
          <table:table-cell office:value-type="float" office:value="-175.257" calcext:value-type="float">
            <text:p>-175,257</text:p>
          </table:table-cell>
          <table:table-cell office:value-type="float" office:value="-203.958" calcext:value-type="float">
            <text:p>-203,958</text:p>
          </table:table-cell>
        </table:table-row>
        <table:table-row table:style-name="ro1">
          <table:table-cell office:value-type="float" office:value="-229.035" calcext:value-type="float">
            <text:p>-229,035</text:p>
          </table:table-cell>
          <table:table-cell office:value-type="float" office:value="-193.38" calcext:value-type="float">
            <text:p>-193,38</text:p>
          </table:table-cell>
          <table:table-cell office:value-type="float" office:value="-224.04" calcext:value-type="float">
            <text:p>-224,04</text:p>
          </table:table-cell>
          <table:table-cell office:value-type="float" office:value="-192.381" calcext:value-type="float">
            <text:p>-192,381</text:p>
          </table:table-cell>
          <table:table-cell office:value-type="float" office:value="-233.809" calcext:value-type="float">
            <text:p>-233,809</text:p>
          </table:table-cell>
        </table:table-row>
        <table:table-row table:style-name="ro1">
          <table:table-cell office:value-type="float" office:value="-226.482" calcext:value-type="float">
            <text:p>-226,482</text:p>
          </table:table-cell>
          <table:table-cell office:value-type="float" office:value="-183.219" calcext:value-type="float">
            <text:p>-183,219</text:p>
          </table:table-cell>
          <table:table-cell office:value-type="float" office:value="-189.456" calcext:value-type="float">
            <text:p>-189,456</text:p>
          </table:table-cell>
          <table:table-cell office:value-type="float" office:value="-190.645" calcext:value-type="float">
            <text:p>-190,645</text:p>
          </table:table-cell>
          <table:table-cell office:value-type="float" office:value="-227.095" calcext:value-type="float">
            <text:p>-227,095</text:p>
          </table:table-cell>
        </table:table-row>
        <table:table-row table:style-name="ro1">
          <table:table-cell office:value-type="float" office:value="-217.202" calcext:value-type="float">
            <text:p>-217,202</text:p>
          </table:table-cell>
          <table:table-cell office:value-type="float" office:value="-191.029" calcext:value-type="float">
            <text:p>-191,029</text:p>
          </table:table-cell>
          <table:table-cell office:value-type="float" office:value="-190.877" calcext:value-type="float">
            <text:p>-190,877</text:p>
          </table:table-cell>
          <table:table-cell office:value-type="float" office:value="-181.511" calcext:value-type="float">
            <text:p>-181,511</text:p>
          </table:table-cell>
          <table:table-cell office:value-type="float" office:value="-247.69" calcext:value-type="float">
            <text:p>-247,69</text:p>
          </table:table-cell>
        </table:table-row>
        <table:table-row table:style-name="ro1">
          <table:table-cell office:value-type="float" office:value="-235.298" calcext:value-type="float">
            <text:p>-235,298</text:p>
          </table:table-cell>
          <table:table-cell office:value-type="float" office:value="-194.136" calcext:value-type="float">
            <text:p>-194,136</text:p>
          </table:table-cell>
          <table:table-cell office:value-type="float" office:value="-215.835" calcext:value-type="float">
            <text:p>-215,835</text:p>
          </table:table-cell>
          <table:table-cell office:value-type="float" office:value="-179.331" calcext:value-type="float">
            <text:p>-179,331</text:p>
          </table:table-cell>
          <table:table-cell office:value-type="float" office:value="-214.244" calcext:value-type="float">
            <text:p>-214,244</text:p>
          </table:table-cell>
        </table:table-row>
        <table:table-row table:style-name="ro1">
          <table:table-cell office:value-type="float" office:value="-221.483" calcext:value-type="float">
            <text:p>-221,483</text:p>
          </table:table-cell>
          <table:table-cell office:value-type="float" office:value="-191.314" calcext:value-type="float">
            <text:p>-191,314</text:p>
          </table:table-cell>
          <table:table-cell office:value-type="float" office:value="-173.744" calcext:value-type="float">
            <text:p>-173,744</text:p>
          </table:table-cell>
          <table:table-cell office:value-type="float" office:value="-173.073" calcext:value-type="float">
            <text:p>-173,073</text:p>
          </table:table-cell>
          <table:table-cell office:value-type="float" office:value="-233.438" calcext:value-type="float">
            <text:p>-233,438</text:p>
          </table:table-cell>
        </table:table-row>
        <table:table-row table:style-name="ro1">
          <table:table-cell office:value-type="float" office:value="-233.928" calcext:value-type="float">
            <text:p>-233,928</text:p>
          </table:table-cell>
          <table:table-cell office:value-type="float" office:value="-176.536" calcext:value-type="float">
            <text:p>-176,536</text:p>
          </table:table-cell>
          <table:table-cell office:value-type="float" office:value="-204.332" calcext:value-type="float">
            <text:p>-204,332</text:p>
          </table:table-cell>
          <table:table-cell office:value-type="float" office:value="-172.605" calcext:value-type="float">
            <text:p>-172,605</text:p>
          </table:table-cell>
          <table:table-cell office:value-type="float" office:value="-224.158" calcext:value-type="float">
            <text:p>-224,158</text:p>
          </table:table-cell>
        </table:table-row>
        <table:table-row table:style-name="ro1">
          <table:table-cell office:value-type="float" office:value="-235.521" calcext:value-type="float">
            <text:p>-235,521</text:p>
          </table:table-cell>
          <table:table-cell office:value-type="float" office:value="-193.341" calcext:value-type="float">
            <text:p>-193,341</text:p>
          </table:table-cell>
          <table:table-cell office:value-type="float" office:value="-209.349" calcext:value-type="float">
            <text:p>-209,349</text:p>
          </table:table-cell>
          <table:table-cell office:value-type="float" office:value="-175.643" calcext:value-type="float">
            <text:p>-175,643</text:p>
          </table:table-cell>
          <table:table-cell office:value-type="float" office:value="-239.79" calcext:value-type="float">
            <text:p>-239,79</text:p>
          </table:table-cell>
        </table:table-row>
        <table:table-row table:style-name="ro1">
          <table:table-cell office:value-type="float" office:value="-215.582" calcext:value-type="float">
            <text:p>-215,582</text:p>
          </table:table-cell>
          <table:table-cell office:value-type="float" office:value="-191.618" calcext:value-type="float">
            <text:p>-191,618</text:p>
          </table:table-cell>
          <table:table-cell office:value-type="float" office:value="-214.372" calcext:value-type="float">
            <text:p>-214,372</text:p>
          </table:table-cell>
          <table:table-cell office:value-type="float" office:value="-180.682" calcext:value-type="float">
            <text:p>-180,682</text:p>
          </table:table-cell>
          <table:table-cell office:value-type="float" office:value="-228.654" calcext:value-type="float">
            <text:p>-228,654</text:p>
          </table:table-cell>
        </table:table-row>
        <table:table-row table:style-name="ro1">
          <table:table-cell office:value-type="float" office:value="-212.088" calcext:value-type="float">
            <text:p>-212,088</text:p>
          </table:table-cell>
          <table:table-cell office:value-type="float" office:value="-191.798" calcext:value-type="float">
            <text:p>-191,798</text:p>
          </table:table-cell>
          <table:table-cell office:value-type="float" office:value="-198.547" calcext:value-type="float">
            <text:p>-198,547</text:p>
          </table:table-cell>
          <table:table-cell office:value-type="float" office:value="-179.998" calcext:value-type="float">
            <text:p>-179,998</text:p>
          </table:table-cell>
          <table:table-cell office:value-type="float" office:value="-243.903" calcext:value-type="float">
            <text:p>-243,903</text:p>
          </table:table-cell>
        </table:table-row>
        <table:table-row table:style-name="ro1">
          <table:table-cell office:value-type="float" office:value="-217.468" calcext:value-type="float">
            <text:p>-217,468</text:p>
          </table:table-cell>
          <table:table-cell office:value-type="float" office:value="-182.895" calcext:value-type="float">
            <text:p>-182,895</text:p>
          </table:table-cell>
          <table:table-cell office:value-type="float" office:value="-216.78" calcext:value-type="float">
            <text:p>-216,78</text:p>
          </table:table-cell>
          <table:table-cell office:value-type="float" office:value="-189.406" calcext:value-type="float">
            <text:p>-189,406</text:p>
          </table:table-cell>
          <table:table-cell office:value-type="float" office:value="-230.955" calcext:value-type="float">
            <text:p>-230,955</text:p>
          </table:table-cell>
        </table:table-row>
        <table:table-row table:style-name="ro1">
          <table:table-cell office:value-type="float" office:value="-225.184" calcext:value-type="float">
            <text:p>-225,184</text:p>
          </table:table-cell>
          <table:table-cell office:value-type="float" office:value="-189.561" calcext:value-type="float">
            <text:p>-189,561</text:p>
          </table:table-cell>
          <table:table-cell office:value-type="float" office:value="-185.126" calcext:value-type="float">
            <text:p>-185,126</text:p>
          </table:table-cell>
          <table:table-cell office:value-type="float" office:value="-193.947" calcext:value-type="float">
            <text:p>-193,947</text:p>
          </table:table-cell>
          <table:table-cell office:value-type="float" office:value="-248.561" calcext:value-type="float">
            <text:p>-248,561</text:p>
          </table:table-cell>
        </table:table-row>
        <table:table-row table:style-name="ro1">
          <table:table-cell office:value-type="float" office:value="-232.85" calcext:value-type="float">
            <text:p>-232,85</text:p>
          </table:table-cell>
          <table:table-cell office:value-type="float" office:value="-179.599" calcext:value-type="float">
            <text:p>-179,599</text:p>
          </table:table-cell>
          <table:table-cell office:value-type="float" office:value="-216.815" calcext:value-type="float">
            <text:p>-216,815</text:p>
          </table:table-cell>
          <table:table-cell office:value-type="float" office:value="-186.99" calcext:value-type="float">
            <text:p>-186,99</text:p>
          </table:table-cell>
          <table:table-cell office:value-type="float" office:value="-244.843" calcext:value-type="float">
            <text:p>-244,843</text:p>
          </table:table-cell>
        </table:table-row>
        <table:table-row table:style-name="ro1">
          <table:table-cell office:value-type="float" office:value="-216.582" calcext:value-type="float">
            <text:p>-216,582</text:p>
          </table:table-cell>
          <table:table-cell office:value-type="float" office:value="-191.996" calcext:value-type="float">
            <text:p>-191,996</text:p>
          </table:table-cell>
          <table:table-cell office:value-type="float" office:value="-226.439" calcext:value-type="float">
            <text:p>-226,439</text:p>
          </table:table-cell>
          <table:table-cell office:value-type="float" office:value="-176.192" calcext:value-type="float">
            <text:p>-176,192</text:p>
          </table:table-cell>
          <table:table-cell office:value-type="float" office:value="-228.381" calcext:value-type="float">
            <text:p>-228,381</text:p>
          </table:table-cell>
        </table:table-row>
        <table:table-row table:style-name="ro1">
          <table:table-cell office:value-type="float" office:value="-233.533" calcext:value-type="float">
            <text:p>-233,533</text:p>
          </table:table-cell>
          <table:table-cell office:value-type="float" office:value="-190.188" calcext:value-type="float">
            <text:p>-190,188</text:p>
          </table:table-cell>
          <table:table-cell office:value-type="float" office:value="-219.31" calcext:value-type="float">
            <text:p>-219,31</text:p>
          </table:table-cell>
          <table:table-cell office:value-type="float" office:value="-203.879" calcext:value-type="float">
            <text:p>-203,879</text:p>
          </table:table-cell>
          <table:table-cell office:value-type="float" office:value="-213.831" calcext:value-type="float">
            <text:p>-213,831</text:p>
          </table:table-cell>
        </table:table-row>
        <table:table-row table:style-name="ro1">
          <table:table-cell office:value-type="float" office:value="-213.183" calcext:value-type="float">
            <text:p>-213,183</text:p>
          </table:table-cell>
          <table:table-cell office:value-type="float" office:value="-212.472" calcext:value-type="float">
            <text:p>-212,472</text:p>
          </table:table-cell>
          <table:table-cell office:value-type="float" office:value="-197.427" calcext:value-type="float">
            <text:p>-197,427</text:p>
          </table:table-cell>
          <table:table-cell office:value-type="float" office:value="-179.869" calcext:value-type="float">
            <text:p>-179,869</text:p>
          </table:table-cell>
          <table:table-cell office:value-type="float" office:value="-257.605" calcext:value-type="float">
            <text:p>-257,605</text:p>
          </table:table-cell>
        </table:table-row>
        <table:table-row table:style-name="ro1">
          <table:table-cell office:value-type="float" office:value="-223.456" calcext:value-type="float">
            <text:p>-223,456</text:p>
          </table:table-cell>
          <table:table-cell office:value-type="float" office:value="-206.874" calcext:value-type="float">
            <text:p>-206,874</text:p>
          </table:table-cell>
          <table:table-cell office:value-type="float" office:value="-190.366" calcext:value-type="float">
            <text:p>-190,366</text:p>
          </table:table-cell>
          <table:table-cell office:value-type="float" office:value="-186.412" calcext:value-type="float">
            <text:p>-186,412</text:p>
          </table:table-cell>
          <table:table-cell office:value-type="float" office:value="-216.236" calcext:value-type="float">
            <text:p>-216,236</text:p>
          </table:table-cell>
        </table:table-row>
        <table:table-row table:style-name="ro1">
          <table:table-cell office:value-type="float" office:value="-202.557" calcext:value-type="float">
            <text:p>-202,557</text:p>
          </table:table-cell>
          <table:table-cell office:value-type="float" office:value="-168.583" calcext:value-type="float">
            <text:p>-168,583</text:p>
          </table:table-cell>
          <table:table-cell office:value-type="float" office:value="-189.336" calcext:value-type="float">
            <text:p>-189,336</text:p>
          </table:table-cell>
          <table:table-cell office:value-type="float" office:value="-195.226" calcext:value-type="float">
            <text:p>-195,226</text:p>
          </table:table-cell>
          <table:table-cell office:value-type="float" office:value="-232.335" calcext:value-type="float">
            <text:p>-232,335</text:p>
          </table:table-cell>
        </table:table-row>
        <table:table-row table:style-name="ro1">
          <table:table-cell office:value-type="float" office:value="-225.628" calcext:value-type="float">
            <text:p>-225,628</text:p>
          </table:table-cell>
          <table:table-cell office:value-type="float" office:value="-177.015" calcext:value-type="float">
            <text:p>-177,015</text:p>
          </table:table-cell>
          <table:table-cell office:value-type="float" office:value="-177.136" calcext:value-type="float">
            <text:p>-177,136</text:p>
          </table:table-cell>
          <table:table-cell office:value-type="float" office:value="-191.31" calcext:value-type="float">
            <text:p>-191,31</text:p>
          </table:table-cell>
          <table:table-cell office:value-type="float" office:value="-225.113" calcext:value-type="float">
            <text:p>-225,113</text:p>
          </table:table-cell>
        </table:table-row>
        <table:table-row table:style-name="ro1">
          <table:table-cell office:value-type="float" office:value="-214.378" calcext:value-type="float">
            <text:p>-214,378</text:p>
          </table:table-cell>
          <table:table-cell office:value-type="float" office:value="-193.588" calcext:value-type="float">
            <text:p>-193,588</text:p>
          </table:table-cell>
          <table:table-cell office:value-type="float" office:value="-203.148" calcext:value-type="float">
            <text:p>-203,148</text:p>
          </table:table-cell>
          <table:table-cell office:value-type="float" office:value="-204.336" calcext:value-type="float">
            <text:p>-204,336</text:p>
          </table:table-cell>
          <table:table-cell office:value-type="float" office:value="-240.651" calcext:value-type="float">
            <text:p>-240,651</text:p>
          </table:table-cell>
        </table:table-row>
        <table:table-row table:style-name="ro1">
          <table:table-cell office:value-type="float" office:value="-221.126" calcext:value-type="float">
            <text:p>-221,126</text:p>
          </table:table-cell>
          <table:table-cell office:value-type="float" office:value="-183.764" calcext:value-type="float">
            <text:p>-183,764</text:p>
          </table:table-cell>
          <table:table-cell office:value-type="float" office:value="-197.915" calcext:value-type="float">
            <text:p>-197,915</text:p>
          </table:table-cell>
          <table:table-cell office:value-type="float" office:value="-184.922" calcext:value-type="float">
            <text:p>-184,922</text:p>
          </table:table-cell>
          <table:table-cell office:value-type="float" office:value="-240.967" calcext:value-type="float">
            <text:p>-240,967</text:p>
          </table:table-cell>
        </table:table-row>
        <table:table-row table:style-name="ro1">
          <table:table-cell office:value-type="float" office:value="-229.577" calcext:value-type="float">
            <text:p>-229,577</text:p>
          </table:table-cell>
          <table:table-cell office:value-type="float" office:value="-192.01" calcext:value-type="float">
            <text:p>-192,01</text:p>
          </table:table-cell>
          <table:table-cell office:value-type="float" office:value="-197.247" calcext:value-type="float">
            <text:p>-197,247</text:p>
          </table:table-cell>
          <table:table-cell office:value-type="float" office:value="-198.31" calcext:value-type="float">
            <text:p>-198,31</text:p>
          </table:table-cell>
          <table:table-cell office:value-type="float" office:value="-211.702" calcext:value-type="float">
            <text:p>-211,702</text:p>
          </table:table-cell>
        </table:table-row>
        <table:table-row table:style-name="ro1">
          <table:table-cell office:value-type="float" office:value="-211.665" calcext:value-type="float">
            <text:p>-211,665</text:p>
          </table:table-cell>
          <table:table-cell office:value-type="float" office:value="-180.134" calcext:value-type="float">
            <text:p>-180,134</text:p>
          </table:table-cell>
          <table:table-cell office:value-type="float" office:value="-199.435" calcext:value-type="float">
            <text:p>-199,435</text:p>
          </table:table-cell>
          <table:table-cell office:value-type="float" office:value="-193.556" calcext:value-type="float">
            <text:p>-193,556</text:p>
          </table:table-cell>
          <table:table-cell office:value-type="float" office:value="-206.384" calcext:value-type="float">
            <text:p>-206,384</text:p>
          </table:table-cell>
        </table:table-row>
        <table:table-row table:style-name="ro1">
          <table:table-cell office:value-type="float" office:value="-211.19" calcext:value-type="float">
            <text:p>-211,19</text:p>
          </table:table-cell>
          <table:table-cell office:value-type="float" office:value="-169.483" calcext:value-type="float">
            <text:p>-169,483</text:p>
          </table:table-cell>
          <table:table-cell office:value-type="float" office:value="-196.089" calcext:value-type="float">
            <text:p>-196,089</text:p>
          </table:table-cell>
          <table:table-cell office:value-type="float" office:value="-203.092" calcext:value-type="float">
            <text:p>-203,092</text:p>
          </table:table-cell>
          <table:table-cell office:value-type="float" office:value="-223.914" calcext:value-type="float">
            <text:p>-223,914</text:p>
          </table:table-cell>
        </table:table-row>
        <table:table-row table:style-name="ro1">
          <table:table-cell office:value-type="float" office:value="-218.914" calcext:value-type="float">
            <text:p>-218,914</text:p>
          </table:table-cell>
          <table:table-cell office:value-type="float" office:value="-203.311" calcext:value-type="float">
            <text:p>-203,311</text:p>
          </table:table-cell>
          <table:table-cell office:value-type="float" office:value="-190.953" calcext:value-type="float">
            <text:p>-190,953</text:p>
          </table:table-cell>
          <table:table-cell office:value-type="float" office:value="-205.226" calcext:value-type="float">
            <text:p>-205,226</text:p>
          </table:table-cell>
          <table:table-cell office:value-type="float" office:value="-231.078" calcext:value-type="float">
            <text:p>-231,078</text:p>
          </table:table-cell>
        </table:table-row>
        <table:table-row table:style-name="ro1">
          <table:table-cell office:value-type="float" office:value="-216.136" calcext:value-type="float">
            <text:p>-216,136</text:p>
          </table:table-cell>
          <table:table-cell office:value-type="float" office:value="-197.237" calcext:value-type="float">
            <text:p>-197,237</text:p>
          </table:table-cell>
          <table:table-cell office:value-type="float" office:value="-197.818" calcext:value-type="float">
            <text:p>-197,818</text:p>
          </table:table-cell>
          <table:table-cell office:value-type="float" office:value="-164.196" calcext:value-type="float">
            <text:p>-164,196</text:p>
          </table:table-cell>
          <table:table-cell office:value-type="float" office:value="-245.065" calcext:value-type="float">
            <text:p>-245,065</text:p>
          </table:table-cell>
        </table:table-row>
        <table:table-row table:style-name="ro1">
          <table:table-cell office:value-type="float" office:value="-224.662" calcext:value-type="float">
            <text:p>-224,662</text:p>
          </table:table-cell>
          <table:table-cell office:value-type="float" office:value="-185.055" calcext:value-type="float">
            <text:p>-185,055</text:p>
          </table:table-cell>
          <table:table-cell office:value-type="float" office:value="-185.496" calcext:value-type="float">
            <text:p>-185,496</text:p>
          </table:table-cell>
          <table:table-cell office:value-type="float" office:value="-183.519" calcext:value-type="float">
            <text:p>-183,519</text:p>
          </table:table-cell>
          <table:table-cell office:value-type="float" office:value="-215.531" calcext:value-type="float">
            <text:p>-215,531</text:p>
          </table:table-cell>
        </table:table-row>
        <table:table-row table:style-name="ro1">
          <table:table-cell office:value-type="float" office:value="-222.128" calcext:value-type="float">
            <text:p>-222,128</text:p>
          </table:table-cell>
          <table:table-cell office:value-type="float" office:value="-181.483" calcext:value-type="float">
            <text:p>-181,483</text:p>
          </table:table-cell>
          <table:table-cell office:value-type="float" office:value="-193.045" calcext:value-type="float">
            <text:p>-193,045</text:p>
          </table:table-cell>
          <table:table-cell office:value-type="float" office:value="-192.825" calcext:value-type="float">
            <text:p>-192,825</text:p>
          </table:table-cell>
          <table:table-cell office:value-type="float" office:value="-251.218" calcext:value-type="float">
            <text:p>-251,218</text:p>
          </table:table-cell>
        </table:table-row>
        <table:table-row table:style-name="ro1">
          <table:table-cell office:value-type="float" office:value="-221.393" calcext:value-type="float">
            <text:p>-221,393</text:p>
          </table:table-cell>
          <table:table-cell office:value-type="float" office:value="-183.434" calcext:value-type="float">
            <text:p>-183,434</text:p>
          </table:table-cell>
          <table:table-cell office:value-type="float" office:value="-187.202" calcext:value-type="float">
            <text:p>-187,202</text:p>
          </table:table-cell>
          <table:table-cell office:value-type="float" office:value="-182.836" calcext:value-type="float">
            <text:p>-182,836</text:p>
          </table:table-cell>
          <table:table-cell office:value-type="float" office:value="-239.885" calcext:value-type="float">
            <text:p>-239,885</text:p>
          </table:table-cell>
        </table:table-row>
        <table:table-row table:style-name="ro1">
          <table:table-cell office:value-type="float" office:value="-218.311" calcext:value-type="float">
            <text:p>-218,311</text:p>
          </table:table-cell>
          <table:table-cell office:value-type="float" office:value="-211.945" calcext:value-type="float">
            <text:p>-211,945</text:p>
          </table:table-cell>
          <table:table-cell office:value-type="float" office:value="-176.579" calcext:value-type="float">
            <text:p>-176,579</text:p>
          </table:table-cell>
          <table:table-cell office:value-type="float" office:value="-174.071" calcext:value-type="float">
            <text:p>-174,071</text:p>
          </table:table-cell>
          <table:table-cell office:value-type="float" office:value="-266.965" calcext:value-type="float">
            <text:p>-266,965</text:p>
          </table:table-cell>
        </table:table-row>
        <table:table-row table:style-name="ro1">
          <table:table-cell office:value-type="float" office:value="-244.438" calcext:value-type="float">
            <text:p>-244,438</text:p>
          </table:table-cell>
          <table:table-cell office:value-type="float" office:value="-179.945" calcext:value-type="float">
            <text:p>-179,945</text:p>
          </table:table-cell>
          <table:table-cell office:value-type="float" office:value="-190.895" calcext:value-type="float">
            <text:p>-190,895</text:p>
          </table:table-cell>
          <table:table-cell office:value-type="float" office:value="-188.087" calcext:value-type="float">
            <text:p>-188,087</text:p>
          </table:table-cell>
          <table:table-cell office:value-type="float" office:value="-244.245" calcext:value-type="float">
            <text:p>-244,245</text:p>
          </table:table-cell>
        </table:table-row>
        <table:table-row table:style-name="ro1">
          <table:table-cell office:value-type="float" office:value="-217.21" calcext:value-type="float">
            <text:p>-217,21</text:p>
          </table:table-cell>
          <table:table-cell office:value-type="float" office:value="-194.352" calcext:value-type="float">
            <text:p>-194,352</text:p>
          </table:table-cell>
          <table:table-cell office:value-type="float" office:value="-174.884" calcext:value-type="float">
            <text:p>-174,884</text:p>
          </table:table-cell>
          <table:table-cell office:value-type="float" office:value="-192.092" calcext:value-type="float">
            <text:p>-192,092</text:p>
          </table:table-cell>
          <table:table-cell office:value-type="float" office:value="-252.785" calcext:value-type="float">
            <text:p>-252,785</text:p>
          </table:table-cell>
        </table:table-row>
        <table:table-row table:style-name="ro1">
          <table:table-cell office:value-type="float" office:value="-213.092" calcext:value-type="float">
            <text:p>-213,092</text:p>
          </table:table-cell>
          <table:table-cell office:value-type="float" office:value="-195.344" calcext:value-type="float">
            <text:p>-195,344</text:p>
          </table:table-cell>
          <table:table-cell office:value-type="float" office:value="-185.447" calcext:value-type="float">
            <text:p>-185,447</text:p>
          </table:table-cell>
          <table:table-cell office:value-type="float" office:value="-190.72" calcext:value-type="float">
            <text:p>-190,72</text:p>
          </table:table-cell>
          <table:table-cell office:value-type="float" office:value="-229.772" calcext:value-type="float">
            <text:p>-229,772</text:p>
          </table:table-cell>
        </table:table-row>
        <table:table-row table:style-name="ro1">
          <table:table-cell office:value-type="float" office:value="-235.653" calcext:value-type="float">
            <text:p>-235,653</text:p>
          </table:table-cell>
          <table:table-cell office:value-type="float" office:value="-205.606" calcext:value-type="float">
            <text:p>-205,606</text:p>
          </table:table-cell>
          <table:table-cell office:value-type="float" office:value="-193.517" calcext:value-type="float">
            <text:p>-193,517</text:p>
          </table:table-cell>
          <table:table-cell office:value-type="float" office:value="-176.853" calcext:value-type="float">
            <text:p>-176,853</text:p>
          </table:table-cell>
          <table:table-cell office:value-type="float" office:value="-220.258" calcext:value-type="float">
            <text:p>-220,258</text:p>
          </table:table-cell>
        </table:table-row>
        <table:table-row table:style-name="ro1">
          <table:table-cell office:value-type="float" office:value="-203.496" calcext:value-type="float">
            <text:p>-203,496</text:p>
          </table:table-cell>
          <table:table-cell office:value-type="float" office:value="-185.365" calcext:value-type="float">
            <text:p>-185,365</text:p>
          </table:table-cell>
          <table:table-cell office:value-type="float" office:value="-184.833" calcext:value-type="float">
            <text:p>-184,833</text:p>
          </table:table-cell>
          <table:table-cell office:value-type="float" office:value="-182.387" calcext:value-type="float">
            <text:p>-182,387</text:p>
          </table:table-cell>
          <table:table-cell office:value-type="float" office:value="-236.932" calcext:value-type="float">
            <text:p>-236,932</text:p>
          </table:table-cell>
        </table:table-row>
        <table:table-row table:style-name="ro1">
          <table:table-cell office:value-type="float" office:value="-213.554" calcext:value-type="float">
            <text:p>-213,554</text:p>
          </table:table-cell>
          <table:table-cell office:value-type="float" office:value="-192.649" calcext:value-type="float">
            <text:p>-192,649</text:p>
          </table:table-cell>
          <table:table-cell office:value-type="float" office:value="-174.655" calcext:value-type="float">
            <text:p>-174,655</text:p>
          </table:table-cell>
          <table:table-cell office:value-type="float" office:value="-197.432" calcext:value-type="float">
            <text:p>-197,432</text:p>
          </table:table-cell>
          <table:table-cell office:value-type="float" office:value="-242.643" calcext:value-type="float">
            <text:p>-242,643</text:p>
          </table:table-cell>
        </table:table-row>
        <table:table-row table:style-name="ro1">
          <table:table-cell office:value-type="float" office:value="-218.559" calcext:value-type="float">
            <text:p>-218,559</text:p>
          </table:table-cell>
          <table:table-cell office:value-type="float" office:value="-209.268" calcext:value-type="float">
            <text:p>-209,268</text:p>
          </table:table-cell>
          <table:table-cell office:value-type="float" office:value="-184.091" calcext:value-type="float">
            <text:p>-184,091</text:p>
          </table:table-cell>
          <table:table-cell office:value-type="float" office:value="-175.733" calcext:value-type="float">
            <text:p>-175,733</text:p>
          </table:table-cell>
          <table:table-cell office:value-type="float" office:value="-226.15" calcext:value-type="float">
            <text:p>-226,15</text:p>
          </table:table-cell>
        </table:table-row>
        <table:table-row table:style-name="ro1">
          <table:table-cell office:value-type="float" office:value="-216.265" calcext:value-type="float">
            <text:p>-216,265</text:p>
          </table:table-cell>
          <table:table-cell office:value-type="float" office:value="-187.951" calcext:value-type="float">
            <text:p>-187,951</text:p>
          </table:table-cell>
          <table:table-cell office:value-type="float" office:value="-180.473" calcext:value-type="float">
            <text:p>-180,473</text:p>
          </table:table-cell>
          <table:table-cell office:value-type="float" office:value="-177.599" calcext:value-type="float">
            <text:p>-177,599</text:p>
          </table:table-cell>
          <table:table-cell office:value-type="float" office:value="-240.586" calcext:value-type="float">
            <text:p>-240,586</text:p>
          </table:table-cell>
        </table:table-row>
        <table:table-row table:style-name="ro1">
          <table:table-cell office:value-type="float" office:value="-231.953" calcext:value-type="float">
            <text:p>-231,953</text:p>
          </table:table-cell>
          <table:table-cell office:value-type="float" office:value="-167.954" calcext:value-type="float">
            <text:p>-167,954</text:p>
          </table:table-cell>
          <table:table-cell office:value-type="float" office:value="-188.748" calcext:value-type="float">
            <text:p>-188,748</text:p>
          </table:table-cell>
          <table:table-cell office:value-type="float" office:value="-220.956" calcext:value-type="float">
            <text:p>-220,956</text:p>
          </table:table-cell>
          <table:table-cell office:value-type="float" office:value="-233.274" calcext:value-type="float">
            <text:p>-233,274</text:p>
          </table:table-cell>
        </table:table-row>
        <table:table-row table:style-name="ro1">
          <table:table-cell office:value-type="float" office:value="-220.657" calcext:value-type="float">
            <text:p>-220,657</text:p>
          </table:table-cell>
          <table:table-cell office:value-type="float" office:value="-179.102" calcext:value-type="float">
            <text:p>-179,102</text:p>
          </table:table-cell>
          <table:table-cell office:value-type="float" office:value="-194.446" calcext:value-type="float">
            <text:p>-194,446</text:p>
          </table:table-cell>
          <table:table-cell office:value-type="float" office:value="-183.396" calcext:value-type="float">
            <text:p>-183,396</text:p>
          </table:table-cell>
          <table:table-cell office:value-type="float" office:value="-225.376" calcext:value-type="float">
            <text:p>-225,376</text:p>
          </table:table-cell>
        </table:table-row>
        <table:table-row table:style-name="ro1">
          <table:table-cell office:value-type="float" office:value="-236.548" calcext:value-type="float">
            <text:p>-236,548</text:p>
          </table:table-cell>
          <table:table-cell office:value-type="float" office:value="-179.139" calcext:value-type="float">
            <text:p>-179,139</text:p>
          </table:table-cell>
          <table:table-cell office:value-type="float" office:value="-186.395" calcext:value-type="float">
            <text:p>-186,395</text:p>
          </table:table-cell>
          <table:table-cell office:value-type="float" office:value="-184.806" calcext:value-type="float">
            <text:p>-184,806</text:p>
          </table:table-cell>
          <table:table-cell office:value-type="float" office:value="-218.192" calcext:value-type="float">
            <text:p>-218,192</text:p>
          </table:table-cell>
        </table:table-row>
        <table:table-row table:style-name="ro1">
          <table:table-cell office:value-type="float" office:value="-223.606" calcext:value-type="float">
            <text:p>-223,606</text:p>
          </table:table-cell>
          <table:table-cell office:value-type="float" office:value="-174.13" calcext:value-type="float">
            <text:p>-174,13</text:p>
          </table:table-cell>
          <table:table-cell office:value-type="float" office:value="-166.87" calcext:value-type="float">
            <text:p>-166,87</text:p>
          </table:table-cell>
          <table:table-cell office:value-type="float" office:value="-169.97" calcext:value-type="float">
            <text:p>-169,97</text:p>
          </table:table-cell>
          <table:table-cell office:value-type="float" office:value="-224.351" calcext:value-type="float">
            <text:p>-224,351</text:p>
          </table:table-cell>
        </table:table-row>
        <table:table-row table:style-name="ro1">
          <table:table-cell office:value-type="float" office:value="-209.778" calcext:value-type="float">
            <text:p>-209,778</text:p>
          </table:table-cell>
          <table:table-cell office:value-type="float" office:value="-198.66" calcext:value-type="float">
            <text:p>-198,66</text:p>
          </table:table-cell>
          <table:table-cell office:value-type="float" office:value="-185.624" calcext:value-type="float">
            <text:p>-185,624</text:p>
          </table:table-cell>
          <table:table-cell office:value-type="float" office:value="-180.337" calcext:value-type="float">
            <text:p>-180,337</text:p>
          </table:table-cell>
          <table:table-cell office:value-type="float" office:value="-249.813" calcext:value-type="float">
            <text:p>-249,813</text:p>
          </table:table-cell>
        </table:table-row>
        <table:table-row table:style-name="ro1">
          <table:table-cell office:value-type="float" office:value="-227.831" calcext:value-type="float">
            <text:p>-227,831</text:p>
          </table:table-cell>
          <table:table-cell office:value-type="float" office:value="-160.672" calcext:value-type="float">
            <text:p>-160,672</text:p>
          </table:table-cell>
          <table:table-cell office:value-type="float" office:value="-186.195" calcext:value-type="float">
            <text:p>-186,195</text:p>
          </table:table-cell>
          <table:table-cell office:value-type="float" office:value="-194.415" calcext:value-type="float">
            <text:p>-194,415</text:p>
          </table:table-cell>
          <table:table-cell office:value-type="float" office:value="-248.524" calcext:value-type="float">
            <text:p>-248,524</text:p>
          </table:table-cell>
        </table:table-row>
        <table:table-row table:style-name="ro1">
          <table:table-cell office:value-type="float" office:value="-237.984" calcext:value-type="float">
            <text:p>-237,984</text:p>
          </table:table-cell>
          <table:table-cell office:value-type="float" office:value="-190.701" calcext:value-type="float">
            <text:p>-190,701</text:p>
          </table:table-cell>
          <table:table-cell office:value-type="float" office:value="-189.843" calcext:value-type="float">
            <text:p>-189,843</text:p>
          </table:table-cell>
          <table:table-cell office:value-type="float" office:value="-193.994" calcext:value-type="float">
            <text:p>-193,994</text:p>
          </table:table-cell>
          <table:table-cell office:value-type="float" office:value="-236.007" calcext:value-type="float">
            <text:p>-236,007</text:p>
          </table:table-cell>
        </table:table-row>
        <table:table-row table:style-name="ro1">
          <table:table-cell office:value-type="float" office:value="-238.431" calcext:value-type="float">
            <text:p>-238,431</text:p>
          </table:table-cell>
          <table:table-cell office:value-type="float" office:value="-204.884" calcext:value-type="float">
            <text:p>-204,884</text:p>
          </table:table-cell>
          <table:table-cell office:value-type="float" office:value="-173.319" calcext:value-type="float">
            <text:p>-173,319</text:p>
          </table:table-cell>
          <table:table-cell office:value-type="float" office:value="-180.481" calcext:value-type="float">
            <text:p>-180,481</text:p>
          </table:table-cell>
          <table:table-cell office:value-type="float" office:value="-224.059" calcext:value-type="float">
            <text:p>-224,059</text:p>
          </table:table-cell>
        </table:table-row>
        <table:table-row table:style-name="ro1">
          <table:table-cell office:value-type="float" office:value="-220.965" calcext:value-type="float">
            <text:p>-220,965</text:p>
          </table:table-cell>
          <table:table-cell office:value-type="float" office:value="-193.643" calcext:value-type="float">
            <text:p>-193,643</text:p>
          </table:table-cell>
          <table:table-cell office:value-type="float" office:value="-167.386" calcext:value-type="float">
            <text:p>-167,386</text:p>
          </table:table-cell>
          <table:table-cell office:value-type="float" office:value="-159.732" calcext:value-type="float">
            <text:p>-159,732</text:p>
          </table:table-cell>
          <table:table-cell office:value-type="float" office:value="-222.563" calcext:value-type="float">
            <text:p>-222,563</text:p>
          </table:table-cell>
        </table:table-row>
        <table:table-row table:style-name="ro1">
          <table:table-cell office:value-type="float" office:value="-224.668" calcext:value-type="float">
            <text:p>-224,668</text:p>
          </table:table-cell>
          <table:table-cell office:value-type="float" office:value="-200.768" calcext:value-type="float">
            <text:p>-200,768</text:p>
          </table:table-cell>
          <table:table-cell office:value-type="float" office:value="-182.34" calcext:value-type="float">
            <text:p>-182,34</text:p>
          </table:table-cell>
          <table:table-cell office:value-type="float" office:value="-177.896" calcext:value-type="float">
            <text:p>-177,896</text:p>
          </table:table-cell>
          <table:table-cell office:value-type="float" office:value="-243.462" calcext:value-type="float">
            <text:p>-243,462</text:p>
          </table:table-cell>
        </table:table-row>
        <table:table-row table:style-name="ro1">
          <table:table-cell office:value-type="float" office:value="-210.324" calcext:value-type="float">
            <text:p>-210,324</text:p>
          </table:table-cell>
          <table:table-cell office:value-type="float" office:value="-202.619" calcext:value-type="float">
            <text:p>-202,619</text:p>
          </table:table-cell>
          <table:table-cell office:value-type="float" office:value="-202.711" calcext:value-type="float">
            <text:p>-202,711</text:p>
          </table:table-cell>
          <table:table-cell office:value-type="float" office:value="-190.429" calcext:value-type="float">
            <text:p>-190,429</text:p>
          </table:table-cell>
          <table:table-cell office:value-type="float" office:value="-234.881" calcext:value-type="float">
            <text:p>-234,881</text:p>
          </table:table-cell>
        </table:table-row>
        <table:table-row table:style-name="ro1">
          <table:table-cell office:value-type="float" office:value="-215.112" calcext:value-type="float">
            <text:p>-215,112</text:p>
          </table:table-cell>
          <table:table-cell office:value-type="float" office:value="-207.546" calcext:value-type="float">
            <text:p>-207,546</text:p>
          </table:table-cell>
          <table:table-cell office:value-type="float" office:value="-177.079" calcext:value-type="float">
            <text:p>-177,079</text:p>
          </table:table-cell>
          <table:table-cell office:value-type="float" office:value="-194.435" calcext:value-type="float">
            <text:p>-194,435</text:p>
          </table:table-cell>
          <table:table-cell office:value-type="float" office:value="-233.215" calcext:value-type="float">
            <text:p>-233,215</text:p>
          </table:table-cell>
        </table:table-row>
        <table:table-row table:style-name="ro1">
          <table:table-cell office:value-type="float" office:value="-199.119" calcext:value-type="float">
            <text:p>-199,119</text:p>
          </table:table-cell>
          <table:table-cell office:value-type="float" office:value="-206.989" calcext:value-type="float">
            <text:p>-206,989</text:p>
          </table:table-cell>
          <table:table-cell office:value-type="float" office:value="-173.59" calcext:value-type="float">
            <text:p>-173,59</text:p>
          </table:table-cell>
          <table:table-cell office:value-type="float" office:value="-183.001" calcext:value-type="float">
            <text:p>-183,001</text:p>
          </table:table-cell>
          <table:table-cell office:value-type="float" office:value="-204.1" calcext:value-type="float">
            <text:p>-204,1</text:p>
          </table:table-cell>
        </table:table-row>
        <table:table-row table:style-name="ro1">
          <table:table-cell office:value-type="float" office:value="-222.356" calcext:value-type="float">
            <text:p>-222,356</text:p>
          </table:table-cell>
          <table:table-cell office:value-type="float" office:value="-202.383" calcext:value-type="float">
            <text:p>-202,383</text:p>
          </table:table-cell>
          <table:table-cell office:value-type="float" office:value="-199.237" calcext:value-type="float">
            <text:p>-199,237</text:p>
          </table:table-cell>
          <table:table-cell office:value-type="float" office:value="-172.334" calcext:value-type="float">
            <text:p>-172,334</text:p>
          </table:table-cell>
          <table:table-cell office:value-type="float" office:value="-228.097" calcext:value-type="float">
            <text:p>-228,097</text:p>
          </table:table-cell>
        </table:table-row>
        <table:table-row table:style-name="ro1">
          <table:table-cell office:value-type="float" office:value="-238.667" calcext:value-type="float">
            <text:p>-238,667</text:p>
          </table:table-cell>
          <table:table-cell office:value-type="float" office:value="-193.436" calcext:value-type="float">
            <text:p>-193,436</text:p>
          </table:table-cell>
          <table:table-cell office:value-type="float" office:value="-194.186" calcext:value-type="float">
            <text:p>-194,186</text:p>
          </table:table-cell>
          <table:table-cell office:value-type="float" office:value="-160.843" calcext:value-type="float">
            <text:p>-160,843</text:p>
          </table:table-cell>
          <table:table-cell office:value-type="float" office:value="-219.577" calcext:value-type="float">
            <text:p>-219,577</text:p>
          </table:table-cell>
        </table:table-row>
        <table:table-row table:style-name="ro1">
          <table:table-cell office:value-type="float" office:value="-215.792" calcext:value-type="float">
            <text:p>-215,792</text:p>
          </table:table-cell>
          <table:table-cell office:value-type="float" office:value="-194.783" calcext:value-type="float">
            <text:p>-194,783</text:p>
          </table:table-cell>
          <table:table-cell office:value-type="float" office:value="-199.792" calcext:value-type="float">
            <text:p>-199,792</text:p>
          </table:table-cell>
          <table:table-cell office:value-type="float" office:value="-175.038" calcext:value-type="float">
            <text:p>-175,038</text:p>
          </table:table-cell>
          <table:table-cell office:value-type="float" office:value="-246.44" calcext:value-type="float">
            <text:p>-246,44</text:p>
          </table:table-cell>
        </table:table-row>
        <table:table-row table:style-name="ro1">
          <table:table-cell office:value-type="float" office:value="-229.659" calcext:value-type="float">
            <text:p>-229,659</text:p>
          </table:table-cell>
          <table:table-cell office:value-type="float" office:value="-219.111" calcext:value-type="float">
            <text:p>-219,111</text:p>
          </table:table-cell>
          <table:table-cell office:value-type="float" office:value="-191.896" calcext:value-type="float">
            <text:p>-191,896</text:p>
          </table:table-cell>
          <table:table-cell office:value-type="float" office:value="-183.44" calcext:value-type="float">
            <text:p>-183,44</text:p>
          </table:table-cell>
          <table:table-cell office:value-type="float" office:value="-239.189" calcext:value-type="float">
            <text:p>-239,189</text:p>
          </table:table-cell>
        </table:table-row>
        <table:table-row table:style-name="ro1">
          <table:table-cell office:value-type="float" office:value="-215.566" calcext:value-type="float">
            <text:p>-215,566</text:p>
          </table:table-cell>
          <table:table-cell office:value-type="float" office:value="-198.073" calcext:value-type="float">
            <text:p>-198,073</text:p>
          </table:table-cell>
          <table:table-cell office:value-type="float" office:value="-174.04" calcext:value-type="float">
            <text:p>-174,04</text:p>
          </table:table-cell>
          <table:table-cell office:value-type="float" office:value="-179.186" calcext:value-type="float">
            <text:p>-179,186</text:p>
          </table:table-cell>
          <table:table-cell office:value-type="float" office:value="-213.82" calcext:value-type="float">
            <text:p>-213,82</text:p>
          </table:table-cell>
        </table:table-row>
        <table:table-row table:style-name="ro1">
          <table:table-cell office:value-type="float" office:value="-245.347" calcext:value-type="float">
            <text:p>-245,347</text:p>
          </table:table-cell>
          <table:table-cell office:value-type="float" office:value="-196.161" calcext:value-type="float">
            <text:p>-196,161</text:p>
          </table:table-cell>
          <table:table-cell office:value-type="float" office:value="-179.244" calcext:value-type="float">
            <text:p>-179,244</text:p>
          </table:table-cell>
          <table:table-cell office:value-type="float" office:value="-175.74" calcext:value-type="float">
            <text:p>-175,74</text:p>
          </table:table-cell>
          <table:table-cell office:value-type="float" office:value="-226.459" calcext:value-type="float">
            <text:p>-226,459</text:p>
          </table:table-cell>
        </table:table-row>
        <table:table-row table:style-name="ro1">
          <table:table-cell office:value-type="float" office:value="-208.789" calcext:value-type="float">
            <text:p>-208,789</text:p>
          </table:table-cell>
          <table:table-cell office:value-type="float" office:value="-191.421" calcext:value-type="float">
            <text:p>-191,421</text:p>
          </table:table-cell>
          <table:table-cell office:value-type="float" office:value="-163.938" calcext:value-type="float">
            <text:p>-163,938</text:p>
          </table:table-cell>
          <table:table-cell office:value-type="float" office:value="-180.911" calcext:value-type="float">
            <text:p>-180,911</text:p>
          </table:table-cell>
          <table:table-cell office:value-type="float" office:value="-211.202" calcext:value-type="float">
            <text:p>-211,202</text:p>
          </table:table-cell>
        </table:table-row>
        <table:table-row table:style-name="ro1">
          <table:table-cell office:value-type="float" office:value="-249.446" calcext:value-type="float">
            <text:p>-249,446</text:p>
          </table:table-cell>
          <table:table-cell office:value-type="float" office:value="-183.168" calcext:value-type="float">
            <text:p>-183,168</text:p>
          </table:table-cell>
          <table:table-cell office:value-type="float" office:value="-184.285" calcext:value-type="float">
            <text:p>-184,285</text:p>
          </table:table-cell>
          <table:table-cell office:value-type="float" office:value="-172.556" calcext:value-type="float">
            <text:p>-172,556</text:p>
          </table:table-cell>
          <table:table-cell office:value-type="float" office:value="-221.263" calcext:value-type="float">
            <text:p>-221,263</text:p>
          </table:table-cell>
        </table:table-row>
        <table:table-row table:style-name="ro1">
          <table:table-cell office:value-type="float" office:value="-220.939" calcext:value-type="float">
            <text:p>-220,939</text:p>
          </table:table-cell>
          <table:table-cell office:value-type="float" office:value="-196.354" calcext:value-type="float">
            <text:p>-196,354</text:p>
          </table:table-cell>
          <table:table-cell office:value-type="float" office:value="-179.797" calcext:value-type="float">
            <text:p>-179,797</text:p>
          </table:table-cell>
          <table:table-cell office:value-type="float" office:value="-173.651" calcext:value-type="float">
            <text:p>-173,651</text:p>
          </table:table-cell>
          <table:table-cell office:value-type="float" office:value="-232.638" calcext:value-type="float">
            <text:p>-232,638</text:p>
          </table:table-cell>
        </table:table-row>
        <table:table-row table:style-name="ro1">
          <table:table-cell office:value-type="float" office:value="-204.988" calcext:value-type="float">
            <text:p>-204,988</text:p>
          </table:table-cell>
          <table:table-cell office:value-type="float" office:value="-211.783" calcext:value-type="float">
            <text:p>-211,783</text:p>
          </table:table-cell>
          <table:table-cell office:value-type="float" office:value="-191.878" calcext:value-type="float">
            <text:p>-191,878</text:p>
          </table:table-cell>
          <table:table-cell office:value-type="float" office:value="-171.809" calcext:value-type="float">
            <text:p>-171,809</text:p>
          </table:table-cell>
          <table:table-cell office:value-type="float" office:value="-225.789" calcext:value-type="float">
            <text:p>-225,789</text:p>
          </table:table-cell>
        </table:table-row>
        <table:table-row table:style-name="ro1">
          <table:table-cell office:value-type="float" office:value="-231.698" calcext:value-type="float">
            <text:p>-231,698</text:p>
          </table:table-cell>
          <table:table-cell office:value-type="float" office:value="-212.277" calcext:value-type="float">
            <text:p>-212,277</text:p>
          </table:table-cell>
          <table:table-cell office:value-type="float" office:value="-204.652" calcext:value-type="float">
            <text:p>-204,652</text:p>
          </table:table-cell>
          <table:table-cell office:value-type="float" office:value="-183.831" calcext:value-type="float">
            <text:p>-183,831</text:p>
          </table:table-cell>
          <table:table-cell office:value-type="float" office:value="-223.051" calcext:value-type="float">
            <text:p>-223,051</text:p>
          </table:table-cell>
        </table:table-row>
        <table:table-row table:style-name="ro1">
          <table:table-cell office:value-type="float" office:value="-222.857" calcext:value-type="float">
            <text:p>-222,857</text:p>
          </table:table-cell>
          <table:table-cell office:value-type="float" office:value="-188.594" calcext:value-type="float">
            <text:p>-188,594</text:p>
          </table:table-cell>
          <table:table-cell office:value-type="float" office:value="-207.194" calcext:value-type="float">
            <text:p>-207,194</text:p>
          </table:table-cell>
          <table:table-cell office:value-type="float" office:value="-169.584" calcext:value-type="float">
            <text:p>-169,584</text:p>
          </table:table-cell>
          <table:table-cell office:value-type="float" office:value="-217.191" calcext:value-type="float">
            <text:p>-217,191</text:p>
          </table:table-cell>
        </table:table-row>
        <table:table-row table:style-name="ro1">
          <table:table-cell office:value-type="float" office:value="-212.315" calcext:value-type="float">
            <text:p>-212,315</text:p>
          </table:table-cell>
          <table:table-cell office:value-type="float" office:value="-182.937" calcext:value-type="float">
            <text:p>-182,937</text:p>
          </table:table-cell>
          <table:table-cell office:value-type="float" office:value="-186.455" calcext:value-type="float">
            <text:p>-186,455</text:p>
          </table:table-cell>
          <table:table-cell office:value-type="float" office:value="-159.397" calcext:value-type="float">
            <text:p>-159,397</text:p>
          </table:table-cell>
          <table:table-cell office:value-type="float" office:value="-208.305" calcext:value-type="float">
            <text:p>-208,305</text:p>
          </table:table-cell>
        </table:table-row>
        <table:table-row table:style-name="ro1">
          <table:table-cell office:value-type="float" office:value="-205.423" calcext:value-type="float">
            <text:p>-205,423</text:p>
          </table:table-cell>
          <table:table-cell office:value-type="float" office:value="-196.581" calcext:value-type="float">
            <text:p>-196,581</text:p>
          </table:table-cell>
          <table:table-cell office:value-type="float" office:value="-185.49" calcext:value-type="float">
            <text:p>-185,49</text:p>
          </table:table-cell>
          <table:table-cell office:value-type="float" office:value="-180.148" calcext:value-type="float">
            <text:p>-180,148</text:p>
          </table:table-cell>
          <table:table-cell office:value-type="float" office:value="-239.618" calcext:value-type="float">
            <text:p>-239,618</text:p>
          </table:table-cell>
        </table:table-row>
        <table:table-row table:style-name="ro1">
          <table:table-cell office:value-type="float" office:value="-204.873" calcext:value-type="float">
            <text:p>-204,873</text:p>
          </table:table-cell>
          <table:table-cell office:value-type="float" office:value="-205.516" calcext:value-type="float">
            <text:p>-205,516</text:p>
          </table:table-cell>
          <table:table-cell office:value-type="float" office:value="-194.885" calcext:value-type="float">
            <text:p>-194,885</text:p>
          </table:table-cell>
          <table:table-cell office:value-type="float" office:value="-168.99" calcext:value-type="float">
            <text:p>-168,99</text:p>
          </table:table-cell>
          <table:table-cell office:value-type="float" office:value="-213.671" calcext:value-type="float">
            <text:p>-213,671</text:p>
          </table:table-cell>
        </table:table-row>
        <table:table-row table:style-name="ro1">
          <table:table-cell office:value-type="float" office:value="-201.861" calcext:value-type="float">
            <text:p>-201,861</text:p>
          </table:table-cell>
          <table:table-cell office:value-type="float" office:value="-195.551" calcext:value-type="float">
            <text:p>-195,551</text:p>
          </table:table-cell>
          <table:table-cell office:value-type="float" office:value="-204.201" calcext:value-type="float">
            <text:p>-204,201</text:p>
          </table:table-cell>
          <table:table-cell office:value-type="float" office:value="-180.84" calcext:value-type="float">
            <text:p>-180,84</text:p>
          </table:table-cell>
          <table:table-cell office:value-type="float" office:value="-238.491" calcext:value-type="float">
            <text:p>-238,491</text:p>
          </table:table-cell>
        </table:table-row>
        <table:table-row table:style-name="ro1">
          <table:table-cell office:value-type="float" office:value="-227.105" calcext:value-type="float">
            <text:p>-227,105</text:p>
          </table:table-cell>
          <table:table-cell office:value-type="float" office:value="-208.687" calcext:value-type="float">
            <text:p>-208,687</text:p>
          </table:table-cell>
          <table:table-cell office:value-type="float" office:value="-184.284" calcext:value-type="float">
            <text:p>-184,284</text:p>
          </table:table-cell>
          <table:table-cell office:value-type="float" office:value="-180.757" calcext:value-type="float">
            <text:p>-180,757</text:p>
          </table:table-cell>
          <table:table-cell office:value-type="float" office:value="-209.743" calcext:value-type="float">
            <text:p>-209,743</text:p>
          </table:table-cell>
        </table:table-row>
        <table:table-row table:style-name="ro1">
          <table:table-cell office:value-type="float" office:value="-204.565" calcext:value-type="float">
            <text:p>-204,565</text:p>
          </table:table-cell>
          <table:table-cell office:value-type="float" office:value="-198.037" calcext:value-type="float">
            <text:p>-198,037</text:p>
          </table:table-cell>
          <table:table-cell office:value-type="float" office:value="-179.485" calcext:value-type="float">
            <text:p>-179,485</text:p>
          </table:table-cell>
          <table:table-cell office:value-type="float" office:value="-172.265" calcext:value-type="float">
            <text:p>-172,265</text:p>
          </table:table-cell>
          <table:table-cell office:value-type="float" office:value="-243.084" calcext:value-type="float">
            <text:p>-243,084</text:p>
          </table:table-cell>
        </table:table-row>
        <table:table-row table:style-name="ro1">
          <table:table-cell office:value-type="float" office:value="-208.083" calcext:value-type="float">
            <text:p>-208,083</text:p>
          </table:table-cell>
          <table:table-cell office:value-type="float" office:value="-185.041" calcext:value-type="float">
            <text:p>-185,041</text:p>
          </table:table-cell>
          <table:table-cell office:value-type="float" office:value="-200.211" calcext:value-type="float">
            <text:p>-200,211</text:p>
          </table:table-cell>
          <table:table-cell office:value-type="float" office:value="-184.917" calcext:value-type="float">
            <text:p>-184,917</text:p>
          </table:table-cell>
          <table:table-cell office:value-type="float" office:value="-227.636" calcext:value-type="float">
            <text:p>-227,636</text:p>
          </table:table-cell>
        </table:table-row>
        <table:table-row table:style-name="ro1">
          <table:table-cell office:value-type="float" office:value="-212.374" calcext:value-type="float">
            <text:p>-212,374</text:p>
          </table:table-cell>
          <table:table-cell office:value-type="float" office:value="-182.47" calcext:value-type="float">
            <text:p>-182,47</text:p>
          </table:table-cell>
          <table:table-cell office:value-type="float" office:value="-179.755" calcext:value-type="float">
            <text:p>-179,755</text:p>
          </table:table-cell>
          <table:table-cell office:value-type="float" office:value="-173.504" calcext:value-type="float">
            <text:p>-173,504</text:p>
          </table:table-cell>
          <table:table-cell office:value-type="float" office:value="-242.468" calcext:value-type="float">
            <text:p>-242,468</text:p>
          </table:table-cell>
        </table:table-row>
        <table:table-row table:style-name="ro1">
          <table:table-cell office:value-type="float" office:value="-211.94" calcext:value-type="float">
            <text:p>-211,94</text:p>
          </table:table-cell>
          <table:table-cell office:value-type="float" office:value="-194.495" calcext:value-type="float">
            <text:p>-194,495</text:p>
          </table:table-cell>
          <table:table-cell office:value-type="float" office:value="-188.858" calcext:value-type="float">
            <text:p>-188,858</text:p>
          </table:table-cell>
          <table:table-cell office:value-type="float" office:value="-156.658" calcext:value-type="float">
            <text:p>-156,658</text:p>
          </table:table-cell>
          <table:table-cell office:value-type="float" office:value="-234.776" calcext:value-type="float">
            <text:p>-234,776</text:p>
          </table:table-cell>
        </table:table-row>
        <table:table-row table:style-name="ro1">
          <table:table-cell office:value-type="float" office:value="-219.82" calcext:value-type="float">
            <text:p>-219,82</text:p>
          </table:table-cell>
          <table:table-cell office:value-type="float" office:value="-193.235" calcext:value-type="float">
            <text:p>-193,235</text:p>
          </table:table-cell>
          <table:table-cell office:value-type="float" office:value="-192.202" calcext:value-type="float">
            <text:p>-192,202</text:p>
          </table:table-cell>
          <table:table-cell office:value-type="float" office:value="-159.092" calcext:value-type="float">
            <text:p>-159,092</text:p>
          </table:table-cell>
          <table:table-cell office:value-type="float" office:value="-245.949" calcext:value-type="float">
            <text:p>-245,949</text:p>
          </table:table-cell>
        </table:table-row>
        <table:table-row table:style-name="ro1">
          <table:table-cell office:value-type="float" office:value="-221.918" calcext:value-type="float">
            <text:p>-221,918</text:p>
          </table:table-cell>
          <table:table-cell office:value-type="float" office:value="-179.216" calcext:value-type="float">
            <text:p>-179,216</text:p>
          </table:table-cell>
          <table:table-cell office:value-type="float" office:value="-190.474" calcext:value-type="float">
            <text:p>-190,474</text:p>
          </table:table-cell>
          <table:table-cell office:value-type="float" office:value="-179.298" calcext:value-type="float">
            <text:p>-179,298</text:p>
          </table:table-cell>
          <table:table-cell office:value-type="float" office:value="-233.134" calcext:value-type="float">
            <text:p>-233,134</text:p>
          </table:table-cell>
        </table:table-row>
        <table:table-row table:style-name="ro1">
          <table:table-cell office:value-type="float" office:value="-224.1" calcext:value-type="float">
            <text:p>-224,1</text:p>
          </table:table-cell>
          <table:table-cell office:value-type="float" office:value="-180.785" calcext:value-type="float">
            <text:p>-180,785</text:p>
          </table:table-cell>
          <table:table-cell office:value-type="float" office:value="-184.358" calcext:value-type="float">
            <text:p>-184,358</text:p>
          </table:table-cell>
          <table:table-cell office:value-type="float" office:value="-203.339" calcext:value-type="float">
            <text:p>-203,339</text:p>
          </table:table-cell>
          <table:table-cell office:value-type="float" office:value="-231.776" calcext:value-type="float">
            <text:p>-231,776</text:p>
          </table:table-cell>
        </table:table-row>
        <table:table-row table:style-name="ro1">
          <table:table-cell office:value-type="float" office:value="-211.953" calcext:value-type="float">
            <text:p>-211,953</text:p>
          </table:table-cell>
          <table:table-cell office:value-type="float" office:value="-181.218" calcext:value-type="float">
            <text:p>-181,218</text:p>
          </table:table-cell>
          <table:table-cell office:value-type="float" office:value="-185.248" calcext:value-type="float">
            <text:p>-185,248</text:p>
          </table:table-cell>
          <table:table-cell office:value-type="float" office:value="-181.474" calcext:value-type="float">
            <text:p>-181,474</text:p>
          </table:table-cell>
          <table:table-cell office:value-type="float" office:value="-243.999" calcext:value-type="float">
            <text:p>-243,999</text:p>
          </table:table-cell>
        </table:table-row>
        <table:table-row table:style-name="ro1">
          <table:table-cell office:value-type="float" office:value="-211.99" calcext:value-type="float">
            <text:p>-211,99</text:p>
          </table:table-cell>
          <table:table-cell office:value-type="float" office:value="-186.375" calcext:value-type="float">
            <text:p>-186,375</text:p>
          </table:table-cell>
          <table:table-cell office:value-type="float" office:value="-171.924" calcext:value-type="float">
            <text:p>-171,924</text:p>
          </table:table-cell>
          <table:table-cell office:value-type="float" office:value="-188.904" calcext:value-type="float">
            <text:p>-188,904</text:p>
          </table:table-cell>
          <table:table-cell office:value-type="float" office:value="-249.653" calcext:value-type="float">
            <text:p>-249,653</text:p>
          </table:table-cell>
        </table:table-row>
        <table:table-row table:style-name="ro1">
          <table:table-cell office:value-type="float" office:value="-225.714" calcext:value-type="float">
            <text:p>-225,714</text:p>
          </table:table-cell>
          <table:table-cell office:value-type="float" office:value="-178.813" calcext:value-type="float">
            <text:p>-178,813</text:p>
          </table:table-cell>
          <table:table-cell office:value-type="float" office:value="-171.353" calcext:value-type="float">
            <text:p>-171,353</text:p>
          </table:table-cell>
          <table:table-cell office:value-type="float" office:value="-155.615" calcext:value-type="float">
            <text:p>-155,615</text:p>
          </table:table-cell>
          <table:table-cell office:value-type="float" office:value="-221.802" calcext:value-type="float">
            <text:p>-221,802</text:p>
          </table:table-cell>
        </table:table-row>
        <table:table-row table:style-name="ro1">
          <table:table-cell office:value-type="float" office:value="-211.539" calcext:value-type="float">
            <text:p>-211,539</text:p>
          </table:table-cell>
          <table:table-cell office:value-type="float" office:value="-177.691" calcext:value-type="float">
            <text:p>-177,691</text:p>
          </table:table-cell>
          <table:table-cell office:value-type="float" office:value="-188.569" calcext:value-type="float">
            <text:p>-188,569</text:p>
          </table:table-cell>
          <table:table-cell office:value-type="float" office:value="-161.426" calcext:value-type="float">
            <text:p>-161,426</text:p>
          </table:table-cell>
          <table:table-cell office:value-type="float" office:value="-240.293" calcext:value-type="float">
            <text:p>-240,293</text:p>
          </table:table-cell>
        </table:table-row>
        <table:table-row table:style-name="ro1">
          <table:table-cell office:value-type="float" office:value="-225.741" calcext:value-type="float">
            <text:p>-225,741</text:p>
          </table:table-cell>
          <table:table-cell office:value-type="float" office:value="-206.904" calcext:value-type="float">
            <text:p>-206,904</text:p>
          </table:table-cell>
          <table:table-cell office:value-type="float" office:value="-184.509" calcext:value-type="float">
            <text:p>-184,509</text:p>
          </table:table-cell>
          <table:table-cell office:value-type="float" office:value="-187.419" calcext:value-type="float">
            <text:p>-187,419</text:p>
          </table:table-cell>
          <table:table-cell office:value-type="float" office:value="-245.112" calcext:value-type="float">
            <text:p>-245,112</text:p>
          </table:table-cell>
        </table:table-row>
        <table:table-row table:style-name="ro1">
          <table:table-cell office:value-type="float" office:value="-215.191" calcext:value-type="float">
            <text:p>-215,191</text:p>
          </table:table-cell>
          <table:table-cell office:value-type="float" office:value="-192.471" calcext:value-type="float">
            <text:p>-192,471</text:p>
          </table:table-cell>
          <table:table-cell office:value-type="float" office:value="-184.657" calcext:value-type="float">
            <text:p>-184,657</text:p>
          </table:table-cell>
          <table:table-cell office:value-type="float" office:value="-189.952" calcext:value-type="float">
            <text:p>-189,952</text:p>
          </table:table-cell>
          <table:table-cell office:value-type="float" office:value="-210.427" calcext:value-type="float">
            <text:p>-210,427</text:p>
          </table:table-cell>
        </table:table-row>
        <table:table-row table:style-name="ro1">
          <table:table-cell office:value-type="float" office:value="-210.311" calcext:value-type="float">
            <text:p>-210,311</text:p>
          </table:table-cell>
          <table:table-cell office:value-type="float" office:value="-206.613" calcext:value-type="float">
            <text:p>-206,613</text:p>
          </table:table-cell>
          <table:table-cell office:value-type="float" office:value="-177.116" calcext:value-type="float">
            <text:p>-177,116</text:p>
          </table:table-cell>
          <table:table-cell office:value-type="float" office:value="-183.375" calcext:value-type="float">
            <text:p>-183,375</text:p>
          </table:table-cell>
          <table:table-cell office:value-type="float" office:value="-232.183" calcext:value-type="float">
            <text:p>-232,183</text:p>
          </table:table-cell>
        </table:table-row>
        <table:table-row table:style-name="ro1">
          <table:table-cell office:value-type="float" office:value="-217.941" calcext:value-type="float">
            <text:p>-217,941</text:p>
          </table:table-cell>
          <table:table-cell office:value-type="float" office:value="-181.842" calcext:value-type="float">
            <text:p>-181,842</text:p>
          </table:table-cell>
          <table:table-cell office:value-type="float" office:value="-181.123" calcext:value-type="float">
            <text:p>-181,123</text:p>
          </table:table-cell>
          <table:table-cell office:value-type="float" office:value="-163.202" calcext:value-type="float">
            <text:p>-163,202</text:p>
          </table:table-cell>
          <table:table-cell office:value-type="float" office:value="-224.764" calcext:value-type="float">
            <text:p>-224,764</text:p>
          </table:table-cell>
        </table:table-row>
        <table:table-row table:style-name="ro1">
          <table:table-cell office:value-type="float" office:value="-220.154" calcext:value-type="float">
            <text:p>-220,154</text:p>
          </table:table-cell>
          <table:table-cell office:value-type="float" office:value="-196.323" calcext:value-type="float">
            <text:p>-196,323</text:p>
          </table:table-cell>
          <table:table-cell office:value-type="float" office:value="-176.982" calcext:value-type="float">
            <text:p>-176,982</text:p>
          </table:table-cell>
          <table:table-cell office:value-type="float" office:value="-171.724" calcext:value-type="float">
            <text:p>-171,724</text:p>
          </table:table-cell>
          <table:table-cell office:value-type="float" office:value="-227.197" calcext:value-type="float">
            <text:p>-227,197</text:p>
          </table:table-cell>
        </table:table-row>
      </table:table>
      <table:table table:name="hetdim3_nwat_mmgbsa_combined" table:style-name="ta1">
        <table:table-column table:style-name="co5" table:number-columns-repeated="5" table:default-cell-style-name="Default"/>
        <table:table-row table:style-name="ro1">
          <table:table-cell office:value-type="float" office:value="-173.713" calcext:value-type="float">
            <text:p>-173,713</text:p>
          </table:table-cell>
          <table:table-cell office:value-type="float" office:value="-153.52" calcext:value-type="float">
            <text:p>-153,52</text:p>
          </table:table-cell>
          <table:table-cell office:value-type="float" office:value="-237.559" calcext:value-type="float">
            <text:p>-237,559</text:p>
          </table:table-cell>
          <table:table-cell office:value-type="float" office:value="-229.714" calcext:value-type="float">
            <text:p>-229,714</text:p>
          </table:table-cell>
          <table:table-cell office:value-type="float" office:value="-180.959" calcext:value-type="float">
            <text:p>-180,959</text:p>
          </table:table-cell>
        </table:table-row>
        <table:table-row table:style-name="ro1">
          <table:table-cell office:value-type="float" office:value="-179.167" calcext:value-type="float">
            <text:p>-179,167</text:p>
          </table:table-cell>
          <table:table-cell office:value-type="float" office:value="-180.98" calcext:value-type="float">
            <text:p>-180,98</text:p>
          </table:table-cell>
          <table:table-cell office:value-type="float" office:value="-238.235" calcext:value-type="float">
            <text:p>-238,235</text:p>
          </table:table-cell>
          <table:table-cell office:value-type="float" office:value="-221.195" calcext:value-type="float">
            <text:p>-221,195</text:p>
          </table:table-cell>
          <table:table-cell office:value-type="float" office:value="-180.467" calcext:value-type="float">
            <text:p>-180,467</text:p>
          </table:table-cell>
        </table:table-row>
        <table:table-row table:style-name="ro1">
          <table:table-cell office:value-type="float" office:value="-185.347" calcext:value-type="float">
            <text:p>-185,347</text:p>
          </table:table-cell>
          <table:table-cell office:value-type="float" office:value="-188.685" calcext:value-type="float">
            <text:p>-188,685</text:p>
          </table:table-cell>
          <table:table-cell office:value-type="float" office:value="-229.293" calcext:value-type="float">
            <text:p>-229,293</text:p>
          </table:table-cell>
          <table:table-cell office:value-type="float" office:value="-216.508" calcext:value-type="float">
            <text:p>-216,508</text:p>
          </table:table-cell>
          <table:table-cell office:value-type="float" office:value="-188.173" calcext:value-type="float">
            <text:p>-188,173</text:p>
          </table:table-cell>
        </table:table-row>
        <table:table-row table:style-name="ro1">
          <table:table-cell office:value-type="float" office:value="-195.903" calcext:value-type="float">
            <text:p>-195,903</text:p>
          </table:table-cell>
          <table:table-cell office:value-type="float" office:value="-175.906" calcext:value-type="float">
            <text:p>-175,906</text:p>
          </table:table-cell>
          <table:table-cell office:value-type="float" office:value="-244.157" calcext:value-type="float">
            <text:p>-244,157</text:p>
          </table:table-cell>
          <table:table-cell office:value-type="float" office:value="-221.198" calcext:value-type="float">
            <text:p>-221,198</text:p>
          </table:table-cell>
          <table:table-cell office:value-type="float" office:value="-205.475" calcext:value-type="float">
            <text:p>-205,475</text:p>
          </table:table-cell>
        </table:table-row>
        <table:table-row table:style-name="ro1">
          <table:table-cell office:value-type="float" office:value="-188.054" calcext:value-type="float">
            <text:p>-188,054</text:p>
          </table:table-cell>
          <table:table-cell office:value-type="float" office:value="-167.19" calcext:value-type="float">
            <text:p>-167,19</text:p>
          </table:table-cell>
          <table:table-cell office:value-type="float" office:value="-245.573" calcext:value-type="float">
            <text:p>-245,573</text:p>
          </table:table-cell>
          <table:table-cell office:value-type="float" office:value="-218.27" calcext:value-type="float">
            <text:p>-218,27</text:p>
          </table:table-cell>
          <table:table-cell office:value-type="float" office:value="-194.654" calcext:value-type="float">
            <text:p>-194,654</text:p>
          </table:table-cell>
        </table:table-row>
        <table:table-row table:style-name="ro1">
          <table:table-cell office:value-type="float" office:value="-186.207" calcext:value-type="float">
            <text:p>-186,207</text:p>
          </table:table-cell>
          <table:table-cell office:value-type="float" office:value="-159.556" calcext:value-type="float">
            <text:p>-159,556</text:p>
          </table:table-cell>
          <table:table-cell office:value-type="float" office:value="-260.445" calcext:value-type="float">
            <text:p>-260,445</text:p>
          </table:table-cell>
          <table:table-cell office:value-type="float" office:value="-226.264" calcext:value-type="float">
            <text:p>-226,264</text:p>
          </table:table-cell>
          <table:table-cell office:value-type="float" office:value="-166.314" calcext:value-type="float">
            <text:p>-166,314</text:p>
          </table:table-cell>
        </table:table-row>
        <table:table-row table:style-name="ro1">
          <table:table-cell office:value-type="float" office:value="-198.024" calcext:value-type="float">
            <text:p>-198,024</text:p>
          </table:table-cell>
          <table:table-cell office:value-type="float" office:value="-172.824" calcext:value-type="float">
            <text:p>-172,824</text:p>
          </table:table-cell>
          <table:table-cell office:value-type="float" office:value="-253.28" calcext:value-type="float">
            <text:p>-253,28</text:p>
          </table:table-cell>
          <table:table-cell office:value-type="float" office:value="-218.415" calcext:value-type="float">
            <text:p>-218,415</text:p>
          </table:table-cell>
          <table:table-cell office:value-type="float" office:value="-186.414" calcext:value-type="float">
            <text:p>-186,414</text:p>
          </table:table-cell>
        </table:table-row>
        <table:table-row table:style-name="ro1">
          <table:table-cell office:value-type="float" office:value="-201.455" calcext:value-type="float">
            <text:p>-201,455</text:p>
          </table:table-cell>
          <table:table-cell office:value-type="float" office:value="-174.242" calcext:value-type="float">
            <text:p>-174,242</text:p>
          </table:table-cell>
          <table:table-cell office:value-type="float" office:value="-262.211" calcext:value-type="float">
            <text:p>-262,211</text:p>
          </table:table-cell>
          <table:table-cell office:value-type="float" office:value="-256.716" calcext:value-type="float">
            <text:p>-256,716</text:p>
          </table:table-cell>
          <table:table-cell office:value-type="float" office:value="-191.178" calcext:value-type="float">
            <text:p>-191,178</text:p>
          </table:table-cell>
        </table:table-row>
        <table:table-row table:style-name="ro1">
          <table:table-cell office:value-type="float" office:value="-190.295" calcext:value-type="float">
            <text:p>-190,295</text:p>
          </table:table-cell>
          <table:table-cell office:value-type="float" office:value="-181.611" calcext:value-type="float">
            <text:p>-181,611</text:p>
          </table:table-cell>
          <table:table-cell office:value-type="float" office:value="-271.883" calcext:value-type="float">
            <text:p>-271,883</text:p>
          </table:table-cell>
          <table:table-cell office:value-type="float" office:value="-238.332" calcext:value-type="float">
            <text:p>-238,332</text:p>
          </table:table-cell>
          <table:table-cell office:value-type="float" office:value="-209.011" calcext:value-type="float">
            <text:p>-209,011</text:p>
          </table:table-cell>
        </table:table-row>
        <table:table-row table:style-name="ro1">
          <table:table-cell office:value-type="float" office:value="-189.979" calcext:value-type="float">
            <text:p>-189,979</text:p>
          </table:table-cell>
          <table:table-cell office:value-type="float" office:value="-177.76" calcext:value-type="float">
            <text:p>-177,76</text:p>
          </table:table-cell>
          <table:table-cell office:value-type="float" office:value="-252.031" calcext:value-type="float">
            <text:p>-252,031</text:p>
          </table:table-cell>
          <table:table-cell office:value-type="float" office:value="-217.805" calcext:value-type="float">
            <text:p>-217,805</text:p>
          </table:table-cell>
          <table:table-cell office:value-type="float" office:value="-172.131" calcext:value-type="float">
            <text:p>-172,131</text:p>
          </table:table-cell>
        </table:table-row>
        <table:table-row table:style-name="ro1">
          <table:table-cell office:value-type="float" office:value="-202.636" calcext:value-type="float">
            <text:p>-202,636</text:p>
          </table:table-cell>
          <table:table-cell office:value-type="float" office:value="-156.827" calcext:value-type="float">
            <text:p>-156,827</text:p>
          </table:table-cell>
          <table:table-cell office:value-type="float" office:value="-265.218" calcext:value-type="float">
            <text:p>-265,218</text:p>
          </table:table-cell>
          <table:table-cell office:value-type="float" office:value="-220.825" calcext:value-type="float">
            <text:p>-220,825</text:p>
          </table:table-cell>
          <table:table-cell office:value-type="float" office:value="-173.696" calcext:value-type="float">
            <text:p>-173,696</text:p>
          </table:table-cell>
        </table:table-row>
        <table:table-row table:style-name="ro1">
          <table:table-cell office:value-type="float" office:value="-187.621" calcext:value-type="float">
            <text:p>-187,621</text:p>
          </table:table-cell>
          <table:table-cell office:value-type="float" office:value="-173.556" calcext:value-type="float">
            <text:p>-173,556</text:p>
          </table:table-cell>
          <table:table-cell office:value-type="float" office:value="-236.025" calcext:value-type="float">
            <text:p>-236,025</text:p>
          </table:table-cell>
          <table:table-cell office:value-type="float" office:value="-231.148" calcext:value-type="float">
            <text:p>-231,148</text:p>
          </table:table-cell>
          <table:table-cell office:value-type="float" office:value="-204.267" calcext:value-type="float">
            <text:p>-204,267</text:p>
          </table:table-cell>
        </table:table-row>
        <table:table-row table:style-name="ro1">
          <table:table-cell office:value-type="float" office:value="-184.126" calcext:value-type="float">
            <text:p>-184,126</text:p>
          </table:table-cell>
          <table:table-cell office:value-type="float" office:value="-163.994" calcext:value-type="float">
            <text:p>-163,994</text:p>
          </table:table-cell>
          <table:table-cell office:value-type="float" office:value="-226.662" calcext:value-type="float">
            <text:p>-226,662</text:p>
          </table:table-cell>
          <table:table-cell office:value-type="float" office:value="-224.137" calcext:value-type="float">
            <text:p>-224,137</text:p>
          </table:table-cell>
          <table:table-cell office:value-type="float" office:value="-181.392" calcext:value-type="float">
            <text:p>-181,392</text:p>
          </table:table-cell>
        </table:table-row>
        <table:table-row table:style-name="ro1">
          <table:table-cell office:value-type="float" office:value="-173.125" calcext:value-type="float">
            <text:p>-173,125</text:p>
          </table:table-cell>
          <table:table-cell office:value-type="float" office:value="-158.564" calcext:value-type="float">
            <text:p>-158,564</text:p>
          </table:table-cell>
          <table:table-cell office:value-type="float" office:value="-238.078" calcext:value-type="float">
            <text:p>-238,078</text:p>
          </table:table-cell>
          <table:table-cell office:value-type="float" office:value="-214.796" calcext:value-type="float">
            <text:p>-214,796</text:p>
          </table:table-cell>
          <table:table-cell office:value-type="float" office:value="-165.778" calcext:value-type="float">
            <text:p>-165,778</text:p>
          </table:table-cell>
        </table:table-row>
        <table:table-row table:style-name="ro1">
          <table:table-cell office:value-type="float" office:value="-188.567" calcext:value-type="float">
            <text:p>-188,567</text:p>
          </table:table-cell>
          <table:table-cell office:value-type="float" office:value="-161.586" calcext:value-type="float">
            <text:p>-161,586</text:p>
          </table:table-cell>
          <table:table-cell office:value-type="float" office:value="-262.713" calcext:value-type="float">
            <text:p>-262,713</text:p>
          </table:table-cell>
          <table:table-cell office:value-type="float" office:value="-215.488" calcext:value-type="float">
            <text:p>-215,488</text:p>
          </table:table-cell>
          <table:table-cell office:value-type="float" office:value="-179.914" calcext:value-type="float">
            <text:p>-179,914</text:p>
          </table:table-cell>
        </table:table-row>
        <table:table-row table:style-name="ro1">
          <table:table-cell office:value-type="float" office:value="-185.129" calcext:value-type="float">
            <text:p>-185,129</text:p>
          </table:table-cell>
          <table:table-cell office:value-type="float" office:value="-171.092" calcext:value-type="float">
            <text:p>-171,092</text:p>
          </table:table-cell>
          <table:table-cell office:value-type="float" office:value="-242.458" calcext:value-type="float">
            <text:p>-242,458</text:p>
          </table:table-cell>
          <table:table-cell office:value-type="float" office:value="-228.932" calcext:value-type="float">
            <text:p>-228,932</text:p>
          </table:table-cell>
          <table:table-cell office:value-type="float" office:value="-193.064" calcext:value-type="float">
            <text:p>-193,064</text:p>
          </table:table-cell>
        </table:table-row>
        <table:table-row table:style-name="ro1">
          <table:table-cell office:value-type="float" office:value="-175.947" calcext:value-type="float">
            <text:p>-175,947</text:p>
          </table:table-cell>
          <table:table-cell office:value-type="float" office:value="-177.36" calcext:value-type="float">
            <text:p>-177,36</text:p>
          </table:table-cell>
          <table:table-cell office:value-type="float" office:value="-238.747" calcext:value-type="float">
            <text:p>-238,747</text:p>
          </table:table-cell>
          <table:table-cell office:value-type="float" office:value="-228.475" calcext:value-type="float">
            <text:p>-228,475</text:p>
          </table:table-cell>
          <table:table-cell office:value-type="float" office:value="-214.272" calcext:value-type="float">
            <text:p>-214,272</text:p>
          </table:table-cell>
        </table:table-row>
        <table:table-row table:style-name="ro1">
          <table:table-cell office:value-type="float" office:value="-167.96" calcext:value-type="float">
            <text:p>-167,96</text:p>
          </table:table-cell>
          <table:table-cell office:value-type="float" office:value="-167.473" calcext:value-type="float">
            <text:p>-167,473</text:p>
          </table:table-cell>
          <table:table-cell office:value-type="float" office:value="-232.325" calcext:value-type="float">
            <text:p>-232,325</text:p>
          </table:table-cell>
          <table:table-cell office:value-type="float" office:value="-216.464" calcext:value-type="float">
            <text:p>-216,464</text:p>
          </table:table-cell>
          <table:table-cell office:value-type="float" office:value="-195.053" calcext:value-type="float">
            <text:p>-195,053</text:p>
          </table:table-cell>
        </table:table-row>
        <table:table-row table:style-name="ro1">
          <table:table-cell office:value-type="float" office:value="-183.961" calcext:value-type="float">
            <text:p>-183,961</text:p>
          </table:table-cell>
          <table:table-cell office:value-type="float" office:value="-177.359" calcext:value-type="float">
            <text:p>-177,359</text:p>
          </table:table-cell>
          <table:table-cell office:value-type="float" office:value="-229.619" calcext:value-type="float">
            <text:p>-229,619</text:p>
          </table:table-cell>
          <table:table-cell office:value-type="float" office:value="-243.954" calcext:value-type="float">
            <text:p>-243,954</text:p>
          </table:table-cell>
          <table:table-cell office:value-type="float" office:value="-192.312" calcext:value-type="float">
            <text:p>-192,312</text:p>
          </table:table-cell>
        </table:table-row>
        <table:table-row table:style-name="ro1">
          <table:table-cell office:value-type="float" office:value="-166.504" calcext:value-type="float">
            <text:p>-166,504</text:p>
          </table:table-cell>
          <table:table-cell office:value-type="float" office:value="-193.052" calcext:value-type="float">
            <text:p>-193,052</text:p>
          </table:table-cell>
          <table:table-cell office:value-type="float" office:value="-249.621" calcext:value-type="float">
            <text:p>-249,621</text:p>
          </table:table-cell>
          <table:table-cell office:value-type="float" office:value="-248.427" calcext:value-type="float">
            <text:p>-248,427</text:p>
          </table:table-cell>
          <table:table-cell office:value-type="float" office:value="-183.651" calcext:value-type="float">
            <text:p>-183,651</text:p>
          </table:table-cell>
        </table:table-row>
        <table:table-row table:style-name="ro1">
          <table:table-cell office:value-type="float" office:value="-196.555" calcext:value-type="float">
            <text:p>-196,555</text:p>
          </table:table-cell>
          <table:table-cell office:value-type="float" office:value="-164.514" calcext:value-type="float">
            <text:p>-164,514</text:p>
          </table:table-cell>
          <table:table-cell office:value-type="float" office:value="-230.649" calcext:value-type="float">
            <text:p>-230,649</text:p>
          </table:table-cell>
          <table:table-cell office:value-type="float" office:value="-235.511" calcext:value-type="float">
            <text:p>-235,511</text:p>
          </table:table-cell>
          <table:table-cell office:value-type="float" office:value="-179.403" calcext:value-type="float">
            <text:p>-179,403</text:p>
          </table:table-cell>
        </table:table-row>
        <table:table-row table:style-name="ro1">
          <table:table-cell office:value-type="float" office:value="-175.476" calcext:value-type="float">
            <text:p>-175,476</text:p>
          </table:table-cell>
          <table:table-cell office:value-type="float" office:value="-176.69" calcext:value-type="float">
            <text:p>-176,69</text:p>
          </table:table-cell>
          <table:table-cell office:value-type="float" office:value="-249.356" calcext:value-type="float">
            <text:p>-249,356</text:p>
          </table:table-cell>
          <table:table-cell office:value-type="float" office:value="-232.585" calcext:value-type="float">
            <text:p>-232,585</text:p>
          </table:table-cell>
          <table:table-cell office:value-type="float" office:value="-191.919" calcext:value-type="float">
            <text:p>-191,919</text:p>
          </table:table-cell>
        </table:table-row>
        <table:table-row table:style-name="ro1">
          <table:table-cell office:value-type="float" office:value="-189.774" calcext:value-type="float">
            <text:p>-189,774</text:p>
          </table:table-cell>
          <table:table-cell office:value-type="float" office:value="-185.173" calcext:value-type="float">
            <text:p>-185,173</text:p>
          </table:table-cell>
          <table:table-cell office:value-type="float" office:value="-219.566" calcext:value-type="float">
            <text:p>-219,566</text:p>
          </table:table-cell>
          <table:table-cell office:value-type="float" office:value="-245.297" calcext:value-type="float">
            <text:p>-245,297</text:p>
          </table:table-cell>
          <table:table-cell office:value-type="float" office:value="-171.237" calcext:value-type="float">
            <text:p>-171,237</text:p>
          </table:table-cell>
        </table:table-row>
        <table:table-row table:style-name="ro1">
          <table:table-cell office:value-type="float" office:value="-186.098" calcext:value-type="float">
            <text:p>-186,098</text:p>
          </table:table-cell>
          <table:table-cell office:value-type="float" office:value="-173.379" calcext:value-type="float">
            <text:p>-173,379</text:p>
          </table:table-cell>
          <table:table-cell office:value-type="float" office:value="-209.132" calcext:value-type="float">
            <text:p>-209,132</text:p>
          </table:table-cell>
          <table:table-cell office:value-type="float" office:value="-238.622" calcext:value-type="float">
            <text:p>-238,622</text:p>
          </table:table-cell>
          <table:table-cell office:value-type="float" office:value="-181.816" calcext:value-type="float">
            <text:p>-181,816</text:p>
          </table:table-cell>
        </table:table-row>
        <table:table-row table:style-name="ro1">
          <table:table-cell office:value-type="float" office:value="-185.359" calcext:value-type="float">
            <text:p>-185,359</text:p>
          </table:table-cell>
          <table:table-cell office:value-type="float" office:value="-170.587" calcext:value-type="float">
            <text:p>-170,587</text:p>
          </table:table-cell>
          <table:table-cell office:value-type="float" office:value="-240.631" calcext:value-type="float">
            <text:p>-240,631</text:p>
          </table:table-cell>
          <table:table-cell office:value-type="float" office:value="-222.437" calcext:value-type="float">
            <text:p>-222,437</text:p>
          </table:table-cell>
          <table:table-cell office:value-type="float" office:value="-165.104" calcext:value-type="float">
            <text:p>-165,104</text:p>
          </table:table-cell>
        </table:table-row>
        <table:table-row table:style-name="ro1">
          <table:table-cell office:value-type="float" office:value="-168.038" calcext:value-type="float">
            <text:p>-168,038</text:p>
          </table:table-cell>
          <table:table-cell office:value-type="float" office:value="-169.6" calcext:value-type="float">
            <text:p>-169,6</text:p>
          </table:table-cell>
          <table:table-cell office:value-type="float" office:value="-246.792" calcext:value-type="float">
            <text:p>-246,792</text:p>
          </table:table-cell>
          <table:table-cell office:value-type="float" office:value="-242.887" calcext:value-type="float">
            <text:p>-242,887</text:p>
          </table:table-cell>
          <table:table-cell office:value-type="float" office:value="-182.18" calcext:value-type="float">
            <text:p>-182,18</text:p>
          </table:table-cell>
        </table:table-row>
        <table:table-row table:style-name="ro1">
          <table:table-cell office:value-type="float" office:value="-198.772" calcext:value-type="float">
            <text:p>-198,772</text:p>
          </table:table-cell>
          <table:table-cell office:value-type="float" office:value="-177.987" calcext:value-type="float">
            <text:p>-177,987</text:p>
          </table:table-cell>
          <table:table-cell office:value-type="float" office:value="-206.267" calcext:value-type="float">
            <text:p>-206,267</text:p>
          </table:table-cell>
          <table:table-cell office:value-type="float" office:value="-235.008" calcext:value-type="float">
            <text:p>-235,008</text:p>
          </table:table-cell>
          <table:table-cell office:value-type="float" office:value="-160.01" calcext:value-type="float">
            <text:p>-160,01</text:p>
          </table:table-cell>
        </table:table-row>
        <table:table-row table:style-name="ro1">
          <table:table-cell office:value-type="float" office:value="-173.192" calcext:value-type="float">
            <text:p>-173,192</text:p>
          </table:table-cell>
          <table:table-cell office:value-type="float" office:value="-173.159" calcext:value-type="float">
            <text:p>-173,159</text:p>
          </table:table-cell>
          <table:table-cell office:value-type="float" office:value="-243.128" calcext:value-type="float">
            <text:p>-243,128</text:p>
          </table:table-cell>
          <table:table-cell office:value-type="float" office:value="-217.71" calcext:value-type="float">
            <text:p>-217,71</text:p>
          </table:table-cell>
          <table:table-cell office:value-type="float" office:value="-191.111" calcext:value-type="float">
            <text:p>-191,111</text:p>
          </table:table-cell>
        </table:table-row>
        <table:table-row table:style-name="ro1">
          <table:table-cell office:value-type="float" office:value="-185.53" calcext:value-type="float">
            <text:p>-185,53</text:p>
          </table:table-cell>
          <table:table-cell office:value-type="float" office:value="-184.575" calcext:value-type="float">
            <text:p>-184,575</text:p>
          </table:table-cell>
          <table:table-cell office:value-type="float" office:value="-239.355" calcext:value-type="float">
            <text:p>-239,355</text:p>
          </table:table-cell>
          <table:table-cell office:value-type="float" office:value="-248.032" calcext:value-type="float">
            <text:p>-248,032</text:p>
          </table:table-cell>
          <table:table-cell office:value-type="float" office:value="-162.639" calcext:value-type="float">
            <text:p>-162,639</text:p>
          </table:table-cell>
        </table:table-row>
        <table:table-row table:style-name="ro1">
          <table:table-cell office:value-type="float" office:value="-201.172" calcext:value-type="float">
            <text:p>-201,172</text:p>
          </table:table-cell>
          <table:table-cell office:value-type="float" office:value="-174.387" calcext:value-type="float">
            <text:p>-174,387</text:p>
          </table:table-cell>
          <table:table-cell office:value-type="float" office:value="-242.914" calcext:value-type="float">
            <text:p>-242,914</text:p>
          </table:table-cell>
          <table:table-cell office:value-type="float" office:value="-231.272" calcext:value-type="float">
            <text:p>-231,272</text:p>
          </table:table-cell>
          <table:table-cell office:value-type="float" office:value="-198.641" calcext:value-type="float">
            <text:p>-198,641</text:p>
          </table:table-cell>
        </table:table-row>
        <table:table-row table:style-name="ro1">
          <table:table-cell office:value-type="float" office:value="-183.138" calcext:value-type="float">
            <text:p>-183,138</text:p>
          </table:table-cell>
          <table:table-cell office:value-type="float" office:value="-164.736" calcext:value-type="float">
            <text:p>-164,736</text:p>
          </table:table-cell>
          <table:table-cell office:value-type="float" office:value="-216.317" calcext:value-type="float">
            <text:p>-216,317</text:p>
          </table:table-cell>
          <table:table-cell office:value-type="float" office:value="-230.854" calcext:value-type="float">
            <text:p>-230,854</text:p>
          </table:table-cell>
          <table:table-cell office:value-type="float" office:value="-206.424" calcext:value-type="float">
            <text:p>-206,424</text:p>
          </table:table-cell>
        </table:table-row>
        <table:table-row table:style-name="ro1">
          <table:table-cell office:value-type="float" office:value="-171.699" calcext:value-type="float">
            <text:p>-171,699</text:p>
          </table:table-cell>
          <table:table-cell office:value-type="float" office:value="-178.198" calcext:value-type="float">
            <text:p>-178,198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33.401" calcext:value-type="float">
            <text:p>-233,401</text:p>
          </table:table-cell>
          <table:table-cell office:value-type="float" office:value="-191.313" calcext:value-type="float">
            <text:p>-191,313</text:p>
          </table:table-cell>
        </table:table-row>
        <table:table-row table:style-name="ro1">
          <table:table-cell office:value-type="float" office:value="-184.242" calcext:value-type="float">
            <text:p>-184,242</text:p>
          </table:table-cell>
          <table:table-cell office:value-type="float" office:value="-149.53" calcext:value-type="float">
            <text:p>-149,53</text:p>
          </table:table-cell>
          <table:table-cell office:value-type="float" office:value="-231.928" calcext:value-type="float">
            <text:p>-231,928</text:p>
          </table:table-cell>
          <table:table-cell office:value-type="float" office:value="-229.117" calcext:value-type="float">
            <text:p>-229,117</text:p>
          </table:table-cell>
          <table:table-cell office:value-type="float" office:value="-204.585" calcext:value-type="float">
            <text:p>-204,585</text:p>
          </table:table-cell>
        </table:table-row>
        <table:table-row table:style-name="ro1">
          <table:table-cell office:value-type="float" office:value="-193.109" calcext:value-type="float">
            <text:p>-193,109</text:p>
          </table:table-cell>
          <table:table-cell office:value-type="float" office:value="-183.773" calcext:value-type="float">
            <text:p>-183,773</text:p>
          </table:table-cell>
          <table:table-cell office:value-type="float" office:value="-236.36" calcext:value-type="float">
            <text:p>-236,36</text:p>
          </table:table-cell>
          <table:table-cell office:value-type="float" office:value="-244.639" calcext:value-type="float">
            <text:p>-244,639</text:p>
          </table:table-cell>
          <table:table-cell office:value-type="float" office:value="-212.747" calcext:value-type="float">
            <text:p>-212,747</text:p>
          </table:table-cell>
        </table:table-row>
        <table:table-row table:style-name="ro1">
          <table:table-cell office:value-type="float" office:value="-194.284" calcext:value-type="float">
            <text:p>-194,284</text:p>
          </table:table-cell>
          <table:table-cell office:value-type="float" office:value="-169.287" calcext:value-type="float">
            <text:p>-169,287</text:p>
          </table:table-cell>
          <table:table-cell office:value-type="float" office:value="-238.278" calcext:value-type="float">
            <text:p>-238,278</text:p>
          </table:table-cell>
          <table:table-cell office:value-type="float" office:value="-215.428" calcext:value-type="float">
            <text:p>-215,428</text:p>
          </table:table-cell>
          <table:table-cell office:value-type="float" office:value="-202.188" calcext:value-type="float">
            <text:p>-202,188</text:p>
          </table:table-cell>
        </table:table-row>
        <table:table-row table:style-name="ro1">
          <table:table-cell office:value-type="float" office:value="-207.073" calcext:value-type="float">
            <text:p>-207,073</text:p>
          </table:table-cell>
          <table:table-cell office:value-type="float" office:value="-170.985" calcext:value-type="float">
            <text:p>-170,985</text:p>
          </table:table-cell>
          <table:table-cell office:value-type="float" office:value="-247.548" calcext:value-type="float">
            <text:p>-247,548</text:p>
          </table:table-cell>
          <table:table-cell office:value-type="float" office:value="-211.687" calcext:value-type="float">
            <text:p>-211,687</text:p>
          </table:table-cell>
          <table:table-cell office:value-type="float" office:value="-208.754" calcext:value-type="float">
            <text:p>-208,754</text:p>
          </table:table-cell>
        </table:table-row>
        <table:table-row table:style-name="ro1">
          <table:table-cell office:value-type="float" office:value="-201.261" calcext:value-type="float">
            <text:p>-201,261</text:p>
          </table:table-cell>
          <table:table-cell office:value-type="float" office:value="-168.914" calcext:value-type="float">
            <text:p>-168,914</text:p>
          </table:table-cell>
          <table:table-cell office:value-type="float" office:value="-244.549" calcext:value-type="float">
            <text:p>-244,549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-180.14" calcext:value-type="float">
            <text:p>-180,14</text:p>
          </table:table-cell>
        </table:table-row>
        <table:table-row table:style-name="ro1">
          <table:table-cell office:value-type="float" office:value="-176.897" calcext:value-type="float">
            <text:p>-176,897</text:p>
          </table:table-cell>
          <table:table-cell office:value-type="float" office:value="-163.145" calcext:value-type="float">
            <text:p>-163,145</text:p>
          </table:table-cell>
          <table:table-cell office:value-type="float" office:value="-241.665" calcext:value-type="float">
            <text:p>-241,665</text:p>
          </table:table-cell>
          <table:table-cell office:value-type="float" office:value="-228.153" calcext:value-type="float">
            <text:p>-228,153</text:p>
          </table:table-cell>
          <table:table-cell office:value-type="float" office:value="-197.85" calcext:value-type="float">
            <text:p>-197,85</text:p>
          </table:table-cell>
        </table:table-row>
        <table:table-row table:style-name="ro1">
          <table:table-cell office:value-type="float" office:value="-185.078" calcext:value-type="float">
            <text:p>-185,078</text:p>
          </table:table-cell>
          <table:table-cell office:value-type="float" office:value="-152.95" calcext:value-type="float">
            <text:p>-152,95</text:p>
          </table:table-cell>
          <table:table-cell office:value-type="float" office:value="-222.538" calcext:value-type="float">
            <text:p>-222,538</text:p>
          </table:table-cell>
          <table:table-cell office:value-type="float" office:value="-232.962" calcext:value-type="float">
            <text:p>-232,962</text:p>
          </table:table-cell>
          <table:table-cell office:value-type="float" office:value="-212.008" calcext:value-type="float">
            <text:p>-212,008</text:p>
          </table:table-cell>
        </table:table-row>
        <table:table-row table:style-name="ro1">
          <table:table-cell office:value-type="float" office:value="-173.102" calcext:value-type="float">
            <text:p>-173,102</text:p>
          </table:table-cell>
          <table:table-cell office:value-type="float" office:value="-164.048" calcext:value-type="float">
            <text:p>-164,048</text:p>
          </table:table-cell>
          <table:table-cell office:value-type="float" office:value="-236.424" calcext:value-type="float">
            <text:p>-236,424</text:p>
          </table:table-cell>
          <table:table-cell office:value-type="float" office:value="-249.638" calcext:value-type="float">
            <text:p>-249,638</text:p>
          </table:table-cell>
          <table:table-cell office:value-type="float" office:value="-180.393" calcext:value-type="float">
            <text:p>-180,393</text:p>
          </table:table-cell>
        </table:table-row>
        <table:table-row table:style-name="ro1">
          <table:table-cell office:value-type="float" office:value="-183.828" calcext:value-type="float">
            <text:p>-183,828</text:p>
          </table:table-cell>
          <table:table-cell office:value-type="float" office:value="-191.579" calcext:value-type="float">
            <text:p>-191,579</text:p>
          </table:table-cell>
          <table:table-cell office:value-type="float" office:value="-207.457" calcext:value-type="float">
            <text:p>-207,457</text:p>
          </table:table-cell>
          <table:table-cell office:value-type="float" office:value="-217.203" calcext:value-type="float">
            <text:p>-217,203</text:p>
          </table:table-cell>
          <table:table-cell office:value-type="float" office:value="-205.534" calcext:value-type="float">
            <text:p>-205,534</text:p>
          </table:table-cell>
        </table:table-row>
        <table:table-row table:style-name="ro1">
          <table:table-cell office:value-type="float" office:value="-192.313" calcext:value-type="float">
            <text:p>-192,313</text:p>
          </table:table-cell>
          <table:table-cell office:value-type="float" office:value="-188.755" calcext:value-type="float">
            <text:p>-188,755</text:p>
          </table:table-cell>
          <table:table-cell office:value-type="float" office:value="-215.111" calcext:value-type="float">
            <text:p>-215,111</text:p>
          </table:table-cell>
          <table:table-cell office:value-type="float" office:value="-213.905" calcext:value-type="float">
            <text:p>-213,905</text:p>
          </table:table-cell>
          <table:table-cell office:value-type="float" office:value="-208.085" calcext:value-type="float">
            <text:p>-208,085</text:p>
          </table:table-cell>
        </table:table-row>
        <table:table-row table:style-name="ro1">
          <table:table-cell office:value-type="float" office:value="-199.689" calcext:value-type="float">
            <text:p>-199,689</text:p>
          </table:table-cell>
          <table:table-cell office:value-type="float" office:value="-185.308" calcext:value-type="float">
            <text:p>-185,308</text:p>
          </table:table-cell>
          <table:table-cell office:value-type="float" office:value="-247.491" calcext:value-type="float">
            <text:p>-247,491</text:p>
          </table:table-cell>
          <table:table-cell office:value-type="float" office:value="-232.5" calcext:value-type="float">
            <text:p>-232,5</text:p>
          </table:table-cell>
          <table:table-cell office:value-type="float" office:value="-191.035" calcext:value-type="float">
            <text:p>-191,035</text:p>
          </table:table-cell>
        </table:table-row>
        <table:table-row table:style-name="ro1">
          <table:table-cell office:value-type="float" office:value="-182.299" calcext:value-type="float">
            <text:p>-182,299</text:p>
          </table:table-cell>
          <table:table-cell office:value-type="float" office:value="-180.467" calcext:value-type="float">
            <text:p>-180,467</text:p>
          </table:table-cell>
          <table:table-cell office:value-type="float" office:value="-225.786" calcext:value-type="float">
            <text:p>-225,786</text:p>
          </table:table-cell>
          <table:table-cell office:value-type="float" office:value="-227.607" calcext:value-type="float">
            <text:p>-227,607</text:p>
          </table:table-cell>
          <table:table-cell office:value-type="float" office:value="-195.265" calcext:value-type="float">
            <text:p>-195,265</text:p>
          </table:table-cell>
        </table:table-row>
        <table:table-row table:style-name="ro1">
          <table:table-cell office:value-type="float" office:value="-174.569" calcext:value-type="float">
            <text:p>-174,569</text:p>
          </table:table-cell>
          <table:table-cell office:value-type="float" office:value="-206.698" calcext:value-type="float">
            <text:p>-206,698</text:p>
          </table:table-cell>
          <table:table-cell office:value-type="float" office:value="-261.511" calcext:value-type="float">
            <text:p>-261,511</text:p>
          </table:table-cell>
          <table:table-cell office:value-type="float" office:value="-218.675" calcext:value-type="float">
            <text:p>-218,675</text:p>
          </table:table-cell>
          <table:table-cell office:value-type="float" office:value="-181.944" calcext:value-type="float">
            <text:p>-181,944</text:p>
          </table:table-cell>
        </table:table-row>
        <table:table-row table:style-name="ro1">
          <table:table-cell office:value-type="float" office:value="-172.235" calcext:value-type="float">
            <text:p>-172,235</text:p>
          </table:table-cell>
          <table:table-cell office:value-type="float" office:value="-188.354" calcext:value-type="float">
            <text:p>-188,354</text:p>
          </table:table-cell>
          <table:table-cell office:value-type="float" office:value="-254.566" calcext:value-type="float">
            <text:p>-254,566</text:p>
          </table:table-cell>
          <table:table-cell office:value-type="float" office:value="-227.099" calcext:value-type="float">
            <text:p>-227,099</text:p>
          </table:table-cell>
          <table:table-cell office:value-type="float" office:value="-202.964" calcext:value-type="float">
            <text:p>-202,964</text:p>
          </table:table-cell>
        </table:table-row>
        <table:table-row table:style-name="ro1">
          <table:table-cell office:value-type="float" office:value="-191.006" calcext:value-type="float">
            <text:p>-191,006</text:p>
          </table:table-cell>
          <table:table-cell office:value-type="float" office:value="-174.285" calcext:value-type="float">
            <text:p>-174,285</text:p>
          </table:table-cell>
          <table:table-cell office:value-type="float" office:value="-253.376" calcext:value-type="float">
            <text:p>-253,376</text:p>
          </table:table-cell>
          <table:table-cell office:value-type="float" office:value="-219.773" calcext:value-type="float">
            <text:p>-219,773</text:p>
          </table:table-cell>
          <table:table-cell office:value-type="float" office:value="-188.428" calcext:value-type="float">
            <text:p>-188,428</text:p>
          </table:table-cell>
        </table:table-row>
        <table:table-row table:style-name="ro1">
          <table:table-cell office:value-type="float" office:value="-194.665" calcext:value-type="float">
            <text:p>-194,665</text:p>
          </table:table-cell>
          <table:table-cell office:value-type="float" office:value="-185.34" calcext:value-type="float">
            <text:p>-185,34</text:p>
          </table:table-cell>
          <table:table-cell office:value-type="float" office:value="-245.743" calcext:value-type="float">
            <text:p>-245,743</text:p>
          </table:table-cell>
          <table:table-cell office:value-type="float" office:value="-207.731" calcext:value-type="float">
            <text:p>-207,731</text:p>
          </table:table-cell>
          <table:table-cell office:value-type="float" office:value="-189.656" calcext:value-type="float">
            <text:p>-189,656</text:p>
          </table:table-cell>
        </table:table-row>
        <table:table-row table:style-name="ro1">
          <table:table-cell office:value-type="float" office:value="-186.261" calcext:value-type="float">
            <text:p>-186,261</text:p>
          </table:table-cell>
          <table:table-cell office:value-type="float" office:value="-204.807" calcext:value-type="float">
            <text:p>-204,807</text:p>
          </table:table-cell>
          <table:table-cell office:value-type="float" office:value="-228.525" calcext:value-type="float">
            <text:p>-228,525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191.599" calcext:value-type="float">
            <text:p>-191,599</text:p>
          </table:table-cell>
        </table:table-row>
        <table:table-row table:style-name="ro1">
          <table:table-cell office:value-type="float" office:value="-175.857" calcext:value-type="float">
            <text:p>-175,857</text:p>
          </table:table-cell>
          <table:table-cell office:value-type="float" office:value="-222.429" calcext:value-type="float">
            <text:p>-222,429</text:p>
          </table:table-cell>
          <table:table-cell office:value-type="float" office:value="-267.263" calcext:value-type="float">
            <text:p>-267,263</text:p>
          </table:table-cell>
          <table:table-cell office:value-type="float" office:value="-212.062" calcext:value-type="float">
            <text:p>-212,062</text:p>
          </table:table-cell>
          <table:table-cell office:value-type="float" office:value="-199.571" calcext:value-type="float">
            <text:p>-199,571</text:p>
          </table:table-cell>
        </table:table-row>
        <table:table-row table:style-name="ro1">
          <table:table-cell office:value-type="float" office:value="-157.163" calcext:value-type="float">
            <text:p>-157,163</text:p>
          </table:table-cell>
          <table:table-cell office:value-type="float" office:value="-182.384" calcext:value-type="float">
            <text:p>-182,384</text:p>
          </table:table-cell>
          <table:table-cell office:value-type="float" office:value="-259.539" calcext:value-type="float">
            <text:p>-259,539</text:p>
          </table:table-cell>
          <table:table-cell office:value-type="float" office:value="-206.002" calcext:value-type="float">
            <text:p>-206,002</text:p>
          </table:table-cell>
          <table:table-cell office:value-type="float" office:value="-194.164" calcext:value-type="float">
            <text:p>-194,164</text:p>
          </table:table-cell>
        </table:table-row>
        <table:table-row table:style-name="ro1">
          <table:table-cell office:value-type="float" office:value="-178.875" calcext:value-type="float">
            <text:p>-178,875</text:p>
          </table:table-cell>
          <table:table-cell office:value-type="float" office:value="-202.261" calcext:value-type="float">
            <text:p>-202,261</text:p>
          </table:table-cell>
          <table:table-cell office:value-type="float" office:value="-258.653" calcext:value-type="float">
            <text:p>-258,653</text:p>
          </table:table-cell>
          <table:table-cell office:value-type="float" office:value="-224.918" calcext:value-type="float">
            <text:p>-224,918</text:p>
          </table:table-cell>
          <table:table-cell office:value-type="float" office:value="-192.539" calcext:value-type="float">
            <text:p>-192,539</text:p>
          </table:table-cell>
        </table:table-row>
        <table:table-row table:style-name="ro1">
          <table:table-cell office:value-type="float" office:value="-181.58" calcext:value-type="float">
            <text:p>-181,58</text:p>
          </table:table-cell>
          <table:table-cell office:value-type="float" office:value="-198.891" calcext:value-type="float">
            <text:p>-198,891</text:p>
          </table:table-cell>
          <table:table-cell office:value-type="float" office:value="-250.139" calcext:value-type="float">
            <text:p>-250,139</text:p>
          </table:table-cell>
          <table:table-cell office:value-type="float" office:value="-228.073" calcext:value-type="float">
            <text:p>-228,073</text:p>
          </table:table-cell>
          <table:table-cell office:value-type="float" office:value="-190.178" calcext:value-type="float">
            <text:p>-190,178</text:p>
          </table:table-cell>
        </table:table-row>
        <table:table-row table:style-name="ro1">
          <table:table-cell office:value-type="float" office:value="-190.282" calcext:value-type="float">
            <text:p>-190,282</text:p>
          </table:table-cell>
          <table:table-cell office:value-type="float" office:value="-211.886" calcext:value-type="float">
            <text:p>-211,886</text:p>
          </table:table-cell>
          <table:table-cell office:value-type="float" office:value="-259.136" calcext:value-type="float">
            <text:p>-259,136</text:p>
          </table:table-cell>
          <table:table-cell office:value-type="float" office:value="-215" calcext:value-type="float">
            <text:p>-215</text:p>
          </table:table-cell>
          <table:table-cell office:value-type="float" office:value="-196.525" calcext:value-type="float">
            <text:p>-196,525</text:p>
          </table:table-cell>
        </table:table-row>
        <table:table-row table:style-name="ro1">
          <table:table-cell office:value-type="float" office:value="-188.82" calcext:value-type="float">
            <text:p>-188,82</text:p>
          </table:table-cell>
          <table:table-cell office:value-type="float" office:value="-203.129" calcext:value-type="float">
            <text:p>-203,129</text:p>
          </table:table-cell>
          <table:table-cell office:value-type="float" office:value="-248.148" calcext:value-type="float">
            <text:p>-248,148</text:p>
          </table:table-cell>
          <table:table-cell office:value-type="float" office:value="-221.217" calcext:value-type="float">
            <text:p>-221,217</text:p>
          </table:table-cell>
          <table:table-cell office:value-type="float" office:value="-181.768" calcext:value-type="float">
            <text:p>-181,768</text:p>
          </table:table-cell>
        </table:table-row>
        <table:table-row table:style-name="ro1">
          <table:table-cell office:value-type="float" office:value="-179.581" calcext:value-type="float">
            <text:p>-179,581</text:p>
          </table:table-cell>
          <table:table-cell office:value-type="float" office:value="-198.222" calcext:value-type="float">
            <text:p>-198,222</text:p>
          </table:table-cell>
          <table:table-cell office:value-type="float" office:value="-257.328" calcext:value-type="float">
            <text:p>-257,328</text:p>
          </table:table-cell>
          <table:table-cell office:value-type="float" office:value="-213.055" calcext:value-type="float">
            <text:p>-213,055</text:p>
          </table:table-cell>
          <table:table-cell office:value-type="float" office:value="-190.531" calcext:value-type="float">
            <text:p>-190,531</text:p>
          </table:table-cell>
        </table:table-row>
        <table:table-row table:style-name="ro1">
          <table:table-cell office:value-type="float" office:value="-191.912" calcext:value-type="float">
            <text:p>-191,912</text:p>
          </table:table-cell>
          <table:table-cell office:value-type="float" office:value="-197.72" calcext:value-type="float">
            <text:p>-197,72</text:p>
          </table:table-cell>
          <table:table-cell office:value-type="float" office:value="-246.202" calcext:value-type="float">
            <text:p>-246,202</text:p>
          </table:table-cell>
          <table:table-cell office:value-type="float" office:value="-207.568" calcext:value-type="float">
            <text:p>-207,568</text:p>
          </table:table-cell>
          <table:table-cell office:value-type="float" office:value="-189.975" calcext:value-type="float">
            <text:p>-189,975</text:p>
          </table:table-cell>
        </table:table-row>
        <table:table-row table:style-name="ro1">
          <table:table-cell office:value-type="float" office:value="-183.31" calcext:value-type="float">
            <text:p>-183,31</text:p>
          </table:table-cell>
          <table:table-cell office:value-type="float" office:value="-182.691" calcext:value-type="float">
            <text:p>-182,691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-224.481" calcext:value-type="float">
            <text:p>-224,481</text:p>
          </table:table-cell>
          <table:table-cell office:value-type="float" office:value="-183.063" calcext:value-type="float">
            <text:p>-183,063</text:p>
          </table:table-cell>
        </table:table-row>
        <table:table-row table:style-name="ro1">
          <table:table-cell office:value-type="float" office:value="-176.111" calcext:value-type="float">
            <text:p>-176,111</text:p>
          </table:table-cell>
          <table:table-cell office:value-type="float" office:value="-184.375" calcext:value-type="float">
            <text:p>-184,375</text:p>
          </table:table-cell>
          <table:table-cell office:value-type="float" office:value="-250.652" calcext:value-type="float">
            <text:p>-250,652</text:p>
          </table:table-cell>
          <table:table-cell office:value-type="float" office:value="-226.304" calcext:value-type="float">
            <text:p>-226,304</text:p>
          </table:table-cell>
          <table:table-cell office:value-type="float" office:value="-172.007" calcext:value-type="float">
            <text:p>-172,007</text:p>
          </table:table-cell>
        </table:table-row>
        <table:table-row table:style-name="ro1">
          <table:table-cell office:value-type="float" office:value="-201.379" calcext:value-type="float">
            <text:p>-201,379</text:p>
          </table:table-cell>
          <table:table-cell office:value-type="float" office:value="-197.784" calcext:value-type="float">
            <text:p>-197,784</text:p>
          </table:table-cell>
          <table:table-cell office:value-type="float" office:value="-238.882" calcext:value-type="float">
            <text:p>-238,882</text:p>
          </table:table-cell>
          <table:table-cell office:value-type="float" office:value="-215.38" calcext:value-type="float">
            <text:p>-215,38</text:p>
          </table:table-cell>
          <table:table-cell office:value-type="float" office:value="-185.085" calcext:value-type="float">
            <text:p>-185,085</text:p>
          </table:table-cell>
        </table:table-row>
        <table:table-row table:style-name="ro1">
          <table:table-cell office:value-type="float" office:value="-193.94" calcext:value-type="float">
            <text:p>-193,94</text:p>
          </table:table-cell>
          <table:table-cell office:value-type="float" office:value="-192.588" calcext:value-type="float">
            <text:p>-192,588</text:p>
          </table:table-cell>
          <table:table-cell office:value-type="float" office:value="-240.708" calcext:value-type="float">
            <text:p>-240,708</text:p>
          </table:table-cell>
          <table:table-cell office:value-type="float" office:value="-225.073" calcext:value-type="float">
            <text:p>-225,073</text:p>
          </table:table-cell>
          <table:table-cell office:value-type="float" office:value="-181.167" calcext:value-type="float">
            <text:p>-181,167</text:p>
          </table:table-cell>
        </table:table-row>
        <table:table-row table:style-name="ro1">
          <table:table-cell office:value-type="float" office:value="-189.125" calcext:value-type="float">
            <text:p>-189,125</text:p>
          </table:table-cell>
          <table:table-cell office:value-type="float" office:value="-195.012" calcext:value-type="float">
            <text:p>-195,012</text:p>
          </table:table-cell>
          <table:table-cell office:value-type="float" office:value="-231.237" calcext:value-type="float">
            <text:p>-231,237</text:p>
          </table:table-cell>
          <table:table-cell office:value-type="float" office:value="-208.267" calcext:value-type="float">
            <text:p>-208,267</text:p>
          </table:table-cell>
          <table:table-cell office:value-type="float" office:value="-186.166" calcext:value-type="float">
            <text:p>-186,166</text:p>
          </table:table-cell>
        </table:table-row>
        <table:table-row table:style-name="ro1">
          <table:table-cell office:value-type="float" office:value="-205.552" calcext:value-type="float">
            <text:p>-205,552</text:p>
          </table:table-cell>
          <table:table-cell office:value-type="float" office:value="-199.132" calcext:value-type="float">
            <text:p>-199,132</text:p>
          </table:table-cell>
          <table:table-cell office:value-type="float" office:value="-252.45" calcext:value-type="float">
            <text:p>-252,45</text:p>
          </table:table-cell>
          <table:table-cell office:value-type="float" office:value="-226.476" calcext:value-type="float">
            <text:p>-226,476</text:p>
          </table:table-cell>
          <table:table-cell office:value-type="float" office:value="-179.411" calcext:value-type="float">
            <text:p>-179,411</text:p>
          </table:table-cell>
        </table:table-row>
        <table:table-row table:style-name="ro1">
          <table:table-cell office:value-type="float" office:value="-207.921" calcext:value-type="float">
            <text:p>-207,921</text:p>
          </table:table-cell>
          <table:table-cell office:value-type="float" office:value="-190.645" calcext:value-type="float">
            <text:p>-190,645</text:p>
          </table:table-cell>
          <table:table-cell office:value-type="float" office:value="-252.67" calcext:value-type="float">
            <text:p>-252,67</text:p>
          </table:table-cell>
          <table:table-cell office:value-type="float" office:value="-218.589" calcext:value-type="float">
            <text:p>-218,589</text:p>
          </table:table-cell>
          <table:table-cell office:value-type="float" office:value="-183.702" calcext:value-type="float">
            <text:p>-183,702</text:p>
          </table:table-cell>
        </table:table-row>
        <table:table-row table:style-name="ro1">
          <table:table-cell office:value-type="float" office:value="-212.972" calcext:value-type="float">
            <text:p>-212,972</text:p>
          </table:table-cell>
          <table:table-cell office:value-type="float" office:value="-196.929" calcext:value-type="float">
            <text:p>-196,929</text:p>
          </table:table-cell>
          <table:table-cell office:value-type="float" office:value="-251.29" calcext:value-type="float">
            <text:p>-251,29</text:p>
          </table:table-cell>
          <table:table-cell office:value-type="float" office:value="-211.593" calcext:value-type="float">
            <text:p>-211,593</text:p>
          </table:table-cell>
          <table:table-cell office:value-type="float" office:value="-195.281" calcext:value-type="float">
            <text:p>-195,281</text:p>
          </table:table-cell>
        </table:table-row>
        <table:table-row table:style-name="ro1">
          <table:table-cell office:value-type="float" office:value="-204.916" calcext:value-type="float">
            <text:p>-204,916</text:p>
          </table:table-cell>
          <table:table-cell office:value-type="float" office:value="-199.716" calcext:value-type="float">
            <text:p>-199,716</text:p>
          </table:table-cell>
          <table:table-cell office:value-type="float" office:value="-261.883" calcext:value-type="float">
            <text:p>-261,883</text:p>
          </table:table-cell>
          <table:table-cell office:value-type="float" office:value="-220.657" calcext:value-type="float">
            <text:p>-220,657</text:p>
          </table:table-cell>
          <table:table-cell office:value-type="float" office:value="-193.468" calcext:value-type="float">
            <text:p>-193,468</text:p>
          </table:table-cell>
        </table:table-row>
        <table:table-row table:style-name="ro1">
          <table:table-cell office:value-type="float" office:value="-192.539" calcext:value-type="float">
            <text:p>-192,539</text:p>
          </table:table-cell>
          <table:table-cell office:value-type="float" office:value="-176.601" calcext:value-type="float">
            <text:p>-176,601</text:p>
          </table:table-cell>
          <table:table-cell office:value-type="float" office:value="-251.443" calcext:value-type="float">
            <text:p>-251,443</text:p>
          </table:table-cell>
          <table:table-cell office:value-type="float" office:value="-219.601" calcext:value-type="float">
            <text:p>-219,601</text:p>
          </table:table-cell>
          <table:table-cell office:value-type="float" office:value="-186.534" calcext:value-type="float">
            <text:p>-186,534</text:p>
          </table:table-cell>
        </table:table-row>
        <table:table-row table:style-name="ro1">
          <table:table-cell office:value-type="float" office:value="-190.277" calcext:value-type="float">
            <text:p>-190,277</text:p>
          </table:table-cell>
          <table:table-cell office:value-type="float" office:value="-193.322" calcext:value-type="float">
            <text:p>-193,322</text:p>
          </table:table-cell>
          <table:table-cell office:value-type="float" office:value="-279.205" calcext:value-type="float">
            <text:p>-279,205</text:p>
          </table:table-cell>
          <table:table-cell office:value-type="float" office:value="-212.907" calcext:value-type="float">
            <text:p>-212,907</text:p>
          </table:table-cell>
          <table:table-cell office:value-type="float" office:value="-182.384" calcext:value-type="float">
            <text:p>-182,384</text:p>
          </table:table-cell>
        </table:table-row>
        <table:table-row table:style-name="ro1">
          <table:table-cell office:value-type="float" office:value="-198.945" calcext:value-type="float">
            <text:p>-198,945</text:p>
          </table:table-cell>
          <table:table-cell office:value-type="float" office:value="-196.182" calcext:value-type="float">
            <text:p>-196,182</text:p>
          </table:table-cell>
          <table:table-cell office:value-type="float" office:value="-259.908" calcext:value-type="float">
            <text:p>-259,908</text:p>
          </table:table-cell>
          <table:table-cell office:value-type="float" office:value="-220.555" calcext:value-type="float">
            <text:p>-220,555</text:p>
          </table:table-cell>
          <table:table-cell office:value-type="float" office:value="-194.004" calcext:value-type="float">
            <text:p>-194,004</text:p>
          </table:table-cell>
        </table:table-row>
        <table:table-row table:style-name="ro1">
          <table:table-cell office:value-type="float" office:value="-194.997" calcext:value-type="float">
            <text:p>-194,997</text:p>
          </table:table-cell>
          <table:table-cell office:value-type="float" office:value="-168.626" calcext:value-type="float">
            <text:p>-168,626</text:p>
          </table:table-cell>
          <table:table-cell office:value-type="float" office:value="-249.412" calcext:value-type="float">
            <text:p>-249,412</text:p>
          </table:table-cell>
          <table:table-cell office:value-type="float" office:value="-208.414" calcext:value-type="float">
            <text:p>-208,414</text:p>
          </table:table-cell>
          <table:table-cell office:value-type="float" office:value="-157" calcext:value-type="float">
            <text:p>-157</text:p>
          </table:table-cell>
        </table:table-row>
        <table:table-row table:style-name="ro1">
          <table:table-cell office:value-type="float" office:value="-197.673" calcext:value-type="float">
            <text:p>-197,673</text:p>
          </table:table-cell>
          <table:table-cell office:value-type="float" office:value="-183.806" calcext:value-type="float">
            <text:p>-183,806</text:p>
          </table:table-cell>
          <table:table-cell office:value-type="float" office:value="-254.352" calcext:value-type="float">
            <text:p>-254,352</text:p>
          </table:table-cell>
          <table:table-cell office:value-type="float" office:value="-213.697" calcext:value-type="float">
            <text:p>-213,697</text:p>
          </table:table-cell>
          <table:table-cell office:value-type="float" office:value="-182.574" calcext:value-type="float">
            <text:p>-182,574</text:p>
          </table:table-cell>
        </table:table-row>
        <table:table-row table:style-name="ro1">
          <table:table-cell office:value-type="float" office:value="-190.568" calcext:value-type="float">
            <text:p>-190,568</text:p>
          </table:table-cell>
          <table:table-cell office:value-type="float" office:value="-179.178" calcext:value-type="float">
            <text:p>-179,178</text:p>
          </table:table-cell>
          <table:table-cell office:value-type="float" office:value="-267.011" calcext:value-type="float">
            <text:p>-267,011</text:p>
          </table:table-cell>
          <table:table-cell office:value-type="float" office:value="-209.923" calcext:value-type="float">
            <text:p>-209,923</text:p>
          </table:table-cell>
          <table:table-cell office:value-type="float" office:value="-197.498" calcext:value-type="float">
            <text:p>-197,498</text:p>
          </table:table-cell>
        </table:table-row>
        <table:table-row table:style-name="ro1">
          <table:table-cell office:value-type="float" office:value="-204.43" calcext:value-type="float">
            <text:p>-204,43</text:p>
          </table:table-cell>
          <table:table-cell office:value-type="float" office:value="-185.993" calcext:value-type="float">
            <text:p>-185,993</text:p>
          </table:table-cell>
          <table:table-cell office:value-type="float" office:value="-232.549" calcext:value-type="float">
            <text:p>-232,549</text:p>
          </table:table-cell>
          <table:table-cell office:value-type="float" office:value="-192.258" calcext:value-type="float">
            <text:p>-192,258</text:p>
          </table:table-cell>
          <table:table-cell office:value-type="float" office:value="-195.551" calcext:value-type="float">
            <text:p>-195,551</text:p>
          </table:table-cell>
        </table:table-row>
        <table:table-row table:style-name="ro1">
          <table:table-cell office:value-type="float" office:value="-220.049" calcext:value-type="float">
            <text:p>-220,049</text:p>
          </table:table-cell>
          <table:table-cell office:value-type="float" office:value="-187.478" calcext:value-type="float">
            <text:p>-187,478</text:p>
          </table:table-cell>
          <table:table-cell office:value-type="float" office:value="-210.272" calcext:value-type="float">
            <text:p>-210,272</text:p>
          </table:table-cell>
          <table:table-cell office:value-type="float" office:value="-225.373" calcext:value-type="float">
            <text:p>-225,373</text:p>
          </table:table-cell>
          <table:table-cell office:value-type="float" office:value="-178.43" calcext:value-type="float">
            <text:p>-178,43</text:p>
          </table:table-cell>
        </table:table-row>
        <table:table-row table:style-name="ro1">
          <table:table-cell office:value-type="float" office:value="-187.487" calcext:value-type="float">
            <text:p>-187,487</text:p>
          </table:table-cell>
          <table:table-cell office:value-type="float" office:value="-192.5" calcext:value-type="float">
            <text:p>-192,5</text:p>
          </table:table-cell>
          <table:table-cell office:value-type="float" office:value="-240.945" calcext:value-type="float">
            <text:p>-240,945</text:p>
          </table:table-cell>
          <table:table-cell office:value-type="float" office:value="-225.687" calcext:value-type="float">
            <text:p>-225,687</text:p>
          </table:table-cell>
          <table:table-cell office:value-type="float" office:value="-181.259" calcext:value-type="float">
            <text:p>-181,259</text:p>
          </table:table-cell>
        </table:table-row>
        <table:table-row table:style-name="ro1">
          <table:table-cell office:value-type="float" office:value="-203.078" calcext:value-type="float">
            <text:p>-203,078</text:p>
          </table:table-cell>
          <table:table-cell office:value-type="float" office:value="-172.465" calcext:value-type="float">
            <text:p>-172,465</text:p>
          </table:table-cell>
          <table:table-cell office:value-type="float" office:value="-236.506" calcext:value-type="float">
            <text:p>-236,506</text:p>
          </table:table-cell>
          <table:table-cell office:value-type="float" office:value="-200.257" calcext:value-type="float">
            <text:p>-200,257</text:p>
          </table:table-cell>
          <table:table-cell office:value-type="float" office:value="-198.767" calcext:value-type="float">
            <text:p>-198,767</text:p>
          </table:table-cell>
        </table:table-row>
        <table:table-row table:style-name="ro1">
          <table:table-cell office:value-type="float" office:value="-193.182" calcext:value-type="float">
            <text:p>-193,182</text:p>
          </table:table-cell>
          <table:table-cell office:value-type="float" office:value="-158.084" calcext:value-type="float">
            <text:p>-158,084</text:p>
          </table:table-cell>
          <table:table-cell office:value-type="float" office:value="-260.856" calcext:value-type="float">
            <text:p>-260,856</text:p>
          </table:table-cell>
          <table:table-cell office:value-type="float" office:value="-212.316" calcext:value-type="float">
            <text:p>-212,316</text:p>
          </table:table-cell>
          <table:table-cell office:value-type="float" office:value="-200.888" calcext:value-type="float">
            <text:p>-200,888</text:p>
          </table:table-cell>
        </table:table-row>
        <table:table-row table:style-name="ro1">
          <table:table-cell office:value-type="float" office:value="-195.166" calcext:value-type="float">
            <text:p>-195,166</text:p>
          </table:table-cell>
          <table:table-cell office:value-type="float" office:value="-156.464" calcext:value-type="float">
            <text:p>-156,464</text:p>
          </table:table-cell>
          <table:table-cell office:value-type="float" office:value="-228.547" calcext:value-type="float">
            <text:p>-228,547</text:p>
          </table:table-cell>
          <table:table-cell office:value-type="float" office:value="-205.8" calcext:value-type="float">
            <text:p>-205,8</text:p>
          </table:table-cell>
          <table:table-cell office:value-type="float" office:value="-188.881" calcext:value-type="float">
            <text:p>-188,881</text:p>
          </table:table-cell>
        </table:table-row>
        <table:table-row table:style-name="ro1">
          <table:table-cell office:value-type="float" office:value="-188.761" calcext:value-type="float">
            <text:p>-188,761</text:p>
          </table:table-cell>
          <table:table-cell office:value-type="float" office:value="-170.724" calcext:value-type="float">
            <text:p>-170,724</text:p>
          </table:table-cell>
          <table:table-cell office:value-type="float" office:value="-243.07" calcext:value-type="float">
            <text:p>-243,07</text:p>
          </table:table-cell>
          <table:table-cell office:value-type="float" office:value="-207.054" calcext:value-type="float">
            <text:p>-207,054</text:p>
          </table:table-cell>
          <table:table-cell office:value-type="float" office:value="-192.338" calcext:value-type="float">
            <text:p>-192,338</text:p>
          </table:table-cell>
        </table:table-row>
        <table:table-row table:style-name="ro1">
          <table:table-cell office:value-type="float" office:value="-207.748" calcext:value-type="float">
            <text:p>-207,748</text:p>
          </table:table-cell>
          <table:table-cell office:value-type="float" office:value="-173.16" calcext:value-type="float">
            <text:p>-173,16</text:p>
          </table:table-cell>
          <table:table-cell office:value-type="float" office:value="-265.338" calcext:value-type="float">
            <text:p>-265,338</text:p>
          </table:table-cell>
          <table:table-cell office:value-type="float" office:value="-211.278" calcext:value-type="float">
            <text:p>-211,278</text:p>
          </table:table-cell>
          <table:table-cell office:value-type="float" office:value="-176.05" calcext:value-type="float">
            <text:p>-176,05</text:p>
          </table:table-cell>
        </table:table-row>
        <table:table-row table:style-name="ro1">
          <table:table-cell office:value-type="float" office:value="-199.782" calcext:value-type="float">
            <text:p>-199,782</text:p>
          </table:table-cell>
          <table:table-cell office:value-type="float" office:value="-195.226" calcext:value-type="float">
            <text:p>-195,226</text:p>
          </table:table-cell>
          <table:table-cell office:value-type="float" office:value="-226.728" calcext:value-type="float">
            <text:p>-226,728</text:p>
          </table:table-cell>
          <table:table-cell office:value-type="float" office:value="-208.821" calcext:value-type="float">
            <text:p>-208,821</text:p>
          </table:table-cell>
          <table:table-cell office:value-type="float" office:value="-180.792" calcext:value-type="float">
            <text:p>-180,792</text:p>
          </table:table-cell>
        </table:table-row>
        <table:table-row table:style-name="ro1">
          <table:table-cell office:value-type="float" office:value="-191.662" calcext:value-type="float">
            <text:p>-191,662</text:p>
          </table:table-cell>
          <table:table-cell office:value-type="float" office:value="-176.457" calcext:value-type="float">
            <text:p>-176,457</text:p>
          </table:table-cell>
          <table:table-cell office:value-type="float" office:value="-231.631" calcext:value-type="float">
            <text:p>-231,631</text:p>
          </table:table-cell>
          <table:table-cell office:value-type="float" office:value="-202.97" calcext:value-type="float">
            <text:p>-202,97</text:p>
          </table:table-cell>
          <table:table-cell office:value-type="float" office:value="-171.42" calcext:value-type="float">
            <text:p>-171,42</text:p>
          </table:table-cell>
        </table:table-row>
        <table:table-row table:style-name="ro1">
          <table:table-cell office:value-type="float" office:value="-190.268" calcext:value-type="float">
            <text:p>-190,268</text:p>
          </table:table-cell>
          <table:table-cell office:value-type="float" office:value="-185.146" calcext:value-type="float">
            <text:p>-185,146</text:p>
          </table:table-cell>
          <table:table-cell office:value-type="float" office:value="-243.342" calcext:value-type="float">
            <text:p>-243,342</text:p>
          </table:table-cell>
          <table:table-cell office:value-type="float" office:value="-203.646" calcext:value-type="float">
            <text:p>-203,646</text:p>
          </table:table-cell>
          <table:table-cell office:value-type="float" office:value="-166.569" calcext:value-type="float">
            <text:p>-166,569</text:p>
          </table:table-cell>
        </table:table-row>
        <table:table-row table:style-name="ro1">
          <table:table-cell office:value-type="float" office:value="-183.567" calcext:value-type="float">
            <text:p>-183,567</text:p>
          </table:table-cell>
          <table:table-cell office:value-type="float" office:value="-200.932" calcext:value-type="float">
            <text:p>-200,932</text:p>
          </table:table-cell>
          <table:table-cell office:value-type="float" office:value="-229.712" calcext:value-type="float">
            <text:p>-229,712</text:p>
          </table:table-cell>
          <table:table-cell office:value-type="float" office:value="-214.428" calcext:value-type="float">
            <text:p>-214,428</text:p>
          </table:table-cell>
          <table:table-cell office:value-type="float" office:value="-178.502" calcext:value-type="float">
            <text:p>-178,502</text:p>
          </table:table-cell>
        </table:table-row>
        <table:table-row table:style-name="ro1">
          <table:table-cell office:value-type="float" office:value="-221.747" calcext:value-type="float">
            <text:p>-221,747</text:p>
          </table:table-cell>
          <table:table-cell office:value-type="float" office:value="-178.955" calcext:value-type="float">
            <text:p>-178,955</text:p>
          </table:table-cell>
          <table:table-cell office:value-type="float" office:value="-264.917" calcext:value-type="float">
            <text:p>-264,917</text:p>
          </table:table-cell>
          <table:table-cell office:value-type="float" office:value="-205.62" calcext:value-type="float">
            <text:p>-205,62</text:p>
          </table:table-cell>
          <table:table-cell office:value-type="float" office:value="-194.949" calcext:value-type="float">
            <text:p>-194,949</text:p>
          </table:table-cell>
        </table:table-row>
        <table:table-row table:style-name="ro1">
          <table:table-cell office:value-type="float" office:value="-197.162" calcext:value-type="float">
            <text:p>-197,162</text:p>
          </table:table-cell>
          <table:table-cell office:value-type="float" office:value="-178.672" calcext:value-type="float">
            <text:p>-178,672</text:p>
          </table:table-cell>
          <table:table-cell office:value-type="float" office:value="-261.995" calcext:value-type="float">
            <text:p>-261,995</text:p>
          </table:table-cell>
          <table:table-cell office:value-type="float" office:value="-210.449" calcext:value-type="float">
            <text:p>-210,449</text:p>
          </table:table-cell>
          <table:table-cell office:value-type="float" office:value="-198.154" calcext:value-type="float">
            <text:p>-198,154</text:p>
          </table:table-cell>
        </table:table-row>
        <table:table-row table:style-name="ro1">
          <table:table-cell office:value-type="float" office:value="-203.056" calcext:value-type="float">
            <text:p>-203,056</text:p>
          </table:table-cell>
          <table:table-cell office:value-type="float" office:value="-145.922" calcext:value-type="float">
            <text:p>-145,922</text:p>
          </table:table-cell>
          <table:table-cell office:value-type="float" office:value="-268.834" calcext:value-type="float">
            <text:p>-268,834</text:p>
          </table:table-cell>
          <table:table-cell office:value-type="float" office:value="-176.938" calcext:value-type="float">
            <text:p>-176,938</text:p>
          </table:table-cell>
          <table:table-cell office:value-type="float" office:value="-191.773" calcext:value-type="float">
            <text:p>-191,773</text:p>
          </table:table-cell>
        </table:table-row>
        <table:table-row table:style-name="ro1">
          <table:table-cell office:value-type="float" office:value="-190.551" calcext:value-type="float">
            <text:p>-190,551</text:p>
          </table:table-cell>
          <table:table-cell office:value-type="float" office:value="-179.235" calcext:value-type="float">
            <text:p>-179,235</text:p>
          </table:table-cell>
          <table:table-cell office:value-type="float" office:value="-239.385" calcext:value-type="float">
            <text:p>-239,385</text:p>
          </table:table-cell>
          <table:table-cell office:value-type="float" office:value="-202.18" calcext:value-type="float">
            <text:p>-202,18</text:p>
          </table:table-cell>
          <table:table-cell office:value-type="float" office:value="-196.581" calcext:value-type="float">
            <text:p>-196,581</text:p>
          </table:table-cell>
        </table:table-row>
        <table:table-row table:style-name="ro1">
          <table:table-cell office:value-type="float" office:value="-174.938" calcext:value-type="float">
            <text:p>-174,938</text:p>
          </table:table-cell>
          <table:table-cell office:value-type="float" office:value="-166.638" calcext:value-type="float">
            <text:p>-166,638</text:p>
          </table:table-cell>
          <table:table-cell office:value-type="float" office:value="-243.588" calcext:value-type="float">
            <text:p>-243,588</text:p>
          </table:table-cell>
          <table:table-cell office:value-type="float" office:value="-194.198" calcext:value-type="float">
            <text:p>-194,198</text:p>
          </table:table-cell>
          <table:table-cell office:value-type="float" office:value="-203.034" calcext:value-type="float">
            <text:p>-203,034</text:p>
          </table:table-cell>
        </table:table-row>
        <table:table-row table:style-name="ro1">
          <table:table-cell office:value-type="float" office:value="-184.952" calcext:value-type="float">
            <text:p>-184,952</text:p>
          </table:table-cell>
          <table:table-cell office:value-type="float" office:value="-201.29" calcext:value-type="float">
            <text:p>-201,29</text:p>
          </table:table-cell>
          <table:table-cell office:value-type="float" office:value="-240.549" calcext:value-type="float">
            <text:p>-240,549</text:p>
          </table:table-cell>
          <table:table-cell office:value-type="float" office:value="-203.88" calcext:value-type="float">
            <text:p>-203,88</text:p>
          </table:table-cell>
          <table:table-cell office:value-type="float" office:value="-208.114" calcext:value-type="float">
            <text:p>-208,114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171.822" calcext:value-type="float">
            <text:p>-171,822</text:p>
          </table:table-cell>
          <table:table-cell office:value-type="float" office:value="-282.66" calcext:value-type="float">
            <text:p>-282,66</text:p>
          </table:table-cell>
          <table:table-cell office:value-type="float" office:value="-195.931" calcext:value-type="float">
            <text:p>-195,931</text:p>
          </table:table-cell>
          <table:table-cell office:value-type="float" office:value="-203.095" calcext:value-type="float">
            <text:p>-203,095</text:p>
          </table:table-cell>
        </table:table-row>
        <table:table-row table:style-name="ro1">
          <table:table-cell office:value-type="float" office:value="-205.052" calcext:value-type="float">
            <text:p>-205,052</text:p>
          </table:table-cell>
          <table:table-cell office:value-type="float" office:value="-193.98" calcext:value-type="float">
            <text:p>-193,98</text:p>
          </table:table-cell>
          <table:table-cell office:value-type="float" office:value="-241.849" calcext:value-type="float">
            <text:p>-241,849</text:p>
          </table:table-cell>
          <table:table-cell office:value-type="float" office:value="-205.001" calcext:value-type="float">
            <text:p>-205,001</text:p>
          </table:table-cell>
          <table:table-cell office:value-type="float" office:value="-216.138" calcext:value-type="float">
            <text:p>-216,138</text:p>
          </table:table-cell>
        </table:table-row>
        <table:table-row table:style-name="ro1">
          <table:table-cell office:value-type="float" office:value="-189.355" calcext:value-type="float">
            <text:p>-189,355</text:p>
          </table:table-cell>
          <table:table-cell office:value-type="float" office:value="-193.65" calcext:value-type="float">
            <text:p>-193,65</text:p>
          </table:table-cell>
          <table:table-cell office:value-type="float" office:value="-258.891" calcext:value-type="float">
            <text:p>-258,891</text:p>
          </table:table-cell>
          <table:table-cell office:value-type="float" office:value="-211.072" calcext:value-type="float">
            <text:p>-211,072</text:p>
          </table:table-cell>
          <table:table-cell office:value-type="float" office:value="-207.776" calcext:value-type="float">
            <text:p>-207,776</text:p>
          </table:table-cell>
        </table:table-row>
        <table:table-row table:style-name="ro1">
          <table:table-cell office:value-type="float" office:value="-193.965" calcext:value-type="float">
            <text:p>-193,965</text:p>
          </table:table-cell>
          <table:table-cell office:value-type="float" office:value="-175.844" calcext:value-type="float">
            <text:p>-175,844</text:p>
          </table:table-cell>
          <table:table-cell office:value-type="float" office:value="-262.639" calcext:value-type="float">
            <text:p>-262,639</text:p>
          </table:table-cell>
          <table:table-cell office:value-type="float" office:value="-227.456" calcext:value-type="float">
            <text:p>-227,456</text:p>
          </table:table-cell>
          <table:table-cell office:value-type="float" office:value="-225.035" calcext:value-type="float">
            <text:p>-225,035</text:p>
          </table:table-cell>
        </table:table-row>
        <table:table-row table:style-name="ro1">
          <table:table-cell office:value-type="float" office:value="-190.355" calcext:value-type="float">
            <text:p>-190,355</text:p>
          </table:table-cell>
          <table:table-cell office:value-type="float" office:value="-190.753" calcext:value-type="float">
            <text:p>-190,753</text:p>
          </table:table-cell>
          <table:table-cell office:value-type="float" office:value="-269.175" calcext:value-type="float">
            <text:p>-269,175</text:p>
          </table:table-cell>
          <table:table-cell office:value-type="float" office:value="-197.249" calcext:value-type="float">
            <text:p>-197,249</text:p>
          </table:table-cell>
          <table:table-cell office:value-type="float" office:value="-221.729" calcext:value-type="float">
            <text:p>-221,729</text:p>
          </table:table-cell>
        </table:table-row>
        <table:table-row table:style-name="ro1">
          <table:table-cell office:value-type="float" office:value="-203.569" calcext:value-type="float">
            <text:p>-203,569</text:p>
          </table:table-cell>
          <table:table-cell office:value-type="float" office:value="-192.548" calcext:value-type="float">
            <text:p>-192,548</text:p>
          </table:table-cell>
          <table:table-cell office:value-type="float" office:value="-243.695" calcext:value-type="float">
            <text:p>-243,695</text:p>
          </table:table-cell>
          <table:table-cell office:value-type="float" office:value="-228.25" calcext:value-type="float">
            <text:p>-228,25</text:p>
          </table:table-cell>
          <table:table-cell office:value-type="float" office:value="-230.668" calcext:value-type="float">
            <text:p>-230,668</text:p>
          </table:table-cell>
        </table:table-row>
        <table:table-row table:style-name="ro1">
          <table:table-cell office:value-type="float" office:value="-186.432" calcext:value-type="float">
            <text:p>-186,432</text:p>
          </table:table-cell>
          <table:table-cell office:value-type="float" office:value="-186.774" calcext:value-type="float">
            <text:p>-186,774</text:p>
          </table:table-cell>
          <table:table-cell office:value-type="float" office:value="-255.516" calcext:value-type="float">
            <text:p>-255,516</text:p>
          </table:table-cell>
          <table:table-cell office:value-type="float" office:value="-205.471" calcext:value-type="float">
            <text:p>-205,471</text:p>
          </table:table-cell>
          <table:table-cell office:value-type="float" office:value="-192.4" calcext:value-type="float">
            <text:p>-192,4</text:p>
          </table:table-cell>
        </table:table-row>
        <table:table-row table:style-name="ro1">
          <table:table-cell office:value-type="float" office:value="-171.462" calcext:value-type="float">
            <text:p>-171,462</text:p>
          </table:table-cell>
          <table:table-cell office:value-type="float" office:value="-199.247" calcext:value-type="float">
            <text:p>-199,247</text:p>
          </table:table-cell>
          <table:table-cell office:value-type="float" office:value="-252.629" calcext:value-type="float">
            <text:p>-252,629</text:p>
          </table:table-cell>
          <table:table-cell office:value-type="float" office:value="-239.137" calcext:value-type="float">
            <text:p>-239,137</text:p>
          </table:table-cell>
          <table:table-cell office:value-type="float" office:value="-193.722" calcext:value-type="float">
            <text:p>-193,722</text:p>
          </table:table-cell>
        </table:table-row>
        <table:table-row table:style-name="ro1">
          <table:table-cell office:value-type="float" office:value="-190.752" calcext:value-type="float">
            <text:p>-190,752</text:p>
          </table:table-cell>
          <table:table-cell office:value-type="float" office:value="-185.647" calcext:value-type="float">
            <text:p>-185,647</text:p>
          </table:table-cell>
          <table:table-cell office:value-type="float" office:value="-267.393" calcext:value-type="float">
            <text:p>-267,393</text:p>
          </table:table-cell>
          <table:table-cell office:value-type="float" office:value="-203.668" calcext:value-type="float">
            <text:p>-203,668</text:p>
          </table:table-cell>
          <table:table-cell office:value-type="float" office:value="-215.093" calcext:value-type="float">
            <text:p>-215,093</text:p>
          </table:table-cell>
        </table:table-row>
        <table:table-row table:style-name="ro1">
          <table:table-cell office:value-type="float" office:value="-182.674" calcext:value-type="float">
            <text:p>-182,674</text:p>
          </table:table-cell>
          <table:table-cell office:value-type="float" office:value="-196.443" calcext:value-type="float">
            <text:p>-196,443</text:p>
          </table:table-cell>
          <table:table-cell office:value-type="float" office:value="-265.446" calcext:value-type="float">
            <text:p>-265,446</text:p>
          </table:table-cell>
          <table:table-cell office:value-type="float" office:value="-204.763" calcext:value-type="float">
            <text:p>-204,763</text:p>
          </table:table-cell>
          <table:table-cell office:value-type="float" office:value="-213.957" calcext:value-type="float">
            <text:p>-213,957</text:p>
          </table:table-cell>
        </table:table-row>
        <table:table-row table:style-name="ro1">
          <table:table-cell office:value-type="float" office:value="-194.811" calcext:value-type="float">
            <text:p>-194,811</text:p>
          </table:table-cell>
          <table:table-cell office:value-type="float" office:value="-182.759" calcext:value-type="float">
            <text:p>-182,759</text:p>
          </table:table-cell>
          <table:table-cell office:value-type="float" office:value="-247.904" calcext:value-type="float">
            <text:p>-247,904</text:p>
          </table:table-cell>
          <table:table-cell office:value-type="float" office:value="-205.345" calcext:value-type="float">
            <text:p>-205,345</text:p>
          </table:table-cell>
          <table:table-cell office:value-type="float" office:value="-187.975" calcext:value-type="float">
            <text:p>-187,975</text:p>
          </table:table-cell>
        </table:table-row>
        <table:table-row table:style-name="ro1">
          <table:table-cell office:value-type="float" office:value="-199.378" calcext:value-type="float">
            <text:p>-199,378</text:p>
          </table:table-cell>
          <table:table-cell office:value-type="float" office:value="-197.641" calcext:value-type="float">
            <text:p>-197,641</text:p>
          </table:table-cell>
          <table:table-cell office:value-type="float" office:value="-251.465" calcext:value-type="float">
            <text:p>-251,465</text:p>
          </table:table-cell>
          <table:table-cell office:value-type="float" office:value="-234.388" calcext:value-type="float">
            <text:p>-234,388</text:p>
          </table:table-cell>
          <table:table-cell office:value-type="float" office:value="-180.749" calcext:value-type="float">
            <text:p>-180,749</text:p>
          </table:table-cell>
        </table:table-row>
        <table:table-row table:style-name="ro1">
          <table:table-cell office:value-type="float" office:value="-189.619" calcext:value-type="float">
            <text:p>-189,619</text:p>
          </table:table-cell>
          <table:table-cell office:value-type="float" office:value="-210.198" calcext:value-type="float">
            <text:p>-210,198</text:p>
          </table:table-cell>
          <table:table-cell office:value-type="float" office:value="-237.556" calcext:value-type="float">
            <text:p>-237,556</text:p>
          </table:table-cell>
          <table:table-cell office:value-type="float" office:value="-216.629" calcext:value-type="float">
            <text:p>-216,629</text:p>
          </table:table-cell>
          <table:table-cell office:value-type="float" office:value="-225.222" calcext:value-type="float">
            <text:p>-225,222</text:p>
          </table:table-cell>
        </table:table-row>
        <table:table-row table:style-name="ro1">
          <table:table-cell office:value-type="float" office:value="-184.064" calcext:value-type="float">
            <text:p>-184,064</text:p>
          </table:table-cell>
          <table:table-cell office:value-type="float" office:value="-186.307" calcext:value-type="float">
            <text:p>-186,307</text:p>
          </table:table-cell>
          <table:table-cell office:value-type="float" office:value="-247.324" calcext:value-type="float">
            <text:p>-247,324</text:p>
          </table:table-cell>
          <table:table-cell office:value-type="float" office:value="-216.041" calcext:value-type="float">
            <text:p>-216,041</text:p>
          </table:table-cell>
          <table:table-cell office:value-type="float" office:value="-208.54" calcext:value-type="float">
            <text:p>-208,54</text:p>
          </table:table-cell>
        </table:table-row>
        <table:table-row table:style-name="ro1">
          <table:table-cell office:value-type="float" office:value="-177.78" calcext:value-type="float">
            <text:p>-177,78</text:p>
          </table:table-cell>
          <table:table-cell office:value-type="float" office:value="-173.771" calcext:value-type="float">
            <text:p>-173,771</text:p>
          </table:table-cell>
          <table:table-cell office:value-type="float" office:value="-220.701" calcext:value-type="float">
            <text:p>-220,701</text:p>
          </table:table-cell>
          <table:table-cell office:value-type="float" office:value="-216.85" calcext:value-type="float">
            <text:p>-216,85</text:p>
          </table:table-cell>
          <table:table-cell office:value-type="float" office:value="-184.678" calcext:value-type="float">
            <text:p>-184,678</text:p>
          </table:table-cell>
        </table:table-row>
        <table:table-row table:style-name="ro1">
          <table:table-cell office:value-type="float" office:value="-206.989" calcext:value-type="float">
            <text:p>-206,989</text:p>
          </table:table-cell>
          <table:table-cell office:value-type="float" office:value="-190.593" calcext:value-type="float">
            <text:p>-190,593</text:p>
          </table:table-cell>
          <table:table-cell office:value-type="float" office:value="-217.835" calcext:value-type="float">
            <text:p>-217,835</text:p>
          </table:table-cell>
          <table:table-cell office:value-type="float" office:value="-212.83" calcext:value-type="float">
            <text:p>-212,83</text:p>
          </table:table-cell>
          <table:table-cell office:value-type="float" office:value="-178.372" calcext:value-type="float">
            <text:p>-178,372</text:p>
          </table:table-cell>
        </table:table-row>
        <table:table-row table:style-name="ro1">
          <table:table-cell office:value-type="float" office:value="-197.671" calcext:value-type="float">
            <text:p>-197,671</text:p>
          </table:table-cell>
          <table:table-cell office:value-type="float" office:value="-188.324" calcext:value-type="float">
            <text:p>-188,324</text:p>
          </table:table-cell>
          <table:table-cell office:value-type="float" office:value="-221.258" calcext:value-type="float">
            <text:p>-221,258</text:p>
          </table:table-cell>
          <table:table-cell office:value-type="float" office:value="-214.617" calcext:value-type="float">
            <text:p>-214,617</text:p>
          </table:table-cell>
          <table:table-cell office:value-type="float" office:value="-208.707" calcext:value-type="float">
            <text:p>-208,707</text:p>
          </table:table-cell>
        </table:table-row>
        <table:table-row table:style-name="ro1">
          <table:table-cell office:value-type="float" office:value="-191.518" calcext:value-type="float">
            <text:p>-191,518</text:p>
          </table:table-cell>
          <table:table-cell office:value-type="float" office:value="-194.844" calcext:value-type="float">
            <text:p>-194,844</text:p>
          </table:table-cell>
          <table:table-cell office:value-type="float" office:value="-240.615" calcext:value-type="float">
            <text:p>-240,615</text:p>
          </table:table-cell>
          <table:table-cell office:value-type="float" office:value="-224.82" calcext:value-type="float">
            <text:p>-224,82</text:p>
          </table:table-cell>
          <table:table-cell office:value-type="float" office:value="-204.788" calcext:value-type="float">
            <text:p>-204,788</text:p>
          </table:table-cell>
        </table:table-row>
        <table:table-row table:style-name="ro1">
          <table:table-cell office:value-type="float" office:value="-196.929" calcext:value-type="float">
            <text:p>-196,929</text:p>
          </table:table-cell>
          <table:table-cell office:value-type="float" office:value="-185.279" calcext:value-type="float">
            <text:p>-185,279</text:p>
          </table:table-cell>
          <table:table-cell office:value-type="float" office:value="-249.067" calcext:value-type="float">
            <text:p>-249,067</text:p>
          </table:table-cell>
          <table:table-cell office:value-type="float" office:value="-213.421" calcext:value-type="float">
            <text:p>-213,421</text:p>
          </table:table-cell>
          <table:table-cell office:value-type="float" office:value="-213.885" calcext:value-type="float">
            <text:p>-213,885</text:p>
          </table:table-cell>
        </table:table-row>
        <table:table-row table:style-name="ro1">
          <table:table-cell office:value-type="float" office:value="-176.755" calcext:value-type="float">
            <text:p>-176,755</text:p>
          </table:table-cell>
          <table:table-cell office:value-type="float" office:value="-175.318" calcext:value-type="float">
            <text:p>-175,318</text:p>
          </table:table-cell>
          <table:table-cell office:value-type="float" office:value="-251.281" calcext:value-type="float">
            <text:p>-251,281</text:p>
          </table:table-cell>
          <table:table-cell office:value-type="float" office:value="-218.688" calcext:value-type="float">
            <text:p>-218,688</text:p>
          </table:table-cell>
          <table:table-cell office:value-type="float" office:value="-214.855" calcext:value-type="float">
            <text:p>-214,855</text:p>
          </table:table-cell>
        </table:table-row>
        <table:table-row table:style-name="ro1">
          <table:table-cell office:value-type="float" office:value="-184.554" calcext:value-type="float">
            <text:p>-184,554</text:p>
          </table:table-cell>
          <table:table-cell office:value-type="float" office:value="-175.382" calcext:value-type="float">
            <text:p>-175,382</text:p>
          </table:table-cell>
          <table:table-cell office:value-type="float" office:value="-242.479" calcext:value-type="float">
            <text:p>-242,479</text:p>
          </table:table-cell>
          <table:table-cell office:value-type="float" office:value="-234.983" calcext:value-type="float">
            <text:p>-234,983</text:p>
          </table:table-cell>
          <table:table-cell office:value-type="float" office:value="-200.922" calcext:value-type="float">
            <text:p>-200,922</text:p>
          </table:table-cell>
        </table:table-row>
        <table:table-row table:style-name="ro1">
          <table:table-cell office:value-type="float" office:value="-189.765" calcext:value-type="float">
            <text:p>-189,765</text:p>
          </table:table-cell>
          <table:table-cell office:value-type="float" office:value="-200.595" calcext:value-type="float">
            <text:p>-200,595</text:p>
          </table:table-cell>
          <table:table-cell office:value-type="float" office:value="-266.182" calcext:value-type="float">
            <text:p>-266,182</text:p>
          </table:table-cell>
          <table:table-cell office:value-type="float" office:value="-222.936" calcext:value-type="float">
            <text:p>-222,936</text:p>
          </table:table-cell>
          <table:table-cell office:value-type="float" office:value="-203.166" calcext:value-type="float">
            <text:p>-203,166</text:p>
          </table:table-cell>
        </table:table-row>
        <table:table-row table:style-name="ro1">
          <table:table-cell office:value-type="float" office:value="-195.387" calcext:value-type="float">
            <text:p>-195,387</text:p>
          </table:table-cell>
          <table:table-cell office:value-type="float" office:value="-204.837" calcext:value-type="float">
            <text:p>-204,837</text:p>
          </table:table-cell>
          <table:table-cell office:value-type="float" office:value="-256.869" calcext:value-type="float">
            <text:p>-256,869</text:p>
          </table:table-cell>
          <table:table-cell office:value-type="float" office:value="-235.925" calcext:value-type="float">
            <text:p>-235,925</text:p>
          </table:table-cell>
          <table:table-cell office:value-type="float" office:value="-204.005" calcext:value-type="float">
            <text:p>-204,005</text:p>
          </table:table-cell>
        </table:table-row>
        <table:table-row table:style-name="ro1">
          <table:table-cell office:value-type="float" office:value="-197.946" calcext:value-type="float">
            <text:p>-197,946</text:p>
          </table:table-cell>
          <table:table-cell office:value-type="float" office:value="-193.838" calcext:value-type="float">
            <text:p>-193,838</text:p>
          </table:table-cell>
          <table:table-cell office:value-type="float" office:value="-270.47" calcext:value-type="float">
            <text:p>-270,47</text:p>
          </table:table-cell>
          <table:table-cell office:value-type="float" office:value="-188.294" calcext:value-type="float">
            <text:p>-188,294</text:p>
          </table:table-cell>
          <table:table-cell office:value-type="float" office:value="-187.678" calcext:value-type="float">
            <text:p>-187,678</text:p>
          </table:table-cell>
        </table:table-row>
        <table:table-row table:style-name="ro1">
          <table:table-cell office:value-type="float" office:value="-182.807" calcext:value-type="float">
            <text:p>-182,807</text:p>
          </table:table-cell>
          <table:table-cell office:value-type="float" office:value="-190.166" calcext:value-type="float">
            <text:p>-190,166</text:p>
          </table:table-cell>
          <table:table-cell office:value-type="float" office:value="-257.776" calcext:value-type="float">
            <text:p>-257,776</text:p>
          </table:table-cell>
          <table:table-cell office:value-type="float" office:value="-195.02" calcext:value-type="float">
            <text:p>-195,02</text:p>
          </table:table-cell>
          <table:table-cell office:value-type="float" office:value="-201.82" calcext:value-type="float">
            <text:p>-201,82</text:p>
          </table:table-cell>
        </table:table-row>
        <table:table-row table:style-name="ro1">
          <table:table-cell office:value-type="float" office:value="-184.444" calcext:value-type="float">
            <text:p>-184,444</text:p>
          </table:table-cell>
          <table:table-cell office:value-type="float" office:value="-180.49" calcext:value-type="float">
            <text:p>-180,49</text:p>
          </table:table-cell>
          <table:table-cell office:value-type="float" office:value="-262.61" calcext:value-type="float">
            <text:p>-262,61</text:p>
          </table:table-cell>
          <table:table-cell office:value-type="float" office:value="-204.082" calcext:value-type="float">
            <text:p>-204,082</text:p>
          </table:table-cell>
          <table:table-cell office:value-type="float" office:value="-185.875" calcext:value-type="float">
            <text:p>-185,875</text:p>
          </table:table-cell>
        </table:table-row>
        <table:table-row table:style-name="ro1">
          <table:table-cell office:value-type="float" office:value="-195.584" calcext:value-type="float">
            <text:p>-195,584</text:p>
          </table:table-cell>
          <table:table-cell office:value-type="float" office:value="-185.347" calcext:value-type="float">
            <text:p>-185,347</text:p>
          </table:table-cell>
          <table:table-cell office:value-type="float" office:value="-251.908" calcext:value-type="float">
            <text:p>-251,908</text:p>
          </table:table-cell>
          <table:table-cell office:value-type="float" office:value="-213.357" calcext:value-type="float">
            <text:p>-213,357</text:p>
          </table:table-cell>
          <table:table-cell office:value-type="float" office:value="-198.938" calcext:value-type="float">
            <text:p>-198,938</text:p>
          </table:table-cell>
        </table:table-row>
        <table:table-row table:style-name="ro1">
          <table:table-cell office:value-type="float" office:value="-192.255" calcext:value-type="float">
            <text:p>-192,255</text:p>
          </table:table-cell>
          <table:table-cell office:value-type="float" office:value="-175.416" calcext:value-type="float">
            <text:p>-175,416</text:p>
          </table:table-cell>
          <table:table-cell office:value-type="float" office:value="-250.073" calcext:value-type="float">
            <text:p>-250,073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-217.776" calcext:value-type="float">
            <text:p>-217,776</text:p>
          </table:table-cell>
        </table:table-row>
        <table:table-row table:style-name="ro1">
          <table:table-cell office:value-type="float" office:value="-187.412" calcext:value-type="float">
            <text:p>-187,412</text:p>
          </table:table-cell>
          <table:table-cell office:value-type="float" office:value="-172.964" calcext:value-type="float">
            <text:p>-172,964</text:p>
          </table:table-cell>
          <table:table-cell office:value-type="float" office:value="-252.248" calcext:value-type="float">
            <text:p>-252,248</text:p>
          </table:table-cell>
          <table:table-cell office:value-type="float" office:value="-204.218" calcext:value-type="float">
            <text:p>-204,218</text:p>
          </table:table-cell>
          <table:table-cell office:value-type="float" office:value="-200.041" calcext:value-type="float">
            <text:p>-200,041</text:p>
          </table:table-cell>
        </table:table-row>
        <table:table-row table:style-name="ro1">
          <table:table-cell office:value-type="float" office:value="-206.413" calcext:value-type="float">
            <text:p>-206,413</text:p>
          </table:table-cell>
          <table:table-cell office:value-type="float" office:value="-183.246" calcext:value-type="float">
            <text:p>-183,246</text:p>
          </table:table-cell>
          <table:table-cell office:value-type="float" office:value="-234.073" calcext:value-type="float">
            <text:p>-234,073</text:p>
          </table:table-cell>
          <table:table-cell office:value-type="float" office:value="-200.556" calcext:value-type="float">
            <text:p>-200,556</text:p>
          </table:table-cell>
          <table:table-cell office:value-type="float" office:value="-212.684" calcext:value-type="float">
            <text:p>-212,684</text:p>
          </table:table-cell>
        </table:table-row>
        <table:table-row table:style-name="ro1">
          <table:table-cell office:value-type="float" office:value="-212.109" calcext:value-type="float">
            <text:p>-212,109</text:p>
          </table:table-cell>
          <table:table-cell office:value-type="float" office:value="-188.189" calcext:value-type="float">
            <text:p>-188,189</text:p>
          </table:table-cell>
          <table:table-cell office:value-type="float" office:value="-220.375" calcext:value-type="float">
            <text:p>-220,375</text:p>
          </table:table-cell>
          <table:table-cell office:value-type="float" office:value="-193.441" calcext:value-type="float">
            <text:p>-193,441</text:p>
          </table:table-cell>
          <table:table-cell office:value-type="float" office:value="-182.382" calcext:value-type="float">
            <text:p>-182,382</text:p>
          </table:table-cell>
        </table:table-row>
        <table:table-row table:style-name="ro1">
          <table:table-cell office:value-type="float" office:value="-182.166" calcext:value-type="float">
            <text:p>-182,166</text:p>
          </table:table-cell>
          <table:table-cell office:value-type="float" office:value="-174.373" calcext:value-type="float">
            <text:p>-174,373</text:p>
          </table:table-cell>
          <table:table-cell office:value-type="float" office:value="-258.863" calcext:value-type="float">
            <text:p>-258,863</text:p>
          </table:table-cell>
          <table:table-cell office:value-type="float" office:value="-190.67" calcext:value-type="float">
            <text:p>-190,67</text:p>
          </table:table-cell>
          <table:table-cell office:value-type="float" office:value="-208.684" calcext:value-type="float">
            <text:p>-208,684</text:p>
          </table:table-cell>
        </table:table-row>
        <table:table-row table:style-name="ro1">
          <table:table-cell office:value-type="float" office:value="-190.081" calcext:value-type="float">
            <text:p>-190,081</text:p>
          </table:table-cell>
          <table:table-cell office:value-type="float" office:value="-193.891" calcext:value-type="float">
            <text:p>-193,891</text:p>
          </table:table-cell>
          <table:table-cell office:value-type="float" office:value="-261.418" calcext:value-type="float">
            <text:p>-261,418</text:p>
          </table:table-cell>
          <table:table-cell office:value-type="float" office:value="-205.324" calcext:value-type="float">
            <text:p>-205,324</text:p>
          </table:table-cell>
          <table:table-cell office:value-type="float" office:value="-214.143" calcext:value-type="float">
            <text:p>-214,143</text:p>
          </table:table-cell>
        </table:table-row>
        <table:table-row table:style-name="ro1">
          <table:table-cell office:value-type="float" office:value="-190.898" calcext:value-type="float">
            <text:p>-190,898</text:p>
          </table:table-cell>
          <table:table-cell office:value-type="float" office:value="-185.806" calcext:value-type="float">
            <text:p>-185,806</text:p>
          </table:table-cell>
          <table:table-cell office:value-type="float" office:value="-276.21" calcext:value-type="float">
            <text:p>-276,21</text:p>
          </table:table-cell>
          <table:table-cell office:value-type="float" office:value="-208.401" calcext:value-type="float">
            <text:p>-208,401</text:p>
          </table:table-cell>
          <table:table-cell office:value-type="float" office:value="-165.449" calcext:value-type="float">
            <text:p>-165,449</text:p>
          </table:table-cell>
        </table:table-row>
        <table:table-row table:style-name="ro1">
          <table:table-cell office:value-type="float" office:value="-176.212" calcext:value-type="float">
            <text:p>-176,212</text:p>
          </table:table-cell>
          <table:table-cell office:value-type="float" office:value="-215.171" calcext:value-type="float">
            <text:p>-215,171</text:p>
          </table:table-cell>
          <table:table-cell office:value-type="float" office:value="-237.11" calcext:value-type="float">
            <text:p>-237,11</text:p>
          </table:table-cell>
          <table:table-cell office:value-type="float" office:value="-204.843" calcext:value-type="float">
            <text:p>-204,843</text:p>
          </table:table-cell>
          <table:table-cell office:value-type="float" office:value="-200.042" calcext:value-type="float">
            <text:p>-200,042</text:p>
          </table:table-cell>
        </table:table-row>
        <table:table-row table:style-name="ro1">
          <table:table-cell office:value-type="float" office:value="-195.547" calcext:value-type="float">
            <text:p>-195,547</text:p>
          </table:table-cell>
          <table:table-cell office:value-type="float" office:value="-187.189" calcext:value-type="float">
            <text:p>-187,189</text:p>
          </table:table-cell>
          <table:table-cell office:value-type="float" office:value="-249.855" calcext:value-type="float">
            <text:p>-249,855</text:p>
          </table:table-cell>
          <table:table-cell office:value-type="float" office:value="-222.765" calcext:value-type="float">
            <text:p>-222,765</text:p>
          </table:table-cell>
          <table:table-cell office:value-type="float" office:value="-209.051" calcext:value-type="float">
            <text:p>-209,051</text:p>
          </table:table-cell>
        </table:table-row>
        <table:table-row table:style-name="ro1">
          <table:table-cell office:value-type="float" office:value="-195.484" calcext:value-type="float">
            <text:p>-195,484</text:p>
          </table:table-cell>
          <table:table-cell office:value-type="float" office:value="-199.133" calcext:value-type="float">
            <text:p>-199,133</text:p>
          </table:table-cell>
          <table:table-cell office:value-type="float" office:value="-264.672" calcext:value-type="float">
            <text:p>-264,672</text:p>
          </table:table-cell>
          <table:table-cell office:value-type="float" office:value="-218.014" calcext:value-type="float">
            <text:p>-218,014</text:p>
          </table:table-cell>
          <table:table-cell office:value-type="float" office:value="-207.093" calcext:value-type="float">
            <text:p>-207,093</text:p>
          </table:table-cell>
        </table:table-row>
        <table:table-row table:style-name="ro1">
          <table:table-cell office:value-type="float" office:value="-174.62" calcext:value-type="float">
            <text:p>-174,62</text:p>
          </table:table-cell>
          <table:table-cell office:value-type="float" office:value="-177.367" calcext:value-type="float">
            <text:p>-177,367</text:p>
          </table:table-cell>
          <table:table-cell office:value-type="float" office:value="-253.412" calcext:value-type="float">
            <text:p>-253,412</text:p>
          </table:table-cell>
          <table:table-cell office:value-type="float" office:value="-217.686" calcext:value-type="float">
            <text:p>-217,686</text:p>
          </table:table-cell>
          <table:table-cell office:value-type="float" office:value="-206.456" calcext:value-type="float">
            <text:p>-206,456</text:p>
          </table:table-cell>
        </table:table-row>
        <table:table-row table:style-name="ro1">
          <table:table-cell office:value-type="float" office:value="-179.693" calcext:value-type="float">
            <text:p>-179,693</text:p>
          </table:table-cell>
          <table:table-cell office:value-type="float" office:value="-186.697" calcext:value-type="float">
            <text:p>-186,697</text:p>
          </table:table-cell>
          <table:table-cell office:value-type="float" office:value="-245.535" calcext:value-type="float">
            <text:p>-245,535</text:p>
          </table:table-cell>
          <table:table-cell office:value-type="float" office:value="-217.175" calcext:value-type="float">
            <text:p>-217,175</text:p>
          </table:table-cell>
          <table:table-cell office:value-type="float" office:value="-186.99" calcext:value-type="float">
            <text:p>-186,99</text:p>
          </table:table-cell>
        </table:table-row>
        <table:table-row table:style-name="ro1">
          <table:table-cell office:value-type="float" office:value="-205.318" calcext:value-type="float">
            <text:p>-205,318</text:p>
          </table:table-cell>
          <table:table-cell office:value-type="float" office:value="-201.876" calcext:value-type="float">
            <text:p>-201,876</text:p>
          </table:table-cell>
          <table:table-cell office:value-type="float" office:value="-283.313" calcext:value-type="float">
            <text:p>-283,313</text:p>
          </table:table-cell>
          <table:table-cell office:value-type="float" office:value="-191.938" calcext:value-type="float">
            <text:p>-191,938</text:p>
          </table:table-cell>
          <table:table-cell office:value-type="float" office:value="-210.393" calcext:value-type="float">
            <text:p>-210,393</text:p>
          </table:table-cell>
        </table:table-row>
        <table:table-row table:style-name="ro1">
          <table:table-cell office:value-type="float" office:value="-196.261" calcext:value-type="float">
            <text:p>-196,261</text:p>
          </table:table-cell>
          <table:table-cell office:value-type="float" office:value="-219.605" calcext:value-type="float">
            <text:p>-219,605</text:p>
          </table:table-cell>
          <table:table-cell office:value-type="float" office:value="-249.809" calcext:value-type="float">
            <text:p>-249,809</text:p>
          </table:table-cell>
          <table:table-cell office:value-type="float" office:value="-221.193" calcext:value-type="float">
            <text:p>-221,193</text:p>
          </table:table-cell>
          <table:table-cell office:value-type="float" office:value="-224.184" calcext:value-type="float">
            <text:p>-224,184</text:p>
          </table:table-cell>
        </table:table-row>
        <table:table-row table:style-name="ro1">
          <table:table-cell office:value-type="float" office:value="-207.525" calcext:value-type="float">
            <text:p>-207,525</text:p>
          </table:table-cell>
          <table:table-cell office:value-type="float" office:value="-204.293" calcext:value-type="float">
            <text:p>-204,293</text:p>
          </table:table-cell>
          <table:table-cell office:value-type="float" office:value="-269.452" calcext:value-type="float">
            <text:p>-269,452</text:p>
          </table:table-cell>
          <table:table-cell office:value-type="float" office:value="-193.806" calcext:value-type="float">
            <text:p>-193,806</text:p>
          </table:table-cell>
          <table:table-cell office:value-type="float" office:value="-202.773" calcext:value-type="float">
            <text:p>-202,773</text:p>
          </table:table-cell>
        </table:table-row>
        <table:table-row table:style-name="ro1">
          <table:table-cell office:value-type="float" office:value="-189.97" calcext:value-type="float">
            <text:p>-189,97</text:p>
          </table:table-cell>
          <table:table-cell office:value-type="float" office:value="-212.216" calcext:value-type="float">
            <text:p>-212,216</text:p>
          </table:table-cell>
          <table:table-cell office:value-type="float" office:value="-241.885" calcext:value-type="float">
            <text:p>-241,885</text:p>
          </table:table-cell>
          <table:table-cell office:value-type="float" office:value="-215.168" calcext:value-type="float">
            <text:p>-215,168</text:p>
          </table:table-cell>
          <table:table-cell office:value-type="float" office:value="-198.501" calcext:value-type="float">
            <text:p>-198,501</text:p>
          </table:table-cell>
        </table:table-row>
        <table:table-row table:style-name="ro1">
          <table:table-cell office:value-type="float" office:value="-216.955" calcext:value-type="float">
            <text:p>-216,955</text:p>
          </table:table-cell>
          <table:table-cell office:value-type="float" office:value="-188.882" calcext:value-type="float">
            <text:p>-188,882</text:p>
          </table:table-cell>
          <table:table-cell office:value-type="float" office:value="-262.104" calcext:value-type="float">
            <text:p>-262,104</text:p>
          </table:table-cell>
          <table:table-cell office:value-type="float" office:value="-219.712" calcext:value-type="float">
            <text:p>-219,712</text:p>
          </table:table-cell>
          <table:table-cell office:value-type="float" office:value="-210.099" calcext:value-type="float">
            <text:p>-210,099</text:p>
          </table:table-cell>
        </table:table-row>
        <table:table-row table:style-name="ro1">
          <table:table-cell office:value-type="float" office:value="-184.434" calcext:value-type="float">
            <text:p>-184,434</text:p>
          </table:table-cell>
          <table:table-cell office:value-type="float" office:value="-215.371" calcext:value-type="float">
            <text:p>-215,371</text:p>
          </table:table-cell>
          <table:table-cell office:value-type="float" office:value="-257.946" calcext:value-type="float">
            <text:p>-257,946</text:p>
          </table:table-cell>
          <table:table-cell office:value-type="float" office:value="-226.513" calcext:value-type="float">
            <text:p>-226,513</text:p>
          </table:table-cell>
          <table:table-cell office:value-type="float" office:value="-213.198" calcext:value-type="float">
            <text:p>-213,198</text:p>
          </table:table-cell>
        </table:table-row>
        <table:table-row table:style-name="ro1">
          <table:table-cell office:value-type="float" office:value="-181.282" calcext:value-type="float">
            <text:p>-181,282</text:p>
          </table:table-cell>
          <table:table-cell office:value-type="float" office:value="-205.883" calcext:value-type="float">
            <text:p>-205,883</text:p>
          </table:table-cell>
          <table:table-cell office:value-type="float" office:value="-240.855" calcext:value-type="float">
            <text:p>-240,855</text:p>
          </table:table-cell>
          <table:table-cell office:value-type="float" office:value="-227.343" calcext:value-type="float">
            <text:p>-227,343</text:p>
          </table:table-cell>
          <table:table-cell office:value-type="float" office:value="-220.82" calcext:value-type="float">
            <text:p>-220,82</text:p>
          </table:table-cell>
        </table:table-row>
        <table:table-row table:style-name="ro1">
          <table:table-cell office:value-type="float" office:value="-190.671" calcext:value-type="float">
            <text:p>-190,671</text:p>
          </table:table-cell>
          <table:table-cell office:value-type="float" office:value="-180.096" calcext:value-type="float">
            <text:p>-180,096</text:p>
          </table:table-cell>
          <table:table-cell office:value-type="float" office:value="-251.37" calcext:value-type="float">
            <text:p>-251,37</text:p>
          </table:table-cell>
          <table:table-cell office:value-type="float" office:value="-241.999" calcext:value-type="float">
            <text:p>-241,999</text:p>
          </table:table-cell>
          <table:table-cell office:value-type="float" office:value="-203.169" calcext:value-type="float">
            <text:p>-203,169</text:p>
          </table:table-cell>
        </table:table-row>
        <table:table-row table:style-name="ro1">
          <table:table-cell office:value-type="float" office:value="-228.39" calcext:value-type="float">
            <text:p>-228,39</text:p>
          </table:table-cell>
          <table:table-cell office:value-type="float" office:value="-199.245" calcext:value-type="float">
            <text:p>-199,245</text:p>
          </table:table-cell>
          <table:table-cell office:value-type="float" office:value="-257.85" calcext:value-type="float">
            <text:p>-257,85</text:p>
          </table:table-cell>
          <table:table-cell office:value-type="float" office:value="-225.644" calcext:value-type="float">
            <text:p>-225,644</text:p>
          </table:table-cell>
          <table:table-cell office:value-type="float" office:value="-216.993" calcext:value-type="float">
            <text:p>-216,993</text:p>
          </table:table-cell>
        </table:table-row>
        <table:table-row table:style-name="ro1">
          <table:table-cell office:value-type="float" office:value="-204.339" calcext:value-type="float">
            <text:p>-204,339</text:p>
          </table:table-cell>
          <table:table-cell office:value-type="float" office:value="-204.208" calcext:value-type="float">
            <text:p>-204,208</text:p>
          </table:table-cell>
          <table:table-cell office:value-type="float" office:value="-268.685" calcext:value-type="float">
            <text:p>-268,685</text:p>
          </table:table-cell>
          <table:table-cell office:value-type="float" office:value="-230.901" calcext:value-type="float">
            <text:p>-230,901</text:p>
          </table:table-cell>
          <table:table-cell office:value-type="float" office:value="-209.106" calcext:value-type="float">
            <text:p>-209,106</text:p>
          </table:table-cell>
        </table:table-row>
        <table:table-row table:style-name="ro1">
          <table:table-cell office:value-type="float" office:value="-213.173" calcext:value-type="float">
            <text:p>-213,173</text:p>
          </table:table-cell>
          <table:table-cell office:value-type="float" office:value="-207.559" calcext:value-type="float">
            <text:p>-207,559</text:p>
          </table:table-cell>
          <table:table-cell office:value-type="float" office:value="-248.296" calcext:value-type="float">
            <text:p>-248,296</text:p>
          </table:table-cell>
          <table:table-cell office:value-type="float" office:value="-233.347" calcext:value-type="float">
            <text:p>-233,347</text:p>
          </table:table-cell>
          <table:table-cell office:value-type="float" office:value="-202.006" calcext:value-type="float">
            <text:p>-202,006</text:p>
          </table:table-cell>
        </table:table-row>
        <table:table-row table:style-name="ro1">
          <table:table-cell office:value-type="float" office:value="-185.382" calcext:value-type="float">
            <text:p>-185,382</text:p>
          </table:table-cell>
          <table:table-cell office:value-type="float" office:value="-185.668" calcext:value-type="float">
            <text:p>-185,668</text:p>
          </table:table-cell>
          <table:table-cell office:value-type="float" office:value="-267.95" calcext:value-type="float">
            <text:p>-267,95</text:p>
          </table:table-cell>
          <table:table-cell office:value-type="float" office:value="-239.541" calcext:value-type="float">
            <text:p>-239,541</text:p>
          </table:table-cell>
          <table:table-cell office:value-type="float" office:value="-193.657" calcext:value-type="float">
            <text:p>-193,657</text:p>
          </table:table-cell>
        </table:table-row>
        <table:table-row table:style-name="ro1">
          <table:table-cell office:value-type="float" office:value="-220.254" calcext:value-type="float">
            <text:p>-220,254</text:p>
          </table:table-cell>
          <table:table-cell office:value-type="float" office:value="-184.193" calcext:value-type="float">
            <text:p>-184,193</text:p>
          </table:table-cell>
          <table:table-cell office:value-type="float" office:value="-249.394" calcext:value-type="float">
            <text:p>-249,394</text:p>
          </table:table-cell>
          <table:table-cell office:value-type="float" office:value="-244.414" calcext:value-type="float">
            <text:p>-244,414</text:p>
          </table:table-cell>
          <table:table-cell office:value-type="float" office:value="-211.604" calcext:value-type="float">
            <text:p>-211,604</text:p>
          </table:table-cell>
        </table:table-row>
        <table:table-row table:style-name="ro1">
          <table:table-cell office:value-type="float" office:value="-214.554" calcext:value-type="float">
            <text:p>-214,554</text:p>
          </table:table-cell>
          <table:table-cell office:value-type="float" office:value="-186.639" calcext:value-type="float">
            <text:p>-186,639</text:p>
          </table:table-cell>
          <table:table-cell office:value-type="float" office:value="-253.199" calcext:value-type="float">
            <text:p>-253,199</text:p>
          </table:table-cell>
          <table:table-cell office:value-type="float" office:value="-244.212" calcext:value-type="float">
            <text:p>-244,212</text:p>
          </table:table-cell>
          <table:table-cell office:value-type="float" office:value="-194.673" calcext:value-type="float">
            <text:p>-194,673</text:p>
          </table:table-cell>
        </table:table-row>
        <table:table-row table:style-name="ro1">
          <table:table-cell office:value-type="float" office:value="-188.688" calcext:value-type="float">
            <text:p>-188,688</text:p>
          </table:table-cell>
          <table:table-cell office:value-type="float" office:value="-188.73" calcext:value-type="float">
            <text:p>-188,73</text:p>
          </table:table-cell>
          <table:table-cell office:value-type="float" office:value="-270.451" calcext:value-type="float">
            <text:p>-270,451</text:p>
          </table:table-cell>
          <table:table-cell office:value-type="float" office:value="-231.77" calcext:value-type="float">
            <text:p>-231,77</text:p>
          </table:table-cell>
          <table:table-cell office:value-type="float" office:value="-192.784" calcext:value-type="float">
            <text:p>-192,784</text:p>
          </table:table-cell>
        </table:table-row>
        <table:table-row table:style-name="ro1">
          <table:table-cell office:value-type="float" office:value="-214.548" calcext:value-type="float">
            <text:p>-214,548</text:p>
          </table:table-cell>
          <table:table-cell office:value-type="float" office:value="-195.74" calcext:value-type="float">
            <text:p>-195,74</text:p>
          </table:table-cell>
          <table:table-cell office:value-type="float" office:value="-289.142" calcext:value-type="float">
            <text:p>-289,142</text:p>
          </table:table-cell>
          <table:table-cell office:value-type="float" office:value="-225.322" calcext:value-type="float">
            <text:p>-225,322</text:p>
          </table:table-cell>
          <table:table-cell office:value-type="float" office:value="-185.837" calcext:value-type="float">
            <text:p>-185,837</text:p>
          </table:table-cell>
        </table:table-row>
        <table:table-row table:style-name="ro1">
          <table:table-cell office:value-type="float" office:value="-191.042" calcext:value-type="float">
            <text:p>-191,042</text:p>
          </table:table-cell>
          <table:table-cell office:value-type="float" office:value="-175.954" calcext:value-type="float">
            <text:p>-175,954</text:p>
          </table:table-cell>
          <table:table-cell office:value-type="float" office:value="-270.193" calcext:value-type="float">
            <text:p>-270,193</text:p>
          </table:table-cell>
          <table:table-cell office:value-type="float" office:value="-193.847" calcext:value-type="float">
            <text:p>-193,847</text:p>
          </table:table-cell>
          <table:table-cell office:value-type="float" office:value="-202.704" calcext:value-type="float">
            <text:p>-202,704</text:p>
          </table:table-cell>
        </table:table-row>
        <table:table-row table:style-name="ro1">
          <table:table-cell office:value-type="float" office:value="-193.53" calcext:value-type="float">
            <text:p>-193,53</text:p>
          </table:table-cell>
          <table:table-cell office:value-type="float" office:value="-192.701" calcext:value-type="float">
            <text:p>-192,701</text:p>
          </table:table-cell>
          <table:table-cell office:value-type="float" office:value="-256.701" calcext:value-type="float">
            <text:p>-256,701</text:p>
          </table:table-cell>
          <table:table-cell office:value-type="float" office:value="-229.051" calcext:value-type="float">
            <text:p>-229,051</text:p>
          </table:table-cell>
          <table:table-cell office:value-type="float" office:value="-188.724" calcext:value-type="float">
            <text:p>-188,724</text:p>
          </table:table-cell>
        </table:table-row>
        <table:table-row table:style-name="ro1">
          <table:table-cell office:value-type="float" office:value="-213.393" calcext:value-type="float">
            <text:p>-213,393</text:p>
          </table:table-cell>
          <table:table-cell office:value-type="float" office:value="-179.352" calcext:value-type="float">
            <text:p>-179,352</text:p>
          </table:table-cell>
          <table:table-cell office:value-type="float" office:value="-241.652" calcext:value-type="float">
            <text:p>-241,652</text:p>
          </table:table-cell>
          <table:table-cell office:value-type="float" office:value="-225.661" calcext:value-type="float">
            <text:p>-225,661</text:p>
          </table:table-cell>
          <table:table-cell office:value-type="float" office:value="-196.026" calcext:value-type="float">
            <text:p>-196,026</text:p>
          </table:table-cell>
        </table:table-row>
        <table:table-row table:style-name="ro1">
          <table:table-cell office:value-type="float" office:value="-204.608" calcext:value-type="float">
            <text:p>-204,608</text:p>
          </table:table-cell>
          <table:table-cell office:value-type="float" office:value="-168.059" calcext:value-type="float">
            <text:p>-168,059</text:p>
          </table:table-cell>
          <table:table-cell office:value-type="float" office:value="-225.466" calcext:value-type="float">
            <text:p>-225,466</text:p>
          </table:table-cell>
          <table:table-cell office:value-type="float" office:value="-211.546" calcext:value-type="float">
            <text:p>-211,546</text:p>
          </table:table-cell>
          <table:table-cell office:value-type="float" office:value="-233.614" calcext:value-type="float">
            <text:p>-233,614</text:p>
          </table:table-cell>
        </table:table-row>
        <table:table-row table:style-name="ro1">
          <table:table-cell office:value-type="float" office:value="-188.015" calcext:value-type="float">
            <text:p>-188,015</text:p>
          </table:table-cell>
          <table:table-cell office:value-type="float" office:value="-166.354" calcext:value-type="float">
            <text:p>-166,354</text:p>
          </table:table-cell>
          <table:table-cell office:value-type="float" office:value="-257.305" calcext:value-type="float">
            <text:p>-257,305</text:p>
          </table:table-cell>
          <table:table-cell office:value-type="float" office:value="-224.305" calcext:value-type="float">
            <text:p>-224,305</text:p>
          </table:table-cell>
          <table:table-cell office:value-type="float" office:value="-213.757" calcext:value-type="float">
            <text:p>-213,757</text:p>
          </table:table-cell>
        </table:table-row>
        <table:table-row table:style-name="ro1">
          <table:table-cell office:value-type="float" office:value="-196.256" calcext:value-type="float">
            <text:p>-196,256</text:p>
          </table:table-cell>
          <table:table-cell office:value-type="float" office:value="-181.428" calcext:value-type="float">
            <text:p>-181,428</text:p>
          </table:table-cell>
          <table:table-cell office:value-type="float" office:value="-263.069" calcext:value-type="float">
            <text:p>-263,069</text:p>
          </table:table-cell>
          <table:table-cell office:value-type="float" office:value="-228.917" calcext:value-type="float">
            <text:p>-228,917</text:p>
          </table:table-cell>
          <table:table-cell office:value-type="float" office:value="-202.386" calcext:value-type="float">
            <text:p>-202,386</text:p>
          </table:table-cell>
        </table:table-row>
        <table:table-row table:style-name="ro1">
          <table:table-cell office:value-type="float" office:value="-189.357" calcext:value-type="float">
            <text:p>-189,357</text:p>
          </table:table-cell>
          <table:table-cell office:value-type="float" office:value="-170.758" calcext:value-type="float">
            <text:p>-170,758</text:p>
          </table:table-cell>
          <table:table-cell office:value-type="float" office:value="-242.124" calcext:value-type="float">
            <text:p>-242,124</text:p>
          </table:table-cell>
          <table:table-cell office:value-type="float" office:value="-201.988" calcext:value-type="float">
            <text:p>-201,988</text:p>
          </table:table-cell>
          <table:table-cell office:value-type="float" office:value="-198.3" calcext:value-type="float">
            <text:p>-198,3</text:p>
          </table:table-cell>
        </table:table-row>
        <table:table-row table:style-name="ro1">
          <table:table-cell office:value-type="float" office:value="-189.846" calcext:value-type="float">
            <text:p>-189,846</text:p>
          </table:table-cell>
          <table:table-cell office:value-type="float" office:value="-168.091" calcext:value-type="float">
            <text:p>-168,091</text:p>
          </table:table-cell>
          <table:table-cell office:value-type="float" office:value="-261.429" calcext:value-type="float">
            <text:p>-261,429</text:p>
          </table:table-cell>
          <table:table-cell office:value-type="float" office:value="-212.613" calcext:value-type="float">
            <text:p>-212,613</text:p>
          </table:table-cell>
          <table:table-cell office:value-type="float" office:value="-199.183" calcext:value-type="float">
            <text:p>-199,183</text:p>
          </table:table-cell>
        </table:table-row>
        <table:table-row table:style-name="ro1">
          <table:table-cell office:value-type="float" office:value="-177.382" calcext:value-type="float">
            <text:p>-177,382</text:p>
          </table:table-cell>
          <table:table-cell office:value-type="float" office:value="-192.584" calcext:value-type="float">
            <text:p>-192,584</text:p>
          </table:table-cell>
          <table:table-cell office:value-type="float" office:value="-231.243" calcext:value-type="float">
            <text:p>-231,243</text:p>
          </table:table-cell>
          <table:table-cell office:value-type="float" office:value="-214.939" calcext:value-type="float">
            <text:p>-214,939</text:p>
          </table:table-cell>
          <table:table-cell office:value-type="float" office:value="-185.042" calcext:value-type="float">
            <text:p>-185,042</text:p>
          </table:table-cell>
        </table:table-row>
        <table:table-row table:style-name="ro1">
          <table:table-cell office:value-type="float" office:value="-204.315" calcext:value-type="float">
            <text:p>-204,315</text:p>
          </table:table-cell>
          <table:table-cell office:value-type="float" office:value="-165.191" calcext:value-type="float">
            <text:p>-165,191</text:p>
          </table:table-cell>
          <table:table-cell office:value-type="float" office:value="-247.501" calcext:value-type="float">
            <text:p>-247,501</text:p>
          </table:table-cell>
          <table:table-cell office:value-type="float" office:value="-235.276" calcext:value-type="float">
            <text:p>-235,276</text:p>
          </table:table-cell>
          <table:table-cell office:value-type="float" office:value="-223.964" calcext:value-type="float">
            <text:p>-223,964</text:p>
          </table:table-cell>
        </table:table-row>
        <table:table-row table:style-name="ro1">
          <table:table-cell office:value-type="float" office:value="-201.851" calcext:value-type="float">
            <text:p>-201,851</text:p>
          </table:table-cell>
          <table:table-cell office:value-type="float" office:value="-180.371" calcext:value-type="float">
            <text:p>-180,371</text:p>
          </table:table-cell>
          <table:table-cell office:value-type="float" office:value="-245.877" calcext:value-type="float">
            <text:p>-245,877</text:p>
          </table:table-cell>
          <table:table-cell office:value-type="float" office:value="-236.063" calcext:value-type="float">
            <text:p>-236,063</text:p>
          </table:table-cell>
          <table:table-cell office:value-type="float" office:value="-194.524" calcext:value-type="float">
            <text:p>-194,524</text:p>
          </table:table-cell>
        </table:table-row>
        <table:table-row table:style-name="ro1">
          <table:table-cell office:value-type="float" office:value="-204.914" calcext:value-type="float">
            <text:p>-204,914</text:p>
          </table:table-cell>
          <table:table-cell office:value-type="float" office:value="-181.389" calcext:value-type="float">
            <text:p>-181,389</text:p>
          </table:table-cell>
          <table:table-cell office:value-type="float" office:value="-270.242" calcext:value-type="float">
            <text:p>-270,242</text:p>
          </table:table-cell>
          <table:table-cell office:value-type="float" office:value="-231.405" calcext:value-type="float">
            <text:p>-231,405</text:p>
          </table:table-cell>
          <table:table-cell office:value-type="float" office:value="-217.821" calcext:value-type="float">
            <text:p>-217,821</text:p>
          </table:table-cell>
        </table:table-row>
        <table:table-row table:style-name="ro1">
          <table:table-cell office:value-type="float" office:value="-188.887" calcext:value-type="float">
            <text:p>-188,887</text:p>
          </table:table-cell>
          <table:table-cell office:value-type="float" office:value="-192.713" calcext:value-type="float">
            <text:p>-192,713</text:p>
          </table:table-cell>
          <table:table-cell office:value-type="float" office:value="-245.339" calcext:value-type="float">
            <text:p>-245,339</text:p>
          </table:table-cell>
          <table:table-cell office:value-type="float" office:value="-200.466" calcext:value-type="float">
            <text:p>-200,466</text:p>
          </table:table-cell>
          <table:table-cell office:value-type="float" office:value="-226.483" calcext:value-type="float">
            <text:p>-226,483</text:p>
          </table:table-cell>
        </table:table-row>
        <table:table-row table:style-name="ro1">
          <table:table-cell office:value-type="float" office:value="-212.593" calcext:value-type="float">
            <text:p>-212,593</text:p>
          </table:table-cell>
          <table:table-cell office:value-type="float" office:value="-183.184" calcext:value-type="float">
            <text:p>-183,184</text:p>
          </table:table-cell>
          <table:table-cell office:value-type="float" office:value="-230.498" calcext:value-type="float">
            <text:p>-230,498</text:p>
          </table:table-cell>
          <table:table-cell office:value-type="float" office:value="-213.628" calcext:value-type="float">
            <text:p>-213,628</text:p>
          </table:table-cell>
          <table:table-cell office:value-type="float" office:value="-205.572" calcext:value-type="float">
            <text:p>-205,572</text:p>
          </table:table-cell>
        </table:table-row>
        <table:table-row table:style-name="ro1">
          <table:table-cell office:value-type="float" office:value="-182.8" calcext:value-type="float">
            <text:p>-182,8</text:p>
          </table:table-cell>
          <table:table-cell office:value-type="float" office:value="-193.485" calcext:value-type="float">
            <text:p>-193,485</text:p>
          </table:table-cell>
          <table:table-cell office:value-type="float" office:value="-259.228" calcext:value-type="float">
            <text:p>-259,228</text:p>
          </table:table-cell>
          <table:table-cell office:value-type="float" office:value="-228.35" calcext:value-type="float">
            <text:p>-228,35</text:p>
          </table:table-cell>
          <table:table-cell office:value-type="float" office:value="-222.281" calcext:value-type="float">
            <text:p>-222,281</text:p>
          </table:table-cell>
        </table:table-row>
        <table:table-row table:style-name="ro1">
          <table:table-cell office:value-type="float" office:value="-198.255" calcext:value-type="float">
            <text:p>-198,255</text:p>
          </table:table-cell>
          <table:table-cell office:value-type="float" office:value="-170.093" calcext:value-type="float">
            <text:p>-170,093</text:p>
          </table:table-cell>
          <table:table-cell office:value-type="float" office:value="-272.898" calcext:value-type="float">
            <text:p>-272,898</text:p>
          </table:table-cell>
          <table:table-cell office:value-type="float" office:value="-234.54" calcext:value-type="float">
            <text:p>-234,54</text:p>
          </table:table-cell>
          <table:table-cell office:value-type="float" office:value="-203.422" calcext:value-type="float">
            <text:p>-203,422</text:p>
          </table:table-cell>
        </table:table-row>
        <table:table-row table:style-name="ro1">
          <table:table-cell office:value-type="float" office:value="-204.109" calcext:value-type="float">
            <text:p>-204,109</text:p>
          </table:table-cell>
          <table:table-cell office:value-type="float" office:value="-197.234" calcext:value-type="float">
            <text:p>-197,234</text:p>
          </table:table-cell>
          <table:table-cell office:value-type="float" office:value="-248.726" calcext:value-type="float">
            <text:p>-248,726</text:p>
          </table:table-cell>
          <table:table-cell office:value-type="float" office:value="-219.038" calcext:value-type="float">
            <text:p>-219,038</text:p>
          </table:table-cell>
          <table:table-cell office:value-type="float" office:value="-214.32" calcext:value-type="float">
            <text:p>-214,32</text:p>
          </table:table-cell>
        </table:table-row>
        <table:table-row table:style-name="ro1">
          <table:table-cell office:value-type="float" office:value="-215.113" calcext:value-type="float">
            <text:p>-215,113</text:p>
          </table:table-cell>
          <table:table-cell office:value-type="float" office:value="-170.254" calcext:value-type="float">
            <text:p>-170,254</text:p>
          </table:table-cell>
          <table:table-cell office:value-type="float" office:value="-235.341" calcext:value-type="float">
            <text:p>-235,341</text:p>
          </table:table-cell>
          <table:table-cell office:value-type="float" office:value="-224.06" calcext:value-type="float">
            <text:p>-224,06</text:p>
          </table:table-cell>
          <table:table-cell office:value-type="float" office:value="-202.592" calcext:value-type="float">
            <text:p>-202,592</text:p>
          </table:table-cell>
        </table:table-row>
        <table:table-row table:style-name="ro1">
          <table:table-cell office:value-type="float" office:value="-191.54" calcext:value-type="float">
            <text:p>-191,54</text:p>
          </table:table-cell>
          <table:table-cell office:value-type="float" office:value="-178.813" calcext:value-type="float">
            <text:p>-178,813</text:p>
          </table:table-cell>
          <table:table-cell office:value-type="float" office:value="-249.626" calcext:value-type="float">
            <text:p>-249,626</text:p>
          </table:table-cell>
          <table:table-cell office:value-type="float" office:value="-209.287" calcext:value-type="float">
            <text:p>-209,287</text:p>
          </table:table-cell>
          <table:table-cell office:value-type="float" office:value="-221.009" calcext:value-type="float">
            <text:p>-221,009</text:p>
          </table:table-cell>
        </table:table-row>
        <table:table-row table:style-name="ro1">
          <table:table-cell office:value-type="float" office:value="-191.498" calcext:value-type="float">
            <text:p>-191,498</text:p>
          </table:table-cell>
          <table:table-cell office:value-type="float" office:value="-176.85" calcext:value-type="float">
            <text:p>-176,85</text:p>
          </table:table-cell>
          <table:table-cell office:value-type="float" office:value="-246.609" calcext:value-type="float">
            <text:p>-246,609</text:p>
          </table:table-cell>
          <table:table-cell office:value-type="float" office:value="-251.3" calcext:value-type="float">
            <text:p>-251,3</text:p>
          </table:table-cell>
          <table:table-cell office:value-type="float" office:value="-207.239" calcext:value-type="float">
            <text:p>-207,239</text:p>
          </table:table-cell>
        </table:table-row>
        <table:table-row table:style-name="ro1">
          <table:table-cell office:value-type="float" office:value="-192.152" calcext:value-type="float">
            <text:p>-192,152</text:p>
          </table:table-cell>
          <table:table-cell office:value-type="float" office:value="-173.795" calcext:value-type="float">
            <text:p>-173,795</text:p>
          </table:table-cell>
          <table:table-cell office:value-type="float" office:value="-228.763" calcext:value-type="float">
            <text:p>-228,763</text:p>
          </table:table-cell>
          <table:table-cell office:value-type="float" office:value="-214.19" calcext:value-type="float">
            <text:p>-214,19</text:p>
          </table:table-cell>
          <table:table-cell office:value-type="float" office:value="-206.14" calcext:value-type="float">
            <text:p>-206,14</text:p>
          </table:table-cell>
        </table:table-row>
        <table:table-row table:style-name="ro1">
          <table:table-cell office:value-type="float" office:value="-182.544" calcext:value-type="float">
            <text:p>-182,544</text:p>
          </table:table-cell>
          <table:table-cell office:value-type="float" office:value="-152.708" calcext:value-type="float">
            <text:p>-152,708</text:p>
          </table:table-cell>
          <table:table-cell office:value-type="float" office:value="-228.767" calcext:value-type="float">
            <text:p>-228,767</text:p>
          </table:table-cell>
          <table:table-cell office:value-type="float" office:value="-233.334" calcext:value-type="float">
            <text:p>-233,334</text:p>
          </table:table-cell>
          <table:table-cell office:value-type="float" office:value="-239.362" calcext:value-type="float">
            <text:p>-239,362</text:p>
          </table:table-cell>
        </table:table-row>
        <table:table-row table:style-name="ro1">
          <table:table-cell office:value-type="float" office:value="-198.082" calcext:value-type="float">
            <text:p>-198,082</text:p>
          </table:table-cell>
          <table:table-cell office:value-type="float" office:value="-200.251" calcext:value-type="float">
            <text:p>-200,251</text:p>
          </table:table-cell>
          <table:table-cell office:value-type="float" office:value="-253.327" calcext:value-type="float">
            <text:p>-253,327</text:p>
          </table:table-cell>
          <table:table-cell office:value-type="float" office:value="-242.196" calcext:value-type="float">
            <text:p>-242,196</text:p>
          </table:table-cell>
          <table:table-cell office:value-type="float" office:value="-205.996" calcext:value-type="float">
            <text:p>-205,996</text:p>
          </table:table-cell>
        </table:table-row>
        <table:table-row table:style-name="ro1">
          <table:table-cell office:value-type="float" office:value="-204.491" calcext:value-type="float">
            <text:p>-204,491</text:p>
          </table:table-cell>
          <table:table-cell office:value-type="float" office:value="-178.218" calcext:value-type="float">
            <text:p>-178,218</text:p>
          </table:table-cell>
          <table:table-cell office:value-type="float" office:value="-244.657" calcext:value-type="float">
            <text:p>-244,657</text:p>
          </table:table-cell>
          <table:table-cell office:value-type="float" office:value="-239.454" calcext:value-type="float">
            <text:p>-239,454</text:p>
          </table:table-cell>
          <table:table-cell office:value-type="float" office:value="-204.177" calcext:value-type="float">
            <text:p>-204,177</text:p>
          </table:table-cell>
        </table:table-row>
        <table:table-row table:style-name="ro1">
          <table:table-cell office:value-type="float" office:value="-182.886" calcext:value-type="float">
            <text:p>-182,886</text:p>
          </table:table-cell>
          <table:table-cell office:value-type="float" office:value="-168.721" calcext:value-type="float">
            <text:p>-168,721</text:p>
          </table:table-cell>
          <table:table-cell office:value-type="float" office:value="-246.066" calcext:value-type="float">
            <text:p>-246,066</text:p>
          </table:table-cell>
          <table:table-cell office:value-type="float" office:value="-239.64" calcext:value-type="float">
            <text:p>-239,64</text:p>
          </table:table-cell>
          <table:table-cell office:value-type="float" office:value="-222.613" calcext:value-type="float">
            <text:p>-222,613</text:p>
          </table:table-cell>
        </table:table-row>
        <table:table-row table:style-name="ro1">
          <table:table-cell office:value-type="float" office:value="-209.019" calcext:value-type="float">
            <text:p>-209,019</text:p>
          </table:table-cell>
          <table:table-cell office:value-type="float" office:value="-170.536" calcext:value-type="float">
            <text:p>-170,536</text:p>
          </table:table-cell>
          <table:table-cell office:value-type="float" office:value="-207.062" calcext:value-type="float">
            <text:p>-207,062</text:p>
          </table:table-cell>
          <table:table-cell office:value-type="float" office:value="-240.825" calcext:value-type="float">
            <text:p>-240,825</text:p>
          </table:table-cell>
          <table:table-cell office:value-type="float" office:value="-211.211" calcext:value-type="float">
            <text:p>-211,211</text:p>
          </table:table-cell>
        </table:table-row>
        <table:table-row table:style-name="ro1">
          <table:table-cell office:value-type="float" office:value="-190.473" calcext:value-type="float">
            <text:p>-190,473</text:p>
          </table:table-cell>
          <table:table-cell office:value-type="float" office:value="-192.306" calcext:value-type="float">
            <text:p>-192,306</text:p>
          </table:table-cell>
          <table:table-cell office:value-type="float" office:value="-247.381" calcext:value-type="float">
            <text:p>-247,381</text:p>
          </table:table-cell>
          <table:table-cell office:value-type="float" office:value="-229.888" calcext:value-type="float">
            <text:p>-229,888</text:p>
          </table:table-cell>
          <table:table-cell office:value-type="float" office:value="-216.32" calcext:value-type="float">
            <text:p>-216,32</text:p>
          </table:table-cell>
        </table:table-row>
        <table:table-row table:style-name="ro1">
          <table:table-cell office:value-type="float" office:value="-189.445" calcext:value-type="float">
            <text:p>-189,445</text:p>
          </table:table-cell>
          <table:table-cell office:value-type="float" office:value="-176.306" calcext:value-type="float">
            <text:p>-176,306</text:p>
          </table:table-cell>
          <table:table-cell office:value-type="float" office:value="-259.832" calcext:value-type="float">
            <text:p>-259,832</text:p>
          </table:table-cell>
          <table:table-cell office:value-type="float" office:value="-245.674" calcext:value-type="float">
            <text:p>-245,674</text:p>
          </table:table-cell>
          <table:table-cell office:value-type="float" office:value="-220.221" calcext:value-type="float">
            <text:p>-220,221</text:p>
          </table:table-cell>
        </table:table-row>
        <table:table-row table:style-name="ro1">
          <table:table-cell office:value-type="float" office:value="-203.791" calcext:value-type="float">
            <text:p>-203,791</text:p>
          </table:table-cell>
          <table:table-cell office:value-type="float" office:value="-180.921" calcext:value-type="float">
            <text:p>-180,921</text:p>
          </table:table-cell>
          <table:table-cell office:value-type="float" office:value="-241.034" calcext:value-type="float">
            <text:p>-241,034</text:p>
          </table:table-cell>
          <table:table-cell office:value-type="float" office:value="-220.709" calcext:value-type="float">
            <text:p>-220,709</text:p>
          </table:table-cell>
          <table:table-cell office:value-type="float" office:value="-210.24" calcext:value-type="float">
            <text:p>-210,24</text:p>
          </table:table-cell>
        </table:table-row>
        <table:table-row table:style-name="ro1">
          <table:table-cell office:value-type="float" office:value="-192.249" calcext:value-type="float">
            <text:p>-192,249</text:p>
          </table:table-cell>
          <table:table-cell office:value-type="float" office:value="-182.225" calcext:value-type="float">
            <text:p>-182,225</text:p>
          </table:table-cell>
          <table:table-cell office:value-type="float" office:value="-251.356" calcext:value-type="float">
            <text:p>-251,356</text:p>
          </table:table-cell>
          <table:table-cell office:value-type="float" office:value="-212.394" calcext:value-type="float">
            <text:p>-212,394</text:p>
          </table:table-cell>
          <table:table-cell office:value-type="float" office:value="-208.256" calcext:value-type="float">
            <text:p>-208,256</text:p>
          </table:table-cell>
        </table:table-row>
        <table:table-row table:style-name="ro1">
          <table:table-cell office:value-type="float" office:value="-191.351" calcext:value-type="float">
            <text:p>-191,351</text:p>
          </table:table-cell>
          <table:table-cell office:value-type="float" office:value="-181.053" calcext:value-type="float">
            <text:p>-181,053</text:p>
          </table:table-cell>
          <table:table-cell office:value-type="float" office:value="-232.333" calcext:value-type="float">
            <text:p>-232,333</text:p>
          </table:table-cell>
          <table:table-cell office:value-type="float" office:value="-213.745" calcext:value-type="float">
            <text:p>-213,745</text:p>
          </table:table-cell>
          <table:table-cell office:value-type="float" office:value="-218.309" calcext:value-type="float">
            <text:p>-218,309</text:p>
          </table:table-cell>
        </table:table-row>
        <table:table-row table:style-name="ro1">
          <table:table-cell office:value-type="float" office:value="-203.707" calcext:value-type="float">
            <text:p>-203,707</text:p>
          </table:table-cell>
          <table:table-cell office:value-type="float" office:value="-195.929" calcext:value-type="float">
            <text:p>-195,929</text:p>
          </table:table-cell>
          <table:table-cell office:value-type="float" office:value="-256.138" calcext:value-type="float">
            <text:p>-256,138</text:p>
          </table:table-cell>
          <table:table-cell office:value-type="float" office:value="-241.862" calcext:value-type="float">
            <text:p>-241,862</text:p>
          </table:table-cell>
          <table:table-cell office:value-type="float" office:value="-213.184" calcext:value-type="float">
            <text:p>-213,184</text:p>
          </table:table-cell>
        </table:table-row>
        <table:table-row table:style-name="ro1">
          <table:table-cell office:value-type="float" office:value="-203.71" calcext:value-type="float">
            <text:p>-203,71</text:p>
          </table:table-cell>
          <table:table-cell office:value-type="float" office:value="-190.226" calcext:value-type="float">
            <text:p>-190,226</text:p>
          </table:table-cell>
          <table:table-cell office:value-type="float" office:value="-245.652" calcext:value-type="float">
            <text:p>-245,652</text:p>
          </table:table-cell>
          <table:table-cell office:value-type="float" office:value="-223.089" calcext:value-type="float">
            <text:p>-223,089</text:p>
          </table:table-cell>
          <table:table-cell office:value-type="float" office:value="-239.886" calcext:value-type="float">
            <text:p>-239,886</text:p>
          </table:table-cell>
        </table:table-row>
        <table:table-row table:style-name="ro1">
          <table:table-cell office:value-type="float" office:value="-181.196" calcext:value-type="float">
            <text:p>-181,196</text:p>
          </table:table-cell>
          <table:table-cell office:value-type="float" office:value="-181.302" calcext:value-type="float">
            <text:p>-181,302</text:p>
          </table:table-cell>
          <table:table-cell office:value-type="float" office:value="-251.854" calcext:value-type="float">
            <text:p>-251,854</text:p>
          </table:table-cell>
          <table:table-cell office:value-type="float" office:value="-222.212" calcext:value-type="float">
            <text:p>-222,212</text:p>
          </table:table-cell>
          <table:table-cell office:value-type="float" office:value="-233.886" calcext:value-type="float">
            <text:p>-233,886</text:p>
          </table:table-cell>
        </table:table-row>
        <table:table-row table:style-name="ro1">
          <table:table-cell office:value-type="float" office:value="-187.067" calcext:value-type="float">
            <text:p>-187,067</text:p>
          </table:table-cell>
          <table:table-cell office:value-type="float" office:value="-174.439" calcext:value-type="float">
            <text:p>-174,439</text:p>
          </table:table-cell>
          <table:table-cell office:value-type="float" office:value="-259.836" calcext:value-type="float">
            <text:p>-259,836</text:p>
          </table:table-cell>
          <table:table-cell office:value-type="float" office:value="-225.613" calcext:value-type="float">
            <text:p>-225,613</text:p>
          </table:table-cell>
          <table:table-cell office:value-type="float" office:value="-206.264" calcext:value-type="float">
            <text:p>-206,264</text:p>
          </table:table-cell>
        </table:table-row>
        <table:table-row table:style-name="ro1">
          <table:table-cell office:value-type="float" office:value="-200.413" calcext:value-type="float">
            <text:p>-200,413</text:p>
          </table:table-cell>
          <table:table-cell office:value-type="float" office:value="-207.612" calcext:value-type="float">
            <text:p>-207,612</text:p>
          </table:table-cell>
          <table:table-cell office:value-type="float" office:value="-241.056" calcext:value-type="float">
            <text:p>-241,056</text:p>
          </table:table-cell>
          <table:table-cell office:value-type="float" office:value="-214.756" calcext:value-type="float">
            <text:p>-214,756</text:p>
          </table:table-cell>
          <table:table-cell office:value-type="float" office:value="-211.84" calcext:value-type="float">
            <text:p>-211,84</text:p>
          </table:table-cell>
        </table:table-row>
        <table:table-row table:style-name="ro1">
          <table:table-cell office:value-type="float" office:value="-192.094" calcext:value-type="float">
            <text:p>-192,094</text:p>
          </table:table-cell>
          <table:table-cell office:value-type="float" office:value="-162.394" calcext:value-type="float">
            <text:p>-162,394</text:p>
          </table:table-cell>
          <table:table-cell office:value-type="float" office:value="-266.231" calcext:value-type="float">
            <text:p>-266,231</text:p>
          </table:table-cell>
          <table:table-cell office:value-type="float" office:value="-228.657" calcext:value-type="float">
            <text:p>-228,657</text:p>
          </table:table-cell>
          <table:table-cell office:value-type="float" office:value="-234.523" calcext:value-type="float">
            <text:p>-234,523</text:p>
          </table:table-cell>
        </table:table-row>
        <table:table-row table:style-name="ro1">
          <table:table-cell office:value-type="float" office:value="-207.884" calcext:value-type="float">
            <text:p>-207,884</text:p>
          </table:table-cell>
          <table:table-cell office:value-type="float" office:value="-198.793" calcext:value-type="float">
            <text:p>-198,793</text:p>
          </table:table-cell>
          <table:table-cell office:value-type="float" office:value="-228.382" calcext:value-type="float">
            <text:p>-228,382</text:p>
          </table:table-cell>
          <table:table-cell office:value-type="float" office:value="-195.221" calcext:value-type="float">
            <text:p>-195,221</text:p>
          </table:table-cell>
          <table:table-cell office:value-type="float" office:value="-215.811" calcext:value-type="float">
            <text:p>-215,811</text:p>
          </table:table-cell>
        </table:table-row>
        <table:table-row table:style-name="ro1">
          <table:table-cell office:value-type="float" office:value="-190.623" calcext:value-type="float">
            <text:p>-190,623</text:p>
          </table:table-cell>
          <table:table-cell office:value-type="float" office:value="-191.164" calcext:value-type="float">
            <text:p>-191,164</text:p>
          </table:table-cell>
          <table:table-cell office:value-type="float" office:value="-248.017" calcext:value-type="float">
            <text:p>-248,017</text:p>
          </table:table-cell>
          <table:table-cell office:value-type="float" office:value="-218.573" calcext:value-type="float">
            <text:p>-218,573</text:p>
          </table:table-cell>
          <table:table-cell office:value-type="float" office:value="-202.882" calcext:value-type="float">
            <text:p>-202,882</text:p>
          </table:table-cell>
        </table:table-row>
        <table:table-row table:style-name="ro1">
          <table:table-cell office:value-type="float" office:value="-174.195" calcext:value-type="float">
            <text:p>-174,195</text:p>
          </table:table-cell>
          <table:table-cell office:value-type="float" office:value="-180.163" calcext:value-type="float">
            <text:p>-180,163</text:p>
          </table:table-cell>
          <table:table-cell office:value-type="float" office:value="-222.951" calcext:value-type="float">
            <text:p>-222,951</text:p>
          </table:table-cell>
          <table:table-cell office:value-type="float" office:value="-236.392" calcext:value-type="float">
            <text:p>-236,392</text:p>
          </table:table-cell>
          <table:table-cell office:value-type="float" office:value="-205.892" calcext:value-type="float">
            <text:p>-205,892</text:p>
          </table:table-cell>
        </table:table-row>
        <table:table-row table:style-name="ro1">
          <table:table-cell office:value-type="float" office:value="-200.908" calcext:value-type="float">
            <text:p>-200,908</text:p>
          </table:table-cell>
          <table:table-cell office:value-type="float" office:value="-194.088" calcext:value-type="float">
            <text:p>-194,088</text:p>
          </table:table-cell>
          <table:table-cell office:value-type="float" office:value="-225.035" calcext:value-type="float">
            <text:p>-225,035</text:p>
          </table:table-cell>
          <table:table-cell office:value-type="float" office:value="-226.792" calcext:value-type="float">
            <text:p>-226,792</text:p>
          </table:table-cell>
          <table:table-cell office:value-type="float" office:value="-216.556" calcext:value-type="float">
            <text:p>-216,556</text:p>
          </table:table-cell>
        </table:table-row>
        <table:table-row table:style-name="ro1">
          <table:table-cell office:value-type="float" office:value="-193.411" calcext:value-type="float">
            <text:p>-193,411</text:p>
          </table:table-cell>
          <table:table-cell office:value-type="float" office:value="-192.067" calcext:value-type="float">
            <text:p>-192,067</text:p>
          </table:table-cell>
          <table:table-cell office:value-type="float" office:value="-249.644" calcext:value-type="float">
            <text:p>-249,644</text:p>
          </table:table-cell>
          <table:table-cell office:value-type="float" office:value="-232.692" calcext:value-type="float">
            <text:p>-232,692</text:p>
          </table:table-cell>
          <table:table-cell office:value-type="float" office:value="-209.611" calcext:value-type="float">
            <text:p>-209,611</text:p>
          </table:table-cell>
        </table:table-row>
        <table:table-row table:style-name="ro1">
          <table:table-cell office:value-type="float" office:value="-200.461" calcext:value-type="float">
            <text:p>-200,461</text:p>
          </table:table-cell>
          <table:table-cell office:value-type="float" office:value="-195.501" calcext:value-type="float">
            <text:p>-195,501</text:p>
          </table:table-cell>
          <table:table-cell office:value-type="float" office:value="-236.361" calcext:value-type="float">
            <text:p>-236,361</text:p>
          </table:table-cell>
          <table:table-cell office:value-type="float" office:value="-216.186" calcext:value-type="float">
            <text:p>-216,186</text:p>
          </table:table-cell>
          <table:table-cell office:value-type="float" office:value="-195.624" calcext:value-type="float">
            <text:p>-195,624</text:p>
          </table:table-cell>
        </table:table-row>
        <table:table-row table:style-name="ro1">
          <table:table-cell office:value-type="float" office:value="-193.314" calcext:value-type="float">
            <text:p>-193,314</text:p>
          </table:table-cell>
          <table:table-cell office:value-type="float" office:value="-188.879" calcext:value-type="float">
            <text:p>-188,879</text:p>
          </table:table-cell>
          <table:table-cell office:value-type="float" office:value="-260.559" calcext:value-type="float">
            <text:p>-260,559</text:p>
          </table:table-cell>
          <table:table-cell office:value-type="float" office:value="-242.687" calcext:value-type="float">
            <text:p>-242,687</text:p>
          </table:table-cell>
          <table:table-cell office:value-type="float" office:value="-201.255" calcext:value-type="float">
            <text:p>-201,255</text:p>
          </table:table-cell>
        </table:table-row>
        <table:table-row table:style-name="ro1">
          <table:table-cell office:value-type="float" office:value="-209.602" calcext:value-type="float">
            <text:p>-209,602</text:p>
          </table:table-cell>
          <table:table-cell office:value-type="float" office:value="-184.919" calcext:value-type="float">
            <text:p>-184,919</text:p>
          </table:table-cell>
          <table:table-cell office:value-type="float" office:value="-246.345" calcext:value-type="float">
            <text:p>-246,345</text:p>
          </table:table-cell>
          <table:table-cell office:value-type="float" office:value="-234.564" calcext:value-type="float">
            <text:p>-234,564</text:p>
          </table:table-cell>
          <table:table-cell office:value-type="float" office:value="-207.139" calcext:value-type="float">
            <text:p>-207,139</text:p>
          </table:table-cell>
        </table:table-row>
        <table:table-row table:style-name="ro1">
          <table:table-cell office:value-type="float" office:value="-168.883" calcext:value-type="float">
            <text:p>-168,883</text:p>
          </table:table-cell>
          <table:table-cell office:value-type="float" office:value="-191.013" calcext:value-type="float">
            <text:p>-191,013</text:p>
          </table:table-cell>
          <table:table-cell office:value-type="float" office:value="-256.068" calcext:value-type="float">
            <text:p>-256,068</text:p>
          </table:table-cell>
          <table:table-cell office:value-type="float" office:value="-229.61" calcext:value-type="float">
            <text:p>-229,61</text:p>
          </table:table-cell>
          <table:table-cell office:value-type="float" office:value="-202.436" calcext:value-type="float">
            <text:p>-202,436</text:p>
          </table:table-cell>
        </table:table-row>
        <table:table-row table:style-name="ro1">
          <table:table-cell office:value-type="float" office:value="-185.897" calcext:value-type="float">
            <text:p>-185,897</text:p>
          </table:table-cell>
          <table:table-cell office:value-type="float" office:value="-200.555" calcext:value-type="float">
            <text:p>-200,555</text:p>
          </table:table-cell>
          <table:table-cell office:value-type="float" office:value="-245.597" calcext:value-type="float">
            <text:p>-245,597</text:p>
          </table:table-cell>
          <table:table-cell office:value-type="float" office:value="-233.267" calcext:value-type="float">
            <text:p>-233,267</text:p>
          </table:table-cell>
          <table:table-cell office:value-type="float" office:value="-241.242" calcext:value-type="float">
            <text:p>-241,242</text:p>
          </table:table-cell>
        </table:table-row>
        <table:table-row table:style-name="ro1">
          <table:table-cell office:value-type="float" office:value="-186.046" calcext:value-type="float">
            <text:p>-186,046</text:p>
          </table:table-cell>
          <table:table-cell office:value-type="float" office:value="-203.358" calcext:value-type="float">
            <text:p>-203,358</text:p>
          </table:table-cell>
          <table:table-cell office:value-type="float" office:value="-224.669" calcext:value-type="float">
            <text:p>-224,669</text:p>
          </table:table-cell>
          <table:table-cell office:value-type="float" office:value="-244.163" calcext:value-type="float">
            <text:p>-244,163</text:p>
          </table:table-cell>
          <table:table-cell office:value-type="float" office:value="-231.332" calcext:value-type="float">
            <text:p>-231,332</text:p>
          </table:table-cell>
        </table:table-row>
        <table:table-row table:style-name="ro1">
          <table:table-cell office:value-type="float" office:value="-193.62" calcext:value-type="float">
            <text:p>-193,62</text:p>
          </table:table-cell>
          <table:table-cell office:value-type="float" office:value="-194.407" calcext:value-type="float">
            <text:p>-194,407</text:p>
          </table:table-cell>
          <table:table-cell office:value-type="float" office:value="-241.262" calcext:value-type="float">
            <text:p>-241,262</text:p>
          </table:table-cell>
          <table:table-cell office:value-type="float" office:value="-248.844" calcext:value-type="float">
            <text:p>-248,844</text:p>
          </table:table-cell>
          <table:table-cell office:value-type="float" office:value="-208.782" calcext:value-type="float">
            <text:p>-208,782</text:p>
          </table:table-cell>
        </table:table-row>
        <table:table-row table:style-name="ro1">
          <table:table-cell office:value-type="float" office:value="-202.067" calcext:value-type="float">
            <text:p>-202,067</text:p>
          </table:table-cell>
          <table:table-cell office:value-type="float" office:value="-183.007" calcext:value-type="float">
            <text:p>-183,007</text:p>
          </table:table-cell>
          <table:table-cell office:value-type="float" office:value="-236.872" calcext:value-type="float">
            <text:p>-236,872</text:p>
          </table:table-cell>
          <table:table-cell office:value-type="float" office:value="-215.881" calcext:value-type="float">
            <text:p>-215,881</text:p>
          </table:table-cell>
          <table:table-cell office:value-type="float" office:value="-208.037" calcext:value-type="float">
            <text:p>-208,037</text:p>
          </table:table-cell>
        </table:table-row>
        <table:table-row table:style-name="ro1">
          <table:table-cell office:value-type="float" office:value="-189.174" calcext:value-type="float">
            <text:p>-189,174</text:p>
          </table:table-cell>
          <table:table-cell office:value-type="float" office:value="-171.338" calcext:value-type="float">
            <text:p>-171,338</text:p>
          </table:table-cell>
          <table:table-cell office:value-type="float" office:value="-221.756" calcext:value-type="float">
            <text:p>-221,756</text:p>
          </table:table-cell>
          <table:table-cell office:value-type="float" office:value="-196.411" calcext:value-type="float">
            <text:p>-196,411</text:p>
          </table:table-cell>
          <table:table-cell office:value-type="float" office:value="-224.058" calcext:value-type="float">
            <text:p>-224,058</text:p>
          </table:table-cell>
        </table:table-row>
        <table:table-row table:style-name="ro1">
          <table:table-cell office:value-type="float" office:value="-201.967" calcext:value-type="float">
            <text:p>-201,967</text:p>
          </table:table-cell>
          <table:table-cell office:value-type="float" office:value="-202.538" calcext:value-type="float">
            <text:p>-202,538</text:p>
          </table:table-cell>
          <table:table-cell office:value-type="float" office:value="-210.035" calcext:value-type="float">
            <text:p>-210,035</text:p>
          </table:table-cell>
          <table:table-cell office:value-type="float" office:value="-220.671" calcext:value-type="float">
            <text:p>-220,671</text:p>
          </table:table-cell>
          <table:table-cell office:value-type="float" office:value="-194.174" calcext:value-type="float">
            <text:p>-194,174</text:p>
          </table:table-cell>
        </table:table-row>
        <table:table-row table:style-name="ro1">
          <table:table-cell office:value-type="float" office:value="-217.618" calcext:value-type="float">
            <text:p>-217,618</text:p>
          </table:table-cell>
          <table:table-cell office:value-type="float" office:value="-173.884" calcext:value-type="float">
            <text:p>-173,884</text:p>
          </table:table-cell>
          <table:table-cell office:value-type="float" office:value="-252.386" calcext:value-type="float">
            <text:p>-252,386</text:p>
          </table:table-cell>
          <table:table-cell office:value-type="float" office:value="-186.125" calcext:value-type="float">
            <text:p>-186,125</text:p>
          </table:table-cell>
          <table:table-cell office:value-type="float" office:value="-228.027" calcext:value-type="float">
            <text:p>-228,027</text:p>
          </table:table-cell>
        </table:table-row>
        <table:table-row table:style-name="ro1">
          <table:table-cell office:value-type="float" office:value="-215.335" calcext:value-type="float">
            <text:p>-215,335</text:p>
          </table:table-cell>
          <table:table-cell office:value-type="float" office:value="-176.987" calcext:value-type="float">
            <text:p>-176,987</text:p>
          </table:table-cell>
          <table:table-cell office:value-type="float" office:value="-226.44" calcext:value-type="float">
            <text:p>-226,44</text:p>
          </table:table-cell>
          <table:table-cell office:value-type="float" office:value="-225.064" calcext:value-type="float">
            <text:p>-225,064</text:p>
          </table:table-cell>
          <table:table-cell office:value-type="float" office:value="-192.778" calcext:value-type="float">
            <text:p>-192,778</text:p>
          </table:table-cell>
        </table:table-row>
        <table:table-row table:style-name="ro1">
          <table:table-cell office:value-type="float" office:value="-244.05" calcext:value-type="float">
            <text:p>-244,05</text:p>
          </table:table-cell>
          <table:table-cell office:value-type="float" office:value="-182.481" calcext:value-type="float">
            <text:p>-182,481</text:p>
          </table:table-cell>
          <table:table-cell office:value-type="float" office:value="-220.199" calcext:value-type="float">
            <text:p>-220,199</text:p>
          </table:table-cell>
          <table:table-cell office:value-type="float" office:value="-233.752" calcext:value-type="float">
            <text:p>-233,752</text:p>
          </table:table-cell>
          <table:table-cell office:value-type="float" office:value="-207.853" calcext:value-type="float">
            <text:p>-207,853</text:p>
          </table:table-cell>
        </table:table-row>
      </table:table>
      <table:table table:name="tyloop_mut_nwat_mmgbsa_combined" table:style-name="ta1">
        <table:table-column table:style-name="co5" table:number-columns-repeated="5" table:default-cell-style-name="Default"/>
        <table:table-row table:style-name="ro1">
          <table:table-cell office:value-type="float" office:value="-134.695" calcext:value-type="float">
            <text:p>-134,695</text:p>
          </table:table-cell>
          <table:table-cell office:value-type="float" office:value="-127.133" calcext:value-type="float">
            <text:p>-127,133</text:p>
          </table:table-cell>
          <table:table-cell office:value-type="float" office:value="-150.284" calcext:value-type="float">
            <text:p>-150,284</text:p>
          </table:table-cell>
          <table:table-cell office:value-type="float" office:value="-122.825" calcext:value-type="float">
            <text:p>-122,825</text:p>
          </table:table-cell>
          <table:table-cell office:value-type="float" office:value="-109.944" calcext:value-type="float">
            <text:p>-109,944</text:p>
          </table:table-cell>
        </table:table-row>
        <table:table-row table:style-name="ro1">
          <table:table-cell office:value-type="float" office:value="-157.322" calcext:value-type="float">
            <text:p>-157,322</text:p>
          </table:table-cell>
          <table:table-cell office:value-type="float" office:value="-101.784" calcext:value-type="float">
            <text:p>-101,784</text:p>
          </table:table-cell>
          <table:table-cell office:value-type="float" office:value="-138.314" calcext:value-type="float">
            <text:p>-138,314</text:p>
          </table:table-cell>
          <table:table-cell office:value-type="float" office:value="-138.725" calcext:value-type="float">
            <text:p>-138,725</text:p>
          </table:table-cell>
          <table:table-cell office:value-type="float" office:value="-120.871" calcext:value-type="float">
            <text:p>-120,871</text:p>
          </table:table-cell>
        </table:table-row>
        <table:table-row table:style-name="ro1">
          <table:table-cell office:value-type="float" office:value="-142.552" calcext:value-type="float">
            <text:p>-142,552</text:p>
          </table:table-cell>
          <table:table-cell office:value-type="float" office:value="-121.083" calcext:value-type="float">
            <text:p>-121,083</text:p>
          </table:table-cell>
          <table:table-cell office:value-type="float" office:value="-141.596" calcext:value-type="float">
            <text:p>-141,596</text:p>
          </table:table-cell>
          <table:table-cell office:value-type="float" office:value="-142.155" calcext:value-type="float">
            <text:p>-142,155</text:p>
          </table:table-cell>
          <table:table-cell office:value-type="float" office:value="-101.468" calcext:value-type="float">
            <text:p>-101,468</text:p>
          </table:table-cell>
        </table:table-row>
        <table:table-row table:style-name="ro1">
          <table:table-cell office:value-type="float" office:value="-140.2" calcext:value-type="float">
            <text:p>-140,2</text:p>
          </table:table-cell>
          <table:table-cell office:value-type="float" office:value="-120.69" calcext:value-type="float">
            <text:p>-120,69</text:p>
          </table:table-cell>
          <table:table-cell office:value-type="float" office:value="-132.448" calcext:value-type="float">
            <text:p>-132,448</text:p>
          </table:table-cell>
          <table:table-cell office:value-type="float" office:value="-138.918" calcext:value-type="float">
            <text:p>-138,918</text:p>
          </table:table-cell>
          <table:table-cell office:value-type="float" office:value="-95.0884" calcext:value-type="float">
            <text:p>-95,0884</text:p>
          </table:table-cell>
        </table:table-row>
        <table:table-row table:style-name="ro1">
          <table:table-cell office:value-type="float" office:value="-153.572" calcext:value-type="float">
            <text:p>-153,572</text:p>
          </table:table-cell>
          <table:table-cell office:value-type="float" office:value="-117.213" calcext:value-type="float">
            <text:p>-117,213</text:p>
          </table:table-cell>
          <table:table-cell office:value-type="float" office:value="-144.761" calcext:value-type="float">
            <text:p>-144,761</text:p>
          </table:table-cell>
          <table:table-cell office:value-type="float" office:value="-157.983" calcext:value-type="float">
            <text:p>-157,983</text:p>
          </table:table-cell>
          <table:table-cell office:value-type="float" office:value="-125.017" calcext:value-type="float">
            <text:p>-125,017</text:p>
          </table:table-cell>
        </table:table-row>
        <table:table-row table:style-name="ro1">
          <table:table-cell office:value-type="float" office:value="-138.268" calcext:value-type="float">
            <text:p>-138,268</text:p>
          </table:table-cell>
          <table:table-cell office:value-type="float" office:value="-108.242" calcext:value-type="float">
            <text:p>-108,242</text:p>
          </table:table-cell>
          <table:table-cell office:value-type="float" office:value="-145.973" calcext:value-type="float">
            <text:p>-145,973</text:p>
          </table:table-cell>
          <table:table-cell office:value-type="float" office:value="-122.859" calcext:value-type="float">
            <text:p>-122,859</text:p>
          </table:table-cell>
          <table:table-cell office:value-type="float" office:value="-102.207" calcext:value-type="float">
            <text:p>-102,207</text:p>
          </table:table-cell>
        </table:table-row>
        <table:table-row table:style-name="ro1">
          <table:table-cell office:value-type="float" office:value="-141.051" calcext:value-type="float">
            <text:p>-141,051</text:p>
          </table:table-cell>
          <table:table-cell office:value-type="float" office:value="-112.372" calcext:value-type="float">
            <text:p>-112,372</text:p>
          </table:table-cell>
          <table:table-cell office:value-type="float" office:value="-162.193" calcext:value-type="float">
            <text:p>-162,193</text:p>
          </table:table-cell>
          <table:table-cell office:value-type="float" office:value="-132.59" calcext:value-type="float">
            <text:p>-132,59</text:p>
          </table:table-cell>
          <table:table-cell office:value-type="float" office:value="-112.58" calcext:value-type="float">
            <text:p>-112,58</text:p>
          </table:table-cell>
        </table:table-row>
        <table:table-row table:style-name="ro1">
          <table:table-cell office:value-type="float" office:value="-148.197" calcext:value-type="float">
            <text:p>-148,197</text:p>
          </table:table-cell>
          <table:table-cell office:value-type="float" office:value="-118.72" calcext:value-type="float">
            <text:p>-118,72</text:p>
          </table:table-cell>
          <table:table-cell office:value-type="float" office:value="-142.414" calcext:value-type="float">
            <text:p>-142,414</text:p>
          </table:table-cell>
          <table:table-cell office:value-type="float" office:value="-132.073" calcext:value-type="float">
            <text:p>-132,073</text:p>
          </table:table-cell>
          <table:table-cell office:value-type="float" office:value="-117.782" calcext:value-type="float">
            <text:p>-117,782</text:p>
          </table:table-cell>
        </table:table-row>
        <table:table-row table:style-name="ro1">
          <table:table-cell office:value-type="float" office:value="-133.828" calcext:value-type="float">
            <text:p>-133,828</text:p>
          </table:table-cell>
          <table:table-cell office:value-type="float" office:value="-92.8789" calcext:value-type="float">
            <text:p>-92,8789</text:p>
          </table:table-cell>
          <table:table-cell office:value-type="float" office:value="-127.004" calcext:value-type="float">
            <text:p>-127,004</text:p>
          </table:table-cell>
          <table:table-cell office:value-type="float" office:value="-124.938" calcext:value-type="float">
            <text:p>-124,938</text:p>
          </table:table-cell>
          <table:table-cell office:value-type="float" office:value="-108.367" calcext:value-type="float">
            <text:p>-108,367</text:p>
          </table:table-cell>
        </table:table-row>
        <table:table-row table:style-name="ro1">
          <table:table-cell office:value-type="float" office:value="-143.206" calcext:value-type="float">
            <text:p>-143,206</text:p>
          </table:table-cell>
          <table:table-cell office:value-type="float" office:value="-116.632" calcext:value-type="float">
            <text:p>-116,632</text:p>
          </table:table-cell>
          <table:table-cell office:value-type="float" office:value="-139.277" calcext:value-type="float">
            <text:p>-139,277</text:p>
          </table:table-cell>
          <table:table-cell office:value-type="float" office:value="-133.375" calcext:value-type="float">
            <text:p>-133,375</text:p>
          </table:table-cell>
          <table:table-cell office:value-type="float" office:value="-111.34" calcext:value-type="float">
            <text:p>-111,34</text:p>
          </table:table-cell>
        </table:table-row>
        <table:table-row table:style-name="ro1">
          <table:table-cell office:value-type="float" office:value="-159.668" calcext:value-type="float">
            <text:p>-159,668</text:p>
          </table:table-cell>
          <table:table-cell office:value-type="float" office:value="-112.886" calcext:value-type="float">
            <text:p>-112,886</text:p>
          </table:table-cell>
          <table:table-cell office:value-type="float" office:value="-151.123" calcext:value-type="float">
            <text:p>-151,123</text:p>
          </table:table-cell>
          <table:table-cell office:value-type="float" office:value="-132.059" calcext:value-type="float">
            <text:p>-132,059</text:p>
          </table:table-cell>
          <table:table-cell office:value-type="float" office:value="-116.773" calcext:value-type="float">
            <text:p>-116,773</text:p>
          </table:table-cell>
        </table:table-row>
        <table:table-row table:style-name="ro1">
          <table:table-cell office:value-type="float" office:value="-144.419" calcext:value-type="float">
            <text:p>-144,419</text:p>
          </table:table-cell>
          <table:table-cell office:value-type="float" office:value="-124.458" calcext:value-type="float">
            <text:p>-124,458</text:p>
          </table:table-cell>
          <table:table-cell office:value-type="float" office:value="-144.532" calcext:value-type="float">
            <text:p>-144,532</text:p>
          </table:table-cell>
          <table:table-cell office:value-type="float" office:value="-133.139" calcext:value-type="float">
            <text:p>-133,139</text:p>
          </table:table-cell>
          <table:table-cell office:value-type="float" office:value="-115.708" calcext:value-type="float">
            <text:p>-115,708</text:p>
          </table:table-cell>
        </table:table-row>
        <table:table-row table:style-name="ro1">
          <table:table-cell office:value-type="float" office:value="-149.413" calcext:value-type="float">
            <text:p>-149,413</text:p>
          </table:table-cell>
          <table:table-cell office:value-type="float" office:value="-120.28" calcext:value-type="float">
            <text:p>-120,28</text:p>
          </table:table-cell>
          <table:table-cell office:value-type="float" office:value="-127.593" calcext:value-type="float">
            <text:p>-127,593</text:p>
          </table:table-cell>
          <table:table-cell office:value-type="float" office:value="-148.391" calcext:value-type="float">
            <text:p>-148,391</text:p>
          </table:table-cell>
          <table:table-cell office:value-type="float" office:value="-107.795" calcext:value-type="float">
            <text:p>-107,795</text:p>
          </table:table-cell>
        </table:table-row>
        <table:table-row table:style-name="ro1">
          <table:table-cell office:value-type="float" office:value="-137.684" calcext:value-type="float">
            <text:p>-137,684</text:p>
          </table:table-cell>
          <table:table-cell office:value-type="float" office:value="-125.282" calcext:value-type="float">
            <text:p>-125,282</text:p>
          </table:table-cell>
          <table:table-cell office:value-type="float" office:value="-154.048" calcext:value-type="float">
            <text:p>-154,048</text:p>
          </table:table-cell>
          <table:table-cell office:value-type="float" office:value="-149.105" calcext:value-type="float">
            <text:p>-149,105</text:p>
          </table:table-cell>
          <table:table-cell office:value-type="float" office:value="-119.709" calcext:value-type="float">
            <text:p>-119,709</text:p>
          </table:table-cell>
        </table:table-row>
        <table:table-row table:style-name="ro1">
          <table:table-cell office:value-type="float" office:value="-156.412" calcext:value-type="float">
            <text:p>-156,412</text:p>
          </table:table-cell>
          <table:table-cell office:value-type="float" office:value="-141.526" calcext:value-type="float">
            <text:p>-141,526</text:p>
          </table:table-cell>
          <table:table-cell office:value-type="float" office:value="-132.898" calcext:value-type="float">
            <text:p>-132,898</text:p>
          </table:table-cell>
          <table:table-cell office:value-type="float" office:value="-135.571" calcext:value-type="float">
            <text:p>-135,571</text:p>
          </table:table-cell>
          <table:table-cell office:value-type="float" office:value="-103.663" calcext:value-type="float">
            <text:p>-103,663</text:p>
          </table:table-cell>
        </table:table-row>
        <table:table-row table:style-name="ro1">
          <table:table-cell office:value-type="float" office:value="-142.184" calcext:value-type="float">
            <text:p>-142,184</text:p>
          </table:table-cell>
          <table:table-cell office:value-type="float" office:value="-106.007" calcext:value-type="float">
            <text:p>-106,007</text:p>
          </table:table-cell>
          <table:table-cell office:value-type="float" office:value="-143.02" calcext:value-type="float">
            <text:p>-143,02</text:p>
          </table:table-cell>
          <table:table-cell office:value-type="float" office:value="-148.027" calcext:value-type="float">
            <text:p>-148,027</text:p>
          </table:table-cell>
          <table:table-cell office:value-type="float" office:value="-140.49" calcext:value-type="float">
            <text:p>-140,49</text:p>
          </table:table-cell>
        </table:table-row>
        <table:table-row table:style-name="ro1">
          <table:table-cell office:value-type="float" office:value="-134.252" calcext:value-type="float">
            <text:p>-134,252</text:p>
          </table:table-cell>
          <table:table-cell office:value-type="float" office:value="-129.865" calcext:value-type="float">
            <text:p>-129,865</text:p>
          </table:table-cell>
          <table:table-cell office:value-type="float" office:value="-140.937" calcext:value-type="float">
            <text:p>-140,937</text:p>
          </table:table-cell>
          <table:table-cell office:value-type="float" office:value="-137.748" calcext:value-type="float">
            <text:p>-137,748</text:p>
          </table:table-cell>
          <table:table-cell office:value-type="float" office:value="-126.284" calcext:value-type="float">
            <text:p>-126,284</text:p>
          </table:table-cell>
        </table:table-row>
        <table:table-row table:style-name="ro1">
          <table:table-cell office:value-type="float" office:value="-133.931" calcext:value-type="float">
            <text:p>-133,931</text:p>
          </table:table-cell>
          <table:table-cell office:value-type="float" office:value="-121.691" calcext:value-type="float">
            <text:p>-121,691</text:p>
          </table:table-cell>
          <table:table-cell office:value-type="float" office:value="-125.524" calcext:value-type="float">
            <text:p>-125,524</text:p>
          </table:table-cell>
          <table:table-cell office:value-type="float" office:value="-135.099" calcext:value-type="float">
            <text:p>-135,099</text:p>
          </table:table-cell>
          <table:table-cell office:value-type="float" office:value="-116.573" calcext:value-type="float">
            <text:p>-116,573</text:p>
          </table:table-cell>
        </table:table-row>
        <table:table-row table:style-name="ro1">
          <table:table-cell office:value-type="float" office:value="-140.178" calcext:value-type="float">
            <text:p>-140,178</text:p>
          </table:table-cell>
          <table:table-cell office:value-type="float" office:value="-123.017" calcext:value-type="float">
            <text:p>-123,017</text:p>
          </table:table-cell>
          <table:table-cell office:value-type="float" office:value="-135.957" calcext:value-type="float">
            <text:p>-135,957</text:p>
          </table:table-cell>
          <table:table-cell office:value-type="float" office:value="-144.206" calcext:value-type="float">
            <text:p>-144,206</text:p>
          </table:table-cell>
          <table:table-cell office:value-type="float" office:value="-119.224" calcext:value-type="float">
            <text:p>-119,224</text:p>
          </table:table-cell>
        </table:table-row>
        <table:table-row table:style-name="ro1">
          <table:table-cell office:value-type="float" office:value="-140.132" calcext:value-type="float">
            <text:p>-140,132</text:p>
          </table:table-cell>
          <table:table-cell office:value-type="float" office:value="-113.424" calcext:value-type="float">
            <text:p>-113,424</text:p>
          </table:table-cell>
          <table:table-cell office:value-type="float" office:value="-133.554" calcext:value-type="float">
            <text:p>-133,554</text:p>
          </table:table-cell>
          <table:table-cell office:value-type="float" office:value="-143.622" calcext:value-type="float">
            <text:p>-143,622</text:p>
          </table:table-cell>
          <table:table-cell office:value-type="float" office:value="-114.892" calcext:value-type="float">
            <text:p>-114,892</text:p>
          </table:table-cell>
        </table:table-row>
        <table:table-row table:style-name="ro1">
          <table:table-cell office:value-type="float" office:value="-131.567" calcext:value-type="float">
            <text:p>-131,567</text:p>
          </table:table-cell>
          <table:table-cell office:value-type="float" office:value="-121.815" calcext:value-type="float">
            <text:p>-121,815</text:p>
          </table:table-cell>
          <table:table-cell office:value-type="float" office:value="-149.76" calcext:value-type="float">
            <text:p>-149,76</text:p>
          </table:table-cell>
          <table:table-cell office:value-type="float" office:value="-147.212" calcext:value-type="float">
            <text:p>-147,212</text:p>
          </table:table-cell>
          <table:table-cell office:value-type="float" office:value="-127.831" calcext:value-type="float">
            <text:p>-127,831</text:p>
          </table:table-cell>
        </table:table-row>
        <table:table-row table:style-name="ro1">
          <table:table-cell office:value-type="float" office:value="-148.436" calcext:value-type="float">
            <text:p>-148,436</text:p>
          </table:table-cell>
          <table:table-cell office:value-type="float" office:value="-119.793" calcext:value-type="float">
            <text:p>-119,793</text:p>
          </table:table-cell>
          <table:table-cell office:value-type="float" office:value="-139.539" calcext:value-type="float">
            <text:p>-139,539</text:p>
          </table:table-cell>
          <table:table-cell office:value-type="float" office:value="-151.743" calcext:value-type="float">
            <text:p>-151,743</text:p>
          </table:table-cell>
          <table:table-cell office:value-type="float" office:value="-106.177" calcext:value-type="float">
            <text:p>-106,177</text:p>
          </table:table-cell>
        </table:table-row>
        <table:table-row table:style-name="ro1">
          <table:table-cell office:value-type="float" office:value="-151.774" calcext:value-type="float">
            <text:p>-151,774</text:p>
          </table:table-cell>
          <table:table-cell office:value-type="float" office:value="-110.267" calcext:value-type="float">
            <text:p>-110,267</text:p>
          </table:table-cell>
          <table:table-cell office:value-type="float" office:value="-142.044" calcext:value-type="float">
            <text:p>-142,044</text:p>
          </table:table-cell>
          <table:table-cell office:value-type="float" office:value="-151.763" calcext:value-type="float">
            <text:p>-151,763</text:p>
          </table:table-cell>
          <table:table-cell office:value-type="float" office:value="-132.195" calcext:value-type="float">
            <text:p>-132,195</text:p>
          </table:table-cell>
        </table:table-row>
        <table:table-row table:style-name="ro1">
          <table:table-cell office:value-type="float" office:value="-141.435" calcext:value-type="float">
            <text:p>-141,435</text:p>
          </table:table-cell>
          <table:table-cell office:value-type="float" office:value="-132.178" calcext:value-type="float">
            <text:p>-132,178</text:p>
          </table:table-cell>
          <table:table-cell office:value-type="float" office:value="-138.097" calcext:value-type="float">
            <text:p>-138,097</text:p>
          </table:table-cell>
          <table:table-cell office:value-type="float" office:value="-159.392" calcext:value-type="float">
            <text:p>-159,392</text:p>
          </table:table-cell>
          <table:table-cell office:value-type="float" office:value="-132.772" calcext:value-type="float">
            <text:p>-132,772</text:p>
          </table:table-cell>
        </table:table-row>
        <table:table-row table:style-name="ro1">
          <table:table-cell office:value-type="float" office:value="-131.807" calcext:value-type="float">
            <text:p>-131,807</text:p>
          </table:table-cell>
          <table:table-cell office:value-type="float" office:value="-123.66" calcext:value-type="float">
            <text:p>-123,66</text:p>
          </table:table-cell>
          <table:table-cell office:value-type="float" office:value="-133.012" calcext:value-type="float">
            <text:p>-133,012</text:p>
          </table:table-cell>
          <table:table-cell office:value-type="float" office:value="-150.41" calcext:value-type="float">
            <text:p>-150,41</text:p>
          </table:table-cell>
          <table:table-cell office:value-type="float" office:value="-117.473" calcext:value-type="float">
            <text:p>-117,473</text:p>
          </table:table-cell>
        </table:table-row>
        <table:table-row table:style-name="ro1">
          <table:table-cell office:value-type="float" office:value="-148.124" calcext:value-type="float">
            <text:p>-148,124</text:p>
          </table:table-cell>
          <table:table-cell office:value-type="float" office:value="-137.615" calcext:value-type="float">
            <text:p>-137,615</text:p>
          </table:table-cell>
          <table:table-cell office:value-type="float" office:value="-123.058" calcext:value-type="float">
            <text:p>-123,058</text:p>
          </table:table-cell>
          <table:table-cell office:value-type="float" office:value="-154.134" calcext:value-type="float">
            <text:p>-154,134</text:p>
          </table:table-cell>
          <table:table-cell office:value-type="float" office:value="-125.661" calcext:value-type="float">
            <text:p>-125,661</text:p>
          </table:table-cell>
        </table:table-row>
        <table:table-row table:style-name="ro1">
          <table:table-cell office:value-type="float" office:value="-145.969" calcext:value-type="float">
            <text:p>-145,969</text:p>
          </table:table-cell>
          <table:table-cell office:value-type="float" office:value="-129.159" calcext:value-type="float">
            <text:p>-129,159</text:p>
          </table:table-cell>
          <table:table-cell office:value-type="float" office:value="-150.059" calcext:value-type="float">
            <text:p>-150,059</text:p>
          </table:table-cell>
          <table:table-cell office:value-type="float" office:value="-138.872" calcext:value-type="float">
            <text:p>-138,872</text:p>
          </table:table-cell>
          <table:table-cell office:value-type="float" office:value="-118.174" calcext:value-type="float">
            <text:p>-118,174</text:p>
          </table:table-cell>
        </table:table-row>
        <table:table-row table:style-name="ro1">
          <table:table-cell office:value-type="float" office:value="-159.915" calcext:value-type="float">
            <text:p>-159,915</text:p>
          </table:table-cell>
          <table:table-cell office:value-type="float" office:value="-128.94" calcext:value-type="float">
            <text:p>-128,94</text:p>
          </table:table-cell>
          <table:table-cell office:value-type="float" office:value="-138.255" calcext:value-type="float">
            <text:p>-138,255</text:p>
          </table:table-cell>
          <table:table-cell office:value-type="float" office:value="-143.668" calcext:value-type="float">
            <text:p>-143,668</text:p>
          </table:table-cell>
          <table:table-cell office:value-type="float" office:value="-122.204" calcext:value-type="float">
            <text:p>-122,204</text:p>
          </table:table-cell>
        </table:table-row>
        <table:table-row table:style-name="ro1">
          <table:table-cell office:value-type="float" office:value="-148.62" calcext:value-type="float">
            <text:p>-148,62</text:p>
          </table:table-cell>
          <table:table-cell office:value-type="float" office:value="-124.424" calcext:value-type="float">
            <text:p>-124,424</text:p>
          </table:table-cell>
          <table:table-cell office:value-type="float" office:value="-149.276" calcext:value-type="float">
            <text:p>-149,276</text:p>
          </table:table-cell>
          <table:table-cell office:value-type="float" office:value="-126.187" calcext:value-type="float">
            <text:p>-126,187</text:p>
          </table:table-cell>
          <table:table-cell office:value-type="float" office:value="-119.961" calcext:value-type="float">
            <text:p>-119,961</text:p>
          </table:table-cell>
        </table:table-row>
        <table:table-row table:style-name="ro1">
          <table:table-cell office:value-type="float" office:value="-129.896" calcext:value-type="float">
            <text:p>-129,896</text:p>
          </table:table-cell>
          <table:table-cell office:value-type="float" office:value="-110.501" calcext:value-type="float">
            <text:p>-110,501</text:p>
          </table:table-cell>
          <table:table-cell office:value-type="float" office:value="-145.425" calcext:value-type="float">
            <text:p>-145,425</text:p>
          </table:table-cell>
          <table:table-cell office:value-type="float" office:value="-134.082" calcext:value-type="float">
            <text:p>-134,082</text:p>
          </table:table-cell>
          <table:table-cell office:value-type="float" office:value="-121.202" calcext:value-type="float">
            <text:p>-121,202</text:p>
          </table:table-cell>
        </table:table-row>
        <table:table-row table:style-name="ro1">
          <table:table-cell office:value-type="float" office:value="-144.902" calcext:value-type="float">
            <text:p>-144,902</text:p>
          </table:table-cell>
          <table:table-cell office:value-type="float" office:value="-148.209" calcext:value-type="float">
            <text:p>-148,209</text:p>
          </table:table-cell>
          <table:table-cell office:value-type="float" office:value="-143.015" calcext:value-type="float">
            <text:p>-143,015</text:p>
          </table:table-cell>
          <table:table-cell office:value-type="float" office:value="-155.075" calcext:value-type="float">
            <text:p>-155,075</text:p>
          </table:table-cell>
          <table:table-cell office:value-type="float" office:value="-123.58" calcext:value-type="float">
            <text:p>-123,58</text:p>
          </table:table-cell>
        </table:table-row>
        <table:table-row table:style-name="ro1">
          <table:table-cell office:value-type="float" office:value="-145.181" calcext:value-type="float">
            <text:p>-145,181</text:p>
          </table:table-cell>
          <table:table-cell office:value-type="float" office:value="-115.839" calcext:value-type="float">
            <text:p>-115,839</text:p>
          </table:table-cell>
          <table:table-cell office:value-type="float" office:value="-148.267" calcext:value-type="float">
            <text:p>-148,267</text:p>
          </table:table-cell>
          <table:table-cell office:value-type="float" office:value="-147.881" calcext:value-type="float">
            <text:p>-147,881</text:p>
          </table:table-cell>
          <table:table-cell office:value-type="float" office:value="-98.4618" calcext:value-type="float">
            <text:p>-98,4618</text:p>
          </table:table-cell>
        </table:table-row>
        <table:table-row table:style-name="ro1">
          <table:table-cell office:value-type="float" office:value="-157.411" calcext:value-type="float">
            <text:p>-157,411</text:p>
          </table:table-cell>
          <table:table-cell office:value-type="float" office:value="-119.379" calcext:value-type="float">
            <text:p>-119,379</text:p>
          </table:table-cell>
          <table:table-cell office:value-type="float" office:value="-141.382" calcext:value-type="float">
            <text:p>-141,382</text:p>
          </table:table-cell>
          <table:table-cell office:value-type="float" office:value="-143.798" calcext:value-type="float">
            <text:p>-143,798</text:p>
          </table:table-cell>
          <table:table-cell office:value-type="float" office:value="-103.104" calcext:value-type="float">
            <text:p>-103,104</text:p>
          </table:table-cell>
        </table:table-row>
        <table:table-row table:style-name="ro1">
          <table:table-cell office:value-type="float" office:value="-137.401" calcext:value-type="float">
            <text:p>-137,401</text:p>
          </table:table-cell>
          <table:table-cell office:value-type="float" office:value="-114.699" calcext:value-type="float">
            <text:p>-114,699</text:p>
          </table:table-cell>
          <table:table-cell office:value-type="float" office:value="-144.543" calcext:value-type="float">
            <text:p>-144,543</text:p>
          </table:table-cell>
          <table:table-cell office:value-type="float" office:value="-138.265" calcext:value-type="float">
            <text:p>-138,265</text:p>
          </table:table-cell>
          <table:table-cell office:value-type="float" office:value="-123.126" calcext:value-type="float">
            <text:p>-123,126</text:p>
          </table:table-cell>
        </table:table-row>
        <table:table-row table:style-name="ro1">
          <table:table-cell office:value-type="float" office:value="-153.168" calcext:value-type="float">
            <text:p>-153,168</text:p>
          </table:table-cell>
          <table:table-cell office:value-type="float" office:value="-135.927" calcext:value-type="float">
            <text:p>-135,927</text:p>
          </table:table-cell>
          <table:table-cell office:value-type="float" office:value="-144.374" calcext:value-type="float">
            <text:p>-144,374</text:p>
          </table:table-cell>
          <table:table-cell office:value-type="float" office:value="-128.917" calcext:value-type="float">
            <text:p>-128,917</text:p>
          </table:table-cell>
          <table:table-cell office:value-type="float" office:value="-115.572" calcext:value-type="float">
            <text:p>-115,572</text:p>
          </table:table-cell>
        </table:table-row>
        <table:table-row table:style-name="ro1">
          <table:table-cell office:value-type="float" office:value="-139.59" calcext:value-type="float">
            <text:p>-139,59</text:p>
          </table:table-cell>
          <table:table-cell office:value-type="float" office:value="-99.7677" calcext:value-type="float">
            <text:p>-99,7677</text:p>
          </table:table-cell>
          <table:table-cell office:value-type="float" office:value="-139.564" calcext:value-type="float">
            <text:p>-139,564</text:p>
          </table:table-cell>
          <table:table-cell office:value-type="float" office:value="-155.93" calcext:value-type="float">
            <text:p>-155,93</text:p>
          </table:table-cell>
          <table:table-cell office:value-type="float" office:value="-104.353" calcext:value-type="float">
            <text:p>-104,353</text:p>
          </table:table-cell>
        </table:table-row>
        <table:table-row table:style-name="ro1">
          <table:table-cell office:value-type="float" office:value="-136.442" calcext:value-type="float">
            <text:p>-136,442</text:p>
          </table:table-cell>
          <table:table-cell office:value-type="float" office:value="-102.292" calcext:value-type="float">
            <text:p>-102,292</text:p>
          </table:table-cell>
          <table:table-cell office:value-type="float" office:value="-153.781" calcext:value-type="float">
            <text:p>-153,781</text:p>
          </table:table-cell>
          <table:table-cell office:value-type="float" office:value="-148.882" calcext:value-type="float">
            <text:p>-148,882</text:p>
          </table:table-cell>
          <table:table-cell office:value-type="float" office:value="-121.59" calcext:value-type="float">
            <text:p>-121,59</text:p>
          </table:table-cell>
        </table:table-row>
        <table:table-row table:style-name="ro1">
          <table:table-cell office:value-type="float" office:value="-132.894" calcext:value-type="float">
            <text:p>-132,894</text:p>
          </table:table-cell>
          <table:table-cell office:value-type="float" office:value="-110.173" calcext:value-type="float">
            <text:p>-110,173</text:p>
          </table:table-cell>
          <table:table-cell office:value-type="float" office:value="-145.602" calcext:value-type="float">
            <text:p>-145,602</text:p>
          </table:table-cell>
          <table:table-cell office:value-type="float" office:value="-153.182" calcext:value-type="float">
            <text:p>-153,182</text:p>
          </table:table-cell>
          <table:table-cell office:value-type="float" office:value="-101.702" calcext:value-type="float">
            <text:p>-101,702</text:p>
          </table:table-cell>
        </table:table-row>
        <table:table-row table:style-name="ro1">
          <table:table-cell office:value-type="float" office:value="-128.104" calcext:value-type="float">
            <text:p>-128,104</text:p>
          </table:table-cell>
          <table:table-cell office:value-type="float" office:value="-100.1" calcext:value-type="float">
            <text:p>-100,1</text:p>
          </table:table-cell>
          <table:table-cell office:value-type="float" office:value="-135.549" calcext:value-type="float">
            <text:p>-135,549</text:p>
          </table:table-cell>
          <table:table-cell office:value-type="float" office:value="-154.657" calcext:value-type="float">
            <text:p>-154,657</text:p>
          </table:table-cell>
          <table:table-cell office:value-type="float" office:value="-96.7969" calcext:value-type="float">
            <text:p>-96,7969</text:p>
          </table:table-cell>
        </table:table-row>
        <table:table-row table:style-name="ro1">
          <table:table-cell office:value-type="float" office:value="-108.555" calcext:value-type="float">
            <text:p>-108,555</text:p>
          </table:table-cell>
          <table:table-cell office:value-type="float" office:value="-107.959" calcext:value-type="float">
            <text:p>-107,959</text:p>
          </table:table-cell>
          <table:table-cell office:value-type="float" office:value="-115.449" calcext:value-type="float">
            <text:p>-115,449</text:p>
          </table:table-cell>
          <table:table-cell office:value-type="float" office:value="-160.976" calcext:value-type="float">
            <text:p>-160,976</text:p>
          </table:table-cell>
          <table:table-cell office:value-type="float" office:value="-115.823" calcext:value-type="float">
            <text:p>-115,823</text:p>
          </table:table-cell>
        </table:table-row>
        <table:table-row table:style-name="ro1">
          <table:table-cell office:value-type="float" office:value="-121.169" calcext:value-type="float">
            <text:p>-121,169</text:p>
          </table:table-cell>
          <table:table-cell office:value-type="float" office:value="-109.656" calcext:value-type="float">
            <text:p>-109,656</text:p>
          </table:table-cell>
          <table:table-cell office:value-type="float" office:value="-138.477" calcext:value-type="float">
            <text:p>-138,477</text:p>
          </table:table-cell>
          <table:table-cell office:value-type="float" office:value="-148.206" calcext:value-type="float">
            <text:p>-148,206</text:p>
          </table:table-cell>
          <table:table-cell office:value-type="float" office:value="-102.57" calcext:value-type="float">
            <text:p>-102,57</text:p>
          </table:table-cell>
        </table:table-row>
        <table:table-row table:style-name="ro1">
          <table:table-cell office:value-type="float" office:value="-143.706" calcext:value-type="float">
            <text:p>-143,706</text:p>
          </table:table-cell>
          <table:table-cell office:value-type="float" office:value="-103.007" calcext:value-type="float">
            <text:p>-103,007</text:p>
          </table:table-cell>
          <table:table-cell office:value-type="float" office:value="-136.432" calcext:value-type="float">
            <text:p>-136,432</text:p>
          </table:table-cell>
          <table:table-cell office:value-type="float" office:value="-145.02" calcext:value-type="float">
            <text:p>-145,02</text:p>
          </table:table-cell>
          <table:table-cell office:value-type="float" office:value="-97.7557" calcext:value-type="float">
            <text:p>-97,7557</text:p>
          </table:table-cell>
        </table:table-row>
        <table:table-row table:style-name="ro1">
          <table:table-cell office:value-type="float" office:value="-124.218" calcext:value-type="float">
            <text:p>-124,218</text:p>
          </table:table-cell>
          <table:table-cell office:value-type="float" office:value="-109.567" calcext:value-type="float">
            <text:p>-109,567</text:p>
          </table:table-cell>
          <table:table-cell office:value-type="float" office:value="-149.478" calcext:value-type="float">
            <text:p>-149,478</text:p>
          </table:table-cell>
          <table:table-cell office:value-type="float" office:value="-146.062" calcext:value-type="float">
            <text:p>-146,062</text:p>
          </table:table-cell>
          <table:table-cell office:value-type="float" office:value="-115.173" calcext:value-type="float">
            <text:p>-115,173</text:p>
          </table:table-cell>
        </table:table-row>
        <table:table-row table:style-name="ro1">
          <table:table-cell office:value-type="float" office:value="-135.135" calcext:value-type="float">
            <text:p>-135,135</text:p>
          </table:table-cell>
          <table:table-cell office:value-type="float" office:value="-109.292" calcext:value-type="float">
            <text:p>-109,292</text:p>
          </table:table-cell>
          <table:table-cell office:value-type="float" office:value="-154.084" calcext:value-type="float">
            <text:p>-154,084</text:p>
          </table:table-cell>
          <table:table-cell office:value-type="float" office:value="-138.202" calcext:value-type="float">
            <text:p>-138,202</text:p>
          </table:table-cell>
          <table:table-cell office:value-type="float" office:value="-112.172" calcext:value-type="float">
            <text:p>-112,172</text:p>
          </table:table-cell>
        </table:table-row>
        <table:table-row table:style-name="ro1">
          <table:table-cell office:value-type="float" office:value="-135.401" calcext:value-type="float">
            <text:p>-135,401</text:p>
          </table:table-cell>
          <table:table-cell office:value-type="float" office:value="-118.198" calcext:value-type="float">
            <text:p>-118,198</text:p>
          </table:table-cell>
          <table:table-cell office:value-type="float" office:value="-142.472" calcext:value-type="float">
            <text:p>-142,472</text:p>
          </table:table-cell>
          <table:table-cell office:value-type="float" office:value="-152.63" calcext:value-type="float">
            <text:p>-152,63</text:p>
          </table:table-cell>
          <table:table-cell office:value-type="float" office:value="-99.357" calcext:value-type="float">
            <text:p>-99,357</text:p>
          </table:table-cell>
        </table:table-row>
        <table:table-row table:style-name="ro1">
          <table:table-cell office:value-type="float" office:value="-129.927" calcext:value-type="float">
            <text:p>-129,927</text:p>
          </table:table-cell>
          <table:table-cell office:value-type="float" office:value="-126.959" calcext:value-type="float">
            <text:p>-126,959</text:p>
          </table:table-cell>
          <table:table-cell office:value-type="float" office:value="-144.244" calcext:value-type="float">
            <text:p>-144,244</text:p>
          </table:table-cell>
          <table:table-cell office:value-type="float" office:value="-135.334" calcext:value-type="float">
            <text:p>-135,334</text:p>
          </table:table-cell>
          <table:table-cell office:value-type="float" office:value="-114.013" calcext:value-type="float">
            <text:p>-114,013</text:p>
          </table:table-cell>
        </table:table-row>
        <table:table-row table:style-name="ro1">
          <table:table-cell office:value-type="float" office:value="-128.329" calcext:value-type="float">
            <text:p>-128,329</text:p>
          </table:table-cell>
          <table:table-cell office:value-type="float" office:value="-108.85" calcext:value-type="float">
            <text:p>-108,85</text:p>
          </table:table-cell>
          <table:table-cell office:value-type="float" office:value="-120.524" calcext:value-type="float">
            <text:p>-120,524</text:p>
          </table:table-cell>
          <table:table-cell office:value-type="float" office:value="-149.84" calcext:value-type="float">
            <text:p>-149,84</text:p>
          </table:table-cell>
          <table:table-cell office:value-type="float" office:value="-107.788" calcext:value-type="float">
            <text:p>-107,788</text:p>
          </table:table-cell>
        </table:table-row>
        <table:table-row table:style-name="ro1">
          <table:table-cell office:value-type="float" office:value="-125.611" calcext:value-type="float">
            <text:p>-125,611</text:p>
          </table:table-cell>
          <table:table-cell office:value-type="float" office:value="-104.552" calcext:value-type="float">
            <text:p>-104,552</text:p>
          </table:table-cell>
          <table:table-cell office:value-type="float" office:value="-117.732" calcext:value-type="float">
            <text:p>-117,732</text:p>
          </table:table-cell>
          <table:table-cell office:value-type="float" office:value="-143.097" calcext:value-type="float">
            <text:p>-143,097</text:p>
          </table:table-cell>
          <table:table-cell office:value-type="float" office:value="-98.41" calcext:value-type="float">
            <text:p>-98,41</text:p>
          </table:table-cell>
        </table:table-row>
        <table:table-row table:style-name="ro1">
          <table:table-cell office:value-type="float" office:value="-112.051" calcext:value-type="float">
            <text:p>-112,051</text:p>
          </table:table-cell>
          <table:table-cell office:value-type="float" office:value="-113.077" calcext:value-type="float">
            <text:p>-113,077</text:p>
          </table:table-cell>
          <table:table-cell office:value-type="float" office:value="-132.449" calcext:value-type="float">
            <text:p>-132,449</text:p>
          </table:table-cell>
          <table:table-cell office:value-type="float" office:value="-150.082" calcext:value-type="float">
            <text:p>-150,082</text:p>
          </table:table-cell>
          <table:table-cell office:value-type="float" office:value="-122.767" calcext:value-type="float">
            <text:p>-122,767</text:p>
          </table:table-cell>
        </table:table-row>
        <table:table-row table:style-name="ro1">
          <table:table-cell office:value-type="float" office:value="-116.212" calcext:value-type="float">
            <text:p>-116,212</text:p>
          </table:table-cell>
          <table:table-cell office:value-type="float" office:value="-121.881" calcext:value-type="float">
            <text:p>-121,881</text:p>
          </table:table-cell>
          <table:table-cell office:value-type="float" office:value="-130.513" calcext:value-type="float">
            <text:p>-130,513</text:p>
          </table:table-cell>
          <table:table-cell office:value-type="float" office:value="-152.765" calcext:value-type="float">
            <text:p>-152,765</text:p>
          </table:table-cell>
          <table:table-cell office:value-type="float" office:value="-116.262" calcext:value-type="float">
            <text:p>-116,262</text:p>
          </table:table-cell>
        </table:table-row>
        <table:table-row table:style-name="ro1">
          <table:table-cell office:value-type="float" office:value="-121.012" calcext:value-type="float">
            <text:p>-121,012</text:p>
          </table:table-cell>
          <table:table-cell office:value-type="float" office:value="-122.408" calcext:value-type="float">
            <text:p>-122,408</text:p>
          </table:table-cell>
          <table:table-cell office:value-type="float" office:value="-126.858" calcext:value-type="float">
            <text:p>-126,858</text:p>
          </table:table-cell>
          <table:table-cell office:value-type="float" office:value="-144.248" calcext:value-type="float">
            <text:p>-144,248</text:p>
          </table:table-cell>
          <table:table-cell office:value-type="float" office:value="-120.255" calcext:value-type="float">
            <text:p>-120,255</text:p>
          </table:table-cell>
        </table:table-row>
        <table:table-row table:style-name="ro1">
          <table:table-cell office:value-type="float" office:value="-106.514" calcext:value-type="float">
            <text:p>-106,514</text:p>
          </table:table-cell>
          <table:table-cell office:value-type="float" office:value="-118.436" calcext:value-type="float">
            <text:p>-118,436</text:p>
          </table:table-cell>
          <table:table-cell office:value-type="float" office:value="-136.091" calcext:value-type="float">
            <text:p>-136,091</text:p>
          </table:table-cell>
          <table:table-cell office:value-type="float" office:value="-150.068" calcext:value-type="float">
            <text:p>-150,068</text:p>
          </table:table-cell>
          <table:table-cell office:value-type="float" office:value="-107.267" calcext:value-type="float">
            <text:p>-107,267</text:p>
          </table:table-cell>
        </table:table-row>
        <table:table-row table:style-name="ro1">
          <table:table-cell office:value-type="float" office:value="-121.424" calcext:value-type="float">
            <text:p>-121,424</text:p>
          </table:table-cell>
          <table:table-cell office:value-type="float" office:value="-112.998" calcext:value-type="float">
            <text:p>-112,998</text:p>
          </table:table-cell>
          <table:table-cell office:value-type="float" office:value="-129.771" calcext:value-type="float">
            <text:p>-129,771</text:p>
          </table:table-cell>
          <table:table-cell office:value-type="float" office:value="-162.72" calcext:value-type="float">
            <text:p>-162,72</text:p>
          </table:table-cell>
          <table:table-cell office:value-type="float" office:value="-103.727" calcext:value-type="float">
            <text:p>-103,727</text:p>
          </table:table-cell>
        </table:table-row>
        <table:table-row table:style-name="ro1">
          <table:table-cell office:value-type="float" office:value="-127.311" calcext:value-type="float">
            <text:p>-127,311</text:p>
          </table:table-cell>
          <table:table-cell office:value-type="float" office:value="-99.8257" calcext:value-type="float">
            <text:p>-99,8257</text:p>
          </table:table-cell>
          <table:table-cell office:value-type="float" office:value="-147.001" calcext:value-type="float">
            <text:p>-147,001</text:p>
          </table:table-cell>
          <table:table-cell office:value-type="float" office:value="-168.987" calcext:value-type="float">
            <text:p>-168,987</text:p>
          </table:table-cell>
          <table:table-cell office:value-type="float" office:value="-125.264" calcext:value-type="float">
            <text:p>-125,264</text:p>
          </table:table-cell>
        </table:table-row>
        <table:table-row table:style-name="ro1">
          <table:table-cell office:value-type="float" office:value="-127.524" calcext:value-type="float">
            <text:p>-127,524</text:p>
          </table:table-cell>
          <table:table-cell office:value-type="float" office:value="-100.239" calcext:value-type="float">
            <text:p>-100,239</text:p>
          </table:table-cell>
          <table:table-cell office:value-type="float" office:value="-142.809" calcext:value-type="float">
            <text:p>-142,809</text:p>
          </table:table-cell>
          <table:table-cell office:value-type="float" office:value="-135.229" calcext:value-type="float">
            <text:p>-135,229</text:p>
          </table:table-cell>
          <table:table-cell office:value-type="float" office:value="-105.896" calcext:value-type="float">
            <text:p>-105,896</text:p>
          </table:table-cell>
        </table:table-row>
        <table:table-row table:style-name="ro1">
          <table:table-cell office:value-type="float" office:value="-117.608" calcext:value-type="float">
            <text:p>-117,608</text:p>
          </table:table-cell>
          <table:table-cell office:value-type="float" office:value="-90.9974" calcext:value-type="float">
            <text:p>-90,9974</text:p>
          </table:table-cell>
          <table:table-cell office:value-type="float" office:value="-131.144" calcext:value-type="float">
            <text:p>-131,144</text:p>
          </table:table-cell>
          <table:table-cell office:value-type="float" office:value="-151.366" calcext:value-type="float">
            <text:p>-151,366</text:p>
          </table:table-cell>
          <table:table-cell office:value-type="float" office:value="-120.308" calcext:value-type="float">
            <text:p>-120,308</text:p>
          </table:table-cell>
        </table:table-row>
        <table:table-row table:style-name="ro1">
          <table:table-cell office:value-type="float" office:value="-119.049" calcext:value-type="float">
            <text:p>-119,049</text:p>
          </table:table-cell>
          <table:table-cell office:value-type="float" office:value="-101.29" calcext:value-type="float">
            <text:p>-101,29</text:p>
          </table:table-cell>
          <table:table-cell office:value-type="float" office:value="-148.546" calcext:value-type="float">
            <text:p>-148,546</text:p>
          </table:table-cell>
          <table:table-cell office:value-type="float" office:value="-156.383" calcext:value-type="float">
            <text:p>-156,383</text:p>
          </table:table-cell>
          <table:table-cell office:value-type="float" office:value="-128.68" calcext:value-type="float">
            <text:p>-128,68</text:p>
          </table:table-cell>
        </table:table-row>
        <table:table-row table:style-name="ro1">
          <table:table-cell office:value-type="float" office:value="-123.204" calcext:value-type="float">
            <text:p>-123,204</text:p>
          </table:table-cell>
          <table:table-cell office:value-type="float" office:value="-98.51" calcext:value-type="float">
            <text:p>-98,51</text:p>
          </table:table-cell>
          <table:table-cell office:value-type="float" office:value="-134.988" calcext:value-type="float">
            <text:p>-134,988</text:p>
          </table:table-cell>
          <table:table-cell office:value-type="float" office:value="-156.639" calcext:value-type="float">
            <text:p>-156,639</text:p>
          </table:table-cell>
          <table:table-cell office:value-type="float" office:value="-113.343" calcext:value-type="float">
            <text:p>-113,343</text:p>
          </table:table-cell>
        </table:table-row>
        <table:table-row table:style-name="ro1">
          <table:table-cell office:value-type="float" office:value="-122.058" calcext:value-type="float">
            <text:p>-122,058</text:p>
          </table:table-cell>
          <table:table-cell office:value-type="float" office:value="-105.541" calcext:value-type="float">
            <text:p>-105,541</text:p>
          </table:table-cell>
          <table:table-cell office:value-type="float" office:value="-136.017" calcext:value-type="float">
            <text:p>-136,017</text:p>
          </table:table-cell>
          <table:table-cell office:value-type="float" office:value="-154.867" calcext:value-type="float">
            <text:p>-154,867</text:p>
          </table:table-cell>
          <table:table-cell office:value-type="float" office:value="-119.779" calcext:value-type="float">
            <text:p>-119,779</text:p>
          </table:table-cell>
        </table:table-row>
        <table:table-row table:style-name="ro1">
          <table:table-cell office:value-type="float" office:value="-117.99" calcext:value-type="float">
            <text:p>-117,99</text:p>
          </table:table-cell>
          <table:table-cell office:value-type="float" office:value="-130.339" calcext:value-type="float">
            <text:p>-130,339</text:p>
          </table:table-cell>
          <table:table-cell office:value-type="float" office:value="-136.426" calcext:value-type="float">
            <text:p>-136,426</text:p>
          </table:table-cell>
          <table:table-cell office:value-type="float" office:value="-136.538" calcext:value-type="float">
            <text:p>-136,538</text:p>
          </table:table-cell>
          <table:table-cell office:value-type="float" office:value="-127.78" calcext:value-type="float">
            <text:p>-127,78</text:p>
          </table:table-cell>
        </table:table-row>
        <table:table-row table:style-name="ro1">
          <table:table-cell office:value-type="float" office:value="-111.784" calcext:value-type="float">
            <text:p>-111,784</text:p>
          </table:table-cell>
          <table:table-cell office:value-type="float" office:value="-111.225" calcext:value-type="float">
            <text:p>-111,225</text:p>
          </table:table-cell>
          <table:table-cell office:value-type="float" office:value="-141.496" calcext:value-type="float">
            <text:p>-141,496</text:p>
          </table:table-cell>
          <table:table-cell office:value-type="float" office:value="-142.376" calcext:value-type="float">
            <text:p>-142,376</text:p>
          </table:table-cell>
          <table:table-cell office:value-type="float" office:value="-122.444" calcext:value-type="float">
            <text:p>-122,444</text:p>
          </table:table-cell>
        </table:table-row>
        <table:table-row table:style-name="ro1">
          <table:table-cell office:value-type="float" office:value="-122.778" calcext:value-type="float">
            <text:p>-122,778</text:p>
          </table:table-cell>
          <table:table-cell office:value-type="float" office:value="-116.317" calcext:value-type="float">
            <text:p>-116,317</text:p>
          </table:table-cell>
          <table:table-cell office:value-type="float" office:value="-144.304" calcext:value-type="float">
            <text:p>-144,304</text:p>
          </table:table-cell>
          <table:table-cell office:value-type="float" office:value="-139.766" calcext:value-type="float">
            <text:p>-139,766</text:p>
          </table:table-cell>
          <table:table-cell office:value-type="float" office:value="-120.459" calcext:value-type="float">
            <text:p>-120,459</text:p>
          </table:table-cell>
        </table:table-row>
        <table:table-row table:style-name="ro1">
          <table:table-cell office:value-type="float" office:value="-137.784" calcext:value-type="float">
            <text:p>-137,784</text:p>
          </table:table-cell>
          <table:table-cell office:value-type="float" office:value="-103.722" calcext:value-type="float">
            <text:p>-103,722</text:p>
          </table:table-cell>
          <table:table-cell office:value-type="float" office:value="-137.632" calcext:value-type="float">
            <text:p>-137,632</text:p>
          </table:table-cell>
          <table:table-cell office:value-type="float" office:value="-154.94" calcext:value-type="float">
            <text:p>-154,94</text:p>
          </table:table-cell>
          <table:table-cell office:value-type="float" office:value="-119.898" calcext:value-type="float">
            <text:p>-119,898</text:p>
          </table:table-cell>
        </table:table-row>
        <table:table-row table:style-name="ro1">
          <table:table-cell office:value-type="float" office:value="-113.351" calcext:value-type="float">
            <text:p>-113,351</text:p>
          </table:table-cell>
          <table:table-cell office:value-type="float" office:value="-107.348" calcext:value-type="float">
            <text:p>-107,348</text:p>
          </table:table-cell>
          <table:table-cell office:value-type="float" office:value="-144.617" calcext:value-type="float">
            <text:p>-144,617</text:p>
          </table:table-cell>
          <table:table-cell office:value-type="float" office:value="-144.476" calcext:value-type="float">
            <text:p>-144,476</text:p>
          </table:table-cell>
          <table:table-cell office:value-type="float" office:value="-123.414" calcext:value-type="float">
            <text:p>-123,414</text:p>
          </table:table-cell>
        </table:table-row>
        <table:table-row table:style-name="ro1">
          <table:table-cell office:value-type="float" office:value="-135.099" calcext:value-type="float">
            <text:p>-135,099</text:p>
          </table:table-cell>
          <table:table-cell office:value-type="float" office:value="-121.639" calcext:value-type="float">
            <text:p>-121,639</text:p>
          </table:table-cell>
          <table:table-cell office:value-type="float" office:value="-140.549" calcext:value-type="float">
            <text:p>-140,549</text:p>
          </table:table-cell>
          <table:table-cell office:value-type="float" office:value="-146.647" calcext:value-type="float">
            <text:p>-146,647</text:p>
          </table:table-cell>
          <table:table-cell office:value-type="float" office:value="-109.581" calcext:value-type="float">
            <text:p>-109,581</text:p>
          </table:table-cell>
        </table:table-row>
        <table:table-row table:style-name="ro1">
          <table:table-cell office:value-type="float" office:value="-123.093" calcext:value-type="float">
            <text:p>-123,093</text:p>
          </table:table-cell>
          <table:table-cell office:value-type="float" office:value="-111.66" calcext:value-type="float">
            <text:p>-111,66</text:p>
          </table:table-cell>
          <table:table-cell office:value-type="float" office:value="-139.164" calcext:value-type="float">
            <text:p>-139,164</text:p>
          </table:table-cell>
          <table:table-cell office:value-type="float" office:value="-148.319" calcext:value-type="float">
            <text:p>-148,319</text:p>
          </table:table-cell>
          <table:table-cell office:value-type="float" office:value="-116.652" calcext:value-type="float">
            <text:p>-116,652</text:p>
          </table:table-cell>
        </table:table-row>
        <table:table-row table:style-name="ro1">
          <table:table-cell office:value-type="float" office:value="-121.604" calcext:value-type="float">
            <text:p>-121,604</text:p>
          </table:table-cell>
          <table:table-cell office:value-type="float" office:value="-109.79" calcext:value-type="float">
            <text:p>-109,79</text:p>
          </table:table-cell>
          <table:table-cell office:value-type="float" office:value="-131.901" calcext:value-type="float">
            <text:p>-131,901</text:p>
          </table:table-cell>
          <table:table-cell office:value-type="float" office:value="-142.132" calcext:value-type="float">
            <text:p>-142,132</text:p>
          </table:table-cell>
          <table:table-cell office:value-type="float" office:value="-115.212" calcext:value-type="float">
            <text:p>-115,212</text:p>
          </table:table-cell>
        </table:table-row>
        <table:table-row table:style-name="ro1">
          <table:table-cell office:value-type="float" office:value="-125.888" calcext:value-type="float">
            <text:p>-125,888</text:p>
          </table:table-cell>
          <table:table-cell office:value-type="float" office:value="-111.369" calcext:value-type="float">
            <text:p>-111,369</text:p>
          </table:table-cell>
          <table:table-cell office:value-type="float" office:value="-162.839" calcext:value-type="float">
            <text:p>-162,839</text:p>
          </table:table-cell>
          <table:table-cell office:value-type="float" office:value="-159.026" calcext:value-type="float">
            <text:p>-159,026</text:p>
          </table:table-cell>
          <table:table-cell office:value-type="float" office:value="-108.141" calcext:value-type="float">
            <text:p>-108,141</text:p>
          </table:table-cell>
        </table:table-row>
        <table:table-row table:style-name="ro1">
          <table:table-cell office:value-type="float" office:value="-120.853" calcext:value-type="float">
            <text:p>-120,853</text:p>
          </table:table-cell>
          <table:table-cell office:value-type="float" office:value="-115.596" calcext:value-type="float">
            <text:p>-115,596</text:p>
          </table:table-cell>
          <table:table-cell office:value-type="float" office:value="-143.68" calcext:value-type="float">
            <text:p>-143,68</text:p>
          </table:table-cell>
          <table:table-cell office:value-type="float" office:value="-144.294" calcext:value-type="float">
            <text:p>-144,294</text:p>
          </table:table-cell>
          <table:table-cell office:value-type="float" office:value="-115.081" calcext:value-type="float">
            <text:p>-115,081</text:p>
          </table:table-cell>
        </table:table-row>
        <table:table-row table:style-name="ro1">
          <table:table-cell office:value-type="float" office:value="-129.171" calcext:value-type="float">
            <text:p>-129,171</text:p>
          </table:table-cell>
          <table:table-cell office:value-type="float" office:value="-112.253" calcext:value-type="float">
            <text:p>-112,253</text:p>
          </table:table-cell>
          <table:table-cell office:value-type="float" office:value="-140.193" calcext:value-type="float">
            <text:p>-140,193</text:p>
          </table:table-cell>
          <table:table-cell office:value-type="float" office:value="-127.883" calcext:value-type="float">
            <text:p>-127,883</text:p>
          </table:table-cell>
          <table:table-cell office:value-type="float" office:value="-121.864" calcext:value-type="float">
            <text:p>-121,864</text:p>
          </table:table-cell>
        </table:table-row>
        <table:table-row table:style-name="ro1">
          <table:table-cell office:value-type="float" office:value="-132.348" calcext:value-type="float">
            <text:p>-132,348</text:p>
          </table:table-cell>
          <table:table-cell office:value-type="float" office:value="-114.648" calcext:value-type="float">
            <text:p>-114,648</text:p>
          </table:table-cell>
          <table:table-cell office:value-type="float" office:value="-138.146" calcext:value-type="float">
            <text:p>-138,146</text:p>
          </table:table-cell>
          <table:table-cell office:value-type="float" office:value="-154.661" calcext:value-type="float">
            <text:p>-154,661</text:p>
          </table:table-cell>
          <table:table-cell office:value-type="float" office:value="-111.974" calcext:value-type="float">
            <text:p>-111,974</text:p>
          </table:table-cell>
        </table:table-row>
        <table:table-row table:style-name="ro1">
          <table:table-cell office:value-type="float" office:value="-144.918" calcext:value-type="float">
            <text:p>-144,918</text:p>
          </table:table-cell>
          <table:table-cell office:value-type="float" office:value="-118.501" calcext:value-type="float">
            <text:p>-118,501</text:p>
          </table:table-cell>
          <table:table-cell office:value-type="float" office:value="-141.096" calcext:value-type="float">
            <text:p>-141,096</text:p>
          </table:table-cell>
          <table:table-cell office:value-type="float" office:value="-179.755" calcext:value-type="float">
            <text:p>-179,755</text:p>
          </table:table-cell>
          <table:table-cell office:value-type="float" office:value="-130.383" calcext:value-type="float">
            <text:p>-130,383</text:p>
          </table:table-cell>
        </table:table-row>
        <table:table-row table:style-name="ro1">
          <table:table-cell office:value-type="float" office:value="-137.047" calcext:value-type="float">
            <text:p>-137,047</text:p>
          </table:table-cell>
          <table:table-cell office:value-type="float" office:value="-95.0052" calcext:value-type="float">
            <text:p>-95,0052</text:p>
          </table:table-cell>
          <table:table-cell office:value-type="float" office:value="-144.171" calcext:value-type="float">
            <text:p>-144,171</text:p>
          </table:table-cell>
          <table:table-cell office:value-type="float" office:value="-144.524" calcext:value-type="float">
            <text:p>-144,524</text:p>
          </table:table-cell>
          <table:table-cell office:value-type="float" office:value="-140.793" calcext:value-type="float">
            <text:p>-140,793</text:p>
          </table:table-cell>
        </table:table-row>
        <table:table-row table:style-name="ro1">
          <table:table-cell office:value-type="float" office:value="-123.45" calcext:value-type="float">
            <text:p>-123,45</text:p>
          </table:table-cell>
          <table:table-cell office:value-type="float" office:value="-101.97" calcext:value-type="float">
            <text:p>-101,97</text:p>
          </table:table-cell>
          <table:table-cell office:value-type="float" office:value="-130.994" calcext:value-type="float">
            <text:p>-130,994</text:p>
          </table:table-cell>
          <table:table-cell office:value-type="float" office:value="-124.36" calcext:value-type="float">
            <text:p>-124,36</text:p>
          </table:table-cell>
          <table:table-cell office:value-type="float" office:value="-126.125" calcext:value-type="float">
            <text:p>-126,125</text:p>
          </table:table-cell>
        </table:table-row>
        <table:table-row table:style-name="ro1">
          <table:table-cell office:value-type="float" office:value="-115.8" calcext:value-type="float">
            <text:p>-115,8</text:p>
          </table:table-cell>
          <table:table-cell office:value-type="float" office:value="-122.242" calcext:value-type="float">
            <text:p>-122,242</text:p>
          </table:table-cell>
          <table:table-cell office:value-type="float" office:value="-145.367" calcext:value-type="float">
            <text:p>-145,367</text:p>
          </table:table-cell>
          <table:table-cell office:value-type="float" office:value="-140.381" calcext:value-type="float">
            <text:p>-140,381</text:p>
          </table:table-cell>
          <table:table-cell office:value-type="float" office:value="-119.4" calcext:value-type="float">
            <text:p>-119,4</text:p>
          </table:table-cell>
        </table:table-row>
        <table:table-row table:style-name="ro1">
          <table:table-cell office:value-type="float" office:value="-127.753" calcext:value-type="float">
            <text:p>-127,753</text:p>
          </table:table-cell>
          <table:table-cell office:value-type="float" office:value="-126.61" calcext:value-type="float">
            <text:p>-126,61</text:p>
          </table:table-cell>
          <table:table-cell office:value-type="float" office:value="-141.186" calcext:value-type="float">
            <text:p>-141,186</text:p>
          </table:table-cell>
          <table:table-cell office:value-type="float" office:value="-151.934" calcext:value-type="float">
            <text:p>-151,934</text:p>
          </table:table-cell>
          <table:table-cell office:value-type="float" office:value="-108.622" calcext:value-type="float">
            <text:p>-108,622</text:p>
          </table:table-cell>
        </table:table-row>
        <table:table-row table:style-name="ro1">
          <table:table-cell office:value-type="float" office:value="-132.634" calcext:value-type="float">
            <text:p>-132,634</text:p>
          </table:table-cell>
          <table:table-cell office:value-type="float" office:value="-114.861" calcext:value-type="float">
            <text:p>-114,861</text:p>
          </table:table-cell>
          <table:table-cell office:value-type="float" office:value="-154.554" calcext:value-type="float">
            <text:p>-154,554</text:p>
          </table:table-cell>
          <table:table-cell office:value-type="float" office:value="-133.577" calcext:value-type="float">
            <text:p>-133,577</text:p>
          </table:table-cell>
          <table:table-cell office:value-type="float" office:value="-115.115" calcext:value-type="float">
            <text:p>-115,115</text:p>
          </table:table-cell>
        </table:table-row>
        <table:table-row table:style-name="ro1">
          <table:table-cell office:value-type="float" office:value="-137.876" calcext:value-type="float">
            <text:p>-137,876</text:p>
          </table:table-cell>
          <table:table-cell office:value-type="float" office:value="-121.937" calcext:value-type="float">
            <text:p>-121,937</text:p>
          </table:table-cell>
          <table:table-cell office:value-type="float" office:value="-130.406" calcext:value-type="float">
            <text:p>-130,406</text:p>
          </table:table-cell>
          <table:table-cell office:value-type="float" office:value="-150.814" calcext:value-type="float">
            <text:p>-150,814</text:p>
          </table:table-cell>
          <table:table-cell office:value-type="float" office:value="-128.66" calcext:value-type="float">
            <text:p>-128,66</text:p>
          </table:table-cell>
        </table:table-row>
        <table:table-row table:style-name="ro1">
          <table:table-cell office:value-type="float" office:value="-125.295" calcext:value-type="float">
            <text:p>-125,295</text:p>
          </table:table-cell>
          <table:table-cell office:value-type="float" office:value="-110.353" calcext:value-type="float">
            <text:p>-110,353</text:p>
          </table:table-cell>
          <table:table-cell office:value-type="float" office:value="-137.052" calcext:value-type="float">
            <text:p>-137,052</text:p>
          </table:table-cell>
          <table:table-cell office:value-type="float" office:value="-141.598" calcext:value-type="float">
            <text:p>-141,598</text:p>
          </table:table-cell>
          <table:table-cell office:value-type="float" office:value="-91.5164" calcext:value-type="float">
            <text:p>-91,5164</text:p>
          </table:table-cell>
        </table:table-row>
        <table:table-row table:style-name="ro1">
          <table:table-cell office:value-type="float" office:value="-135.883" calcext:value-type="float">
            <text:p>-135,883</text:p>
          </table:table-cell>
          <table:table-cell office:value-type="float" office:value="-107.801" calcext:value-type="float">
            <text:p>-107,801</text:p>
          </table:table-cell>
          <table:table-cell office:value-type="float" office:value="-138.615" calcext:value-type="float">
            <text:p>-138,615</text:p>
          </table:table-cell>
          <table:table-cell office:value-type="float" office:value="-166.033" calcext:value-type="float">
            <text:p>-166,033</text:p>
          </table:table-cell>
          <table:table-cell office:value-type="float" office:value="-110.636" calcext:value-type="float">
            <text:p>-110,636</text:p>
          </table:table-cell>
        </table:table-row>
        <table:table-row table:style-name="ro1">
          <table:table-cell office:value-type="float" office:value="-129.564" calcext:value-type="float">
            <text:p>-129,564</text:p>
          </table:table-cell>
          <table:table-cell office:value-type="float" office:value="-110.496" calcext:value-type="float">
            <text:p>-110,496</text:p>
          </table:table-cell>
          <table:table-cell office:value-type="float" office:value="-127.948" calcext:value-type="float">
            <text:p>-127,948</text:p>
          </table:table-cell>
          <table:table-cell office:value-type="float" office:value="-168.005" calcext:value-type="float">
            <text:p>-168,005</text:p>
          </table:table-cell>
          <table:table-cell office:value-type="float" office:value="-110.403" calcext:value-type="float">
            <text:p>-110,403</text:p>
          </table:table-cell>
        </table:table-row>
        <table:table-row table:style-name="ro1">
          <table:table-cell office:value-type="float" office:value="-147.539" calcext:value-type="float">
            <text:p>-147,539</text:p>
          </table:table-cell>
          <table:table-cell office:value-type="float" office:value="-120.748" calcext:value-type="float">
            <text:p>-120,748</text:p>
          </table:table-cell>
          <table:table-cell office:value-type="float" office:value="-139.651" calcext:value-type="float">
            <text:p>-139,651</text:p>
          </table:table-cell>
          <table:table-cell office:value-type="float" office:value="-160.641" calcext:value-type="float">
            <text:p>-160,641</text:p>
          </table:table-cell>
          <table:table-cell office:value-type="float" office:value="-105.004" calcext:value-type="float">
            <text:p>-105,004</text:p>
          </table:table-cell>
        </table:table-row>
        <table:table-row table:style-name="ro1">
          <table:table-cell office:value-type="float" office:value="-134.394" calcext:value-type="float">
            <text:p>-134,394</text:p>
          </table:table-cell>
          <table:table-cell office:value-type="float" office:value="-104.572" calcext:value-type="float">
            <text:p>-104,572</text:p>
          </table:table-cell>
          <table:table-cell office:value-type="float" office:value="-145.412" calcext:value-type="float">
            <text:p>-145,412</text:p>
          </table:table-cell>
          <table:table-cell office:value-type="float" office:value="-158.536" calcext:value-type="float">
            <text:p>-158,536</text:p>
          </table:table-cell>
          <table:table-cell office:value-type="float" office:value="-106.262" calcext:value-type="float">
            <text:p>-106,262</text:p>
          </table:table-cell>
        </table:table-row>
        <table:table-row table:style-name="ro1">
          <table:table-cell office:value-type="float" office:value="-135.28" calcext:value-type="float">
            <text:p>-135,28</text:p>
          </table:table-cell>
          <table:table-cell office:value-type="float" office:value="-121.39" calcext:value-type="float">
            <text:p>-121,39</text:p>
          </table:table-cell>
          <table:table-cell office:value-type="float" office:value="-130.234" calcext:value-type="float">
            <text:p>-130,234</text:p>
          </table:table-cell>
          <table:table-cell office:value-type="float" office:value="-145.104" calcext:value-type="float">
            <text:p>-145,104</text:p>
          </table:table-cell>
          <table:table-cell office:value-type="float" office:value="-104.78" calcext:value-type="float">
            <text:p>-104,78</text:p>
          </table:table-cell>
        </table:table-row>
        <table:table-row table:style-name="ro1">
          <table:table-cell office:value-type="float" office:value="-121.716" calcext:value-type="float">
            <text:p>-121,716</text:p>
          </table:table-cell>
          <table:table-cell office:value-type="float" office:value="-109.831" calcext:value-type="float">
            <text:p>-109,831</text:p>
          </table:table-cell>
          <table:table-cell office:value-type="float" office:value="-138.733" calcext:value-type="float">
            <text:p>-138,733</text:p>
          </table:table-cell>
          <table:table-cell office:value-type="float" office:value="-163.306" calcext:value-type="float">
            <text:p>-163,306</text:p>
          </table:table-cell>
          <table:table-cell office:value-type="float" office:value="-128.729" calcext:value-type="float">
            <text:p>-128,729</text:p>
          </table:table-cell>
        </table:table-row>
        <table:table-row table:style-name="ro1">
          <table:table-cell office:value-type="float" office:value="-122.329" calcext:value-type="float">
            <text:p>-122,329</text:p>
          </table:table-cell>
          <table:table-cell office:value-type="float" office:value="-115.671" calcext:value-type="float">
            <text:p>-115,671</text:p>
          </table:table-cell>
          <table:table-cell office:value-type="float" office:value="-126.533" calcext:value-type="float">
            <text:p>-126,533</text:p>
          </table:table-cell>
          <table:table-cell office:value-type="float" office:value="-140.074" calcext:value-type="float">
            <text:p>-140,074</text:p>
          </table:table-cell>
          <table:table-cell office:value-type="float" office:value="-108.497" calcext:value-type="float">
            <text:p>-108,497</text:p>
          </table:table-cell>
        </table:table-row>
        <table:table-row table:style-name="ro1">
          <table:table-cell office:value-type="float" office:value="-126.265" calcext:value-type="float">
            <text:p>-126,265</text:p>
          </table:table-cell>
          <table:table-cell office:value-type="float" office:value="-105.481" calcext:value-type="float">
            <text:p>-105,481</text:p>
          </table:table-cell>
          <table:table-cell office:value-type="float" office:value="-150.225" calcext:value-type="float">
            <text:p>-150,225</text:p>
          </table:table-cell>
          <table:table-cell office:value-type="float" office:value="-138.536" calcext:value-type="float">
            <text:p>-138,536</text:p>
          </table:table-cell>
          <table:table-cell office:value-type="float" office:value="-121.587" calcext:value-type="float">
            <text:p>-121,587</text:p>
          </table:table-cell>
        </table:table-row>
        <table:table-row table:style-name="ro1">
          <table:table-cell office:value-type="float" office:value="-139.484" calcext:value-type="float">
            <text:p>-139,484</text:p>
          </table:table-cell>
          <table:table-cell office:value-type="float" office:value="-95.6806" calcext:value-type="float">
            <text:p>-95,6806</text:p>
          </table:table-cell>
          <table:table-cell office:value-type="float" office:value="-150.009" calcext:value-type="float">
            <text:p>-150,009</text:p>
          </table:table-cell>
          <table:table-cell office:value-type="float" office:value="-168.584" calcext:value-type="float">
            <text:p>-168,584</text:p>
          </table:table-cell>
          <table:table-cell office:value-type="float" office:value="-123.089" calcext:value-type="float">
            <text:p>-123,089</text:p>
          </table:table-cell>
        </table:table-row>
        <table:table-row table:style-name="ro1">
          <table:table-cell office:value-type="float" office:value="-130.055" calcext:value-type="float">
            <text:p>-130,055</text:p>
          </table:table-cell>
          <table:table-cell office:value-type="float" office:value="-114.65" calcext:value-type="float">
            <text:p>-114,65</text:p>
          </table:table-cell>
          <table:table-cell office:value-type="float" office:value="-126.166" calcext:value-type="float">
            <text:p>-126,166</text:p>
          </table:table-cell>
          <table:table-cell office:value-type="float" office:value="-156.552" calcext:value-type="float">
            <text:p>-156,552</text:p>
          </table:table-cell>
          <table:table-cell office:value-type="float" office:value="-108.53" calcext:value-type="float">
            <text:p>-108,53</text:p>
          </table:table-cell>
        </table:table-row>
        <table:table-row table:style-name="ro1">
          <table:table-cell office:value-type="float" office:value="-130.299" calcext:value-type="float">
            <text:p>-130,299</text:p>
          </table:table-cell>
          <table:table-cell office:value-type="float" office:value="-88.3872" calcext:value-type="float">
            <text:p>-88,3872</text:p>
          </table:table-cell>
          <table:table-cell office:value-type="float" office:value="-136.35" calcext:value-type="float">
            <text:p>-136,35</text:p>
          </table:table-cell>
          <table:table-cell office:value-type="float" office:value="-152.76" calcext:value-type="float">
            <text:p>-152,76</text:p>
          </table:table-cell>
          <table:table-cell office:value-type="float" office:value="-121.506" calcext:value-type="float">
            <text:p>-121,506</text:p>
          </table:table-cell>
        </table:table-row>
        <table:table-row table:style-name="ro1">
          <table:table-cell office:value-type="float" office:value="-129.322" calcext:value-type="float">
            <text:p>-129,322</text:p>
          </table:table-cell>
          <table:table-cell office:value-type="float" office:value="-115.148" calcext:value-type="float">
            <text:p>-115,148</text:p>
          </table:table-cell>
          <table:table-cell office:value-type="float" office:value="-126.165" calcext:value-type="float">
            <text:p>-126,165</text:p>
          </table:table-cell>
          <table:table-cell office:value-type="float" office:value="-152.803" calcext:value-type="float">
            <text:p>-152,803</text:p>
          </table:table-cell>
          <table:table-cell office:value-type="float" office:value="-122.522" calcext:value-type="float">
            <text:p>-122,522</text:p>
          </table:table-cell>
        </table:table-row>
        <table:table-row table:style-name="ro1">
          <table:table-cell office:value-type="float" office:value="-146.594" calcext:value-type="float">
            <text:p>-146,594</text:p>
          </table:table-cell>
          <table:table-cell office:value-type="float" office:value="-106.393" calcext:value-type="float">
            <text:p>-106,393</text:p>
          </table:table-cell>
          <table:table-cell office:value-type="float" office:value="-127.383" calcext:value-type="float">
            <text:p>-127,383</text:p>
          </table:table-cell>
          <table:table-cell office:value-type="float" office:value="-149.489" calcext:value-type="float">
            <text:p>-149,489</text:p>
          </table:table-cell>
          <table:table-cell office:value-type="float" office:value="-112.49" calcext:value-type="float">
            <text:p>-112,49</text:p>
          </table:table-cell>
        </table:table-row>
        <table:table-row table:style-name="ro1">
          <table:table-cell office:value-type="float" office:value="-138.034" calcext:value-type="float">
            <text:p>-138,034</text:p>
          </table:table-cell>
          <table:table-cell office:value-type="float" office:value="-98.2577" calcext:value-type="float">
            <text:p>-98,2577</text:p>
          </table:table-cell>
          <table:table-cell office:value-type="float" office:value="-139.952" calcext:value-type="float">
            <text:p>-139,952</text:p>
          </table:table-cell>
          <table:table-cell office:value-type="float" office:value="-146.855" calcext:value-type="float">
            <text:p>-146,855</text:p>
          </table:table-cell>
          <table:table-cell office:value-type="float" office:value="-114.714" calcext:value-type="float">
            <text:p>-114,714</text:p>
          </table:table-cell>
        </table:table-row>
        <table:table-row table:style-name="ro1">
          <table:table-cell office:value-type="float" office:value="-121.311" calcext:value-type="float">
            <text:p>-121,311</text:p>
          </table:table-cell>
          <table:table-cell office:value-type="float" office:value="-109.094" calcext:value-type="float">
            <text:p>-109,094</text:p>
          </table:table-cell>
          <table:table-cell office:value-type="float" office:value="-153.576" calcext:value-type="float">
            <text:p>-153,576</text:p>
          </table:table-cell>
          <table:table-cell office:value-type="float" office:value="-150.555" calcext:value-type="float">
            <text:p>-150,555</text:p>
          </table:table-cell>
          <table:table-cell office:value-type="float" office:value="-113.804" calcext:value-type="float">
            <text:p>-113,804</text:p>
          </table:table-cell>
        </table:table-row>
        <table:table-row table:style-name="ro1">
          <table:table-cell office:value-type="float" office:value="-129.255" calcext:value-type="float">
            <text:p>-129,255</text:p>
          </table:table-cell>
          <table:table-cell office:value-type="float" office:value="-83.9423" calcext:value-type="float">
            <text:p>-83,9423</text:p>
          </table:table-cell>
          <table:table-cell office:value-type="float" office:value="-122.237" calcext:value-type="float">
            <text:p>-122,237</text:p>
          </table:table-cell>
          <table:table-cell office:value-type="float" office:value="-148.601" calcext:value-type="float">
            <text:p>-148,601</text:p>
          </table:table-cell>
          <table:table-cell office:value-type="float" office:value="-141.884" calcext:value-type="float">
            <text:p>-141,884</text:p>
          </table:table-cell>
        </table:table-row>
        <table:table-row table:style-name="ro1">
          <table:table-cell office:value-type="float" office:value="-127.743" calcext:value-type="float">
            <text:p>-127,743</text:p>
          </table:table-cell>
          <table:table-cell office:value-type="float" office:value="-97.7755" calcext:value-type="float">
            <text:p>-97,7755</text:p>
          </table:table-cell>
          <table:table-cell office:value-type="float" office:value="-127.827" calcext:value-type="float">
            <text:p>-127,827</text:p>
          </table:table-cell>
          <table:table-cell office:value-type="float" office:value="-153.458" calcext:value-type="float">
            <text:p>-153,458</text:p>
          </table:table-cell>
          <table:table-cell office:value-type="float" office:value="-132.251" calcext:value-type="float">
            <text:p>-132,251</text:p>
          </table:table-cell>
        </table:table-row>
        <table:table-row table:style-name="ro1">
          <table:table-cell office:value-type="float" office:value="-129.685" calcext:value-type="float">
            <text:p>-129,685</text:p>
          </table:table-cell>
          <table:table-cell office:value-type="float" office:value="-96.5383" calcext:value-type="float">
            <text:p>-96,5383</text:p>
          </table:table-cell>
          <table:table-cell office:value-type="float" office:value="-134.132" calcext:value-type="float">
            <text:p>-134,132</text:p>
          </table:table-cell>
          <table:table-cell office:value-type="float" office:value="-141.081" calcext:value-type="float">
            <text:p>-141,081</text:p>
          </table:table-cell>
          <table:table-cell office:value-type="float" office:value="-111.87" calcext:value-type="float">
            <text:p>-111,87</text:p>
          </table:table-cell>
        </table:table-row>
        <table:table-row table:style-name="ro1">
          <table:table-cell office:value-type="float" office:value="-135.84" calcext:value-type="float">
            <text:p>-135,84</text:p>
          </table:table-cell>
          <table:table-cell office:value-type="float" office:value="-95.6687" calcext:value-type="float">
            <text:p>-95,6687</text:p>
          </table:table-cell>
          <table:table-cell office:value-type="float" office:value="-123.111" calcext:value-type="float">
            <text:p>-123,111</text:p>
          </table:table-cell>
          <table:table-cell office:value-type="float" office:value="-136.796" calcext:value-type="float">
            <text:p>-136,796</text:p>
          </table:table-cell>
          <table:table-cell office:value-type="float" office:value="-137.447" calcext:value-type="float">
            <text:p>-137,447</text:p>
          </table:table-cell>
        </table:table-row>
        <table:table-row table:style-name="ro1">
          <table:table-cell office:value-type="float" office:value="-123.625" calcext:value-type="float">
            <text:p>-123,625</text:p>
          </table:table-cell>
          <table:table-cell office:value-type="float" office:value="-101.202" calcext:value-type="float">
            <text:p>-101,202</text:p>
          </table:table-cell>
          <table:table-cell office:value-type="float" office:value="-136.473" calcext:value-type="float">
            <text:p>-136,473</text:p>
          </table:table-cell>
          <table:table-cell office:value-type="float" office:value="-157.375" calcext:value-type="float">
            <text:p>-157,375</text:p>
          </table:table-cell>
          <table:table-cell office:value-type="float" office:value="-126.51" calcext:value-type="float">
            <text:p>-126,51</text:p>
          </table:table-cell>
        </table:table-row>
        <table:table-row table:style-name="ro1">
          <table:table-cell office:value-type="float" office:value="-122.483" calcext:value-type="float">
            <text:p>-122,483</text:p>
          </table:table-cell>
          <table:table-cell office:value-type="float" office:value="-96.1729" calcext:value-type="float">
            <text:p>-96,1729</text:p>
          </table:table-cell>
          <table:table-cell office:value-type="float" office:value="-128.953" calcext:value-type="float">
            <text:p>-128,953</text:p>
          </table:table-cell>
          <table:table-cell office:value-type="float" office:value="-136.602" calcext:value-type="float">
            <text:p>-136,602</text:p>
          </table:table-cell>
          <table:table-cell office:value-type="float" office:value="-122.672" calcext:value-type="float">
            <text:p>-122,672</text:p>
          </table:table-cell>
        </table:table-row>
        <table:table-row table:style-name="ro1">
          <table:table-cell office:value-type="float" office:value="-138.492" calcext:value-type="float">
            <text:p>-138,492</text:p>
          </table:table-cell>
          <table:table-cell office:value-type="float" office:value="-96.729" calcext:value-type="float">
            <text:p>-96,729</text:p>
          </table:table-cell>
          <table:table-cell office:value-type="float" office:value="-137.193" calcext:value-type="float">
            <text:p>-137,193</text:p>
          </table:table-cell>
          <table:table-cell office:value-type="float" office:value="-162.141" calcext:value-type="float">
            <text:p>-162,141</text:p>
          </table:table-cell>
          <table:table-cell office:value-type="float" office:value="-109.879" calcext:value-type="float">
            <text:p>-109,879</text:p>
          </table:table-cell>
        </table:table-row>
        <table:table-row table:style-name="ro1">
          <table:table-cell office:value-type="float" office:value="-145.05" calcext:value-type="float">
            <text:p>-145,05</text:p>
          </table:table-cell>
          <table:table-cell office:value-type="float" office:value="-113.345" calcext:value-type="float">
            <text:p>-113,345</text:p>
          </table:table-cell>
          <table:table-cell office:value-type="float" office:value="-131.91" calcext:value-type="float">
            <text:p>-131,91</text:p>
          </table:table-cell>
          <table:table-cell office:value-type="float" office:value="-158.164" calcext:value-type="float">
            <text:p>-158,164</text:p>
          </table:table-cell>
          <table:table-cell office:value-type="float" office:value="-130.65" calcext:value-type="float">
            <text:p>-130,65</text:p>
          </table:table-cell>
        </table:table-row>
        <table:table-row table:style-name="ro1">
          <table:table-cell office:value-type="float" office:value="-137.859" calcext:value-type="float">
            <text:p>-137,859</text:p>
          </table:table-cell>
          <table:table-cell office:value-type="float" office:value="-121.866" calcext:value-type="float">
            <text:p>-121,866</text:p>
          </table:table-cell>
          <table:table-cell office:value-type="float" office:value="-136.099" calcext:value-type="float">
            <text:p>-136,099</text:p>
          </table:table-cell>
          <table:table-cell office:value-type="float" office:value="-148.236" calcext:value-type="float">
            <text:p>-148,236</text:p>
          </table:table-cell>
          <table:table-cell office:value-type="float" office:value="-147.934" calcext:value-type="float">
            <text:p>-147,934</text:p>
          </table:table-cell>
        </table:table-row>
        <table:table-row table:style-name="ro1">
          <table:table-cell office:value-type="float" office:value="-141.253" calcext:value-type="float">
            <text:p>-141,253</text:p>
          </table:table-cell>
          <table:table-cell office:value-type="float" office:value="-111.554" calcext:value-type="float">
            <text:p>-111,554</text:p>
          </table:table-cell>
          <table:table-cell office:value-type="float" office:value="-139.947" calcext:value-type="float">
            <text:p>-139,947</text:p>
          </table:table-cell>
          <table:table-cell office:value-type="float" office:value="-158.368" calcext:value-type="float">
            <text:p>-158,368</text:p>
          </table:table-cell>
          <table:table-cell office:value-type="float" office:value="-112.628" calcext:value-type="float">
            <text:p>-112,628</text:p>
          </table:table-cell>
        </table:table-row>
        <table:table-row table:style-name="ro1">
          <table:table-cell office:value-type="float" office:value="-120.983" calcext:value-type="float">
            <text:p>-120,983</text:p>
          </table:table-cell>
          <table:table-cell office:value-type="float" office:value="-114.852" calcext:value-type="float">
            <text:p>-114,852</text:p>
          </table:table-cell>
          <table:table-cell office:value-type="float" office:value="-136.674" calcext:value-type="float">
            <text:p>-136,674</text:p>
          </table:table-cell>
          <table:table-cell office:value-type="float" office:value="-155.309" calcext:value-type="float">
            <text:p>-155,309</text:p>
          </table:table-cell>
          <table:table-cell office:value-type="float" office:value="-108.238" calcext:value-type="float">
            <text:p>-108,238</text:p>
          </table:table-cell>
        </table:table-row>
        <table:table-row table:style-name="ro1">
          <table:table-cell office:value-type="float" office:value="-127.075" calcext:value-type="float">
            <text:p>-127,075</text:p>
          </table:table-cell>
          <table:table-cell office:value-type="float" office:value="-119.37" calcext:value-type="float">
            <text:p>-119,37</text:p>
          </table:table-cell>
          <table:table-cell office:value-type="float" office:value="-153.116" calcext:value-type="float">
            <text:p>-153,116</text:p>
          </table:table-cell>
          <table:table-cell office:value-type="float" office:value="-155.942" calcext:value-type="float">
            <text:p>-155,942</text:p>
          </table:table-cell>
          <table:table-cell office:value-type="float" office:value="-121.605" calcext:value-type="float">
            <text:p>-121,605</text:p>
          </table:table-cell>
        </table:table-row>
        <table:table-row table:style-name="ro1">
          <table:table-cell office:value-type="float" office:value="-131.821" calcext:value-type="float">
            <text:p>-131,821</text:p>
          </table:table-cell>
          <table:table-cell office:value-type="float" office:value="-110.462" calcext:value-type="float">
            <text:p>-110,462</text:p>
          </table:table-cell>
          <table:table-cell office:value-type="float" office:value="-137.585" calcext:value-type="float">
            <text:p>-137,585</text:p>
          </table:table-cell>
          <table:table-cell office:value-type="float" office:value="-155.786" calcext:value-type="float">
            <text:p>-155,786</text:p>
          </table:table-cell>
          <table:table-cell office:value-type="float" office:value="-110.768" calcext:value-type="float">
            <text:p>-110,768</text:p>
          </table:table-cell>
        </table:table-row>
        <table:table-row table:style-name="ro1">
          <table:table-cell office:value-type="float" office:value="-116.93" calcext:value-type="float">
            <text:p>-116,93</text:p>
          </table:table-cell>
          <table:table-cell office:value-type="float" office:value="-132.256" calcext:value-type="float">
            <text:p>-132,256</text:p>
          </table:table-cell>
          <table:table-cell office:value-type="float" office:value="-140.503" calcext:value-type="float">
            <text:p>-140,503</text:p>
          </table:table-cell>
          <table:table-cell office:value-type="float" office:value="-145.578" calcext:value-type="float">
            <text:p>-145,578</text:p>
          </table:table-cell>
          <table:table-cell office:value-type="float" office:value="-119.518" calcext:value-type="float">
            <text:p>-119,518</text:p>
          </table:table-cell>
        </table:table-row>
        <table:table-row table:style-name="ro1">
          <table:table-cell office:value-type="float" office:value="-140.707" calcext:value-type="float">
            <text:p>-140,707</text:p>
          </table:table-cell>
          <table:table-cell office:value-type="float" office:value="-92.3645" calcext:value-type="float">
            <text:p>-92,3645</text:p>
          </table:table-cell>
          <table:table-cell office:value-type="float" office:value="-137.152" calcext:value-type="float">
            <text:p>-137,152</text:p>
          </table:table-cell>
          <table:table-cell office:value-type="float" office:value="-154.256" calcext:value-type="float">
            <text:p>-154,256</text:p>
          </table:table-cell>
          <table:table-cell office:value-type="float" office:value="-119.607" calcext:value-type="float">
            <text:p>-119,607</text:p>
          </table:table-cell>
        </table:table-row>
        <table:table-row table:style-name="ro1">
          <table:table-cell office:value-type="float" office:value="-132.615" calcext:value-type="float">
            <text:p>-132,615</text:p>
          </table:table-cell>
          <table:table-cell office:value-type="float" office:value="-115.3" calcext:value-type="float">
            <text:p>-115,3</text:p>
          </table:table-cell>
          <table:table-cell office:value-type="float" office:value="-131.015" calcext:value-type="float">
            <text:p>-131,015</text:p>
          </table:table-cell>
          <table:table-cell office:value-type="float" office:value="-136.65" calcext:value-type="float">
            <text:p>-136,65</text:p>
          </table:table-cell>
          <table:table-cell office:value-type="float" office:value="-119.106" calcext:value-type="float">
            <text:p>-119,106</text:p>
          </table:table-cell>
        </table:table-row>
        <table:table-row table:style-name="ro1">
          <table:table-cell office:value-type="float" office:value="-128.344" calcext:value-type="float">
            <text:p>-128,344</text:p>
          </table:table-cell>
          <table:table-cell office:value-type="float" office:value="-103.305" calcext:value-type="float">
            <text:p>-103,305</text:p>
          </table:table-cell>
          <table:table-cell office:value-type="float" office:value="-117.291" calcext:value-type="float">
            <text:p>-117,291</text:p>
          </table:table-cell>
          <table:table-cell office:value-type="float" office:value="-144.738" calcext:value-type="float">
            <text:p>-144,738</text:p>
          </table:table-cell>
          <table:table-cell office:value-type="float" office:value="-116.104" calcext:value-type="float">
            <text:p>-116,104</text:p>
          </table:table-cell>
        </table:table-row>
        <table:table-row table:style-name="ro1">
          <table:table-cell office:value-type="float" office:value="-130.842" calcext:value-type="float">
            <text:p>-130,842</text:p>
          </table:table-cell>
          <table:table-cell office:value-type="float" office:value="-116.41" calcext:value-type="float">
            <text:p>-116,41</text:p>
          </table:table-cell>
          <table:table-cell office:value-type="float" office:value="-145.852" calcext:value-type="float">
            <text:p>-145,852</text:p>
          </table:table-cell>
          <table:table-cell office:value-type="float" office:value="-146.157" calcext:value-type="float">
            <text:p>-146,157</text:p>
          </table:table-cell>
          <table:table-cell office:value-type="float" office:value="-127.517" calcext:value-type="float">
            <text:p>-127,517</text:p>
          </table:table-cell>
        </table:table-row>
        <table:table-row table:style-name="ro1">
          <table:table-cell office:value-type="float" office:value="-124.602" calcext:value-type="float">
            <text:p>-124,602</text:p>
          </table:table-cell>
          <table:table-cell office:value-type="float" office:value="-111.5" calcext:value-type="float">
            <text:p>-111,5</text:p>
          </table:table-cell>
          <table:table-cell office:value-type="float" office:value="-126.744" calcext:value-type="float">
            <text:p>-126,744</text:p>
          </table:table-cell>
          <table:table-cell office:value-type="float" office:value="-137.411" calcext:value-type="float">
            <text:p>-137,411</text:p>
          </table:table-cell>
          <table:table-cell office:value-type="float" office:value="-118.345" calcext:value-type="float">
            <text:p>-118,345</text:p>
          </table:table-cell>
        </table:table-row>
        <table:table-row table:style-name="ro1">
          <table:table-cell office:value-type="float" office:value="-124.473" calcext:value-type="float">
            <text:p>-124,473</text:p>
          </table:table-cell>
          <table:table-cell office:value-type="float" office:value="-100.657" calcext:value-type="float">
            <text:p>-100,657</text:p>
          </table:table-cell>
          <table:table-cell office:value-type="float" office:value="-134.583" calcext:value-type="float">
            <text:p>-134,583</text:p>
          </table:table-cell>
          <table:table-cell office:value-type="float" office:value="-151.633" calcext:value-type="float">
            <text:p>-151,633</text:p>
          </table:table-cell>
          <table:table-cell office:value-type="float" office:value="-120.796" calcext:value-type="float">
            <text:p>-120,796</text:p>
          </table:table-cell>
        </table:table-row>
        <table:table-row table:style-name="ro1">
          <table:table-cell office:value-type="float" office:value="-115.393" calcext:value-type="float">
            <text:p>-115,393</text:p>
          </table:table-cell>
          <table:table-cell office:value-type="float" office:value="-106.33" calcext:value-type="float">
            <text:p>-106,33</text:p>
          </table:table-cell>
          <table:table-cell office:value-type="float" office:value="-151.442" calcext:value-type="float">
            <text:p>-151,442</text:p>
          </table:table-cell>
          <table:table-cell office:value-type="float" office:value="-160.191" calcext:value-type="float">
            <text:p>-160,191</text:p>
          </table:table-cell>
          <table:table-cell office:value-type="float" office:value="-123.052" calcext:value-type="float">
            <text:p>-123,052</text:p>
          </table:table-cell>
        </table:table-row>
        <table:table-row table:style-name="ro1">
          <table:table-cell office:value-type="float" office:value="-106.822" calcext:value-type="float">
            <text:p>-106,822</text:p>
          </table:table-cell>
          <table:table-cell office:value-type="float" office:value="-107.5" calcext:value-type="float">
            <text:p>-107,5</text:p>
          </table:table-cell>
          <table:table-cell office:value-type="float" office:value="-137.469" calcext:value-type="float">
            <text:p>-137,469</text:p>
          </table:table-cell>
          <table:table-cell office:value-type="float" office:value="-151.614" calcext:value-type="float">
            <text:p>-151,614</text:p>
          </table:table-cell>
          <table:table-cell office:value-type="float" office:value="-127.916" calcext:value-type="float">
            <text:p>-127,916</text:p>
          </table:table-cell>
        </table:table-row>
        <table:table-row table:style-name="ro1">
          <table:table-cell office:value-type="float" office:value="-103.02" calcext:value-type="float">
            <text:p>-103,02</text:p>
          </table:table-cell>
          <table:table-cell office:value-type="float" office:value="-101.19" calcext:value-type="float">
            <text:p>-101,19</text:p>
          </table:table-cell>
          <table:table-cell office:value-type="float" office:value="-136.311" calcext:value-type="float">
            <text:p>-136,311</text:p>
          </table:table-cell>
          <table:table-cell office:value-type="float" office:value="-143.409" calcext:value-type="float">
            <text:p>-143,409</text:p>
          </table:table-cell>
          <table:table-cell office:value-type="float" office:value="-124.639" calcext:value-type="float">
            <text:p>-124,639</text:p>
          </table:table-cell>
        </table:table-row>
        <table:table-row table:style-name="ro1">
          <table:table-cell office:value-type="float" office:value="-120.841" calcext:value-type="float">
            <text:p>-120,841</text:p>
          </table:table-cell>
          <table:table-cell office:value-type="float" office:value="-103.563" calcext:value-type="float">
            <text:p>-103,563</text:p>
          </table:table-cell>
          <table:table-cell office:value-type="float" office:value="-141.791" calcext:value-type="float">
            <text:p>-141,791</text:p>
          </table:table-cell>
          <table:table-cell office:value-type="float" office:value="-142.869" calcext:value-type="float">
            <text:p>-142,869</text:p>
          </table:table-cell>
          <table:table-cell office:value-type="float" office:value="-133.915" calcext:value-type="float">
            <text:p>-133,915</text:p>
          </table:table-cell>
        </table:table-row>
        <table:table-row table:style-name="ro1">
          <table:table-cell office:value-type="float" office:value="-109.149" calcext:value-type="float">
            <text:p>-109,149</text:p>
          </table:table-cell>
          <table:table-cell office:value-type="float" office:value="-109.864" calcext:value-type="float">
            <text:p>-109,864</text:p>
          </table:table-cell>
          <table:table-cell office:value-type="float" office:value="-131.206" calcext:value-type="float">
            <text:p>-131,206</text:p>
          </table:table-cell>
          <table:table-cell office:value-type="float" office:value="-134.113" calcext:value-type="float">
            <text:p>-134,113</text:p>
          </table:table-cell>
          <table:table-cell office:value-type="float" office:value="-126.637" calcext:value-type="float">
            <text:p>-126,637</text:p>
          </table:table-cell>
        </table:table-row>
        <table:table-row table:style-name="ro1">
          <table:table-cell office:value-type="float" office:value="-121.315" calcext:value-type="float">
            <text:p>-121,315</text:p>
          </table:table-cell>
          <table:table-cell office:value-type="float" office:value="-110.643" calcext:value-type="float">
            <text:p>-110,643</text:p>
          </table:table-cell>
          <table:table-cell office:value-type="float" office:value="-134.478" calcext:value-type="float">
            <text:p>-134,478</text:p>
          </table:table-cell>
          <table:table-cell office:value-type="float" office:value="-143.465" calcext:value-type="float">
            <text:p>-143,465</text:p>
          </table:table-cell>
          <table:table-cell office:value-type="float" office:value="-123.166" calcext:value-type="float">
            <text:p>-123,166</text:p>
          </table:table-cell>
        </table:table-row>
        <table:table-row table:style-name="ro1">
          <table:table-cell office:value-type="float" office:value="-111.713" calcext:value-type="float">
            <text:p>-111,713</text:p>
          </table:table-cell>
          <table:table-cell office:value-type="float" office:value="-96.302" calcext:value-type="float">
            <text:p>-96,302</text:p>
          </table:table-cell>
          <table:table-cell office:value-type="float" office:value="-143.603" calcext:value-type="float">
            <text:p>-143,603</text:p>
          </table:table-cell>
          <table:table-cell office:value-type="float" office:value="-134.558" calcext:value-type="float">
            <text:p>-134,558</text:p>
          </table:table-cell>
          <table:table-cell office:value-type="float" office:value="-137.14" calcext:value-type="float">
            <text:p>-137,14</text:p>
          </table:table-cell>
        </table:table-row>
        <table:table-row table:style-name="ro1">
          <table:table-cell office:value-type="float" office:value="-120.964" calcext:value-type="float">
            <text:p>-120,964</text:p>
          </table:table-cell>
          <table:table-cell office:value-type="float" office:value="-120.869" calcext:value-type="float">
            <text:p>-120,869</text:p>
          </table:table-cell>
          <table:table-cell office:value-type="float" office:value="-141.249" calcext:value-type="float">
            <text:p>-141,249</text:p>
          </table:table-cell>
          <table:table-cell office:value-type="float" office:value="-127.025" calcext:value-type="float">
            <text:p>-127,025</text:p>
          </table:table-cell>
          <table:table-cell office:value-type="float" office:value="-116.783" calcext:value-type="float">
            <text:p>-116,783</text:p>
          </table:table-cell>
        </table:table-row>
        <table:table-row table:style-name="ro1">
          <table:table-cell office:value-type="float" office:value="-128.317" calcext:value-type="float">
            <text:p>-128,317</text:p>
          </table:table-cell>
          <table:table-cell office:value-type="float" office:value="-108.46" calcext:value-type="float">
            <text:p>-108,46</text:p>
          </table:table-cell>
          <table:table-cell office:value-type="float" office:value="-134.592" calcext:value-type="float">
            <text:p>-134,592</text:p>
          </table:table-cell>
          <table:table-cell office:value-type="float" office:value="-132.002" calcext:value-type="float">
            <text:p>-132,002</text:p>
          </table:table-cell>
          <table:table-cell office:value-type="float" office:value="-112.9" calcext:value-type="float">
            <text:p>-112,9</text:p>
          </table:table-cell>
        </table:table-row>
        <table:table-row table:style-name="ro1">
          <table:table-cell office:value-type="float" office:value="-119.729" calcext:value-type="float">
            <text:p>-119,729</text:p>
          </table:table-cell>
          <table:table-cell office:value-type="float" office:value="-131.5" calcext:value-type="float">
            <text:p>-131,5</text:p>
          </table:table-cell>
          <table:table-cell office:value-type="float" office:value="-152.301" calcext:value-type="float">
            <text:p>-152,301</text:p>
          </table:table-cell>
          <table:table-cell office:value-type="float" office:value="-137.288" calcext:value-type="float">
            <text:p>-137,288</text:p>
          </table:table-cell>
          <table:table-cell office:value-type="float" office:value="-129.178" calcext:value-type="float">
            <text:p>-129,178</text:p>
          </table:table-cell>
        </table:table-row>
        <table:table-row table:style-name="ro1">
          <table:table-cell office:value-type="float" office:value="-128.845" calcext:value-type="float">
            <text:p>-128,845</text:p>
          </table:table-cell>
          <table:table-cell office:value-type="float" office:value="-106.154" calcext:value-type="float">
            <text:p>-106,154</text:p>
          </table:table-cell>
          <table:table-cell office:value-type="float" office:value="-134.47" calcext:value-type="float">
            <text:p>-134,47</text:p>
          </table:table-cell>
          <table:table-cell office:value-type="float" office:value="-148.611" calcext:value-type="float">
            <text:p>-148,611</text:p>
          </table:table-cell>
          <table:table-cell office:value-type="float" office:value="-114.188" calcext:value-type="float">
            <text:p>-114,188</text:p>
          </table:table-cell>
        </table:table-row>
        <table:table-row table:style-name="ro1">
          <table:table-cell office:value-type="float" office:value="-132.891" calcext:value-type="float">
            <text:p>-132,891</text:p>
          </table:table-cell>
          <table:table-cell office:value-type="float" office:value="-116.407" calcext:value-type="float">
            <text:p>-116,407</text:p>
          </table:table-cell>
          <table:table-cell office:value-type="float" office:value="-138.503" calcext:value-type="float">
            <text:p>-138,503</text:p>
          </table:table-cell>
          <table:table-cell office:value-type="float" office:value="-128.525" calcext:value-type="float">
            <text:p>-128,525</text:p>
          </table:table-cell>
          <table:table-cell office:value-type="float" office:value="-133.321" calcext:value-type="float">
            <text:p>-133,321</text:p>
          </table:table-cell>
        </table:table-row>
        <table:table-row table:style-name="ro1">
          <table:table-cell office:value-type="float" office:value="-129.676" calcext:value-type="float">
            <text:p>-129,676</text:p>
          </table:table-cell>
          <table:table-cell office:value-type="float" office:value="-133.58" calcext:value-type="float">
            <text:p>-133,58</text:p>
          </table:table-cell>
          <table:table-cell office:value-type="float" office:value="-152.008" calcext:value-type="float">
            <text:p>-152,008</text:p>
          </table:table-cell>
          <table:table-cell office:value-type="float" office:value="-114.22" calcext:value-type="float">
            <text:p>-114,22</text:p>
          </table:table-cell>
          <table:table-cell office:value-type="float" office:value="-107.231" calcext:value-type="float">
            <text:p>-107,231</text:p>
          </table:table-cell>
        </table:table-row>
        <table:table-row table:style-name="ro1">
          <table:table-cell office:value-type="float" office:value="-120.993" calcext:value-type="float">
            <text:p>-120,993</text:p>
          </table:table-cell>
          <table:table-cell office:value-type="float" office:value="-114.324" calcext:value-type="float">
            <text:p>-114,324</text:p>
          </table:table-cell>
          <table:table-cell office:value-type="float" office:value="-138.856" calcext:value-type="float">
            <text:p>-138,856</text:p>
          </table:table-cell>
          <table:table-cell office:value-type="float" office:value="-126.466" calcext:value-type="float">
            <text:p>-126,466</text:p>
          </table:table-cell>
          <table:table-cell office:value-type="float" office:value="-110.293" calcext:value-type="float">
            <text:p>-110,293</text:p>
          </table:table-cell>
        </table:table-row>
        <table:table-row table:style-name="ro1">
          <table:table-cell office:value-type="float" office:value="-127.31" calcext:value-type="float">
            <text:p>-127,31</text:p>
          </table:table-cell>
          <table:table-cell office:value-type="float" office:value="-124.469" calcext:value-type="float">
            <text:p>-124,469</text:p>
          </table:table-cell>
          <table:table-cell office:value-type="float" office:value="-154.022" calcext:value-type="float">
            <text:p>-154,022</text:p>
          </table:table-cell>
          <table:table-cell office:value-type="float" office:value="-129.371" calcext:value-type="float">
            <text:p>-129,371</text:p>
          </table:table-cell>
          <table:table-cell office:value-type="float" office:value="-109.044" calcext:value-type="float">
            <text:p>-109,044</text:p>
          </table:table-cell>
        </table:table-row>
        <table:table-row table:style-name="ro1">
          <table:table-cell office:value-type="float" office:value="-103.536" calcext:value-type="float">
            <text:p>-103,536</text:p>
          </table:table-cell>
          <table:table-cell office:value-type="float" office:value="-117.976" calcext:value-type="float">
            <text:p>-117,976</text:p>
          </table:table-cell>
          <table:table-cell office:value-type="float" office:value="-151.035" calcext:value-type="float">
            <text:p>-151,035</text:p>
          </table:table-cell>
          <table:table-cell office:value-type="float" office:value="-150.65" calcext:value-type="float">
            <text:p>-150,65</text:p>
          </table:table-cell>
          <table:table-cell office:value-type="float" office:value="-123.527" calcext:value-type="float">
            <text:p>-123,527</text:p>
          </table:table-cell>
        </table:table-row>
        <table:table-row table:style-name="ro1">
          <table:table-cell office:value-type="float" office:value="-120.135" calcext:value-type="float">
            <text:p>-120,135</text:p>
          </table:table-cell>
          <table:table-cell office:value-type="float" office:value="-81.3651" calcext:value-type="float">
            <text:p>-81,3651</text:p>
          </table:table-cell>
          <table:table-cell office:value-type="float" office:value="-162.197" calcext:value-type="float">
            <text:p>-162,197</text:p>
          </table:table-cell>
          <table:table-cell office:value-type="float" office:value="-141.117" calcext:value-type="float">
            <text:p>-141,117</text:p>
          </table:table-cell>
          <table:table-cell office:value-type="float" office:value="-110.108" calcext:value-type="float">
            <text:p>-110,108</text:p>
          </table:table-cell>
        </table:table-row>
        <table:table-row table:style-name="ro1">
          <table:table-cell office:value-type="float" office:value="-118.85" calcext:value-type="float">
            <text:p>-118,85</text:p>
          </table:table-cell>
          <table:table-cell office:value-type="float" office:value="-115.673" calcext:value-type="float">
            <text:p>-115,673</text:p>
          </table:table-cell>
          <table:table-cell office:value-type="float" office:value="-160.966" calcext:value-type="float">
            <text:p>-160,966</text:p>
          </table:table-cell>
          <table:table-cell office:value-type="float" office:value="-130.848" calcext:value-type="float">
            <text:p>-130,848</text:p>
          </table:table-cell>
          <table:table-cell office:value-type="float" office:value="-114.811" calcext:value-type="float">
            <text:p>-114,811</text:p>
          </table:table-cell>
        </table:table-row>
        <table:table-row table:style-name="ro1">
          <table:table-cell office:value-type="float" office:value="-144.475" calcext:value-type="float">
            <text:p>-144,475</text:p>
          </table:table-cell>
          <table:table-cell office:value-type="float" office:value="-108.087" calcext:value-type="float">
            <text:p>-108,087</text:p>
          </table:table-cell>
          <table:table-cell office:value-type="float" office:value="-143.613" calcext:value-type="float">
            <text:p>-143,613</text:p>
          </table:table-cell>
          <table:table-cell office:value-type="float" office:value="-145.511" calcext:value-type="float">
            <text:p>-145,511</text:p>
          </table:table-cell>
          <table:table-cell office:value-type="float" office:value="-95.5692" calcext:value-type="float">
            <text:p>-95,5692</text:p>
          </table:table-cell>
        </table:table-row>
        <table:table-row table:style-name="ro1">
          <table:table-cell office:value-type="float" office:value="-121.998" calcext:value-type="float">
            <text:p>-121,998</text:p>
          </table:table-cell>
          <table:table-cell office:value-type="float" office:value="-106.336" calcext:value-type="float">
            <text:p>-106,336</text:p>
          </table:table-cell>
          <table:table-cell office:value-type="float" office:value="-150.028" calcext:value-type="float">
            <text:p>-150,028</text:p>
          </table:table-cell>
          <table:table-cell office:value-type="float" office:value="-131.209" calcext:value-type="float">
            <text:p>-131,209</text:p>
          </table:table-cell>
          <table:table-cell office:value-type="float" office:value="-115.953" calcext:value-type="float">
            <text:p>-115,953</text:p>
          </table:table-cell>
        </table:table-row>
        <table:table-row table:style-name="ro1">
          <table:table-cell office:value-type="float" office:value="-111.92" calcext:value-type="float">
            <text:p>-111,92</text:p>
          </table:table-cell>
          <table:table-cell office:value-type="float" office:value="-102.427" calcext:value-type="float">
            <text:p>-102,427</text:p>
          </table:table-cell>
          <table:table-cell office:value-type="float" office:value="-129.07" calcext:value-type="float">
            <text:p>-129,07</text:p>
          </table:table-cell>
          <table:table-cell office:value-type="float" office:value="-122.408" calcext:value-type="float">
            <text:p>-122,408</text:p>
          </table:table-cell>
          <table:table-cell office:value-type="float" office:value="-115.974" calcext:value-type="float">
            <text:p>-115,974</text:p>
          </table:table-cell>
        </table:table-row>
        <table:table-row table:style-name="ro1">
          <table:table-cell office:value-type="float" office:value="-120.521" calcext:value-type="float">
            <text:p>-120,521</text:p>
          </table:table-cell>
          <table:table-cell office:value-type="float" office:value="-94.9965" calcext:value-type="float">
            <text:p>-94,9965</text:p>
          </table:table-cell>
          <table:table-cell office:value-type="float" office:value="-145.058" calcext:value-type="float">
            <text:p>-145,058</text:p>
          </table:table-cell>
          <table:table-cell office:value-type="float" office:value="-121.345" calcext:value-type="float">
            <text:p>-121,345</text:p>
          </table:table-cell>
          <table:table-cell office:value-type="float" office:value="-122.842" calcext:value-type="float">
            <text:p>-122,842</text:p>
          </table:table-cell>
        </table:table-row>
        <table:table-row table:style-name="ro1">
          <table:table-cell office:value-type="float" office:value="-106.119" calcext:value-type="float">
            <text:p>-106,119</text:p>
          </table:table-cell>
          <table:table-cell office:value-type="float" office:value="-101.256" calcext:value-type="float">
            <text:p>-101,256</text:p>
          </table:table-cell>
          <table:table-cell office:value-type="float" office:value="-143.615" calcext:value-type="float">
            <text:p>-143,615</text:p>
          </table:table-cell>
          <table:table-cell office:value-type="float" office:value="-126.689" calcext:value-type="float">
            <text:p>-126,689</text:p>
          </table:table-cell>
          <table:table-cell office:value-type="float" office:value="-135.383" calcext:value-type="float">
            <text:p>-135,383</text:p>
          </table:table-cell>
        </table:table-row>
        <table:table-row table:style-name="ro1">
          <table:table-cell office:value-type="float" office:value="-139.588" calcext:value-type="float">
            <text:p>-139,588</text:p>
          </table:table-cell>
          <table:table-cell office:value-type="float" office:value="-101.911" calcext:value-type="float">
            <text:p>-101,911</text:p>
          </table:table-cell>
          <table:table-cell office:value-type="float" office:value="-161.995" calcext:value-type="float">
            <text:p>-161,995</text:p>
          </table:table-cell>
          <table:table-cell office:value-type="float" office:value="-138.543" calcext:value-type="float">
            <text:p>-138,543</text:p>
          </table:table-cell>
          <table:table-cell office:value-type="float" office:value="-135.998" calcext:value-type="float">
            <text:p>-135,998</text:p>
          </table:table-cell>
        </table:table-row>
        <table:table-row table:style-name="ro1">
          <table:table-cell office:value-type="float" office:value="-132.632" calcext:value-type="float">
            <text:p>-132,632</text:p>
          </table:table-cell>
          <table:table-cell office:value-type="float" office:value="-105.897" calcext:value-type="float">
            <text:p>-105,897</text:p>
          </table:table-cell>
          <table:table-cell office:value-type="float" office:value="-120.247" calcext:value-type="float">
            <text:p>-120,247</text:p>
          </table:table-cell>
          <table:table-cell office:value-type="float" office:value="-119.14" calcext:value-type="float">
            <text:p>-119,14</text:p>
          </table:table-cell>
          <table:table-cell office:value-type="float" office:value="-107.564" calcext:value-type="float">
            <text:p>-107,564</text:p>
          </table:table-cell>
        </table:table-row>
        <table:table-row table:style-name="ro1">
          <table:table-cell office:value-type="float" office:value="-115.481" calcext:value-type="float">
            <text:p>-115,481</text:p>
          </table:table-cell>
          <table:table-cell office:value-type="float" office:value="-103.503" calcext:value-type="float">
            <text:p>-103,503</text:p>
          </table:table-cell>
          <table:table-cell office:value-type="float" office:value="-123.162" calcext:value-type="float">
            <text:p>-123,162</text:p>
          </table:table-cell>
          <table:table-cell office:value-type="float" office:value="-137.781" calcext:value-type="float">
            <text:p>-137,781</text:p>
          </table:table-cell>
          <table:table-cell office:value-type="float" office:value="-125.552" calcext:value-type="float">
            <text:p>-125,552</text:p>
          </table:table-cell>
        </table:table-row>
        <table:table-row table:style-name="ro1">
          <table:table-cell office:value-type="float" office:value="-144.916" calcext:value-type="float">
            <text:p>-144,916</text:p>
          </table:table-cell>
          <table:table-cell office:value-type="float" office:value="-108.544" calcext:value-type="float">
            <text:p>-108,544</text:p>
          </table:table-cell>
          <table:table-cell office:value-type="float" office:value="-126.987" calcext:value-type="float">
            <text:p>-126,987</text:p>
          </table:table-cell>
          <table:table-cell office:value-type="float" office:value="-154.73" calcext:value-type="float">
            <text:p>-154,73</text:p>
          </table:table-cell>
          <table:table-cell office:value-type="float" office:value="-122.715" calcext:value-type="float">
            <text:p>-122,715</text:p>
          </table:table-cell>
        </table:table-row>
        <table:table-row table:style-name="ro1">
          <table:table-cell office:value-type="float" office:value="-128.109" calcext:value-type="float">
            <text:p>-128,109</text:p>
          </table:table-cell>
          <table:table-cell office:value-type="float" office:value="-110.891" calcext:value-type="float">
            <text:p>-110,891</text:p>
          </table:table-cell>
          <table:table-cell office:value-type="float" office:value="-146.37" calcext:value-type="float">
            <text:p>-146,37</text:p>
          </table:table-cell>
          <table:table-cell office:value-type="float" office:value="-121.804" calcext:value-type="float">
            <text:p>-121,804</text:p>
          </table:table-cell>
          <table:table-cell office:value-type="float" office:value="-103.394" calcext:value-type="float">
            <text:p>-103,394</text:p>
          </table:table-cell>
        </table:table-row>
        <table:table-row table:style-name="ro1">
          <table:table-cell office:value-type="float" office:value="-139.727" calcext:value-type="float">
            <text:p>-139,727</text:p>
          </table:table-cell>
          <table:table-cell office:value-type="float" office:value="-98.1912" calcext:value-type="float">
            <text:p>-98,1912</text:p>
          </table:table-cell>
          <table:table-cell office:value-type="float" office:value="-148.425" calcext:value-type="float">
            <text:p>-148,425</text:p>
          </table:table-cell>
          <table:table-cell office:value-type="float" office:value="-138.307" calcext:value-type="float">
            <text:p>-138,307</text:p>
          </table:table-cell>
          <table:table-cell office:value-type="float" office:value="-119.346" calcext:value-type="float">
            <text:p>-119,346</text:p>
          </table:table-cell>
        </table:table-row>
        <table:table-row table:style-name="ro1">
          <table:table-cell office:value-type="float" office:value="-144.995" calcext:value-type="float">
            <text:p>-144,995</text:p>
          </table:table-cell>
          <table:table-cell office:value-type="float" office:value="-101.688" calcext:value-type="float">
            <text:p>-101,688</text:p>
          </table:table-cell>
          <table:table-cell office:value-type="float" office:value="-140.717" calcext:value-type="float">
            <text:p>-140,717</text:p>
          </table:table-cell>
          <table:table-cell office:value-type="float" office:value="-125.318" calcext:value-type="float">
            <text:p>-125,318</text:p>
          </table:table-cell>
          <table:table-cell office:value-type="float" office:value="-131.502" calcext:value-type="float">
            <text:p>-131,502</text:p>
          </table:table-cell>
        </table:table-row>
        <table:table-row table:style-name="ro1">
          <table:table-cell office:value-type="float" office:value="-128.014" calcext:value-type="float">
            <text:p>-128,014</text:p>
          </table:table-cell>
          <table:table-cell office:value-type="float" office:value="-90.4115" calcext:value-type="float">
            <text:p>-90,4115</text:p>
          </table:table-cell>
          <table:table-cell office:value-type="float" office:value="-136.96" calcext:value-type="float">
            <text:p>-136,96</text:p>
          </table:table-cell>
          <table:table-cell office:value-type="float" office:value="-140.124" calcext:value-type="float">
            <text:p>-140,124</text:p>
          </table:table-cell>
          <table:table-cell office:value-type="float" office:value="-118.251" calcext:value-type="float">
            <text:p>-118,251</text:p>
          </table:table-cell>
        </table:table-row>
        <table:table-row table:style-name="ro1">
          <table:table-cell office:value-type="float" office:value="-109.408" calcext:value-type="float">
            <text:p>-109,408</text:p>
          </table:table-cell>
          <table:table-cell office:value-type="float" office:value="-89.8698" calcext:value-type="float">
            <text:p>-89,8698</text:p>
          </table:table-cell>
          <table:table-cell office:value-type="float" office:value="-127.312" calcext:value-type="float">
            <text:p>-127,312</text:p>
          </table:table-cell>
          <table:table-cell office:value-type="float" office:value="-133.158" calcext:value-type="float">
            <text:p>-133,158</text:p>
          </table:table-cell>
          <table:table-cell office:value-type="float" office:value="-122.024" calcext:value-type="float">
            <text:p>-122,024</text:p>
          </table:table-cell>
        </table:table-row>
        <table:table-row table:style-name="ro1">
          <table:table-cell office:value-type="float" office:value="-122.998" calcext:value-type="float">
            <text:p>-122,998</text:p>
          </table:table-cell>
          <table:table-cell office:value-type="float" office:value="-98.0048" calcext:value-type="float">
            <text:p>-98,0048</text:p>
          </table:table-cell>
          <table:table-cell office:value-type="float" office:value="-141.977" calcext:value-type="float">
            <text:p>-141,977</text:p>
          </table:table-cell>
          <table:table-cell office:value-type="float" office:value="-149.395" calcext:value-type="float">
            <text:p>-149,395</text:p>
          </table:table-cell>
          <table:table-cell office:value-type="float" office:value="-120.031" calcext:value-type="float">
            <text:p>-120,031</text:p>
          </table:table-cell>
        </table:table-row>
        <table:table-row table:style-name="ro1">
          <table:table-cell office:value-type="float" office:value="-121.686" calcext:value-type="float">
            <text:p>-121,686</text:p>
          </table:table-cell>
          <table:table-cell office:value-type="float" office:value="-108.388" calcext:value-type="float">
            <text:p>-108,388</text:p>
          </table:table-cell>
          <table:table-cell office:value-type="float" office:value="-134.359" calcext:value-type="float">
            <text:p>-134,359</text:p>
          </table:table-cell>
          <table:table-cell office:value-type="float" office:value="-111.064" calcext:value-type="float">
            <text:p>-111,064</text:p>
          </table:table-cell>
          <table:table-cell office:value-type="float" office:value="-125.196" calcext:value-type="float">
            <text:p>-125,196</text:p>
          </table:table-cell>
        </table:table-row>
        <table:table-row table:style-name="ro1">
          <table:table-cell office:value-type="float" office:value="-135.426" calcext:value-type="float">
            <text:p>-135,426</text:p>
          </table:table-cell>
          <table:table-cell office:value-type="float" office:value="-101.497" calcext:value-type="float">
            <text:p>-101,497</text:p>
          </table:table-cell>
          <table:table-cell office:value-type="float" office:value="-151" calcext:value-type="float">
            <text:p>-151</text:p>
          </table:table-cell>
          <table:table-cell office:value-type="float" office:value="-149.612" calcext:value-type="float">
            <text:p>-149,612</text:p>
          </table:table-cell>
          <table:table-cell office:value-type="float" office:value="-114.301" calcext:value-type="float">
            <text:p>-114,301</text:p>
          </table:table-cell>
        </table:table-row>
        <table:table-row table:style-name="ro1">
          <table:table-cell office:value-type="float" office:value="-118.329" calcext:value-type="float">
            <text:p>-118,329</text:p>
          </table:table-cell>
          <table:table-cell office:value-type="float" office:value="-99.2004" calcext:value-type="float">
            <text:p>-99,2004</text:p>
          </table:table-cell>
          <table:table-cell office:value-type="float" office:value="-145.299" calcext:value-type="float">
            <text:p>-145,299</text:p>
          </table:table-cell>
          <table:table-cell office:value-type="float" office:value="-128.981" calcext:value-type="float">
            <text:p>-128,981</text:p>
          </table:table-cell>
          <table:table-cell office:value-type="float" office:value="-121.07" calcext:value-type="float">
            <text:p>-121,07</text:p>
          </table:table-cell>
        </table:table-row>
        <table:table-row table:style-name="ro1">
          <table:table-cell office:value-type="float" office:value="-119.092" calcext:value-type="float">
            <text:p>-119,092</text:p>
          </table:table-cell>
          <table:table-cell office:value-type="float" office:value="-95.0837" calcext:value-type="float">
            <text:p>-95,0837</text:p>
          </table:table-cell>
          <table:table-cell office:value-type="float" office:value="-151.282" calcext:value-type="float">
            <text:p>-151,282</text:p>
          </table:table-cell>
          <table:table-cell office:value-type="float" office:value="-138.729" calcext:value-type="float">
            <text:p>-138,729</text:p>
          </table:table-cell>
          <table:table-cell office:value-type="float" office:value="-141.888" calcext:value-type="float">
            <text:p>-141,888</text:p>
          </table:table-cell>
        </table:table-row>
        <table:table-row table:style-name="ro1">
          <table:table-cell office:value-type="float" office:value="-131.69" calcext:value-type="float">
            <text:p>-131,69</text:p>
          </table:table-cell>
          <table:table-cell office:value-type="float" office:value="-110.364" calcext:value-type="float">
            <text:p>-110,364</text:p>
          </table:table-cell>
          <table:table-cell office:value-type="float" office:value="-142.807" calcext:value-type="float">
            <text:p>-142,807</text:p>
          </table:table-cell>
          <table:table-cell office:value-type="float" office:value="-149.443" calcext:value-type="float">
            <text:p>-149,443</text:p>
          </table:table-cell>
          <table:table-cell office:value-type="float" office:value="-124.708" calcext:value-type="float">
            <text:p>-124,708</text:p>
          </table:table-cell>
        </table:table-row>
        <table:table-row table:style-name="ro1">
          <table:table-cell office:value-type="float" office:value="-118.075" calcext:value-type="float">
            <text:p>-118,075</text:p>
          </table:table-cell>
          <table:table-cell office:value-type="float" office:value="-106.47" calcext:value-type="float">
            <text:p>-106,47</text:p>
          </table:table-cell>
          <table:table-cell office:value-type="float" office:value="-143.893" calcext:value-type="float">
            <text:p>-143,893</text:p>
          </table:table-cell>
          <table:table-cell office:value-type="float" office:value="-149.519" calcext:value-type="float">
            <text:p>-149,519</text:p>
          </table:table-cell>
          <table:table-cell office:value-type="float" office:value="-111.778" calcext:value-type="float">
            <text:p>-111,778</text:p>
          </table:table-cell>
        </table:table-row>
        <table:table-row table:style-name="ro1">
          <table:table-cell office:value-type="float" office:value="-121.645" calcext:value-type="float">
            <text:p>-121,645</text:p>
          </table:table-cell>
          <table:table-cell office:value-type="float" office:value="-104.886" calcext:value-type="float">
            <text:p>-104,886</text:p>
          </table:table-cell>
          <table:table-cell office:value-type="float" office:value="-127.786" calcext:value-type="float">
            <text:p>-127,786</text:p>
          </table:table-cell>
          <table:table-cell office:value-type="float" office:value="-149.389" calcext:value-type="float">
            <text:p>-149,389</text:p>
          </table:table-cell>
          <table:table-cell office:value-type="float" office:value="-129.441" calcext:value-type="float">
            <text:p>-129,441</text:p>
          </table:table-cell>
        </table:table-row>
        <table:table-row table:style-name="ro1">
          <table:table-cell office:value-type="float" office:value="-120.389" calcext:value-type="float">
            <text:p>-120,389</text:p>
          </table:table-cell>
          <table:table-cell office:value-type="float" office:value="-90.7628" calcext:value-type="float">
            <text:p>-90,7628</text:p>
          </table:table-cell>
          <table:table-cell office:value-type="float" office:value="-139.308" calcext:value-type="float">
            <text:p>-139,308</text:p>
          </table:table-cell>
          <table:table-cell office:value-type="float" office:value="-147.659" calcext:value-type="float">
            <text:p>-147,659</text:p>
          </table:table-cell>
          <table:table-cell office:value-type="float" office:value="-138.61" calcext:value-type="float">
            <text:p>-138,61</text:p>
          </table:table-cell>
        </table:table-row>
        <table:table-row table:style-name="ro1">
          <table:table-cell office:value-type="float" office:value="-133.089" calcext:value-type="float">
            <text:p>-133,089</text:p>
          </table:table-cell>
          <table:table-cell office:value-type="float" office:value="-102.544" calcext:value-type="float">
            <text:p>-102,544</text:p>
          </table:table-cell>
          <table:table-cell office:value-type="float" office:value="-141.069" calcext:value-type="float">
            <text:p>-141,069</text:p>
          </table:table-cell>
          <table:table-cell office:value-type="float" office:value="-128.58" calcext:value-type="float">
            <text:p>-128,58</text:p>
          </table:table-cell>
          <table:table-cell office:value-type="float" office:value="-143.404" calcext:value-type="float">
            <text:p>-143,404</text:p>
          </table:table-cell>
        </table:table-row>
        <table:table-row table:style-name="ro1">
          <table:table-cell office:value-type="float" office:value="-134.66" calcext:value-type="float">
            <text:p>-134,66</text:p>
          </table:table-cell>
          <table:table-cell office:value-type="float" office:value="-97.8193" calcext:value-type="float">
            <text:p>-97,8193</text:p>
          </table:table-cell>
          <table:table-cell office:value-type="float" office:value="-127.783" calcext:value-type="float">
            <text:p>-127,783</text:p>
          </table:table-cell>
          <table:table-cell office:value-type="float" office:value="-145.463" calcext:value-type="float">
            <text:p>-145,463</text:p>
          </table:table-cell>
          <table:table-cell office:value-type="float" office:value="-123.323" calcext:value-type="float">
            <text:p>-123,323</text:p>
          </table:table-cell>
        </table:table-row>
        <table:table-row table:style-name="ro1">
          <table:table-cell office:value-type="float" office:value="-141.164" calcext:value-type="float">
            <text:p>-141,164</text:p>
          </table:table-cell>
          <table:table-cell office:value-type="float" office:value="-98.7706" calcext:value-type="float">
            <text:p>-98,7706</text:p>
          </table:table-cell>
          <table:table-cell office:value-type="float" office:value="-144.14" calcext:value-type="float">
            <text:p>-144,14</text:p>
          </table:table-cell>
          <table:table-cell office:value-type="float" office:value="-150.471" calcext:value-type="float">
            <text:p>-150,471</text:p>
          </table:table-cell>
          <table:table-cell office:value-type="float" office:value="-120.812" calcext:value-type="float">
            <text:p>-120,812</text:p>
          </table:table-cell>
        </table:table-row>
        <table:table-row table:style-name="ro1">
          <table:table-cell office:value-type="float" office:value="-124.582" calcext:value-type="float">
            <text:p>-124,582</text:p>
          </table:table-cell>
          <table:table-cell office:value-type="float" office:value="-102.224" calcext:value-type="float">
            <text:p>-102,224</text:p>
          </table:table-cell>
          <table:table-cell office:value-type="float" office:value="-141.574" calcext:value-type="float">
            <text:p>-141,574</text:p>
          </table:table-cell>
          <table:table-cell office:value-type="float" office:value="-143.345" calcext:value-type="float">
            <text:p>-143,345</text:p>
          </table:table-cell>
          <table:table-cell office:value-type="float" office:value="-109.946" calcext:value-type="float">
            <text:p>-109,946</text:p>
          </table:table-cell>
        </table:table-row>
        <table:table-row table:style-name="ro1">
          <table:table-cell office:value-type="float" office:value="-125.23" calcext:value-type="float">
            <text:p>-125,23</text:p>
          </table:table-cell>
          <table:table-cell office:value-type="float" office:value="-97.2425" calcext:value-type="float">
            <text:p>-97,2425</text:p>
          </table:table-cell>
          <table:table-cell office:value-type="float" office:value="-140.744" calcext:value-type="float">
            <text:p>-140,744</text:p>
          </table:table-cell>
          <table:table-cell office:value-type="float" office:value="-140.24" calcext:value-type="float">
            <text:p>-140,24</text:p>
          </table:table-cell>
          <table:table-cell office:value-type="float" office:value="-126.889" calcext:value-type="float">
            <text:p>-126,889</text:p>
          </table:table-cell>
        </table:table-row>
        <table:table-row table:style-name="ro1">
          <table:table-cell office:value-type="float" office:value="-135.185" calcext:value-type="float">
            <text:p>-135,185</text:p>
          </table:table-cell>
          <table:table-cell office:value-type="float" office:value="-102.958" calcext:value-type="float">
            <text:p>-102,958</text:p>
          </table:table-cell>
          <table:table-cell office:value-type="float" office:value="-137.678" calcext:value-type="float">
            <text:p>-137,678</text:p>
          </table:table-cell>
          <table:table-cell office:value-type="float" office:value="-161.848" calcext:value-type="float">
            <text:p>-161,848</text:p>
          </table:table-cell>
          <table:table-cell office:value-type="float" office:value="-117.341" calcext:value-type="float">
            <text:p>-117,341</text:p>
          </table:table-cell>
        </table:table-row>
        <table:table-row table:style-name="ro1">
          <table:table-cell office:value-type="float" office:value="-128.352" calcext:value-type="float">
            <text:p>-128,352</text:p>
          </table:table-cell>
          <table:table-cell office:value-type="float" office:value="-103.576" calcext:value-type="float">
            <text:p>-103,576</text:p>
          </table:table-cell>
          <table:table-cell office:value-type="float" office:value="-129.523" calcext:value-type="float">
            <text:p>-129,523</text:p>
          </table:table-cell>
          <table:table-cell office:value-type="float" office:value="-148.605" calcext:value-type="float">
            <text:p>-148,605</text:p>
          </table:table-cell>
          <table:table-cell office:value-type="float" office:value="-121.609" calcext:value-type="float">
            <text:p>-121,609</text:p>
          </table:table-cell>
        </table:table-row>
        <table:table-row table:style-name="ro1">
          <table:table-cell office:value-type="float" office:value="-118.179" calcext:value-type="float">
            <text:p>-118,179</text:p>
          </table:table-cell>
          <table:table-cell office:value-type="float" office:value="-133.381" calcext:value-type="float">
            <text:p>-133,381</text:p>
          </table:table-cell>
          <table:table-cell office:value-type="float" office:value="-117.032" calcext:value-type="float">
            <text:p>-117,032</text:p>
          </table:table-cell>
          <table:table-cell office:value-type="float" office:value="-141.821" calcext:value-type="float">
            <text:p>-141,821</text:p>
          </table:table-cell>
          <table:table-cell office:value-type="float" office:value="-118.029" calcext:value-type="float">
            <text:p>-118,029</text:p>
          </table:table-cell>
        </table:table-row>
        <table:table-row table:style-name="ro1">
          <table:table-cell office:value-type="float" office:value="-114.823" calcext:value-type="float">
            <text:p>-114,823</text:p>
          </table:table-cell>
          <table:table-cell office:value-type="float" office:value="-123.655" calcext:value-type="float">
            <text:p>-123,655</text:p>
          </table:table-cell>
          <table:table-cell office:value-type="float" office:value="-132.836" calcext:value-type="float">
            <text:p>-132,836</text:p>
          </table:table-cell>
          <table:table-cell office:value-type="float" office:value="-150.393" calcext:value-type="float">
            <text:p>-150,393</text:p>
          </table:table-cell>
          <table:table-cell office:value-type="float" office:value="-120.324" calcext:value-type="float">
            <text:p>-120,324</text:p>
          </table:table-cell>
        </table:table-row>
        <table:table-row table:style-name="ro1">
          <table:table-cell office:value-type="float" office:value="-146.523" calcext:value-type="float">
            <text:p>-146,523</text:p>
          </table:table-cell>
          <table:table-cell office:value-type="float" office:value="-142.973" calcext:value-type="float">
            <text:p>-142,973</text:p>
          </table:table-cell>
          <table:table-cell office:value-type="float" office:value="-144.152" calcext:value-type="float">
            <text:p>-144,152</text:p>
          </table:table-cell>
          <table:table-cell office:value-type="float" office:value="-136.573" calcext:value-type="float">
            <text:p>-136,573</text:p>
          </table:table-cell>
          <table:table-cell office:value-type="float" office:value="-132.168" calcext:value-type="float">
            <text:p>-132,168</text:p>
          </table:table-cell>
        </table:table-row>
        <table:table-row table:style-name="ro1">
          <table:table-cell office:value-type="float" office:value="-129.409" calcext:value-type="float">
            <text:p>-129,409</text:p>
          </table:table-cell>
          <table:table-cell office:value-type="float" office:value="-112.746" calcext:value-type="float">
            <text:p>-112,746</text:p>
          </table:table-cell>
          <table:table-cell office:value-type="float" office:value="-132.126" calcext:value-type="float">
            <text:p>-132,126</text:p>
          </table:table-cell>
          <table:table-cell office:value-type="float" office:value="-132.357" calcext:value-type="float">
            <text:p>-132,357</text:p>
          </table:table-cell>
          <table:table-cell office:value-type="float" office:value="-110.529" calcext:value-type="float">
            <text:p>-110,529</text:p>
          </table:table-cell>
        </table:table-row>
        <table:table-row table:style-name="ro1">
          <table:table-cell office:value-type="float" office:value="-131.906" calcext:value-type="float">
            <text:p>-131,906</text:p>
          </table:table-cell>
          <table:table-cell office:value-type="float" office:value="-105.882" calcext:value-type="float">
            <text:p>-105,882</text:p>
          </table:table-cell>
          <table:table-cell office:value-type="float" office:value="-124.613" calcext:value-type="float">
            <text:p>-124,613</text:p>
          </table:table-cell>
          <table:table-cell office:value-type="float" office:value="-147.799" calcext:value-type="float">
            <text:p>-147,799</text:p>
          </table:table-cell>
          <table:table-cell office:value-type="float" office:value="-140.671" calcext:value-type="float">
            <text:p>-140,671</text:p>
          </table:table-cell>
        </table:table-row>
        <table:table-row table:style-name="ro1">
          <table:table-cell office:value-type="float" office:value="-126.97" calcext:value-type="float">
            <text:p>-126,97</text:p>
          </table:table-cell>
          <table:table-cell office:value-type="float" office:value="-114.229" calcext:value-type="float">
            <text:p>-114,229</text:p>
          </table:table-cell>
          <table:table-cell office:value-type="float" office:value="-134.453" calcext:value-type="float">
            <text:p>-134,453</text:p>
          </table:table-cell>
          <table:table-cell office:value-type="float" office:value="-161.895" calcext:value-type="float">
            <text:p>-161,895</text:p>
          </table:table-cell>
          <table:table-cell office:value-type="float" office:value="-120.377" calcext:value-type="float">
            <text:p>-120,377</text:p>
          </table:table-cell>
        </table:table-row>
        <table:table-row table:style-name="ro1">
          <table:table-cell office:value-type="float" office:value="-137.655" calcext:value-type="float">
            <text:p>-137,655</text:p>
          </table:table-cell>
          <table:table-cell office:value-type="float" office:value="-115.637" calcext:value-type="float">
            <text:p>-115,637</text:p>
          </table:table-cell>
          <table:table-cell office:value-type="float" office:value="-137.69" calcext:value-type="float">
            <text:p>-137,69</text:p>
          </table:table-cell>
          <table:table-cell office:value-type="float" office:value="-146.814" calcext:value-type="float">
            <text:p>-146,814</text:p>
          </table:table-cell>
          <table:table-cell office:value-type="float" office:value="-118.512" calcext:value-type="float">
            <text:p>-118,512</text:p>
          </table:table-cell>
        </table:table-row>
        <table:table-row table:style-name="ro1">
          <table:table-cell office:value-type="float" office:value="-141.35" calcext:value-type="float">
            <text:p>-141,35</text:p>
          </table:table-cell>
          <table:table-cell office:value-type="float" office:value="-115.921" calcext:value-type="float">
            <text:p>-115,921</text:p>
          </table:table-cell>
          <table:table-cell office:value-type="float" office:value="-141.615" calcext:value-type="float">
            <text:p>-141,615</text:p>
          </table:table-cell>
          <table:table-cell office:value-type="float" office:value="-157.526" calcext:value-type="float">
            <text:p>-157,526</text:p>
          </table:table-cell>
          <table:table-cell office:value-type="float" office:value="-115.381" calcext:value-type="float">
            <text:p>-115,381</text:p>
          </table:table-cell>
        </table:table-row>
        <table:table-row table:style-name="ro1">
          <table:table-cell office:value-type="float" office:value="-142.993" calcext:value-type="float">
            <text:p>-142,993</text:p>
          </table:table-cell>
          <table:table-cell office:value-type="float" office:value="-130.333" calcext:value-type="float">
            <text:p>-130,333</text:p>
          </table:table-cell>
          <table:table-cell office:value-type="float" office:value="-146.818" calcext:value-type="float">
            <text:p>-146,818</text:p>
          </table:table-cell>
          <table:table-cell office:value-type="float" office:value="-163.471" calcext:value-type="float">
            <text:p>-163,471</text:p>
          </table:table-cell>
          <table:table-cell office:value-type="float" office:value="-141.796" calcext:value-type="float">
            <text:p>-141,796</text:p>
          </table:table-cell>
        </table:table-row>
        <table:table-row table:style-name="ro1">
          <table:table-cell office:value-type="float" office:value="-132.121" calcext:value-type="float">
            <text:p>-132,121</text:p>
          </table:table-cell>
          <table:table-cell office:value-type="float" office:value="-91.2839" calcext:value-type="float">
            <text:p>-91,2839</text:p>
          </table:table-cell>
          <table:table-cell office:value-type="float" office:value="-142.425" calcext:value-type="float">
            <text:p>-142,425</text:p>
          </table:table-cell>
          <table:table-cell office:value-type="float" office:value="-150.609" calcext:value-type="float">
            <text:p>-150,609</text:p>
          </table:table-cell>
          <table:table-cell office:value-type="float" office:value="-135.828" calcext:value-type="float">
            <text:p>-135,828</text:p>
          </table:table-cell>
        </table:table-row>
        <table:table-row table:style-name="ro1">
          <table:table-cell office:value-type="float" office:value="-129.128" calcext:value-type="float">
            <text:p>-129,128</text:p>
          </table:table-cell>
          <table:table-cell office:value-type="float" office:value="-96.1976" calcext:value-type="float">
            <text:p>-96,1976</text:p>
          </table:table-cell>
          <table:table-cell office:value-type="float" office:value="-147.232" calcext:value-type="float">
            <text:p>-147,232</text:p>
          </table:table-cell>
          <table:table-cell office:value-type="float" office:value="-162.122" calcext:value-type="float">
            <text:p>-162,122</text:p>
          </table:table-cell>
          <table:table-cell office:value-type="float" office:value="-121.727" calcext:value-type="float">
            <text:p>-121,727</text:p>
          </table:table-cell>
        </table:table-row>
        <table:table-row table:style-name="ro1">
          <table:table-cell office:value-type="float" office:value="-140.142" calcext:value-type="float">
            <text:p>-140,142</text:p>
          </table:table-cell>
          <table:table-cell office:value-type="float" office:value="-101.929" calcext:value-type="float">
            <text:p>-101,929</text:p>
          </table:table-cell>
          <table:table-cell office:value-type="float" office:value="-150.406" calcext:value-type="float">
            <text:p>-150,406</text:p>
          </table:table-cell>
          <table:table-cell office:value-type="float" office:value="-168.93" calcext:value-type="float">
            <text:p>-168,93</text:p>
          </table:table-cell>
          <table:table-cell office:value-type="float" office:value="-126.102" calcext:value-type="float">
            <text:p>-126,102</text:p>
          </table:table-cell>
        </table:table-row>
        <table:table-row table:style-name="ro1">
          <table:table-cell office:value-type="float" office:value="-131.507" calcext:value-type="float">
            <text:p>-131,507</text:p>
          </table:table-cell>
          <table:table-cell office:value-type="float" office:value="-97.3267" calcext:value-type="float">
            <text:p>-97,3267</text:p>
          </table:table-cell>
          <table:table-cell office:value-type="float" office:value="-134.898" calcext:value-type="float">
            <text:p>-134,898</text:p>
          </table:table-cell>
          <table:table-cell office:value-type="float" office:value="-140.624" calcext:value-type="float">
            <text:p>-140,624</text:p>
          </table:table-cell>
          <table:table-cell office:value-type="float" office:value="-110.434" calcext:value-type="float">
            <text:p>-110,434</text:p>
          </table:table-cell>
        </table:table-row>
        <table:table-row table:style-name="ro1">
          <table:table-cell office:value-type="float" office:value="-132.93" calcext:value-type="float">
            <text:p>-132,93</text:p>
          </table:table-cell>
          <table:table-cell office:value-type="float" office:value="-123.347" calcext:value-type="float">
            <text:p>-123,347</text:p>
          </table:table-cell>
          <table:table-cell office:value-type="float" office:value="-141.121" calcext:value-type="float">
            <text:p>-141,121</text:p>
          </table:table-cell>
          <table:table-cell office:value-type="float" office:value="-137.075" calcext:value-type="float">
            <text:p>-137,075</text:p>
          </table:table-cell>
          <table:table-cell office:value-type="float" office:value="-120.965" calcext:value-type="float">
            <text:p>-120,965</text:p>
          </table:table-cell>
        </table:table-row>
        <table:table-row table:style-name="ro1">
          <table:table-cell office:value-type="float" office:value="-123.437" calcext:value-type="float">
            <text:p>-123,437</text:p>
          </table:table-cell>
          <table:table-cell office:value-type="float" office:value="-114.301" calcext:value-type="float">
            <text:p>-114,301</text:p>
          </table:table-cell>
          <table:table-cell office:value-type="float" office:value="-123.365" calcext:value-type="float">
            <text:p>-123,365</text:p>
          </table:table-cell>
          <table:table-cell office:value-type="float" office:value="-161.929" calcext:value-type="float">
            <text:p>-161,929</text:p>
          </table:table-cell>
          <table:table-cell office:value-type="float" office:value="-145.522" calcext:value-type="float">
            <text:p>-145,522</text:p>
          </table:table-cell>
        </table:table-row>
        <table:table-row table:style-name="ro1">
          <table:table-cell office:value-type="float" office:value="-131.171" calcext:value-type="float">
            <text:p>-131,171</text:p>
          </table:table-cell>
          <table:table-cell office:value-type="float" office:value="-99.8664" calcext:value-type="float">
            <text:p>-99,8664</text:p>
          </table:table-cell>
          <table:table-cell office:value-type="float" office:value="-133.758" calcext:value-type="float">
            <text:p>-133,758</text:p>
          </table:table-cell>
          <table:table-cell office:value-type="float" office:value="-159.882" calcext:value-type="float">
            <text:p>-159,882</text:p>
          </table:table-cell>
          <table:table-cell office:value-type="float" office:value="-120.707" calcext:value-type="float">
            <text:p>-120,707</text:p>
          </table:table-cell>
        </table:table-row>
        <table:table-row table:style-name="ro1">
          <table:table-cell office:value-type="float" office:value="-125.183" calcext:value-type="float">
            <text:p>-125,183</text:p>
          </table:table-cell>
          <table:table-cell office:value-type="float" office:value="-90.9396" calcext:value-type="float">
            <text:p>-90,9396</text:p>
          </table:table-cell>
          <table:table-cell office:value-type="float" office:value="-124.814" calcext:value-type="float">
            <text:p>-124,814</text:p>
          </table:table-cell>
          <table:table-cell office:value-type="float" office:value="-137.818" calcext:value-type="float">
            <text:p>-137,818</text:p>
          </table:table-cell>
          <table:table-cell office:value-type="float" office:value="-121.463" calcext:value-type="float">
            <text:p>-121,463</text:p>
          </table:table-cell>
        </table:table-row>
        <table:table-row table:style-name="ro1">
          <table:table-cell office:value-type="float" office:value="-146.724" calcext:value-type="float">
            <text:p>-146,724</text:p>
          </table:table-cell>
          <table:table-cell office:value-type="float" office:value="-109.963" calcext:value-type="float">
            <text:p>-109,963</text:p>
          </table:table-cell>
          <table:table-cell office:value-type="float" office:value="-139.657" calcext:value-type="float">
            <text:p>-139,657</text:p>
          </table:table-cell>
          <table:table-cell office:value-type="float" office:value="-137.255" calcext:value-type="float">
            <text:p>-137,255</text:p>
          </table:table-cell>
          <table:table-cell office:value-type="float" office:value="-131.026" calcext:value-type="float">
            <text:p>-131,026</text:p>
          </table:table-cell>
        </table:table-row>
        <table:table-row table:style-name="ro1">
          <table:table-cell office:value-type="float" office:value="-116.908" calcext:value-type="float">
            <text:p>-116,908</text:p>
          </table:table-cell>
          <table:table-cell office:value-type="float" office:value="-105.694" calcext:value-type="float">
            <text:p>-105,694</text:p>
          </table:table-cell>
          <table:table-cell office:value-type="float" office:value="-136.603" calcext:value-type="float">
            <text:p>-136,603</text:p>
          </table:table-cell>
          <table:table-cell office:value-type="float" office:value="-144.159" calcext:value-type="float">
            <text:p>-144,159</text:p>
          </table:table-cell>
          <table:table-cell office:value-type="float" office:value="-139.396" calcext:value-type="float">
            <text:p>-139,396</text:p>
          </table:table-cell>
        </table:table-row>
        <table:table-row table:style-name="ro1">
          <table:table-cell office:value-type="float" office:value="-128.454" calcext:value-type="float">
            <text:p>-128,454</text:p>
          </table:table-cell>
          <table:table-cell office:value-type="float" office:value="-111.531" calcext:value-type="float">
            <text:p>-111,531</text:p>
          </table:table-cell>
          <table:table-cell office:value-type="float" office:value="-132.112" calcext:value-type="float">
            <text:p>-132,112</text:p>
          </table:table-cell>
          <table:table-cell office:value-type="float" office:value="-131.499" calcext:value-type="float">
            <text:p>-131,499</text:p>
          </table:table-cell>
          <table:table-cell office:value-type="float" office:value="-124.906" calcext:value-type="float">
            <text:p>-124,906</text:p>
          </table:table-cell>
        </table:table-row>
        <table:table-row table:style-name="ro1">
          <table:table-cell office:value-type="float" office:value="-125.991" calcext:value-type="float">
            <text:p>-125,991</text:p>
          </table:table-cell>
          <table:table-cell office:value-type="float" office:value="-100.021" calcext:value-type="float">
            <text:p>-100,021</text:p>
          </table:table-cell>
          <table:table-cell office:value-type="float" office:value="-144.537" calcext:value-type="float">
            <text:p>-144,537</text:p>
          </table:table-cell>
          <table:table-cell office:value-type="float" office:value="-156.629" calcext:value-type="float">
            <text:p>-156,629</text:p>
          </table:table-cell>
          <table:table-cell office:value-type="float" office:value="-125.998" calcext:value-type="float">
            <text:p>-125,998</text:p>
          </table:table-cell>
        </table:table-row>
        <table:table-row table:style-name="ro1">
          <table:table-cell office:value-type="float" office:value="-154.525" calcext:value-type="float">
            <text:p>-154,525</text:p>
          </table:table-cell>
          <table:table-cell office:value-type="float" office:value="-86.5198" calcext:value-type="float">
            <text:p>-86,5198</text:p>
          </table:table-cell>
          <table:table-cell office:value-type="float" office:value="-133.519" calcext:value-type="float">
            <text:p>-133,519</text:p>
          </table:table-cell>
          <table:table-cell office:value-type="float" office:value="-143.862" calcext:value-type="float">
            <text:p>-143,862</text:p>
          </table:table-cell>
          <table:table-cell office:value-type="float" office:value="-137.931" calcext:value-type="float">
            <text:p>-137,931</text:p>
          </table:table-cell>
        </table:table-row>
        <table:table-row table:style-name="ro1">
          <table:table-cell office:value-type="float" office:value="-139.789" calcext:value-type="float">
            <text:p>-139,789</text:p>
          </table:table-cell>
          <table:table-cell office:value-type="float" office:value="-93.8528" calcext:value-type="float">
            <text:p>-93,8528</text:p>
          </table:table-cell>
          <table:table-cell office:value-type="float" office:value="-141.293" calcext:value-type="float">
            <text:p>-141,293</text:p>
          </table:table-cell>
          <table:table-cell office:value-type="float" office:value="-143.643" calcext:value-type="float">
            <text:p>-143,643</text:p>
          </table:table-cell>
          <table:table-cell office:value-type="float" office:value="-122.681" calcext:value-type="float">
            <text:p>-122,681</text:p>
          </table:table-cell>
        </table:table-row>
        <table:table-row table:style-name="ro1">
          <table:table-cell office:value-type="float" office:value="-122.203" calcext:value-type="float">
            <text:p>-122,203</text:p>
          </table:table-cell>
          <table:table-cell office:value-type="float" office:value="-90.2852" calcext:value-type="float">
            <text:p>-90,2852</text:p>
          </table:table-cell>
          <table:table-cell office:value-type="float" office:value="-154.757" calcext:value-type="float">
            <text:p>-154,757</text:p>
          </table:table-cell>
          <table:table-cell office:value-type="float" office:value="-151.267" calcext:value-type="float">
            <text:p>-151,267</text:p>
          </table:table-cell>
          <table:table-cell office:value-type="float" office:value="-127.518" calcext:value-type="float">
            <text:p>-127,518</text:p>
          </table:table-cell>
        </table:table-row>
        <table:table-row table:style-name="ro1">
          <table:table-cell office:value-type="float" office:value="-123.222" calcext:value-type="float">
            <text:p>-123,222</text:p>
          </table:table-cell>
          <table:table-cell office:value-type="float" office:value="-125.335" calcext:value-type="float">
            <text:p>-125,335</text:p>
          </table:table-cell>
          <table:table-cell office:value-type="float" office:value="-154.254" calcext:value-type="float">
            <text:p>-154,254</text:p>
          </table:table-cell>
          <table:table-cell office:value-type="float" office:value="-141.737" calcext:value-type="float">
            <text:p>-141,737</text:p>
          </table:table-cell>
          <table:table-cell office:value-type="float" office:value="-122.525" calcext:value-type="float">
            <text:p>-122,525</text:p>
          </table:table-cell>
        </table:table-row>
        <table:table-row table:style-name="ro1">
          <table:table-cell office:value-type="float" office:value="-150.648" calcext:value-type="float">
            <text:p>-150,648</text:p>
          </table:table-cell>
          <table:table-cell office:value-type="float" office:value="-115.672" calcext:value-type="float">
            <text:p>-115,672</text:p>
          </table:table-cell>
          <table:table-cell office:value-type="float" office:value="-145.055" calcext:value-type="float">
            <text:p>-145,055</text:p>
          </table:table-cell>
          <table:table-cell office:value-type="float" office:value="-168.89" calcext:value-type="float">
            <text:p>-168,89</text:p>
          </table:table-cell>
          <table:table-cell office:value-type="float" office:value="-132.306" calcext:value-type="float">
            <text:p>-132,306</text:p>
          </table:table-cell>
        </table:table-row>
        <table:table-row table:style-name="ro1">
          <table:table-cell office:value-type="float" office:value="-121.047" calcext:value-type="float">
            <text:p>-121,047</text:p>
          </table:table-cell>
          <table:table-cell office:value-type="float" office:value="-115.709" calcext:value-type="float">
            <text:p>-115,709</text:p>
          </table:table-cell>
          <table:table-cell office:value-type="float" office:value="-131.443" calcext:value-type="float">
            <text:p>-131,443</text:p>
          </table:table-cell>
          <table:table-cell office:value-type="float" office:value="-129.855" calcext:value-type="float">
            <text:p>-129,855</text:p>
          </table:table-cell>
          <table:table-cell office:value-type="float" office:value="-109.834" calcext:value-type="float">
            <text:p>-109,834</text:p>
          </table:table-cell>
        </table:table-row>
        <table:table-row table:style-name="ro1">
          <table:table-cell office:value-type="float" office:value="-139.507" calcext:value-type="float">
            <text:p>-139,507</text:p>
          </table:table-cell>
          <table:table-cell office:value-type="float" office:value="-102.948" calcext:value-type="float">
            <text:p>-102,948</text:p>
          </table:table-cell>
          <table:table-cell office:value-type="float" office:value="-140.505" calcext:value-type="float">
            <text:p>-140,505</text:p>
          </table:table-cell>
          <table:table-cell office:value-type="float" office:value="-156.583" calcext:value-type="float">
            <text:p>-156,583</text:p>
          </table:table-cell>
          <table:table-cell office:value-type="float" office:value="-124.175" calcext:value-type="float">
            <text:p>-124,175</text:p>
          </table:table-cell>
        </table:table-row>
        <table:table-row table:style-name="ro1">
          <table:table-cell office:value-type="float" office:value="-141.421" calcext:value-type="float">
            <text:p>-141,421</text:p>
          </table:table-cell>
          <table:table-cell office:value-type="float" office:value="-121.481" calcext:value-type="float">
            <text:p>-121,481</text:p>
          </table:table-cell>
          <table:table-cell office:value-type="float" office:value="-159.325" calcext:value-type="float">
            <text:p>-159,325</text:p>
          </table:table-cell>
          <table:table-cell office:value-type="float" office:value="-145.036" calcext:value-type="float">
            <text:p>-145,036</text:p>
          </table:table-cell>
          <table:table-cell office:value-type="float" office:value="-119.497" calcext:value-type="float">
            <text:p>-119,497</text:p>
          </table:table-cell>
        </table:table-row>
        <table:table-row table:style-name="ro1">
          <table:table-cell office:value-type="float" office:value="-137.401" calcext:value-type="float">
            <text:p>-137,401</text:p>
          </table:table-cell>
          <table:table-cell office:value-type="float" office:value="-110.78" calcext:value-type="float">
            <text:p>-110,78</text:p>
          </table:table-cell>
          <table:table-cell office:value-type="float" office:value="-144.047" calcext:value-type="float">
            <text:p>-144,047</text:p>
          </table:table-cell>
          <table:table-cell office:value-type="float" office:value="-156.006" calcext:value-type="float">
            <text:p>-156,006</text:p>
          </table:table-cell>
          <table:table-cell office:value-type="float" office:value="-128.643" calcext:value-type="float">
            <text:p>-128,643</text:p>
          </table:table-cell>
        </table:table-row>
        <table:table-row table:style-name="ro1">
          <table:table-cell office:value-type="float" office:value="-141.67" calcext:value-type="float">
            <text:p>-141,67</text:p>
          </table:table-cell>
          <table:table-cell office:value-type="float" office:value="-122.842" calcext:value-type="float">
            <text:p>-122,842</text:p>
          </table:table-cell>
          <table:table-cell office:value-type="float" office:value="-121.166" calcext:value-type="float">
            <text:p>-121,166</text:p>
          </table:table-cell>
          <table:table-cell office:value-type="float" office:value="-153.443" calcext:value-type="float">
            <text:p>-153,443</text:p>
          </table:table-cell>
          <table:table-cell office:value-type="float" office:value="-135.996" calcext:value-type="float">
            <text:p>-135,996</text:p>
          </table:table-cell>
        </table:table-row>
        <table:table-row table:style-name="ro1">
          <table:table-cell office:value-type="float" office:value="-137.052" calcext:value-type="float">
            <text:p>-137,052</text:p>
          </table:table-cell>
          <table:table-cell office:value-type="float" office:value="-112.268" calcext:value-type="float">
            <text:p>-112,268</text:p>
          </table:table-cell>
          <table:table-cell office:value-type="float" office:value="-137.6" calcext:value-type="float">
            <text:p>-137,6</text:p>
          </table:table-cell>
          <table:table-cell office:value-type="float" office:value="-167.743" calcext:value-type="float">
            <text:p>-167,743</text:p>
          </table:table-cell>
          <table:table-cell office:value-type="float" office:value="-136.072" calcext:value-type="float">
            <text:p>-136,072</text:p>
          </table:table-cell>
        </table:table-row>
        <table:table-row table:style-name="ro1">
          <table:table-cell office:value-type="float" office:value="-130.625" calcext:value-type="float">
            <text:p>-130,625</text:p>
          </table:table-cell>
          <table:table-cell office:value-type="float" office:value="-107.781" calcext:value-type="float">
            <text:p>-107,781</text:p>
          </table:table-cell>
          <table:table-cell office:value-type="float" office:value="-136.232" calcext:value-type="float">
            <text:p>-136,232</text:p>
          </table:table-cell>
          <table:table-cell office:value-type="float" office:value="-166.359" calcext:value-type="float">
            <text:p>-166,359</text:p>
          </table:table-cell>
          <table:table-cell office:value-type="float" office:value="-133.336" calcext:value-type="float">
            <text:p>-133,336</text:p>
          </table:table-cell>
        </table:table-row>
        <table:table-row table:style-name="ro1">
          <table:table-cell office:value-type="float" office:value="-128.325" calcext:value-type="float">
            <text:p>-128,325</text:p>
          </table:table-cell>
          <table:table-cell office:value-type="float" office:value="-119.659" calcext:value-type="float">
            <text:p>-119,659</text:p>
          </table:table-cell>
          <table:table-cell office:value-type="float" office:value="-136.262" calcext:value-type="float">
            <text:p>-136,262</text:p>
          </table:table-cell>
          <table:table-cell office:value-type="float" office:value="-158.093" calcext:value-type="float">
            <text:p>-158,093</text:p>
          </table:table-cell>
          <table:table-cell office:value-type="float" office:value="-138.458" calcext:value-type="float">
            <text:p>-138,458</text:p>
          </table:table-cell>
        </table:table-row>
        <table:table-row table:style-name="ro1">
          <table:table-cell office:value-type="float" office:value="-133.338" calcext:value-type="float">
            <text:p>-133,338</text:p>
          </table:table-cell>
          <table:table-cell office:value-type="float" office:value="-110.498" calcext:value-type="float">
            <text:p>-110,498</text:p>
          </table:table-cell>
          <table:table-cell office:value-type="float" office:value="-139.181" calcext:value-type="float">
            <text:p>-139,181</text:p>
          </table:table-cell>
          <table:table-cell office:value-type="float" office:value="-163.003" calcext:value-type="float">
            <text:p>-163,003</text:p>
          </table:table-cell>
          <table:table-cell office:value-type="float" office:value="-129.916" calcext:value-type="float">
            <text:p>-129,916</text:p>
          </table:table-cell>
        </table:table-row>
        <table:table-row table:style-name="ro1">
          <table:table-cell office:value-type="float" office:value="-122.916" calcext:value-type="float">
            <text:p>-122,916</text:p>
          </table:table-cell>
          <table:table-cell office:value-type="float" office:value="-121.667" calcext:value-type="float">
            <text:p>-121,667</text:p>
          </table:table-cell>
          <table:table-cell office:value-type="float" office:value="-142.233" calcext:value-type="float">
            <text:p>-142,233</text:p>
          </table:table-cell>
          <table:table-cell office:value-type="float" office:value="-147.739" calcext:value-type="float">
            <text:p>-147,739</text:p>
          </table:table-cell>
          <table:table-cell office:value-type="float" office:value="-114.669" calcext:value-type="float">
            <text:p>-114,669</text:p>
          </table:table-cell>
        </table:table-row>
        <table:table-row table:style-name="ro1">
          <table:table-cell office:value-type="float" office:value="-120.186" calcext:value-type="float">
            <text:p>-120,186</text:p>
          </table:table-cell>
          <table:table-cell office:value-type="float" office:value="-114.752" calcext:value-type="float">
            <text:p>-114,752</text:p>
          </table:table-cell>
          <table:table-cell office:value-type="float" office:value="-134.898" calcext:value-type="float">
            <text:p>-134,898</text:p>
          </table:table-cell>
          <table:table-cell office:value-type="float" office:value="-156.447" calcext:value-type="float">
            <text:p>-156,447</text:p>
          </table:table-cell>
          <table:table-cell office:value-type="float" office:value="-105.021" calcext:value-type="float">
            <text:p>-105,021</text:p>
          </table:table-cell>
        </table:table-row>
        <table:table-row table:style-name="ro1">
          <table:table-cell office:value-type="float" office:value="-117.304" calcext:value-type="float">
            <text:p>-117,304</text:p>
          </table:table-cell>
          <table:table-cell office:value-type="float" office:value="-110.43" calcext:value-type="float">
            <text:p>-110,43</text:p>
          </table:table-cell>
          <table:table-cell office:value-type="float" office:value="-149.09" calcext:value-type="float">
            <text:p>-149,09</text:p>
          </table:table-cell>
          <table:table-cell office:value-type="float" office:value="-135.25" calcext:value-type="float">
            <text:p>-135,25</text:p>
          </table:table-cell>
          <table:table-cell office:value-type="float" office:value="-126.329" calcext:value-type="float">
            <text:p>-126,3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 style:data-style-name="N2" text:time-value="22:39:25.550458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22:50:10.181528630</dc:date>
    <meta:editing-duration>P1DT5H24M14S</meta:editing-duration>
    <meta:editing-cycles>29</meta:editing-cycles>
    <meta:generator>LibreOffice/7.2.6.2$Linux_X86_64 LibreOffice_project/20$Build-2</meta:generator>
    <meta:document-statistic meta:table-count="8" meta:cell-count="718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-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zdruzeno.AE3:zdruzeno.AE3" chart:error-lower-range="zdruzeno.AE3:zdruzeno.AE3"/>
      <style:graphic-properties svg:stroke-width="0.2cm" svg:stroke-color="#ffbf00" draw:fill-color="#ff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zdruzeno.AE3:zdruzeno.AE3" chart:error-lower-range="zdruzeno.AE3:zdruzeno.AE3" loext:std-weight="1"/>
      <style:graphic-properties draw:stroke="solid" svg:stroke-width="0.1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error-category="cell-range" chart:error-upper-range="zdruzeno.AE4:zdruzeno.AE4" chart:error-lower-range="zdruzeno.AE4:zdruzeno.AE4"/>
      <style:graphic-properties svg:stroke-width="0.2cm" svg:stroke-color="#800080" draw:fill-color="#ff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zdruzeno.AE4:zdruzeno.AE4" chart:error-lower-range="zdruzeno.AE4:zdruzeno.AE4" loext:std-weight="1"/>
      <style:graphic-properties draw:stroke="solid" svg:stroke-width="0.1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zdruzeno.AE5:zdruzeno.AE5" chart:error-lower-range="zdruzeno.AE5:zdruzeno.AE5"/>
      <style:graphic-properties svg:stroke-width="0.2cm" svg:stroke-color="#ffbf00" draw:fill-color="#2a6099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zdruzeno.AE5:zdruzeno.AE5" chart:error-lower-range="zdruzeno.AE5:zdruzeno.AE5" loext:std-weight="1"/>
      <style:graphic-properties draw:stroke="solid" svg:stroke-width="0.1cm" svg:stroke-color="#000000" svg:stroke-opacity="100%" draw:stroke-linejoin="round"/>
    </style:style>
    <style:style style:name="ch16" style:family="chart" style:data-style-name="N0">
      <style:chart-properties chart:link-data-style-to-source="true" chart:error-category="cell-range" chart:error-upper-range="zdruzeno.AE6:zdruzeno.AE6" chart:error-lower-range="zdruzeno.AE6:zdruzeno.AE6"/>
      <style:graphic-properties svg:stroke-width="0.2cm" svg:stroke-color="#800080" draw:fill-color="#2a6099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zdruzeno.AE6:zdruzeno.AE6" chart:error-lower-range="zdruzeno.AE6:zdruzeno.AE6" loext:std-weight="1"/>
      <style:graphic-properties draw:stroke="solid" svg:stroke-width="0.1cm" svg:stroke-color="#000000" svg:stroke-opacity="100%" draw:stroke-linejoin="round"/>
    </style:style>
    <style:style style:name="ch18" style:family="chart" style:data-style-name="N0">
      <style:chart-properties chart:link-data-style-to-source="true" chart:error-category="cell-range" chart:error-upper-range="zdruzeno.AE7:zdruzeno.AE7" chart:error-lower-range="zdruzeno.AE7:zdruzeno.AE7"/>
      <style:graphic-properties svg:stroke-width="0.2cm" svg:stroke-color="#800080" draw:fill-color="#00a933" dr3d:edge-rounding="5%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zdruzeno.AE7:zdruzeno.AE7" chart:error-lower-range="zdruzeno.AE7:zdruzeno.AE7" loext:std-weight="1"/>
      <style:graphic-properties draw:stroke="solid" svg:stroke-width="0.1cm" svg:stroke-color="#000000" svg:stroke-opacity="100%" draw:stroke-linejoin="round"/>
    </style:style>
    <style:style style:name="ch20" style:family="chart" style:data-style-name="N0">
      <style:chart-properties chart:link-data-style-to-source="true" chart:error-category="cell-range" chart:error-upper-range="zdruzeno.AE8:zdruzeno.AE8" chart:error-lower-range="zdruzeno.AE8:zdruzeno.AE8"/>
      <style:graphic-properties svg:stroke-width="0.2cm" svg:stroke-color="#800080" draw:fill-color="#00a933" dr3d:edge-rounding="5%"/>
      <style:text-properties fo:font-size="10pt" style:font-size-asian="10pt" style:font-size-complex="10pt"/>
    </style:style>
    <style:style style:name="ch21" style:family="chart">
      <style:chart-properties chart:error-upper-indicator="true" chart:error-lower-indicator="true" chart:error-category="cell-range" chart:error-upper-range="zdruzeno.AE8:zdruzeno.AE8" chart:error-lower-range="zdruzeno.AE8:zdruzeno.AE8" loext:std-weight="1"/>
      <style:graphic-properties draw:stroke="solid" svg:stroke-width="0.1cm" svg:stroke-color="#000000" svg:stroke-opacity="100%" draw:stroke-linejoin="round"/>
    </style:style>
    <style:style style:name="ch22" style:family="chart" style:data-style-name="N0">
      <style:chart-properties chart:link-data-style-to-source="true" chart:error-category="cell-range" chart:error-upper-range="zdruzeno.AE9:zdruzeno.AE9" chart:error-lower-range="zdruzeno.AE9:zdruzeno.AE9"/>
      <style:graphic-properties draw:stroke="none" draw:fill-color="#808080" dr3d:edge-rounding="5%"/>
      <style:text-properties fo:font-size="10pt" style:font-size-asian="10pt" style:font-size-complex="10pt"/>
    </style:style>
    <style:style style:name="ch23" style:family="chart">
      <style:chart-properties chart:error-upper-indicator="true" chart:error-lower-indicator="true" chart:error-category="cell-range" chart:error-upper-range="zdruzeno.AE9:zdruzeno.AE9" chart:error-lower-range="zdruzeno.AE9:zdruzeno.AE9" loext:std-weight="1"/>
      <style:graphic-properties draw:stroke="solid" svg:stroke-width="0.1cm" svg:stroke-color="#000000" svg:stroke-opacity="100%" draw:stroke-linejoin="round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09cm" svg:height="14.397cm" xlink:href=".." xlink:type="simple" chart:class="chart:bar" chart:style-name="ch1">
        <chart:title svg:x="7.84cm" svg:y="0.423cm" chart:style-name="ch2">
          <text:p>Energije vezave kompleksov (± SEM)</text:p>
        </chart:title>
        <chart:legend chart:legend-position="end" svg:x="19.882cm" svg:y="5.405cm" style:legend-expansion="high" chart:style-name="ch3"/>
        <chart:plot-area chart:style-name="ch4" table:cell-range-address="zdruzeno.AB3:zdruzeno.AC9" chart:data-source-has-labels="column" svg:x="1.477cm" svg:y="1.489cm" svg:width="17.939cm" svg:height="12.621cm">
          <chart:coordinate-region svg:x="2.389cm" svg:y="1.688cm" svg:width="17.027cm" svg:height="12.223cm"/>
          <chart:axis chart:dimension="x" chart:name="primary-x" chart:style-name="ch5"/>
          <chart:axis chart:dimension="y" chart:name="primary-y" chart:style-name="ch6">
            <chart:title svg:x="0.451cm" svg:y="10.581cm" chart:style-name="ch7">
              <text:p>Sprememba proste energije [kcal/mol]</text:p>
            </chart:title>
            <chart:grid chart:style-name="ch8" chart:class="major"/>
          </chart:axis>
          <chart:series chart:style-name="ch9" chart:values-cell-range-address="zdruzeno.AC3:zdruzeno.AC3" chart:label-cell-address="zdruzeno.AB3:zdruzeno.AB3" chart:class="chart:bar">
            <chart:error-indicator chart:style-name="ch10" chart:dimension="y"/>
            <chart:data-point chart:style-name="ch11"/>
          </chart:series>
          <chart:series chart:style-name="ch12" chart:values-cell-range-address="zdruzeno.AC4:zdruzeno.AC4" chart:label-cell-address="zdruzeno.AB4:zdruzeno.AB4" chart:class="chart:bar">
            <chart:error-indicator chart:style-name="ch13" chart:dimension="y"/>
            <chart:data-point/>
          </chart:series>
          <chart:series chart:style-name="ch14" chart:values-cell-range-address="zdruzeno.AC5:zdruzeno.AC5" chart:label-cell-address="zdruzeno.AB5:zdruzeno.AB5" chart:class="chart:bar">
            <chart:error-indicator chart:style-name="ch15" chart:dimension="y"/>
            <chart:data-point/>
          </chart:series>
          <chart:series chart:style-name="ch16" chart:values-cell-range-address="zdruzeno.AC6:zdruzeno.AC6" chart:label-cell-address="zdruzeno.AB6:zdruzeno.AB6" chart:class="chart:bar">
            <chart:error-indicator chart:style-name="ch17" chart:dimension="y"/>
            <chart:data-point/>
          </chart:series>
          <chart:series chart:style-name="ch18" chart:values-cell-range-address="zdruzeno.AC7:zdruzeno.AC7" chart:label-cell-address="zdruzeno.AB7:zdruzeno.AB7" chart:class="chart:bar">
            <chart:error-indicator chart:style-name="ch19" chart:dimension="y"/>
            <chart:data-point/>
          </chart:series>
          <chart:series chart:style-name="ch20" chart:values-cell-range-address="zdruzeno.AC8:zdruzeno.AC8" chart:label-cell-address="zdruzeno.AB8:zdruzeno.AB8" chart:class="chart:bar">
            <chart:error-indicator chart:style-name="ch21" chart:dimension="y"/>
            <chart:data-point/>
          </chart:series>
          <chart:series chart:style-name="ch22" chart:values-cell-range-address="zdruzeno.AC9:zdruzeno.AC9" chart:label-cell-address="zdruzeno.AB9:zdruzeno.AB9" chart:class="chart:bar">
            <chart:error-indicator chart:style-name="ch23" chart:dimension="y"/>
            <chart:data-point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pCAM exp</text:p>
                <draw:g>
                  <svg:desc>zdruzeno.AB3:zdruzeno.AB3</svg:desc>
                </draw:g>
              </table:table-cell>
              <table:table-cell office:value-type="float" office:value="-167.98496">
                <text:p>-167.98496</text:p>
                <draw:g>
                  <svg:desc>zdruzeno.AC3:zdruzeno.A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.07403153837056">
                <text:p>6.07403153837056</text:p>
                <draw:g>
                  <svg:desc>zdruzeno.AE3:zdruzeno.AE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.07403153837056">
                <text:p>6.07403153837056</text:p>
                <draw:g>
                  <svg:desc>zdruzeno.AE3:zdruzeno.AE3</svg:desc>
                </draw:g>
              </table:table-cell>
            </table:table-row>
            <table:table-row>
              <table:table-cell office:value-type="string">
                <text:p>EpCAM alphafold</text:p>
                <draw:g>
                  <svg:desc>zdruzeno.AB4:zdruzeno.AB4</svg:desc>
                </draw:g>
              </table:table-cell>
              <table:table-cell office:value-type="float" office:value="-183.323658">
                <text:p>-183.323658</text:p>
                <draw:g>
                  <svg:desc>zdruzeno.AC4:zdruzeno.AC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2223194173968">
                <text:p>3.2223194173968</text:p>
                <draw:g>
                  <svg:desc>zdruzeno.AE4:zdruzeno.AE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2223194173968">
                <text:p>3.2223194173968</text:p>
                <draw:g>
                  <svg:desc>zdruzeno.AE4:zdruzeno.AE4</svg:desc>
                </draw:g>
              </table:table-cell>
            </table:table-row>
            <table:table-row>
              <table:table-cell office:value-type="string">
                <text:p>Trop2 exp</text:p>
                <draw:g>
                  <svg:desc>zdruzeno.AB5:zdruzeno.AB5</svg:desc>
                </draw:g>
              </table:table-cell>
              <table:table-cell office:value-type="float" office:value="-204.417986">
                <text:p>-204.417986</text:p>
                <draw:g>
                  <svg:desc>zdruzeno.AC5:zdruzeno.AC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73178557344888">
                <text:p>5.73178557344888</text:p>
                <draw:g>
                  <svg:desc>zdruzeno.AE5:zdruzeno.AE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73178557344888">
                <text:p>5.73178557344888</text:p>
                <draw:g>
                  <svg:desc>zdruzeno.AE5:zdruzeno.AE5</svg:desc>
                </draw:g>
              </table:table-cell>
            </table:table-row>
            <table:table-row>
              <table:table-cell office:value-type="string">
                <text:p>Trop2 alphafold</text:p>
                <draw:g>
                  <svg:desc>zdruzeno.AB6:zdruzeno.AB6</svg:desc>
                </draw:g>
              </table:table-cell>
              <table:table-cell office:value-type="float" office:value="-200.531202">
                <text:p>-200.531202</text:p>
                <draw:g>
                  <svg:desc>zdruzeno.AC6:zdruzeno.AC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.32346003730745">
                <text:p>7.32346003730745</text:p>
                <draw:g>
                  <svg:desc>zdruzeno.AE6:zdruzeno.AE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.32346003730745">
                <text:p>7.32346003730745</text:p>
                <draw:g>
                  <svg:desc>zdruzeno.AE6:zdruzeno.AE6</svg:desc>
                </draw:g>
              </table:table-cell>
            </table:table-row>
            <table:table-row>
              <table:table-cell office:value-type="string">
                <text:p>Heterodimer 1</text:p>
                <draw:g>
                  <svg:desc>zdruzeno.AB7:zdruzeno.AB7</svg:desc>
                </draw:g>
              </table:table-cell>
              <table:table-cell office:value-type="float" office:value="-202.001577">
                <text:p>-202.001577</text:p>
                <draw:g>
                  <svg:desc>zdruzeno.AC7:zdruzeno.AC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.39797834925131">
                <text:p>8.39797834925131</text:p>
                <draw:g>
                  <svg:desc>zdruzeno.AE7:zdruzeno.AE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.39797834925131">
                <text:p>8.39797834925131</text:p>
                <draw:g>
                  <svg:desc>zdruzeno.AE7:zdruzeno.AE7</svg:desc>
                </draw:g>
              </table:table-cell>
            </table:table-row>
            <table:table-row>
              <table:table-cell office:value-type="string">
                <text:p>Heterodimer 2</text:p>
                <draw:g>
                  <svg:desc>zdruzeno.AB8:zdruzeno.AB8</svg:desc>
                </draw:g>
              </table:table-cell>
              <table:table-cell office:value-type="float" office:value="-208.643">
                <text:p>-208.643</text:p>
                <draw:g>
                  <svg:desc>zdruzeno.AC8:zdruzeno.AC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.7994818108973">
                <text:p>10.7994818108973</text:p>
                <draw:g>
                  <svg:desc>zdruzeno.AE8:zdruzeno.AE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.7994818108973">
                <text:p>10.7994818108973</text:p>
                <draw:g>
                  <svg:desc>zdruzeno.AE8:zdruzeno.AE8</svg:desc>
                </draw:g>
              </table:table-cell>
            </table:table-row>
            <table:table-row>
              <table:table-cell office:value-type="string">
                <text:p>TyLoop mut</text:p>
                <draw:g>
                  <svg:desc>zdruzeno.AB9:zdruzeno.AB9</svg:desc>
                </draw:g>
              </table:table-cell>
              <table:table-cell office:value-type="float" office:value="-129.1199712">
                <text:p>-129.1199712</text:p>
                <draw:g>
                  <svg:desc>zdruzeno.AC9:zdruzeno.AC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.07255278767766">
                <text:p>6.07255278767766</text:p>
                <draw:g>
                  <svg:desc>zdruzeno.AE9:zdruzeno.AE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.07255278767766">
                <text:p>6.07255278767766</text:p>
                <draw:g>
                  <svg:desc>zdruzeno.AE9:zdruzeno.AE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